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78.53mm"/>
    </style:style>
    <style:style style:name="co5" style:family="table-column">
      <style:table-column-properties fo:break-before="auto" style:column-width="56.23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17" style:family="table-column">
      <style:table-column-properties fo:break-before="auto" style:column-width="44.79mm"/>
    </style:style>
    <style:style style:name="co18" style:family="table-column">
      <style:table-column-properties fo:break-before="auto" style:column-width="33.95mm"/>
    </style:style>
    <style:style style:name="co19" style:family="table-column">
      <style:table-column-properties fo:break-before="auto" style:column-width="22.91mm"/>
    </style:style>
    <style:style style:name="co20" style:family="table-column">
      <style:table-column-properties fo:break-before="auto" style:column-width="18.24mm"/>
    </style:style>
    <style:style style:name="co21" style:family="table-column">
      <style:table-column-properties fo:break-before="auto" style:column-width="12.74mm"/>
    </style:style>
    <style:style style:name="co22" style:family="table-column">
      <style:table-column-properties fo:break-before="auto" style:column-width="15.56mm"/>
    </style:style>
    <style:style style:name="co23" style:family="table-column">
      <style:table-column-properties fo:break-before="auto" style:column-width="16.76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1.87mm"/>
    </style:style>
    <style:style style:name="co26" style:family="table-column">
      <style:table-column-properties fo:break-before="auto" style:column-width="12.95mm"/>
    </style:style>
    <style:style style:name="co27" style:family="table-column">
      <style:table-column-properties fo:break-before="auto" style:column-width="13.79mm"/>
    </style:style>
    <style:style style:name="co28" style:family="table-column">
      <style:table-column-properties fo:break-before="auto" style:column-width="32.05mm"/>
    </style:style>
    <style:style style:name="co29" style:family="table-column">
      <style:table-column-properties fo:break-before="auto" style:column-width="45.9mm"/>
    </style:style>
    <style:style style:name="co30" style:family="table-column">
      <style:table-column-properties fo:break-before="auto" style:column-width="31.19mm"/>
    </style:style>
    <style:style style:name="co31" style:family="table-column">
      <style:table-column-properties fo:break-before="auto" style:column-width="20.37mm"/>
    </style:style>
    <style:style style:name="co32" style:family="table-column">
      <style:table-column-properties fo:break-before="auto" style:column-width="10.6mm"/>
    </style:style>
    <style:style style:name="co33" style:family="table-column">
      <style:table-column-properties fo:break-before="auto" style:column-width="11.92mm"/>
    </style:style>
    <style:style style:name="co34" style:family="table-column">
      <style:table-column-properties fo:break-before="auto" style:column-width="28.65mm"/>
    </style:style>
    <style:style style:name="co35" style:family="table-column">
      <style:table-column-properties fo:break-before="auto" style:column-width="61.75mm"/>
    </style:style>
    <style:style style:name="co36" style:family="table-column">
      <style:table-column-properties fo:break-before="auto" style:column-width="29.28mm"/>
    </style:style>
    <style:style style:name="co37" style:family="table-column">
      <style:table-column-properties fo:break-before="auto" style:column-width="22.49mm"/>
    </style:style>
    <style:style style:name="co38" style:family="table-column">
      <style:table-column-properties fo:break-before="auto" style:column-width="25.68mm"/>
    </style:style>
    <style:style style:name="co39" style:family="table-column">
      <style:table-column-properties fo:break-before="auto" style:column-width="22.28mm"/>
    </style:style>
    <style:style style:name="co40" style:family="table-column">
      <style:table-column-properties fo:break-before="auto" style:column-width="12.29mm"/>
    </style:style>
    <style:style style:name="co41" style:family="table-column">
      <style:table-column-properties fo:break-before="auto" style:column-width="15.49mm"/>
    </style:style>
    <style:style style:name="co42" style:family="table-column">
      <style:table-column-properties fo:break-before="auto" style:column-width="34.48mm"/>
    </style:style>
    <style:style style:name="co43" style:family="table-column">
      <style:table-column-properties fo:break-before="auto" style:column-width="20.58mm"/>
    </style:style>
    <style:style style:name="co44" style:family="table-column">
      <style:table-column-properties fo:break-before="auto" style:column-width="59mm"/>
    </style:style>
    <style:style style:name="co45" style:family="table-column">
      <style:table-column-properties fo:break-before="auto" style:column-width="32.47mm"/>
    </style:style>
    <style:style style:name="co46" style:family="table-column">
      <style:table-column-properties fo:break-before="auto" style:column-width="47.33mm"/>
    </style:style>
    <style:style style:name="co47" style:family="table-column">
      <style:table-column-properties fo:break-before="auto" style:column-width="40.53mm"/>
    </style:style>
    <style:style style:name="co48" style:family="table-column">
      <style:table-column-properties fo:break-before="auto" style:column-width="30.97mm"/>
    </style:style>
    <style:style style:name="co49" style:family="table-column">
      <style:table-column-properties fo:break-before="auto" style:column-width="22.07mm"/>
    </style:style>
    <style:style style:name="co50" style:family="table-column">
      <style:table-column-properties fo:break-before="auto" style:column-width="15.28mm"/>
    </style:style>
    <style:style style:name="co51" style:family="table-column">
      <style:table-column-properties fo:break-before="auto" style:column-width="28.43mm"/>
    </style:style>
    <style:style style:name="co52" style:family="table-column">
      <style:table-column-properties fo:break-before="auto" style:column-width="19.95mm"/>
    </style:style>
    <style:style style:name="co53" style:family="table-column">
      <style:table-column-properties fo:break-before="auto" style:column-width="11.02mm"/>
    </style:style>
    <style:style style:name="co54" style:family="table-column">
      <style:table-column-properties fo:break-before="auto" style:column-width="15.06mm"/>
    </style:style>
    <style:style style:name="co55" style:family="table-column">
      <style:table-column-properties fo:break-before="auto" style:column-width="25.03mm"/>
    </style:style>
    <style:style style:name="co56" style:family="table-column">
      <style:table-column-properties fo:break-before="auto" style:column-width="7.64mm"/>
    </style:style>
    <style:style style:name="co57" style:family="table-column">
      <style:table-column-properties fo:break-before="auto" style:column-width="18.66mm"/>
    </style:style>
    <style:style style:name="co58" style:family="table-column">
      <style:table-column-properties fo:break-before="auto" style:column-width="21.43mm"/>
    </style:style>
    <style:style style:name="co59" style:family="table-column">
      <style:table-column-properties fo:break-before="auto" style:column-width="10.39mm"/>
    </style:style>
    <style:style style:name="co60" style:family="table-column">
      <style:table-column-properties fo:break-before="auto" style:column-width="37.55mm"/>
    </style:style>
    <style:style style:name="co61" style:family="table-column">
      <style:table-column-properties fo:break-before="auto" style:column-width="54.75mm"/>
    </style:style>
    <style:style style:name="co62" style:family="table-column">
      <style:table-column-properties fo:break-before="auto" style:column-width="7.85mm"/>
    </style:style>
    <style:style style:name="co63" style:family="table-column">
      <style:table-column-properties fo:break-before="auto" style:column-width="8.06mm"/>
    </style:style>
    <style:style style:name="co64" style:family="table-column">
      <style:table-column-properties fo:break-before="auto" style:column-width="21.85mm"/>
    </style:style>
    <style:style style:name="co65" style:family="table-column">
      <style:table-column-properties fo:break-before="auto" style:column-width="7.43mm"/>
    </style:style>
    <style:style style:name="co66" style:family="table-column">
      <style:table-column-properties fo:break-before="auto" style:column-width="7mm"/>
    </style:style>
    <style:style style:name="co67" style:family="table-column">
      <style:table-column-properties fo:break-before="auto" style:column-width="6.14mm"/>
    </style:style>
    <style:style style:name="co68" style:family="table-column">
      <style:table-column-properties fo:break-before="auto" style:column-width="7.21mm"/>
    </style:style>
    <style:style style:name="co69" style:family="table-column">
      <style:table-column-properties fo:break-before="auto" style:column-width="9.97mm"/>
    </style:style>
    <style:style style:name="co70" style:family="table-column">
      <style:table-column-properties fo:break-before="auto" style:column-width="8.27mm"/>
    </style:style>
    <style:style style:name="co71" style:family="table-column">
      <style:table-column-properties fo:break-before="auto" style:column-width="110.79mm"/>
    </style:style>
    <style:style style:name="co72" style:family="table-column">
      <style:table-column-properties fo:break-before="auto" style:column-width="139.45mm"/>
    </style:style>
    <style:style style:name="co73" style:family="table-column">
      <style:table-column-properties fo:break-before="auto" style:column-width="17.6mm"/>
    </style:style>
    <style:style style:name="co74" style:family="table-column">
      <style:table-column-properties fo:break-before="auto" style:column-width="17.82mm"/>
    </style:style>
    <style:style style:name="co75" style:family="table-column">
      <style:table-column-properties fo:break-before="auto" style:column-width="19.1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8.48mm" fo:break-before="auto" style:use-optimal-row-height="true"/>
    </style:style>
    <style:style style:name="ro7" style:family="table-row">
      <style:table-row-properties style:row-height="12.52mm" fo:break-before="auto" style:use-optimal-row-height="true"/>
    </style:style>
    <style:style style:name="ro8" style:family="table-row">
      <style:table-row-properties style:row-height="20.6mm" fo:break-before="auto" style:use-optimal-row-height="true"/>
    </style:style>
    <style:style style:name="ro9" style:family="table-row">
      <style:table-row-properties style:row-height="28.68mm" fo:break-before="auto" style:use-optimal-row-height="true"/>
    </style:style>
    <style:style style:name="ro10" style:family="table-row">
      <style:table-row-properties style:row-height="24.64mm" fo:break-before="auto" style:use-optimal-row-height="true"/>
    </style:style>
    <style:style style:name="ro11" style:family="table-row">
      <style:table-row-properties style:row-height="16.56mm" fo:break-before="auto" style:use-optimal-row-height="true"/>
    </style:style>
    <style:style style:name="ro12" style:family="table-row">
      <style:table-row-properties style:row-height="28.5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font-name="Arial1" fo:font-size="10pt" style:font-size-asian="10pt" style:font-size-complex="10pt"/>
    </style:style>
    <style:style style:name="ce1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14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8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5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ackground-color="#e0efd4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e0efd4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0.99pt dotted #0d1f63" fo:background-color="#e0efd4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99pt dotted #0d1f63" fo:background-color="#e0efd4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fo:border-bottom="0.99pt dotted #0d1f63" fo:background-color="#e0efd4" fo:wrap-option="no-wrap" fo:border-left="none" fo:border-right="none" fo:border-top="0.99pt dotted #0d1f63" style:vertical-align="botto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7" style:family="table-cell" style:parent-style-name="Default">
      <style:table-cell-properties fo:border-bottom="0.99pt dotted #0d1f63" fo:background-color="#e0efd4" style:text-align-source="value-type" style:repeat-content="false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8" style:family="table-cell" style:parent-style-name="Default">
      <style:table-cell-properties fo:border-bottom="0.99pt dotted #0d1f63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9" style:family="table-cell" style:parent-style-name="Default">
      <style:table-cell-properties fo:border-bottom="0.99pt dotted #0d1f63" fo:background-color="#e0efd4" style:text-align-source="value-type" style:repeat-content="false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>
      <style:table-cell-properties fo:border-bottom="0.99pt dotted #0d1f63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9" style:family="table-cell" style:parent-style-name="Default">
      <style:table-cell-properties fo:border-bottom="0.99pt dotted #0d1f63" fo:background-color="#e0efd4" style:text-align-source="value-type" style:repeat-content="false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fo:background-color="transparent" fo:wrap-option="no-wrap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Default">
      <style:table-cell-properties fo:background-color="transparent" fo:wrap-option="no-wrap" style:vertical-align="bottom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5" style:family="table-cell" style:parent-style-name="Default" style:data-style-name="N99">
      <style:table-cell-properties fo:border-bottom="0.99pt dotted #0d1f63" fo:background-color="#e0efd4" style:text-align-source="value-type" style:repeat-content="false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99">
      <style:table-cell-properties fo:border-bottom="0.99pt dotted #0d1f63" fo:background-color="#e0efd4" style:text-align-source="value-type" style:repeat-content="false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99pt dotted #0d1f63" fo:background-color="transparent" fo:wrap-option="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3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15" style:family="table-cell" style:parent-style-name="Default" style:data-style-name="N129">
      <style:table-cell-properties fo:border-bottom="0.99pt dotted #0d1f63" fo:background-color="#fcd4d1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5" style:family="table-cell" style:parent-style-name="Default" style:data-style-name="N129">
      <style:table-cell-properties fo:border-bottom="0.99pt dotted #0d1f63" fo:background-color="#ffe5ca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217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29">
      <style:table-cell-properties fo:border-bottom="0.99pt dotted #0d1f63" fo:background-color="#dfcce4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7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19" style:family="table-cell" style:parent-style-name="Default" style:data-style-name="N129">
      <style:table-cell-properties fo:background-color="#fff200" style:text-align-source="fix" style:repeat-content="false"/>
      <style:paragraph-properties fo:text-align="start" fo:margin-left="0mm"/>
      <style:text-properties style:font-name="Arial1" fo:font-size="10pt" style:font-size-asian="10pt" style:font-size-complex="10pt"/>
    </style:style>
    <style:style style:name="ce78" style:family="table-cell" style:parent-style-name="Default" style:data-style-name="N129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1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 style:data-style-name="N129">
      <style:table-cell-properties fo:border-bottom="0.99pt dotted #0d1f63" fo:background-color="#fcd4d1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3" style:family="table-cell" style:parent-style-name="Default" style:data-style-name="N129">
      <style:table-cell-properties fo:border-bottom="0.99pt dotted #0d1f63" fo:background-color="#ffe5ca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231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fo:border-bottom="0.99pt dotted #0d1f63" fo:background-color="#dfcce4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5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229" style:family="table-cell" style:parent-style-name="Default">
      <style:table-cell-properties fo:background-color="#fff200"/>
    </style:style>
    <style:style style:name="ce86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8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89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129">
      <style:table-cell-properties fo:border-bottom="0.99pt dotted #0d1f63" fo:background-color="#fcd4d1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91" style:family="table-cell" style:parent-style-name="Default" style:data-style-name="N129">
      <style:table-cell-properties fo:border-bottom="0.99pt dotted #0d1f63" fo:background-color="#ffe5ca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253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129">
      <style:table-cell-properties fo:border-bottom="0.99pt dotted #0d1f63" fo:background-color="#dfcce4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93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48" style:family="table-cell" style:parent-style-name="Default" style:data-style-name="N129">
      <style:table-cell-properties fo:border-bottom="none" fo:background-color="#fff200" style:text-align-source="fix" style:repeat-content="false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94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9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97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64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126">
      <style:table-cell-properties fo:border-bottom="none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254" style:family="table-cell" style:parent-style-name="Default" style:data-style-name="N126">
      <style:table-cell-properties fo:border-bottom="none" fo:background-color="#fff200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03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27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119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 style:data-style-name="N126">
      <style:table-cell-properties fo:background-color="transparent" fo:wrap-option="wrap"/>
      <style:text-properties style:font-name="Arial1" fo:font-size="10pt" style:font-size-asian="10pt" style:font-size-complex="10pt"/>
    </style:style>
    <style:style style:name="ce121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none"/>
      <style:text-properties style:font-name="Arial1" fo:font-size="10pt" style:font-size-asian="10pt" style:font-size-complex="10pt"/>
    </style:style>
    <style:style style:name="ce122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30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 style:data-style-name="N126">
      <style:table-cell-properties fo:border-bottom="none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132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136" style:family="table-cell" style:parent-style-name="Default" style:data-style-name="N126">
      <style:table-cell-properties fo:border-bottom="0.99pt dotted #0d1f63" fo:background-color="#e0efd4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13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126">
      <style:table-cell-properties fo:border-bottom="0.99pt dotted #0d1f63" fo:background-color="#e0efd4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285" style:family="table-cell" style:parent-style-name="Default" style:data-style-name="N126">
      <style:table-cell-properties fo:border-bottom="0.99pt dotted #0d1f63" fo:background-color="#e0efd4" fo:wrap-option="no-wrap" fo:border-left="0.99pt dotted #0d1f63" fo:border-right="none" fo:border-top="0.99pt dotted #0d1f63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47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48" style:family="table-cell" style:parent-style-name="Default" style:data-style-name="N126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149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126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293" style:family="table-cell" style:parent-style-name="Default" style:data-style-name="N126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 style:data-style-name="N126">
      <style:table-cell-properties fo:border-bottom="0.99pt dotted #0d1f63" fo:background-color="#fff200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158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160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none"/>
      <style:text-properties style:font-name="Arial1" fo:font-size="10pt" style:font-size-asian="10pt" style:font-size-complex="10pt"/>
    </style:style>
    <style:style style:name="ce161" style:family="table-cell" style:parent-style-name="Default" style:data-style-name="N126">
      <style:table-cell-properties fo:border-bottom="0.99pt dotted #0d1f63" fo:background-color="#e0efd4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6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 style:data-style-name="N126">
      <style:table-cell-properties fo:border-bottom="0.99pt dotted #0d1f63" fo:background-color="#e0efd4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302" style:family="table-cell" style:parent-style-name="Default" style:data-style-name="N126">
      <style:table-cell-properties fo:border-bottom="0.99pt dotted #0d1f63" fo:background-color="#e0efd4" fo:wrap-option="no-wrap" fo:border-left="none" fo:border-right="0.99pt dotted #0d1f63" fo:border-top="0.99pt dotted #0d1f63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4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12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91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79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80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21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6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18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0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29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5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11" style:family="table-cell" style:parent-style-name="Default" style:data-style-name="N126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22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 style:data-style-name="N126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39" style:family="table-cell" style:parent-style-name="Default" style:data-style-name="N126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39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4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2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69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31" style:family="table-cell" style:parent-style-name="Default" style:data-style-name="N126">
      <style:table-cell-properties fo:border-bottom="0.99pt dotted #0d1f63" fo:background-color="#fffbcc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26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6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08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86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9" style:family="table-cell" style:parent-style-name="Default" style:data-style-name="N2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0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1" style:family="table-cell" style:parent-style-name="Default" style:data-style-name="N2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96" style:family="table-cell" style:parent-style-name="Default" style:data-style-name="N2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6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1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5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360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  <style:text-properties style:font-name="Arial1" fo:font-size="10pt" style:font-size-asian="10pt" style:font-size-complex="10pt"/>
    </style:style>
    <style:style style:name="ce36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2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63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64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9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6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7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91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23" style:family="table-cell" style:parent-style-name="Default">
      <style:table-cell-properties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 style:data-style-name="N126">
      <style:table-cell-properties style:text-align-source="fix" style:repeat-content="false" fo:background-color="transparent"/>
      <style:paragraph-properties fo:text-align="start" fo:margin-left="0mm"/>
      <style:text-properties style:font-name="Arial1" fo:font-size="10pt" style:font-size-asian="10pt" style:font-size-complex="10pt"/>
    </style:style>
    <style:style style:name="ce450" style:family="table-cell" style:parent-style-name="Default" style:data-style-name="N127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Default" style:data-style-name="N127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0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 style:data-style-name="N127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30" style:family="table-cell" style:parent-style-name="Default" style:data-style-name="N127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03" style:family="table-cell" style:parent-style-name="Default" style:data-style-name="N127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04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05" style:family="table-cell" style:parent-style-name="Default" style:data-style-name="N127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436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7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8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77" style:family="table-cell" style:parent-style-name="Default">
      <style:table-cell-properties fo:border-bottom="none" fo:background-color="transparent" fo:wrap-option="wrap" fo:border-left="none" fo:border-right="none" fo:border-top="0.99pt dotted #0d1f63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70" style:family="table-cell" style:parent-style-name="Default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378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444" style:family="table-cell" style:parent-style-name="Default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81" style:family="table-cell" style:parent-style-name="Default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382" style:family="table-cell" style:parent-style-name="Default">
      <style:table-cell-properties fo:border-bottom="0.99pt dotted #0d1f63" fo:background-color="transparent" fo:wrap-option="no-wrap" fo:border-left="none" fo:border-right="none" fo:border-top="none"/>
      <style:text-properties style:font-name="Arial1" fo:font-size="10pt" style:font-size-asian="10pt" style:font-size-complex="10pt"/>
    </style:style>
    <style:style style:name="ce530" style:family="table-cell" style:parent-style-name="Default">
      <style:text-properties fo:font-weight="bold" style:font-weight-asian="bold" style:font-weight-complex="bold"/>
    </style:style>
    <style:style style:name="ce4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8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font-weight="bold" style:font-weight-asian="bold" style:font-weight-complex="bold"/>
    </style:style>
    <style:style style:name="ce519" style:family="table-cell" style:parent-style-name="Default">
      <style:table-cell-properties fo:background-color="transparent"/>
    </style:style>
    <style:style style:name="ce5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520" style:family="table-cell" style:parent-style-name="Default">
      <style:table-cell-properties fo:background-color="transparent"/>
      <style:text-properties fo:color="#94070a"/>
    </style:style>
    <style:style style:name="ce521" style:family="table-cell" style:parent-style-name="Default">
      <style:text-properties fo:color="#94070a"/>
    </style:style>
    <style:style style:name="ce522" style:family="table-cell" style:parent-style-name="Default">
      <style:table-cell-properties fo:border-bottom="none" style:text-align-source="fix" style:repeat-content="false" fo:border-left="0.99pt ridge #407927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523" style:family="table-cell" style:parent-style-name="Default">
      <style:table-cell-properties fo:border-bottom="none" fo:border-left="0.99pt ridge #407927" fo:border-right="none" fo:border-top="none"/>
    </style:style>
    <style:style style:name="ce524" style:family="table-cell" style:parent-style-name="Default">
      <style:table-cell-properties fo:border-bottom="none" fo:background-color="transparent" fo:border-left="0.99pt ridge #407927" fo:border-right="none" fo:border-top="none"/>
    </style:style>
    <style:style style:name="ce525" style:family="table-cell" style:parent-style-name="Default">
      <style:table-cell-properties fo:border-bottom="none" fo:border-left="0.99pt ridge #407927" fo:border-right="none" fo:border-top="none"/>
      <style:text-properties style:use-window-font-color="true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6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527" style:family="table-cell" style:parent-style-name="Default">
      <style:table-cell-properties fo:border-bottom="none" fo:border-left="none" fo:border-right="0.99pt ridge #407927" fo:border-top="none"/>
    </style:style>
    <style:style style:name="ce528" style:family="table-cell" style:parent-style-name="Default">
      <style:table-cell-properties fo:border-bottom="none" fo:background-color="transparent" fo:border-left="none" fo:border-right="0.99pt ridge #407927" fo:border-top="none"/>
    </style:style>
    <style:style style:name="ce529" style:family="table-cell" style:parent-style-name="Default">
      <style:text-properties fo:color="#0066b3"/>
    </style:style>
    <style:style style:name="ce531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</style:style>
    <style:style style:name="ce532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3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35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</style:style>
    <style:style style:name="ce536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  <style:text-properties fo:font-weight="bold" style:font-weight-asian="bold" style:font-weight-complex="bold"/>
    </style:style>
    <style:style style:name="ce537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38" style:family="table-cell" style:parent-style-name="Default">
      <style:table-cell-properties fo:border-bottom="0.99pt ridge #407927" fo:border-left="none" fo:border-right="none" fo:border-top="none"/>
    </style:style>
    <style:style style:name="ce51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size="8pt" style:font-size-asian="8pt" style:font-size-complex="8pt"/>
    </style:style>
    <style:style style:name="ce539" style:family="table-cell" style:parent-style-name="Default">
      <style:table-cell-properties fo:wrap-option="wrap"/>
    </style:style>
    <style:style style:name="ce540" style:family="table-cell" style:parent-style-name="Default">
      <style:table-cell-properties fo:border-bottom="0.99pt ridge #407927" fo:background-color="transparent" fo:border-left="none" fo:border-right="none" fo:border-top="none"/>
    </style:style>
    <style:style style:name="ce541" style:family="table-cell" style:parent-style-name="Default">
      <style:table-cell-properties fo:border-bottom="0.99pt ridge #407927" style:text-align-source="fix" style:repeat-content="false" fo:border-left="0.99pt ridge #407927" fo:border-right="none" fo:border-top="none"/>
      <style:paragraph-properties fo:text-align="end" fo:margin-left="0mm"/>
    </style:style>
    <style:style style:name="ce542" style:family="table-cell" style:parent-style-name="Default">
      <style:table-cell-properties fo:border-bottom="0.99pt ridge #407927" style:text-align-source="fix" style:repeat-content="false" fo:border-left="none" fo:border-right="none" fo:border-top="none"/>
      <style:paragraph-properties fo:text-align="end" fo:margin-left="0mm"/>
    </style:style>
    <style:style style:name="ce543" style:family="table-cell" style:parent-style-name="Default">
      <style:table-cell-properties fo:border-bottom="0.99pt ridge #407927" style:text-align-source="fix" style:repeat-content="false" fo:border-left="none" fo:border-right="0.99pt ridge #407927" fo:border-top="none"/>
      <style:paragraph-properties fo:text-align="end" fo:margin-left="0mm"/>
    </style:style>
    <style:style style:name="ce50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weight="bold" style:font-weight-asian="bold" style:font-weight-complex="bold"/>
    </style:style>
    <style:style style:name="ce504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506" style:family="table-cell" style:parent-style-name="Default" style:data-style-name="N125">
      <style:table-cell-properties fo:border-bottom="none" style:text-align-source="fix" style:repeat-content="false" fo:background-color="transparent" fo:wrap-option="wrap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08" style:family="table-cell" style:parent-style-name="Default" style:data-style-name="N125">
      <style:table-cell-properties fo:border-bottom="none" fo:background-color="transparent" fo:border-left="0.99pt ridge #000000" fo:border-right="none" fo:border-top="none"/>
    </style:style>
    <style:style style:name="ce503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weight="bold" style:font-weight-asian="bold" style:font-weight-complex="bold"/>
    </style:style>
    <style:style style:name="ce510" style:family="table-cell" style:parent-style-name="Default" style:data-style-name="N125">
      <style:table-cell-properties fo:background-color="transparent" fo:border="none"/>
    </style:style>
    <style:style style:name="ce516" style:family="table-cell" style:parent-style-name="Default" style:data-style-name="N125">
      <style:table-cell-properties fo:background-color="transparent"/>
    </style:style>
    <style:style style:name="ce513" style:family="table-cell" style:parent-style-name="Default" style:data-style-name="N130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46" style:family="table-cell" style:parent-style-name="Default" style:data-style-name="N130">
      <style:table-cell-properties fo:border-bottom="none" fo:background-color="transparent" fo:border-left="none" fo:border-right="0.99pt ridge #000000" fo:border-top="none"/>
    </style:style>
    <style:style style:name="ce547" style:family="table-cell" style:parent-style-name="Default" style:data-style-name="N125">
      <style:table-cell-properties fo:border-bottom="none" style:text-align-source="fix" style:repeat-content="false" fo:background-color="transparent" fo:wrap-option="wrap" fo:border-left="0.99pt ridge #000000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558" style:family="table-cell" style:parent-style-name="Default" style:data-style-name="N125">
      <style:table-cell-properties fo:border-bottom="0.99pt ridge #000000" fo:background-color="transparent" fo:border-left="0.99pt ridge #000000" fo:border-right="none" fo:border-top="none"/>
    </style:style>
    <style:style style:name="ce559" style:family="table-cell" style:parent-style-name="Default" style:data-style-name="N125">
      <style:table-cell-properties fo:border-bottom="none" style:text-align-source="fix" style:repeat-content="false" fo:background-color="transparent" fo:wrap-option="wrap" fo:border-left="none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560" style:family="table-cell" style:parent-style-name="Default" style:data-style-name="N125">
      <style:table-cell-properties fo:border-bottom="0.99pt ridge #000000" fo:background-color="transparent" fo:border-left="none" fo:border-right="none" fo:border-top="none"/>
    </style:style>
    <style:style style:name="ce571" style:family="table-cell" style:parent-style-name="Default" style:data-style-name="N130">
      <style:table-cell-properties fo:border-bottom="none" style:text-align-source="fix" style:repeat-content="false" fo:background-color="transparent" fo:wrap-option="wrap" fo:border-left="none" fo:border-right="0.99pt ridge #000000" fo:border-top="0.99pt ridge #000000"/>
      <style:paragraph-properties fo:text-align="center" fo:margin-left="0mm"/>
      <style:text-properties fo:font-weight="normal" style:font-weight-asian="normal" style:font-weight-complex="normal"/>
    </style:style>
    <style:style style:name="ce562" style:family="table-cell" style:parent-style-name="Default" style:data-style-name="N130">
      <style:table-cell-properties fo:border-bottom="0.99pt ridge #000000" fo:background-color="transparent" fo:border-left="none" fo:border-right="0.99pt ridge #000000" fo:border-top="none"/>
    </style:style>
    <style:style style:name="ce573" style:family="table-cell" style:parent-style-name="Default" style:data-style-name="N130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63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64" style:family="table-cell" style:parent-style-name="Default" style:data-style-name="N125">
      <style:table-cell-properties fo:border-bottom="none" fo:background-color="transparent" fo:border-left="none" fo:border-right="0.99pt ridge #000000" fo:border-top="none"/>
    </style:style>
    <style:style style:name="ce565" style:family="table-cell" style:parent-style-name="Default">
      <style:table-cell-properties fo:border-bottom="none" fo:background-color="transparent" fo:border-left="none" fo:border-right="0.99pt ridge #000000" fo:border-top="none"/>
    </style:style>
    <style:style style:name="ce566" style:family="table-cell" style:parent-style-name="Default" style:data-style-name="N125">
      <style:table-cell-properties fo:border-bottom="0.06pt solid #000000" fo:background-color="transparent" fo:wrap-option="wrap" fo:border-left="none" fo:border-right="none" fo:border-top="0.06pt solid #000000"/>
    </style:style>
    <style:style style:name="ce567" style:family="table-cell" style:parent-style-name="Default">
      <style:table-cell-properties fo:background-color="transparent" fo:wrap-option="wrap"/>
    </style:style>
    <style:style style:name="ce548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ridge #000000" fo:border-right="0.99pt ridge #000000" fo:border-top="none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49" style:family="table-cell" style:parent-style-name="Default" style:data-style-name="N129">
      <style:table-cell-properties fo:border-bottom="none" fo:background-color="transparent" fo:wrap-option="wrap" fo:border-left="0.99pt ridge #000000" fo:border-right="none" fo:border-top="none"/>
      <style:text-properties style:font-name="Arial1" fo:font-size="10pt" style:font-size-asian="10pt" style:font-size-complex="10pt"/>
    </style:style>
    <style:style style:name="ce550" style:family="table-cell" style:parent-style-name="Default" style:data-style-name="N129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51" style:family="table-cell" style:parent-style-name="Default" style:data-style-name="N129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start" fo:margin-left="0mm"/>
      <style:text-properties style:font-name="Arial1" fo:font-size="10pt" style:font-size-asian="10pt" style:font-size-complex="10pt"/>
    </style:style>
    <style:style style:name="ce552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53" style:family="table-cell" style:parent-style-name="Default" style:data-style-name="N129">
      <style:table-cell-properties fo:background-color="transparent" fo:wrap-option="wrap" fo:border="none"/>
      <style:text-properties style:font-name="Arial1" fo:font-size="10pt" style:font-size-asian="10pt" style:font-size-complex="10pt"/>
    </style:style>
    <style:style style:name="ce554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555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56" style:family="table-cell" style:parent-style-name="Default" style:data-style-name="N129">
      <style:table-cell-properties fo:border-bottom="none" fo:background-color="transparent" fo:wrap-option="wrap" fo:border-left="none" fo:border-right="0.99pt ridge #000000" fo:border-top="none"/>
      <style:text-properties style:font-name="Arial1" fo:font-size="10pt" style:font-size-asian="10pt" style:font-size-complex="10pt"/>
    </style:style>
    <style:style style:name="ce557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14" style:family="table-cell" style:parent-style-name="Default">
      <style:table-cell-properties fo:background-color="transparent" fo:border="none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3"/>
        <table:table-column table:style-name="co6" table:default-cell-style-name="ce18"/>
        <table:table-column table:style-name="co7" table:default-cell-style-name="ce19"/>
        <table:table-column table:style-name="co8" table:default-cell-style-name="ce16"/>
        <table:table-column table:style-name="co9" table:default-cell-style-name="ce19"/>
        <table:table-column table:style-name="co10" table:default-cell-style-name="ce21"/>
        <table:table-column table:style-name="co11" table:number-columns-repeated="972" table:default-cell-style-name="ce9"/>
        <table:table-column table:style-name="co12" table:default-cell-style-name="ce9"/>
        <table:table-column table:style-name="co12" table:default-cell-style-name="ce8"/>
        <table:table-column table:style-name="co12" table:number-columns-repeated="27" table:default-cell-style-name="ce9"/>
        <table:table-column table:style-name="co12" table:number-columns-repeated="7" table:default-cell-style-name="ce21"/>
        <table:table-column table:style-name="co12" table:number-columns-repeated="6" table:default-cell-style-name="ce18"/>
        <table:table-row table:style-name="ro1">
          <table:table-cell table:style-name="ce1" office:value-type="string" calcext:value-type="string">
            <text:p>Bones that deform the system avatar 2003</text:p>
          </table:table-cell>
          <table:table-cell table:style-name="ce1" office:value-type="string" calcext:value-type="string">
            <text:p>clamped collision volumes 2003</text:p>
          </table:table-cell>
          <table:table-cell table:style-name="ce1" office:value-type="string" calcext:value-type="string">
            <text:p>Custom mesh: Extras 2011 + "Bento" bones 2016</text:p>
          </table:table-cell>
          <table:table-cell table:style-name="ce1" office:value-type="string" calcext:value-type="string">
            <text:p>These Appearance sliders affect this bone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/>
          <table:table-cell table:style-name="ce113" table:number-columns-spanned="3" table:number-rows-spanned="1"/>
          <table:covered-table-cell table:style-name="ce22"/>
          <table:covered-table-cell table:style-name="ce113"/>
          <table:table-cell table:style-name="ce23"/>
          <table:table-cell table:style-name="ce25" table:number-columns-repeated="974"/>
          <table:table-cell table:style-name="ce15" table:number-columns-repeated="27"/>
          <table:table-cell table:style-name="ce26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7"/>
          <table:table-cell table:style-name="ce11"/>
          <table:table-cell table:style-name="ce7" office:value-type="string" calcext:value-type="string">
            <text:p>Body Thickness, Torso Length, Hip Width, Hip Length, </text:p>
          </table:table-cell>
          <table:table-cell table:style-name="ce7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PELVIS</text:p>
          </table:table-cell>
          <table:table-cell table:style-name="ce11"/>
          <table:table-cell table:style-name="ce7" office:value-type="string" calcext:value-type="string">
            <text:p>Body Fat, Belly Size, Butt Size, Saddle Bag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BUTT</text:p>
          </table:table-cell>
          <table:table-cell table:style-name="ce11"/>
          <table:table-cell table:style-name="ce7" office:value-type="string" calcext:value-type="string">
            <text:p>But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1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2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</text:p>
          </table:table-cell>
          <table:table-cell table:style-name="ce7" office:value-type="string" calcext:value-type="string">
            <text:p>aSpin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BELLY</text:p>
          </table:table-cell>
          <table:table-cell table:style-name="ce11"/>
          <table:table-cell table:style-name="ce7" office:value-type="string" calcext:value-type="string">
            <text:p>Male, Body Fat, Torso Muscles, Love Handles, Belly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EF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IGH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OWER_BACK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3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4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 Pec, aLeft Pec, aChes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CHEST</text:p>
          </table:table-cell>
          <table:table-cell table:style-name="ce11"/>
          <table:table-cell table:style-name="ce7" office:value-type="string" calcext:value-type="string">
            <text:p>Male, Body Fat, Torso Muscle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LEF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RIGH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UPPER_BACK</text:p>
          </table:table-cell>
          <table:table-cell table:style-name="ce11"/>
          <table:table-cell table:style-name="ce7" office:value-type="string" calcext:value-type="string">
            <text:p>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Neck Thickness, Neck Length, Shoulders </text:p>
          </table:table-cell>
          <table:table-cell table:style-name="ce7" office:value-type="string" calcext:value-type="string">
            <text:p>aNeck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NECK</text:p>
          </table:table-cell>
          <table:table-cell table:style-name="ce11"/>
          <table:table-cell table:style-name="ce7" office:value-type="string" calcext:value-type="string">
            <text:p>Male, Body Fa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7"/>
          <table:table-cell table:style-name="ce11"/>
          <table:table-cell table:style-name="ce7" office:value-type="string" calcext:value-type="string">
            <text:p>Head Size </text:p>
          </table:table-cell>
          <table:table-cell table:style-name="ce7" office:value-type="string" calcext:value-type="string">
            <text:p>aSkull, aNose, aRightEar, aLeftEar, aMouth, aCh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HEAD</text:p>
          </table:table-cell>
          <table:table-cell table:style-name="ce11"/>
          <table:table-cell table:style-name="ce7" office:value-type="string" calcext:value-type="string">
            <text:p>Male, Body Fat, Head Stretch/Squash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kull</text:p>
          </table:table-cell>
          <table:table-cell table:style-name="ce7" office:value-type="string" calcext:value-type="string">
            <text:p>Hea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Root</text:p>
          </table:table-cell>
          <table:table-cell table:style-name="ce7" office:value-type="string" calcext:value-type="string">
            <text:p>Head Size, Head Stretch, <text:span text:style-name="T1">Head Shape</text:span>, Egg Head, Head Length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AltLeft</text:p>
          </table:table-cell>
          <table:table-cell table:style-name="ce7" office:value-type="string" calcext:value-type="string">
            <text:p>Head Size, Head Stretch, Egg Head, Head Length, Face Shear, Eye Size, Eye Opening, Eye Spacing, Eye Dep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yeAlt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Left 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Right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Lef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CenterLeft</text:p>
          </table:table-cell>
          <table:table-cell table:style-name="ce7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Lef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Righ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8"/>
          <table:table-cell office:value-type="string" calcext:value-type="string">
            <text:p>mFaceEyebrowCenterRight</text:p>
          </table:table-cell>
          <table:table-cell table:style-name="ce11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"/>
          <table:table-cell table:number-columns-repeated="2"/>
          <table:table-cell table:style-name="ce19"/>
          <table:table-cell table:number-columns-repeated="975"/>
          <table:table-cell table:style-name="ce9"/>
          <table:table-cell table:number-columns-repeated="40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Righ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Lef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Center</text:p>
          </table:table-cell>
          <table:table-cell table:style-name="ce7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Righ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Lef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Lef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Righ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Righ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 office:value-type="string" calcext:value-type="string">
            <text:p>Jaw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Chin</text:p>
          </table:table-cell>
          <table:table-cell table:style-name="ce7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TeethLower</text:p>
          </table:table-cell>
          <table:table-cell table:style-name="ce7" office:value-type="string" calcext:value-type="string">
            <text:p>Head Size, Head Stretch, Egg Head, Head Length, Mouth Position, Shift Mouth, Jaw Jut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LowerLeft</text:p>
          </table:table-cell>
          <table:table-cell table:style-name="ce7" office:value-type="string" calcext:value-type="string">
            <text:p>Head Size, Egg Head, Head Length, Face Shear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LipLower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LowerCenter</text:p>
          </table:table-cell>
          <table:table-cell table:style-name="ce7" office:value-type="string" calcext:value-type="string">
            <text:p>Head Size, Egg Head, Head Length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Base</text:p>
          </table:table-cell>
          <table:table-cell table:style-name="ce7" office:value-type="string" calcext:value-type="string">
            <text:p>Head Size, Egg Head, Head Length,</text:p>
          </table:table-cell>
          <table:table-cell table:style-name="ce7" office:value-type="string" calcext:value-type="string">
            <text:p>Tongu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Tip</text:p>
          </table:table-cell>
          <table:table-cell table:style-name="ce7" office:value-type="string" calcext:value-type="string">
            <text:p>Head Size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Shaper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Center</text:p>
          </table:table-cell>
          <table:table-cell table:style-name="ce7" office:value-type="string" calcext:value-type="string">
            <text:p>Head Size, Head Stretch, Egg Head, Forehead Angle, Brow Size, Upper Bridg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NoseBase</text:p>
          </table:table-cell>
          <table:table-cell table:style-name="ce7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TeethUpper</text:p>
          </table:table-cell>
          <table:table-cell table:style-name="ce7" office:value-type="string" calcext:value-type="string">
            <text:p>Head Size, Head Stretch, Egg Head, Head Length, Crooked Nose, Mouth Position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UpperCenter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Lef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Righ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NoseBridge</text:p>
          </table:table-cell>
          <table:table-cell table:style-name="ce7" office:value-type="string" calcext:value-type="string">
            <text:p>Head Size, Head Stretch, Nose Size, Upper Bridge, Lower Bridge, Crooked Nose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Left 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Lef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andRing1Left</text:p>
          </table:table-cell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Righ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Ring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Pinky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Thumb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s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Wing1Left</text:p>
          </table:table-cell>
          <table:table-cell table:style-name="ce7" office:value-type="string" calcext:value-type="string">
            <text:p>Male, Height, Body Thickness, Shoulders, </text:p>
          </table:table-cell>
          <table:table-cell table:style-name="ce7" office:value-type="string" calcext:value-type="string">
            <text:p>Left Wing</text:p>
            <text:p/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Fan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1Right</text:p>
          </table:table-cell>
          <table:table-cell table:style-name="ce7"/>
          <table:table-cell table:style-name="ce7" office:value-type="string" calcext:value-type="string">
            <text:p>Right Win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Wing4FanRigh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L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L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Lef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Lef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R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R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Righ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Righ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Righ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1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 office:value-type="string" calcext:value-type="string">
            <text:p>Tail Bas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2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3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4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5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6</text:p>
          </table:table-cell>
          <table:table-cell table:style-name="ce7" office:value-type="string" calcext:value-type="string">
            <text:p>Height, Body Thickness</text:p>
          </table:table-cell>
          <table:table-cell table:style-name="ce7" office:value-type="string" calcext:value-type="string">
            <text:p>Tail T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Groin</text:p>
          </table:table-cell>
          <table:table-cell table:style-name="ce7" office:value-type="string" calcext:value-type="string">
            <text:p>Package (male)</text:p>
          </table:table-cell>
          <table:table-cell table:style-name="ce7" office:value-type="string" calcext:value-type="string">
            <text:p>Gro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1Left</text:p>
          </table:table-cell>
          <table:table-cell table:style-name="ce7" office:value-type="string" calcext:value-type="string">
            <text:p>Male, Height, Body Thickness, Torso Length, Leg Length, Hip Width</text:p>
          </table:table-cell>
          <table:table-cell table:style-name="ce7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2Left</text:p>
          </table:table-cell>
          <table:table-cell table:style-name="ce7" office:value-type="string" calcext:value-type="string">
            <text:p>Male, Height, Body Thickness, Torso Length, Leg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Right</text:p>
          </table:table-cell>
          <table:table-cell table:style-name="ce7" office:value-type="string" calcext:value-type="string">
            <text:p>Platform Height, Heel 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Root</text:p>
          </table:table-cell>
          <table:table-cell table:style-name="ce7"/>
          <table:table-cell table:style-name="ce11"/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table:style-name="ce3"/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Open Source License and Credits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2">
          <table:table-cell table:style-name="ce3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3"/>
          <table:table-cell table:style-name="ce9"/>
          <table:table-cell table:style-name="ce14" office:value-type="string" calcext:value-type="string">
            <text:p>female_2016_08_05.dae</text:p>
            <text:p>male_2016_08_05.dae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2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"/>
          <table:table-cell table:style-name="ce9"/>
          <table:table-cell table:style-name="ce15" office:value-type="string" calcext:value-type="string">
            <text:p>Skeleton.Female.blend</text:p>
            <text:p>Skeleton.Male.blend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3"/>
          <table:table-cell table:style-name="ce9"/>
          <table:table-cell table:style-name="ce15" office:value-type="string" calcext:value-type="string">
            <text:p>avatar_skeleton.xml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4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3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/>
          <table:table-cell/>
          <table:table-cell table:style-name="ce13"/>
          <table:table-cell table:number-columns-repeated="980"/>
          <table:table-cell table:style-name="ce9"/>
          <table:table-cell table:number-columns-repeated="40"/>
        </table:table-row>
        <table:table-row table:style-name="ro3">
          <table:table-cell table:style-name="ce5" office:value-type="string" calcext:value-type="string">
            <text:p>last updated 2020-02-11 Ada Radius</text:p>
          </table:table-cell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 table:number-rows-repeated="761">
          <table:table-cell table:style-name="ce5"/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 table:number-rows-repeated="10476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world Appearance Sliders" table:style-name="ta2">
        <table:table-column table:style-name="co13" table:default-cell-style-name="ce31"/>
        <table:table-column table:style-name="co14" table:default-cell-style-name="ce36"/>
        <table:table-column table:style-name="co15" table:default-cell-style-name="ce40"/>
        <table:table-column table:style-name="co16" table:default-cell-style-name="ce44"/>
        <table:table-column table:style-name="co12" table:number-columns-repeated="1019" table:default-cell-style-name="ce31"/>
        <table:table-row table:style-name="ro6">
          <table:table-cell table:style-name="ce27" office:value-type="string" calcext:value-type="string">
            <text:p>Shape slider </text:p>
          </table:table-cell>
          <table:table-cell table:style-name="ce34" office:value-type="string" calcext:value-type="string">
            <text:p>ID</text:p>
          </table:table-cell>
          <table:table-cell table:style-name="ce38" office:value-type="string" calcext:value-type="string">
            <text:p>Neutral value</text:p>
          </table:table-cell>
          <table:table-cell table:style-name="ce27" office:value-type="string" calcext:value-type="string">
            <text:p>Bones and volumes affected by this slider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Male</text:p>
          </table:table-cell>
          <table:table-cell table:style-name="ce35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.0000</text:p>
          </table:table-cell>
          <table:table-cell table:style-name="ce35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19"/>
        </table:table-row>
        <table:table-row table:style-name="ro3">
          <table:table-cell table:style-name="ce29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141"/>
          <table:covered-table-cell table:style-name="ce151"/>
          <table:covered-table-cell table:style-name="ce156"/>
          <table:table-cell table:style-name="ce156" table:number-columns-repeated="1018"/>
        </table:table-row>
        <table:table-row table:style-name="ro7">
          <table:table-cell table:style-name="ce30" office:value-type="string" calcext:value-type="string">
            <text:p>Height</text:p>
          </table:table-cell>
          <table:table-cell table:style-name="ce35" office:value-type="float" office:value="33" calcext:value-type="float">
            <text:p>33</text:p>
          </table:table-cell>
          <table:table-cell table:style-name="ce39" office:value-type="float" office:value="0.5349" calcext:value-type="float">
            <text:p>0.5349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Body Thickness</text:p>
          </table:table-cell>
          <table:table-cell table:style-name="ce35" office:value-type="float" office:value="34" calcext:value-type="float">
            <text:p>34</text:p>
          </table:table-cell>
          <table:table-cell table:style-name="ce39" office:value-type="float" office:value="0.3182" calcext:value-type="float">
            <text:p>0.3182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Body Fat</text:p>
          </table:table-cell>
          <table:table-cell table:style-name="ce35" office:value-type="float" office:value="637" calcext:value-type="float">
            <text:p>63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over</text:p>
          </table:table-cell>
          <table:table-cell table:style-name="ce35" office:value-type="float" office:value="11001" calcext:value-type="float">
            <text:p>1100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raises and lowers the avatar root position 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1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Torso Muscles</text:p>
          </table:table-cell>
          <table:table-cell table:style-name="ce35" office:value-type="string" calcext:value-type="string">
            <text:p>649/67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eck Thickness</text:p>
          </table:table-cell>
          <table:table-cell table:style-name="ce35" office:value-type="float" office:value="683" calcext:value-type="float">
            <text:p>683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Ne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eck Length</text:p>
          </table:table-cell>
          <table:table-cell table:style-name="ce35" office:value-type="float" office:value="756" calcext:value-type="float">
            <text:p>7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Ne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houlders</text:p>
          </table:table-cell>
          <table:table-cell table:style-name="ce35" office:value-type="float" office:value="36" calcext:value-type="float">
            <text:p>36</text:p>
          </table:table-cell>
          <table:table-cell table:style-name="ce39" office:value-type="float" office:value="0.5625" calcext:value-type="float">
            <text:p>0.5625</text:p>
          </table:table-cell>
          <table:table-cell table:style-name="ce30" office:value-type="string" calcext:value-type="string">
            <text:p>mChest, mCollarLeft, mCollarRight, mNeck, mWing1Left, mWing1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 Size (female)</text:p>
          </table:table-cell>
          <table:table-cell table:style-name="ce35" office:value-type="float" office:value="105" calcext:value-type="float">
            <text:p>1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 Buoyancy (female)</text:p>
          </table:table-cell>
          <table:table-cell table:style-name="ce35" office:value-type="float" office:value="507" calcext:value-type="float">
            <text:p>507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 Cleavage (female)</text:p>
          </table:table-cell>
          <table:table-cell table:style-name="ce35" office:value-type="float" office:value="684" calcext:value-type="float">
            <text:p>684</text:p>
          </table:table-cell>
          <table:table-cell table:style-name="ce39" office:value-type="float" office:value="0.1875" calcext:value-type="float">
            <text:p>0.187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ectorals (male)</text:p>
          </table:table-cell>
          <table:table-cell table:style-name="ce35" office:value-type="float" office:value="685" calcext:value-type="float">
            <text:p>685</text:p>
          </table:table-cell>
          <table:table-cell table:style-name="ce39" office:value-type="float" office:value="0.3125" calcext:value-type="float">
            <text:p>0.312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Arm Length</text:p>
          </table:table-cell>
          <table:table-cell table:style-name="ce35" office:value-type="float" office:value="693" calcext:value-type="float">
            <text:p>69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ElbowLeft, mElbowRight, mShoulderLeft, mShoulderRight </text:p>
          </table:table-cell>
          <table:table-cell table:number-columns-repeated="1019"/>
        </table:table-row>
        <table:table-row table:style-name="ro8">
          <table:table-cell table:style-name="ce30" office:value-type="string" calcext:value-type="string">
            <text:p>Hand Size</text:p>
          </table:table-cell>
          <table:table-cell table:style-name="ce35" office:value-type="float" office:value="675" calcext:value-type="float">
            <text:p>67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Torso Length</text:p>
          </table:table-cell>
          <table:table-cell table:style-name="ce35" office:value-type="float" office:value="38" calcext:value-type="float">
            <text:p>3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ve Handles</text:p>
          </table:table-cell>
          <table:table-cell table:style-name="ce35" office:value-type="float" office:value="676" calcext:value-type="float">
            <text:p>676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BELLY, LEFT_HANDLE, LOWER_BACK, RIGHT_HANDL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elly Size</text:p>
          </table:table-cell>
          <table:table-cell table:style-name="ce35" office:value-type="float" office:value="157" calcext:value-type="float">
            <text:p>15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PELVIS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Leg Muscles</text:p>
          </table:table-cell>
          <table:table-cell table:style-name="ce35" office:value-type="float" office:value="652" calcext:value-type="float">
            <text:p>65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_UPPER_LEG, L_LOWER_LEG, R_UPPER_LEG, R_LOWER_LEG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eg Length</text:p>
          </table:table-cell>
          <table:table-cell table:style-name="ce35" office:value-type="float" office:value="692" calcext:value-type="float">
            <text:p>69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ip Width</text:p>
          </table:table-cell>
          <table:table-cell table:style-name="ce35" office:value-type="float" office:value="37" calcext:value-type="float">
            <text:p>37</text:p>
          </table:table-cell>
          <table:table-cell table:style-name="ce39" office:value-type="float" office:value="0.5333" calcext:value-type="float">
            <text:p>0.5333</text:p>
          </table:table-cell>
          <table:table-cell table:style-name="ce30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ip Length</text:p>
          </table:table-cell>
          <table:table-cell table:style-name="ce35" office:value-type="float" office:value="842" calcext:value-type="float">
            <text:p>84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sRoot, mPelvis, mSpine1, mSpine2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utt Size</text:p>
          </table:table-cell>
          <table:table-cell table:style-name="ce35" office:value-type="float" office:value="795" calcext:value-type="float">
            <text:p>79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UTT, PELVIS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ackage (male)</text:p>
          </table:table-cell>
          <table:table-cell table:style-name="ce35" office:value-type="float" office:value="879" calcext:value-type="float">
            <text:p>879</text:p>
          </table:table-cell>
          <table:table-cell table:style-name="ce39" office:value-type="float" office:value="0.2" calcext:value-type="float">
            <text:p>0.2000</text:p>
          </table:table-cell>
          <table:table-cell table:style-name="ce30" office:value-type="string" calcext:value-type="string">
            <text:p>mGro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addle Bags</text:p>
          </table:table-cell>
          <table:table-cell table:style-name="ce35" office:value-type="float" office:value="753" calcext:value-type="float">
            <text:p>753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PELVIS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Knee Angle</text:p>
          </table:table-cell>
          <table:table-cell table:style-name="ce35" office:value-type="float" office:value="841" calcext:value-type="float">
            <text:p>84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L_LOWER_LEG, L_UPPER_LEG, R_LOWER_LEG, R_UPPER_LEG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Foot Size</text:p>
          </table:table-cell>
          <table:table-cell table:style-name="ce35" office:value-type="float" office:value="515" calcext:value-type="float">
            <text:p>5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L_FOOT, R_FOOT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 table:style-name="ce32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9">
          <table:table-cell table:style-name="ce30" office:value-type="string" calcext:value-type="string">
            <text:p>Head Size</text:p>
          </table:table-cell>
          <table:table-cell table:style-name="ce35" office:value-type="float" office:value="682" calcext:value-type="float">
            <text:p>68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19"/>
        </table:table-row>
        <table:table-row table:style-name="ro8">
          <table:table-cell table:style-name="ce30" office:value-type="string" calcext:value-type="string">
            <text:p>Head Stretch</text:p>
          </table:table-cell>
          <table:table-cell table:style-name="ce35" office:value-type="float" office:value="647" calcext:value-type="float">
            <text:p>64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ead Shape</text:p>
          </table:table-cell>
          <table:table-cell table:style-name="ce35" office:value-type="float" office:value="193" calcext:value-type="float">
            <text:p>193</text:p>
          </table:table-cell>
          <table:table-cell table:style-name="ce39" office:value-type="float" office:value="0" calcext:value-type="float">
            <text:p>0.0000</text:p>
          </table:table-cell>
          <table:table-cell table:style-name="ce45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8"/>
        </table:table-row>
        <table:table-row table:style-name="ro10">
          <table:table-cell table:style-name="ce30" office:value-type="string" calcext:value-type="string">
            <text:p>Egg Head</text:p>
          </table:table-cell>
          <table:table-cell table:style-name="ce35" office:value-type="float" office:value="646" calcext:value-type="float">
            <text:p>646</text:p>
          </table:table-cell>
          <table:table-cell table:style-name="ce39" office:value-type="float" office:value="0.5652" calcext:value-type="float">
            <text:p>0.5652</text:p>
          </table:table-cell>
          <table:table-cell table:style-name="ce30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19"/>
        </table:table-row>
        <table:table-row table:style-name="ro11">
          <table:table-cell table:style-name="ce30" office:value-type="string" calcext:value-type="string">
            <text:p>Head Length</text:p>
          </table:table-cell>
          <table:table-cell table:style-name="ce35" office:value-type="float" office:value="773" calcext:value-type="float">
            <text:p>77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19"/>
        </table:table-row>
        <table:table-row table:style-name="ro10">
          <table:table-cell table:style-name="ce30" office:value-type="string" calcext:value-type="string">
            <text:p>Face Shear</text:p>
          </table:table-cell>
          <table:table-cell table:style-name="ce35" office:value-type="float" office:value="662" calcext:value-type="float">
            <text:p>66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Forehead Angle</text:p>
          </table:table-cell>
          <table:table-cell table:style-name="ce35" office:value-type="float" office:value="629" calcext:value-type="float">
            <text:p>62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Brow Size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0.1304" calcext:value-type="float">
            <text:p>0.1304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Cheeks</text:p>
          </table:table-cell>
          <table:table-cell table:style-name="ce35" office:value-type="float" office:value="18" calcext:value-type="float">
            <text:p>18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wer Cheeks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LowerLeft, mFaceCheekLow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eek Bones</text:p>
          </table:table-cell>
          <table:table-cell table:style-name="ce35" office:value-type="float" office:value="14" calcext:value-type="float">
            <text:p>1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6">
          <table:table-cell table:style-name="ce30" office:value-type="string" calcext:value-type="string">
            <text:p>Eye Size</text:p>
          </table:table-cell>
          <table:table-cell table:style-name="ce35" office:value-type="float" office:value="690" calcext:value-type="float">
            <text:p>690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Opening</text:p>
          </table:table-cell>
          <table:table-cell table:style-name="ce35" office:value-type="float" office:value="24" calcext:value-type="float">
            <text:p>24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Eye Spacing</text:p>
          </table:table-cell>
          <table:table-cell table:style-name="ce35" office:value-type="float" office:value="196" calcext:value-type="float">
            <text:p>196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Outer Eye Corner</text:p>
          </table:table-cell>
          <table:table-cell table:style-name="ce35" office:value-type="float" office:value="650" calcext:value-type="float">
            <text:p>65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browOuterLeft, mFaceEyebrowOut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Inner Eye Corner</text:p>
          </table:table-cell>
          <table:table-cell table:style-name="ce35" office:value-type="float" office:value="880" calcext:value-type="float">
            <text:p>88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cornerInnerLeft, mFaceEyecornerInner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Eye Depth</text:p>
          </table:table-cell>
          <table:table-cell table:style-name="ce35" office:value-type="float" office:value="769" calcext:value-type="float">
            <text:p>76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Eyelid Fold</text:p>
          </table:table-cell>
          <table:table-cell table:style-name="ce35" office:value-type="float" office:value="21" calcext:value-type="float">
            <text:p>21</text:p>
          </table:table-cell>
          <table:table-cell table:style-name="ce39" office:value-type="float" office:value="0.1333" calcext:value-type="float">
            <text:p>0.1333</text:p>
          </table:table-cell>
          <table:table-cell table:style-name="ce30" office:value-type="string" calcext:value-type="string">
            <text:p>mFaceEyeLidUpperLeft, mFaceEyeLid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Bags</text:p>
          </table:table-cell>
          <table:table-cell table:style-name="ce35" office:value-type="float" office:value="23" calcext:value-type="float">
            <text:p>23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EyeLidLowerLeft, mFaceEyeLidLowerRight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uffy Eyelids</text:p>
          </table:table-cell>
          <table:table-cell table:style-name="ce35" office:value-type="float" office:value="765" calcext:value-type="float">
            <text:p>765</text:p>
          </table:table-cell>
          <table:table-cell table:style-name="ce39" office:value-type="float" office:value="0.1071" calcext:value-type="float">
            <text:p>0.1071</text:p>
          </table:table-cell>
          <table:table-cell table:style-name="ce30" office:value-type="string" calcext:value-type="string">
            <text:p>mFaceEyeLidLowerLeft, mFaceEyeLidLow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lash Length</text:p>
          </table:table-cell>
          <table:table-cell table:style-name="ce35" office:value-type="float" office:value="518" calcext:value-type="float">
            <text:p>518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Pop</text:p>
          </table:table-cell>
          <table:table-cell table:style-name="ce35" office:value-type="float" office:value="664" calcext:value-type="float">
            <text:p>6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Ear Size</text:p>
          </table:table-cell>
          <table:table-cell table:style-name="ce35" office:value-type="float" office:value="35" calcext:value-type="float">
            <text:p>35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Ear1Left, mFaceEar1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ar Angle</text:p>
          </table:table-cell>
          <table:table-cell table:style-name="ce35" office:value-type="float" office:value="15" calcext:value-type="float">
            <text:p>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45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8"/>
        </table:table-row>
        <table:table-row table:style-name="ro3">
          <table:table-cell table:style-name="ce30" office:value-type="string" calcext:value-type="string">
            <text:p>Attached Earlobes</text:p>
          </table:table-cell>
          <table:table-cell table:style-name="ce35" office:value-type="float" office:value="22" calcext:value-type="float">
            <text:p>2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ar Tips</text:p>
          </table:table-cell>
          <table:table-cell table:style-name="ce35" office:value-type="float" office:value="796" calcext:value-type="float">
            <text:p>796</text:p>
          </table:table-cell>
          <table:table-cell table:style-name="ce39" office:value-type="float" office:value="0.1176" calcext:value-type="float">
            <text:p>0.1176</text:p>
          </table:table-cell>
          <table:table-cell table:style-name="ce30" office:value-type="string" calcext:value-type="string">
            <text:p>mFaceEar2Left, mFaceEar2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Nose Size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float" office:value="0.2424" calcext:value-type="float">
            <text:p>0.2424</text:p>
          </table:table-cell>
          <table:table-cell table:style-name="ce30" office:value-type="string" calcext:value-type="string">
            <text:p>mFaceNoseBridge, 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Width</text:p>
          </table:table-cell>
          <table:table-cell table:style-name="ce35" office:value-type="float" office:value="517" calcext:value-type="float">
            <text:p>5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tril Width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tril Division</text:p>
          </table:table-cell>
          <table:table-cell table:style-name="ce35" office:value-type="float" office:value="759" calcext:value-type="float">
            <text:p>759</text:p>
          </table:table-cell>
          <table:table-cell table:style-name="ce39" office:value-type="float" office:value="0.4" calcext:value-type="float">
            <text:p>0.4000</text:p>
          </table:table-cell>
          <table:table-cell table:style-name="ce30" office:value-type="string" calcext:value-type="string">
            <text:p>mFaceNoseBas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hickness</text:p>
          </table:table-cell>
          <table:table-cell table:style-name="ce35" office:value-type="float" office:value="20" calcext:value-type="float">
            <text:p>20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Bridge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ForeheadCenter, mFaceNoseBridg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wer Bridge</text:p>
          </table:table-cell>
          <table:table-cell table:style-name="ce35" office:value-type="float" office:value="758" calcext:value-type="float">
            <text:p>75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ridge, mFaceNoseCent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idge Width</text:p>
          </table:table-cell>
          <table:table-cell table:style-name="ce35" office:value-type="float" office:value="27" calcext:value-type="float">
            <text:p>27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NoseBridg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ip Angle</text:p>
          </table:table-cell>
          <table:table-cell table:style-name="ce35" office:value-type="float" office:value="19" calcext:value-type="float">
            <text:p>19</text:p>
          </table:table-cell>
          <table:table-cell table:style-name="ce39" office:value-type="float" office:value="0.6" calcext:value-type="float">
            <text:p>0.6000</text:p>
          </table:table-cell>
          <table:table-cell table:style-name="ce30" office:value-type="string" calcext:value-type="string">
            <text:p>mFaceNoseBase, mFaceNoseCenter, mFaceNoseLeft, mFaceNoseRight <text:s/>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ip Shape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float" office:value="0.2308" calcext:value-type="float">
            <text:p>0.2308</text:p>
          </table:table-cell>
          <table:table-cell table:style-name="ce30" office:value-type="string" calcext:value-type="string">
            <text:p>mFaceNoseCenter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Crooked Nose</text:p>
          </table:table-cell>
          <table:table-cell table:style-name="ce35" office:value-type="float" office:value="656" calcext:value-type="float">
            <text:p>6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Lip Width</text:p>
          </table:table-cell>
          <table:table-cell table:style-name="ce35" office:value-type="float" office:value="155" calcext:value-type="float">
            <text:p>155</text:p>
          </table:table-cell>
          <table:table-cell table:style-name="ce39" office:value-type="float" office:value="0.4091" calcext:value-type="float">
            <text:p>0.4091</text:p>
          </table:table-cell>
          <table:table-cell table:style-name="ce30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Fullness</text:p>
          </table:table-cell>
          <table:table-cell table:style-name="ce35" office:value-type="float" office:value="653" calcext:value-type="float">
            <text:p>653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Thickness</text:p>
          </table:table-cell>
          <table:table-cell table:style-name="ce35" office:value-type="float" office:value="505" calcext:value-type="float">
            <text:p>5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Ratio</text:p>
          </table:table-cell>
          <table:table-cell table:style-name="ce35" office:value-type="float" office:value="799" calcext:value-type="float">
            <text:p>79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Mouth Position</text:p>
          </table:table-cell>
          <table:table-cell table:style-name="ce35" office:value-type="float" office:value="506" calcext:value-type="float">
            <text:p>50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TeethLower, mFaceTeethUpper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Mouth Corner</text:p>
          </table:table-cell>
          <table:table-cell table:style-name="ce35" office:value-type="float" office:value="659" calcext:value-type="float">
            <text:p>65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ip Cleft Depth</text:p>
          </table:table-cell>
          <table:table-cell table:style-name="ce35" office:value-type="float" office:value="764" calcext:value-type="float">
            <text:p>7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ip Cleft</text:p>
          </table:table-cell>
          <table:table-cell table:style-name="ce35" office:value-type="float" office:value="25" calcext:value-type="float">
            <text:p>25</text:p>
          </table:table-cell>
          <table:table-cell table:style-name="ce39" office:value-type="float" office:value="0.3478" calcext:value-type="float">
            <text:p>0.3478</text:p>
          </table:table-cell>
          <table:table-cell table:style-name="ce30" office:value-type="string" calcext:value-type="string">
            <text:p>mFaceLipCornerLeft, mFaceLipCornerRight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hift Mouth</text:p>
          </table:table-cell>
          <table:table-cell table:style-name="ce35" office:value-type="float" office:value="663" calcext:value-type="float">
            <text:p>66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NoseCenter, mFaceNoseLeft, mFaceNoseRight, mFaceTeethLower, mFaceTeethUpper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Chin Angle</text:p>
          </table:table-cell>
          <table:table-cell table:style-name="ce35" office:value-type="float" office:value="7" calcext:value-type="float">
            <text:p>7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Shape</text:p>
          </table:table-cell>
          <table:table-cell table:style-name="ce35" office:value-type="float" office:value="17" calcext:value-type="float">
            <text:p>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 Depth</text:p>
          </table:table-cell>
          <table:table-cell table:style-name="ce35" office:value-type="float" office:value="185" calcext:value-type="float">
            <text:p>18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Angle</text:p>
          </table:table-cell>
          <table:table-cell table:style-name="ce35" office:value-type="float" office:value="760" calcext:value-type="float">
            <text:p>760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JawShap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Jut</text:p>
          </table:table-cell>
          <table:table-cell table:style-name="ce35" office:value-type="float" office:value="665" calcext:value-type="float">
            <text:p>66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, mFaceTeethLow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owls</text:p>
          </table:table-cell>
          <table:table-cell table:style-name="ce35" office:value-type="float" office:value="12" calcext:value-type="float">
            <text:p>1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 Cleft</text:p>
          </table:table-cell>
          <table:table-cell table:style-name="ce35" office:value-type="float" office:value="5" calcext:value-type="float">
            <text:p>5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Chin Cleft</text:p>
          </table:table-cell>
          <table:table-cell table:style-name="ce35" office:value-type="float" office:value="13" calcext:value-type="float">
            <text:p>13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-Neck</text:p>
          </table:table-cell>
          <table:table-cell table:style-name="ce35" office:value-type="float" office:value="8" calcext:value-type="float">
            <text:p>8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 table:style-name="ce33" office:value-type="string" calcext:value-type="string">
            <text:p>Hair</text:p>
          </table:table-cell>
          <table:table-cell table:style-name="ce141" table:number-columns-repeated="2"/>
          <table:table-cell table:style-name="ce151"/>
          <table:table-cell table:style-name="ce156" table:number-columns-repeated="1019"/>
        </table:table-row>
        <table:table-row table:style-name="ro6">
          <table:table-cell table:style-name="ce30" office:value-type="string" calcext:value-type="string">
            <text:p>Pointy_Eyebrows </text:p>
          </table:table-cell>
          <table:table-cell table:style-name="ce35" office:value-type="float" office:value="16" calcext:value-type="float">
            <text:p>16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Arced_Eyebrows </text:p>
          </table:table-cell>
          <table:table-cell table:style-name="ce35" office:value-type="float" office:value="31" calcext:value-type="float">
            <text:p>31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Eyebrow Size </text:p>
          </table:table-cell>
          <table:table-cell table:style-name="ce35" office:value-type="float" office:value="119" calcext:value-type="float">
            <text:p>119</text:p>
          </table:table-cell>
          <table:table-cell table:style-name="ce39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ower_Eyebrows </text:p>
          </table:table-cell>
          <table:table-cell table:style-name="ce35" office:value-type="float" office:value="757" calcext:value-type="float">
            <text:p>757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3" office:value-type="string" calcext:value-type="string">
            <text:p>Shoes</text:p>
          </table:table-cell>
          <table:table-cell table:style-name="ce141" table:number-columns-repeated="2"/>
          <table:table-cell table:style-name="ce151"/>
          <table:table-cell table:style-name="ce156" table:number-columns-repeated="1019"/>
        </table:table-row>
        <table:table-row table:style-name="ro3">
          <table:table-cell table:style-name="ce30" office:value-type="string" calcext:value-type="string">
            <text:p>Heel Height </text:p>
          </table:table-cell>
          <table:table-cell table:style-name="ce35" office:value-type="float" office:value="198" calcext:value-type="float">
            <text:p>19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latform Height </text:p>
          </table:table-cell>
          <table:table-cell table:style-name="ce35" office:value-type="float" office:value="503" calcext:value-type="float">
            <text:p>50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/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1"/>
        </table:table-row>
        <table:table-row table:style-name="ro3">
          <table:table-cell table:style-name="ce30" office:value-type="string" calcext:value-type="string">
            <text:p>Head shap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yelash length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ye Pop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ar Angl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Attached Earlob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Jowls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Chin Cleft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Upper Chin Cleft </text:p>
          </table:table-cell>
          <table:table-cell table:number-columns-repeated="1022"/>
        </table:table-row>
        <table:table-row table:style-name="ro3" table:number-rows-repeated="10484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Blender conversions" table:style-name="ta2">
        <table:table-column table:style-name="co17" table:default-cell-style-name="ce2"/>
        <table:table-column table:style-name="co18" table:default-cell-style-name="ce62"/>
        <table:table-column table:style-name="co19" table:default-cell-style-name="ce12"/>
        <table:table-column table:style-name="co20" table:default-cell-style-name="ce77"/>
        <table:table-column table:style-name="co20" table:default-cell-style-name="ce85"/>
        <table:table-column table:style-name="co20" table:default-cell-style-name="ce93"/>
        <table:table-column table:style-name="co14" table:default-cell-style-name="ce98"/>
        <table:table-column table:style-name="co14" table:default-cell-style-name="ce120"/>
        <table:table-column table:style-name="co21" table:default-cell-style-name="ce131"/>
        <table:table-column table:style-name="co22" table:default-cell-style-name="ce102"/>
        <table:table-column table:style-name="co22" table:default-cell-style-name="ce158"/>
        <table:table-column table:style-name="co22" table:default-cell-style-name="ce172"/>
        <table:table-column table:style-name="co23" table:default-cell-style-name="ce178"/>
        <table:table-column table:style-name="co23" table:default-cell-style-name="ce186"/>
        <table:table-column table:style-name="co23" table:default-cell-style-name="ce195"/>
        <table:table-column table:style-name="co24" table:default-cell-style-name="ce238"/>
        <table:table-column table:style-name="co24" table:default-cell-style-name="ce247"/>
        <table:table-column table:style-name="co24" table:default-cell-style-name="ce340"/>
        <table:table-column table:style-name="co25" table:default-cell-style-name="ce353"/>
        <table:table-column table:style-name="co25" table:default-cell-style-name="ce359"/>
        <table:table-column table:style-name="co25" table:default-cell-style-name="ce366"/>
        <table:table-column table:style-name="co25" table:default-cell-style-name="ce391"/>
        <table:table-column table:style-name="co25" table:default-cell-style-name="ce247"/>
        <table:table-column table:style-name="co25" table:default-cell-style-name="ce391"/>
        <table:table-column table:style-name="co24" table:default-cell-style-name="ce238"/>
        <table:table-column table:style-name="co24" table:default-cell-style-name="ce247"/>
        <table:table-column table:style-name="co24" table:default-cell-style-name="ce340"/>
        <table:table-column table:style-name="co25" table:default-cell-style-name="ce403"/>
        <table:table-column table:style-name="co25" table:default-cell-style-name="ce405"/>
        <table:table-column table:style-name="co25" table:default-cell-style-name="ce403"/>
        <table:table-column table:style-name="co26" table:default-cell-style-name="ce238"/>
        <table:table-column table:style-name="co26" table:default-cell-style-name="ce247"/>
        <table:table-column table:style-name="co26" table:default-cell-style-name="ce340"/>
        <table:table-column table:style-name="co25" table:default-cell-style-name="ce391"/>
        <table:table-column table:style-name="co25" table:default-cell-style-name="ce247"/>
        <table:table-column table:style-name="co25" table:default-cell-style-name="ce391"/>
        <table:table-column table:style-name="co26" table:default-cell-style-name="ce238"/>
        <table:table-column table:style-name="co26" table:default-cell-style-name="ce247"/>
        <table:table-column table:style-name="co26" table:default-cell-style-name="ce340"/>
        <table:table-column table:style-name="co25" table:default-cell-style-name="ce391"/>
        <table:table-column table:style-name="co25" table:default-cell-style-name="ce247"/>
        <table:table-column table:style-name="co25" table:number-columns-repeated="2" table:default-cell-style-name="ce391"/>
        <table:table-column table:style-name="co25" table:default-cell-style-name="ce247"/>
        <table:table-column table:style-name="co25" table:default-cell-style-name="ce391"/>
        <table:table-column table:style-name="co12" table:number-columns-repeated="970" table:default-cell-style-name="ce381"/>
        <table:table-column table:style-name="co12" table:number-columns-repeated="9" table:default-cell-style-name="Default"/>
        <table:table-row table:style-name="ro12">
          <table:table-cell table:style-name="ce47" office:value-type="string" calcext:value-type="string">
            <text:p><text:span text:style-name="T3">mBone values from avatar_skeleton.xml</text:span></text:p>
            <text:p><text:span text:style-name="T3">converted to Blender 2.8X bone head and tail values, and collision bone custom properties</text:span></text:p>
            <text:p>Bones</text:p>
          </table:table-cell>
          <table:table-cell table:style-name="ce56" office:value-type="string" calcext:value-type="string">
            <text:p>parent</text:p>
          </table:table-cell>
          <table:table-cell table:style-name="ce47" office:value-type="string" calcext:value-type="string">
            <text:p><text:span text:style-name="T3">Blender connected checkbox</text:span></text:p>
            <text:p>connected</text:p>
          </table:table-cell>
          <table:table-cell table:style-name="ce71" office:value-type="string" calcext:value-type="string" table:number-columns-spanned="3" table:number-rows-spanned="1">
            <text:p>x=bone head parent+pivot y</text:p>
            <text:p>y=bone head parent - pivot x</text:p>
            <text:p>z=bone head parent + pivot z</text:p>
            <text:p>COLLISION: pos instead of pivot</text:p>
            <text:p><text:span text:style-name="T4">Blender conversion</text:span></text:p>
            <text:p><text:span text:style-name="T4">bone head</text:span></text:p>
            <text:p>x                   y                 z</text:p>
          </table:table-cell>
          <table:covered-table-cell table:style-name="ce79"/>
          <table:covered-table-cell table:style-name="ce87"/>
          <table:table-cell table:style-name="ce95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4">Blender conversion</text:span></text:p>
            <text:p><text:span text:style-name="T4">bone tail</text:span></text:p>
            <text:p>x             y           z</text:p>
          </table:table-cell>
          <table:covered-table-cell table:style-name="ce275"/>
          <table:covered-table-cell table:style-name="ce122"/>
          <table:table-cell table:style-name="ce95" office:value-type="string" calcext:value-type="string" table:number-columns-spanned="3" table:number-rows-spanned="1">
            <text:p><text:span text:style-name="T4">avatar_skeleton.xml</text:span></text:p>
            <text:p><text:span text:style-name="T5">end</text:span></text:p>
            <text:p>       x             y             z</text:p>
          </table:table-cell>
          <table:covered-table-cell table:style-name="ce275"/>
          <table:covered-table-cell table:style-name="ce122"/>
          <table:table-cell table:style-name="ce71" office:value-type="string" calcext:value-type="string" table:number-columns-spanned="3" table:number-rows-spanned="1">
            <text:p><text:span text:style-name="T4">avatar_skeleton.xml</text:span></text:p>
            <text:p><text:span text:style-name="T5">pivot</text:span></text:p>
            <text:p>x               y                z</text:p>
          </table:table-cell>
          <table:covered-table-cell table:style-name="ce79"/>
          <table:covered-table-cell table:style-name="ce87"/>
          <table:table-cell table:style-name="ce71" office:value-type="string" calcext:value-type="string" table:number-columns-spanned="3" table:number-rows-spanned="1">
            <text:p><text:span text:style-name="T4">avatar_skeleton.xml</text:span></text:p>
            <text:p><text:span text:style-name="T5">pos</text:span></text:p>
            <text:p>     x           y           z</text:p>
          </table:table-cell>
          <table:covered-table-cell table:style-name="ce240"/>
          <table:covered-table-cell table:style-name="ce263"/>
          <table:table-cell table:style-name="ce95" office:value-type="string" calcext:value-type="string" table:number-columns-spanned="3" table:number-rows-spanned="1">
            <text:p><text:span text:style-name="T4">avatar_skeleton.xml</text:span></text:p>
            <text:p><text:span text:style-name="T5">rot</text:span></text:p>
            <text:p> x          y          z</text:p>
          </table:table-cell>
          <table:covered-table-cell table:style-name="ce275"/>
          <table:covered-table-cell table:style-name="ce122"/>
          <table:table-cell table:style-name="ce275" office:value-type="string" calcext:value-type="string" table:number-columns-spanned="3" table:number-rows-spanned="1">
            <text:p><text:span text:style-name="T4">avatar_skeleton.xml</text:span></text:p>
            <text:p><text:span text:style-name="T5">scale</text:span></text:p>
            <text:p> x            y             z</text:p>
          </table:table-cell>
          <table:covered-table-cell table:number-columns-repeated="2" table:style-name="ce275"/>
          <table:table-cell table:style-name="ce95" office:value-type="string" calcext:value-type="string" table:number-columns-spanned="3" table:number-rows-spanned="1">
            <text:p><text:span text:style-name="T4">Skeleton_Female</text:span></text:p>
            <text:p>Custom Property</text:p>
            <text:p>restpose_rot</text:p>
            <text:p> x          y          z</text:p>
          </table:table-cell>
          <table:covered-table-cell table:style-name="ce275"/>
          <table:covered-table-cell table:style-name="ce122"/>
          <table:table-cell table:style-name="ce450" office:value-type="string" calcext:value-type="string" table:number-columns-spanned="3" table:number-rows-spanned="1">
            <text:p><text:span text:style-name="T4">Skeleton_Female</text:span></text:p>
            <text:p>Custom Property</text:p>
            <text:p>restpose_scale</text:p>
            <text:p> x            y             z</text:p>
          </table:table-cell>
          <table:covered-table-cell table:number-columns-repeated="2" table:style-name="ce450"/>
          <table:table-cell table:style-name="ce95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Custom Property</text:p>
            <text:p>restpose_rot</text:p>
            <text:p> x          y          z</text:p>
          </table:table-cell>
          <table:covered-table-cell table:style-name="ce275"/>
          <table:covered-table-cell table:style-name="ce122"/>
          <table:table-cell table:style-name="ce275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Custom Property</text:p>
            <text:p>restpose_scale</text:p>
            <text:p> x            y             z</text:p>
          </table:table-cell>
          <table:covered-table-cell table:number-columns-repeated="2" table:style-name="ce275"/>
          <table:table-cell table:style-name="ce95" office:value-type="string" calcext:value-type="string" table:number-columns-spanned="3" table:number-rows-spanned="1">
            <text:p><text:span text:style-name="T4">Skeleton_Male</text:span></text:p>
            <text:p><text:span text:style-name="T4">+y forward</text:span></text:p>
            <text:p>Custom Property</text:p>
            <text:p>restpose_rot</text:p>
            <text:p> x          y          z</text:p>
          </table:table-cell>
          <table:covered-table-cell table:style-name="ce275"/>
          <table:covered-table-cell table:style-name="ce122"/>
          <table:table-cell table:style-name="ce275" office:value-type="string" calcext:value-type="string" table:number-columns-spanned="3" table:number-rows-spanned="1">
            <text:p><text:span text:style-name="T4">Skeleton_Male</text:span></text:p>
            <text:p><text:span text:style-name="T4">+y forward</text:span></text:p>
            <text:p>Custom Property</text:p>
            <text:p>restpose_scale</text:p>
            <text:p> x            y             z</text:p>
          </table:table-cell>
          <table:covered-table-cell table:number-columns-repeated="2" table:style-name="ce275"/>
          <table:table-cell table:style-name="ce275" table:number-columns-spanned="3" table:number-rows-spanned="1"/>
          <table:covered-table-cell table:number-columns-repeated="2" table:style-name="ce275"/>
          <table:table-cell table:style-name="ce377" table:number-columns-repeated="970"/>
          <table:table-cell table:number-columns-repeated="9"/>
        </table:table-row>
        <table:table-row table:style-name="ro3">
          <table:table-cell table:style-name="ce48" office:value-type="string" calcext:value-type="string">
            <text:p>mPelvis</text:p>
          </table:table-cell>
          <table:table-cell table:style-name="ce57"/>
          <table:table-cell table:style-name="ce65" office:value-type="string" calcext:value-type="string">
            <text:p>"false"</text:p>
          </table:table-cell>
          <table:table-cell table:style-name="ce72" office:value-type="float" office:value="0" calcext:value-type="float">
            <text:p>0.000000</text:p>
          </table:table-cell>
          <table:table-cell table:style-name="ce80" table:formula="of:=-[.M2]" office:value-type="float" office:value="-0" calcext:value-type="float">
            <text:p>0.000000</text:p>
          </table:table-cell>
          <table:table-cell table:style-name="ce88" table:formula="of:=+[.O2]" office:value-type="float" office:value="1.067015" calcext:value-type="float">
            <text:p>1.067015</text:p>
          </table:table-cell>
          <table:table-cell table:style-name="ce96" table:formula="of:=+[.D2]+[.K2]" office:value-type="float" office:value="0" calcext:value-type="float">
            <text:p>0.000</text:p>
          </table:table-cell>
          <table:table-cell table:style-name="ce115" table:formula="of:=+[.E2]-[.J2]" office:value-type="float" office:value="-0" calcext:value-type="float">
            <text:p>0.000</text:p>
          </table:table-cell>
          <table:table-cell table:style-name="ce129" table:formula="of:=+[.F2]+[.L2]" office:value-type="float" office:value="1.151015" calcext:value-type="float">
            <text:p>1.15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84" calcext:value-type="float">
            <text:p>0.084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1.067015" calcext:value-type="float">
            <text:p>1.067015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1.067" calcext:value-type="float">
            <text:p>1.067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2]" office:value-type="float" office:value="0" calcext:value-type="float">
            <text:p>0.000</text:p>
          </table:table-cell>
          <table:table-cell table:style-name="ce246" table:formula="of:=+[.AE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2]" office:value-type="float" office:value="1" calcext:value-type="float">
            <text:p>1.000</text:p>
          </table:table-cell>
          <table:table-cell table:style-name="ce246" table:formula="of:=+[.AH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49" office:value-type="string" calcext:value-type="string">
            <text:p>PELVIS</text:p>
          </table:table-cell>
          <table:table-cell table:style-name="ce58" office:value-type="string" calcext:value-type="string">
            <text:p>mPelvis</text:p>
          </table:table-cell>
          <table:table-cell table:style-name="ce66"/>
          <table:table-cell table:style-name="ce73" table:formula="of:=+[.D$2]+[.Q3]" office:value-type="float" office:value="0" calcext:value-type="float">
            <text:p>0.000000</text:p>
          </table:table-cell>
          <table:table-cell table:style-name="ce81" table:formula="of:=+[.E$2]-[.P3]" office:value-type="float" office:value="0.01" calcext:value-type="float">
            <text:p>0.010000</text:p>
          </table:table-cell>
          <table:table-cell table:style-name="ce89" table:formula="of:=+[.F$2]+[.R3]" office:value-type="float" office:value="1.047015" calcext:value-type="float">
            <text:p>1.047015</text:p>
          </table:table-cell>
          <table:table-cell table:style-name="ce97" table:formula="of:=+[.D3]+[.K3]" office:value-type="float" office:value="0" calcext:value-type="float">
            <text:p>0.000</text:p>
          </table:table-cell>
          <table:table-cell table:style-name="ce119" table:formula="of:=+[.E3]-[.J3]" office:value-type="float" office:value="-0.02" calcext:value-type="float">
            <text:p>-0.020</text:p>
          </table:table-cell>
          <table:table-cell table:style-name="ce130" table:formula="of:=+[.F3]+[.L3]" office:value-type="float" office:value="1.142015" calcext:value-type="float">
            <text:p>1.142</text:p>
          </table:table-cell>
          <table:table-cell table:style-name="ce138" office:value-type="float" office:value="0.03" calcext:value-type="float">
            <text:p>0.03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95" calcext:value-type="float">
            <text:p>0.095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1" calcext:value-type="float">
            <text:p>-0.01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2" calcext:value-type="float">
            <text:p>-0.0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8" calcext:value-type="float">
            <text:p>8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242" office:value-type="float" office:value="0.16" calcext:value-type="float">
            <text:p>0.16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8" calcext:value-type="float">
            <text:p>8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00" office:value-type="float" office:value="0.12" calcext:value-type="float">
            <text:p>0.1200</text:p>
          </table:table-cell>
          <table:table-cell table:style-name="ce400" office:value-type="float" office:value="0.16" calcext:value-type="float">
            <text:p>0.1600</text:p>
          </table:table-cell>
          <table:table-cell table:style-name="ce400" office:value-type="float" office:value="0.17" calcext:value-type="float">
            <text:p>0.1700</text:p>
          </table:table-cell>
          <table:table-cell table:style-name="ce222" office:value-type="float" office:value="0" calcext:value-type="float">
            <text:p>0.000</text:p>
          </table:table-cell>
          <table:table-cell table:style-name="ce222" office:value-type="float" office:value="5.66551" calcext:value-type="float">
            <text:p>5.666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242" office:value-type="float" office:value="0.16" calcext:value-type="float">
            <text:p>0.16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22" table:formula="of:=+[.AF3]" office:value-type="float" office:value="5.66551" calcext:value-type="float">
            <text:p>5.666</text:p>
          </table:table-cell>
          <table:table-cell table:style-name="ce242" table:formula="of:=+[.AE3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3]" office:value-type="float" office:value="0.16" calcext:value-type="float">
            <text:p>0.160</text:p>
          </table:table-cell>
          <table:table-cell table:style-name="ce242" table:formula="of:=+[.AH3]" office:value-type="float" office:value="0.12" calcext:value-type="float">
            <text:p>0.12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table:number-columns-repeated="3"/>
          <table:table-cell table:style-name="ce378" table:number-columns-repeated="970"/>
          <table:table-cell table:style-name="ce530" table:number-columns-repeated="9"/>
        </table:table-row>
        <table:table-row table:style-name="ro3">
          <table:table-cell table:style-name="ce50" office:value-type="string" calcext:value-type="string">
            <text:p>BUTT</text:p>
          </table:table-cell>
          <table:table-cell table:style-name="ce59" office:value-type="string" calcext:value-type="string">
            <text:p>mPelvis</text:p>
          </table:table-cell>
          <table:table-cell table:style-name="ce67"/>
          <table:table-cell table:style-name="ce73" table:formula="of:=+[.D$2]+[.Q4]" office:value-type="float" office:value="0" calcext:value-type="float">
            <text:p>0.000000</text:p>
          </table:table-cell>
          <table:table-cell table:style-name="ce81" table:formula="of:=+[.E$2]-[.P4]" office:value-type="float" office:value="0.06" calcext:value-type="float">
            <text:p>0.060000</text:p>
          </table:table-cell>
          <table:table-cell table:style-name="ce89" table:formula="of:=+[.F$2]+[.R4]" office:value-type="float" office:value="0.967015" calcext:value-type="float">
            <text:p>0.967015</text:p>
          </table:table-cell>
          <table:table-cell table:style-name="ce97" table:formula="of:=+[.D4]+[.K4]" office:value-type="float" office:value="0" calcext:value-type="float">
            <text:p>0.000</text:p>
          </table:table-cell>
          <table:table-cell table:style-name="ce119" table:formula="of:=+[.E4]-[.J4]" office:value-type="float" office:value="0.16" calcext:value-type="float">
            <text:p>0.160</text:p>
          </table:table-cell>
          <table:table-cell table:style-name="ce130" table:formula="of:=+[.F4]+[.L4]" office:value-type="float" office:value="0.967015" calcext:value-type="float">
            <text:p>0.967</text:p>
          </table:table-cell>
          <table:table-cell table:style-name="ce145" office:value-type="float" office:value="-0.1" calcext:value-type="float">
            <text:p>-0.1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6" calcext:value-type="float">
            <text:p>-0.06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1" calcext:value-type="float">
            <text:p>-0.10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245" office:value-type="float" office:value="0.1" calcext:value-type="float">
            <text:p>0.1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3" table:style-name="ce401" office:value-type="float" office:value="0.1" calcext:value-type="float">
            <text:p>0.10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3" table:style-name="ce245" office:value-type="float" office:value="0.1" calcext:value-type="float">
            <text:p>0.100</text:p>
          </table:table-cell>
          <table:table-cell table:style-name="ce222" table:formula="of:=+[.AF4]" office:value-type="float" office:value="0" calcext:value-type="float">
            <text:p>0.000</text:p>
          </table:table-cell>
          <table:table-cell table:style-name="ce242" table:formula="of:=+[.AE4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4]" office:value-type="float" office:value="0.1" calcext:value-type="float">
            <text:p>0.100</text:p>
          </table:table-cell>
          <table:table-cell table:style-name="ce242" table:formula="of:=+[.AH4]" office:value-type="float" office:value="0.1" calcext:value-type="float">
            <text:p>0.1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1" office:value-type="string" calcext:value-type="string">
            <text:p>mSpine1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true"</text:p>
          </table:table-cell>
          <table:table-cell table:style-name="ce215" table:formula="of:=+[.D$2]+[.N5]" office:value-type="float" office:value="0" calcext:value-type="float">
            <text:p>0.000000</text:p>
          </table:table-cell>
          <table:table-cell table:style-name="ce225" table:formula="of:=+[.E$2]-[.M5]" office:value-type="float" office:value="-0" calcext:value-type="float">
            <text:p>0.000000</text:p>
          </table:table-cell>
          <table:table-cell table:style-name="ce235" table:formula="of:=+[.F$2]+[.O5]" office:value-type="float" office:value="1.151088" calcext:value-type="float">
            <text:p>1.151088</text:p>
          </table:table-cell>
          <table:table-cell table:style-name="ce96" table:formula="of:=+[.D5]+[.K5]" office:value-type="float" office:value="0" calcext:value-type="float">
            <text:p>0.000</text:p>
          </table:table-cell>
          <table:table-cell table:style-name="ce115" table:formula="of:=+[.E5]-[.J5]" office:value-type="float" office:value="-0" calcext:value-type="float">
            <text:p>0.000</text:p>
          </table:table-cell>
          <table:table-cell table:style-name="ce129" table:formula="of:=+[.F5]+[.L5]" office:value-type="float" office:value="1.067088" calcext:value-type="float">
            <text:p>1.067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84" calcext:value-type="float">
            <text:p>-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5]" office:value-type="float" office:value="0" calcext:value-type="float">
            <text:p>0.000</text:p>
          </table:table-cell>
          <table:table-cell table:style-name="ce246" table:formula="of:=+[.AE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]" office:value-type="float" office:value="1" calcext:value-type="float">
            <text:p>1.000</text:p>
          </table:table-cell>
          <table:table-cell table:style-name="ce246" table:formula="of:=+[.AH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Spine2</text:p>
          </table:table-cell>
          <table:table-cell table:style-name="ce57" office:value-type="string" calcext:value-type="string">
            <text:p>mSpine1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5]+[.N6]" office:value-type="float" office:value="0" calcext:value-type="float">
            <text:p>0.000000</text:p>
          </table:table-cell>
          <table:table-cell table:style-name="ce80" table:formula="of:=+[.E5]-[.M6]" office:value-type="float" office:value="-0" calcext:value-type="float">
            <text:p>0.000000</text:p>
          </table:table-cell>
          <table:table-cell table:style-name="ce88" table:formula="of:=+[.F5]+[.O6]" office:value-type="float" office:value="1.067015" calcext:value-type="float">
            <text:p>1.067015</text:p>
          </table:table-cell>
          <table:table-cell table:style-name="ce96" table:formula="of:=+[.D6]+[.K6]" office:value-type="float" office:value="0" calcext:value-type="float">
            <text:p>0.000</text:p>
          </table:table-cell>
          <table:table-cell table:style-name="ce115" table:formula="of:=+[.E6]-[.J6]" office:value-type="float" office:value="-0" calcext:value-type="float">
            <text:p>0.000</text:p>
          </table:table-cell>
          <table:table-cell table:style-name="ce129" table:formula="of:=+[.F6]+[.L6]" office:value-type="float" office:value="1.151015" calcext:value-type="float">
            <text:p>1.15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84" calcext:value-type="float">
            <text:p>0.084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84073" calcext:value-type="float">
            <text:p>-0.084073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84" calcext:value-type="float">
            <text:p>-0.08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6]" office:value-type="float" office:value="0" calcext:value-type="float">
            <text:p>0.000</text:p>
          </table:table-cell>
          <table:table-cell table:style-name="ce246" table:formula="of:=+[.AE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]" office:value-type="float" office:value="1" calcext:value-type="float">
            <text:p>1.000</text:p>
          </table:table-cell>
          <table:table-cell table:style-name="ce246" table:formula="of:=+[.AH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Torso</text:p>
          </table:table-cell>
          <table:table-cell table:style-name="ce60" office:value-type="string" calcext:value-type="string">
            <text:p>mSpine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6]+[.N7]" office:value-type="float" office:value="0" calcext:value-type="float">
            <text:p>0.000000</text:p>
          </table:table-cell>
          <table:table-cell table:style-name="ce80" table:formula="of:=+[.E6]-[.M7]" office:value-type="float" office:value="-0" calcext:value-type="float">
            <text:p>0.000000</text:p>
          </table:table-cell>
          <table:table-cell table:style-name="ce88" table:formula="of:=+[.F6]+[.O7]" office:value-type="float" office:value="1.151088" calcext:value-type="float">
            <text:p>1.151088</text:p>
          </table:table-cell>
          <table:table-cell table:style-name="ce96" table:formula="of:=+[.D7]+[.K7]" office:value-type="float" office:value="0" calcext:value-type="float">
            <text:p>0.000</text:p>
          </table:table-cell>
          <table:table-cell table:style-name="ce115" table:formula="of:=+[.E7]-[.J7]" office:value-type="float" office:value="0.015" calcext:value-type="float">
            <text:p>0.015</text:p>
          </table:table-cell>
          <table:table-cell table:style-name="ce129" table:formula="of:=+[.F7]+[.L7]" office:value-type="float" office:value="1.356088" calcext:value-type="float">
            <text:p>1.356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7]" office:value-type="float" office:value="0" calcext:value-type="float">
            <text:p>0.000</text:p>
          </table:table-cell>
          <table:table-cell table:style-name="ce246" table:formula="of:=+[.AE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7]" office:value-type="float" office:value="1" calcext:value-type="float">
            <text:p>1.000</text:p>
          </table:table-cell>
          <table:table-cell table:style-name="ce246" table:formula="of:=+[.AH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BELLY</text:p>
          </table:table-cell>
          <table:table-cell table:style-name="ce59" office:value-type="string" calcext:value-type="string">
            <text:p>mTorso</text:p>
          </table:table-cell>
          <table:table-cell table:style-name="ce67"/>
          <table:table-cell table:style-name="ce73" table:formula="of:=+[.D$7]+[.Q8]" office:value-type="float" office:value="0" calcext:value-type="float">
            <text:p>0.000000</text:p>
          </table:table-cell>
          <table:table-cell table:style-name="ce81" table:formula="of:=+[.E$7]-[.P8]" office:value-type="float" office:value="-0.028" calcext:value-type="float">
            <text:p>-0.028000</text:p>
          </table:table-cell>
          <table:table-cell table:style-name="ce89" table:formula="of:=+[.F$7]+[.R8]" office:value-type="float" office:value="1.191088" calcext:value-type="float">
            <text:p>1.191088</text:p>
          </table:table-cell>
          <table:table-cell table:style-name="ce97" table:formula="of:=+[.D8]+[.K8]" office:value-type="float" office:value="0" calcext:value-type="float">
            <text:p>0.000</text:p>
          </table:table-cell>
          <table:table-cell table:style-name="ce119" table:formula="of:=+[.E8]-[.J8]" office:value-type="float" office:value="-0.056" calcext:value-type="float">
            <text:p>-0.056</text:p>
          </table:table-cell>
          <table:table-cell table:style-name="ce130" table:formula="of:=+[.F8]+[.L8]" office:value-type="float" office:value="1.285088" calcext:value-type="float">
            <text:p>1.285</text:p>
          </table:table-cell>
          <table:table-cell table:style-name="ce145" office:value-type="float" office:value="0.028" calcext:value-type="float">
            <text:p>0.028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.094" calcext:value-type="float">
            <text:p>0.094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28" calcext:value-type="float">
            <text:p>0.028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4" calcext:value-type="float">
            <text:p>0.04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8" calcext:value-type="float">
            <text:p>8.00</text:p>
          </table:table-cell>
          <table:table-cell table:style-name="ce364" office:value-type="float" office:value="0" calcext:value-type="float">
            <text:p>0.00</text:p>
          </table:table-cell>
          <table:table-cell table:style-name="ce245" office:value-type="float" office:value="0.09" calcext:value-type="float">
            <text:p>0.090</text:p>
          </table:table-cell>
          <table:table-cell table:style-name="ce245" office:value-type="float" office:value="0.13" calcext:value-type="float">
            <text:p>0.130</text:p>
          </table:table-cell>
          <table:table-cell table:style-name="ce245" office:value-type="float" office:value="0.15" calcext:value-type="float">
            <text:p>0.15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8" calcext:value-type="float">
            <text:p>8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400" office:value-type="float" office:value="0.09" calcext:value-type="float">
            <text:p>0.0900</text:p>
          </table:table-cell>
          <table:table-cell table:style-name="ce400" office:value-type="float" office:value="0.13" calcext:value-type="float">
            <text:p>0.1300</text:p>
          </table:table-cell>
          <table:table-cell table:style-name="ce401" office:value-type="float" office:value="0.15" calcext:value-type="float">
            <text:p>0.15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8" calcext:value-type="float">
            <text:p>8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319" office:value-type="float" office:value="0.12" calcext:value-type="float">
            <text:p>0.120</text:p>
          </table:table-cell>
          <table:table-cell table:style-name="ce319" office:value-type="float" office:value="0.16" calcext:value-type="float">
            <text:p>0.160</text:p>
          </table:table-cell>
          <table:table-cell table:style-name="ce245" office:value-type="float" office:value="0.15" calcext:value-type="float">
            <text:p>0.150</text:p>
          </table:table-cell>
          <table:table-cell table:style-name="ce222" table:formula="of:=+[.AF8]" office:value-type="float" office:value="8" calcext:value-type="float">
            <text:p>8.000</text:p>
          </table:table-cell>
          <table:table-cell table:style-name="ce242" table:formula="of:=+[.AE8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8]" office:value-type="float" office:value="0.16" calcext:value-type="float">
            <text:p>0.160</text:p>
          </table:table-cell>
          <table:table-cell table:style-name="ce242" table:formula="of:=+[.AH8]" office:value-type="float" office:value="0.12" calcext:value-type="float">
            <text:p>0.12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49" office:value-type="string" calcext:value-type="string">
            <text:p>LEFT_HANDLE</text:p>
          </table:table-cell>
          <table:table-cell table:style-name="ce58" office:value-type="string" calcext:value-type="string">
            <text:p>mTorso</text:p>
          </table:table-cell>
          <table:table-cell table:style-name="ce66"/>
          <table:table-cell table:style-name="ce73" table:formula="of:=+[.D$7]+[.Q9]" office:value-type="float" office:value="0.1" calcext:value-type="float">
            <text:p>0.100000</text:p>
          </table:table-cell>
          <table:table-cell table:style-name="ce81" table:formula="of:=+[.E$7]-[.P9]" office:value-type="float" office:value="-0" calcext:value-type="float">
            <text:p>0.000000</text:p>
          </table:table-cell>
          <table:table-cell table:style-name="ce89" table:formula="of:=+[.F$7]+[.R9]" office:value-type="float" office:value="1.209088" calcext:value-type="float">
            <text:p>1.209088</text:p>
          </table:table-cell>
          <table:table-cell table:style-name="ce97" table:formula="of:=+[.D9]+[.K9]" office:value-type="float" office:value="0.2" calcext:value-type="float">
            <text:p>0.200</text:p>
          </table:table-cell>
          <table:table-cell table:style-name="ce119" table:formula="of:=+[.E9]-[.J9]" office:value-type="float" office:value="-0" calcext:value-type="float">
            <text:p>0.000</text:p>
          </table:table-cell>
          <table:table-cell table:style-name="ce130" table:formula="of:=+[.F9]+[.L9]" office:value-type="float" office:value="1.209088" calcext:value-type="float">
            <text:p>1.209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.058" calcext:value-type="float">
            <text:p>0.058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AF9]" office:value-type="float" office:value="0" calcext:value-type="float">
            <text:p>0.000</text:p>
          </table:table-cell>
          <table:table-cell table:style-name="ce242" table:formula="of:=+[.AE9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9]" office:value-type="float" office:value="0.05" calcext:value-type="float">
            <text:p>0.050</text:p>
          </table:table-cell>
          <table:table-cell table:style-name="ce242" table:formula="of:=+[.AH9]" office:value-type="float" office:value="0.05" calcext:value-type="float">
            <text:p>0.05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table:number-columns-repeated="3"/>
          <table:table-cell table:style-name="ce378" table:number-columns-repeated="970"/>
          <table:table-cell table:style-name="ce530" table:number-columns-repeated="9"/>
        </table:table-row>
        <table:table-row table:style-name="ro3">
          <table:table-cell table:style-name="ce54" office:value-type="string" calcext:value-type="string">
            <text:p>RIGHT_HANDLE</text:p>
          </table:table-cell>
          <table:table-cell table:style-name="ce59" office:value-type="string" calcext:value-type="string">
            <text:p>mTorso</text:p>
          </table:table-cell>
          <table:table-cell table:style-name="ce67"/>
          <table:table-cell table:style-name="ce73" table:formula="of:=+[.D$7]+[.Q10]" office:value-type="float" office:value="-0.1" calcext:value-type="float">
            <text:p>-0.100000</text:p>
          </table:table-cell>
          <table:table-cell table:style-name="ce81" table:formula="of:=+[.E$7]-[.P10]" office:value-type="float" office:value="-0" calcext:value-type="float">
            <text:p>0.000000</text:p>
          </table:table-cell>
          <table:table-cell table:style-name="ce89" table:formula="of:=+[.F$7]+[.R10]" office:value-type="float" office:value="1.209088" calcext:value-type="float">
            <text:p>1.209088</text:p>
          </table:table-cell>
          <table:table-cell table:style-name="ce97" table:formula="of:=+[.D10]+[.K10]" office:value-type="float" office:value="-0.2" calcext:value-type="float">
            <text:p>-0.200</text:p>
          </table:table-cell>
          <table:table-cell table:style-name="ce119" table:formula="of:=+[.E10]-[.J10]" office:value-type="float" office:value="-0" calcext:value-type="float">
            <text:p>0.000</text:p>
          </table:table-cell>
          <table:table-cell table:style-name="ce130" table:formula="of:=+[.F10]+[.L10]" office:value-type="float" office:value="1.209088" calcext:value-type="float">
            <text:p>1.209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" calcext:value-type="float">
            <text:p>-0.1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-0.1" calcext:value-type="float">
            <text:p>-0.100</text:p>
          </table:table-cell>
          <table:table-cell table:style-name="ce319" office:value-type="float" office:value="0.058" calcext:value-type="float">
            <text:p>0.058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245" office:value-type="float" office:value="0.05" calcext:value-type="float">
            <text:p>0.05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245" office:value-type="float" office:value="0.05" calcext:value-type="float">
            <text:p>0.05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3" table:style-name="ce245" office:value-type="float" office:value="0.05" calcext:value-type="float">
            <text:p>0.050</text:p>
          </table:table-cell>
          <table:table-cell table:style-name="ce222" table:formula="of:=+[.AF10]" office:value-type="float" office:value="0" calcext:value-type="float">
            <text:p>0.000</text:p>
          </table:table-cell>
          <table:table-cell table:style-name="ce242" table:formula="of:=+[.AE10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0]" office:value-type="float" office:value="0.05" calcext:value-type="float">
            <text:p>0.050</text:p>
          </table:table-cell>
          <table:table-cell table:style-name="ce242" table:formula="of:=+[.AH10]" office:value-type="float" office:value="0.05" calcext:value-type="float">
            <text:p>0.05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49" office:value-type="string" calcext:value-type="string">
            <text:p>LOWER_BACK</text:p>
          </table:table-cell>
          <table:table-cell table:style-name="ce58" office:value-type="string" calcext:value-type="string">
            <text:p>mTorso</text:p>
          </table:table-cell>
          <table:table-cell table:style-name="ce66"/>
          <table:table-cell table:style-name="ce73" table:formula="of:=+[.D$7]+[.Q11]" office:value-type="float" office:value="0" calcext:value-type="float">
            <text:p>0.000000</text:p>
          </table:table-cell>
          <table:table-cell table:style-name="ce81" table:formula="of:=+[.E$7]-[.P11]" office:value-type="float" office:value="-0" calcext:value-type="float">
            <text:p>0.000000</text:p>
          </table:table-cell>
          <table:table-cell table:style-name="ce89" table:formula="of:=+[.F$7]+[.R11]" office:value-type="float" office:value="1.174088" calcext:value-type="float">
            <text:p>1.174088</text:p>
          </table:table-cell>
          <table:table-cell table:style-name="ce97" table:formula="of:=+[.D11]+[.K11]" office:value-type="float" office:value="0" calcext:value-type="float">
            <text:p>0.000</text:p>
          </table:table-cell>
          <table:table-cell table:style-name="ce119" table:formula="of:=+[.E11]-[.J11]" office:value-type="float" office:value="0.1" calcext:value-type="float">
            <text:p>0.100</text:p>
          </table:table-cell>
          <table:table-cell table:style-name="ce130" table:formula="of:=+[.F11]+[.L11]" office:value-type="float" office:value="1.174088" calcext:value-type="float">
            <text:p>1.174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3" calcext:value-type="float">
            <text:p>0.023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00" office:value-type="float" office:value="0.09" calcext:value-type="float">
            <text:p>0.0900</text:p>
          </table:table-cell>
          <table:table-cell table:style-name="ce400" office:value-type="float" office:value="0.13" calcext:value-type="float">
            <text:p>0.1300</text:p>
          </table:table-cell>
          <table:table-cell table:style-name="ce400" office:value-type="float" office:value="0.15" calcext:value-type="float">
            <text:p>0.150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AF11]" office:value-type="float" office:value="0" calcext:value-type="float">
            <text:p>0.000</text:p>
          </table:table-cell>
          <table:table-cell table:style-name="ce242" table:formula="of:=+[.AE11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1]" office:value-type="float" office:value="0.13" calcext:value-type="float">
            <text:p>0.130</text:p>
          </table:table-cell>
          <table:table-cell table:style-name="ce242" table:formula="of:=+[.AH11]" office:value-type="float" office:value="0.09" calcext:value-type="float">
            <text:p>0.09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42" table:number-columns-repeated="3"/>
          <table:table-cell table:style-name="ce378" table:number-columns-repeated="970"/>
          <table:table-cell table:style-name="ce530" table:number-columns-repeated="9"/>
        </table:table-row>
        <table:table-row table:style-name="ro3">
          <table:table-cell table:style-name="ce52" office:value-type="string" calcext:value-type="string">
            <text:p>mSpine3</text:p>
          </table:table-cell>
          <table:table-cell table:style-name="ce57" office:value-type="string" calcext:value-type="string">
            <text:p>mTorso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]+[.N12]" office:value-type="float" office:value="0" calcext:value-type="float">
            <text:p>0.000000</text:p>
          </table:table-cell>
          <table:table-cell table:style-name="ce80" table:formula="of:=+[.E7]-[.M12]" office:value-type="float" office:value="0.015368" calcext:value-type="float">
            <text:p>0.015368</text:p>
          </table:table-cell>
          <table:table-cell table:style-name="ce88" table:formula="of:=+[.F7]+[.O12]" office:value-type="float" office:value="1.355965" calcext:value-type="float">
            <text:p>1.355965</text:p>
          </table:table-cell>
          <table:table-cell table:style-name="ce96" table:formula="of:=+[.D12]+[.K12]" office:value-type="float" office:value="0" calcext:value-type="float">
            <text:p>0.000</text:p>
          </table:table-cell>
          <table:table-cell table:style-name="ce115" table:formula="of:=+[.E12]-[.J12]" office:value-type="float" office:value="0.000368" calcext:value-type="float">
            <text:p>0.000</text:p>
          </table:table-cell>
          <table:table-cell table:style-name="ce129" table:formula="of:=+[.F12]+[.L12]" office:value-type="float" office:value="1.150965" calcext:value-type="float">
            <text:p>1.151</text:p>
          </table:table-cell>
          <table:table-cell table:style-name="ce136" office:value-type="float" office:value="0.015" calcext:value-type="float">
            <text:p>0.01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205" calcext:value-type="float">
            <text:p>-0.205</text:p>
          </table:table-cell>
          <table:table-cell table:style-name="ce174" office:value-type="float" office:value="-0.015368" calcext:value-type="float">
            <text:p>-0.015368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204877" calcext:value-type="float">
            <text:p>0.204877</text:p>
          </table:table-cell>
          <table:table-cell table:style-name="ce211" office:value-type="float" office:value="-0.015" calcext:value-type="float">
            <text:p>-0.01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205" calcext:value-type="float">
            <text:p>0.20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2]" office:value-type="float" office:value="0" calcext:value-type="float">
            <text:p>0.000</text:p>
          </table:table-cell>
          <table:table-cell table:style-name="ce246" table:formula="of:=+[.AE1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]" office:value-type="float" office:value="1" calcext:value-type="float">
            <text:p>1.000</text:p>
          </table:table-cell>
          <table:table-cell table:style-name="ce246" table:formula="of:=+[.AH1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Spine4</text:p>
          </table:table-cell>
          <table:table-cell table:style-name="ce60" office:value-type="string" calcext:value-type="string">
            <text:p>mSpine3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]+[.N13]" office:value-type="float" office:value="0" calcext:value-type="float">
            <text:p>0.000000</text:p>
          </table:table-cell>
          <table:table-cell table:style-name="ce80" table:formula="of:=+[.E12]-[.M13]" office:value-type="float" office:value="0" calcext:value-type="float">
            <text:p>0.000000</text:p>
          </table:table-cell>
          <table:table-cell table:style-name="ce88" table:formula="of:=+[.F12]+[.O13]" office:value-type="float" office:value="1.151088" calcext:value-type="float">
            <text:p>1.151088</text:p>
          </table:table-cell>
          <table:table-cell table:style-name="ce96" table:formula="of:=+[.D13]+[.K13]" office:value-type="float" office:value="0" calcext:value-type="float">
            <text:p>0.000</text:p>
          </table:table-cell>
          <table:table-cell table:style-name="ce115" table:formula="of:=+[.E13]-[.J13]" office:value-type="float" office:value="0.015" calcext:value-type="float">
            <text:p>0.015</text:p>
          </table:table-cell>
          <table:table-cell table:style-name="ce129" table:formula="of:=+[.F13]+[.L13]" office:value-type="float" office:value="1.356088" calcext:value-type="float">
            <text:p>1.356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.015368" calcext:value-type="float">
            <text:p>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204877" calcext:value-type="float">
            <text:p>-0.204877</text:p>
          </table:table-cell>
          <table:table-cell table:style-name="ce237" office:value-type="float" office:value="0.015" calcext:value-type="float">
            <text:p>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205" calcext:value-type="float">
            <text:p>-0.2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3]" office:value-type="float" office:value="0" calcext:value-type="float">
            <text:p>0.000</text:p>
          </table:table-cell>
          <table:table-cell table:style-name="ce246" table:formula="of:=+[.AE1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3]" office:value-type="float" office:value="1" calcext:value-type="float">
            <text:p>1.000</text:p>
          </table:table-cell>
          <table:table-cell table:style-name="ce246" table:formula="of:=+[.AH1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Chest</text:p>
          </table:table-cell>
          <table:table-cell table:style-name="ce57" office:value-type="string" calcext:value-type="string">
            <text:p>mSpine4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3]+[.N14]" office:value-type="float" office:value="0" calcext:value-type="float">
            <text:p>0.000000</text:p>
          </table:table-cell>
          <table:table-cell table:style-name="ce80" table:formula="of:=+[.E13]-[.M14]" office:value-type="float" office:value="0.015368" calcext:value-type="float">
            <text:p>0.015368</text:p>
          </table:table-cell>
          <table:table-cell table:style-name="ce88" table:formula="of:=+[.F13]+[.O14]" office:value-type="float" office:value="1.355965" calcext:value-type="float">
            <text:p>1.355965</text:p>
          </table:table-cell>
          <table:table-cell table:style-name="ce96" table:formula="of:=+[.D14]+[.K14]" office:value-type="float" office:value="0" calcext:value-type="float">
            <text:p>0.000</text:p>
          </table:table-cell>
          <table:table-cell table:style-name="ce115" table:formula="of:=+[.E14]-[.J14]" office:value-type="float" office:value="0.025368" calcext:value-type="float">
            <text:p>0.025</text:p>
          </table:table-cell>
          <table:table-cell table:style-name="ce129" table:formula="of:=+[.F14]+[.L14]" office:value-type="float" office:value="1.605965" calcext:value-type="float">
            <text:p>1.606</text:p>
          </table:table-cell>
          <table:table-cell table:style-name="ce136" office:value-type="float" office:value="-0.01" calcext:value-type="float">
            <text:p>-0.01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25" calcext:value-type="float">
            <text:p>0.250</text:p>
          </table:table-cell>
          <table:table-cell table:style-name="ce174" office:value-type="float" office:value="-0.015368" calcext:value-type="float">
            <text:p>-0.015368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204877" calcext:value-type="float">
            <text:p>0.204877</text:p>
          </table:table-cell>
          <table:table-cell table:style-name="ce211" office:value-type="float" office:value="-0.015" calcext:value-type="float">
            <text:p>-0.01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205" calcext:value-type="float">
            <text:p>0.20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4]" office:value-type="float" office:value="0" calcext:value-type="float">
            <text:p>0.000</text:p>
          </table:table-cell>
          <table:table-cell table:style-name="ce246" table:formula="of:=+[.AE1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4]" office:value-type="float" office:value="1" calcext:value-type="float">
            <text:p>1.000</text:p>
          </table:table-cell>
          <table:table-cell table:style-name="ce246" table:formula="of:=+[.AH1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49" office:value-type="string" calcext:value-type="string">
            <text:p>CHEST</text:p>
          </table:table-cell>
          <table:table-cell table:style-name="ce58" office:value-type="string" calcext:value-type="string">
            <text:p>mChest</text:p>
          </table:table-cell>
          <table:table-cell table:style-name="ce66"/>
          <table:table-cell table:style-name="ce73" table:formula="of:=+[.D$14]+[.Q15]" office:value-type="float" office:value="0" calcext:value-type="float">
            <text:p>0.000000</text:p>
          </table:table-cell>
          <table:table-cell table:style-name="ce81" table:formula="of:=+[.E$14]-[.P15]" office:value-type="float" office:value="-0.012632" calcext:value-type="float">
            <text:p>-0.012632</text:p>
          </table:table-cell>
          <table:table-cell table:style-name="ce89" table:formula="of:=+[.F$14]+[.R15]" office:value-type="float" office:value="1.425965" calcext:value-type="float">
            <text:p>1.425965</text:p>
          </table:table-cell>
          <table:table-cell table:style-name="ce97" table:formula="of:=+[.D15]+[.K15]" office:value-type="float" office:value="0" calcext:value-type="float">
            <text:p>0.000</text:p>
          </table:table-cell>
          <table:table-cell table:style-name="ce119" table:formula="of:=+[.E15]-[.J15]" office:value-type="float" office:value="0.083368" calcext:value-type="float">
            <text:p>0.083</text:p>
          </table:table-cell>
          <table:table-cell table:style-name="ce130" table:formula="of:=+[.F15]+[.L15]" office:value-type="float" office:value="1.577965" calcext:value-type="float">
            <text:p>1.578</text:p>
          </table:table-cell>
          <table:table-cell table:style-name="ce138" office:value-type="float" office:value="-0.096" calcext:value-type="float">
            <text:p>-0.096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152" calcext:value-type="float">
            <text:p>0.152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-10" calcext:value-type="float">
            <text:p>-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1" calcext:value-type="float">
            <text:p>0.11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42" office:value-type="float" office:value="0.2" calcext:value-type="float">
            <text:p>0.20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10" calcext:value-type="float">
            <text:p>-1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00" office:value-type="float" office:value="0.11" calcext:value-type="float">
            <text:p>0.1100</text:p>
          </table:table-cell>
          <table:table-cell table:style-name="ce400" office:value-type="float" office:value="0.15" calcext:value-type="float">
            <text:p>0.1500</text:p>
          </table:table-cell>
          <table:table-cell table:style-name="ce400" office:value-type="float" office:value="0.2" calcext:value-type="float">
            <text:p>0.200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10" calcext:value-type="float">
            <text:p>-1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22" office:value-type="float" office:value="0.14" calcext:value-type="float">
            <text:p>0.140</text:p>
          </table:table-cell>
          <table:table-cell table:style-name="ce222" office:value-type="float" office:value="0.19" calcext:value-type="float">
            <text:p>0.190</text:p>
          </table:table-cell>
          <table:table-cell table:style-name="ce222" office:value-type="float" office:value="0.22" calcext:value-type="float">
            <text:p>0.220</text:p>
          </table:table-cell>
          <table:table-cell table:style-name="ce222" table:formula="of:=+[.AF15]" office:value-type="float" office:value="-10" calcext:value-type="float">
            <text:p>-10.000</text:p>
          </table:table-cell>
          <table:table-cell table:style-name="ce242" table:formula="of:=+[.AE15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5]" office:value-type="float" office:value="0.19" calcext:value-type="float">
            <text:p>0.190</text:p>
          </table:table-cell>
          <table:table-cell table:style-name="ce242" table:formula="of:=+[.AH15]" office:value-type="float" office:value="0.14" calcext:value-type="float">
            <text:p>0.140</text:p>
          </table:table-cell>
          <table:table-cell table:style-name="ce242" office:value-type="float" office:value="0.22" calcext:value-type="float">
            <text:p>0.220</text:p>
          </table:table-cell>
          <table:table-cell table:style-name="ce242" table:number-columns-repeated="3"/>
          <table:table-cell table:style-name="ce378" table:number-columns-repeated="970"/>
          <table:table-cell table:style-name="ce530" table:number-columns-repeated="9"/>
        </table:table-row>
        <table:table-row table:style-name="ro3">
          <table:table-cell table:style-name="ce54" office:value-type="string" calcext:value-type="string">
            <text:p>LEFT_PEC</text:p>
          </table:table-cell>
          <table:table-cell table:style-name="ce59" office:value-type="string" calcext:value-type="string">
            <text:p>mChest</text:p>
          </table:table-cell>
          <table:table-cell table:style-name="ce67"/>
          <table:table-cell table:style-name="ce73" table:formula="of:=+[.D$14]+[.Q16]" office:value-type="float" office:value="0.082" calcext:value-type="float">
            <text:p>0.082000</text:p>
          </table:table-cell>
          <table:table-cell table:style-name="ce81" table:formula="of:=+[.E$14]-[.P16]" office:value-type="float" office:value="-0.103632" calcext:value-type="float">
            <text:p>-0.103632</text:p>
          </table:table-cell>
          <table:table-cell table:style-name="ce89" table:formula="of:=+[.F$14]+[.R16]" office:value-type="float" office:value="1.397965" calcext:value-type="float">
            <text:p>1.397965</text:p>
          </table:table-cell>
          <table:table-cell table:style-name="ce97" table:formula="of:=+[.D16]+[.K16]" office:value-type="float" office:value="0.082" calcext:value-type="float">
            <text:p>0.082</text:p>
          </table:table-cell>
          <table:table-cell table:style-name="ce119" table:formula="of:=+[.E16]-[.J16]" office:value-type="float" office:value="-0.183632" calcext:value-type="float">
            <text:p>-0.184</text:p>
          </table:table-cell>
          <table:table-cell table:style-name="ce130" table:formula="of:=+[.F16]+[.L16]" office:value-type="float" office:value="1.391965" calcext:value-type="float">
            <text:p>1.392</text:p>
          </table:table-cell>
          <table:table-cell table:style-name="ce145" office:value-type="float" office:value="0.08" calcext:value-type="float">
            <text:p>0.08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006" calcext:value-type="float">
            <text:p>-0.006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119" calcext:value-type="float">
            <text:p>0.119</text:p>
          </table:table-cell>
          <table:table-cell table:style-name="ce245" office:value-type="float" office:value="0.082" calcext:value-type="float">
            <text:p>0.082</text:p>
          </table:table-cell>
          <table:table-cell table:style-name="ce319" office:value-type="float" office:value="0.042" calcext:value-type="float">
            <text:p>0.042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4.29" calcext:value-type="float">
            <text:p>4.29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245" office:value-type="float" office:value="0.05" calcext:value-type="float">
            <text:p>0.05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4.29" calcext:value-type="float">
            <text:p>4.29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3" table:style-name="ce401" office:value-type="float" office:value="0.05" calcext:value-type="float">
            <text:p>0.05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4.29" calcext:value-type="float">
            <text:p>4.29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3" table:style-name="ce245" office:value-type="float" office:value="0.05" calcext:value-type="float">
            <text:p>0.050</text:p>
          </table:table-cell>
          <table:table-cell table:style-name="ce222" table:formula="of:=+[.AF16]" office:value-type="float" office:value="4.29" calcext:value-type="float">
            <text:p>4.290</text:p>
          </table:table-cell>
          <table:table-cell table:style-name="ce242" table:formula="of:=+[.AE16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6]" office:value-type="float" office:value="0.05" calcext:value-type="float">
            <text:p>0.050</text:p>
          </table:table-cell>
          <table:table-cell table:style-name="ce242" table:formula="of:=+[.AH16]" office:value-type="float" office:value="0.05" calcext:value-type="float">
            <text:p>0.05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49" office:value-type="string" calcext:value-type="string">
            <text:p>RIGHT_PEC</text:p>
          </table:table-cell>
          <table:table-cell table:style-name="ce58" office:value-type="string" calcext:value-type="string">
            <text:p>mChest</text:p>
          </table:table-cell>
          <table:table-cell table:style-name="ce66"/>
          <table:table-cell table:style-name="ce73" table:formula="of:=+[.D$14]+[.Q17]" office:value-type="float" office:value="-0.082" calcext:value-type="float">
            <text:p>-0.082000</text:p>
          </table:table-cell>
          <table:table-cell table:style-name="ce81" table:formula="of:=+[.E$14]-[.P17]" office:value-type="float" office:value="-0.103632" calcext:value-type="float">
            <text:p>-0.103632</text:p>
          </table:table-cell>
          <table:table-cell table:style-name="ce89" table:formula="of:=+[.F$14]+[.R17]" office:value-type="float" office:value="1.397965" calcext:value-type="float">
            <text:p>1.397965</text:p>
          </table:table-cell>
          <table:table-cell table:style-name="ce97" table:formula="of:=+[.D17]+[.K17]" office:value-type="float" office:value="-0.082" calcext:value-type="float">
            <text:p>-0.082</text:p>
          </table:table-cell>
          <table:table-cell table:style-name="ce119" table:formula="of:=+[.E17]-[.J17]" office:value-type="float" office:value="-0.183632" calcext:value-type="float">
            <text:p>-0.184</text:p>
          </table:table-cell>
          <table:table-cell table:style-name="ce130" table:formula="of:=+[.F17]+[.L17]" office:value-type="float" office:value="1.391965" calcext:value-type="float">
            <text:p>1.392</text:p>
          </table:table-cell>
          <table:table-cell table:style-name="ce138" office:value-type="float" office:value="0.08" calcext:value-type="float">
            <text:p>0.08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119" calcext:value-type="float">
            <text:p>0.119</text:p>
          </table:table-cell>
          <table:table-cell table:style-name="ce242" office:value-type="float" office:value="-0.082" calcext:value-type="float">
            <text:p>-0.082</text:p>
          </table:table-cell>
          <table:table-cell table:style-name="ce308" office:value-type="float" office:value="0.042" calcext:value-type="float">
            <text:p>0.042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4.29" calcext:value-type="float">
            <text:p>4.29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4.29" calcext:value-type="float">
            <text:p>4.29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3" table:style-name="ce400" office:value-type="float" office:value="0.05" calcext:value-type="float">
            <text:p>0.050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4.29" calcext:value-type="float">
            <text:p>4.29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AF17]" office:value-type="float" office:value="4.29" calcext:value-type="float">
            <text:p>4.290</text:p>
          </table:table-cell>
          <table:table-cell table:style-name="ce242" table:formula="of:=+[.AE17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7]" office:value-type="float" office:value="0.05" calcext:value-type="float">
            <text:p>0.050</text:p>
          </table:table-cell>
          <table:table-cell table:style-name="ce242" table:formula="of:=+[.AH17]" office:value-type="float" office:value="0.05" calcext:value-type="float">
            <text:p>0.05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table:number-columns-repeated="3"/>
          <table:table-cell table:style-name="ce378" table:number-columns-repeated="970"/>
          <table:table-cell table:style-name="ce530" table:number-columns-repeated="9"/>
        </table:table-row>
        <table:table-row table:style-name="ro3">
          <table:table-cell table:style-name="ce54" office:value-type="string" calcext:value-type="string">
            <text:p>UPPER_BACK</text:p>
          </table:table-cell>
          <table:table-cell table:style-name="ce59" office:value-type="string" calcext:value-type="string">
            <text:p>mChest</text:p>
          </table:table-cell>
          <table:table-cell table:style-name="ce67"/>
          <table:table-cell table:style-name="ce73" table:formula="of:=+[.D$14]+[.Q18]" office:value-type="float" office:value="0" calcext:value-type="float">
            <text:p>0.000000</text:p>
          </table:table-cell>
          <table:table-cell table:style-name="ce81" table:formula="of:=+[.E$14]-[.P18]" office:value-type="float" office:value="0.015368" calcext:value-type="float">
            <text:p>0.015368</text:p>
          </table:table-cell>
          <table:table-cell table:style-name="ce89" table:formula="of:=+[.F$14]+[.R18]" office:value-type="float" office:value="1.372965" calcext:value-type="float">
            <text:p>1.372965</text:p>
          </table:table-cell>
          <table:table-cell table:style-name="ce97" table:formula="of:=+[.D18]+[.K18]" office:value-type="float" office:value="0" calcext:value-type="float">
            <text:p>0.000</text:p>
          </table:table-cell>
          <table:table-cell table:style-name="ce119" table:formula="of:=+[.E18]-[.J18]" office:value-type="float" office:value="0.115368" calcext:value-type="float">
            <text:p>0.115</text:p>
          </table:table-cell>
          <table:table-cell table:style-name="ce130" table:formula="of:=+[.F18]+[.L18]" office:value-type="float" office:value="1.372965" calcext:value-type="float">
            <text:p>1.373</text:p>
          </table:table-cell>
          <table:table-cell table:style-name="ce145" office:value-type="float" office:value="-0.1" calcext:value-type="float">
            <text:p>-0.1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17" calcext:value-type="float">
            <text:p>0.017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245" office:value-type="float" office:value="0.09" calcext:value-type="float">
            <text:p>0.090</text:p>
          </table:table-cell>
          <table:table-cell table:style-name="ce245" office:value-type="float" office:value="0.13" calcext:value-type="float">
            <text:p>0.130</text:p>
          </table:table-cell>
          <table:table-cell table:style-name="ce245" office:value-type="float" office:value="0.15" calcext:value-type="float">
            <text:p>0.15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401" office:value-type="float" office:value="0.09" calcext:value-type="float">
            <text:p>0.0900</text:p>
          </table:table-cell>
          <table:table-cell table:style-name="ce401" office:value-type="float" office:value="0.13" calcext:value-type="float">
            <text:p>0.1300</text:p>
          </table:table-cell>
          <table:table-cell table:style-name="ce401" office:value-type="float" office:value="0.15" calcext:value-type="float">
            <text:p>0.15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245" office:value-type="float" office:value="0.09" calcext:value-type="float">
            <text:p>0.090</text:p>
          </table:table-cell>
          <table:table-cell table:style-name="ce245" office:value-type="float" office:value="0.13" calcext:value-type="float">
            <text:p>0.130</text:p>
          </table:table-cell>
          <table:table-cell table:style-name="ce245" office:value-type="float" office:value="0.15" calcext:value-type="float">
            <text:p>0.150</text:p>
          </table:table-cell>
          <table:table-cell table:style-name="ce222" table:formula="of:=+[.AF18]" office:value-type="float" office:value="0" calcext:value-type="float">
            <text:p>0.000</text:p>
          </table:table-cell>
          <table:table-cell table:style-name="ce242" table:formula="of:=+[.AE18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8]" office:value-type="float" office:value="0.13" calcext:value-type="float">
            <text:p>0.130</text:p>
          </table:table-cell>
          <table:table-cell table:style-name="ce242" table:formula="of:=+[.AH18]" office:value-type="float" office:value="0.09" calcext:value-type="float">
            <text:p>0.09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Neck</text:p>
          </table:table-cell>
          <table:table-cell table:style-name="ce60" office:value-type="string" calcext:value-type="string">
            <text:p>mChest</text:p>
          </table:table-cell>
          <table:table-cell table:style-name="ce68" office:value-type="string" calcext:value-type="string">
            <text:p>"true"</text:p>
          </table:table-cell>
          <table:table-cell table:style-name="ce75" table:formula="of:=+[.D$14]+[.N19]" office:value-type="float" office:value="0" calcext:value-type="float">
            <text:p>0.000000</text:p>
          </table:table-cell>
          <table:table-cell table:style-name="ce83" table:formula="of:=+[.E$14]-[.M19]" office:value-type="float" office:value="0.024875" calcext:value-type="float">
            <text:p>0.024875</text:p>
          </table:table-cell>
          <table:table-cell table:style-name="ce91" table:formula="of:=+[.F$14]+[.O19]" office:value-type="float" office:value="1.607073" calcext:value-type="float">
            <text:p>1.607073</text:p>
          </table:table-cell>
          <table:table-cell table:style-name="ce96" table:formula="of:=+[.D19]+[.K19]" office:value-type="float" office:value="0" calcext:value-type="float">
            <text:p>0.000</text:p>
          </table:table-cell>
          <table:table-cell table:style-name="ce115" table:formula="of:=+[.E19]-[.J19]" office:value-type="float" office:value="0.024875" calcext:value-type="float">
            <text:p>0.025</text:p>
          </table:table-cell>
          <table:table-cell table:style-name="ce129" table:formula="of:=+[.F19]+[.L19]" office:value-type="float" office:value="1.684073" calcext:value-type="float">
            <text:p>1.684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7" calcext:value-type="float">
            <text:p>0.077</text:p>
          </table:table-cell>
          <table:table-cell table:style-name="ce177" office:value-type="float" office:value="-0.009507" calcext:value-type="float">
            <text:p>-0.009507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51108" calcext:value-type="float">
            <text:p>0.251108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51" calcext:value-type="float">
            <text:p>0.25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9]" office:value-type="float" office:value="0" calcext:value-type="float">
            <text:p>0.000</text:p>
          </table:table-cell>
          <table:table-cell table:style-name="ce246" table:formula="of:=+[.AE1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9]" office:value-type="float" office:value="1" calcext:value-type="float">
            <text:p>1.000</text:p>
          </table:table-cell>
          <table:table-cell table:style-name="ce246" table:formula="of:=+[.AH1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NECK</text:p>
          </table:table-cell>
          <table:table-cell table:style-name="ce59" office:value-type="string" calcext:value-type="string">
            <text:p>mNeck</text:p>
          </table:table-cell>
          <table:table-cell table:style-name="ce67"/>
          <table:table-cell table:style-name="ce73" table:formula="of:=+[.D19]+[.Q20]" office:value-type="float" office:value="0" calcext:value-type="float">
            <text:p>0.000000</text:p>
          </table:table-cell>
          <table:table-cell table:style-name="ce81" table:formula="of:=+[.E19]-[.P20]" office:value-type="float" office:value="0.024875" calcext:value-type="float">
            <text:p>0.024875</text:p>
          </table:table-cell>
          <table:table-cell table:style-name="ce89" table:formula="of:=+[.F19]+[.R20]" office:value-type="float" office:value="1.627073" calcext:value-type="float">
            <text:p>1.627073</text:p>
          </table:table-cell>
          <table:table-cell table:style-name="ce97" table:formula="of:=+[.D20]+[.K20]" office:value-type="float" office:value="0" calcext:value-type="float">
            <text:p>0.000</text:p>
          </table:table-cell>
          <table:table-cell table:style-name="ce119" table:formula="of:=+[.E20]-[.J20]" office:value-type="float" office:value="0.024875" calcext:value-type="float">
            <text:p>0.025</text:p>
          </table:table-cell>
          <table:table-cell table:style-name="ce130" table:formula="of:=+[.F20]+[.L20]" office:value-type="float" office:value="1.707073" calcext:value-type="float">
            <text:p>1.707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.08" calcext:value-type="float">
            <text:p>0.08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2" calcext:value-type="float">
            <text:p>0.0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245" office:value-type="float" office:value="0.05" calcext:value-type="float">
            <text:p>0.050</text:p>
          </table:table-cell>
          <table:table-cell table:style-name="ce245" office:value-type="float" office:value="0.06" calcext:value-type="float">
            <text:p>0.060</text:p>
          </table:table-cell>
          <table:table-cell table:style-name="ce245" office:value-type="float" office:value="0.08" calcext:value-type="float">
            <text:p>0.08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401" office:value-type="float" office:value="0.05" calcext:value-type="float">
            <text:p>0.0500</text:p>
          </table:table-cell>
          <table:table-cell table:style-name="ce401" office:value-type="float" office:value="0.06" calcext:value-type="float">
            <text:p>0.0600</text:p>
          </table:table-cell>
          <table:table-cell table:style-name="ce401" office:value-type="float" office:value="0.08" calcext:value-type="float">
            <text:p>0.08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319" office:value-type="float" office:value="0.065" calcext:value-type="float">
            <text:p>0.065</text:p>
          </table:table-cell>
          <table:table-cell table:style-name="ce319" office:value-type="float" office:value="0.07" calcext:value-type="float">
            <text:p>0.070</text:p>
          </table:table-cell>
          <table:table-cell table:style-name="ce245" office:value-type="float" office:value="0.08" calcext:value-type="float">
            <text:p>0.080</text:p>
          </table:table-cell>
          <table:table-cell table:style-name="ce222" table:formula="of:=+[.AF20]" office:value-type="float" office:value="0" calcext:value-type="float">
            <text:p>0.000</text:p>
          </table:table-cell>
          <table:table-cell table:style-name="ce242" table:formula="of:=+[.AE20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20]" office:value-type="float" office:value="0.07" calcext:value-type="float">
            <text:p>0.070</text:p>
          </table:table-cell>
          <table:table-cell table:style-name="ce242" table:formula="of:=+[.AH20]" office:value-type="float" office:value="0.065" calcext:value-type="float">
            <text:p>0.065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Head</text:p>
          </table:table-cell>
          <table:table-cell table:style-name="ce60" office:value-type="string" calcext:value-type="string">
            <text:p>mNeck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9]+[.N21]" office:value-type="float" office:value="0" calcext:value-type="float">
            <text:p>0.000000</text:p>
          </table:table-cell>
          <table:table-cell table:style-name="ce80" table:formula="of:=+[.E19]-[.M21]" office:value-type="float" office:value="0.024875" calcext:value-type="float">
            <text:p>0.024875</text:p>
          </table:table-cell>
          <table:table-cell table:style-name="ce88" table:formula="of:=+[.F19]+[.O21]" office:value-type="float" office:value="1.682703" calcext:value-type="float">
            <text:p>1.682703</text:p>
          </table:table-cell>
          <table:table-cell table:style-name="ce96" table:formula="of:=+[.D21]+[.K21]" office:value-type="float" office:value="0" calcext:value-type="float">
            <text:p>0.000</text:p>
          </table:table-cell>
          <table:table-cell table:style-name="ce115" table:formula="of:=+[.E21]-[.J21]" office:value-type="float" office:value="0.024875" calcext:value-type="float">
            <text:p>0.025</text:p>
          </table:table-cell>
          <table:table-cell table:style-name="ce129" table:formula="of:=+[.F21]+[.L21]" office:value-type="float" office:value="1.761703" calcext:value-type="float">
            <text:p>1.762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9" calcext:value-type="float">
            <text:p>0.079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563" calcext:value-type="float">
            <text:p>0.07563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6" calcext:value-type="float">
            <text:p>0.07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21]" office:value-type="float" office:value="0" calcext:value-type="float">
            <text:p>0.000</text:p>
          </table:table-cell>
          <table:table-cell table:style-name="ce246" table:formula="of:=+[.AE2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21]" office:value-type="float" office:value="1" calcext:value-type="float">
            <text:p>1.000</text:p>
          </table:table-cell>
          <table:table-cell table:style-name="ce246" table:formula="of:=+[.AH2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184" office:value-type="string" calcext:value-type="string">
            <text:p>HEAD</text:p>
          </table:table-cell>
          <table:table-cell table:style-name="ce199" office:value-type="string" calcext:value-type="string">
            <text:p>mHead</text:p>
          </table:table-cell>
          <table:table-cell table:style-name="ce67"/>
          <table:table-cell table:style-name="ce217" table:formula="of:=+[.D21]+[.Q22]" office:value-type="float" office:value="0" calcext:value-type="float">
            <text:p>0.000000</text:p>
          </table:table-cell>
          <table:table-cell table:style-name="ce231" table:formula="of:=+[.E21]-[.P22]" office:value-type="float" office:value="0.004875" calcext:value-type="float">
            <text:p>0.004875</text:p>
          </table:table-cell>
          <table:table-cell table:style-name="ce253" table:formula="of:=+[.F21]+[.R22]" office:value-type="float" office:value="1.752703" calcext:value-type="float">
            <text:p>1.752703</text:p>
          </table:table-cell>
          <table:table-cell table:style-name="ce264" table:formula="of:=+[.D22]+[.K22]" office:value-type="float" office:value="0" calcext:value-type="float">
            <text:p>0.000</text:p>
          </table:table-cell>
          <table:table-cell table:style-name="ce271" table:formula="of:=+[.E22]-[.J22]" office:value-type="float" office:value="0.004875" calcext:value-type="float">
            <text:p>0.005</text:p>
          </table:table-cell>
          <table:table-cell table:style-name="ce277" table:formula="of:=+[.F22]+[.L22]" office:value-type="float" office:value="1.852703" calcext:value-type="float">
            <text:p>1.853</text:p>
          </table:table-cell>
          <table:table-cell table:style-name="ce285" office:value-type="float" office:value="0" calcext:value-type="float">
            <text:p>0.000</text:p>
          </table:table-cell>
          <table:table-cell table:style-name="ce293" office:value-type="float" office:value="0" calcext:value-type="float">
            <text:p>0.000</text:p>
          </table:table-cell>
          <table:table-cell table:style-name="ce302" office:value-type="float" office:value="0.1" calcext:value-type="float">
            <text:p>0.100</text:p>
          </table:table-cell>
          <table:table-cell table:style-name="ce312"/>
          <table:table-cell table:style-name="ce321"/>
          <table:table-cell table:style-name="ce329"/>
          <table:table-cell table:style-name="ce339" office:value-type="float" office:value="0.02" calcext:value-type="float">
            <text:p>0.020</text:p>
          </table:table-cell>
          <table:table-cell table:style-name="ce369" office:value-type="float" office:value="0" calcext:value-type="float">
            <text:p>0.000</text:p>
          </table:table-cell>
          <table:table-cell table:style-name="ce386" office:value-type="float" office:value="0.07" calcext:value-type="float">
            <text:p>0.070</text:p>
          </table:table-cell>
          <table:table-cell table:style-name="ce396" office:value-type="float" office:value="0" calcext:value-type="float">
            <text:p>0.00</text:p>
          </table:table-cell>
          <table:table-cell table:style-name="ce411" office:value-type="float" office:value="0" calcext:value-type="float">
            <text:p>0.00</text:p>
          </table:table-cell>
          <table:table-cell table:style-name="ce419" office:value-type="float" office:value="0" calcext:value-type="float">
            <text:p>0.00</text:p>
          </table:table-cell>
          <table:table-cell table:style-name="ce369" office:value-type="float" office:value="0.11" calcext:value-type="float">
            <text:p>0.110</text:p>
          </table:table-cell>
          <table:table-cell table:style-name="ce369" office:value-type="float" office:value="0.09" calcext:value-type="float">
            <text:p>0.090</text:p>
          </table:table-cell>
          <table:table-cell table:style-name="ce369" office:value-type="float" office:value="0.12" calcext:value-type="float">
            <text:p>0.120</text:p>
          </table:table-cell>
          <table:table-cell table:style-name="ce339" office:value-type="float" office:value="0" calcext:value-type="float">
            <text:p>0.000</text:p>
          </table:table-cell>
          <table:table-cell table:style-name="ce369" office:value-type="float" office:value="0" calcext:value-type="float">
            <text:p>0.000</text:p>
          </table:table-cell>
          <table:table-cell table:style-name="ce386" office:value-type="float" office:value="0" calcext:value-type="float">
            <text:p>0.000</text:p>
          </table:table-cell>
          <table:table-cell table:style-name="ce430" office:value-type="float" office:value="0.11" calcext:value-type="float">
            <text:p>0.1100</text:p>
          </table:table-cell>
          <table:table-cell table:style-name="ce430" office:value-type="float" office:value="0.09" calcext:value-type="float">
            <text:p>0.0900</text:p>
          </table:table-cell>
          <table:table-cell table:style-name="ce430" office:value-type="float" office:value="0.12" calcext:value-type="float">
            <text:p>0.1200</text:p>
          </table:table-cell>
          <table:table-cell table:style-name="ce339" office:value-type="float" office:value="0" calcext:value-type="float">
            <text:p>0.000</text:p>
          </table:table-cell>
          <table:table-cell table:style-name="ce369" office:value-type="float" office:value="0" calcext:value-type="float">
            <text:p>0.000</text:p>
          </table:table-cell>
          <table:table-cell table:style-name="ce386" office:value-type="float" office:value="0" calcext:value-type="float">
            <text:p>0.000</text:p>
          </table:table-cell>
          <table:table-cell table:style-name="ce369" office:value-type="float" office:value="0.11" calcext:value-type="float">
            <text:p>0.110</text:p>
          </table:table-cell>
          <table:table-cell table:style-name="ce369" office:value-type="float" office:value="0.09" calcext:value-type="float">
            <text:p>0.090</text:p>
          </table:table-cell>
          <table:table-cell table:style-name="ce319" office:value-type="float" office:value="0.13" calcext:value-type="float">
            <text:p>0.130</text:p>
          </table:table-cell>
          <table:table-cell table:style-name="ce436" table:formula="of:=+[.AF22]" office:value-type="float" office:value="0" calcext:value-type="float">
            <text:p>0.000</text:p>
          </table:table-cell>
          <table:table-cell table:style-name="ce437" table:formula="of:=+[.AE22]" office:value-type="float" office:value="0" calcext:value-type="float">
            <text:p>0.000</text:p>
          </table:table-cell>
          <table:table-cell table:style-name="ce438" office:value-type="float" office:value="0" calcext:value-type="float">
            <text:p>0.000</text:p>
          </table:table-cell>
          <table:table-cell table:style-name="ce437" table:formula="of:=+[.AI22]" office:value-type="float" office:value="0.09" calcext:value-type="float">
            <text:p>0.090</text:p>
          </table:table-cell>
          <table:table-cell table:style-name="ce437" table:formula="of:=+[.AH22]" office:value-type="float" office:value="0.11" calcext:value-type="float">
            <text:p>0.110</text:p>
          </table:table-cell>
          <table:table-cell table:style-name="ce437" office:value-type="float" office:value="0.13" calcext:value-type="float">
            <text:p>0.130</text:p>
          </table:table-cell>
          <table:table-cell table:style-name="ce369" table:number-columns-repeated="3"/>
          <table:table-cell table:style-name="ce444" table:number-columns-repeated="970"/>
          <table:table-cell table:style-name="ce448" table:number-columns-repeated="9"/>
        </table:table-row>
        <table:table-row table:style-name="ro3">
          <table:table-cell table:style-name="ce53" office:value-type="string" calcext:value-type="string">
            <text:p>mSkull</text:p>
          </table:table-cell>
          <table:table-cell table:style-name="ce60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3]" office:value-type="float" office:value="0" calcext:value-type="float">
            <text:p>0.000000</text:p>
          </table:table-cell>
          <table:table-cell table:style-name="ce80" table:formula="of:=+[.E$21]-[.M23]" office:value-type="float" office:value="0.024875" calcext:value-type="float">
            <text:p>0.024875</text:p>
          </table:table-cell>
          <table:table-cell table:style-name="ce88" table:formula="of:=+[.F$21]+[.O23]" office:value-type="float" office:value="1.761703" calcext:value-type="float">
            <text:p>1.761703</text:p>
          </table:table-cell>
          <table:table-cell table:style-name="ce96" table:formula="of:=+[.D23]+[.K23]" office:value-type="float" office:value="0" calcext:value-type="float">
            <text:p>0.000</text:p>
          </table:table-cell>
          <table:table-cell table:style-name="ce115" table:formula="of:=+[.E23]-[.J23]" office:value-type="float" office:value="0.024875" calcext:value-type="float">
            <text:p>0.025</text:p>
          </table:table-cell>
          <table:table-cell table:style-name="ce129" table:formula="of:=+[.F23]+[.L23]" office:value-type="float" office:value="1.794703" calcext:value-type="float">
            <text:p>1.795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9" calcext:value-type="float">
            <text:p>0.07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23]" office:value-type="float" office:value="0" calcext:value-type="float">
            <text:p>0.000</text:p>
          </table:table-cell>
          <table:table-cell table:style-name="ce246" table:formula="of:=+[.AE2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23]" office:value-type="float" office:value="1" calcext:value-type="float">
            <text:p>1.000</text:p>
          </table:table-cell>
          <table:table-cell table:style-name="ce246" table:formula="of:=+[.AH2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EyeRight</text:p>
          </table:table-cell>
          <table:table-cell table:style-name="ce57" office:value-type="string" calcext:value-type="string">
            <text:p>mHead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21]+[.N24]" office:value-type="float" office:value="-0.036" calcext:value-type="float">
            <text:p>-0.036000</text:p>
          </table:table-cell>
          <table:table-cell table:style-name="ce80" table:formula="of:=+[.E$21]-[.M24]" office:value-type="float" office:value="-0.073591" calcext:value-type="float">
            <text:p>-0.073591</text:p>
          </table:table-cell>
          <table:table-cell table:style-name="ce88" table:formula="of:=+[.F$21]+[.O24]" office:value-type="float" office:value="1.761703" calcext:value-type="float">
            <text:p>1.761703</text:p>
          </table:table-cell>
          <table:table-cell table:style-name="ce96" table:formula="of:=+[.D24]+[.K24]" office:value-type="float" office:value="-0.036" calcext:value-type="float">
            <text:p>-0.036</text:p>
          </table:table-cell>
          <table:table-cell table:style-name="ce115" table:formula="of:=+[.E24]-[.J24]" office:value-type="float" office:value="-0.098591" calcext:value-type="float">
            <text:p>-0.099</text:p>
          </table:table-cell>
          <table:table-cell table:style-name="ce129" table:formula="of:=+[.F24]+[.L24]" office:value-type="float" office:value="1.761703" calcext:value-type="float">
            <text:p>1.762</text:p>
          </table:table-cell>
          <table:table-cell table:style-name="ce136" office:value-type="float" office:value="0.025" calcext:value-type="float">
            <text:p>0.02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98466" calcext:value-type="float">
            <text:p>0.098466</text:p>
          </table:table-cell>
          <table:table-cell table:style-name="ce180" office:value-type="float" office:value="-0.036" calcext:value-type="float">
            <text:p>-0.036000</text:p>
          </table:table-cell>
          <table:table-cell table:style-name="ce190" office:value-type="float" office:value="0.079" calcext:value-type="float">
            <text:p>0.079000</text:p>
          </table:table-cell>
          <table:table-cell table:style-name="ce211" office:value-type="float" office:value="0.098" calcext:value-type="float">
            <text:p>0.098</text:p>
          </table:table-cell>
          <table:table-cell table:style-name="ce241" office:value-type="float" office:value="-0.036" calcext:value-type="float">
            <text:p>-0.036</text:p>
          </table:table-cell>
          <table:table-cell table:style-name="ce307" office:value-type="float" office:value="0.079" calcext:value-type="float">
            <text:p>0.07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24]" office:value-type="float" office:value="0" calcext:value-type="float">
            <text:p>0.000</text:p>
          </table:table-cell>
          <table:table-cell table:style-name="ce246" table:formula="of:=+[.AE2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24]" office:value-type="float" office:value="1" calcext:value-type="float">
            <text:p>1.000</text:p>
          </table:table-cell>
          <table:table-cell table:style-name="ce246" table:formula="of:=+[.AH2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EyeLeft</text:p>
          </table:table-cell>
          <table:table-cell table:style-name="ce60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5]" office:value-type="float" office:value="0.036" calcext:value-type="float">
            <text:p>0.036000</text:p>
          </table:table-cell>
          <table:table-cell table:style-name="ce80" table:formula="of:=+[.E$21]-[.M25]" office:value-type="float" office:value="-0.073591" calcext:value-type="float">
            <text:p>-0.073591</text:p>
          </table:table-cell>
          <table:table-cell table:style-name="ce88" table:formula="of:=+[.F$21]+[.O25]" office:value-type="float" office:value="1.761703" calcext:value-type="float">
            <text:p>1.761703</text:p>
          </table:table-cell>
          <table:table-cell table:style-name="ce96" table:formula="of:=+[.D25]+[.K25]" office:value-type="float" office:value="0.036" calcext:value-type="float">
            <text:p>0.036</text:p>
          </table:table-cell>
          <table:table-cell table:style-name="ce115" table:formula="of:=+[.E25]-[.J25]" office:value-type="float" office:value="-0.098591" calcext:value-type="float">
            <text:p>-0.099</text:p>
          </table:table-cell>
          <table:table-cell table:style-name="ce129" table:formula="of:=+[.F25]+[.L25]" office:value-type="float" office:value="1.761703" calcext:value-type="float">
            <text:p>1.762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8466" calcext:value-type="float">
            <text:p>0.098466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.098" calcext:value-type="float">
            <text:p>0.098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79" calcext:value-type="float">
            <text:p>0.07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25]" office:value-type="float" office:value="0" calcext:value-type="float">
            <text:p>0.000</text:p>
          </table:table-cell>
          <table:table-cell table:style-name="ce246" table:formula="of:=+[.AE2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25]" office:value-type="float" office:value="1" calcext:value-type="float">
            <text:p>1.000</text:p>
          </table:table-cell>
          <table:table-cell table:style-name="ce246" table:formula="of:=+[.AH2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Root</text:p>
          </table:table-cell>
          <table:table-cell table:style-name="ce57" office:value-type="string" calcext:value-type="string">
            <text:p>mHead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21]+[.N26]" office:value-type="float" office:value="0" calcext:value-type="float">
            <text:p>0.000000</text:p>
          </table:table-cell>
          <table:table-cell table:style-name="ce80" table:formula="of:=+[.E$21]-[.M26]" office:value-type="float" office:value="-0.000125" calcext:value-type="float">
            <text:p>-0.000125</text:p>
          </table:table-cell>
          <table:table-cell table:style-name="ce88" table:formula="of:=+[.F$21]+[.O26]" office:value-type="float" office:value="1.727703" calcext:value-type="float">
            <text:p>1.727703</text:p>
          </table:table-cell>
          <table:table-cell table:style-name="ce96" table:formula="of:=+[.D26]+[.K26]" office:value-type="float" office:value="0" calcext:value-type="float">
            <text:p>0.000</text:p>
          </table:table-cell>
          <table:table-cell table:style-name="ce115" table:formula="of:=+[.E26]-[.J26]" office:value-type="float" office:value="-0.020125" calcext:value-type="float">
            <text:p>-0.020</text:p>
          </table:table-cell>
          <table:table-cell table:style-name="ce129" table:formula="of:=+[.F26]+[.L26]" office:value-type="float" office:value="1.727703" calcext:value-type="float">
            <text:p>1.728</text:p>
          </table:table-cell>
          <table:table-cell table:style-name="ce136" office:value-type="float" office:value="0.02" calcext:value-type="float">
            <text:p>0.02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5" calcext:value-type="float">
            <text:p>0.02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045" calcext:value-type="float">
            <text:p>0.045000</text:p>
          </table:table-cell>
          <table:table-cell table:style-name="ce211" office:value-type="float" office:value="0.025" calcext:value-type="float">
            <text:p>0.02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26]" office:value-type="float" office:value="0" calcext:value-type="float">
            <text:p>0.000</text:p>
          </table:table-cell>
          <table:table-cell table:style-name="ce246" table:formula="of:=+[.AE2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26]" office:value-type="float" office:value="1" calcext:value-type="float">
            <text:p>1.000</text:p>
          </table:table-cell>
          <table:table-cell table:style-name="ce246" table:formula="of:=+[.AH2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EyeAlt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27]" office:value-type="float" office:value="-0.036" calcext:value-type="float">
            <text:p>-0.036000</text:p>
          </table:table-cell>
          <table:table-cell table:style-name="ce84" table:formula="of:=+[.E$26]-[.M27]" office:value-type="float" office:value="-0.073591" calcext:value-type="float">
            <text:p>-0.073591</text:p>
          </table:table-cell>
          <table:table-cell table:style-name="ce92" table:formula="of:=+[.F$26]+[.O27]" office:value-type="float" office:value="1.761633" calcext:value-type="float">
            <text:p>1.761633</text:p>
          </table:table-cell>
          <table:table-cell table:style-name="ce96" table:formula="of:=+[.D27]+[.K27]" office:value-type="float" office:value="-0.036" calcext:value-type="float">
            <text:p>-0.036</text:p>
          </table:table-cell>
          <table:table-cell table:style-name="ce115" table:formula="of:=+[.E27]-[.J27]" office:value-type="float" office:value="-0.098591" calcext:value-type="float">
            <text:p>-0.099</text:p>
          </table:table-cell>
          <table:table-cell table:style-name="ce129" table:formula="of:=+[.F27]+[.L27]" office:value-type="float" office:value="1.761633" calcext:value-type="float">
            <text:p>1.762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3466" calcext:value-type="float">
            <text:p>0.073466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393" calcext:value-type="float">
            <text:p>0.03393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27]" office:value-type="float" office:value="0" calcext:value-type="float">
            <text:p>0.000</text:p>
          </table:table-cell>
          <table:table-cell table:style-name="ce246" table:formula="of:=+[.AE2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27]" office:value-type="float" office:value="1" calcext:value-type="float">
            <text:p>1.000</text:p>
          </table:table-cell>
          <table:table-cell table:style-name="ce246" table:formula="of:=+[.AH2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EyeAlt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28]" office:value-type="float" office:value="0.036" calcext:value-type="float">
            <text:p>0.036000</text:p>
          </table:table-cell>
          <table:table-cell table:style-name="ce84" table:formula="of:=+[.E$26]-[.M28]" office:value-type="float" office:value="-0.073586" calcext:value-type="float">
            <text:p>-0.073586</text:p>
          </table:table-cell>
          <table:table-cell table:style-name="ce92" table:formula="of:=+[.F$26]+[.O28]" office:value-type="float" office:value="1.761633" calcext:value-type="float">
            <text:p>1.761633</text:p>
          </table:table-cell>
          <table:table-cell table:style-name="ce96" table:formula="of:=+[.D28]+[.K28]" office:value-type="float" office:value="0.036" calcext:value-type="float">
            <text:p>0.036</text:p>
          </table:table-cell>
          <table:table-cell table:style-name="ce115" table:formula="of:=+[.E28]-[.J28]" office:value-type="float" office:value="-0.098586" calcext:value-type="float">
            <text:p>-0.099</text:p>
          </table:table-cell>
          <table:table-cell table:style-name="ce129" table:formula="of:=+[.F28]+[.L28]" office:value-type="float" office:value="1.761633" calcext:value-type="float">
            <text:p>1.762</text:p>
          </table:table-cell>
          <table:table-cell table:style-name="ce136" office:value-type="float" office:value="0.025" calcext:value-type="float">
            <text:p>0.02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3461" calcext:value-type="float">
            <text:p>0.073461</text:p>
          </table:table-cell>
          <table:table-cell table:style-name="ce180" office:value-type="float" office:value="0.036" calcext:value-type="float">
            <text:p>0.036000</text:p>
          </table:table-cell>
          <table:table-cell table:style-name="ce190" office:value-type="float" office:value="0.03393" calcext:value-type="float">
            <text:p>0.033930</text:p>
          </table:table-cell>
          <table:table-cell table:style-name="ce211" office:value-type="float" office:value="0.073" calcext:value-type="float">
            <text:p>0.073</text:p>
          </table:table-cell>
          <table:table-cell table:style-name="ce241" office:value-type="float" office:value="0.036" calcext:value-type="float">
            <text:p>0.036</text:p>
          </table:table-cell>
          <table:table-cell table:style-name="ce307" office:value-type="float" office:value="0.034" calcext:value-type="float">
            <text:p>0.03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28]" office:value-type="float" office:value="0" calcext:value-type="float">
            <text:p>0.000</text:p>
          </table:table-cell>
          <table:table-cell table:style-name="ce246" table:formula="of:=+[.AE2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28]" office:value-type="float" office:value="1" calcext:value-type="float">
            <text:p>1.000</text:p>
          </table:table-cell>
          <table:table-cell table:style-name="ce246" table:formula="of:=+[.AH2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ForeheadLeft 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29]" office:value-type="float" office:value="0.035" calcext:value-type="float">
            <text:p>0.035000</text:p>
          </table:table-cell>
          <table:table-cell table:style-name="ce84" table:formula="of:=+[.E$26]-[.M29]" office:value-type="float" office:value="-0.061125" calcext:value-type="float">
            <text:p>-0.061125</text:p>
          </table:table-cell>
          <table:table-cell table:style-name="ce92" table:formula="of:=+[.F$26]+[.O29]" office:value-type="float" office:value="1.810703" calcext:value-type="float">
            <text:p>1.810703</text:p>
          </table:table-cell>
          <table:table-cell table:style-name="ce96" table:formula="of:=+[.D29]+[.K29]" office:value-type="float" office:value="0.039" calcext:value-type="float">
            <text:p>0.039</text:p>
          </table:table-cell>
          <table:table-cell table:style-name="ce115" table:formula="of:=+[.E29]-[.J29]" office:value-type="float" office:value="-0.085125" calcext:value-type="float">
            <text:p>-0.085</text:p>
          </table:table-cell>
          <table:table-cell table:style-name="ce129" table:formula="of:=+[.F29]+[.L29]" office:value-type="float" office:value="1.828703" calcext:value-type="float">
            <text:p>1.829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.018" calcext:value-type="float">
            <text:p>0.018</text:p>
          </table:table-cell>
          <table:table-cell table:style-name="ce177" office:value-type="float" office:value="0.061" calcext:value-type="float">
            <text:p>0.061000</text:p>
          </table:table-cell>
          <table:table-cell table:style-name="ce183" office:value-type="float" office:value="0.035" calcext:value-type="float">
            <text:p>0.035000</text:p>
          </table:table-cell>
          <table:table-cell table:style-name="ce193" office:value-type="float" office:value="0.083" calcext:value-type="float">
            <text:p>0.083000</text:p>
          </table:table-cell>
          <table:table-cell table:style-name="ce237" office:value-type="float" office:value="0.061" calcext:value-type="float">
            <text:p>0.061</text:p>
          </table:table-cell>
          <table:table-cell table:style-name="ce246" office:value-type="float" office:value="0.035" calcext:value-type="float">
            <text:p>0.035</text:p>
          </table:table-cell>
          <table:table-cell table:style-name="ce333" office:value-type="float" office:value="0.083" calcext:value-type="float">
            <text:p>0.08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29]" office:value-type="float" office:value="0" calcext:value-type="float">
            <text:p>0.000</text:p>
          </table:table-cell>
          <table:table-cell table:style-name="ce246" table:formula="of:=+[.AE2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29]" office:value-type="float" office:value="1" calcext:value-type="float">
            <text:p>1.000</text:p>
          </table:table-cell>
          <table:table-cell table:style-name="ce246" table:formula="of:=+[.AH2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Forehead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0]" office:value-type="float" office:value="-0.035" calcext:value-type="float">
            <text:p>-0.035000</text:p>
          </table:table-cell>
          <table:table-cell table:style-name="ce84" table:formula="of:=+[.E$26]-[.M30]" office:value-type="float" office:value="-0.061125" calcext:value-type="float">
            <text:p>-0.061125</text:p>
          </table:table-cell>
          <table:table-cell table:style-name="ce92" table:formula="of:=+[.F$26]+[.O30]" office:value-type="float" office:value="1.810703" calcext:value-type="float">
            <text:p>1.810703</text:p>
          </table:table-cell>
          <table:table-cell table:style-name="ce96" table:formula="of:=+[.D30]+[.K30]" office:value-type="float" office:value="-0.039" calcext:value-type="float">
            <text:p>-0.039</text:p>
          </table:table-cell>
          <table:table-cell table:style-name="ce115" table:formula="of:=+[.E30]-[.J30]" office:value-type="float" office:value="-0.085125" calcext:value-type="float">
            <text:p>-0.085</text:p>
          </table:table-cell>
          <table:table-cell table:style-name="ce129" table:formula="of:=+[.F30]+[.L30]" office:value-type="float" office:value="1.828703" calcext:value-type="float">
            <text:p>1.829</text:p>
          </table:table-cell>
          <table:table-cell table:style-name="ce136" office:value-type="float" office:value="0.024" calcext:value-type="float">
            <text:p>0.024</text:p>
          </table:table-cell>
          <table:table-cell table:style-name="ce148" office:value-type="float" office:value="-0.004" calcext:value-type="float">
            <text:p>-0.004</text:p>
          </table:table-cell>
          <table:table-cell table:style-name="ce161" office:value-type="float" office:value="0.018" calcext:value-type="float">
            <text:p>0.018</text:p>
          </table:table-cell>
          <table:table-cell table:style-name="ce174" office:value-type="float" office:value="0.061" calcext:value-type="float">
            <text:p>0.061000</text:p>
          </table:table-cell>
          <table:table-cell table:style-name="ce180" office:value-type="float" office:value="-0.035" calcext:value-type="float">
            <text:p>-0.035000</text:p>
          </table:table-cell>
          <table:table-cell table:style-name="ce190" office:value-type="float" office:value="0.083" calcext:value-type="float">
            <text:p>0.083000</text:p>
          </table:table-cell>
          <table:table-cell table:style-name="ce211" office:value-type="float" office:value="0.061" calcext:value-type="float">
            <text:p>0.061</text:p>
          </table:table-cell>
          <table:table-cell table:style-name="ce241" office:value-type="float" office:value="-0.035" calcext:value-type="float">
            <text:p>-0.035</text:p>
          </table:table-cell>
          <table:table-cell table:style-name="ce307" office:value-type="float" office:value="0.083" calcext:value-type="float">
            <text:p>0.08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30]" office:value-type="float" office:value="0" calcext:value-type="float">
            <text:p>0.000</text:p>
          </table:table-cell>
          <table:table-cell table:style-name="ce246" table:formula="of:=+[.AE3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30]" office:value-type="float" office:value="1" calcext:value-type="float">
            <text:p>1.000</text:p>
          </table:table-cell>
          <table:table-cell table:style-name="ce246" table:formula="of:=+[.AH3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EyebrowOut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1]" office:value-type="float" office:value="0.051" calcext:value-type="float">
            <text:p>0.051000</text:p>
          </table:table-cell>
          <table:table-cell table:style-name="ce84" table:formula="of:=+[.E$26]-[.M31]" office:value-type="float" office:value="-0.064125" calcext:value-type="float">
            <text:p>-0.064125</text:p>
          </table:table-cell>
          <table:table-cell table:style-name="ce92" table:formula="of:=+[.F$26]+[.O31]" office:value-type="float" office:value="1.775703" calcext:value-type="float">
            <text:p>1.775703</text:p>
          </table:table-cell>
          <table:table-cell table:style-name="ce96" table:formula="of:=+[.D31]+[.K31]" office:value-type="float" office:value="0.064" calcext:value-type="float">
            <text:p>0.064</text:p>
          </table:table-cell>
          <table:table-cell table:style-name="ce115" table:formula="of:=+[.E31]-[.J31]" office:value-type="float" office:value="-0.087125" calcext:value-type="float">
            <text:p>-0.087</text:p>
          </table:table-cell>
          <table:table-cell table:style-name="ce129" table:formula="of:=+[.F31]+[.L31]" office:value-type="float" office:value="1.775703" calcext:value-type="float">
            <text:p>1.776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13" calcext:value-type="float">
            <text:p>0.01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.051" calcext:value-type="float">
            <text:p>0.051000</text:p>
          </table:table-cell>
          <table:table-cell table:style-name="ce193" office:value-type="float" office:value="0.048" calcext:value-type="float">
            <text:p>0.048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.051" calcext:value-type="float">
            <text:p>0.051</text:p>
          </table:table-cell>
          <table:table-cell table:style-name="ce333" office:value-type="float" office:value="0.048" calcext:value-type="float">
            <text:p>0.04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31]" office:value-type="float" office:value="0" calcext:value-type="float">
            <text:p>0.000</text:p>
          </table:table-cell>
          <table:table-cell table:style-name="ce246" table:formula="of:=+[.AE3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31]" office:value-type="float" office:value="1" calcext:value-type="float">
            <text:p>1.000</text:p>
          </table:table-cell>
          <table:table-cell table:style-name="ce246" table:formula="of:=+[.AH3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EyebrowCenterLef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2]" office:value-type="float" office:value="0.043" calcext:value-type="float">
            <text:p>0.043000</text:p>
          </table:table-cell>
          <table:table-cell table:style-name="ce84" table:formula="of:=+[.E$26]-[.M32]" office:value-type="float" office:value="-0.070125" calcext:value-type="float">
            <text:p>-0.070125</text:p>
          </table:table-cell>
          <table:table-cell table:style-name="ce92" table:formula="of:=+[.F$26]+[.O32]" office:value-type="float" office:value="1.783703" calcext:value-type="float">
            <text:p>1.783703</text:p>
          </table:table-cell>
          <table:table-cell table:style-name="ce96" table:formula="of:=+[.D32]+[.K32]" office:value-type="float" office:value="0.043" calcext:value-type="float">
            <text:p>0.043</text:p>
          </table:table-cell>
          <table:table-cell table:style-name="ce115" table:formula="of:=+[.E32]-[.J32]" office:value-type="float" office:value="-0.097125" calcext:value-type="float">
            <text:p>-0.097</text:p>
          </table:table-cell>
          <table:table-cell table:style-name="ce129" table:formula="of:=+[.F32]+[.L32]" office:value-type="float" office:value="1.783703" calcext:value-type="float">
            <text:p>1.784</text:p>
          </table:table-cell>
          <table:table-cell table:style-name="ce136" office:value-type="float" office:value="0.027" calcext:value-type="float">
            <text:p>0.027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" calcext:value-type="float">
            <text:p>0.070000</text:p>
          </table:table-cell>
          <table:table-cell table:style-name="ce180" office:value-type="float" office:value="0.043" calcext:value-type="float">
            <text:p>0.043000</text:p>
          </table:table-cell>
          <table:table-cell table:style-name="ce190" office:value-type="float" office:value="0.056" calcext:value-type="float">
            <text:p>0.056000</text:p>
          </table:table-cell>
          <table:table-cell table:style-name="ce211" office:value-type="float" office:value="0.07" calcext:value-type="float">
            <text:p>0.070</text:p>
          </table:table-cell>
          <table:table-cell table:style-name="ce241" office:value-type="float" office:value="0.043" calcext:value-type="float">
            <text:p>0.043</text:p>
          </table:table-cell>
          <table:table-cell table:style-name="ce307" office:value-type="float" office:value="0.056" calcext:value-type="float">
            <text:p>0.05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32]" office:value-type="float" office:value="0" calcext:value-type="float">
            <text:p>0.000</text:p>
          </table:table-cell>
          <table:table-cell table:style-name="ce246" table:formula="of:=+[.AE3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32]" office:value-type="float" office:value="1" calcext:value-type="float">
            <text:p>1.000</text:p>
          </table:table-cell>
          <table:table-cell table:style-name="ce246" table:formula="of:=+[.AH3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EyebrowInn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3]" office:value-type="float" office:value="0.022" calcext:value-type="float">
            <text:p>0.022000</text:p>
          </table:table-cell>
          <table:table-cell table:style-name="ce84" table:formula="of:=+[.E$26]-[.M33]" office:value-type="float" office:value="-0.075125" calcext:value-type="float">
            <text:p>-0.075125</text:p>
          </table:table-cell>
          <table:table-cell table:style-name="ce92" table:formula="of:=+[.F$26]+[.O33]" office:value-type="float" office:value="1.778703" calcext:value-type="float">
            <text:p>1.778703</text:p>
          </table:table-cell>
          <table:table-cell table:style-name="ce96" table:formula="of:=+[.D33]+[.K33]" office:value-type="float" office:value="0.022" calcext:value-type="float">
            <text:p>0.022</text:p>
          </table:table-cell>
          <table:table-cell table:style-name="ce115" table:formula="of:=+[.E33]-[.J33]" office:value-type="float" office:value="-0.101125" calcext:value-type="float">
            <text:p>-0.101</text:p>
          </table:table-cell>
          <table:table-cell table:style-name="ce129" table:formula="of:=+[.F33]+[.L33]" office:value-type="float" office:value="1.778703" calcext:value-type="float">
            <text:p>1.779</text:p>
          </table:table-cell>
          <table:table-cell table:style-name="ce146" office:value-type="float" office:value="0.026" calcext:value-type="float">
            <text:p>0.02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22" calcext:value-type="float">
            <text:p>0.022000</text:p>
          </table:table-cell>
          <table:table-cell table:style-name="ce193" office:value-type="float" office:value="0.051" calcext:value-type="float">
            <text:p>0.051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22" calcext:value-type="float">
            <text:p>0.022</text:p>
          </table:table-cell>
          <table:table-cell table:style-name="ce333" office:value-type="float" office:value="0.051" calcext:value-type="float">
            <text:p>0.05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33]" office:value-type="float" office:value="0" calcext:value-type="float">
            <text:p>0.000</text:p>
          </table:table-cell>
          <table:table-cell table:style-name="ce246" table:formula="of:=+[.AE3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33]" office:value-type="float" office:value="1" calcext:value-type="float">
            <text:p>1.000</text:p>
          </table:table-cell>
          <table:table-cell table:style-name="ce246" table:formula="of:=+[.AH3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EyebrowOut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4]" office:value-type="float" office:value="-0.051" calcext:value-type="float">
            <text:p>-0.051000</text:p>
          </table:table-cell>
          <table:table-cell table:style-name="ce84" table:formula="of:=+[.E$26]-[.M34]" office:value-type="float" office:value="-0.064125" calcext:value-type="float">
            <text:p>-0.064125</text:p>
          </table:table-cell>
          <table:table-cell table:style-name="ce92" table:formula="of:=+[.F$26]+[.O34]" office:value-type="float" office:value="1.775703" calcext:value-type="float">
            <text:p>1.775703</text:p>
          </table:table-cell>
          <table:table-cell table:style-name="ce96" table:formula="of:=+[.D34]+[.K34]" office:value-type="float" office:value="-0.064" calcext:value-type="float">
            <text:p>-0.064</text:p>
          </table:table-cell>
          <table:table-cell table:style-name="ce115" table:formula="of:=+[.E34]-[.J34]" office:value-type="float" office:value="-0.087125" calcext:value-type="float">
            <text:p>-0.087</text:p>
          </table:table-cell>
          <table:table-cell table:style-name="ce129" table:formula="of:=+[.F34]+[.L34]" office:value-type="float" office:value="1.775703" calcext:value-type="float">
            <text:p>1.776</text:p>
          </table:table-cell>
          <table:table-cell table:style-name="ce136" office:value-type="float" office:value="0.023" calcext:value-type="float">
            <text:p>0.023</text:p>
          </table:table-cell>
          <table:table-cell table:style-name="ce148" office:value-type="float" office:value="-0.013" calcext:value-type="float">
            <text:p>-0.013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64" calcext:value-type="float">
            <text:p>0.064000</text:p>
          </table:table-cell>
          <table:table-cell table:style-name="ce180" office:value-type="float" office:value="-0.051" calcext:value-type="float">
            <text:p>-0.051000</text:p>
          </table:table-cell>
          <table:table-cell table:style-name="ce190" office:value-type="float" office:value="0.048" calcext:value-type="float">
            <text:p>0.048000</text:p>
          </table:table-cell>
          <table:table-cell table:style-name="ce211" office:value-type="float" office:value="0.064" calcext:value-type="float">
            <text:p>0.064</text:p>
          </table:table-cell>
          <table:table-cell table:style-name="ce241" office:value-type="float" office:value="-0.051" calcext:value-type="float">
            <text:p>-0.051</text:p>
          </table:table-cell>
          <table:table-cell table:style-name="ce307" office:value-type="float" office:value="0.048" calcext:value-type="float">
            <text:p>0.048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34]" office:value-type="float" office:value="0" calcext:value-type="float">
            <text:p>0.000</text:p>
          </table:table-cell>
          <table:table-cell table:style-name="ce246" table:formula="of:=+[.AE3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34]" office:value-type="float" office:value="1" calcext:value-type="float">
            <text:p>1.000</text:p>
          </table:table-cell>
          <table:table-cell table:style-name="ce246" table:formula="of:=+[.AH3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EyebrowCenter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5]" office:value-type="float" office:value="-0.043" calcext:value-type="float">
            <text:p>-0.043000</text:p>
          </table:table-cell>
          <table:table-cell table:style-name="ce84" table:formula="of:=+[.E$26]-[.M35]" office:value-type="float" office:value="-0.070125" calcext:value-type="float">
            <text:p>-0.070125</text:p>
          </table:table-cell>
          <table:table-cell table:style-name="ce92" table:formula="of:=+[.F$26]+[.O35]" office:value-type="float" office:value="1.783703" calcext:value-type="float">
            <text:p>1.783703</text:p>
          </table:table-cell>
          <table:table-cell table:style-name="ce96" table:formula="of:=+[.D35]+[.K35]" office:value-type="float" office:value="-0.043" calcext:value-type="float">
            <text:p>-0.043</text:p>
          </table:table-cell>
          <table:table-cell table:style-name="ce115" table:formula="of:=+[.E35]-[.J35]" office:value-type="float" office:value="-0.097125" calcext:value-type="float">
            <text:p>-0.097</text:p>
          </table:table-cell>
          <table:table-cell table:style-name="ce129" table:formula="of:=+[.F35]+[.L35]" office:value-type="float" office:value="1.783703" calcext:value-type="float">
            <text:p>1.784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43" calcext:value-type="float">
            <text:p>-0.043000</text:p>
          </table:table-cell>
          <table:table-cell table:style-name="ce193" office:value-type="float" office:value="0.056" calcext:value-type="float">
            <text:p>0.056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43" calcext:value-type="float">
            <text:p>-0.043</text:p>
          </table:table-cell>
          <table:table-cell table:style-name="ce333" office:value-type="float" office:value="0.056" calcext:value-type="float">
            <text:p>0.05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35]" office:value-type="float" office:value="0" calcext:value-type="float">
            <text:p>0.000</text:p>
          </table:table-cell>
          <table:table-cell table:style-name="ce246" table:formula="of:=+[.AE3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35]" office:value-type="float" office:value="1" calcext:value-type="float">
            <text:p>1.000</text:p>
          </table:table-cell>
          <table:table-cell table:style-name="ce246" table:formula="of:=+[.AH3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EyebrowInn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6]" office:value-type="float" office:value="-0.022" calcext:value-type="float">
            <text:p>-0.022000</text:p>
          </table:table-cell>
          <table:table-cell table:style-name="ce84" table:formula="of:=+[.E$26]-[.M36]" office:value-type="float" office:value="-0.075125" calcext:value-type="float">
            <text:p>-0.075125</text:p>
          </table:table-cell>
          <table:table-cell table:style-name="ce92" table:formula="of:=+[.F$26]+[.O36]" office:value-type="float" office:value="1.778703" calcext:value-type="float">
            <text:p>1.778703</text:p>
          </table:table-cell>
          <table:table-cell table:style-name="ce96" table:formula="of:=+[.D36]+[.K36]" office:value-type="float" office:value="-0.022" calcext:value-type="float">
            <text:p>-0.022</text:p>
          </table:table-cell>
          <table:table-cell table:style-name="ce115" table:formula="of:=+[.E36]-[.J36]" office:value-type="float" office:value="-0.101125" calcext:value-type="float">
            <text:p>-0.101</text:p>
          </table:table-cell>
          <table:table-cell table:style-name="ce129" table:formula="of:=+[.F36]+[.L36]" office:value-type="float" office:value="1.778703" calcext:value-type="float">
            <text:p>1.779</text:p>
          </table:table-cell>
          <table:table-cell table:style-name="ce136" office:value-type="float" office:value="0.026" calcext:value-type="float">
            <text:p>0.026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5" calcext:value-type="float">
            <text:p>0.075000</text:p>
          </table:table-cell>
          <table:table-cell table:style-name="ce180" office:value-type="float" office:value="-0.022" calcext:value-type="float">
            <text:p>-0.022000</text:p>
          </table:table-cell>
          <table:table-cell table:style-name="ce190" office:value-type="float" office:value="0.051" calcext:value-type="float">
            <text:p>0.051000</text:p>
          </table:table-cell>
          <table:table-cell table:style-name="ce211" office:value-type="float" office:value="0.075" calcext:value-type="float">
            <text:p>0.075</text:p>
          </table:table-cell>
          <table:table-cell table:style-name="ce241" office:value-type="float" office:value="-0.022" calcext:value-type="float">
            <text:p>-0.022</text:p>
          </table:table-cell>
          <table:table-cell table:style-name="ce307" office:value-type="float" office:value="0.051" calcext:value-type="float">
            <text:p>0.05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36]" office:value-type="float" office:value="0" calcext:value-type="float">
            <text:p>0.000</text:p>
          </table:table-cell>
          <table:table-cell table:style-name="ce246" table:formula="of:=+[.AE3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36]" office:value-type="float" office:value="1" calcext:value-type="float">
            <text:p>1.000</text:p>
          </table:table-cell>
          <table:table-cell table:style-name="ce246" table:formula="of:=+[.AH3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EyeLidUpp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7]" office:value-type="float" office:value="0.036" calcext:value-type="float">
            <text:p>0.036000</text:p>
          </table:table-cell>
          <table:table-cell table:style-name="ce84" table:formula="of:=+[.E$26]-[.M37]" office:value-type="float" office:value="-0.073125" calcext:value-type="float">
            <text:p>-0.073125</text:p>
          </table:table-cell>
          <table:table-cell table:style-name="ce92" table:formula="of:=+[.F$26]+[.O37]" office:value-type="float" office:value="1.761703" calcext:value-type="float">
            <text:p>1.761703</text:p>
          </table:table-cell>
          <table:table-cell table:style-name="ce96" table:formula="of:=+[.D37]+[.K37]" office:value-type="float" office:value="0.036" calcext:value-type="float">
            <text:p>0.036</text:p>
          </table:table-cell>
          <table:table-cell table:style-name="ce115" table:formula="of:=+[.E37]-[.J37]" office:value-type="float" office:value="-0.100125" calcext:value-type="float">
            <text:p>-0.100</text:p>
          </table:table-cell>
          <table:table-cell table:style-name="ce129" table:formula="of:=+[.F37]+[.L37]" office:value-type="float" office:value="1.766703" calcext:value-type="float">
            <text:p>1.767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37]" office:value-type="float" office:value="0" calcext:value-type="float">
            <text:p>0.000</text:p>
          </table:table-cell>
          <table:table-cell table:style-name="ce246" table:formula="of:=+[.AE3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37]" office:value-type="float" office:value="1" calcext:value-type="float">
            <text:p>1.000</text:p>
          </table:table-cell>
          <table:table-cell table:style-name="ce246" table:formula="of:=+[.AH3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EyeLidLowerLef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8]" office:value-type="float" office:value="0.036" calcext:value-type="float">
            <text:p>0.036000</text:p>
          </table:table-cell>
          <table:table-cell table:style-name="ce84" table:formula="of:=+[.E$26]-[.M38]" office:value-type="float" office:value="-0.073125" calcext:value-type="float">
            <text:p>-0.073125</text:p>
          </table:table-cell>
          <table:table-cell table:style-name="ce92" table:formula="of:=+[.F$26]+[.O38]" office:value-type="float" office:value="1.761703" calcext:value-type="float">
            <text:p>1.761703</text:p>
          </table:table-cell>
          <table:table-cell table:style-name="ce96" table:formula="of:=+[.D38]+[.K38]" office:value-type="float" office:value="0.036" calcext:value-type="float">
            <text:p>0.036</text:p>
          </table:table-cell>
          <table:table-cell table:style-name="ce115" table:formula="of:=+[.E38]-[.J38]" office:value-type="float" office:value="-0.097125" calcext:value-type="float">
            <text:p>-0.097</text:p>
          </table:table-cell>
          <table:table-cell table:style-name="ce129" table:formula="of:=+[.F38]+[.L38]" office:value-type="float" office:value="1.754703" calcext:value-type="float">
            <text:p>1.755</text:p>
          </table:table-cell>
          <table:table-cell table:style-name="ce136" office:value-type="float" office:value="0.024" calcext:value-type="float">
            <text:p>0.02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007" calcext:value-type="float">
            <text:p>-0.007</text:p>
          </table:table-cell>
          <table:table-cell table:style-name="ce174" office:value-type="float" office:value="0.073" calcext:value-type="float">
            <text:p>0.073000</text:p>
          </table:table-cell>
          <table:table-cell table:style-name="ce180" office:value-type="float" office:value="0.036" calcext:value-type="float">
            <text:p>0.036000</text:p>
          </table:table-cell>
          <table:table-cell table:style-name="ce190" office:value-type="float" office:value="0.034" calcext:value-type="float">
            <text:p>0.034000</text:p>
          </table:table-cell>
          <table:table-cell table:style-name="ce211" office:value-type="float" office:value="0.073" calcext:value-type="float">
            <text:p>0.073</text:p>
          </table:table-cell>
          <table:table-cell table:style-name="ce241" office:value-type="float" office:value="0.036" calcext:value-type="float">
            <text:p>0.036</text:p>
          </table:table-cell>
          <table:table-cell table:style-name="ce307" office:value-type="float" office:value="0.034" calcext:value-type="float">
            <text:p>0.03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38]" office:value-type="float" office:value="0" calcext:value-type="float">
            <text:p>0.000</text:p>
          </table:table-cell>
          <table:table-cell table:style-name="ce246" table:formula="of:=+[.AE3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38]" office:value-type="float" office:value="1" calcext:value-type="float">
            <text:p>1.000</text:p>
          </table:table-cell>
          <table:table-cell table:style-name="ce246" table:formula="of:=+[.AH3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EyeLidUpper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9]" office:value-type="float" office:value="-0.036" calcext:value-type="float">
            <text:p>-0.036000</text:p>
          </table:table-cell>
          <table:table-cell table:style-name="ce84" table:formula="of:=+[.E$26]-[.M39]" office:value-type="float" office:value="-0.073125" calcext:value-type="float">
            <text:p>-0.073125</text:p>
          </table:table-cell>
          <table:table-cell table:style-name="ce92" table:formula="of:=+[.F$26]+[.O39]" office:value-type="float" office:value="1.761703" calcext:value-type="float">
            <text:p>1.761703</text:p>
          </table:table-cell>
          <table:table-cell table:style-name="ce96" table:formula="of:=+[.D39]+[.K39]" office:value-type="float" office:value="-0.036" calcext:value-type="float">
            <text:p>-0.036</text:p>
          </table:table-cell>
          <table:table-cell table:style-name="ce115" table:formula="of:=+[.E39]-[.J39]" office:value-type="float" office:value="-0.100125" calcext:value-type="float">
            <text:p>-0.100</text:p>
          </table:table-cell>
          <table:table-cell table:style-name="ce129" table:formula="of:=+[.F39]+[.L39]" office:value-type="float" office:value="1.766703" calcext:value-type="float">
            <text:p>1.767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39]" office:value-type="float" office:value="0" calcext:value-type="float">
            <text:p>0.000</text:p>
          </table:table-cell>
          <table:table-cell table:style-name="ce246" table:formula="of:=+[.AE3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39]" office:value-type="float" office:value="1" calcext:value-type="float">
            <text:p>1.000</text:p>
          </table:table-cell>
          <table:table-cell table:style-name="ce246" table:formula="of:=+[.AH3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EyeLidLow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40]" office:value-type="float" office:value="-0.036" calcext:value-type="float">
            <text:p>-0.036000</text:p>
          </table:table-cell>
          <table:table-cell table:style-name="ce84" table:formula="of:=+[.E$26]-[.M40]" office:value-type="float" office:value="-0.073125" calcext:value-type="float">
            <text:p>-0.073125</text:p>
          </table:table-cell>
          <table:table-cell table:style-name="ce92" table:formula="of:=+[.F$26]+[.O40]" office:value-type="float" office:value="1.761703" calcext:value-type="float">
            <text:p>1.761703</text:p>
          </table:table-cell>
          <table:table-cell table:style-name="ce96" table:formula="of:=+[.D40]+[.K40]" office:value-type="float" office:value="-0.036" calcext:value-type="float">
            <text:p>-0.036</text:p>
          </table:table-cell>
          <table:table-cell table:style-name="ce115" table:formula="of:=+[.E40]-[.J40]" office:value-type="float" office:value="-0.097125" calcext:value-type="float">
            <text:p>-0.097</text:p>
          </table:table-cell>
          <table:table-cell table:style-name="ce129" table:formula="of:=+[.F40]+[.L40]" office:value-type="float" office:value="1.754703" calcext:value-type="float">
            <text:p>1.755</text:p>
          </table:table-cell>
          <table:table-cell table:style-name="ce136" office:value-type="float" office:value="0.024" calcext:value-type="float">
            <text:p>0.02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007" calcext:value-type="float">
            <text:p>-0.007</text:p>
          </table:table-cell>
          <table:table-cell table:style-name="ce174" office:value-type="float" office:value="0.073" calcext:value-type="float">
            <text:p>0.073000</text:p>
          </table:table-cell>
          <table:table-cell table:style-name="ce180" office:value-type="float" office:value="-0.036" calcext:value-type="float">
            <text:p>-0.036000</text:p>
          </table:table-cell>
          <table:table-cell table:style-name="ce190" office:value-type="float" office:value="0.034" calcext:value-type="float">
            <text:p>0.034000</text:p>
          </table:table-cell>
          <table:table-cell table:style-name="ce211" office:value-type="float" office:value="0.073" calcext:value-type="float">
            <text:p>0.073</text:p>
          </table:table-cell>
          <table:table-cell table:style-name="ce241" office:value-type="float" office:value="-0.036" calcext:value-type="float">
            <text:p>-0.036</text:p>
          </table:table-cell>
          <table:table-cell table:style-name="ce307" office:value-type="float" office:value="0.034" calcext:value-type="float">
            <text:p>0.03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40]" office:value-type="float" office:value="0" calcext:value-type="float">
            <text:p>0.000</text:p>
          </table:table-cell>
          <table:table-cell table:style-name="ce246" table:formula="of:=+[.AE4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40]" office:value-type="float" office:value="1" calcext:value-type="float">
            <text:p>1.000</text:p>
          </table:table-cell>
          <table:table-cell table:style-name="ce246" table:formula="of:=+[.AH4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Ear1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1]" office:value-type="float" office:value="0.08" calcext:value-type="float">
            <text:p>0.080000</text:p>
          </table:table-cell>
          <table:table-cell table:style-name="ce84" table:formula="of:=+[.E$26]-[.M41]" office:value-type="float" office:value="-0.000125" calcext:value-type="float">
            <text:p>-0.000125</text:p>
          </table:table-cell>
          <table:table-cell table:style-name="ce92" table:formula="of:=+[.F$26]+[.O41]" office:value-type="float" office:value="1.729703" calcext:value-type="float">
            <text:p>1.729703</text:p>
          </table:table-cell>
          <table:table-cell table:style-name="ce96" table:formula="of:=+[.D41]+[.K41]" office:value-type="float" office:value="0.098" calcext:value-type="float">
            <text:p>0.098</text:p>
          </table:table-cell>
          <table:table-cell table:style-name="ce115" table:formula="of:=+[.E41]-[.J41]" office:value-type="float" office:value="0.018875" calcext:value-type="float">
            <text:p>0.019</text:p>
          </table:table-cell>
          <table:table-cell table:style-name="ce129" table:formula="of:=+[.F41]+[.L41]" office:value-type="float" office:value="1.754703" calcext:value-type="float">
            <text:p>1.755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0.018" calcext:value-type="float">
            <text:p>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.08" calcext:value-type="float">
            <text:p>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08" calcext:value-type="float">
            <text:p>0.080</text:p>
          </table:table-cell>
          <table:table-cell table:style-name="ce333" office:value-type="float" office:value="0.002" calcext:value-type="float">
            <text:p>0.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41]" office:value-type="float" office:value="0" calcext:value-type="float">
            <text:p>0.000</text:p>
          </table:table-cell>
          <table:table-cell table:style-name="ce246" table:formula="of:=+[.AE4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41]" office:value-type="float" office:value="1" calcext:value-type="float">
            <text:p>1.000</text:p>
          </table:table-cell>
          <table:table-cell table:style-name="ce246" table:formula="of:=+[.AH4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Ear2Left</text:p>
          </table:table-cell>
          <table:table-cell table:style-name="ce57" office:value-type="string" calcext:value-type="string">
            <text:p>mFaceEar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41]+[.N42]" office:value-type="float" office:value="0.098" calcext:value-type="float">
            <text:p>0.098000</text:p>
          </table:table-cell>
          <table:table-cell table:style-name="ce80" table:formula="of:=+[.E41]-[.M42]" office:value-type="float" office:value="0.018875" calcext:value-type="float">
            <text:p>0.018875</text:p>
          </table:table-cell>
          <table:table-cell table:style-name="ce88" table:formula="of:=+[.F41]+[.O42]" office:value-type="float" office:value="1.754703" calcext:value-type="float">
            <text:p>1.754703</text:p>
          </table:table-cell>
          <table:table-cell table:style-name="ce96" table:formula="of:=+[.D42]+[.K42]" office:value-type="float" office:value="0.098" calcext:value-type="float">
            <text:p>0.098</text:p>
          </table:table-cell>
          <table:table-cell table:style-name="ce115" table:formula="of:=+[.E42]-[.J42]" office:value-type="float" office:value="0.018875" calcext:value-type="float">
            <text:p>0.019</text:p>
          </table:table-cell>
          <table:table-cell table:style-name="ce129" table:formula="of:=+[.F42]+[.L42]" office:value-type="float" office:value="1.787703" calcext:value-type="float">
            <text:p>1.788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33" calcext:value-type="float">
            <text:p>0.033</text:p>
          </table:table-cell>
          <table:table-cell table:style-name="ce174" office:value-type="float" office:value="-0.019" calcext:value-type="float">
            <text:p>-0.019000</text:p>
          </table:table-cell>
          <table:table-cell table:style-name="ce180" office:value-type="float" office:value="0.018" calcext:value-type="float">
            <text:p>0.018000</text:p>
          </table:table-cell>
          <table:table-cell table:style-name="ce190" office:value-type="float" office:value="0.025" calcext:value-type="float">
            <text:p>0.025000</text:p>
          </table:table-cell>
          <table:table-cell table:style-name="ce211" office:value-type="float" office:value="-0.019" calcext:value-type="float">
            <text:p>-0.019</text:p>
          </table:table-cell>
          <table:table-cell table:style-name="ce241" office:value-type="float" office:value="0.018" calcext:value-type="float">
            <text:p>0.018</text:p>
          </table:table-cell>
          <table:table-cell table:style-name="ce307" office:value-type="float" office:value="0.025" calcext:value-type="float">
            <text:p>0.02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42]" office:value-type="float" office:value="0" calcext:value-type="float">
            <text:p>0.000</text:p>
          </table:table-cell>
          <table:table-cell table:style-name="ce246" table:formula="of:=+[.AE4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42]" office:value-type="float" office:value="1" calcext:value-type="float">
            <text:p>1.000</text:p>
          </table:table-cell>
          <table:table-cell table:style-name="ce246" table:formula="of:=+[.AH4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Ear1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3]" office:value-type="float" office:value="-0.08" calcext:value-type="float">
            <text:p>-0.080000</text:p>
          </table:table-cell>
          <table:table-cell table:style-name="ce84" table:formula="of:=+[.E$26]-[.M43]" office:value-type="float" office:value="-0.000125" calcext:value-type="float">
            <text:p>-0.000125</text:p>
          </table:table-cell>
          <table:table-cell table:style-name="ce92" table:formula="of:=+[.F$26]+[.O43]" office:value-type="float" office:value="1.729703" calcext:value-type="float">
            <text:p>1.729703</text:p>
          </table:table-cell>
          <table:table-cell table:style-name="ce96" table:formula="of:=+[.D43]+[.K43]" office:value-type="float" office:value="-0.098" calcext:value-type="float">
            <text:p>-0.098</text:p>
          </table:table-cell>
          <table:table-cell table:style-name="ce115" table:formula="of:=+[.E43]-[.J43]" office:value-type="float" office:value="0.018875" calcext:value-type="float">
            <text:p>0.019</text:p>
          </table:table-cell>
          <table:table-cell table:style-name="ce129" table:formula="of:=+[.F43]+[.L43]" office:value-type="float" office:value="1.754703" calcext:value-type="float">
            <text:p>1.755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08" calcext:value-type="float">
            <text:p>-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8" calcext:value-type="float">
            <text:p>-0.080</text:p>
          </table:table-cell>
          <table:table-cell table:style-name="ce333" office:value-type="float" office:value="0.002" calcext:value-type="float">
            <text:p>0.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43]" office:value-type="float" office:value="0" calcext:value-type="float">
            <text:p>0.000</text:p>
          </table:table-cell>
          <table:table-cell table:style-name="ce246" table:formula="of:=+[.AE4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43]" office:value-type="float" office:value="1" calcext:value-type="float">
            <text:p>1.000</text:p>
          </table:table-cell>
          <table:table-cell table:style-name="ce246" table:formula="of:=+[.AH4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Ear2Right</text:p>
          </table:table-cell>
          <table:table-cell table:style-name="ce57" office:value-type="string" calcext:value-type="string">
            <text:p>mFaceEar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43]+[.N44]" office:value-type="float" office:value="-0.098" calcext:value-type="float">
            <text:p>-0.098000</text:p>
          </table:table-cell>
          <table:table-cell table:style-name="ce80" table:formula="of:=+[.E43]-[.M44]" office:value-type="float" office:value="0.018875" calcext:value-type="float">
            <text:p>0.018875</text:p>
          </table:table-cell>
          <table:table-cell table:style-name="ce88" table:formula="of:=+[.F43]+[.O44]" office:value-type="float" office:value="1.754703" calcext:value-type="float">
            <text:p>1.754703</text:p>
          </table:table-cell>
          <table:table-cell table:style-name="ce96" table:formula="of:=+[.D44]+[.K44]" office:value-type="float" office:value="-0.098" calcext:value-type="float">
            <text:p>-0.098</text:p>
          </table:table-cell>
          <table:table-cell table:style-name="ce115" table:formula="of:=+[.E44]-[.J44]" office:value-type="float" office:value="0.018875" calcext:value-type="float">
            <text:p>0.019</text:p>
          </table:table-cell>
          <table:table-cell table:style-name="ce129" table:formula="of:=+[.F44]+[.L44]" office:value-type="float" office:value="1.787703" calcext:value-type="float">
            <text:p>1.788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33" calcext:value-type="float">
            <text:p>0.033</text:p>
          </table:table-cell>
          <table:table-cell table:style-name="ce174" office:value-type="float" office:value="-0.019" calcext:value-type="float">
            <text:p>-0.019000</text:p>
          </table:table-cell>
          <table:table-cell table:style-name="ce180" office:value-type="float" office:value="-0.018" calcext:value-type="float">
            <text:p>-0.018000</text:p>
          </table:table-cell>
          <table:table-cell table:style-name="ce190" office:value-type="float" office:value="0.025" calcext:value-type="float">
            <text:p>0.025000</text:p>
          </table:table-cell>
          <table:table-cell table:style-name="ce211" office:value-type="float" office:value="-0.019" calcext:value-type="float">
            <text:p>-0.019</text:p>
          </table:table-cell>
          <table:table-cell table:style-name="ce241" office:value-type="float" office:value="-0.018" calcext:value-type="float">
            <text:p>-0.018</text:p>
          </table:table-cell>
          <table:table-cell table:style-name="ce307" office:value-type="float" office:value="0.025" calcext:value-type="float">
            <text:p>0.02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44]" office:value-type="float" office:value="0" calcext:value-type="float">
            <text:p>0.000</text:p>
          </table:table-cell>
          <table:table-cell table:style-name="ce246" table:formula="of:=+[.AE4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44]" office:value-type="float" office:value="1" calcext:value-type="float">
            <text:p>1.000</text:p>
          </table:table-cell>
          <table:table-cell table:style-name="ce246" table:formula="of:=+[.AH4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Nose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5]" office:value-type="float" office:value="0.015" calcext:value-type="float">
            <text:p>0.015000</text:p>
          </table:table-cell>
          <table:table-cell table:style-name="ce84" table:formula="of:=+[.E$26]-[.M45]" office:value-type="float" office:value="-0.086125" calcext:value-type="float">
            <text:p>-0.086125</text:p>
          </table:table-cell>
          <table:table-cell table:style-name="ce92" table:formula="of:=+[.F$26]+[.O45]" office:value-type="float" office:value="1.723703" calcext:value-type="float">
            <text:p>1.723703</text:p>
          </table:table-cell>
          <table:table-cell table:style-name="ce96" table:formula="of:=+[.D45]+[.K45]" office:value-type="float" office:value="0.019" calcext:value-type="float">
            <text:p>0.019</text:p>
          </table:table-cell>
          <table:table-cell table:style-name="ce115" table:formula="of:=+[.E45]-[.J45]" office:value-type="float" office:value="-0.101125" calcext:value-type="float">
            <text:p>-0.101</text:p>
          </table:table-cell>
          <table:table-cell table:style-name="ce129" table:formula="of:=+[.F45]+[.L45]" office:value-type="float" office:value="1.723703" calcext:value-type="float">
            <text:p>1.724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0.015" calcext:value-type="float">
            <text:p>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0.015" calcext:value-type="float">
            <text:p>0.015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45]" office:value-type="float" office:value="0" calcext:value-type="float">
            <text:p>0.000</text:p>
          </table:table-cell>
          <table:table-cell table:style-name="ce246" table:formula="of:=+[.AE4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45]" office:value-type="float" office:value="1" calcext:value-type="float">
            <text:p>1.000</text:p>
          </table:table-cell>
          <table:table-cell table:style-name="ce246" table:formula="of:=+[.AH4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NoseCenter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46]" office:value-type="float" office:value="0" calcext:value-type="float">
            <text:p>0.000000</text:p>
          </table:table-cell>
          <table:table-cell table:style-name="ce84" table:formula="of:=+[.E$26]-[.M46]" office:value-type="float" office:value="-0.102125" calcext:value-type="float">
            <text:p>-0.102125</text:p>
          </table:table-cell>
          <table:table-cell table:style-name="ce92" table:formula="of:=+[.F$26]+[.O46]" office:value-type="float" office:value="1.727703" calcext:value-type="float">
            <text:p>1.727703</text:p>
          </table:table-cell>
          <table:table-cell table:style-name="ce96" table:formula="of:=+[.D46]+[.K46]" office:value-type="float" office:value="0" calcext:value-type="float">
            <text:p>0.000</text:p>
          </table:table-cell>
          <table:table-cell table:style-name="ce115" table:formula="of:=+[.E46]-[.J46]" office:value-type="float" office:value="-0.127125" calcext:value-type="float">
            <text:p>-0.127</text:p>
          </table:table-cell>
          <table:table-cell table:style-name="ce129" table:formula="of:=+[.F46]+[.L46]" office:value-type="float" office:value="1.727703" calcext:value-type="float">
            <text:p>1.728</text:p>
          </table:table-cell>
          <table:table-cell table:style-name="ce136" office:value-type="float" office:value="0.025" calcext:value-type="float">
            <text:p>0.02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02" calcext:value-type="float">
            <text:p>0.10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.102" calcext:value-type="float">
            <text:p>0.10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46]" office:value-type="float" office:value="0" calcext:value-type="float">
            <text:p>0.000</text:p>
          </table:table-cell>
          <table:table-cell table:style-name="ce246" table:formula="of:=+[.AE4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46]" office:value-type="float" office:value="1" calcext:value-type="float">
            <text:p>1.000</text:p>
          </table:table-cell>
          <table:table-cell table:style-name="ce246" table:formula="of:=+[.AH4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Nose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7]" office:value-type="float" office:value="-0.015" calcext:value-type="float">
            <text:p>-0.015000</text:p>
          </table:table-cell>
          <table:table-cell table:style-name="ce84" table:formula="of:=+[.E$26]-[.M47]" office:value-type="float" office:value="-0.086125" calcext:value-type="float">
            <text:p>-0.086125</text:p>
          </table:table-cell>
          <table:table-cell table:style-name="ce92" table:formula="of:=+[.F$26]+[.O47]" office:value-type="float" office:value="1.723703" calcext:value-type="float">
            <text:p>1.723703</text:p>
          </table:table-cell>
          <table:table-cell table:style-name="ce96" table:formula="of:=+[.D47]+[.K47]" office:value-type="float" office:value="-0.019" calcext:value-type="float">
            <text:p>-0.019</text:p>
          </table:table-cell>
          <table:table-cell table:style-name="ce115" table:formula="of:=+[.E47]-[.J47]" office:value-type="float" office:value="-0.101125" calcext:value-type="float">
            <text:p>-0.101</text:p>
          </table:table-cell>
          <table:table-cell table:style-name="ce129" table:formula="of:=+[.F47]+[.L47]" office:value-type="float" office:value="1.723703" calcext:value-type="float">
            <text:p>1.724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04" calcext:value-type="float">
            <text:p>-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-0.015" calcext:value-type="float">
            <text:p>-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-0.015" calcext:value-type="float">
            <text:p>-0.015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47]" office:value-type="float" office:value="0" calcext:value-type="float">
            <text:p>0.000</text:p>
          </table:table-cell>
          <table:table-cell table:style-name="ce246" table:formula="of:=+[.AE4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47]" office:value-type="float" office:value="1" calcext:value-type="float">
            <text:p>1.000</text:p>
          </table:table-cell>
          <table:table-cell table:style-name="ce246" table:formula="of:=+[.AH4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CheekLowerLef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48]" office:value-type="float" office:value="0.034" calcext:value-type="float">
            <text:p>0.034000</text:p>
          </table:table-cell>
          <table:table-cell table:style-name="ce84" table:formula="of:=+[.E$26]-[.M48]" office:value-type="float" office:value="-0.050125" calcext:value-type="float">
            <text:p>-0.050125</text:p>
          </table:table-cell>
          <table:table-cell table:style-name="ce92" table:formula="of:=+[.F$26]+[.O48]" office:value-type="float" office:value="1.696703" calcext:value-type="float">
            <text:p>1.696703</text:p>
          </table:table-cell>
          <table:table-cell table:style-name="ce96" table:formula="of:=+[.D48]+[.K48]" office:value-type="float" office:value="0.064" calcext:value-type="float">
            <text:p>0.064</text:p>
          </table:table-cell>
          <table:table-cell table:style-name="ce115" table:formula="of:=+[.E48]-[.J48]" office:value-type="float" office:value="-0.063125" calcext:value-type="float">
            <text:p>-0.063</text:p>
          </table:table-cell>
          <table:table-cell table:style-name="ce129" table:formula="of:=+[.F48]+[.L48]" office:value-type="float" office:value="1.696703" calcext:value-type="float">
            <text:p>1.697</text:p>
          </table:table-cell>
          <table:table-cell table:style-name="ce136" office:value-type="float" office:value="0.013" calcext:value-type="float">
            <text:p>0.013</text:p>
          </table:table-cell>
          <table:table-cell table:style-name="ce148" office:value-type="float" office:value="0.03" calcext:value-type="float">
            <text:p>0.03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5" calcext:value-type="float">
            <text:p>0.050000</text:p>
          </table:table-cell>
          <table:table-cell table:style-name="ce180" office:value-type="float" office:value="0.034" calcext:value-type="float">
            <text:p>0.034000</text:p>
          </table:table-cell>
          <table:table-cell table:style-name="ce190" office:value-type="float" office:value="-0.031" calcext:value-type="float">
            <text:p>-0.031000</text:p>
          </table:table-cell>
          <table:table-cell table:style-name="ce211" office:value-type="float" office:value="0.05" calcext:value-type="float">
            <text:p>0.050</text:p>
          </table:table-cell>
          <table:table-cell table:style-name="ce241" office:value-type="float" office:value="0.034" calcext:value-type="float">
            <text:p>0.034</text:p>
          </table:table-cell>
          <table:table-cell table:style-name="ce307" office:value-type="float" office:value="-0.031" calcext:value-type="float">
            <text:p>-0.03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48]" office:value-type="float" office:value="0" calcext:value-type="float">
            <text:p>0.000</text:p>
          </table:table-cell>
          <table:table-cell table:style-name="ce246" table:formula="of:=+[.AE4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48]" office:value-type="float" office:value="1" calcext:value-type="float">
            <text:p>1.000</text:p>
          </table:table-cell>
          <table:table-cell table:style-name="ce246" table:formula="of:=+[.AH4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CheekUpp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9]" office:value-type="float" office:value="0.034" calcext:value-type="float">
            <text:p>0.034000</text:p>
          </table:table-cell>
          <table:table-cell table:style-name="ce84" table:formula="of:=+[.E$26]-[.M49]" office:value-type="float" office:value="-0.070125" calcext:value-type="float">
            <text:p>-0.070125</text:p>
          </table:table-cell>
          <table:table-cell table:style-name="ce92" table:formula="of:=+[.F$26]+[.O49]" office:value-type="float" office:value="1.722703" calcext:value-type="float">
            <text:p>1.722703</text:p>
          </table:table-cell>
          <table:table-cell table:style-name="ce96" table:formula="of:=+[.D49]+[.K49]" office:value-type="float" office:value="0.049" calcext:value-type="float">
            <text:p>0.049</text:p>
          </table:table-cell>
          <table:table-cell table:style-name="ce115" table:formula="of:=+[.E49]-[.J49]" office:value-type="float" office:value="-0.092125" calcext:value-type="float">
            <text:p>-0.092</text:p>
          </table:table-cell>
          <table:table-cell table:style-name="ce129" table:formula="of:=+[.F49]+[.L49]" office:value-type="float" office:value="1.722703" calcext:value-type="float">
            <text:p>1.72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0.015" calcext:value-type="float">
            <text:p>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0.034" calcext:value-type="float">
            <text:p>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0.034" calcext:value-type="float">
            <text:p>0.034</text:p>
          </table:table-cell>
          <table:table-cell table:style-name="ce333" office:value-type="float" office:value="-0.005" calcext:value-type="float">
            <text:p>-0.0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49]" office:value-type="float" office:value="0" calcext:value-type="float">
            <text:p>0.000</text:p>
          </table:table-cell>
          <table:table-cell table:style-name="ce246" table:formula="of:=+[.AE4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49]" office:value-type="float" office:value="1" calcext:value-type="float">
            <text:p>1.000</text:p>
          </table:table-cell>
          <table:table-cell table:style-name="ce246" table:formula="of:=+[.AH4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CheekLow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50]" office:value-type="float" office:value="-0.034" calcext:value-type="float">
            <text:p>-0.034000</text:p>
          </table:table-cell>
          <table:table-cell table:style-name="ce84" table:formula="of:=+[.E$26]-[.M50]" office:value-type="float" office:value="-0.050125" calcext:value-type="float">
            <text:p>-0.050125</text:p>
          </table:table-cell>
          <table:table-cell table:style-name="ce92" table:formula="of:=+[.F$26]+[.O50]" office:value-type="float" office:value="1.696703" calcext:value-type="float">
            <text:p>1.696703</text:p>
          </table:table-cell>
          <table:table-cell table:style-name="ce96" table:formula="of:=+[.D50]+[.K50]" office:value-type="float" office:value="-0.064" calcext:value-type="float">
            <text:p>-0.064</text:p>
          </table:table-cell>
          <table:table-cell table:style-name="ce115" table:formula="of:=+[.E50]-[.J50]" office:value-type="float" office:value="-0.063125" calcext:value-type="float">
            <text:p>-0.063</text:p>
          </table:table-cell>
          <table:table-cell table:style-name="ce129" table:formula="of:=+[.F50]+[.L50]" office:value-type="float" office:value="1.696703" calcext:value-type="float">
            <text:p>1.697</text:p>
          </table:table-cell>
          <table:table-cell table:style-name="ce136" office:value-type="float" office:value="0.013" calcext:value-type="float">
            <text:p>0.013</text:p>
          </table:table-cell>
          <table:table-cell table:style-name="ce148" office:value-type="float" office:value="-0.03" calcext:value-type="float">
            <text:p>-0.03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5" calcext:value-type="float">
            <text:p>0.050000</text:p>
          </table:table-cell>
          <table:table-cell table:style-name="ce180" office:value-type="float" office:value="-0.034" calcext:value-type="float">
            <text:p>-0.034000</text:p>
          </table:table-cell>
          <table:table-cell table:style-name="ce190" office:value-type="float" office:value="-0.031" calcext:value-type="float">
            <text:p>-0.031000</text:p>
          </table:table-cell>
          <table:table-cell table:style-name="ce211" office:value-type="float" office:value="0.05" calcext:value-type="float">
            <text:p>0.050</text:p>
          </table:table-cell>
          <table:table-cell table:style-name="ce241" office:value-type="float" office:value="-0.034" calcext:value-type="float">
            <text:p>-0.034</text:p>
          </table:table-cell>
          <table:table-cell table:style-name="ce307" office:value-type="float" office:value="-0.031" calcext:value-type="float">
            <text:p>-0.03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50]" office:value-type="float" office:value="0" calcext:value-type="float">
            <text:p>0.000</text:p>
          </table:table-cell>
          <table:table-cell table:style-name="ce246" table:formula="of:=+[.AE5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0]" office:value-type="float" office:value="1" calcext:value-type="float">
            <text:p>1.000</text:p>
          </table:table-cell>
          <table:table-cell table:style-name="ce246" table:formula="of:=+[.AH5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CheekUpper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51]" office:value-type="float" office:value="-0.034" calcext:value-type="float">
            <text:p>-0.034000</text:p>
          </table:table-cell>
          <table:table-cell table:style-name="ce84" table:formula="of:=+[.E$26]-[.M51]" office:value-type="float" office:value="-0.070125" calcext:value-type="float">
            <text:p>-0.070125</text:p>
          </table:table-cell>
          <table:table-cell table:style-name="ce92" table:formula="of:=+[.F$26]+[.O51]" office:value-type="float" office:value="1.722703" calcext:value-type="float">
            <text:p>1.722703</text:p>
          </table:table-cell>
          <table:table-cell table:style-name="ce96" table:formula="of:=+[.D51]+[.K51]" office:value-type="float" office:value="-0.049" calcext:value-type="float">
            <text:p>-0.049</text:p>
          </table:table-cell>
          <table:table-cell table:style-name="ce115" table:formula="of:=+[.E51]-[.J51]" office:value-type="float" office:value="-0.092125" calcext:value-type="float">
            <text:p>-0.092</text:p>
          </table:table-cell>
          <table:table-cell table:style-name="ce129" table:formula="of:=+[.F51]+[.L51]" office:value-type="float" office:value="1.722703" calcext:value-type="float">
            <text:p>1.72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34" calcext:value-type="float">
            <text:p>-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34" calcext:value-type="float">
            <text:p>-0.034</text:p>
          </table:table-cell>
          <table:table-cell table:style-name="ce333" office:value-type="float" office:value="-0.005" calcext:value-type="float">
            <text:p>-0.0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51]" office:value-type="float" office:value="0" calcext:value-type="float">
            <text:p>0.000</text:p>
          </table:table-cell>
          <table:table-cell table:style-name="ce246" table:formula="of:=+[.AE5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1]" office:value-type="float" office:value="1" calcext:value-type="float">
            <text:p>1.000</text:p>
          </table:table-cell>
          <table:table-cell table:style-name="ce246" table:formula="of:=+[.AH5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Jaw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52]" office:value-type="float" office:value="0" calcext:value-type="float">
            <text:p>0.000000</text:p>
          </table:table-cell>
          <table:table-cell table:style-name="ce84" table:formula="of:=+[.E$26]-[.M52]" office:value-type="float" office:value="0.000875" calcext:value-type="float">
            <text:p>0.000875</text:p>
          </table:table-cell>
          <table:table-cell table:style-name="ce92" table:formula="of:=+[.F$26]+[.O52]" office:value-type="float" office:value="1.712703" calcext:value-type="float">
            <text:p>1.712703</text:p>
          </table:table-cell>
          <table:table-cell table:style-name="ce96" table:formula="of:=+[.D52]+[.K52]" office:value-type="float" office:value="0" calcext:value-type="float">
            <text:p>0.000</text:p>
          </table:table-cell>
          <table:table-cell table:style-name="ce115" table:formula="of:=+[.E52]-[.J52]" office:value-type="float" office:value="-0.058125" calcext:value-type="float">
            <text:p>-0.058</text:p>
          </table:table-cell>
          <table:table-cell table:style-name="ce129" table:formula="of:=+[.F52]+[.L52]" office:value-type="float" office:value="1.673703" calcext:value-type="float">
            <text:p>1.674</text:p>
          </table:table-cell>
          <table:table-cell table:style-name="ce136" office:value-type="float" office:value="0.059" calcext:value-type="float">
            <text:p>0.059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039" calcext:value-type="float">
            <text:p>-0.039</text:p>
          </table:table-cell>
          <table:table-cell table:style-name="ce174" office:value-type="float" office:value="-0.001" calcext:value-type="float">
            <text:p>-0.001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15" calcext:value-type="float">
            <text:p>-0.015000</text:p>
          </table:table-cell>
          <table:table-cell table:style-name="ce211" office:value-type="float" office:value="-0.001" calcext:value-type="float">
            <text:p>-0.001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15" calcext:value-type="float">
            <text:p>-0.01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52]" office:value-type="float" office:value="0" calcext:value-type="float">
            <text:p>0.000</text:p>
          </table:table-cell>
          <table:table-cell table:style-name="ce246" table:formula="of:=+[.AE5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2]" office:value-type="float" office:value="1" calcext:value-type="float">
            <text:p>1.000</text:p>
          </table:table-cell>
          <table:table-cell table:style-name="ce246" table:formula="of:=+[.AH5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Chin</text:p>
          </table:table-cell>
          <table:table-cell table:style-name="ce60" office:value-type="string" calcext:value-type="string">
            <text:p>mFaceJaw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2]+[.N53]" office:value-type="float" office:value="0" calcext:value-type="float">
            <text:p>0.000000</text:p>
          </table:table-cell>
          <table:table-cell table:style-name="ce80" table:formula="of:=+[.E$52]-[.M53]" office:value-type="float" office:value="-0.073125" calcext:value-type="float">
            <text:p>-0.073125</text:p>
          </table:table-cell>
          <table:table-cell table:style-name="ce88" table:formula="of:=+[.F$52]+[.O53]" office:value-type="float" office:value="1.658703" calcext:value-type="float">
            <text:p>1.658703</text:p>
          </table:table-cell>
          <table:table-cell table:style-name="ce96" table:formula="of:=+[.D53]+[.K53]" office:value-type="float" office:value="0" calcext:value-type="float">
            <text:p>0.000</text:p>
          </table:table-cell>
          <table:table-cell table:style-name="ce115" table:formula="of:=+[.E53]-[.J53]" office:value-type="float" office:value="-0.094125" calcext:value-type="float">
            <text:p>-0.094</text:p>
          </table:table-cell>
          <table:table-cell table:style-name="ce129" table:formula="of:=+[.F53]+[.L53]" office:value-type="float" office:value="1.640703" calcext:value-type="float">
            <text:p>1.641</text:p>
          </table:table-cell>
          <table:table-cell table:style-name="ce146" office:value-type="float" office:value="0.021" calcext:value-type="float">
            <text:p>0.021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18" calcext:value-type="float">
            <text:p>-0.018</text:p>
          </table:table-cell>
          <table:table-cell table:style-name="ce177" office:value-type="float" office:value="0.074" calcext:value-type="float">
            <text:p>0.07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54" calcext:value-type="float">
            <text:p>-0.054000</text:p>
          </table:table-cell>
          <table:table-cell table:style-name="ce237" office:value-type="float" office:value="0.074" calcext:value-type="float">
            <text:p>0.07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54" calcext:value-type="float">
            <text:p>-0.05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53]" office:value-type="float" office:value="0" calcext:value-type="float">
            <text:p>0.000</text:p>
          </table:table-cell>
          <table:table-cell table:style-name="ce246" table:formula="of:=+[.AE5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3]" office:value-type="float" office:value="1" calcext:value-type="float">
            <text:p>1.000</text:p>
          </table:table-cell>
          <table:table-cell table:style-name="ce246" table:formula="of:=+[.AH5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TeethLower</text:p>
          </table:table-cell>
          <table:table-cell table:style-name="ce57" office:value-type="string" calcext:value-type="string">
            <text:p>mFaceJaw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52]+[.N54]" office:value-type="float" office:value="0" calcext:value-type="float">
            <text:p>0.000000</text:p>
          </table:table-cell>
          <table:table-cell table:style-name="ce80" table:formula="of:=+[.E$52]-[.M54]" office:value-type="float" office:value="-0.020125" calcext:value-type="float">
            <text:p>-0.020125</text:p>
          </table:table-cell>
          <table:table-cell table:style-name="ce88" table:formula="of:=+[.F$52]+[.O54]" office:value-type="float" office:value="1.673703" calcext:value-type="float">
            <text:p>1.673703</text:p>
          </table:table-cell>
          <table:table-cell table:style-name="ce96" table:formula="of:=+[.D54]+[.K54]" office:value-type="float" office:value="0" calcext:value-type="float">
            <text:p>0.000</text:p>
          </table:table-cell>
          <table:table-cell table:style-name="ce115" table:formula="of:=+[.E54]-[.J54]" office:value-type="float" office:value="-0.055125" calcext:value-type="float">
            <text:p>-0.055</text:p>
          </table:table-cell>
          <table:table-cell table:style-name="ce129" table:formula="of:=+[.F54]+[.L54]" office:value-type="float" office:value="1.673703" calcext:value-type="float">
            <text:p>1.674</text:p>
          </table:table-cell>
          <table:table-cell table:style-name="ce136" office:value-type="float" office:value="0.035" calcext:value-type="float">
            <text:p>0.03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1" calcext:value-type="float">
            <text:p>0.021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39" calcext:value-type="float">
            <text:p>-0.039000</text:p>
          </table:table-cell>
          <table:table-cell table:style-name="ce211" office:value-type="float" office:value="0.021" calcext:value-type="float">
            <text:p>0.021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39" calcext:value-type="float">
            <text:p>-0.03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54]" office:value-type="float" office:value="0" calcext:value-type="float">
            <text:p>0.000</text:p>
          </table:table-cell>
          <table:table-cell table:style-name="ce246" table:formula="of:=+[.AE5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4]" office:value-type="float" office:value="1" calcext:value-type="float">
            <text:p>1.000</text:p>
          </table:table-cell>
          <table:table-cell table:style-name="ce246" table:formula="of:=+[.AH5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LipLowerLeft</text:p>
          </table:table-cell>
          <table:table-cell table:style-name="ce60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5]" office:value-type="float" office:value="0" calcext:value-type="float">
            <text:p>0.000000</text:p>
          </table:table-cell>
          <table:table-cell table:style-name="ce80" table:formula="of:=+[.E$54]-[.M55]" office:value-type="float" office:value="-0.065125" calcext:value-type="float">
            <text:p>-0.065125</text:p>
          </table:table-cell>
          <table:table-cell table:style-name="ce88" table:formula="of:=+[.F$54]+[.O55]" office:value-type="float" office:value="1.673703" calcext:value-type="float">
            <text:p>1.673703</text:p>
          </table:table-cell>
          <table:table-cell table:style-name="ce96" table:formula="of:=+[.D55]+[.K55]" office:value-type="float" office:value="0.017" calcext:value-type="float">
            <text:p>0.017</text:p>
          </table:table-cell>
          <table:table-cell table:style-name="ce115" table:formula="of:=+[.E55]-[.J55]" office:value-type="float" office:value="-0.099125" calcext:value-type="float">
            <text:p>-0.099</text:p>
          </table:table-cell>
          <table:table-cell table:style-name="ce129" table:formula="of:=+[.F55]+[.L55]" office:value-type="float" office:value="1.678703" calcext:value-type="float">
            <text:p>1.679</text:p>
          </table:table-cell>
          <table:table-cell table:style-name="ce146" office:value-type="float" office:value="0.034" calcext:value-type="float">
            <text:p>0.034</text:p>
          </table:table-cell>
          <table:table-cell table:style-name="ce157" office:value-type="float" office:value="0.017" calcext:value-type="float">
            <text:p>0.017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55]" office:value-type="float" office:value="0" calcext:value-type="float">
            <text:p>0.000</text:p>
          </table:table-cell>
          <table:table-cell table:style-name="ce246" table:formula="of:=+[.AE5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5]" office:value-type="float" office:value="1" calcext:value-type="float">
            <text:p>1.000</text:p>
          </table:table-cell>
          <table:table-cell table:style-name="ce246" table:formula="of:=+[.AH5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LipLowerRight</text:p>
          </table:table-cell>
          <table:table-cell table:style-name="ce57" office:value-type="string" calcext:value-type="string">
            <text:p>mFaceTeethLow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54]+[.N56]" office:value-type="float" office:value="0" calcext:value-type="float">
            <text:p>0.000000</text:p>
          </table:table-cell>
          <table:table-cell table:style-name="ce80" table:formula="of:=+[.E$54]-[.M56]" office:value-type="float" office:value="-0.065125" calcext:value-type="float">
            <text:p>-0.065125</text:p>
          </table:table-cell>
          <table:table-cell table:style-name="ce88" table:formula="of:=+[.F$54]+[.O56]" office:value-type="float" office:value="1.673703" calcext:value-type="float">
            <text:p>1.673703</text:p>
          </table:table-cell>
          <table:table-cell table:style-name="ce96" table:formula="of:=+[.D56]+[.K56]" office:value-type="float" office:value="-0.017" calcext:value-type="float">
            <text:p>-0.017</text:p>
          </table:table-cell>
          <table:table-cell table:style-name="ce115" table:formula="of:=+[.E56]-[.J56]" office:value-type="float" office:value="-0.099125" calcext:value-type="float">
            <text:p>-0.099</text:p>
          </table:table-cell>
          <table:table-cell table:style-name="ce129" table:formula="of:=+[.F56]+[.L56]" office:value-type="float" office:value="1.678703" calcext:value-type="float">
            <text:p>1.679</text:p>
          </table:table-cell>
          <table:table-cell table:style-name="ce136" office:value-type="float" office:value="0.034" calcext:value-type="float">
            <text:p>0.034</text:p>
          </table:table-cell>
          <table:table-cell table:style-name="ce148" office:value-type="float" office:value="-0.017" calcext:value-type="float">
            <text:p>-0.017</text:p>
          </table:table-cell>
          <table:table-cell table:style-name="ce161" office:value-type="float" office:value="0.005" calcext:value-type="float">
            <text:p>0.005</text:p>
          </table:table-cell>
          <table:table-cell table:style-name="ce174" office:value-type="float" office:value="0.045" calcext:value-type="float">
            <text:p>0.04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.045" calcext:value-type="float">
            <text:p>0.04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56]" office:value-type="float" office:value="0" calcext:value-type="float">
            <text:p>0.000</text:p>
          </table:table-cell>
          <table:table-cell table:style-name="ce246" table:formula="of:=+[.AE5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6]" office:value-type="float" office:value="1" calcext:value-type="float">
            <text:p>1.000</text:p>
          </table:table-cell>
          <table:table-cell table:style-name="ce246" table:formula="of:=+[.AH5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LipLowerCenter</text:p>
          </table:table-cell>
          <table:table-cell table:style-name="ce60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7]" office:value-type="float" office:value="0" calcext:value-type="float">
            <text:p>0.000000</text:p>
          </table:table-cell>
          <table:table-cell table:style-name="ce80" table:formula="of:=+[.E$54]-[.M57]" office:value-type="float" office:value="-0.065125" calcext:value-type="float">
            <text:p>-0.065125</text:p>
          </table:table-cell>
          <table:table-cell table:style-name="ce88" table:formula="of:=+[.F$54]+[.O57]" office:value-type="float" office:value="1.673703" calcext:value-type="float">
            <text:p>1.673703</text:p>
          </table:table-cell>
          <table:table-cell table:style-name="ce96" table:formula="of:=+[.D57]+[.K57]" office:value-type="float" office:value="0" calcext:value-type="float">
            <text:p>0.000</text:p>
          </table:table-cell>
          <table:table-cell table:style-name="ce115" table:formula="of:=+[.E57]-[.J57]" office:value-type="float" office:value="-0.105125" calcext:value-type="float">
            <text:p>-0.105</text:p>
          </table:table-cell>
          <table:table-cell table:style-name="ce129" table:formula="of:=+[.F57]+[.L57]" office:value-type="float" office:value="1.675703" calcext:value-type="float">
            <text:p>1.676</text:p>
          </table:table-cell>
          <table:table-cell table:style-name="ce146" office:value-type="float" office:value="0.04" calcext:value-type="float">
            <text:p>0.04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2" calcext:value-type="float">
            <text:p>0.002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57]" office:value-type="float" office:value="0" calcext:value-type="float">
            <text:p>0.000</text:p>
          </table:table-cell>
          <table:table-cell table:style-name="ce246" table:formula="of:=+[.AE5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7]" office:value-type="float" office:value="1" calcext:value-type="float">
            <text:p>1.000</text:p>
          </table:table-cell>
          <table:table-cell table:style-name="ce246" table:formula="of:=+[.AH5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TongueBase</text:p>
          </table:table-cell>
          <table:table-cell table:style-name="ce57" office:value-type="string" calcext:value-type="string">
            <text:p>mFaceTeethLow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54]+[.N58]" office:value-type="float" office:value="0" calcext:value-type="float">
            <text:p>0.000000</text:p>
          </table:table-cell>
          <table:table-cell table:style-name="ce80" table:formula="of:=+[.E$54]-[.M58]" office:value-type="float" office:value="-0.059125" calcext:value-type="float">
            <text:p>-0.059125</text:p>
          </table:table-cell>
          <table:table-cell table:style-name="ce88" table:formula="of:=+[.F$54]+[.O58]" office:value-type="float" office:value="1.678703" calcext:value-type="float">
            <text:p>1.678703</text:p>
          </table:table-cell>
          <table:table-cell table:style-name="ce96" table:formula="of:=+[.D58]+[.K58]" office:value-type="float" office:value="0" calcext:value-type="float">
            <text:p>0.000</text:p>
          </table:table-cell>
          <table:table-cell table:style-name="ce115" table:formula="of:=+[.E58]-[.J58]" office:value-type="float" office:value="-0.081125" calcext:value-type="float">
            <text:p>-0.081</text:p>
          </table:table-cell>
          <table:table-cell table:style-name="ce129" table:formula="of:=+[.F58]+[.L58]" office:value-type="float" office:value="1.685703" calcext:value-type="float">
            <text:p>1.686</text:p>
          </table:table-cell>
          <table:table-cell table:style-name="ce136" office:value-type="float" office:value="0.022" calcext:value-type="float">
            <text:p>0.022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07" calcext:value-type="float">
            <text:p>0.007</text:p>
          </table:table-cell>
          <table:table-cell table:style-name="ce174" office:value-type="float" office:value="0.039" calcext:value-type="float">
            <text:p>0.039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005" calcext:value-type="float">
            <text:p>0.005000</text:p>
          </table:table-cell>
          <table:table-cell table:style-name="ce211" office:value-type="float" office:value="0.039" calcext:value-type="float">
            <text:p>0.039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005" calcext:value-type="float">
            <text:p>0.00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58]" office:value-type="float" office:value="0" calcext:value-type="float">
            <text:p>0.000</text:p>
          </table:table-cell>
          <table:table-cell table:style-name="ce246" table:formula="of:=+[.AE5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8]" office:value-type="float" office:value="1" calcext:value-type="float">
            <text:p>1.000</text:p>
          </table:table-cell>
          <table:table-cell table:style-name="ce246" table:formula="of:=+[.AH5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TongueTip</text:p>
          </table:table-cell>
          <table:table-cell table:style-name="ce60" office:value-type="string" calcext:value-type="string">
            <text:p>mFaceTongueBase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58]+[.N59]" office:value-type="float" office:value="0" calcext:value-type="float">
            <text:p>0.000000</text:p>
          </table:table-cell>
          <table:table-cell table:style-name="ce80" table:formula="of:=+[.E58]-[.M59]" office:value-type="float" office:value="-0.081125" calcext:value-type="float">
            <text:p>-0.081125</text:p>
          </table:table-cell>
          <table:table-cell table:style-name="ce88" table:formula="of:=+[.F58]+[.O59]" office:value-type="float" office:value="1.685703" calcext:value-type="float">
            <text:p>1.685703</text:p>
          </table:table-cell>
          <table:table-cell table:style-name="ce96" table:formula="of:=+[.D59]+[.K59]" office:value-type="float" office:value="0" calcext:value-type="float">
            <text:p>0.000</text:p>
          </table:table-cell>
          <table:table-cell table:style-name="ce115" table:formula="of:=+[.E59]-[.J59]" office:value-type="float" office:value="-0.091125" calcext:value-type="float">
            <text:p>-0.091</text:p>
          </table:table-cell>
          <table:table-cell table:style-name="ce129" table:formula="of:=+[.F59]+[.L59]" office:value-type="float" office:value="1.685703" calcext:value-type="float">
            <text:p>1.686</text:p>
          </table:table-cell>
          <table:table-cell table:style-name="ce146" office:value-type="float" office:value="0.01" calcext:value-type="float">
            <text:p>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2" calcext:value-type="float">
            <text:p>0.02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07" calcext:value-type="float">
            <text:p>0.007000</text:p>
          </table:table-cell>
          <table:table-cell table:style-name="ce237" office:value-type="float" office:value="0.022" calcext:value-type="float">
            <text:p>0.02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07" calcext:value-type="float">
            <text:p>0.00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59]" office:value-type="float" office:value="0" calcext:value-type="float">
            <text:p>0.000</text:p>
          </table:table-cell>
          <table:table-cell table:style-name="ce246" table:formula="of:=+[.AE5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9]" office:value-type="float" office:value="1" calcext:value-type="float">
            <text:p>1.000</text:p>
          </table:table-cell>
          <table:table-cell table:style-name="ce246" table:formula="of:=+[.AH5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JawShaper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60]" office:value-type="float" office:value="0" calcext:value-type="float">
            <text:p>0.000000</text:p>
          </table:table-cell>
          <table:table-cell table:style-name="ce84" table:formula="of:=+[.E$26]-[.M60]" office:value-type="float" office:value="-0.000125" calcext:value-type="float">
            <text:p>-0.000125</text:p>
          </table:table-cell>
          <table:table-cell table:style-name="ce92" table:formula="of:=+[.F$26]+[.O60]" office:value-type="float" office:value="1.727703" calcext:value-type="float">
            <text:p>1.727703</text:p>
          </table:table-cell>
          <table:table-cell table:style-name="ce96" table:formula="of:=+[.D60]+[.K60]" office:value-type="float" office:value="0" calcext:value-type="float">
            <text:p>0.000</text:p>
          </table:table-cell>
          <table:table-cell table:style-name="ce115" table:formula="of:=+[.E60]-[.J60]" office:value-type="float" office:value="0.016875" calcext:value-type="float">
            <text:p>0.017</text:p>
          </table:table-cell>
          <table:table-cell table:style-name="ce129" table:formula="of:=+[.F60]+[.L60]" office:value-type="float" office:value="1.727703" calcext:value-type="float">
            <text:p>1.728</text:p>
          </table:table-cell>
          <table:table-cell table:style-name="ce136" office:value-type="float" office:value="-0.017" calcext:value-type="float">
            <text:p>-0.017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60]" office:value-type="float" office:value="0" calcext:value-type="float">
            <text:p>0.000</text:p>
          </table:table-cell>
          <table:table-cell table:style-name="ce246" table:formula="of:=+[.AE6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0]" office:value-type="float" office:value="1" calcext:value-type="float">
            <text:p>1.000</text:p>
          </table:table-cell>
          <table:table-cell table:style-name="ce246" table:formula="of:=+[.AH6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ForeheadCenter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61]" office:value-type="float" office:value="0" calcext:value-type="float">
            <text:p>0.000000</text:p>
          </table:table-cell>
          <table:table-cell table:style-name="ce84" table:formula="of:=+[.E$26]-[.M61]" office:value-type="float" office:value="-0.069125" calcext:value-type="float">
            <text:p>-0.069125</text:p>
          </table:table-cell>
          <table:table-cell table:style-name="ce92" table:formula="of:=+[.F$26]+[.O61]" office:value-type="float" office:value="1.792703" calcext:value-type="float">
            <text:p>1.792703</text:p>
          </table:table-cell>
          <table:table-cell table:style-name="ce96" table:formula="of:=+[.D61]+[.K61]" office:value-type="float" office:value="0" calcext:value-type="float">
            <text:p>0.000</text:p>
          </table:table-cell>
          <table:table-cell table:style-name="ce115" table:formula="of:=+[.E61]-[.J61]" office:value-type="float" office:value="-0.105125" calcext:value-type="float">
            <text:p>-0.105</text:p>
          </table:table-cell>
          <table:table-cell table:style-name="ce129" table:formula="of:=+[.F61]+[.L61]" office:value-type="float" office:value="1.792703" calcext:value-type="float">
            <text:p>1.793</text:p>
          </table:table-cell>
          <table:table-cell table:style-name="ce146" office:value-type="float" office:value="0.036" calcext:value-type="float">
            <text:p>0.03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9" calcext:value-type="float">
            <text:p>0.069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65" calcext:value-type="float">
            <text:p>0.065000</text:p>
          </table:table-cell>
          <table:table-cell table:style-name="ce237" office:value-type="float" office:value="0.069" calcext:value-type="float">
            <text:p>0.06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65" calcext:value-type="float">
            <text:p>0.06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61]" office:value-type="float" office:value="0" calcext:value-type="float">
            <text:p>0.000</text:p>
          </table:table-cell>
          <table:table-cell table:style-name="ce246" table:formula="of:=+[.AE6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1]" office:value-type="float" office:value="1" calcext:value-type="float">
            <text:p>1.000</text:p>
          </table:table-cell>
          <table:table-cell table:style-name="ce246" table:formula="of:=+[.AH6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NoseBase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62]" office:value-type="float" office:value="0" calcext:value-type="float">
            <text:p>0.000000</text:p>
          </table:table-cell>
          <table:table-cell table:style-name="ce84" table:formula="of:=+[.E$26]-[.M62]" office:value-type="float" office:value="-0.094125" calcext:value-type="float">
            <text:p>-0.094125</text:p>
          </table:table-cell>
          <table:table-cell table:style-name="ce92" table:formula="of:=+[.F$26]+[.O62]" office:value-type="float" office:value="1.711703" calcext:value-type="float">
            <text:p>1.711703</text:p>
          </table:table-cell>
          <table:table-cell table:style-name="ce96" table:formula="of:=+[.D62]+[.K62]" office:value-type="float" office:value="0" calcext:value-type="float">
            <text:p>0.000</text:p>
          </table:table-cell>
          <table:table-cell table:style-name="ce115" table:formula="of:=+[.E62]-[.J62]" office:value-type="float" office:value="-0.108125" calcext:value-type="float">
            <text:p>-0.108</text:p>
          </table:table-cell>
          <table:table-cell table:style-name="ce129" table:formula="of:=+[.F62]+[.L62]" office:value-type="float" office:value="1.711703" calcext:value-type="float">
            <text:p>1.712</text:p>
          </table:table-cell>
          <table:table-cell table:style-name="ce136" office:value-type="float" office:value="0.014" calcext:value-type="float">
            <text:p>0.01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94" calcext:value-type="float">
            <text:p>0.094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16" calcext:value-type="float">
            <text:p>-0.016000</text:p>
          </table:table-cell>
          <table:table-cell table:style-name="ce211" office:value-type="float" office:value="0.094" calcext:value-type="float">
            <text:p>0.094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16" calcext:value-type="float">
            <text:p>-0.01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62]" office:value-type="float" office:value="0" calcext:value-type="float">
            <text:p>0.000</text:p>
          </table:table-cell>
          <table:table-cell table:style-name="ce246" table:formula="of:=+[.AE6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2]" office:value-type="float" office:value="1" calcext:value-type="float">
            <text:p>1.000</text:p>
          </table:table-cell>
          <table:table-cell table:style-name="ce246" table:formula="of:=+[.AH6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TeethUpper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63]" office:value-type="float" office:value="0" calcext:value-type="float">
            <text:p>0.000000</text:p>
          </table:table-cell>
          <table:table-cell table:style-name="ce84" table:formula="of:=+[.E$26]-[.M63]" office:value-type="float" office:value="-0.020125" calcext:value-type="float">
            <text:p>-0.020125</text:p>
          </table:table-cell>
          <table:table-cell table:style-name="ce92" table:formula="of:=+[.F$26]+[.O63]" office:value-type="float" office:value="1.697703" calcext:value-type="float">
            <text:p>1.697703</text:p>
          </table:table-cell>
          <table:table-cell table:style-name="ce96" table:formula="of:=+[.D63]+[.K63]" office:value-type="float" office:value="0" calcext:value-type="float">
            <text:p>0.000</text:p>
          </table:table-cell>
          <table:table-cell table:style-name="ce115" table:formula="of:=+[.E63]-[.J63]" office:value-type="float" office:value="-0.055125" calcext:value-type="float">
            <text:p>-0.055</text:p>
          </table:table-cell>
          <table:table-cell table:style-name="ce129" table:formula="of:=+[.F63]+[.L63]" office:value-type="float" office:value="1.697703" calcext:value-type="float">
            <text:p>1.698</text:p>
          </table:table-cell>
          <table:table-cell table:style-name="ce146" office:value-type="float" office:value="0.035" calcext:value-type="float">
            <text:p>0.03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" calcext:value-type="float">
            <text:p>0.02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3" calcext:value-type="float">
            <text:p>-0.030000</text:p>
          </table:table-cell>
          <table:table-cell table:style-name="ce237" office:value-type="float" office:value="0.02" calcext:value-type="float">
            <text:p>0.02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3" calcext:value-type="float">
            <text:p>-0.03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63]" office:value-type="float" office:value="0" calcext:value-type="float">
            <text:p>0.000</text:p>
          </table:table-cell>
          <table:table-cell table:style-name="ce246" table:formula="of:=+[.AE6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3]" office:value-type="float" office:value="1" calcext:value-type="float">
            <text:p>1.000</text:p>
          </table:table-cell>
          <table:table-cell table:style-name="ce246" table:formula="of:=+[.AH6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LipUpperLeft</text:p>
          </table:table-cell>
          <table:table-cell table:style-name="ce57" office:value-type="string" calcext:value-type="string">
            <text:p>mFaceTeethUpp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63]+[.N64]" office:value-type="float" office:value="0" calcext:value-type="float">
            <text:p>0.000000</text:p>
          </table:table-cell>
          <table:table-cell table:style-name="ce80" table:formula="of:=+[.E$63]-[.M64]" office:value-type="float" office:value="-0.065125" calcext:value-type="float">
            <text:p>-0.065125</text:p>
          </table:table-cell>
          <table:table-cell table:style-name="ce88" table:formula="of:=+[.F$63]+[.O64]" office:value-type="float" office:value="1.694703" calcext:value-type="float">
            <text:p>1.694703</text:p>
          </table:table-cell>
          <table:table-cell table:style-name="ce96" table:formula="of:=+[.D64]+[.K64]" office:value-type="float" office:value="0.015" calcext:value-type="float">
            <text:p>0.015</text:p>
          </table:table-cell>
          <table:table-cell table:style-name="ce115" table:formula="of:=+[.E64]-[.J64]" office:value-type="float" office:value="-0.106125" calcext:value-type="float">
            <text:p>-0.106</text:p>
          </table:table-cell>
          <table:table-cell table:style-name="ce129" table:formula="of:=+[.F64]+[.L64]" office:value-type="float" office:value="1.694703" calcext:value-type="float">
            <text:p>1.695</text:p>
          </table:table-cell>
          <table:table-cell table:style-name="ce136" office:value-type="float" office:value="0.041" calcext:value-type="float">
            <text:p>0.041</text:p>
          </table:table-cell>
          <table:table-cell table:style-name="ce148" office:value-type="float" office:value="0.015" calcext:value-type="float">
            <text:p>0.015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45" calcext:value-type="float">
            <text:p>0.04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03" calcext:value-type="float">
            <text:p>-0.003000</text:p>
          </table:table-cell>
          <table:table-cell table:style-name="ce211" office:value-type="float" office:value="0.045" calcext:value-type="float">
            <text:p>0.04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03" calcext:value-type="float">
            <text:p>-0.00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64]" office:value-type="float" office:value="0" calcext:value-type="float">
            <text:p>0.000</text:p>
          </table:table-cell>
          <table:table-cell table:style-name="ce246" table:formula="of:=+[.AE6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4]" office:value-type="float" office:value="1" calcext:value-type="float">
            <text:p>1.000</text:p>
          </table:table-cell>
          <table:table-cell table:style-name="ce246" table:formula="of:=+[.AH6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LipUpperRight</text:p>
          </table:table-cell>
          <table:table-cell table:style-name="ce60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5]" office:value-type="float" office:value="0" calcext:value-type="float">
            <text:p>0.000000</text:p>
          </table:table-cell>
          <table:table-cell table:style-name="ce80" table:formula="of:=+[.E$63]-[.M65]" office:value-type="float" office:value="-0.065125" calcext:value-type="float">
            <text:p>-0.065125</text:p>
          </table:table-cell>
          <table:table-cell table:style-name="ce88" table:formula="of:=+[.F$63]+[.O65]" office:value-type="float" office:value="1.694703" calcext:value-type="float">
            <text:p>1.694703</text:p>
          </table:table-cell>
          <table:table-cell table:style-name="ce96" table:formula="of:=+[.D65]+[.K65]" office:value-type="float" office:value="-0.015" calcext:value-type="float">
            <text:p>-0.015</text:p>
          </table:table-cell>
          <table:table-cell table:style-name="ce115" table:formula="of:=+[.E65]-[.J65]" office:value-type="float" office:value="-0.106125" calcext:value-type="float">
            <text:p>-0.106</text:p>
          </table:table-cell>
          <table:table-cell table:style-name="ce129" table:formula="of:=+[.F65]+[.L65]" office:value-type="float" office:value="1.694703" calcext:value-type="float">
            <text:p>1.695</text:p>
          </table:table-cell>
          <table:table-cell table:style-name="ce146" office:value-type="float" office:value="0.041" calcext:value-type="float">
            <text:p>0.041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65]" office:value-type="float" office:value="0" calcext:value-type="float">
            <text:p>0.000</text:p>
          </table:table-cell>
          <table:table-cell table:style-name="ce246" table:formula="of:=+[.AE6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5]" office:value-type="float" office:value="1" calcext:value-type="float">
            <text:p>1.000</text:p>
          </table:table-cell>
          <table:table-cell table:style-name="ce246" table:formula="of:=+[.AH6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LipCornerLeft</text:p>
          </table:table-cell>
          <table:table-cell table:style-name="ce57" office:value-type="string" calcext:value-type="string">
            <text:p>mFaceTeethUpp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63]+[.N66]" office:value-type="float" office:value="-0.019" calcext:value-type="float">
            <text:p>-0.019000</text:p>
          </table:table-cell>
          <table:table-cell table:style-name="ce80" table:formula="of:=+[.E$63]-[.M66]" office:value-type="float" office:value="-0.048125" calcext:value-type="float">
            <text:p>-0.048125</text:p>
          </table:table-cell>
          <table:table-cell table:style-name="ce88" table:formula="of:=+[.F$63]+[.O66]" office:value-type="float" office:value="1.687703" calcext:value-type="float">
            <text:p>1.687703</text:p>
          </table:table-cell>
          <table:table-cell table:style-name="ce96" table:formula="of:=+[.D66]+[.K66]" office:value-type="float" office:value="0.032" calcext:value-type="float">
            <text:p>0.032</text:p>
          </table:table-cell>
          <table:table-cell table:style-name="ce115" table:formula="of:=+[.E66]-[.J66]" office:value-type="float" office:value="-0.093125" calcext:value-type="float">
            <text:p>-0.093</text:p>
          </table:table-cell>
          <table:table-cell table:style-name="ce129" table:formula="of:=+[.F66]+[.L66]" office:value-type="float" office:value="1.687703" calcext:value-type="float">
            <text:p>1.688</text:p>
          </table:table-cell>
          <table:table-cell table:style-name="ce136" office:value-type="float" office:value="0.045" calcext:value-type="float">
            <text:p>0.045</text:p>
          </table:table-cell>
          <table:table-cell table:style-name="ce148" office:value-type="float" office:value="0.051" calcext:value-type="float">
            <text:p>0.051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8" calcext:value-type="float">
            <text:p>0.028000</text:p>
          </table:table-cell>
          <table:table-cell table:style-name="ce180" office:value-type="float" office:value="-0.019" calcext:value-type="float">
            <text:p>-0.019000</text:p>
          </table:table-cell>
          <table:table-cell table:style-name="ce190" office:value-type="float" office:value="-0.01" calcext:value-type="float">
            <text:p>-0.010000</text:p>
          </table:table-cell>
          <table:table-cell table:style-name="ce211" office:value-type="float" office:value="0.028" calcext:value-type="float">
            <text:p>0.028</text:p>
          </table:table-cell>
          <table:table-cell table:style-name="ce241" office:value-type="float" office:value="-0.019" calcext:value-type="float">
            <text:p>-0.019</text:p>
          </table:table-cell>
          <table:table-cell table:style-name="ce307" office:value-type="float" office:value="-0.01" calcext:value-type="float">
            <text:p>-0.01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66]" office:value-type="float" office:value="0" calcext:value-type="float">
            <text:p>0.000</text:p>
          </table:table-cell>
          <table:table-cell table:style-name="ce246" table:formula="of:=+[.AE6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6]" office:value-type="float" office:value="1" calcext:value-type="float">
            <text:p>1.000</text:p>
          </table:table-cell>
          <table:table-cell table:style-name="ce246" table:formula="of:=+[.AH6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LipCornerRight</text:p>
          </table:table-cell>
          <table:table-cell table:style-name="ce60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7]" office:value-type="float" office:value="0.019" calcext:value-type="float">
            <text:p>0.019000</text:p>
          </table:table-cell>
          <table:table-cell table:style-name="ce80" table:formula="of:=+[.E$63]-[.M67]" office:value-type="float" office:value="-0.048125" calcext:value-type="float">
            <text:p>-0.048125</text:p>
          </table:table-cell>
          <table:table-cell table:style-name="ce88" table:formula="of:=+[.F$63]+[.O67]" office:value-type="float" office:value="1.687703" calcext:value-type="float">
            <text:p>1.687703</text:p>
          </table:table-cell>
          <table:table-cell table:style-name="ce96" table:formula="of:=+[.D67]+[.K67]" office:value-type="float" office:value="-0.032" calcext:value-type="float">
            <text:p>-0.032</text:p>
          </table:table-cell>
          <table:table-cell table:style-name="ce115" table:formula="of:=+[.E67]-[.J67]" office:value-type="float" office:value="-0.093125" calcext:value-type="float">
            <text:p>-0.093</text:p>
          </table:table-cell>
          <table:table-cell table:style-name="ce129" table:formula="of:=+[.F67]+[.L67]" office:value-type="float" office:value="1.687703" calcext:value-type="float">
            <text:p>1.688</text:p>
          </table:table-cell>
          <table:table-cell table:style-name="ce146" office:value-type="float" office:value="0.045" calcext:value-type="float">
            <text:p>0.045</text:p>
          </table:table-cell>
          <table:table-cell table:style-name="ce157" office:value-type="float" office:value="-0.051" calcext:value-type="float">
            <text:p>-0.05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19" calcext:value-type="float">
            <text:p>0.019000</text:p>
          </table:table-cell>
          <table:table-cell table:style-name="ce193" office:value-type="float" office:value="-0.01" calcext:value-type="float">
            <text:p>-0.010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19" calcext:value-type="float">
            <text:p>0.019</text:p>
          </table:table-cell>
          <table:table-cell table:style-name="ce333" office:value-type="float" office:value="-0.01" calcext:value-type="float">
            <text:p>-0.01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67]" office:value-type="float" office:value="0" calcext:value-type="float">
            <text:p>0.000</text:p>
          </table:table-cell>
          <table:table-cell table:style-name="ce246" table:formula="of:=+[.AE6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7]" office:value-type="float" office:value="1" calcext:value-type="float">
            <text:p>1.000</text:p>
          </table:table-cell>
          <table:table-cell table:style-name="ce246" table:formula="of:=+[.AH6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LipUpperCenter</text:p>
          </table:table-cell>
          <table:table-cell table:style-name="ce57" office:value-type="string" calcext:value-type="string">
            <text:p>mFaceTeethUpp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63]+[.N68]" office:value-type="float" office:value="0" calcext:value-type="float">
            <text:p>0.000000</text:p>
          </table:table-cell>
          <table:table-cell table:style-name="ce80" table:formula="of:=+[.E$63]-[.M68]" office:value-type="float" office:value="-0.065125" calcext:value-type="float">
            <text:p>-0.065125</text:p>
          </table:table-cell>
          <table:table-cell table:style-name="ce88" table:formula="of:=+[.F$63]+[.O68]" office:value-type="float" office:value="1.694703" calcext:value-type="float">
            <text:p>1.694703</text:p>
          </table:table-cell>
          <table:table-cell table:style-name="ce96" table:formula="of:=+[.D68]+[.K68]" office:value-type="float" office:value="0" calcext:value-type="float">
            <text:p>0.000</text:p>
          </table:table-cell>
          <table:table-cell table:style-name="ce115" table:formula="of:=+[.E68]-[.J68]" office:value-type="float" office:value="-0.108125" calcext:value-type="float">
            <text:p>-0.108</text:p>
          </table:table-cell>
          <table:table-cell table:style-name="ce129" table:formula="of:=+[.F68]+[.L68]" office:value-type="float" office:value="1.696703" calcext:value-type="float">
            <text:p>1.697</text:p>
          </table:table-cell>
          <table:table-cell table:style-name="ce136" office:value-type="float" office:value="0.043" calcext:value-type="float">
            <text:p>0.043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02" calcext:value-type="float">
            <text:p>0.002</text:p>
          </table:table-cell>
          <table:table-cell table:style-name="ce174" office:value-type="float" office:value="0.045" calcext:value-type="float">
            <text:p>0.04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03" calcext:value-type="float">
            <text:p>-0.003000</text:p>
          </table:table-cell>
          <table:table-cell table:style-name="ce211" office:value-type="float" office:value="0.045" calcext:value-type="float">
            <text:p>0.04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03" calcext:value-type="float">
            <text:p>-0.00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68]" office:value-type="float" office:value="0" calcext:value-type="float">
            <text:p>0.000</text:p>
          </table:table-cell>
          <table:table-cell table:style-name="ce246" table:formula="of:=+[.AE6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8]" office:value-type="float" office:value="1" calcext:value-type="float">
            <text:p>1.000</text:p>
          </table:table-cell>
          <table:table-cell table:style-name="ce246" table:formula="of:=+[.AH6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EyecornerInn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9]" office:value-type="float" office:value="0.017" calcext:value-type="float">
            <text:p>0.017000</text:p>
          </table:table-cell>
          <table:table-cell table:style-name="ce80" table:formula="of:=+[.E$26]-[.M69]" office:value-type="float" office:value="-0.075125" calcext:value-type="float">
            <text:p>-0.075125</text:p>
          </table:table-cell>
          <table:table-cell table:style-name="ce88" table:formula="of:=+[.F$26]+[.O69]" office:value-type="float" office:value="1.759703" calcext:value-type="float">
            <text:p>1.759703</text:p>
          </table:table-cell>
          <table:table-cell table:style-name="ce96" table:formula="of:=+[.D69]+[.K69]" office:value-type="float" office:value="0.017" calcext:value-type="float">
            <text:p>0.017</text:p>
          </table:table-cell>
          <table:table-cell table:style-name="ce115" table:formula="of:=+[.E69]-[.J69]" office:value-type="float" office:value="-0.091125" calcext:value-type="float">
            <text:p>-0.091</text:p>
          </table:table-cell>
          <table:table-cell table:style-name="ce129" table:formula="of:=+[.F69]+[.L69]" office:value-type="float" office:value="1.759703" calcext:value-type="float">
            <text:p>1.760</text:p>
          </table:table-cell>
          <table:table-cell table:style-name="ce146" office:value-type="float" office:value="0.016" calcext:value-type="float">
            <text:p>0.01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17" calcext:value-type="float">
            <text:p>0.017000</text:p>
          </table:table-cell>
          <table:table-cell table:style-name="ce193" office:value-type="float" office:value="0.032" calcext:value-type="float">
            <text:p>0.032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17" calcext:value-type="float">
            <text:p>0.017</text:p>
          </table:table-cell>
          <table:table-cell table:style-name="ce333" office:value-type="float" office:value="0.032" calcext:value-type="float">
            <text:p>0.03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69]" office:value-type="float" office:value="0" calcext:value-type="float">
            <text:p>0.000</text:p>
          </table:table-cell>
          <table:table-cell table:style-name="ce246" table:formula="of:=+[.AE6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9]" office:value-type="float" office:value="1" calcext:value-type="float">
            <text:p>1.000</text:p>
          </table:table-cell>
          <table:table-cell table:style-name="ce246" table:formula="of:=+[.AH6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EyecornerInn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70]" office:value-type="float" office:value="-0.017" calcext:value-type="float">
            <text:p>-0.017000</text:p>
          </table:table-cell>
          <table:table-cell table:style-name="ce84" table:formula="of:=+[.E$26]-[.M70]" office:value-type="float" office:value="-0.075125" calcext:value-type="float">
            <text:p>-0.075125</text:p>
          </table:table-cell>
          <table:table-cell table:style-name="ce92" table:formula="of:=+[.F$26]+[.O70]" office:value-type="float" office:value="1.759703" calcext:value-type="float">
            <text:p>1.759703</text:p>
          </table:table-cell>
          <table:table-cell table:style-name="ce96" table:formula="of:=+[.D70]+[.K70]" office:value-type="float" office:value="-0.017" calcext:value-type="float">
            <text:p>-0.017</text:p>
          </table:table-cell>
          <table:table-cell table:style-name="ce115" table:formula="of:=+[.E70]-[.J70]" office:value-type="float" office:value="-0.091125" calcext:value-type="float">
            <text:p>-0.091</text:p>
          </table:table-cell>
          <table:table-cell table:style-name="ce129" table:formula="of:=+[.F70]+[.L70]" office:value-type="float" office:value="1.759703" calcext:value-type="float">
            <text:p>1.760</text:p>
          </table:table-cell>
          <table:table-cell table:style-name="ce136" office:value-type="float" office:value="0.016" calcext:value-type="float">
            <text:p>0.016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5" calcext:value-type="float">
            <text:p>0.075000</text:p>
          </table:table-cell>
          <table:table-cell table:style-name="ce180" office:value-type="float" office:value="-0.017" calcext:value-type="float">
            <text:p>-0.017000</text:p>
          </table:table-cell>
          <table:table-cell table:style-name="ce190" office:value-type="float" office:value="0.032" calcext:value-type="float">
            <text:p>0.032000</text:p>
          </table:table-cell>
          <table:table-cell table:style-name="ce211" office:value-type="float" office:value="0.075" calcext:value-type="float">
            <text:p>0.075</text:p>
          </table:table-cell>
          <table:table-cell table:style-name="ce241" office:value-type="float" office:value="-0.017" calcext:value-type="float">
            <text:p>-0.017</text:p>
          </table:table-cell>
          <table:table-cell table:style-name="ce307" office:value-type="float" office:value="0.032" calcext:value-type="float">
            <text:p>0.032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70]" office:value-type="float" office:value="0" calcext:value-type="float">
            <text:p>0.000</text:p>
          </table:table-cell>
          <table:table-cell table:style-name="ce246" table:formula="of:=+[.AE7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70]" office:value-type="float" office:value="1" calcext:value-type="float">
            <text:p>1.000</text:p>
          </table:table-cell>
          <table:table-cell table:style-name="ce246" table:formula="of:=+[.AH7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6"/>
          <table:table-cell table:style-name="ce245" table:number-columns-repeated="4"/>
          <table:table-cell table:style-name="ce370" table:number-columns-repeated="960"/>
          <table:table-cell table:number-columns-repeated="9"/>
        </table:table-row>
        <table:table-row table:style-name="ro3">
          <table:table-cell table:style-name="ce53" office:value-type="string" calcext:value-type="string">
            <text:p>mFaceNoseBridge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71]" office:value-type="float" office:value="0" calcext:value-type="float">
            <text:p>0.000000</text:p>
          </table:table-cell>
          <table:table-cell table:style-name="ce84" table:formula="of:=+[.E$26]-[.M71]" office:value-type="float" office:value="-0.091125" calcext:value-type="float">
            <text:p>-0.091125</text:p>
          </table:table-cell>
          <table:table-cell table:style-name="ce92" table:formula="of:=+[.F$26]+[.O71]" office:value-type="float" office:value="1.747703" calcext:value-type="float">
            <text:p>1.747703</text:p>
          </table:table-cell>
          <table:table-cell table:style-name="ce96" table:formula="of:=+[.D71]+[.K71]" office:value-type="float" office:value="0" calcext:value-type="float">
            <text:p>0.000</text:p>
          </table:table-cell>
          <table:table-cell table:style-name="ce115" table:formula="of:=+[.E71]-[.J71]" office:value-type="float" office:value="-0.106125" calcext:value-type="float">
            <text:p>-0.106</text:p>
          </table:table-cell>
          <table:table-cell table:style-name="ce129" table:formula="of:=+[.F71]+[.L71]" office:value-type="float" office:value="1.755703" calcext:value-type="float">
            <text:p>1.756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8" calcext:value-type="float">
            <text:p>0.008</text:p>
          </table:table-cell>
          <table:table-cell table:style-name="ce177" office:value-type="float" office:value="0.091" calcext:value-type="float">
            <text:p>0.09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2" calcext:value-type="float">
            <text:p>0.020000</text:p>
          </table:table-cell>
          <table:table-cell table:style-name="ce237" office:value-type="float" office:value="0.091" calcext:value-type="float">
            <text:p>0.09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2" calcext:value-type="float">
            <text:p>0.02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71]" office:value-type="float" office:value="0" calcext:value-type="float">
            <text:p>0.000</text:p>
          </table:table-cell>
          <table:table-cell table:style-name="ce246" table:formula="of:=+[.AE7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71]" office:value-type="float" office:value="1" calcext:value-type="float">
            <text:p>1.000</text:p>
          </table:table-cell>
          <table:table-cell table:style-name="ce246" table:formula="of:=+[.AH7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6"/>
          <table:table-cell table:style-name="ce245" table:number-columns-repeated="4"/>
          <table:table-cell table:style-name="ce380" table:number-columns-repeated="960"/>
          <table:table-cell table:number-columns-repeated="9"/>
        </table:table-row>
        <table:table-row table:style-name="ro3">
          <table:table-cell table:style-name="ce52" office:value-type="string" calcext:value-type="string">
            <text:p>mCollarLeft</text:p>
          </table:table-cell>
          <table:table-cell table:style-name="ce57" office:value-type="string" calcext:value-type="string">
            <text:p>mChest</text:p>
          </table:table-cell>
          <table:table-cell table:style-name="ce65" office:value-type="string" calcext:value-type="string">
            <text:p>"false"</text:p>
          </table:table-cell>
          <table:table-cell table:style-name="ce75" table:formula="of:=+[.D$14]+[.N72]" office:value-type="float" office:value="0.084665" calcext:value-type="float">
            <text:p>0.084665</text:p>
          </table:table-cell>
          <table:table-cell table:style-name="ce83" table:formula="of:=+[.E$14]-[.M72]" office:value-type="float" office:value="0.036295" calcext:value-type="float">
            <text:p>0.036295</text:p>
          </table:table-cell>
          <table:table-cell table:style-name="ce91" table:formula="of:=+[.F$14]+[.O72]" office:value-type="float" office:value="1.521361" calcext:value-type="float">
            <text:p>1.521361</text:p>
          </table:table-cell>
          <table:table-cell table:style-name="ce96" table:formula="of:=+[.D72]+[.K72]" office:value-type="float" office:value="0.163665" calcext:value-type="float">
            <text:p>0.164</text:p>
          </table:table-cell>
          <table:table-cell table:style-name="ce115" table:formula="of:=+[.E72]-[.J72]" office:value-type="float" office:value="0.036295" calcext:value-type="float">
            <text:p>0.036</text:p>
          </table:table-cell>
          <table:table-cell table:style-name="ce129" table:formula="of:=+[.F72]+[.L72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079" calcext:value-type="float">
            <text:p>0.079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020927" calcext:value-type="float">
            <text:p>-0.020927</text:p>
          </table:table-cell>
          <table:table-cell table:style-name="ce180" office:value-type="float" office:value="0.084665" calcext:value-type="float">
            <text:p>0.084665</text:p>
          </table:table-cell>
          <table:table-cell table:style-name="ce190" office:value-type="float" office:value="0.165396" calcext:value-type="float">
            <text:p>0.165396</text:p>
          </table:table-cell>
          <table:table-cell table:style-name="ce211" office:value-type="float" office:value="-0.021" calcext:value-type="float">
            <text:p>-0.021</text:p>
          </table:table-cell>
          <table:table-cell table:style-name="ce241" office:value-type="float" office:value="0.085" calcext:value-type="float">
            <text:p>0.085</text:p>
          </table:table-cell>
          <table:table-cell table:style-name="ce307" office:value-type="float" office:value="0.165" calcext:value-type="float">
            <text:p>0.16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72]" office:value-type="float" office:value="0" calcext:value-type="float">
            <text:p>0.000</text:p>
          </table:table-cell>
          <table:table-cell table:style-name="ce246" table:formula="of:=+[.AE7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72]" office:value-type="float" office:value="1" calcext:value-type="float">
            <text:p>1.000</text:p>
          </table:table-cell>
          <table:table-cell table:style-name="ce246" table:formula="of:=+[.AH7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6"/>
          <table:table-cell table:style-name="ce245" table:number-columns-repeated="4"/>
          <table:table-cell table:style-name="ce370" table:number-columns-repeated="960"/>
          <table:table-cell table:number-columns-repeated="9"/>
        </table:table-row>
        <table:table-row table:style-name="ro3">
          <table:table-cell table:style-name="ce49" office:value-type="string" calcext:value-type="string">
            <text:p>L_CLAVICLE</text:p>
          </table:table-cell>
          <table:table-cell table:style-name="ce58" office:value-type="string" calcext:value-type="string">
            <text:p>mCollarLeft</text:p>
          </table:table-cell>
          <table:table-cell table:style-name="ce66"/>
          <table:table-cell table:style-name="ce73" table:formula="of:=+[.D72]+[.Q73]" office:value-type="float" office:value="0.084665" calcext:value-type="float">
            <text:p>0.084665</text:p>
          </table:table-cell>
          <table:table-cell table:style-name="ce81" table:formula="of:=+[.E72]-[.P73]" office:value-type="float" office:value="0.016295" calcext:value-type="float">
            <text:p>0.016295</text:p>
          </table:table-cell>
          <table:table-cell table:style-name="ce89" table:formula="of:=+[.F72]+[.R73]" office:value-type="float" office:value="1.541361" calcext:value-type="float">
            <text:p>1.541361</text:p>
          </table:table-cell>
          <table:table-cell table:style-name="ce97" table:formula="of:=+[.D73]+[.K73]" office:value-type="float" office:value="0.184665" calcext:value-type="float">
            <text:p>0.185</text:p>
          </table:table-cell>
          <table:table-cell table:style-name="ce119" table:formula="of:=+[.E73]-[.J73]" office:value-type="float" office:value="0.016295" calcext:value-type="float">
            <text:p>0.016</text:p>
          </table:table-cell>
          <table:table-cell table:style-name="ce130" table:formula="of:=+[.F73]+[.L73]" office:value-type="float" office:value="1.541361" calcext:value-type="float">
            <text:p>1.54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7" calcext:value-type="float">
            <text:p>0.07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00" office:value-type="float" office:value="0.07" calcext:value-type="float">
            <text:p>0.07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19" office:value-type="float" office:value="0.0900000035762787" calcext:value-type="float">
            <text:p>0.090</text:p>
          </table:table-cell>
          <table:table-cell table:style-name="ce319" office:value-type="float" office:value="0.140000000596046" calcext:value-type="float">
            <text:p>0.140</text:p>
          </table:table-cell>
          <table:table-cell table:style-name="ce319" office:value-type="float" office:value="0.0599999986588955" calcext:value-type="float">
            <text:p>0.060</text:p>
          </table:table-cell>
          <table:table-cell table:style-name="ce222" table:formula="of:=+[.AF73]" office:value-type="float" office:value="0" calcext:value-type="float">
            <text:p>0.000</text:p>
          </table:table-cell>
          <table:table-cell table:style-name="ce242" table:formula="of:=+[.AE73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73]" office:value-type="float" office:value="0.140000000596046" calcext:value-type="float">
            <text:p>0.140</text:p>
          </table:table-cell>
          <table:table-cell table:style-name="ce242" table:formula="of:=+[.AH73]" office:value-type="float" office:value="0.0900000035762787" calcext:value-type="float">
            <text:p>0.090</text:p>
          </table:table-cell>
          <table:table-cell table:style-name="ce242" office:value-type="float" office:value="0.0599999986588955" calcext:value-type="float">
            <text:p>0.060</text:p>
          </table:table-cell>
          <table:table-cell table:style-name="ce242" table:number-columns-repeated="3"/>
          <table:table-cell table:style-name="ce378" table:number-columns-repeated="970"/>
          <table:table-cell table:style-name="ce530" table:number-columns-repeated="9"/>
        </table:table-row>
        <table:table-row table:style-name="ro3">
          <table:table-cell table:style-name="ce52" office:value-type="string" calcext:value-type="string">
            <text:p>mShoulderLeft</text:p>
          </table:table-cell>
          <table:table-cell table:style-name="ce57" office:value-type="string" calcext:value-type="string">
            <text:p>mCollar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2]+[.N74]" office:value-type="float" office:value="0.163665" calcext:value-type="float">
            <text:p>0.163665</text:p>
          </table:table-cell>
          <table:table-cell table:style-name="ce80" table:formula="of:=+[.E72]-[.M74]" office:value-type="float" office:value="0.036295" calcext:value-type="float">
            <text:p>0.036295</text:p>
          </table:table-cell>
          <table:table-cell table:style-name="ce88" table:formula="of:=+[.F72]+[.O74]" office:value-type="float" office:value="1.521361" calcext:value-type="float">
            <text:p>1.521361</text:p>
          </table:table-cell>
          <table:table-cell table:style-name="ce96" table:formula="of:=+[.D74]+[.K74]" office:value-type="float" office:value="0.410665" calcext:value-type="float">
            <text:p>0.411</text:p>
          </table:table-cell>
          <table:table-cell table:style-name="ce115" table:formula="of:=+[.E74]-[.J74]" office:value-type="float" office:value="0.036295" calcext:value-type="float">
            <text:p>0.036</text:p>
          </table:table-cell>
          <table:table-cell table:style-name="ce129" table:formula="of:=+[.F74]+[.L74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247" calcext:value-type="float">
            <text:p>0.247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.079" calcext:value-type="float">
            <text:p>0.079000</text:p>
          </table:table-cell>
          <table:table-cell table:style-name="ce190" office:value-type="float" office:value="-0" calcext:value-type="float">
            <text:p>0.00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.079" calcext:value-type="float">
            <text:p>0.079</text:p>
          </table:table-cell>
          <table:table-cell table:style-name="ce307" office:value-type="float" office:value="-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74]" office:value-type="float" office:value="0" calcext:value-type="float">
            <text:p>0.000</text:p>
          </table:table-cell>
          <table:table-cell table:style-name="ce246" table:formula="of:=+[.AE7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74]" office:value-type="float" office:value="1" calcext:value-type="float">
            <text:p>1.000</text:p>
          </table:table-cell>
          <table:table-cell table:style-name="ce246" table:formula="of:=+[.AH7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49" office:value-type="string" calcext:value-type="string">
            <text:p>L_UPPER_ARM</text:p>
          </table:table-cell>
          <table:table-cell table:style-name="ce58" office:value-type="string" calcext:value-type="string">
            <text:p>mShoulderLeft</text:p>
          </table:table-cell>
          <table:table-cell table:style-name="ce66"/>
          <table:table-cell table:style-name="ce73" table:formula="of:=+[.D74]+[.Q75]" office:value-type="float" office:value="0.283665" calcext:value-type="float">
            <text:p>0.283665</text:p>
          </table:table-cell>
          <table:table-cell table:style-name="ce81" table:formula="of:=+[.E74]-[.P75]" office:value-type="float" office:value="0.036295" calcext:value-type="float">
            <text:p>0.036295</text:p>
          </table:table-cell>
          <table:table-cell table:style-name="ce89" table:formula="of:=+[.F74]+[.R75]" office:value-type="float" office:value="1.531361" calcext:value-type="float">
            <text:p>1.531361</text:p>
          </table:table-cell>
          <table:table-cell table:style-name="ce97" table:formula="of:=+[.D75]+[.K75]" office:value-type="float" office:value="0.413665" calcext:value-type="float">
            <text:p>0.414</text:p>
          </table:table-cell>
          <table:table-cell table:style-name="ce119" table:formula="of:=+[.E75]-[.J75]" office:value-type="float" office:value="0.036295" calcext:value-type="float">
            <text:p>0.036</text:p>
          </table:table-cell>
          <table:table-cell table:style-name="ce130" table:formula="of:=+[.F75]+[.L75]" office:value-type="float" office:value="1.528361" calcext:value-type="float">
            <text:p>1.528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3" calcext:value-type="float">
            <text:p>0.130</text:p>
          </table:table-cell>
          <table:table-cell table:style-name="ce163" office:value-type="float" office:value="-0.003" calcext:value-type="float">
            <text:p>-0.003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308" office:value-type="float" office:value="0.01" calcext:value-type="float">
            <text:p>0.010</text:p>
          </table:table-cell>
          <table:table-cell table:style-name="ce350" office:value-type="float" office:value="-5" calcext:value-type="float">
            <text:p>-5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office:value-type="float" office:value="-5" calcext:value-type="float">
            <text:p>-5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17" calcext:value-type="float">
            <text:p>0.17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222" office:value-type="float" office:value="-5" calcext:value-type="float">
            <text:p>-5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office:value-type="float" office:value="0.06" calcext:value-type="float">
            <text:p>0.06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office:value-type="float" office:value="0.06" calcext:value-type="float">
            <text:p>0.060</text:p>
          </table:table-cell>
          <table:table-cell table:style-name="ce222" table:formula="of:=+[.AF75]" office:value-type="float" office:value="0" calcext:value-type="float">
            <text:p>0.000</text:p>
          </table:table-cell>
          <table:table-cell table:style-name="ce242" table:formula="of:=+[.AE75]" office:value-type="float" office:value="-5" calcext:value-type="float">
            <text:p>-5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75]" office:value-type="float" office:value="0.17" calcext:value-type="float">
            <text:p>0.170</text:p>
          </table:table-cell>
          <table:table-cell table:style-name="ce242" table:formula="of:=+[.AH75]" office:value-type="float" office:value="0.06" calcext:value-type="float">
            <text:p>0.060</text:p>
          </table:table-cell>
          <table:table-cell table:style-name="ce242" office:value-type="float" office:value="0.06" calcext:value-type="float">
            <text:p>0.060</text:p>
          </table:table-cell>
          <table:table-cell table:style-name="ce242" table:number-columns-repeated="3"/>
          <table:table-cell table:style-name="ce378" table:number-columns-repeated="970"/>
          <table:table-cell table:style-name="ce530" table:number-columns-repeated="9"/>
        </table:table-row>
        <table:table-row table:style-name="ro3">
          <table:table-cell table:style-name="ce52" office:value-type="string" calcext:value-type="string">
            <text:p>mElbowLeft</text:p>
          </table:table-cell>
          <table:table-cell table:style-name="ce57" office:value-type="string" calcext:value-type="string">
            <text:p>mShoulder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4]+[.N76]" office:value-type="float" office:value="0.411665" calcext:value-type="float">
            <text:p>0.411665</text:p>
          </table:table-cell>
          <table:table-cell table:style-name="ce80" table:formula="of:=+[.E74]-[.M76]" office:value-type="float" office:value="0.036295" calcext:value-type="float">
            <text:p>0.036295</text:p>
          </table:table-cell>
          <table:table-cell table:style-name="ce88" table:formula="of:=+[.F74]+[.O76]" office:value-type="float" office:value="1.521361" calcext:value-type="float">
            <text:p>1.521361</text:p>
          </table:table-cell>
          <table:table-cell table:style-name="ce96" table:formula="of:=+[.D76]+[.K76]" office:value-type="float" office:value="0.616665" calcext:value-type="float">
            <text:p>0.617</text:p>
          </table:table-cell>
          <table:table-cell table:style-name="ce115" table:formula="of:=+[.E76]-[.J76]" office:value-type="float" office:value="0.036295" calcext:value-type="float">
            <text:p>0.036</text:p>
          </table:table-cell>
          <table:table-cell table:style-name="ce129" table:formula="of:=+[.F76]+[.L76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205" calcext:value-type="float">
            <text:p>0.205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.248" calcext:value-type="float">
            <text:p>0.248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.248" calcext:value-type="float">
            <text:p>0.248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76]" office:value-type="float" office:value="0" calcext:value-type="float">
            <text:p>0.000</text:p>
          </table:table-cell>
          <table:table-cell table:style-name="ce246" table:formula="of:=+[.AE7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76]" office:value-type="float" office:value="1" calcext:value-type="float">
            <text:p>1.000</text:p>
          </table:table-cell>
          <table:table-cell table:style-name="ce246" table:formula="of:=+[.AH7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49" office:value-type="string" calcext:value-type="string">
            <text:p>L_LOWER_ARM</text:p>
          </table:table-cell>
          <table:table-cell table:style-name="ce58" office:value-type="string" calcext:value-type="string">
            <text:p>mElbowLeft</text:p>
          </table:table-cell>
          <table:table-cell table:style-name="ce66"/>
          <table:table-cell table:style-name="ce73" table:formula="of:=+[.D76]+[.Q77]" office:value-type="float" office:value="0.511665" calcext:value-type="float">
            <text:p>0.511665</text:p>
          </table:table-cell>
          <table:table-cell table:style-name="ce81" table:formula="of:=+[.E76]-[.P77]" office:value-type="float" office:value="0.036295" calcext:value-type="float">
            <text:p>0.036295</text:p>
          </table:table-cell>
          <table:table-cell table:style-name="ce89" table:formula="of:=+[.F76]+[.R77]" office:value-type="float" office:value="1.521361" calcext:value-type="float">
            <text:p>1.521361</text:p>
          </table:table-cell>
          <table:table-cell table:style-name="ce97" table:formula="of:=+[.D77]+[.K77]" office:value-type="float" office:value="0.611665" calcext:value-type="float">
            <text:p>0.612</text:p>
          </table:table-cell>
          <table:table-cell table:style-name="ce119" table:formula="of:=+[.E77]-[.J77]" office:value-type="float" office:value="0.036295" calcext:value-type="float">
            <text:p>0.036</text:p>
          </table:table-cell>
          <table:table-cell table:style-name="ce130" table:formula="of:=+[.F77]+[.L77]" office:value-type="float" office:value="1.520361" calcext:value-type="float">
            <text:p>1.520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22" office:value-type="float" office:value="-3" calcext:value-type="float">
            <text:p>-3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00" office:value-type="float" office:value="0.04" calcext:value-type="float">
            <text:p>0.04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4" calcext:value-type="float">
            <text:p>0.0400</text:p>
          </table:table-cell>
          <table:table-cell table:style-name="ce222" office:value-type="float" office:value="-3" calcext:value-type="float">
            <text:p>-3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office:value-type="float" office:value="0.045" calcext:value-type="float">
            <text:p>0.045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45" calcext:value-type="float">
            <text:p>0.045</text:p>
          </table:table-cell>
          <table:table-cell table:style-name="ce222" table:formula="of:=+[.AF77]" office:value-type="float" office:value="0" calcext:value-type="float">
            <text:p>0.000</text:p>
          </table:table-cell>
          <table:table-cell table:style-name="ce242" table:formula="of:=+[.AE77]" office:value-type="float" office:value="-3" calcext:value-type="float">
            <text:p>-3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77]" office:value-type="float" office:value="0.14" calcext:value-type="float">
            <text:p>0.140</text:p>
          </table:table-cell>
          <table:table-cell table:style-name="ce242" table:formula="of:=+[.AH77]" office:value-type="float" office:value="0.045" calcext:value-type="float">
            <text:p>0.045</text:p>
          </table:table-cell>
          <table:table-cell table:style-name="ce242" office:value-type="float" office:value="0.045" calcext:value-type="float">
            <text:p>0.045</text:p>
          </table:table-cell>
          <table:table-cell table:style-name="ce242" table:number-columns-repeated="3"/>
          <table:table-cell table:style-name="ce378" table:number-columns-repeated="970"/>
          <table:table-cell table:style-name="ce530" table:number-columns-repeated="9"/>
        </table:table-row>
        <table:table-row table:style-name="ro3">
          <table:table-cell table:style-name="ce52" office:value-type="string" calcext:value-type="string">
            <text:p>mWristLeft</text:p>
          </table:table-cell>
          <table:table-cell table:style-name="ce57" office:value-type="string" calcext:value-type="string">
            <text:p>mElbow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6]+[.N78]" office:value-type="float" office:value="0.616511" calcext:value-type="float">
            <text:p>0.616511</text:p>
          </table:table-cell>
          <table:table-cell table:style-name="ce80" table:formula="of:=+[.E76]-[.M78]" office:value-type="float" office:value="0.036295" calcext:value-type="float">
            <text:p>0.036295</text:p>
          </table:table-cell>
          <table:table-cell table:style-name="ce88" table:formula="of:=+[.F76]+[.O78]" office:value-type="float" office:value="1.521361" calcext:value-type="float">
            <text:p>1.521361</text:p>
          </table:table-cell>
          <table:table-cell table:style-name="ce96" table:formula="of:=+[.D78]+[.K78]" office:value-type="float" office:value="0.676511" calcext:value-type="float">
            <text:p>0.677</text:p>
          </table:table-cell>
          <table:table-cell table:style-name="ce115" table:formula="of:=+[.E78]-[.J78]" office:value-type="float" office:value="0.036295" calcext:value-type="float">
            <text:p>0.036</text:p>
          </table:table-cell>
          <table:table-cell table:style-name="ce129" table:formula="of:=+[.F78]+[.L78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06" calcext:value-type="float">
            <text:p>0.06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" calcext:value-type="float">
            <text:p>0.000000</text:p>
          </table:table-cell>
          <table:table-cell table:style-name="ce180" office:value-type="float" office:value="0.204846" calcext:value-type="float">
            <text:p>0.204846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" calcext:value-type="float">
            <text:p>0.000</text:p>
          </table:table-cell>
          <table:table-cell table:style-name="ce241" office:value-type="float" office:value="0.205" calcext:value-type="float">
            <text:p>0.205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78]" office:value-type="float" office:value="0" calcext:value-type="float">
            <text:p>0.000</text:p>
          </table:table-cell>
          <table:table-cell table:style-name="ce246" table:formula="of:=+[.AE7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78]" office:value-type="float" office:value="1" calcext:value-type="float">
            <text:p>1.000</text:p>
          </table:table-cell>
          <table:table-cell table:style-name="ce246" table:formula="of:=+[.AH7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49" office:value-type="string" calcext:value-type="string">
            <text:p>L_HAND</text:p>
          </table:table-cell>
          <table:table-cell table:style-name="ce58" office:value-type="string" calcext:value-type="string">
            <text:p>mWristLeft</text:p>
          </table:table-cell>
          <table:table-cell table:style-name="ce66"/>
          <table:table-cell table:style-name="ce73" table:formula="of:=+[.D78]+[.Q79]" office:value-type="float" office:value="0.666511" calcext:value-type="float">
            <text:p>0.666511</text:p>
          </table:table-cell>
          <table:table-cell table:style-name="ce81" table:formula="of:=+[.E78]-[.P79]" office:value-type="float" office:value="0.026295" calcext:value-type="float">
            <text:p>0.026295</text:p>
          </table:table-cell>
          <table:table-cell table:style-name="ce89" table:formula="of:=+[.F78]+[.R79]" office:value-type="float" office:value="1.521361" calcext:value-type="float">
            <text:p>1.521361</text:p>
          </table:table-cell>
          <table:table-cell table:style-name="ce97" table:formula="of:=+[.D79]+[.K79]" office:value-type="float" office:value="0.715511" calcext:value-type="float">
            <text:p>0.716</text:p>
          </table:table-cell>
          <table:table-cell table:style-name="ce119" table:formula="of:=+[.E79]-[.J79]" office:value-type="float" office:value="0.021295" calcext:value-type="float">
            <text:p>0.021</text:p>
          </table:table-cell>
          <table:table-cell table:style-name="ce130" table:formula="of:=+[.F79]+[.L79]" office:value-type="float" office:value="1.520361" calcext:value-type="float">
            <text:p>1.520</text:p>
          </table:table-cell>
          <table:table-cell table:style-name="ce138" office:value-type="float" office:value="0.005" calcext:value-type="float">
            <text:p>0.005</text:p>
          </table:table-cell>
          <table:table-cell table:style-name="ce149" office:value-type="float" office:value="0.049" calcext:value-type="float">
            <text:p>0.049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1" calcext:value-type="float">
            <text:p>0.01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-10" calcext:value-type="float">
            <text:p>-1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22" office:value-type="float" office:value="-3" calcext:value-type="float">
            <text:p>-3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10" calcext:value-type="float">
            <text:p>-1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08" calcext:value-type="float">
            <text:p>0.0800</text:p>
          </table:table-cell>
          <table:table-cell table:style-name="ce400" office:value-type="float" office:value="0.03" calcext:value-type="float">
            <text:p>0.0300</text:p>
          </table:table-cell>
          <table:table-cell table:style-name="ce222" office:value-type="float" office:value="-3" calcext:value-type="float">
            <text:p>-3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10" calcext:value-type="float">
            <text:p>-10.0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22" table:formula="of:=+[.AF79]" office:value-type="float" office:value="0" calcext:value-type="float">
            <text:p>0.000</text:p>
          </table:table-cell>
          <table:table-cell table:style-name="ce242" table:formula="of:=+[.AE79]" office:value-type="float" office:value="-3" calcext:value-type="float">
            <text:p>-3.000</text:p>
          </table:table-cell>
          <table:table-cell table:style-name="ce308" office:value-type="float" office:value="-10" calcext:value-type="float">
            <text:p>-10.000</text:p>
          </table:table-cell>
          <table:table-cell table:style-name="ce242" table:formula="of:=+[.AI79]" office:value-type="float" office:value="0.08" calcext:value-type="float">
            <text:p>0.080</text:p>
          </table:table-cell>
          <table:table-cell table:style-name="ce242" table:formula="of:=+[.AH79]" office:value-type="float" office:value="0.05" calcext:value-type="float">
            <text:p>0.05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42" table:number-columns-repeated="3"/>
          <table:table-cell table:style-name="ce378" table:number-columns-repeated="970"/>
          <table:table-cell table:style-name="ce530" table:number-columns-repeated="9"/>
        </table:table-row>
        <table:table-row table:style-name="ro3">
          <table:table-cell table:style-name="ce52" office:value-type="string" calcext:value-type="string">
            <text:p>mHandMiddle1Left</text:p>
          </table:table-cell>
          <table:table-cell table:style-name="ce57" office:value-type="string" calcext:value-type="string">
            <text:p>mWris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78]+[.N80]" office:value-type="float" office:value="0.717511" calcext:value-type="float">
            <text:p>0.717511</text:p>
          </table:table-cell>
          <table:table-cell table:style-name="ce80" table:formula="of:=+[.E$78]-[.M80]" office:value-type="float" office:value="0.023295" calcext:value-type="float">
            <text:p>0.023295</text:p>
          </table:table-cell>
          <table:table-cell table:style-name="ce88" table:formula="of:=+[.F$78]+[.O80]" office:value-type="float" office:value="1.536361" calcext:value-type="float">
            <text:p>1.536361</text:p>
          </table:table-cell>
          <table:table-cell table:style-name="ce96" table:formula="of:=+[.D80]+[.K80]" office:value-type="float" office:value="0.757511" calcext:value-type="float">
            <text:p>0.758</text:p>
          </table:table-cell>
          <table:table-cell table:style-name="ce115" table:formula="of:=+[.E80]-[.J80]" office:value-type="float" office:value="0.024295" calcext:value-type="float">
            <text:p>0.024</text:p>
          </table:table-cell>
          <table:table-cell table:style-name="ce129" table:formula="of:=+[.F80]+[.L80]" office:value-type="float" office:value="1.530361" calcext:value-type="float">
            <text:p>1.530</text:p>
          </table:table-cell>
          <table:table-cell table:style-name="ce136" office:value-type="float" office:value="-0.001" calcext:value-type="float">
            <text:p>-0.001</text:p>
          </table:table-cell>
          <table:table-cell table:style-name="ce148" office:value-type="float" office:value="0.04" calcext:value-type="float">
            <text:p>0.040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0.013" calcext:value-type="float">
            <text:p>0.013000</text:p>
          </table:table-cell>
          <table:table-cell table:style-name="ce180" office:value-type="float" office:value="0.101" calcext:value-type="float">
            <text:p>0.101000</text:p>
          </table:table-cell>
          <table:table-cell table:style-name="ce190" office:value-type="float" office:value="0.015" calcext:value-type="float">
            <text:p>0.015000</text:p>
          </table:table-cell>
          <table:table-cell table:style-name="ce211" office:value-type="float" office:value="0.013" calcext:value-type="float">
            <text:p>0.013</text:p>
          </table:table-cell>
          <table:table-cell table:style-name="ce241" office:value-type="float" office:value="0.101" calcext:value-type="float">
            <text:p>0.101</text:p>
          </table:table-cell>
          <table:table-cell table:style-name="ce307" office:value-type="float" office:value="0.015" calcext:value-type="float">
            <text:p>0.01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80]" office:value-type="float" office:value="0" calcext:value-type="float">
            <text:p>0.000</text:p>
          </table:table-cell>
          <table:table-cell table:style-name="ce246" table:formula="of:=+[.AE8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80]" office:value-type="float" office:value="1" calcext:value-type="float">
            <text:p>1.000</text:p>
          </table:table-cell>
          <table:table-cell table:style-name="ce246" table:formula="of:=+[.AH8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Middle2Left</text:p>
          </table:table-cell>
          <table:table-cell table:style-name="ce60" office:value-type="string" calcext:value-type="string">
            <text:p>mHandMiddle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0]+[.N81]" office:value-type="float" office:value="0.757511" calcext:value-type="float">
            <text:p>0.757511</text:p>
          </table:table-cell>
          <table:table-cell table:style-name="ce80" table:formula="of:=+[.E80]-[.M81]" office:value-type="float" office:value="0.024295" calcext:value-type="float">
            <text:p>0.024295</text:p>
          </table:table-cell>
          <table:table-cell table:style-name="ce88" table:formula="of:=+[.F80]+[.O81]" office:value-type="float" office:value="1.530361" calcext:value-type="float">
            <text:p>1.530361</text:p>
          </table:table-cell>
          <table:table-cell table:style-name="ce96" table:formula="of:=+[.D81]+[.K81]" office:value-type="float" office:value="0.806511" calcext:value-type="float">
            <text:p>0.807</text:p>
          </table:table-cell>
          <table:table-cell table:style-name="ce115" table:formula="of:=+[.E81]-[.J81]" office:value-type="float" office:value="0.025295" calcext:value-type="float">
            <text:p>0.025</text:p>
          </table:table-cell>
          <table:table-cell table:style-name="ce129" table:formula="of:=+[.F81]+[.L81]" office:value-type="float" office:value="1.522361" calcext:value-type="float">
            <text:p>1.522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9" calcext:value-type="float">
            <text:p>0.049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.04" calcext:value-type="float">
            <text:p>0.040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" calcext:value-type="float">
            <text:p>0.040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81]" office:value-type="float" office:value="0" calcext:value-type="float">
            <text:p>0.000</text:p>
          </table:table-cell>
          <table:table-cell table:style-name="ce246" table:formula="of:=+[.AE8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81]" office:value-type="float" office:value="1" calcext:value-type="float">
            <text:p>1.000</text:p>
          </table:table-cell>
          <table:table-cell table:style-name="ce246" table:formula="of:=+[.AH8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Middle3Left</text:p>
          </table:table-cell>
          <table:table-cell table:style-name="ce57" office:value-type="string" calcext:value-type="string">
            <text:p>mHandMiddle2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1]+[.N82]" office:value-type="float" office:value="0.806511" calcext:value-type="float">
            <text:p>0.806511</text:p>
          </table:table-cell>
          <table:table-cell table:style-name="ce80" table:formula="of:=+[.E81]-[.M82]" office:value-type="float" office:value="0.025295" calcext:value-type="float">
            <text:p>0.025295</text:p>
          </table:table-cell>
          <table:table-cell table:style-name="ce88" table:formula="of:=+[.F81]+[.O82]" office:value-type="float" office:value="1.522361" calcext:value-type="float">
            <text:p>1.522361</text:p>
          </table:table-cell>
          <table:table-cell table:style-name="ce96" table:formula="of:=+[.D82]+[.K82]" office:value-type="float" office:value="0.839511" calcext:value-type="float">
            <text:p>0.840</text:p>
          </table:table-cell>
          <table:table-cell table:style-name="ce115" table:formula="of:=+[.E82]-[.J82]" office:value-type="float" office:value="0.027295" calcext:value-type="float">
            <text:p>0.027</text:p>
          </table:table-cell>
          <table:table-cell table:style-name="ce129" table:formula="of:=+[.F82]+[.L82]" office:value-type="float" office:value="1.516361" calcext:value-type="float">
            <text:p>1.516</text:p>
          </table:table-cell>
          <table:table-cell table:style-name="ce136" office:value-type="float" office:value="-0.002" calcext:value-type="float">
            <text:p>-0.002</text:p>
          </table:table-cell>
          <table:table-cell table:style-name="ce148" office:value-type="float" office:value="0.033" calcext:value-type="float">
            <text:p>0.033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-0.001" calcext:value-type="float">
            <text:p>-0.001000</text:p>
          </table:table-cell>
          <table:table-cell table:style-name="ce180" office:value-type="float" office:value="0.049" calcext:value-type="float">
            <text:p>0.049000</text:p>
          </table:table-cell>
          <table:table-cell table:style-name="ce190" office:value-type="float" office:value="-0.008" calcext:value-type="float">
            <text:p>-0.008000</text:p>
          </table:table-cell>
          <table:table-cell table:style-name="ce211" office:value-type="float" office:value="-0.001" calcext:value-type="float">
            <text:p>-0.001</text:p>
          </table:table-cell>
          <table:table-cell table:style-name="ce241" office:value-type="float" office:value="0.049" calcext:value-type="float">
            <text:p>0.049</text:p>
          </table:table-cell>
          <table:table-cell table:style-name="ce307" office:value-type="float" office:value="-0.008" calcext:value-type="float">
            <text:p>-0.008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82]" office:value-type="float" office:value="0" calcext:value-type="float">
            <text:p>0.000</text:p>
          </table:table-cell>
          <table:table-cell table:style-name="ce246" table:formula="of:=+[.AE8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82]" office:value-type="float" office:value="1" calcext:value-type="float">
            <text:p>1.000</text:p>
          </table:table-cell>
          <table:table-cell table:style-name="ce246" table:formula="of:=+[.AH8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Index1Left</text:p>
          </table:table-cell>
          <table:table-cell table:style-name="ce60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3]" office:value-type="float" office:value="0.713511" calcext:value-type="float">
            <text:p>0.713511</text:p>
          </table:table-cell>
          <table:table-cell table:style-name="ce80" table:formula="of:=+[.E$78]-[.M83]" office:value-type="float" office:value="-0.00170500000000001" calcext:value-type="float">
            <text:p>-0.001705</text:p>
          </table:table-cell>
          <table:table-cell table:style-name="ce88" table:formula="of:=+[.F$78]+[.O83]" office:value-type="float" office:value="1.536361" calcext:value-type="float">
            <text:p>1.536361</text:p>
          </table:table-cell>
          <table:table-cell table:style-name="ce96" table:formula="of:=+[.D83]+[.K83]" office:value-type="float" office:value="0.749511" calcext:value-type="float">
            <text:p>0.750</text:p>
          </table:table-cell>
          <table:table-cell table:style-name="ce115" table:formula="of:=+[.E83]-[.J83]" office:value-type="float" office:value="-0.018705" calcext:value-type="float">
            <text:p>-0.019</text:p>
          </table:table-cell>
          <table:table-cell table:style-name="ce129" table:formula="of:=+[.F83]+[.L83]" office:value-type="float" office:value="1.530361" calcext:value-type="float">
            <text:p>1.530</text:p>
          </table:table-cell>
          <table:table-cell table:style-name="ce146" office:value-type="float" office:value="0.017" calcext:value-type="float">
            <text:p>0.017</text:p>
          </table:table-cell>
          <table:table-cell table:style-name="ce157" office:value-type="float" office:value="0.036" calcext:value-type="float">
            <text:p>0.036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38" calcext:value-type="float">
            <text:p>0.038000</text:p>
          </table:table-cell>
          <table:table-cell table:style-name="ce183" office:value-type="float" office:value="0.097" calcext:value-type="float">
            <text:p>0.097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38" calcext:value-type="float">
            <text:p>0.038</text:p>
          </table:table-cell>
          <table:table-cell table:style-name="ce246" office:value-type="float" office:value="0.097" calcext:value-type="float">
            <text:p>0.097</text:p>
          </table:table-cell>
          <table:table-cell table:style-name="ce333" office:value-type="float" office:value="0.015" calcext:value-type="float">
            <text:p>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83]" office:value-type="float" office:value="0" calcext:value-type="float">
            <text:p>0.000</text:p>
          </table:table-cell>
          <table:table-cell table:style-name="ce246" table:formula="of:=+[.AE8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83]" office:value-type="float" office:value="1" calcext:value-type="float">
            <text:p>1.000</text:p>
          </table:table-cell>
          <table:table-cell table:style-name="ce246" table:formula="of:=+[.AH8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Index2Left</text:p>
          </table:table-cell>
          <table:table-cell table:style-name="ce57" office:value-type="string" calcext:value-type="string">
            <text:p>mHandIndex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3]+[.N84]" office:value-type="float" office:value="0.749511" calcext:value-type="float">
            <text:p>0.749511</text:p>
          </table:table-cell>
          <table:table-cell table:style-name="ce80" table:formula="of:=+[.E83]-[.M84]" office:value-type="float" office:value="-0.018705" calcext:value-type="float">
            <text:p>-0.018705</text:p>
          </table:table-cell>
          <table:table-cell table:style-name="ce88" table:formula="of:=+[.F83]+[.O84]" office:value-type="float" office:value="1.530361" calcext:value-type="float">
            <text:p>1.530361</text:p>
          </table:table-cell>
          <table:table-cell table:style-name="ce96" table:formula="of:=+[.D84]+[.K84]" office:value-type="float" office:value="0.781511" calcext:value-type="float">
            <text:p>0.782</text:p>
          </table:table-cell>
          <table:table-cell table:style-name="ce115" table:formula="of:=+[.E84]-[.J84]" office:value-type="float" office:value="-0.032705" calcext:value-type="float">
            <text:p>-0.033</text:p>
          </table:table-cell>
          <table:table-cell table:style-name="ce129" table:formula="of:=+[.F84]+[.L84]" office:value-type="float" office:value="1.524361" calcext:value-type="float">
            <text:p>1.524</text:p>
          </table:table-cell>
          <table:table-cell table:style-name="ce136" office:value-type="float" office:value="0.014" calcext:value-type="float">
            <text:p>0.014</text:p>
          </table:table-cell>
          <table:table-cell table:style-name="ce148" office:value-type="float" office:value="0.032" calcext:value-type="float">
            <text:p>0.032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0.017" calcext:value-type="float">
            <text:p>0.017000</text:p>
          </table:table-cell>
          <table:table-cell table:style-name="ce180" office:value-type="float" office:value="0.036" calcext:value-type="float">
            <text:p>0.036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0.017" calcext:value-type="float">
            <text:p>0.017</text:p>
          </table:table-cell>
          <table:table-cell table:style-name="ce241" office:value-type="float" office:value="0.036" calcext:value-type="float">
            <text:p>0.036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84]" office:value-type="float" office:value="0" calcext:value-type="float">
            <text:p>0.000</text:p>
          </table:table-cell>
          <table:table-cell table:style-name="ce246" table:formula="of:=+[.AE8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84]" office:value-type="float" office:value="1" calcext:value-type="float">
            <text:p>1.000</text:p>
          </table:table-cell>
          <table:table-cell table:style-name="ce246" table:formula="of:=+[.AH8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Index3Left</text:p>
          </table:table-cell>
          <table:table-cell table:style-name="ce60" office:value-type="string" calcext:value-type="string">
            <text:p>mHandIndex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4]+[.N85]" office:value-type="float" office:value="0.781511" calcext:value-type="float">
            <text:p>0.781511</text:p>
          </table:table-cell>
          <table:table-cell table:style-name="ce80" table:formula="of:=+[.E84]-[.M85]" office:value-type="float" office:value="-0.032705" calcext:value-type="float">
            <text:p>-0.032705</text:p>
          </table:table-cell>
          <table:table-cell table:style-name="ce88" table:formula="of:=+[.F84]+[.O85]" office:value-type="float" office:value="1.524361" calcext:value-type="float">
            <text:p>1.524361</text:p>
          </table:table-cell>
          <table:table-cell table:style-name="ce96" table:formula="of:=+[.D85]+[.K85]" office:value-type="float" office:value="0.806511" calcext:value-type="float">
            <text:p>0.807</text:p>
          </table:table-cell>
          <table:table-cell table:style-name="ce115" table:formula="of:=+[.E85]-[.J85]" office:value-type="float" office:value="-0.043705" calcext:value-type="float">
            <text:p>-0.044</text:p>
          </table:table-cell>
          <table:table-cell table:style-name="ce129" table:formula="of:=+[.F85]+[.L85]" office:value-type="float" office:value="1.520361" calcext:value-type="float">
            <text:p>1.520</text:p>
          </table:table-cell>
          <table:table-cell table:style-name="ce146" office:value-type="float" office:value="0.011" calcext:value-type="float">
            <text:p>0.011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0.014" calcext:value-type="float">
            <text:p>0.014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4" calcext:value-type="float">
            <text:p>0.014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85]" office:value-type="float" office:value="0" calcext:value-type="float">
            <text:p>0.000</text:p>
          </table:table-cell>
          <table:table-cell table:style-name="ce246" table:formula="of:=+[.AE8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85]" office:value-type="float" office:value="1" calcext:value-type="float">
            <text:p>1.000</text:p>
          </table:table-cell>
          <table:table-cell table:style-name="ce246" table:formula="of:=+[.AH8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Ring1Left</text:p>
          </table:table-cell>
          <table:table-cell table:style-name="ce57" office:value-type="string" calcext:value-type="string">
            <text:p>mWris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78]+[.N86]" office:value-type="float" office:value="0.715511" calcext:value-type="float">
            <text:p>0.715511</text:p>
          </table:table-cell>
          <table:table-cell table:style-name="ce80" table:formula="of:=+[.E$78]-[.M86]" office:value-type="float" office:value="0.046295" calcext:value-type="float">
            <text:p>0.046295</text:p>
          </table:table-cell>
          <table:table-cell table:style-name="ce88" table:formula="of:=+[.F$78]+[.O86]" office:value-type="float" office:value="1.530361" calcext:value-type="float">
            <text:p>1.530361</text:p>
          </table:table-cell>
          <table:table-cell table:style-name="ce96" table:formula="of:=+[.D86]+[.K86]" office:value-type="float" office:value="0.753511" calcext:value-type="float">
            <text:p>0.754</text:p>
          </table:table-cell>
          <table:table-cell table:style-name="ce115" table:formula="of:=+[.E86]-[.J86]" office:value-type="float" office:value="0.059295" calcext:value-type="float">
            <text:p>0.059</text:p>
          </table:table-cell>
          <table:table-cell table:style-name="ce129" table:formula="of:=+[.F86]+[.L86]" office:value-type="float" office:value="1.522361" calcext:value-type="float">
            <text:p>1.522</text:p>
          </table:table-cell>
          <table:table-cell table:style-name="ce136" office:value-type="float" office:value="-0.013" calcext:value-type="float">
            <text:p>-0.013</text:p>
          </table:table-cell>
          <table:table-cell table:style-name="ce148" office:value-type="float" office:value="0.038" calcext:value-type="float">
            <text:p>0.038</text:p>
          </table:table-cell>
          <table:table-cell table:style-name="ce161" office:value-type="float" office:value="-0.008" calcext:value-type="float">
            <text:p>-0.008</text:p>
          </table:table-cell>
          <table:table-cell table:style-name="ce174" office:value-type="float" office:value="-0.01" calcext:value-type="float">
            <text:p>-0.010000</text:p>
          </table:table-cell>
          <table:table-cell table:style-name="ce180" office:value-type="float" office:value="0.099" calcext:value-type="float">
            <text:p>0.099000</text:p>
          </table:table-cell>
          <table:table-cell table:style-name="ce190" office:value-type="float" office:value="0.009" calcext:value-type="float">
            <text:p>0.009000</text:p>
          </table:table-cell>
          <table:table-cell table:style-name="ce211" office:value-type="float" office:value="-0.01" calcext:value-type="float">
            <text:p>-0.010</text:p>
          </table:table-cell>
          <table:table-cell table:style-name="ce241" office:value-type="float" office:value="0.099" calcext:value-type="float">
            <text:p>0.099</text:p>
          </table:table-cell>
          <table:table-cell table:style-name="ce307" office:value-type="float" office:value="0.009" calcext:value-type="float">
            <text:p>0.00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86]" office:value-type="float" office:value="0" calcext:value-type="float">
            <text:p>0.000</text:p>
          </table:table-cell>
          <table:table-cell table:style-name="ce246" table:formula="of:=+[.AE8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86]" office:value-type="float" office:value="1" calcext:value-type="float">
            <text:p>1.000</text:p>
          </table:table-cell>
          <table:table-cell table:style-name="ce246" table:formula="of:=+[.AH8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Ring2Left</text:p>
          </table:table-cell>
          <table:table-cell table:style-name="ce60" office:value-type="string" calcext:value-type="string">
            <text:p>mHandRing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6]+[.N87]" office:value-type="float" office:value="0.753511" calcext:value-type="float">
            <text:p>0.753511</text:p>
          </table:table-cell>
          <table:table-cell table:style-name="ce80" table:formula="of:=+[.E86]-[.M87]" office:value-type="float" office:value="0.059295" calcext:value-type="float">
            <text:p>0.059295</text:p>
          </table:table-cell>
          <table:table-cell table:style-name="ce88" table:formula="of:=+[.F86]+[.O87]" office:value-type="float" office:value="1.522361" calcext:value-type="float">
            <text:p>1.522361</text:p>
          </table:table-cell>
          <table:table-cell table:style-name="ce96" table:formula="of:=+[.D87]+[.K87]" office:value-type="float" office:value="0.793511" calcext:value-type="float">
            <text:p>0.794</text:p>
          </table:table-cell>
          <table:table-cell table:style-name="ce115" table:formula="of:=+[.E87]-[.J87]" office:value-type="float" office:value="0.072295" calcext:value-type="float">
            <text:p>0.072</text:p>
          </table:table-cell>
          <table:table-cell table:style-name="ce129" table:formula="of:=+[.F87]+[.L87]" office:value-type="float" office:value="1.513361" calcext:value-type="float">
            <text:p>1.513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4" calcext:value-type="float">
            <text:p>0.040</text:p>
          </table:table-cell>
          <table:table-cell table:style-name="ce170" office:value-type="float" office:value="-0.009" calcext:value-type="float">
            <text:p>-0.009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0.038" calcext:value-type="float">
            <text:p>0.038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0.038" calcext:value-type="float">
            <text:p>0.038</text:p>
          </table:table-cell>
          <table:table-cell table:style-name="ce333" office:value-type="float" office:value="-0.008" calcext:value-type="float">
            <text:p>-0.0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87]" office:value-type="float" office:value="0" calcext:value-type="float">
            <text:p>0.000</text:p>
          </table:table-cell>
          <table:table-cell table:style-name="ce246" table:formula="of:=+[.AE8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87]" office:value-type="float" office:value="1" calcext:value-type="float">
            <text:p>1.000</text:p>
          </table:table-cell>
          <table:table-cell table:style-name="ce246" table:formula="of:=+[.AH8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Ring3Left</text:p>
          </table:table-cell>
          <table:table-cell table:style-name="ce57" office:value-type="string" calcext:value-type="string">
            <text:p>mHandRing2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7]+[.N88]" office:value-type="float" office:value="0.793511" calcext:value-type="float">
            <text:p>0.793511</text:p>
          </table:table-cell>
          <table:table-cell table:style-name="ce80" table:formula="of:=+[.E87]-[.M88]" office:value-type="float" office:value="0.072295" calcext:value-type="float">
            <text:p>0.072295</text:p>
          </table:table-cell>
          <table:table-cell table:style-name="ce88" table:formula="of:=+[.F87]+[.O88]" office:value-type="float" office:value="1.513361" calcext:value-type="float">
            <text:p>1.513361</text:p>
          </table:table-cell>
          <table:table-cell table:style-name="ce96" table:formula="of:=+[.D88]+[.K88]" office:value-type="float" office:value="0.821511" calcext:value-type="float">
            <text:p>0.822</text:p>
          </table:table-cell>
          <table:table-cell table:style-name="ce115" table:formula="of:=+[.E88]-[.J88]" office:value-type="float" office:value="0.082295" calcext:value-type="float">
            <text:p>0.082</text:p>
          </table:table-cell>
          <table:table-cell table:style-name="ce129" table:formula="of:=+[.F88]+[.L88]" office:value-type="float" office:value="1.507361" calcext:value-type="float">
            <text:p>1.507</text:p>
          </table:table-cell>
          <table:table-cell table:style-name="ce136" office:value-type="float" office:value="-0.01" calcext:value-type="float">
            <text:p>-0.010</text:p>
          </table:table-cell>
          <table:table-cell table:style-name="ce148" office:value-type="float" office:value="0.028" calcext:value-type="float">
            <text:p>0.028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-0.013" calcext:value-type="float">
            <text:p>-0.013000</text:p>
          </table:table-cell>
          <table:table-cell table:style-name="ce180" office:value-type="float" office:value="0.04" calcext:value-type="float">
            <text:p>0.040000</text:p>
          </table:table-cell>
          <table:table-cell table:style-name="ce190" office:value-type="float" office:value="-0.009" calcext:value-type="float">
            <text:p>-0.009000</text:p>
          </table:table-cell>
          <table:table-cell table:style-name="ce211" office:value-type="float" office:value="-0.013" calcext:value-type="float">
            <text:p>-0.013</text:p>
          </table:table-cell>
          <table:table-cell table:style-name="ce241" office:value-type="float" office:value="0.04" calcext:value-type="float">
            <text:p>0.040</text:p>
          </table:table-cell>
          <table:table-cell table:style-name="ce307" office:value-type="float" office:value="-0.009" calcext:value-type="float">
            <text:p>-0.00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88]" office:value-type="float" office:value="0" calcext:value-type="float">
            <text:p>0.000</text:p>
          </table:table-cell>
          <table:table-cell table:style-name="ce246" table:formula="of:=+[.AE8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88]" office:value-type="float" office:value="1" calcext:value-type="float">
            <text:p>1.000</text:p>
          </table:table-cell>
          <table:table-cell table:style-name="ce246" table:formula="of:=+[.AH8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Pinky1Left</text:p>
          </table:table-cell>
          <table:table-cell table:style-name="ce60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9]" office:value-type="float" office:value="0.711511" calcext:value-type="float">
            <text:p>0.711511</text:p>
          </table:table-cell>
          <table:table-cell table:style-name="ce80" table:formula="of:=+[.E$78]-[.M89]" office:value-type="float" office:value="0.067295" calcext:value-type="float">
            <text:p>0.067295</text:p>
          </table:table-cell>
          <table:table-cell table:style-name="ce88" table:formula="of:=+[.F$78]+[.O89]" office:value-type="float" office:value="1.524361" calcext:value-type="float">
            <text:p>1.524361</text:p>
          </table:table-cell>
          <table:table-cell table:style-name="ce96" table:formula="of:=+[.D89]+[.K89]" office:value-type="float" office:value="0.736511" calcext:value-type="float">
            <text:p>0.737</text:p>
          </table:table-cell>
          <table:table-cell table:style-name="ce115" table:formula="of:=+[.E89]-[.J89]" office:value-type="float" office:value="0.091295" calcext:value-type="float">
            <text:p>0.091</text:p>
          </table:table-cell>
          <table:table-cell table:style-name="ce129" table:formula="of:=+[.F89]+[.L89]" office:value-type="float" office:value="1.518361" calcext:value-type="float">
            <text:p>1.518</text:p>
          </table:table-cell>
          <table:table-cell table:style-name="ce146" office:value-type="float" office:value="-0.024" calcext:value-type="float">
            <text:p>-0.024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31" calcext:value-type="float">
            <text:p>-0.031000</text:p>
          </table:table-cell>
          <table:table-cell table:style-name="ce183" office:value-type="float" office:value="0.095" calcext:value-type="float">
            <text:p>0.095000</text:p>
          </table:table-cell>
          <table:table-cell table:style-name="ce193" office:value-type="float" office:value="0.003" calcext:value-type="float">
            <text:p>0.003000</text:p>
          </table:table-cell>
          <table:table-cell table:style-name="ce237" office:value-type="float" office:value="-0.031" calcext:value-type="float">
            <text:p>-0.031</text:p>
          </table:table-cell>
          <table:table-cell table:style-name="ce246" office:value-type="float" office:value="0.095" calcext:value-type="float">
            <text:p>0.095</text:p>
          </table:table-cell>
          <table:table-cell table:style-name="ce333" office:value-type="float" office:value="0.003" calcext:value-type="float">
            <text:p>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89]" office:value-type="float" office:value="0" calcext:value-type="float">
            <text:p>0.000</text:p>
          </table:table-cell>
          <table:table-cell table:style-name="ce246" table:formula="of:=+[.AE8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89]" office:value-type="float" office:value="1" calcext:value-type="float">
            <text:p>1.000</text:p>
          </table:table-cell>
          <table:table-cell table:style-name="ce246" table:formula="of:=+[.AH8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Pinky2Left</text:p>
          </table:table-cell>
          <table:table-cell table:style-name="ce57" office:value-type="string" calcext:value-type="string">
            <text:p>mHandPinky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9]+[.N90]" office:value-type="float" office:value="0.736511" calcext:value-type="float">
            <text:p>0.736511</text:p>
          </table:table-cell>
          <table:table-cell table:style-name="ce80" table:formula="of:=+[.E89]-[.M90]" office:value-type="float" office:value="0.091295" calcext:value-type="float">
            <text:p>0.091295</text:p>
          </table:table-cell>
          <table:table-cell table:style-name="ce88" table:formula="of:=+[.F89]+[.O90]" office:value-type="float" office:value="1.518361" calcext:value-type="float">
            <text:p>1.518361</text:p>
          </table:table-cell>
          <table:table-cell table:style-name="ce96" table:formula="of:=+[.D90]+[.K90]" office:value-type="float" office:value="0.754511" calcext:value-type="float">
            <text:p>0.755</text:p>
          </table:table-cell>
          <table:table-cell table:style-name="ce115" table:formula="of:=+[.E90]-[.J90]" office:value-type="float" office:value="0.106295" calcext:value-type="float">
            <text:p>0.106</text:p>
          </table:table-cell>
          <table:table-cell table:style-name="ce129" table:formula="of:=+[.F90]+[.L90]" office:value-type="float" office:value="1.514361" calcext:value-type="float">
            <text:p>1.514</text:p>
          </table:table-cell>
          <table:table-cell table:style-name="ce136" office:value-type="float" office:value="-0.015" calcext:value-type="float">
            <text:p>-0.015</text:p>
          </table:table-cell>
          <table:table-cell table:style-name="ce148" office:value-type="float" office:value="0.018" calcext:value-type="float">
            <text:p>0.018</text:p>
          </table:table-cell>
          <table:table-cell table:style-name="ce161" office:value-type="float" office:value="-0.004" calcext:value-type="float">
            <text:p>-0.004</text:p>
          </table:table-cell>
          <table:table-cell table:style-name="ce174" office:value-type="float" office:value="-0.024" calcext:value-type="float">
            <text:p>-0.024000</text:p>
          </table:table-cell>
          <table:table-cell table:style-name="ce180" office:value-type="float" office:value="0.025" calcext:value-type="float">
            <text:p>0.025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-0.024" calcext:value-type="float">
            <text:p>-0.024</text:p>
          </table:table-cell>
          <table:table-cell table:style-name="ce241" office:value-type="float" office:value="0.025" calcext:value-type="float">
            <text:p>0.025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90]" office:value-type="float" office:value="0" calcext:value-type="float">
            <text:p>0.000</text:p>
          </table:table-cell>
          <table:table-cell table:style-name="ce246" table:formula="of:=+[.AE9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90]" office:value-type="float" office:value="1" calcext:value-type="float">
            <text:p>1.000</text:p>
          </table:table-cell>
          <table:table-cell table:style-name="ce246" table:formula="of:=+[.AH9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Pinky3Left</text:p>
          </table:table-cell>
          <table:table-cell table:style-name="ce60" office:value-type="string" calcext:value-type="string">
            <text:p>mHandPinky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0]+[.N91]" office:value-type="float" office:value="0.754511" calcext:value-type="float">
            <text:p>0.754511</text:p>
          </table:table-cell>
          <table:table-cell table:style-name="ce80" table:formula="of:=+[.E90]-[.M91]" office:value-type="float" office:value="0.106295" calcext:value-type="float">
            <text:p>0.106295</text:p>
          </table:table-cell>
          <table:table-cell table:style-name="ce88" table:formula="of:=+[.F90]+[.O91]" office:value-type="float" office:value="1.514361" calcext:value-type="float">
            <text:p>1.514361</text:p>
          </table:table-cell>
          <table:table-cell table:style-name="ce96" table:formula="of:=+[.D91]+[.K91]" office:value-type="float" office:value="0.770511" calcext:value-type="float">
            <text:p>0.771</text:p>
          </table:table-cell>
          <table:table-cell table:style-name="ce115" table:formula="of:=+[.E91]-[.J91]" office:value-type="float" office:value="0.119295" calcext:value-type="float">
            <text:p>0.119</text:p>
          </table:table-cell>
          <table:table-cell table:style-name="ce129" table:formula="of:=+[.F91]+[.L91]" office:value-type="float" office:value="1.510361" calcext:value-type="float">
            <text:p>1.510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16" calcext:value-type="float">
            <text:p>0.016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15" calcext:value-type="float">
            <text:p>-0.015000</text:p>
          </table:table-cell>
          <table:table-cell table:style-name="ce183" office:value-type="float" office:value="0.018" calcext:value-type="float">
            <text:p>0.018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.018" calcext:value-type="float">
            <text:p>0.018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91]" office:value-type="float" office:value="0" calcext:value-type="float">
            <text:p>0.000</text:p>
          </table:table-cell>
          <table:table-cell table:style-name="ce246" table:formula="of:=+[.AE9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91]" office:value-type="float" office:value="1" calcext:value-type="float">
            <text:p>1.000</text:p>
          </table:table-cell>
          <table:table-cell table:style-name="ce246" table:formula="of:=+[.AH9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Thumb1Left</text:p>
          </table:table-cell>
          <table:table-cell table:style-name="ce57" office:value-type="string" calcext:value-type="string">
            <text:p>mWris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78]+[.N92]" office:value-type="float" office:value="0.642511" calcext:value-type="float">
            <text:p>0.642511</text:p>
          </table:table-cell>
          <table:table-cell table:style-name="ce80" table:formula="of:=+[.E$78]-[.M92]" office:value-type="float" office:value="0.00529499999999999" calcext:value-type="float">
            <text:p>0.005295</text:p>
          </table:table-cell>
          <table:table-cell table:style-name="ce88" table:formula="of:=+[.F$78]+[.O92]" office:value-type="float" office:value="1.525361" calcext:value-type="float">
            <text:p>1.525361</text:p>
          </table:table-cell>
          <table:table-cell table:style-name="ce96" table:formula="of:=+[.D92]+[.K92]" office:value-type="float" office:value="0.674511" calcext:value-type="float">
            <text:p>0.675</text:p>
          </table:table-cell>
          <table:table-cell table:style-name="ce115" table:formula="of:=+[.E92]-[.J92]" office:value-type="float" office:value="-0.022705" calcext:value-type="float">
            <text:p>-0.023</text:p>
          </table:table-cell>
          <table:table-cell table:style-name="ce129" table:formula="of:=+[.F92]+[.L92]" office:value-type="float" office:value="1.525361" calcext:value-type="float">
            <text:p>1.525</text:p>
          </table:table-cell>
          <table:table-cell table:style-name="ce136" office:value-type="float" office:value="0.028" calcext:value-type="float">
            <text:p>0.028</text:p>
          </table:table-cell>
          <table:table-cell table:style-name="ce148" office:value-type="float" office:value="0.032" calcext:value-type="float">
            <text:p>0.032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31" calcext:value-type="float">
            <text:p>0.031000</text:p>
          </table:table-cell>
          <table:table-cell table:style-name="ce180" office:value-type="float" office:value="0.026" calcext:value-type="float">
            <text:p>0.026000</text:p>
          </table:table-cell>
          <table:table-cell table:style-name="ce190" office:value-type="float" office:value="0.004" calcext:value-type="float">
            <text:p>0.004000</text:p>
          </table:table-cell>
          <table:table-cell table:style-name="ce211" office:value-type="float" office:value="0.031" calcext:value-type="float">
            <text:p>0.031</text:p>
          </table:table-cell>
          <table:table-cell table:style-name="ce241" office:value-type="float" office:value="0.026" calcext:value-type="float">
            <text:p>0.026</text:p>
          </table:table-cell>
          <table:table-cell table:style-name="ce307" office:value-type="float" office:value="0.004" calcext:value-type="float">
            <text:p>0.00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92]" office:value-type="float" office:value="0" calcext:value-type="float">
            <text:p>0.000</text:p>
          </table:table-cell>
          <table:table-cell table:style-name="ce246" table:formula="of:=+[.AE9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92]" office:value-type="float" office:value="1" calcext:value-type="float">
            <text:p>1.000</text:p>
          </table:table-cell>
          <table:table-cell table:style-name="ce246" table:formula="of:=+[.AH9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Thumb2Left</text:p>
          </table:table-cell>
          <table:table-cell table:style-name="ce60" office:value-type="string" calcext:value-type="string">
            <text:p>mHandThumb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2]+[.N93]" office:value-type="float" office:value="0.674511" calcext:value-type="float">
            <text:p>0.674511</text:p>
          </table:table-cell>
          <table:table-cell table:style-name="ce80" table:formula="of:=+[.E92]-[.M93]" office:value-type="float" office:value="-0.022705" calcext:value-type="float">
            <text:p>-0.022705</text:p>
          </table:table-cell>
          <table:table-cell table:style-name="ce88" table:formula="of:=+[.F92]+[.O93]" office:value-type="float" office:value="1.524361" calcext:value-type="float">
            <text:p>1.524361</text:p>
          </table:table-cell>
          <table:table-cell table:style-name="ce96" table:formula="of:=+[.D93]+[.K93]" office:value-type="float" office:value="0.705511" calcext:value-type="float">
            <text:p>0.706</text:p>
          </table:table-cell>
          <table:table-cell table:style-name="ce115" table:formula="of:=+[.E93]-[.J93]" office:value-type="float" office:value="-0.045705" calcext:value-type="float">
            <text:p>-0.046</text:p>
          </table:table-cell>
          <table:table-cell table:style-name="ce129" table:formula="of:=+[.F93]+[.L93]" office:value-type="float" office:value="1.524361" calcext:value-type="float">
            <text:p>1.524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31" calcext:value-type="float">
            <text:p>0.03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1" calcext:value-type="float">
            <text:p>-0.00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93]" office:value-type="float" office:value="0" calcext:value-type="float">
            <text:p>0.000</text:p>
          </table:table-cell>
          <table:table-cell table:style-name="ce246" table:formula="of:=+[.AE9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93]" office:value-type="float" office:value="1" calcext:value-type="float">
            <text:p>1.000</text:p>
          </table:table-cell>
          <table:table-cell table:style-name="ce246" table:formula="of:=+[.AH9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Thumb3Left</text:p>
          </table:table-cell>
          <table:table-cell table:style-name="ce57" office:value-type="string" calcext:value-type="string">
            <text:p>mHandThumb2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93]+[.N94]" office:value-type="float" office:value="0.705511" calcext:value-type="float">
            <text:p>0.705511</text:p>
          </table:table-cell>
          <table:table-cell table:style-name="ce80" table:formula="of:=+[.E93]-[.M94]" office:value-type="float" office:value="-0.045705" calcext:value-type="float">
            <text:p>-0.045705</text:p>
          </table:table-cell>
          <table:table-cell table:style-name="ce88" table:formula="of:=+[.F93]+[.O94]" office:value-type="float" office:value="1.523361" calcext:value-type="float">
            <text:p>1.523361</text:p>
          </table:table-cell>
          <table:table-cell table:style-name="ce96" table:formula="of:=+[.D94]+[.K94]" office:value-type="float" office:value="0.730511" calcext:value-type="float">
            <text:p>0.731</text:p>
          </table:table-cell>
          <table:table-cell table:style-name="ce115" table:formula="of:=+[.E94]-[.J94]" office:value-type="float" office:value="-0.060705" calcext:value-type="float">
            <text:p>-0.061</text:p>
          </table:table-cell>
          <table:table-cell table:style-name="ce129" table:formula="of:=+[.F94]+[.L94]" office:value-type="float" office:value="1.523361" calcext:value-type="float">
            <text:p>1.523</text:p>
          </table:table-cell>
          <table:table-cell table:style-name="ce136" office:value-type="float" office:value="0.015" calcext:value-type="float">
            <text:p>0.015</text:p>
          </table:table-cell>
          <table:table-cell table:style-name="ce148" office:value-type="float" office:value="0.025" calcext:value-type="float">
            <text:p>0.025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3" calcext:value-type="float">
            <text:p>0.023000</text:p>
          </table:table-cell>
          <table:table-cell table:style-name="ce180" office:value-type="float" office:value="0.031" calcext:value-type="float">
            <text:p>0.031000</text:p>
          </table:table-cell>
          <table:table-cell table:style-name="ce190" office:value-type="float" office:value="-0.001" calcext:value-type="float">
            <text:p>-0.001000</text:p>
          </table:table-cell>
          <table:table-cell table:style-name="ce211" office:value-type="float" office:value="0.023" calcext:value-type="float">
            <text:p>0.023</text:p>
          </table:table-cell>
          <table:table-cell table:style-name="ce241" office:value-type="float" office:value="0.031" calcext:value-type="float">
            <text:p>0.031</text:p>
          </table:table-cell>
          <table:table-cell table:style-name="ce307" office:value-type="float" office:value="-0.001" calcext:value-type="float">
            <text:p>-0.00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94]" office:value-type="float" office:value="0" calcext:value-type="float">
            <text:p>0.000</text:p>
          </table:table-cell>
          <table:table-cell table:style-name="ce246" table:formula="of:=+[.AE9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94]" office:value-type="float" office:value="1" calcext:value-type="float">
            <text:p>1.000</text:p>
          </table:table-cell>
          <table:table-cell table:style-name="ce246" table:formula="of:=+[.AH9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CollarRight</text:p>
          </table:table-cell>
          <table:table-cell table:style-name="ce60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5" table:formula="of:=+[.D$14]+[.N95]" office:value-type="float" office:value="-0.085" calcext:value-type="float">
            <text:p>-0.085000</text:p>
          </table:table-cell>
          <table:table-cell table:style-name="ce83" table:formula="of:=+[.E$14]-[.M95]" office:value-type="float" office:value="0.036295" calcext:value-type="float">
            <text:p>0.036295</text:p>
          </table:table-cell>
          <table:table-cell table:style-name="ce91" table:formula="of:=+[.F$14]+[.O95]" office:value-type="float" office:value="1.521361" calcext:value-type="float">
            <text:p>1.521361</text:p>
          </table:table-cell>
          <table:table-cell table:style-name="ce96" table:formula="of:=+[.D95]+[.K95]" office:value-type="float" office:value="-0.164" calcext:value-type="float">
            <text:p>-0.164</text:p>
          </table:table-cell>
          <table:table-cell table:style-name="ce115" table:formula="of:=+[.E95]-[.J95]" office:value-type="float" office:value="0.036295" calcext:value-type="float">
            <text:p>0.036</text:p>
          </table:table-cell>
          <table:table-cell table:style-name="ce129" table:formula="of:=+[.F95]+[.L95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79" calcext:value-type="float">
            <text:p>-0.079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20927" calcext:value-type="float">
            <text:p>-0.020927</text:p>
          </table:table-cell>
          <table:table-cell table:style-name="ce183" office:value-type="float" office:value="-0.085" calcext:value-type="float">
            <text:p>-0.085000</text:p>
          </table:table-cell>
          <table:table-cell table:style-name="ce193" office:value-type="float" office:value="0.165396" calcext:value-type="float">
            <text:p>0.165396</text:p>
          </table:table-cell>
          <table:table-cell table:style-name="ce237" office:value-type="float" office:value="-0.021" calcext:value-type="float">
            <text:p>-0.021</text:p>
          </table:table-cell>
          <table:table-cell table:style-name="ce246" office:value-type="float" office:value="-0.085" calcext:value-type="float">
            <text:p>-0.085</text:p>
          </table:table-cell>
          <table:table-cell table:style-name="ce333" office:value-type="float" office:value="0.165" calcext:value-type="float">
            <text:p>0.16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95]" office:value-type="float" office:value="0" calcext:value-type="float">
            <text:p>0.000</text:p>
          </table:table-cell>
          <table:table-cell table:style-name="ce246" table:formula="of:=+[.AE9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95]" office:value-type="float" office:value="1" calcext:value-type="float">
            <text:p>1.000</text:p>
          </table:table-cell>
          <table:table-cell table:style-name="ce246" table:formula="of:=+[.AH9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R_CLAVICLE</text:p>
          </table:table-cell>
          <table:table-cell table:style-name="ce59" office:value-type="string" calcext:value-type="string">
            <text:p>mCollarRight</text:p>
          </table:table-cell>
          <table:table-cell table:style-name="ce67"/>
          <table:table-cell table:style-name="ce73" table:formula="of:=+[.D95]+[.Q96]" office:value-type="float" office:value="-0.085" calcext:value-type="float">
            <text:p>-0.085000</text:p>
          </table:table-cell>
          <table:table-cell table:style-name="ce81" table:formula="of:=+[.E95]-[.P96]" office:value-type="float" office:value="0.016295" calcext:value-type="float">
            <text:p>0.016295</text:p>
          </table:table-cell>
          <table:table-cell table:style-name="ce89" table:formula="of:=+[.F95]+[.R96]" office:value-type="float" office:value="1.541361" calcext:value-type="float">
            <text:p>1.541361</text:p>
          </table:table-cell>
          <table:table-cell table:style-name="ce97" table:formula="of:=+[.D96]+[.K96]" office:value-type="float" office:value="-0.185" calcext:value-type="float">
            <text:p>-0.185</text:p>
          </table:table-cell>
          <table:table-cell table:style-name="ce119" table:formula="of:=+[.E96]-[.J96]" office:value-type="float" office:value="0.016295" calcext:value-type="float">
            <text:p>0.016</text:p>
          </table:table-cell>
          <table:table-cell table:style-name="ce130" table:formula="of:=+[.F96]+[.L96]" office:value-type="float" office:value="1.541361" calcext:value-type="float">
            <text:p>1.541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" calcext:value-type="float">
            <text:p>-0.1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2" calcext:value-type="float">
            <text:p>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2" calcext:value-type="float">
            <text:p>0.0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245" office:value-type="float" office:value="0.07" calcext:value-type="float">
            <text:p>0.070</text:p>
          </table:table-cell>
          <table:table-cell table:style-name="ce245" office:value-type="float" office:value="0.14" calcext:value-type="float">
            <text:p>0.140</text:p>
          </table:table-cell>
          <table:table-cell table:style-name="ce245" office:value-type="float" office:value="0.05" calcext:value-type="float">
            <text:p>0.05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400" office:value-type="float" office:value="0.07" calcext:value-type="float">
            <text:p>0.07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319" office:value-type="float" office:value="0.09" calcext:value-type="float">
            <text:p>0.090</text:p>
          </table:table-cell>
          <table:table-cell table:style-name="ce245" office:value-type="float" office:value="0.14" calcext:value-type="float">
            <text:p>0.140</text:p>
          </table:table-cell>
          <table:table-cell table:style-name="ce319" office:value-type="float" office:value="0.06" calcext:value-type="float">
            <text:p>0.060</text:p>
          </table:table-cell>
          <table:table-cell table:style-name="ce222" table:formula="of:=+[.AF96]" office:value-type="float" office:value="0" calcext:value-type="float">
            <text:p>0.000</text:p>
          </table:table-cell>
          <table:table-cell table:style-name="ce242" table:formula="of:=+[.AE96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96]" office:value-type="float" office:value="0.14" calcext:value-type="float">
            <text:p>0.140</text:p>
          </table:table-cell>
          <table:table-cell table:style-name="ce242" table:formula="of:=+[.AH96]" office:value-type="float" office:value="0.09" calcext:value-type="float">
            <text:p>0.090</text:p>
          </table:table-cell>
          <table:table-cell table:style-name="ce242" office:value-type="float" office:value="0.06" calcext:value-type="float">
            <text:p>0.06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ShoulderRight</text:p>
          </table:table-cell>
          <table:table-cell table:style-name="ce60" office:value-type="string" calcext:value-type="string">
            <text:p>mColla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5]+[.N97]" office:value-type="float" office:value="-0.164418" calcext:value-type="float">
            <text:p>-0.164418</text:p>
          </table:table-cell>
          <table:table-cell table:style-name="ce80" table:formula="of:=+[.E95]-[.M97]" office:value-type="float" office:value="0.036295" calcext:value-type="float">
            <text:p>0.036295</text:p>
          </table:table-cell>
          <table:table-cell table:style-name="ce88" table:formula="of:=+[.F95]+[.O97]" office:value-type="float" office:value="1.521361" calcext:value-type="float">
            <text:p>1.521361</text:p>
          </table:table-cell>
          <table:table-cell table:style-name="ce96" table:formula="of:=+[.D97]+[.K97]" office:value-type="float" office:value="-0.411418" calcext:value-type="float">
            <text:p>-0.411</text:p>
          </table:table-cell>
          <table:table-cell table:style-name="ce115" table:formula="of:=+[.E97]-[.J97]" office:value-type="float" office:value="0.036295" calcext:value-type="float">
            <text:p>0.036</text:p>
          </table:table-cell>
          <table:table-cell table:style-name="ce129" table:formula="of:=+[.F97]+[.L97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47" calcext:value-type="float">
            <text:p>-0.247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079418" calcext:value-type="float">
            <text:p>-0.079418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79" calcext:value-type="float">
            <text:p>-0.079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97]" office:value-type="float" office:value="0" calcext:value-type="float">
            <text:p>0.000</text:p>
          </table:table-cell>
          <table:table-cell table:style-name="ce246" table:formula="of:=+[.AE9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97]" office:value-type="float" office:value="1" calcext:value-type="float">
            <text:p>1.000</text:p>
          </table:table-cell>
          <table:table-cell table:style-name="ce246" table:formula="of:=+[.AH9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R_UPPER_ARM</text:p>
          </table:table-cell>
          <table:table-cell table:style-name="ce59" office:value-type="string" calcext:value-type="string">
            <text:p>mShoulderRight</text:p>
          </table:table-cell>
          <table:table-cell table:style-name="ce67"/>
          <table:table-cell table:style-name="ce73" table:formula="of:=+[.D97]+[.Q98]" office:value-type="float" office:value="-0.284418" calcext:value-type="float">
            <text:p>-0.284418</text:p>
          </table:table-cell>
          <table:table-cell table:style-name="ce81" table:formula="of:=+[.E97]-[.P98]" office:value-type="float" office:value="0.036295" calcext:value-type="float">
            <text:p>0.036295</text:p>
          </table:table-cell>
          <table:table-cell table:style-name="ce89" table:formula="of:=+[.F97]+[.R98]" office:value-type="float" office:value="1.531361" calcext:value-type="float">
            <text:p>1.531361</text:p>
          </table:table-cell>
          <table:table-cell table:style-name="ce97" table:formula="of:=+[.D98]+[.K98]" office:value-type="float" office:value="-0.414418" calcext:value-type="float">
            <text:p>-0.414</text:p>
          </table:table-cell>
          <table:table-cell table:style-name="ce119" table:formula="of:=+[.E98]-[.J98]" office:value-type="float" office:value="0.036295" calcext:value-type="float">
            <text:p>0.036</text:p>
          </table:table-cell>
          <table:table-cell table:style-name="ce130" table:formula="of:=+[.F98]+[.L98]" office:value-type="float" office:value="1.528361" calcext:value-type="float">
            <text:p>1.528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3" calcext:value-type="float">
            <text:p>-0.130</text:p>
          </table:table-cell>
          <table:table-cell table:style-name="ce169" office:value-type="float" office:value="-0.003" calcext:value-type="float">
            <text:p>-0.003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-0.12" calcext:value-type="float">
            <text:p>-0.120</text:p>
          </table:table-cell>
          <table:table-cell table:style-name="ce319" office:value-type="float" office:value="0.01" calcext:value-type="float">
            <text:p>0.010</text:p>
          </table:table-cell>
          <table:table-cell table:style-name="ce351" office:value-type="float" office:value="5" calcext:value-type="float">
            <text:p>5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245" office:value-type="float" office:value="0.05" calcext:value-type="float">
            <text:p>0.050</text:p>
          </table:table-cell>
          <table:table-cell table:style-name="ce245" office:value-type="float" office:value="0.17" calcext:value-type="float">
            <text:p>0.170</text:p>
          </table:table-cell>
          <table:table-cell table:style-name="ce245" office:value-type="float" office:value="0.05" calcext:value-type="float">
            <text:p>0.050</text:p>
          </table:table-cell>
          <table:table-cell table:style-name="ce234" office:value-type="float" office:value="5" calcext:value-type="float">
            <text:p>5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401" office:value-type="float" office:value="0.05" calcext:value-type="float">
            <text:p>0.0500</text:p>
          </table:table-cell>
          <table:table-cell table:style-name="ce401" office:value-type="float" office:value="0.17" calcext:value-type="float">
            <text:p>0.1700</text:p>
          </table:table-cell>
          <table:table-cell table:style-name="ce401" office:value-type="float" office:value="0.05" calcext:value-type="float">
            <text:p>0.0500</text:p>
          </table:table-cell>
          <table:table-cell table:style-name="ce234" office:value-type="float" office:value="5" calcext:value-type="float">
            <text:p>5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319" office:value-type="float" office:value="0.06" calcext:value-type="float">
            <text:p>0.060</text:p>
          </table:table-cell>
          <table:table-cell table:style-name="ce245" office:value-type="float" office:value="0.17" calcext:value-type="float">
            <text:p>0.170</text:p>
          </table:table-cell>
          <table:table-cell table:style-name="ce319" office:value-type="float" office:value="0.06" calcext:value-type="float">
            <text:p>0.060</text:p>
          </table:table-cell>
          <table:table-cell table:style-name="ce222" table:formula="of:=+[.AF98]" office:value-type="float" office:value="0" calcext:value-type="float">
            <text:p>0.000</text:p>
          </table:table-cell>
          <table:table-cell table:style-name="ce242" table:formula="of:=+[.AE98]" office:value-type="float" office:value="5" calcext:value-type="float">
            <text:p>5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98]" office:value-type="float" office:value="0.17" calcext:value-type="float">
            <text:p>0.170</text:p>
          </table:table-cell>
          <table:table-cell table:style-name="ce242" table:formula="of:=+[.AH98]" office:value-type="float" office:value="0.06" calcext:value-type="float">
            <text:p>0.060</text:p>
          </table:table-cell>
          <table:table-cell table:style-name="ce242" office:value-type="float" office:value="0.06" calcext:value-type="float">
            <text:p>0.06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ElbowRight</text:p>
          </table:table-cell>
          <table:table-cell table:style-name="ce60" office:value-type="string" calcext:value-type="string">
            <text:p>mShoulde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7]+[.N99]" office:value-type="float" office:value="-0.412418" calcext:value-type="float">
            <text:p>-0.412418</text:p>
          </table:table-cell>
          <table:table-cell table:style-name="ce80" table:formula="of:=+[.E97]-[.M99]" office:value-type="float" office:value="0.036295" calcext:value-type="float">
            <text:p>0.036295</text:p>
          </table:table-cell>
          <table:table-cell table:style-name="ce88" table:formula="of:=+[.F97]+[.O99]" office:value-type="float" office:value="1.521361" calcext:value-type="float">
            <text:p>1.521361</text:p>
          </table:table-cell>
          <table:table-cell table:style-name="ce96" table:formula="of:=+[.D99]+[.K99]" office:value-type="float" office:value="-0.617418" calcext:value-type="float">
            <text:p>-0.617</text:p>
          </table:table-cell>
          <table:table-cell table:style-name="ce115" table:formula="of:=+[.E99]-[.J99]" office:value-type="float" office:value="0.036295" calcext:value-type="float">
            <text:p>0.036</text:p>
          </table:table-cell>
          <table:table-cell table:style-name="ce129" table:formula="of:=+[.F99]+[.L99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05" calcext:value-type="float">
            <text:p>-0.20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248" calcext:value-type="float">
            <text:p>-0.248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48" calcext:value-type="float">
            <text:p>-0.248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99]" office:value-type="float" office:value="0" calcext:value-type="float">
            <text:p>0.000</text:p>
          </table:table-cell>
          <table:table-cell table:style-name="ce246" table:formula="of:=+[.AE9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99]" office:value-type="float" office:value="1" calcext:value-type="float">
            <text:p>1.000</text:p>
          </table:table-cell>
          <table:table-cell table:style-name="ce246" table:formula="of:=+[.AH9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R_LOWER_ARM</text:p>
          </table:table-cell>
          <table:table-cell table:style-name="ce59" office:value-type="string" calcext:value-type="string">
            <text:p>mElbowRight</text:p>
          </table:table-cell>
          <table:table-cell table:style-name="ce67"/>
          <table:table-cell table:style-name="ce73" table:formula="of:=+[.D99]+[.Q100]" office:value-type="float" office:value="-0.512418" calcext:value-type="float">
            <text:p>-0.512418</text:p>
          </table:table-cell>
          <table:table-cell table:style-name="ce81" table:formula="of:=+[.E99]-[.P100]" office:value-type="float" office:value="0.036295" calcext:value-type="float">
            <text:p>0.036295</text:p>
          </table:table-cell>
          <table:table-cell table:style-name="ce89" table:formula="of:=+[.F99]+[.R100]" office:value-type="float" office:value="1.521361" calcext:value-type="float">
            <text:p>1.521361</text:p>
          </table:table-cell>
          <table:table-cell table:style-name="ce97" table:formula="of:=+[.D100]+[.K100]" office:value-type="float" office:value="-0.612418" calcext:value-type="float">
            <text:p>-0.612</text:p>
          </table:table-cell>
          <table:table-cell table:style-name="ce119" table:formula="of:=+[.E100]-[.J100]" office:value-type="float" office:value="0.036295" calcext:value-type="float">
            <text:p>0.036</text:p>
          </table:table-cell>
          <table:table-cell table:style-name="ce130" table:formula="of:=+[.F100]+[.L100]" office:value-type="float" office:value="1.520361" calcext:value-type="float">
            <text:p>1.520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" calcext:value-type="float">
            <text:p>-0.100</text:p>
          </table:table-cell>
          <table:table-cell table:style-name="ce169" office:value-type="float" office:value="-0.001" calcext:value-type="float">
            <text:p>-0.001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-0.1" calcext:value-type="float">
            <text:p>-0.100</text:p>
          </table:table-cell>
          <table:table-cell table:style-name="ce319" office:value-type="float" office:value="0" calcext:value-type="float">
            <text:p>0.000</text:p>
          </table:table-cell>
          <table:table-cell table:style-name="ce351" office:value-type="float" office:value="3" calcext:value-type="float">
            <text:p>3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245" office:value-type="float" office:value="0.04" calcext:value-type="float">
            <text:p>0.040</text:p>
          </table:table-cell>
          <table:table-cell table:style-name="ce245" office:value-type="float" office:value="0.14" calcext:value-type="float">
            <text:p>0.140</text:p>
          </table:table-cell>
          <table:table-cell table:style-name="ce245" office:value-type="float" office:value="0.04" calcext:value-type="float">
            <text:p>0.040</text:p>
          </table:table-cell>
          <table:table-cell table:style-name="ce234" office:value-type="float" office:value="3" calcext:value-type="float">
            <text:p>3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401" office:value-type="float" office:value="0.04" calcext:value-type="float">
            <text:p>0.0400</text:p>
          </table:table-cell>
          <table:table-cell table:style-name="ce401" office:value-type="float" office:value="0.14" calcext:value-type="float">
            <text:p>0.1400</text:p>
          </table:table-cell>
          <table:table-cell table:style-name="ce401" office:value-type="float" office:value="0.04" calcext:value-type="float">
            <text:p>0.0400</text:p>
          </table:table-cell>
          <table:table-cell table:style-name="ce234" office:value-type="float" office:value="3" calcext:value-type="float">
            <text:p>3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319" office:value-type="float" office:value="0.045" calcext:value-type="float">
            <text:p>0.045</text:p>
          </table:table-cell>
          <table:table-cell table:style-name="ce245" office:value-type="float" office:value="0.14" calcext:value-type="float">
            <text:p>0.140</text:p>
          </table:table-cell>
          <table:table-cell table:style-name="ce319" office:value-type="float" office:value="0.045" calcext:value-type="float">
            <text:p>0.045</text:p>
          </table:table-cell>
          <table:table-cell table:style-name="ce222" table:formula="of:=+[.AF100]" office:value-type="float" office:value="0" calcext:value-type="float">
            <text:p>0.000</text:p>
          </table:table-cell>
          <table:table-cell table:style-name="ce242" table:formula="of:=+[.AE100]" office:value-type="float" office:value="3" calcext:value-type="float">
            <text:p>3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00]" office:value-type="float" office:value="0.14" calcext:value-type="float">
            <text:p>0.140</text:p>
          </table:table-cell>
          <table:table-cell table:style-name="ce242" table:formula="of:=+[.AH100]" office:value-type="float" office:value="0.045" calcext:value-type="float">
            <text:p>0.045</text:p>
          </table:table-cell>
          <table:table-cell table:style-name="ce242" office:value-type="float" office:value="0.045" calcext:value-type="float">
            <text:p>0.045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WristRight</text:p>
          </table:table-cell>
          <table:table-cell table:style-name="ce60" office:value-type="string" calcext:value-type="string">
            <text:p>mElbow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9]+[.N101]" office:value-type="float" office:value="-0.617418" calcext:value-type="float">
            <text:p>-0.617418</text:p>
          </table:table-cell>
          <table:table-cell table:style-name="ce80" table:formula="of:=+[.E99]-[.M101]" office:value-type="float" office:value="0.036295" calcext:value-type="float">
            <text:p>0.036295</text:p>
          </table:table-cell>
          <table:table-cell table:style-name="ce88" table:formula="of:=+[.F99]+[.O101]" office:value-type="float" office:value="1.521361" calcext:value-type="float">
            <text:p>1.521361</text:p>
          </table:table-cell>
          <table:table-cell table:style-name="ce96" table:formula="of:=+[.D101]+[.K101]" office:value-type="float" office:value="-0.677418" calcext:value-type="float">
            <text:p>-0.677</text:p>
          </table:table-cell>
          <table:table-cell table:style-name="ce115" table:formula="of:=+[.E101]-[.J101]" office:value-type="float" office:value="0.036295" calcext:value-type="float">
            <text:p>0.036</text:p>
          </table:table-cell>
          <table:table-cell table:style-name="ce129" table:formula="of:=+[.F101]+[.L101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6" calcext:value-type="float">
            <text:p>-0.06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" calcext:value-type="float">
            <text:p>0.000000</text:p>
          </table:table-cell>
          <table:table-cell table:style-name="ce183" office:value-type="float" office:value="-0.205" calcext:value-type="float">
            <text:p>-0.205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05" calcext:value-type="float">
            <text:p>-0.205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01]" office:value-type="float" office:value="0" calcext:value-type="float">
            <text:p>0.000</text:p>
          </table:table-cell>
          <table:table-cell table:style-name="ce246" table:formula="of:=+[.AE10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01]" office:value-type="float" office:value="1" calcext:value-type="float">
            <text:p>1.000</text:p>
          </table:table-cell>
          <table:table-cell table:style-name="ce246" table:formula="of:=+[.AH10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R_HAND</text:p>
          </table:table-cell>
          <table:table-cell table:style-name="ce59" office:value-type="string" calcext:value-type="string">
            <text:p>mWristRight</text:p>
          </table:table-cell>
          <table:table-cell table:style-name="ce67"/>
          <table:table-cell table:style-name="ce73" table:formula="of:=+[.D101]+[.Q102]" office:value-type="float" office:value="-0.667418" calcext:value-type="float">
            <text:p>-0.667418</text:p>
          </table:table-cell>
          <table:table-cell table:style-name="ce81" table:formula="of:=+[.E101]-[.P102]" office:value-type="float" office:value="0.026295" calcext:value-type="float">
            <text:p>0.026295</text:p>
          </table:table-cell>
          <table:table-cell table:style-name="ce89" table:formula="of:=+[.F101]+[.R102]" office:value-type="float" office:value="1.521361" calcext:value-type="float">
            <text:p>1.521361</text:p>
          </table:table-cell>
          <table:table-cell table:style-name="ce97" table:formula="of:=+[.D102]+[.K102]" office:value-type="float" office:value="-0.716418" calcext:value-type="float">
            <text:p>-0.716</text:p>
          </table:table-cell>
          <table:table-cell table:style-name="ce119" table:formula="of:=+[.E102]-[.J102]" office:value-type="float" office:value="0.021295" calcext:value-type="float">
            <text:p>0.021</text:p>
          </table:table-cell>
          <table:table-cell table:style-name="ce130" table:formula="of:=+[.F102]+[.L102]" office:value-type="float" office:value="1.520361" calcext:value-type="float">
            <text:p>1.520</text:p>
          </table:table-cell>
          <table:table-cell table:style-name="ce145" office:value-type="float" office:value="0.005" calcext:value-type="float">
            <text:p>0.005</text:p>
          </table:table-cell>
          <table:table-cell table:style-name="ce152" office:value-type="float" office:value="-0.049" calcext:value-type="float">
            <text:p>-0.049</text:p>
          </table:table-cell>
          <table:table-cell table:style-name="ce169" office:value-type="float" office:value="-0.001" calcext:value-type="float">
            <text:p>-0.001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1" calcext:value-type="float">
            <text:p>0.010</text:p>
          </table:table-cell>
          <table:table-cell table:style-name="ce245" office:value-type="float" office:value="-0.05" calcext:value-type="float">
            <text:p>-0.050</text:p>
          </table:table-cell>
          <table:table-cell table:style-name="ce319" office:value-type="float" office:value="0" calcext:value-type="float">
            <text:p>0.000</text:p>
          </table:table-cell>
          <table:table-cell table:style-name="ce351" office:value-type="float" office:value="3" calcext:value-type="float">
            <text:p>3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10" calcext:value-type="float">
            <text:p>10.00</text:p>
          </table:table-cell>
          <table:table-cell table:style-name="ce245" office:value-type="float" office:value="0.05" calcext:value-type="float">
            <text:p>0.050</text:p>
          </table:table-cell>
          <table:table-cell table:style-name="ce245" office:value-type="float" office:value="0.08" calcext:value-type="float">
            <text:p>0.080</text:p>
          </table:table-cell>
          <table:table-cell table:style-name="ce245" office:value-type="float" office:value="0.03" calcext:value-type="float">
            <text:p>0.030</text:p>
          </table:table-cell>
          <table:table-cell table:style-name="ce234" office:value-type="float" office:value="3" calcext:value-type="float">
            <text:p>3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10" calcext:value-type="float">
            <text:p>10.000</text:p>
          </table:table-cell>
          <table:table-cell table:style-name="ce401" office:value-type="float" office:value="0.05" calcext:value-type="float">
            <text:p>0.0500</text:p>
          </table:table-cell>
          <table:table-cell table:style-name="ce401" office:value-type="float" office:value="0.08" calcext:value-type="float">
            <text:p>0.0800</text:p>
          </table:table-cell>
          <table:table-cell table:style-name="ce401" office:value-type="float" office:value="0.03" calcext:value-type="float">
            <text:p>0.0300</text:p>
          </table:table-cell>
          <table:table-cell table:style-name="ce234" office:value-type="float" office:value="3" calcext:value-type="float">
            <text:p>3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10" calcext:value-type="float">
            <text:p>10.000</text:p>
          </table:table-cell>
          <table:table-cell table:style-name="ce245" office:value-type="float" office:value="0.05" calcext:value-type="float">
            <text:p>0.050</text:p>
          </table:table-cell>
          <table:table-cell table:style-name="ce245" office:value-type="float" office:value="0.08" calcext:value-type="float">
            <text:p>0.080</text:p>
          </table:table-cell>
          <table:table-cell table:style-name="ce245" office:value-type="float" office:value="0.03" calcext:value-type="float">
            <text:p>0.030</text:p>
          </table:table-cell>
          <table:table-cell table:style-name="ce222" table:formula="of:=+[.AF102]" office:value-type="float" office:value="0" calcext:value-type="float">
            <text:p>0.000</text:p>
          </table:table-cell>
          <table:table-cell table:style-name="ce242" table:formula="of:=+[.AE102]" office:value-type="float" office:value="3" calcext:value-type="float">
            <text:p>3.000</text:p>
          </table:table-cell>
          <table:table-cell table:style-name="ce308" office:value-type="float" office:value="10" calcext:value-type="float">
            <text:p>10.000</text:p>
          </table:table-cell>
          <table:table-cell table:style-name="ce242" table:formula="of:=+[.AI102]" office:value-type="float" office:value="0.08" calcext:value-type="float">
            <text:p>0.080</text:p>
          </table:table-cell>
          <table:table-cell table:style-name="ce242" table:formula="of:=+[.AH102]" office:value-type="float" office:value="0.05" calcext:value-type="float">
            <text:p>0.05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HandMiddle1Right</text:p>
          </table:table-cell>
          <table:table-cell table:style-name="ce60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3]" office:value-type="float" office:value="-0.718418" calcext:value-type="float">
            <text:p>-0.718418</text:p>
          </table:table-cell>
          <table:table-cell table:style-name="ce80" table:formula="of:=+[.E$101]-[.M103]" office:value-type="float" office:value="0.023295" calcext:value-type="float">
            <text:p>0.023295</text:p>
          </table:table-cell>
          <table:table-cell table:style-name="ce88" table:formula="of:=+[.F$101]+[.O103]" office:value-type="float" office:value="1.536361" calcext:value-type="float">
            <text:p>1.536361</text:p>
          </table:table-cell>
          <table:table-cell table:style-name="ce96" table:formula="of:=+[.D103]+[.K103]" office:value-type="float" office:value="-0.758418" calcext:value-type="float">
            <text:p>-0.758</text:p>
          </table:table-cell>
          <table:table-cell table:style-name="ce115" table:formula="of:=+[.E103]-[.J103]" office:value-type="float" office:value="0.024295" calcext:value-type="float">
            <text:p>0.024</text:p>
          </table:table-cell>
          <table:table-cell table:style-name="ce129" table:formula="of:=+[.F103]+[.L103]" office:value-type="float" office:value="1.530361" calcext:value-type="float">
            <text:p>1.530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" calcext:value-type="float">
            <text:p>-0.04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3" calcext:value-type="float">
            <text:p>0.013000</text:p>
          </table:table-cell>
          <table:table-cell table:style-name="ce183" office:value-type="float" office:value="-0.101" calcext:value-type="float">
            <text:p>-0.101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13" calcext:value-type="float">
            <text:p>0.013</text:p>
          </table:table-cell>
          <table:table-cell table:style-name="ce246" office:value-type="float" office:value="-0.101" calcext:value-type="float">
            <text:p>-0.101</text:p>
          </table:table-cell>
          <table:table-cell table:style-name="ce333" office:value-type="float" office:value="0.015" calcext:value-type="float">
            <text:p>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03]" office:value-type="float" office:value="0" calcext:value-type="float">
            <text:p>0.000</text:p>
          </table:table-cell>
          <table:table-cell table:style-name="ce246" table:formula="of:=+[.AE10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03]" office:value-type="float" office:value="1" calcext:value-type="float">
            <text:p>1.000</text:p>
          </table:table-cell>
          <table:table-cell table:style-name="ce246" table:formula="of:=+[.AH10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Middle2Right</text:p>
          </table:table-cell>
          <table:table-cell table:style-name="ce57" office:value-type="string" calcext:value-type="string">
            <text:p>mHandMiddle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03]+[.N104]" office:value-type="float" office:value="-0.758418" calcext:value-type="float">
            <text:p>-0.758418</text:p>
          </table:table-cell>
          <table:table-cell table:style-name="ce80" table:formula="of:=+[.E103]-[.M104]" office:value-type="float" office:value="0.024295" calcext:value-type="float">
            <text:p>0.024295</text:p>
          </table:table-cell>
          <table:table-cell table:style-name="ce88" table:formula="of:=+[.F103]+[.O104]" office:value-type="float" office:value="1.530361" calcext:value-type="float">
            <text:p>1.530361</text:p>
          </table:table-cell>
          <table:table-cell table:style-name="ce96" table:formula="of:=+[.D104]+[.K104]" office:value-type="float" office:value="-0.807418" calcext:value-type="float">
            <text:p>-0.807</text:p>
          </table:table-cell>
          <table:table-cell table:style-name="ce115" table:formula="of:=+[.E104]-[.J104]" office:value-type="float" office:value="0.025295" calcext:value-type="float">
            <text:p>0.025</text:p>
          </table:table-cell>
          <table:table-cell table:style-name="ce129" table:formula="of:=+[.F104]+[.L104]" office:value-type="float" office:value="1.522361" calcext:value-type="float">
            <text:p>1.522</text:p>
          </table:table-cell>
          <table:table-cell table:style-name="ce136" office:value-type="float" office:value="-0.001" calcext:value-type="float">
            <text:p>-0.001</text:p>
          </table:table-cell>
          <table:table-cell table:style-name="ce148" office:value-type="float" office:value="-0.049" calcext:value-type="float">
            <text:p>-0.049</text:p>
          </table:table-cell>
          <table:table-cell table:style-name="ce161" office:value-type="float" office:value="-0.008" calcext:value-type="float">
            <text:p>-0.008</text:p>
          </table:table-cell>
          <table:table-cell table:style-name="ce174" office:value-type="float" office:value="-0.001" calcext:value-type="float">
            <text:p>-0.001000</text:p>
          </table:table-cell>
          <table:table-cell table:style-name="ce180" office:value-type="float" office:value="-0.04" calcext:value-type="float">
            <text:p>-0.040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-0.001" calcext:value-type="float">
            <text:p>-0.001</text:p>
          </table:table-cell>
          <table:table-cell table:style-name="ce241" office:value-type="float" office:value="-0.04" calcext:value-type="float">
            <text:p>-0.040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04]" office:value-type="float" office:value="0" calcext:value-type="float">
            <text:p>0.000</text:p>
          </table:table-cell>
          <table:table-cell table:style-name="ce246" table:formula="of:=+[.AE10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04]" office:value-type="float" office:value="1" calcext:value-type="float">
            <text:p>1.000</text:p>
          </table:table-cell>
          <table:table-cell table:style-name="ce246" table:formula="of:=+[.AH10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Middle3Right</text:p>
          </table:table-cell>
          <table:table-cell table:style-name="ce60" office:value-type="string" calcext:value-type="string">
            <text:p>mHandMiddle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4]+[.N105]" office:value-type="float" office:value="-0.807418" calcext:value-type="float">
            <text:p>-0.807418</text:p>
          </table:table-cell>
          <table:table-cell table:style-name="ce80" table:formula="of:=+[.E104]-[.M105]" office:value-type="float" office:value="0.025295" calcext:value-type="float">
            <text:p>0.025295</text:p>
          </table:table-cell>
          <table:table-cell table:style-name="ce88" table:formula="of:=+[.F104]+[.O105]" office:value-type="float" office:value="1.522361" calcext:value-type="float">
            <text:p>1.522361</text:p>
          </table:table-cell>
          <table:table-cell table:style-name="ce96" table:formula="of:=+[.D105]+[.K105]" office:value-type="float" office:value="-0.840418" calcext:value-type="float">
            <text:p>-0.840</text:p>
          </table:table-cell>
          <table:table-cell table:style-name="ce115" table:formula="of:=+[.E105]-[.J105]" office:value-type="float" office:value="0.027295" calcext:value-type="float">
            <text:p>0.027</text:p>
          </table:table-cell>
          <table:table-cell table:style-name="ce129" table:formula="of:=+[.F105]+[.L105]" office:value-type="float" office:value="1.516361" calcext:value-type="float">
            <text:p>1.516</text:p>
          </table:table-cell>
          <table:table-cell table:style-name="ce146" office:value-type="float" office:value="-0.002" calcext:value-type="float">
            <text:p>-0.002</text:p>
          </table:table-cell>
          <table:table-cell table:style-name="ce157" office:value-type="float" office:value="-0.033" calcext:value-type="float">
            <text:p>-0.033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-0.049" calcext:value-type="float">
            <text:p>-0.049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9" calcext:value-type="float">
            <text:p>-0.049</text:p>
          </table:table-cell>
          <table:table-cell table:style-name="ce333" office:value-type="float" office:value="-0.008" calcext:value-type="float">
            <text:p>-0.0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05]" office:value-type="float" office:value="0" calcext:value-type="float">
            <text:p>0.000</text:p>
          </table:table-cell>
          <table:table-cell table:style-name="ce246" table:formula="of:=+[.AE10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05]" office:value-type="float" office:value="1" calcext:value-type="float">
            <text:p>1.000</text:p>
          </table:table-cell>
          <table:table-cell table:style-name="ce246" table:formula="of:=+[.AH10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Index1Right</text:p>
          </table:table-cell>
          <table:table-cell table:style-name="ce57" office:value-type="string" calcext:value-type="string">
            <text:p>mWristRigh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101]+[.N106]" office:value-type="float" office:value="-0.714418" calcext:value-type="float">
            <text:p>-0.714418</text:p>
          </table:table-cell>
          <table:table-cell table:style-name="ce80" table:formula="of:=+[.E$101]-[.M106]" office:value-type="float" office:value="-0.00170500000000001" calcext:value-type="float">
            <text:p>-0.001705</text:p>
          </table:table-cell>
          <table:table-cell table:style-name="ce88" table:formula="of:=+[.F$101]+[.O106]" office:value-type="float" office:value="1.536361" calcext:value-type="float">
            <text:p>1.536361</text:p>
          </table:table-cell>
          <table:table-cell table:style-name="ce96" table:formula="of:=+[.D106]+[.K106]" office:value-type="float" office:value="-0.750418" calcext:value-type="float">
            <text:p>-0.750</text:p>
          </table:table-cell>
          <table:table-cell table:style-name="ce115" table:formula="of:=+[.E106]-[.J106]" office:value-type="float" office:value="-0.018705" calcext:value-type="float">
            <text:p>-0.019</text:p>
          </table:table-cell>
          <table:table-cell table:style-name="ce129" table:formula="of:=+[.F106]+[.L106]" office:value-type="float" office:value="1.530361" calcext:value-type="float">
            <text:p>1.530</text:p>
          </table:table-cell>
          <table:table-cell table:style-name="ce136" office:value-type="float" office:value="0.017" calcext:value-type="float">
            <text:p>0.017</text:p>
          </table:table-cell>
          <table:table-cell table:style-name="ce148" office:value-type="float" office:value="-0.036" calcext:value-type="float">
            <text:p>-0.036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0.038" calcext:value-type="float">
            <text:p>0.038000</text:p>
          </table:table-cell>
          <table:table-cell table:style-name="ce180" office:value-type="float" office:value="-0.097" calcext:value-type="float">
            <text:p>-0.097000</text:p>
          </table:table-cell>
          <table:table-cell table:style-name="ce190" office:value-type="float" office:value="0.015" calcext:value-type="float">
            <text:p>0.015000</text:p>
          </table:table-cell>
          <table:table-cell table:style-name="ce211" office:value-type="float" office:value="0.038" calcext:value-type="float">
            <text:p>0.038</text:p>
          </table:table-cell>
          <table:table-cell table:style-name="ce241" office:value-type="float" office:value="-0.097" calcext:value-type="float">
            <text:p>-0.097</text:p>
          </table:table-cell>
          <table:table-cell table:style-name="ce307" office:value-type="float" office:value="0.015" calcext:value-type="float">
            <text:p>0.01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06]" office:value-type="float" office:value="0" calcext:value-type="float">
            <text:p>0.000</text:p>
          </table:table-cell>
          <table:table-cell table:style-name="ce246" table:formula="of:=+[.AE10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06]" office:value-type="float" office:value="1" calcext:value-type="float">
            <text:p>1.000</text:p>
          </table:table-cell>
          <table:table-cell table:style-name="ce246" table:formula="of:=+[.AH10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Index2Right</text:p>
          </table:table-cell>
          <table:table-cell table:style-name="ce60" office:value-type="string" calcext:value-type="string">
            <text:p>mHandIndex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6]+[.N107]" office:value-type="float" office:value="-0.750418" calcext:value-type="float">
            <text:p>-0.750418</text:p>
          </table:table-cell>
          <table:table-cell table:style-name="ce80" table:formula="of:=+[.E106]-[.M107]" office:value-type="float" office:value="-0.018705" calcext:value-type="float">
            <text:p>-0.018705</text:p>
          </table:table-cell>
          <table:table-cell table:style-name="ce88" table:formula="of:=+[.F106]+[.O107]" office:value-type="float" office:value="1.530361" calcext:value-type="float">
            <text:p>1.530361</text:p>
          </table:table-cell>
          <table:table-cell table:style-name="ce96" table:formula="of:=+[.D107]+[.K107]" office:value-type="float" office:value="-0.782418" calcext:value-type="float">
            <text:p>-0.782</text:p>
          </table:table-cell>
          <table:table-cell table:style-name="ce115" table:formula="of:=+[.E107]-[.J107]" office:value-type="float" office:value="-0.032705" calcext:value-type="float">
            <text:p>-0.033</text:p>
          </table:table-cell>
          <table:table-cell table:style-name="ce129" table:formula="of:=+[.F107]+[.L107]" office:value-type="float" office:value="1.524361" calcext:value-type="float">
            <text:p>1.524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7" calcext:value-type="float">
            <text:p>0.017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7" calcext:value-type="float">
            <text:p>0.017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07]" office:value-type="float" office:value="0" calcext:value-type="float">
            <text:p>0.000</text:p>
          </table:table-cell>
          <table:table-cell table:style-name="ce246" table:formula="of:=+[.AE10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07]" office:value-type="float" office:value="1" calcext:value-type="float">
            <text:p>1.000</text:p>
          </table:table-cell>
          <table:table-cell table:style-name="ce246" table:formula="of:=+[.AH10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Index3Right</text:p>
          </table:table-cell>
          <table:table-cell table:style-name="ce57" office:value-type="string" calcext:value-type="string">
            <text:p>mHandIndex2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07]+[.N108]" office:value-type="float" office:value="-0.782418" calcext:value-type="float">
            <text:p>-0.782418</text:p>
          </table:table-cell>
          <table:table-cell table:style-name="ce80" table:formula="of:=+[.E107]-[.M108]" office:value-type="float" office:value="-0.032705" calcext:value-type="float">
            <text:p>-0.032705</text:p>
          </table:table-cell>
          <table:table-cell table:style-name="ce88" table:formula="of:=+[.F107]+[.O108]" office:value-type="float" office:value="1.524361" calcext:value-type="float">
            <text:p>1.524361</text:p>
          </table:table-cell>
          <table:table-cell table:style-name="ce96" table:formula="of:=+[.D108]+[.K108]" office:value-type="float" office:value="-0.807418" calcext:value-type="float">
            <text:p>-0.807</text:p>
          </table:table-cell>
          <table:table-cell table:style-name="ce115" table:formula="of:=+[.E108]-[.J108]" office:value-type="float" office:value="-0.043705" calcext:value-type="float">
            <text:p>-0.044</text:p>
          </table:table-cell>
          <table:table-cell table:style-name="ce129" table:formula="of:=+[.F108]+[.L108]" office:value-type="float" office:value="1.520361" calcext:value-type="float">
            <text:p>1.520</text:p>
          </table:table-cell>
          <table:table-cell table:style-name="ce136" office:value-type="float" office:value="0.011" calcext:value-type="float">
            <text:p>0.011</text:p>
          </table:table-cell>
          <table:table-cell table:style-name="ce148" office:value-type="float" office:value="-0.025" calcext:value-type="float">
            <text:p>-0.025</text:p>
          </table:table-cell>
          <table:table-cell table:style-name="ce161" office:value-type="float" office:value="-0.004" calcext:value-type="float">
            <text:p>-0.004</text:p>
          </table:table-cell>
          <table:table-cell table:style-name="ce174" office:value-type="float" office:value="0.014" calcext:value-type="float">
            <text:p>0.014000</text:p>
          </table:table-cell>
          <table:table-cell table:style-name="ce180" office:value-type="float" office:value="-0.032" calcext:value-type="float">
            <text:p>-0.032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0.014" calcext:value-type="float">
            <text:p>0.014</text:p>
          </table:table-cell>
          <table:table-cell table:style-name="ce241" office:value-type="float" office:value="-0.032" calcext:value-type="float">
            <text:p>-0.032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08]" office:value-type="float" office:value="0" calcext:value-type="float">
            <text:p>0.000</text:p>
          </table:table-cell>
          <table:table-cell table:style-name="ce246" table:formula="of:=+[.AE10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08]" office:value-type="float" office:value="1" calcext:value-type="float">
            <text:p>1.000</text:p>
          </table:table-cell>
          <table:table-cell table:style-name="ce246" table:formula="of:=+[.AH10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Ring1Right</text:p>
          </table:table-cell>
          <table:table-cell table:style-name="ce60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9]" office:value-type="float" office:value="-0.716418" calcext:value-type="float">
            <text:p>-0.716418</text:p>
          </table:table-cell>
          <table:table-cell table:style-name="ce80" table:formula="of:=+[.E$101]-[.M109]" office:value-type="float" office:value="0.046295" calcext:value-type="float">
            <text:p>0.046295</text:p>
          </table:table-cell>
          <table:table-cell table:style-name="ce88" table:formula="of:=+[.F$101]+[.O109]" office:value-type="float" office:value="1.530361" calcext:value-type="float">
            <text:p>1.530361</text:p>
          </table:table-cell>
          <table:table-cell table:style-name="ce96" table:formula="of:=+[.D109]+[.K109]" office:value-type="float" office:value="-0.754418" calcext:value-type="float">
            <text:p>-0.754</text:p>
          </table:table-cell>
          <table:table-cell table:style-name="ce115" table:formula="of:=+[.E109]-[.J109]" office:value-type="float" office:value="0.059295" calcext:value-type="float">
            <text:p>0.059</text:p>
          </table:table-cell>
          <table:table-cell table:style-name="ce129" table:formula="of:=+[.F109]+[.L109]" office:value-type="float" office:value="1.522361" calcext:value-type="float">
            <text:p>1.522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38" calcext:value-type="float">
            <text:p>-0.038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1" calcext:value-type="float">
            <text:p>-0.010000</text:p>
          </table:table-cell>
          <table:table-cell table:style-name="ce183" office:value-type="float" office:value="-0.099" calcext:value-type="float">
            <text:p>-0.099000</text:p>
          </table:table-cell>
          <table:table-cell table:style-name="ce193" office:value-type="float" office:value="0.009" calcext:value-type="float">
            <text:p>0.009000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-0.099" calcext:value-type="float">
            <text:p>-0.099</text:p>
          </table:table-cell>
          <table:table-cell table:style-name="ce333" office:value-type="float" office:value="0.009" calcext:value-type="float">
            <text:p>0.00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09]" office:value-type="float" office:value="0" calcext:value-type="float">
            <text:p>0.000</text:p>
          </table:table-cell>
          <table:table-cell table:style-name="ce246" table:formula="of:=+[.AE10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09]" office:value-type="float" office:value="1" calcext:value-type="float">
            <text:p>1.000</text:p>
          </table:table-cell>
          <table:table-cell table:style-name="ce246" table:formula="of:=+[.AH10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Ring2Right</text:p>
          </table:table-cell>
          <table:table-cell table:style-name="ce57" office:value-type="string" calcext:value-type="string">
            <text:p>mHandRing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09]+[.N110]" office:value-type="float" office:value="-0.754418" calcext:value-type="float">
            <text:p>-0.754418</text:p>
          </table:table-cell>
          <table:table-cell table:style-name="ce80" table:formula="of:=+[.E109]-[.M110]" office:value-type="float" office:value="0.059295" calcext:value-type="float">
            <text:p>0.059295</text:p>
          </table:table-cell>
          <table:table-cell table:style-name="ce88" table:formula="of:=+[.F109]+[.O110]" office:value-type="float" office:value="1.522361" calcext:value-type="float">
            <text:p>1.522361</text:p>
          </table:table-cell>
          <table:table-cell table:style-name="ce96" table:formula="of:=+[.D110]+[.K110]" office:value-type="float" office:value="-0.794418" calcext:value-type="float">
            <text:p>-0.794</text:p>
          </table:table-cell>
          <table:table-cell table:style-name="ce115" table:formula="of:=+[.E110]-[.J110]" office:value-type="float" office:value="0.072295" calcext:value-type="float">
            <text:p>0.072</text:p>
          </table:table-cell>
          <table:table-cell table:style-name="ce129" table:formula="of:=+[.F110]+[.L110]" office:value-type="float" office:value="1.513361" calcext:value-type="float">
            <text:p>1.513</text:p>
          </table:table-cell>
          <table:table-cell table:style-name="ce136" office:value-type="float" office:value="-0.013" calcext:value-type="float">
            <text:p>-0.013</text:p>
          </table:table-cell>
          <table:table-cell table:style-name="ce148" office:value-type="float" office:value="-0.04" calcext:value-type="float">
            <text:p>-0.040</text:p>
          </table:table-cell>
          <table:table-cell table:style-name="ce161" office:value-type="float" office:value="-0.009" calcext:value-type="float">
            <text:p>-0.009</text:p>
          </table:table-cell>
          <table:table-cell table:style-name="ce174" office:value-type="float" office:value="-0.013" calcext:value-type="float">
            <text:p>-0.013000</text:p>
          </table:table-cell>
          <table:table-cell table:style-name="ce180" office:value-type="float" office:value="-0.038" calcext:value-type="float">
            <text:p>-0.038000</text:p>
          </table:table-cell>
          <table:table-cell table:style-name="ce190" office:value-type="float" office:value="-0.008" calcext:value-type="float">
            <text:p>-0.008000</text:p>
          </table:table-cell>
          <table:table-cell table:style-name="ce211" office:value-type="float" office:value="-0.013" calcext:value-type="float">
            <text:p>-0.013</text:p>
          </table:table-cell>
          <table:table-cell table:style-name="ce241" office:value-type="float" office:value="-0.038" calcext:value-type="float">
            <text:p>-0.038</text:p>
          </table:table-cell>
          <table:table-cell table:style-name="ce307" office:value-type="float" office:value="-0.008" calcext:value-type="float">
            <text:p>-0.008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10]" office:value-type="float" office:value="0" calcext:value-type="float">
            <text:p>0.000</text:p>
          </table:table-cell>
          <table:table-cell table:style-name="ce246" table:formula="of:=+[.AE11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10]" office:value-type="float" office:value="1" calcext:value-type="float">
            <text:p>1.000</text:p>
          </table:table-cell>
          <table:table-cell table:style-name="ce246" table:formula="of:=+[.AH11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Ring3Right</text:p>
          </table:table-cell>
          <table:table-cell table:style-name="ce60" office:value-type="string" calcext:value-type="string">
            <text:p>mHandRing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0]+[.N111]" office:value-type="float" office:value="-0.794418" calcext:value-type="float">
            <text:p>-0.794418</text:p>
          </table:table-cell>
          <table:table-cell table:style-name="ce80" table:formula="of:=+[.E110]-[.M111]" office:value-type="float" office:value="0.072295" calcext:value-type="float">
            <text:p>0.072295</text:p>
          </table:table-cell>
          <table:table-cell table:style-name="ce88" table:formula="of:=+[.F110]+[.O111]" office:value-type="float" office:value="1.513361" calcext:value-type="float">
            <text:p>1.513361</text:p>
          </table:table-cell>
          <table:table-cell table:style-name="ce96" table:formula="of:=+[.D111]+[.K111]" office:value-type="float" office:value="-0.822418" calcext:value-type="float">
            <text:p>-0.822</text:p>
          </table:table-cell>
          <table:table-cell table:style-name="ce115" table:formula="of:=+[.E111]-[.J111]" office:value-type="float" office:value="0.082295" calcext:value-type="float">
            <text:p>0.082</text:p>
          </table:table-cell>
          <table:table-cell table:style-name="ce129" table:formula="of:=+[.F111]+[.L111]" office:value-type="float" office:value="1.507361" calcext:value-type="float">
            <text:p>1.507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-0.028" calcext:value-type="float">
            <text:p>-0.028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-0.04" calcext:value-type="float">
            <text:p>-0.040000</text:p>
          </table:table-cell>
          <table:table-cell table:style-name="ce193" office:value-type="float" office:value="-0.009" calcext:value-type="float">
            <text:p>-0.009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-0.04" calcext:value-type="float">
            <text:p>-0.040</text:p>
          </table:table-cell>
          <table:table-cell table:style-name="ce333" office:value-type="float" office:value="-0.009" calcext:value-type="float">
            <text:p>-0.00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11]" office:value-type="float" office:value="0" calcext:value-type="float">
            <text:p>0.000</text:p>
          </table:table-cell>
          <table:table-cell table:style-name="ce246" table:formula="of:=+[.AE11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11]" office:value-type="float" office:value="1" calcext:value-type="float">
            <text:p>1.000</text:p>
          </table:table-cell>
          <table:table-cell table:style-name="ce246" table:formula="of:=+[.AH11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Pinky1Right</text:p>
          </table:table-cell>
          <table:table-cell table:style-name="ce57" office:value-type="string" calcext:value-type="string">
            <text:p>mWristRigh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101]+[.N112]" office:value-type="float" office:value="-0.712418" calcext:value-type="float">
            <text:p>-0.712418</text:p>
          </table:table-cell>
          <table:table-cell table:style-name="ce80" table:formula="of:=+[.E$101]-[.M112]" office:value-type="float" office:value="0.067295" calcext:value-type="float">
            <text:p>0.067295</text:p>
          </table:table-cell>
          <table:table-cell table:style-name="ce88" table:formula="of:=+[.F$101]+[.O112]" office:value-type="float" office:value="1.524361" calcext:value-type="float">
            <text:p>1.524361</text:p>
          </table:table-cell>
          <table:table-cell table:style-name="ce96" table:formula="of:=+[.D112]+[.K112]" office:value-type="float" office:value="-0.737418" calcext:value-type="float">
            <text:p>-0.737</text:p>
          </table:table-cell>
          <table:table-cell table:style-name="ce115" table:formula="of:=+[.E112]-[.J112]" office:value-type="float" office:value="0.091295" calcext:value-type="float">
            <text:p>0.091</text:p>
          </table:table-cell>
          <table:table-cell table:style-name="ce129" table:formula="of:=+[.F112]+[.L112]" office:value-type="float" office:value="1.518361" calcext:value-type="float">
            <text:p>1.518</text:p>
          </table:table-cell>
          <table:table-cell table:style-name="ce136" office:value-type="float" office:value="-0.024" calcext:value-type="float">
            <text:p>-0.024</text:p>
          </table:table-cell>
          <table:table-cell table:style-name="ce148" office:value-type="float" office:value="-0.025" calcext:value-type="float">
            <text:p>-0.025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-0.031" calcext:value-type="float">
            <text:p>-0.031000</text:p>
          </table:table-cell>
          <table:table-cell table:style-name="ce180" office:value-type="float" office:value="-0.095" calcext:value-type="float">
            <text:p>-0.095000</text:p>
          </table:table-cell>
          <table:table-cell table:style-name="ce190" office:value-type="float" office:value="0.003" calcext:value-type="float">
            <text:p>0.003000</text:p>
          </table:table-cell>
          <table:table-cell table:style-name="ce211" office:value-type="float" office:value="-0.031" calcext:value-type="float">
            <text:p>-0.031</text:p>
          </table:table-cell>
          <table:table-cell table:style-name="ce241" office:value-type="float" office:value="-0.095" calcext:value-type="float">
            <text:p>-0.095</text:p>
          </table:table-cell>
          <table:table-cell table:style-name="ce307" office:value-type="float" office:value="0.003" calcext:value-type="float">
            <text:p>0.00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12]" office:value-type="float" office:value="0" calcext:value-type="float">
            <text:p>0.000</text:p>
          </table:table-cell>
          <table:table-cell table:style-name="ce246" table:formula="of:=+[.AE11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12]" office:value-type="float" office:value="1" calcext:value-type="float">
            <text:p>1.000</text:p>
          </table:table-cell>
          <table:table-cell table:style-name="ce246" table:formula="of:=+[.AH11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Pinky2Right</text:p>
          </table:table-cell>
          <table:table-cell table:style-name="ce60" office:value-type="string" calcext:value-type="string">
            <text:p>mHandPinky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2]+[.N113]" office:value-type="float" office:value="-0.737418" calcext:value-type="float">
            <text:p>-0.737418</text:p>
          </table:table-cell>
          <table:table-cell table:style-name="ce80" table:formula="of:=+[.E112]-[.M113]" office:value-type="float" office:value="0.091295" calcext:value-type="float">
            <text:p>0.091295</text:p>
          </table:table-cell>
          <table:table-cell table:style-name="ce88" table:formula="of:=+[.F112]+[.O113]" office:value-type="float" office:value="1.518361" calcext:value-type="float">
            <text:p>1.518361</text:p>
          </table:table-cell>
          <table:table-cell table:style-name="ce96" table:formula="of:=+[.D113]+[.K113]" office:value-type="float" office:value="-0.755418" calcext:value-type="float">
            <text:p>-0.755</text:p>
          </table:table-cell>
          <table:table-cell table:style-name="ce115" table:formula="of:=+[.E113]-[.J113]" office:value-type="float" office:value="0.106295" calcext:value-type="float">
            <text:p>0.106</text:p>
          </table:table-cell>
          <table:table-cell table:style-name="ce129" table:formula="of:=+[.F113]+[.L113]" office:value-type="float" office:value="1.514361" calcext:value-type="float">
            <text:p>1.514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24" calcext:value-type="float">
            <text:p>-0.024000</text:p>
          </table:table-cell>
          <table:table-cell table:style-name="ce183" office:value-type="float" office:value="-0.025" calcext:value-type="float">
            <text:p>-0.025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24" calcext:value-type="float">
            <text:p>-0.024</text:p>
          </table:table-cell>
          <table:table-cell table:style-name="ce246" office:value-type="float" office:value="-0.025" calcext:value-type="float">
            <text:p>-0.025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13]" office:value-type="float" office:value="0" calcext:value-type="float">
            <text:p>0.000</text:p>
          </table:table-cell>
          <table:table-cell table:style-name="ce246" table:formula="of:=+[.AE11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13]" office:value-type="float" office:value="1" calcext:value-type="float">
            <text:p>1.000</text:p>
          </table:table-cell>
          <table:table-cell table:style-name="ce246" table:formula="of:=+[.AH11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Pinky3Right</text:p>
          </table:table-cell>
          <table:table-cell table:style-name="ce57" office:value-type="string" calcext:value-type="string">
            <text:p>mHandPinky2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13]+[.N114]" office:value-type="float" office:value="-0.755418" calcext:value-type="float">
            <text:p>-0.755418</text:p>
          </table:table-cell>
          <table:table-cell table:style-name="ce80" table:formula="of:=+[.E113]-[.M114]" office:value-type="float" office:value="0.106295" calcext:value-type="float">
            <text:p>0.106295</text:p>
          </table:table-cell>
          <table:table-cell table:style-name="ce88" table:formula="of:=+[.F113]+[.O114]" office:value-type="float" office:value="1.514361" calcext:value-type="float">
            <text:p>1.514361</text:p>
          </table:table-cell>
          <table:table-cell table:style-name="ce96" table:formula="of:=+[.D114]+[.K114]" office:value-type="float" office:value="-0.771418" calcext:value-type="float">
            <text:p>-0.771</text:p>
          </table:table-cell>
          <table:table-cell table:style-name="ce115" table:formula="of:=+[.E114]-[.J114]" office:value-type="float" office:value="0.119295" calcext:value-type="float">
            <text:p>0.119</text:p>
          </table:table-cell>
          <table:table-cell table:style-name="ce129" table:formula="of:=+[.F114]+[.L114]" office:value-type="float" office:value="1.510361" calcext:value-type="float">
            <text:p>1.510</text:p>
          </table:table-cell>
          <table:table-cell table:style-name="ce136" office:value-type="float" office:value="-0.013" calcext:value-type="float">
            <text:p>-0.013</text:p>
          </table:table-cell>
          <table:table-cell table:style-name="ce148" office:value-type="float" office:value="-0.016" calcext:value-type="float">
            <text:p>-0.016</text:p>
          </table:table-cell>
          <table:table-cell table:style-name="ce161" office:value-type="float" office:value="-0.004" calcext:value-type="float">
            <text:p>-0.004</text:p>
          </table:table-cell>
          <table:table-cell table:style-name="ce174" office:value-type="float" office:value="-0.015" calcext:value-type="float">
            <text:p>-0.015000</text:p>
          </table:table-cell>
          <table:table-cell table:style-name="ce180" office:value-type="float" office:value="-0.018" calcext:value-type="float">
            <text:p>-0.018000</text:p>
          </table:table-cell>
          <table:table-cell table:style-name="ce190" office:value-type="float" office:value="-0.004" calcext:value-type="float">
            <text:p>-0.004000</text:p>
          </table:table-cell>
          <table:table-cell table:style-name="ce211" office:value-type="float" office:value="-0.015" calcext:value-type="float">
            <text:p>-0.015</text:p>
          </table:table-cell>
          <table:table-cell table:style-name="ce241" office:value-type="float" office:value="-0.018" calcext:value-type="float">
            <text:p>-0.018</text:p>
          </table:table-cell>
          <table:table-cell table:style-name="ce307" office:value-type="float" office:value="-0.004" calcext:value-type="float">
            <text:p>-0.00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14]" office:value-type="float" office:value="0" calcext:value-type="float">
            <text:p>0.000</text:p>
          </table:table-cell>
          <table:table-cell table:style-name="ce246" table:formula="of:=+[.AE11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14]" office:value-type="float" office:value="1" calcext:value-type="float">
            <text:p>1.000</text:p>
          </table:table-cell>
          <table:table-cell table:style-name="ce246" table:formula="of:=+[.AH11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Thumb1Right</text:p>
          </table:table-cell>
          <table:table-cell table:style-name="ce60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15]" office:value-type="float" office:value="-0.643418" calcext:value-type="float">
            <text:p>-0.643418</text:p>
          </table:table-cell>
          <table:table-cell table:style-name="ce80" table:formula="of:=+[.E$101]-[.M115]" office:value-type="float" office:value="0.00529499999999999" calcext:value-type="float">
            <text:p>0.005295</text:p>
          </table:table-cell>
          <table:table-cell table:style-name="ce88" table:formula="of:=+[.F$101]+[.O115]" office:value-type="float" office:value="1.525361" calcext:value-type="float">
            <text:p>1.525361</text:p>
          </table:table-cell>
          <table:table-cell table:style-name="ce96" table:formula="of:=+[.D115]+[.K115]" office:value-type="float" office:value="-0.675418" calcext:value-type="float">
            <text:p>-0.675</text:p>
          </table:table-cell>
          <table:table-cell table:style-name="ce115" table:formula="of:=+[.E115]-[.J115]" office:value-type="float" office:value="-0.022705" calcext:value-type="float">
            <text:p>-0.023</text:p>
          </table:table-cell>
          <table:table-cell table:style-name="ce129" table:formula="of:=+[.F115]+[.L115]" office:value-type="float" office:value="1.525361" calcext:value-type="float">
            <text:p>1.525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31" calcext:value-type="float">
            <text:p>0.031000</text:p>
          </table:table-cell>
          <table:table-cell table:style-name="ce183" office:value-type="float" office:value="-0.026" calcext:value-type="float">
            <text:p>-0.026000</text:p>
          </table:table-cell>
          <table:table-cell table:style-name="ce193" office:value-type="float" office:value="0.004" calcext:value-type="float">
            <text:p>0.004000</text:p>
          </table:table-cell>
          <table:table-cell table:style-name="ce237" office:value-type="float" office:value="0.031" calcext:value-type="float">
            <text:p>0.031</text:p>
          </table:table-cell>
          <table:table-cell table:style-name="ce246" office:value-type="float" office:value="-0.026" calcext:value-type="float">
            <text:p>-0.026</text:p>
          </table:table-cell>
          <table:table-cell table:style-name="ce333" office:value-type="float" office:value="0.004" calcext:value-type="float">
            <text:p>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15]" office:value-type="float" office:value="0" calcext:value-type="float">
            <text:p>0.000</text:p>
          </table:table-cell>
          <table:table-cell table:style-name="ce246" table:formula="of:=+[.AE11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15]" office:value-type="float" office:value="1" calcext:value-type="float">
            <text:p>1.000</text:p>
          </table:table-cell>
          <table:table-cell table:style-name="ce246" table:formula="of:=+[.AH11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Thumb2Right</text:p>
          </table:table-cell>
          <table:table-cell table:style-name="ce57" office:value-type="string" calcext:value-type="string">
            <text:p>mHandThumb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15]+[.N116]" office:value-type="float" office:value="-0.675418" calcext:value-type="float">
            <text:p>-0.675418</text:p>
          </table:table-cell>
          <table:table-cell table:style-name="ce80" table:formula="of:=+[.E115]-[.M116]" office:value-type="float" office:value="-0.022705" calcext:value-type="float">
            <text:p>-0.022705</text:p>
          </table:table-cell>
          <table:table-cell table:style-name="ce88" table:formula="of:=+[.F115]+[.O116]" office:value-type="float" office:value="1.524361" calcext:value-type="float">
            <text:p>1.524361</text:p>
          </table:table-cell>
          <table:table-cell table:style-name="ce96" table:formula="of:=+[.D116]+[.K116]" office:value-type="float" office:value="-0.706418" calcext:value-type="float">
            <text:p>-0.706</text:p>
          </table:table-cell>
          <table:table-cell table:style-name="ce115" table:formula="of:=+[.E116]-[.J116]" office:value-type="float" office:value="-0.045705" calcext:value-type="float">
            <text:p>-0.046</text:p>
          </table:table-cell>
          <table:table-cell table:style-name="ce129" table:formula="of:=+[.F116]+[.L116]" office:value-type="float" office:value="1.524361" calcext:value-type="float">
            <text:p>1.524</text:p>
          </table:table-cell>
          <table:table-cell table:style-name="ce136" office:value-type="float" office:value="0.023" calcext:value-type="float">
            <text:p>0.023</text:p>
          </table:table-cell>
          <table:table-cell table:style-name="ce148" office:value-type="float" office:value="-0.031" calcext:value-type="float">
            <text:p>-0.031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8" calcext:value-type="float">
            <text:p>0.028000</text:p>
          </table:table-cell>
          <table:table-cell table:style-name="ce180" office:value-type="float" office:value="-0.032" calcext:value-type="float">
            <text:p>-0.032000</text:p>
          </table:table-cell>
          <table:table-cell table:style-name="ce190" office:value-type="float" office:value="-0.001" calcext:value-type="float">
            <text:p>-0.001000</text:p>
          </table:table-cell>
          <table:table-cell table:style-name="ce211" office:value-type="float" office:value="0.028" calcext:value-type="float">
            <text:p>0.028</text:p>
          </table:table-cell>
          <table:table-cell table:style-name="ce241" office:value-type="float" office:value="-0.032" calcext:value-type="float">
            <text:p>-0.032</text:p>
          </table:table-cell>
          <table:table-cell table:style-name="ce307" office:value-type="float" office:value="-0.001" calcext:value-type="float">
            <text:p>-0.00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16]" office:value-type="float" office:value="0" calcext:value-type="float">
            <text:p>0.000</text:p>
          </table:table-cell>
          <table:table-cell table:style-name="ce246" table:formula="of:=+[.AE11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16]" office:value-type="float" office:value="1" calcext:value-type="float">
            <text:p>1.000</text:p>
          </table:table-cell>
          <table:table-cell table:style-name="ce246" table:formula="of:=+[.AH11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Thumb3Right</text:p>
          </table:table-cell>
          <table:table-cell table:style-name="ce60" office:value-type="string" calcext:value-type="string">
            <text:p>mHandThumb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6]+[.N117]" office:value-type="float" office:value="-0.706418" calcext:value-type="float">
            <text:p>-0.706418</text:p>
          </table:table-cell>
          <table:table-cell table:style-name="ce80" table:formula="of:=+[.E116]-[.M117]" office:value-type="float" office:value="-0.045705" calcext:value-type="float">
            <text:p>-0.045705</text:p>
          </table:table-cell>
          <table:table-cell table:style-name="ce88" table:formula="of:=+[.F116]+[.O117]" office:value-type="float" office:value="1.523361" calcext:value-type="float">
            <text:p>1.523361</text:p>
          </table:table-cell>
          <table:table-cell table:style-name="ce96" table:formula="of:=+[.D117]+[.K117]" office:value-type="float" office:value="-0.731418" calcext:value-type="float">
            <text:p>-0.731</text:p>
          </table:table-cell>
          <table:table-cell table:style-name="ce115" table:formula="of:=+[.E117]-[.J117]" office:value-type="float" office:value="-0.060705" calcext:value-type="float">
            <text:p>-0.061</text:p>
          </table:table-cell>
          <table:table-cell table:style-name="ce129" table:formula="of:=+[.F117]+[.L117]" office:value-type="float" office:value="1.523361" calcext:value-type="float">
            <text:p>1.52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3" calcext:value-type="float">
            <text:p>0.023000</text:p>
          </table:table-cell>
          <table:table-cell table:style-name="ce183" office:value-type="float" office:value="-0.031" calcext:value-type="float">
            <text:p>-0.031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3" calcext:value-type="float">
            <text:p>0.023</text:p>
          </table:table-cell>
          <table:table-cell table:style-name="ce246" office:value-type="float" office:value="-0.031" calcext:value-type="float">
            <text:p>-0.031</text:p>
          </table:table-cell>
          <table:table-cell table:style-name="ce333" office:value-type="float" office:value="-0.001" calcext:value-type="float">
            <text:p>-0.00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17]" office:value-type="float" office:value="0" calcext:value-type="float">
            <text:p>0.000</text:p>
          </table:table-cell>
          <table:table-cell table:style-name="ce246" table:formula="of:=+[.AE11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17]" office:value-type="float" office:value="1" calcext:value-type="float">
            <text:p>1.000</text:p>
          </table:table-cell>
          <table:table-cell table:style-name="ce246" table:formula="of:=+[.AH11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WingsRoot</text:p>
          </table:table-cell>
          <table:table-cell table:style-name="ce57" office:value-type="string" calcext:value-type="string">
            <text:p>mChest</text:p>
          </table:table-cell>
          <table:table-cell table:style-name="ce65" office:value-type="string" calcext:value-type="string">
            <text:p>"false"</text:p>
          </table:table-cell>
          <table:table-cell table:style-name="ce75" table:formula="of:=+[.D$14]+[.N118]" office:value-type="float" office:value="0" calcext:value-type="float">
            <text:p>0.000000</text:p>
          </table:table-cell>
          <table:table-cell table:style-name="ce83" table:formula="of:=+[.E$14]-[.M118]" office:value-type="float" office:value="0.029368" calcext:value-type="float">
            <text:p>0.029368</text:p>
          </table:table-cell>
          <table:table-cell table:style-name="ce91" table:formula="of:=+[.F$14]+[.O118]" office:value-type="float" office:value="1.355965" calcext:value-type="float">
            <text:p>1.355965</text:p>
          </table:table-cell>
          <table:table-cell table:style-name="ce96" table:formula="of:=+[.D118]+[.K118]" office:value-type="float" office:value="0" calcext:value-type="float">
            <text:p>0.000</text:p>
          </table:table-cell>
          <table:table-cell table:style-name="ce115" table:formula="of:=+[.E118]-[.J118]" office:value-type="float" office:value="0.090368" calcext:value-type="float">
            <text:p>0.090</text:p>
          </table:table-cell>
          <table:table-cell table:style-name="ce129" table:formula="of:=+[.F118]+[.L118]" office:value-type="float" office:value="1.355965" calcext:value-type="float">
            <text:p>1.356</text:p>
          </table:table-cell>
          <table:table-cell table:style-name="ce136" office:value-type="float" office:value="-0.061" calcext:value-type="float">
            <text:p>-0.061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014" calcext:value-type="float">
            <text:p>-0.014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014" calcext:value-type="float">
            <text:p>-0.014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18]" office:value-type="float" office:value="0" calcext:value-type="float">
            <text:p>0.000</text:p>
          </table:table-cell>
          <table:table-cell table:style-name="ce246" table:formula="of:=+[.AE11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18]" office:value-type="float" office:value="1" calcext:value-type="float">
            <text:p>1.000</text:p>
          </table:table-cell>
          <table:table-cell table:style-name="ce246" table:formula="of:=+[.AH11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Wing1Left</text:p>
          </table:table-cell>
          <table:table-cell table:style-name="ce60" office:value-type="string" calcext:value-type="string">
            <text:p>mWings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18]+[.N119]" office:value-type="float" office:value="0.105" calcext:value-type="float">
            <text:p>0.105000</text:p>
          </table:table-cell>
          <table:table-cell table:style-name="ce80" table:formula="of:=+[.E$118]-[.M119]" office:value-type="float" office:value="0.128368" calcext:value-type="float">
            <text:p>0.128368</text:p>
          </table:table-cell>
          <table:table-cell table:style-name="ce88" table:formula="of:=+[.F$118]+[.O119]" office:value-type="float" office:value="1.536965" calcext:value-type="float">
            <text:p>1.536965</text:p>
          </table:table-cell>
          <table:table-cell table:style-name="ce96" table:formula="of:=+[.D119]+[.K119]" office:value-type="float" office:value="0.274" calcext:value-type="float">
            <text:p>0.274</text:p>
          </table:table-cell>
          <table:table-cell table:style-name="ce115" table:formula="of:=+[.E119]-[.J119]" office:value-type="float" office:value="0.296368" calcext:value-type="float">
            <text:p>0.296</text:p>
          </table:table-cell>
          <table:table-cell table:style-name="ce129" table:formula="of:=+[.F119]+[.L119]" office:value-type="float" office:value="1.603965" calcext:value-type="float">
            <text:p>1.604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0.169" calcext:value-type="float">
            <text:p>0.169</text:p>
          </table:table-cell>
          <table:table-cell table:style-name="ce170" office:value-type="float" office:value="0.067" calcext:value-type="float">
            <text:p>0.067</text:p>
          </table:table-cell>
          <table:table-cell table:style-name="ce177" office:value-type="float" office:value="-0.099" calcext:value-type="float">
            <text:p>-0.099000</text:p>
          </table:table-cell>
          <table:table-cell table:style-name="ce183" office:value-type="float" office:value="0.105" calcext:value-type="float">
            <text:p>0.105000</text:p>
          </table:table-cell>
          <table:table-cell table:style-name="ce193" office:value-type="float" office:value="0.181" calcext:value-type="float">
            <text:p>0.181000</text:p>
          </table:table-cell>
          <table:table-cell table:style-name="ce237" office:value-type="float" office:value="-0.099" calcext:value-type="float">
            <text:p>-0.099</text:p>
          </table:table-cell>
          <table:table-cell table:style-name="ce246" office:value-type="float" office:value="0.105" calcext:value-type="float">
            <text:p>0.105</text:p>
          </table:table-cell>
          <table:table-cell table:style-name="ce333" office:value-type="float" office:value="0.181" calcext:value-type="float">
            <text:p>0.18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19]" office:value-type="float" office:value="0" calcext:value-type="float">
            <text:p>0.000</text:p>
          </table:table-cell>
          <table:table-cell table:style-name="ce246" table:formula="of:=+[.AE11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19]" office:value-type="float" office:value="1" calcext:value-type="float">
            <text:p>1.000</text:p>
          </table:table-cell>
          <table:table-cell table:style-name="ce246" table:formula="of:=+[.AH11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Wing2Left</text:p>
          </table:table-cell>
          <table:table-cell table:style-name="ce57" office:value-type="string" calcext:value-type="string">
            <text:p>mWing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19]+[.N120]" office:value-type="float" office:value="0.274" calcext:value-type="float">
            <text:p>0.274000</text:p>
          </table:table-cell>
          <table:table-cell table:style-name="ce80" table:formula="of:=+[.E119]-[.M120]" office:value-type="float" office:value="0.296368" calcext:value-type="float">
            <text:p>0.296368</text:p>
          </table:table-cell>
          <table:table-cell table:style-name="ce88" table:formula="of:=+[.F119]+[.O120]" office:value-type="float" office:value="1.603965" calcext:value-type="float">
            <text:p>1.603965</text:p>
          </table:table-cell>
          <table:table-cell table:style-name="ce96" table:formula="of:=+[.D120]+[.K120]" office:value-type="float" office:value="0.457" calcext:value-type="float">
            <text:p>0.457</text:p>
          </table:table-cell>
          <table:table-cell table:style-name="ce115" table:formula="of:=+[.E120]-[.J120]" office:value-type="float" office:value="0.477368" calcext:value-type="float">
            <text:p>0.477</text:p>
          </table:table-cell>
          <table:table-cell table:style-name="ce129" table:formula="of:=+[.F120]+[.L120]" office:value-type="float" office:value="1.603965" calcext:value-type="float">
            <text:p>1.604</text:p>
          </table:table-cell>
          <table:table-cell table:style-name="ce136" office:value-type="float" office:value="-0.181" calcext:value-type="float">
            <text:p>-0.181</text:p>
          </table:table-cell>
          <table:table-cell table:style-name="ce148" office:value-type="float" office:value="0.183" calcext:value-type="float">
            <text:p>0.183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68" calcext:value-type="float">
            <text:p>-0.168000</text:p>
          </table:table-cell>
          <table:table-cell table:style-name="ce180" office:value-type="float" office:value="0.169" calcext:value-type="float">
            <text:p>0.169000</text:p>
          </table:table-cell>
          <table:table-cell table:style-name="ce190" office:value-type="float" office:value="0.067" calcext:value-type="float">
            <text:p>0.067000</text:p>
          </table:table-cell>
          <table:table-cell table:style-name="ce211" office:value-type="float" office:value="-0.168" calcext:value-type="float">
            <text:p>-0.168</text:p>
          </table:table-cell>
          <table:table-cell table:style-name="ce241" office:value-type="float" office:value="0.169" calcext:value-type="float">
            <text:p>0.169</text:p>
          </table:table-cell>
          <table:table-cell table:style-name="ce307" office:value-type="float" office:value="0.067" calcext:value-type="float">
            <text:p>0.067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20]" office:value-type="float" office:value="0" calcext:value-type="float">
            <text:p>0.000</text:p>
          </table:table-cell>
          <table:table-cell table:style-name="ce246" table:formula="of:=+[.AE12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0]" office:value-type="float" office:value="1" calcext:value-type="float">
            <text:p>1.000</text:p>
          </table:table-cell>
          <table:table-cell table:style-name="ce246" table:formula="of:=+[.AH12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Wing3Left</text:p>
          </table:table-cell>
          <table:table-cell table:style-name="ce60" office:value-type="string" calcext:value-type="string">
            <text:p>mWing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0]+[.N121]" office:value-type="float" office:value="0.457" calcext:value-type="float">
            <text:p>0.457000</text:p>
          </table:table-cell>
          <table:table-cell table:style-name="ce80" table:formula="of:=+[.E120]-[.M121]" office:value-type="float" office:value="0.477368" calcext:value-type="float">
            <text:p>0.477368</text:p>
          </table:table-cell>
          <table:table-cell table:style-name="ce88" table:formula="of:=+[.F120]+[.O121]" office:value-type="float" office:value="1.603965" calcext:value-type="float">
            <text:p>1.603965</text:p>
          </table:table-cell>
          <table:table-cell table:style-name="ce96" table:formula="of:=+[.D121]+[.K121]" office:value-type="float" office:value="0.63" calcext:value-type="float">
            <text:p>0.630</text:p>
          </table:table-cell>
          <table:table-cell table:style-name="ce115" table:formula="of:=+[.E121]-[.J121]" office:value-type="float" office:value="0.648368" calcext:value-type="float">
            <text:p>0.648</text:p>
          </table:table-cell>
          <table:table-cell table:style-name="ce129" table:formula="of:=+[.F121]+[.L121]" office:value-type="float" office:value="1.603965" calcext:value-type="float">
            <text:p>1.604</text:p>
          </table:table-cell>
          <table:table-cell table:style-name="ce146" office:value-type="float" office:value="-0.171" calcext:value-type="float">
            <text:p>-0.171</text:p>
          </table:table-cell>
          <table:table-cell table:style-name="ce157" office:value-type="float" office:value="0.173" calcext:value-type="float">
            <text:p>0.17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81" calcext:value-type="float">
            <text:p>-0.181000</text:p>
          </table:table-cell>
          <table:table-cell table:style-name="ce183" office:value-type="float" office:value="0.183" calcext:value-type="float">
            <text:p>0.18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81" calcext:value-type="float">
            <text:p>-0.181</text:p>
          </table:table-cell>
          <table:table-cell table:style-name="ce246" office:value-type="float" office:value="0.183" calcext:value-type="float">
            <text:p>0.18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21]" office:value-type="float" office:value="0" calcext:value-type="float">
            <text:p>0.000</text:p>
          </table:table-cell>
          <table:table-cell table:style-name="ce246" table:formula="of:=+[.AE12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1]" office:value-type="float" office:value="1" calcext:value-type="float">
            <text:p>1.000</text:p>
          </table:table-cell>
          <table:table-cell table:style-name="ce246" table:formula="of:=+[.AH12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Wing4Left</text:p>
          </table:table-cell>
          <table:table-cell table:style-name="ce57" office:value-type="string" calcext:value-type="string">
            <text:p>mWing3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$121]+[.N122]" office:value-type="float" office:value="0.63" calcext:value-type="float">
            <text:p>0.630000</text:p>
          </table:table-cell>
          <table:table-cell table:style-name="ce80" table:formula="of:=+[.E$121]-[.M122]" office:value-type="float" office:value="0.648368" calcext:value-type="float">
            <text:p>0.648368</text:p>
          </table:table-cell>
          <table:table-cell table:style-name="ce88" table:formula="of:=+[.F$121]+[.O122]" office:value-type="float" office:value="1.603965" calcext:value-type="float">
            <text:p>1.603965</text:p>
          </table:table-cell>
          <table:table-cell table:style-name="ce96" table:formula="of:=+[.D122]+[.K122]" office:value-type="float" office:value="0.762" calcext:value-type="float">
            <text:p>0.762</text:p>
          </table:table-cell>
          <table:table-cell table:style-name="ce115" table:formula="of:=+[.E122]-[.J122]" office:value-type="float" office:value="0.794368" calcext:value-type="float">
            <text:p>0.794</text:p>
          </table:table-cell>
          <table:table-cell table:style-name="ce129" table:formula="of:=+[.F122]+[.L122]" office:value-type="float" office:value="1.603965" calcext:value-type="float">
            <text:p>1.604</text:p>
          </table:table-cell>
          <table:table-cell table:style-name="ce136" office:value-type="float" office:value="-0.146" calcext:value-type="float">
            <text:p>-0.146</text:p>
          </table:table-cell>
          <table:table-cell table:style-name="ce148" office:value-type="float" office:value="0.132" calcext:value-type="float">
            <text:p>0.132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71" calcext:value-type="float">
            <text:p>-0.171000</text:p>
          </table:table-cell>
          <table:table-cell table:style-name="ce180" office:value-type="float" office:value="0.173" calcext:value-type="float">
            <text:p>0.173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71" calcext:value-type="float">
            <text:p>-0.171</text:p>
          </table:table-cell>
          <table:table-cell table:style-name="ce241" office:value-type="float" office:value="0.173" calcext:value-type="float">
            <text:p>0.173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22]" office:value-type="float" office:value="0" calcext:value-type="float">
            <text:p>0.000</text:p>
          </table:table-cell>
          <table:table-cell table:style-name="ce246" table:formula="of:=+[.AE12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2]" office:value-type="float" office:value="1" calcext:value-type="float">
            <text:p>1.000</text:p>
          </table:table-cell>
          <table:table-cell table:style-name="ce246" table:formula="of:=+[.AH12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Wing4FanLeft</text:p>
          </table:table-cell>
          <table:table-cell table:style-name="ce60" office:value-type="string" calcext:value-type="string">
            <text:p>mWing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1]+[.N123]" office:value-type="float" office:value="0.63" calcext:value-type="float">
            <text:p>0.630000</text:p>
          </table:table-cell>
          <table:table-cell table:style-name="ce80" table:formula="of:=+[.E$121]-[.M123]" office:value-type="float" office:value="0.648368" calcext:value-type="float">
            <text:p>0.648368</text:p>
          </table:table-cell>
          <table:table-cell table:style-name="ce88" table:formula="of:=+[.F$121]+[.O123]" office:value-type="float" office:value="1.603965" calcext:value-type="float">
            <text:p>1.603965</text:p>
          </table:table-cell>
          <table:table-cell table:style-name="ce96" table:formula="of:=+[.D123]+[.K123]" office:value-type="float" office:value="0.692" calcext:value-type="float">
            <text:p>0.692</text:p>
          </table:table-cell>
          <table:table-cell table:style-name="ce115" table:formula="of:=+[.E123]-[.J123]" office:value-type="float" office:value="0.716368" calcext:value-type="float">
            <text:p>0.716</text:p>
          </table:table-cell>
          <table:table-cell table:style-name="ce129" table:formula="of:=+[.F123]+[.L123]" office:value-type="float" office:value="1.444965" calcext:value-type="float">
            <text:p>1.445</text:p>
          </table:table-cell>
          <table:table-cell table:style-name="ce146" office:value-type="float" office:value="-0.068" calcext:value-type="float">
            <text:p>-0.068</text:p>
          </table:table-cell>
          <table:table-cell table:style-name="ce157" office:value-type="float" office:value="0.062" calcext:value-type="float">
            <text:p>0.062</text:p>
          </table:table-cell>
          <table:table-cell table:style-name="ce170" office:value-type="float" office:value="-0.159" calcext:value-type="float">
            <text:p>-0.159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0.173" calcext:value-type="float">
            <text:p>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0.173" calcext:value-type="float">
            <text:p>0.17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23]" office:value-type="float" office:value="0" calcext:value-type="float">
            <text:p>0.000</text:p>
          </table:table-cell>
          <table:table-cell table:style-name="ce246" table:formula="of:=+[.AE12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3]" office:value-type="float" office:value="1" calcext:value-type="float">
            <text:p>1.000</text:p>
          </table:table-cell>
          <table:table-cell table:style-name="ce246" table:formula="of:=+[.AH12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Wing1Right</text:p>
          </table:table-cell>
          <table:table-cell table:style-name="ce57" office:value-type="string" calcext:value-type="string">
            <text:p>mWingsRoo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118]+[.N124]" office:value-type="float" office:value="-0.105" calcext:value-type="float">
            <text:p>-0.105000</text:p>
          </table:table-cell>
          <table:table-cell table:style-name="ce80" table:formula="of:=+[.E$118]-[.M124]" office:value-type="float" office:value="0.128368" calcext:value-type="float">
            <text:p>0.128368</text:p>
          </table:table-cell>
          <table:table-cell table:style-name="ce88" table:formula="of:=+[.F$118]+[.O124]" office:value-type="float" office:value="1.536965" calcext:value-type="float">
            <text:p>1.536965</text:p>
          </table:table-cell>
          <table:table-cell table:style-name="ce96" table:formula="of:=+[.D124]+[.K124]" office:value-type="float" office:value="-0.274" calcext:value-type="float">
            <text:p>-0.274</text:p>
          </table:table-cell>
          <table:table-cell table:style-name="ce115" table:formula="of:=+[.E124]-[.J124]" office:value-type="float" office:value="0.296368" calcext:value-type="float">
            <text:p>0.296</text:p>
          </table:table-cell>
          <table:table-cell table:style-name="ce129" table:formula="of:=+[.F124]+[.L124]" office:value-type="float" office:value="1.603965" calcext:value-type="float">
            <text:p>1.604</text:p>
          </table:table-cell>
          <table:table-cell table:style-name="ce136" office:value-type="float" office:value="-0.168" calcext:value-type="float">
            <text:p>-0.168</text:p>
          </table:table-cell>
          <table:table-cell table:style-name="ce148" office:value-type="float" office:value="-0.169" calcext:value-type="float">
            <text:p>-0.169</text:p>
          </table:table-cell>
          <table:table-cell table:style-name="ce161" office:value-type="float" office:value="0.067" calcext:value-type="float">
            <text:p>0.067</text:p>
          </table:table-cell>
          <table:table-cell table:style-name="ce174" office:value-type="float" office:value="-0.099" calcext:value-type="float">
            <text:p>-0.099000</text:p>
          </table:table-cell>
          <table:table-cell table:style-name="ce180" office:value-type="float" office:value="-0.105" calcext:value-type="float">
            <text:p>-0.105000</text:p>
          </table:table-cell>
          <table:table-cell table:style-name="ce190" office:value-type="float" office:value="0.181" calcext:value-type="float">
            <text:p>0.181000</text:p>
          </table:table-cell>
          <table:table-cell table:style-name="ce211" office:value-type="float" office:value="-0.099" calcext:value-type="float">
            <text:p>-0.099</text:p>
          </table:table-cell>
          <table:table-cell table:style-name="ce241" office:value-type="float" office:value="-0.105" calcext:value-type="float">
            <text:p>-0.105</text:p>
          </table:table-cell>
          <table:table-cell table:style-name="ce307" office:value-type="float" office:value="0.181" calcext:value-type="float">
            <text:p>0.18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24]" office:value-type="float" office:value="0" calcext:value-type="float">
            <text:p>0.000</text:p>
          </table:table-cell>
          <table:table-cell table:style-name="ce246" table:formula="of:=+[.AE12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4]" office:value-type="float" office:value="1" calcext:value-type="float">
            <text:p>1.000</text:p>
          </table:table-cell>
          <table:table-cell table:style-name="ce246" table:formula="of:=+[.AH12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Wing2Right</text:p>
          </table:table-cell>
          <table:table-cell table:style-name="ce60" office:value-type="string" calcext:value-type="string">
            <text:p>mWing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4]+[.N125]" office:value-type="float" office:value="-0.274" calcext:value-type="float">
            <text:p>-0.274000</text:p>
          </table:table-cell>
          <table:table-cell table:style-name="ce80" table:formula="of:=+[.E124]-[.M125]" office:value-type="float" office:value="0.296368" calcext:value-type="float">
            <text:p>0.296368</text:p>
          </table:table-cell>
          <table:table-cell table:style-name="ce88" table:formula="of:=+[.F124]+[.O125]" office:value-type="float" office:value="1.603965" calcext:value-type="float">
            <text:p>1.603965</text:p>
          </table:table-cell>
          <table:table-cell table:style-name="ce96" table:formula="of:=+[.D125]+[.K125]" office:value-type="float" office:value="-0.457" calcext:value-type="float">
            <text:p>-0.457</text:p>
          </table:table-cell>
          <table:table-cell table:style-name="ce115" table:formula="of:=+[.E125]-[.J125]" office:value-type="float" office:value="0.477368" calcext:value-type="float">
            <text:p>0.477</text:p>
          </table:table-cell>
          <table:table-cell table:style-name="ce129" table:formula="of:=+[.F125]+[.L125]" office:value-type="float" office:value="1.603965" calcext:value-type="float">
            <text:p>1.604</text:p>
          </table:table-cell>
          <table:table-cell table:style-name="ce146" office:value-type="float" office:value="-0.181" calcext:value-type="float">
            <text:p>-0.181</text:p>
          </table:table-cell>
          <table:table-cell table:style-name="ce157" office:value-type="float" office:value="-0.183" calcext:value-type="float">
            <text:p>-0.18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-0.169" calcext:value-type="float">
            <text:p>-0.169000</text:p>
          </table:table-cell>
          <table:table-cell table:style-name="ce193" office:value-type="float" office:value="0.067" calcext:value-type="float">
            <text:p>0.067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-0.169" calcext:value-type="float">
            <text:p>-0.169</text:p>
          </table:table-cell>
          <table:table-cell table:style-name="ce333" office:value-type="float" office:value="0.067" calcext:value-type="float">
            <text:p>0.06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25]" office:value-type="float" office:value="0" calcext:value-type="float">
            <text:p>0.000</text:p>
          </table:table-cell>
          <table:table-cell table:style-name="ce246" table:formula="of:=+[.AE12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5]" office:value-type="float" office:value="1" calcext:value-type="float">
            <text:p>1.000</text:p>
          </table:table-cell>
          <table:table-cell table:style-name="ce246" table:formula="of:=+[.AH12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Wing3Right</text:p>
          </table:table-cell>
          <table:table-cell table:style-name="ce57" office:value-type="string" calcext:value-type="string">
            <text:p>mWing2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25]+[.N126]" office:value-type="float" office:value="-0.457" calcext:value-type="float">
            <text:p>-0.457000</text:p>
          </table:table-cell>
          <table:table-cell table:style-name="ce80" table:formula="of:=+[.E125]-[.M126]" office:value-type="float" office:value="0.477368" calcext:value-type="float">
            <text:p>0.477368</text:p>
          </table:table-cell>
          <table:table-cell table:style-name="ce88" table:formula="of:=+[.F125]+[.O126]" office:value-type="float" office:value="1.603965" calcext:value-type="float">
            <text:p>1.603965</text:p>
          </table:table-cell>
          <table:table-cell table:style-name="ce96" table:formula="of:=+[.D126]+[.K126]" office:value-type="float" office:value="-0.63" calcext:value-type="float">
            <text:p>-0.630</text:p>
          </table:table-cell>
          <table:table-cell table:style-name="ce115" table:formula="of:=+[.E126]-[.J126]" office:value-type="float" office:value="0.648368" calcext:value-type="float">
            <text:p>0.648</text:p>
          </table:table-cell>
          <table:table-cell table:style-name="ce129" table:formula="of:=+[.F126]+[.L126]" office:value-type="float" office:value="1.603965" calcext:value-type="float">
            <text:p>1.604</text:p>
          </table:table-cell>
          <table:table-cell table:style-name="ce136" office:value-type="float" office:value="-0.171" calcext:value-type="float">
            <text:p>-0.171</text:p>
          </table:table-cell>
          <table:table-cell table:style-name="ce148" office:value-type="float" office:value="-0.173" calcext:value-type="float">
            <text:p>-0.173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81" calcext:value-type="float">
            <text:p>-0.181000</text:p>
          </table:table-cell>
          <table:table-cell table:style-name="ce180" office:value-type="float" office:value="-0.183" calcext:value-type="float">
            <text:p>-0.183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81" calcext:value-type="float">
            <text:p>-0.181</text:p>
          </table:table-cell>
          <table:table-cell table:style-name="ce241" office:value-type="float" office:value="-0.183" calcext:value-type="float">
            <text:p>-0.183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26]" office:value-type="float" office:value="0" calcext:value-type="float">
            <text:p>0.000</text:p>
          </table:table-cell>
          <table:table-cell table:style-name="ce246" table:formula="of:=+[.AE12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6]" office:value-type="float" office:value="1" calcext:value-type="float">
            <text:p>1.000</text:p>
          </table:table-cell>
          <table:table-cell table:style-name="ce246" table:formula="of:=+[.AH12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Wing4Right</text:p>
          </table:table-cell>
          <table:table-cell table:style-name="ce60" office:value-type="string" calcext:value-type="string">
            <text:p>mWing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6]+[.N127]" office:value-type="float" office:value="-0.63" calcext:value-type="float">
            <text:p>-0.630000</text:p>
          </table:table-cell>
          <table:table-cell table:style-name="ce80" table:formula="of:=+[.E$126]-[.M127]" office:value-type="float" office:value="0.648368" calcext:value-type="float">
            <text:p>0.648368</text:p>
          </table:table-cell>
          <table:table-cell table:style-name="ce88" table:formula="of:=+[.F$126]+[.O127]" office:value-type="float" office:value="1.603965" calcext:value-type="float">
            <text:p>1.603965</text:p>
          </table:table-cell>
          <table:table-cell table:style-name="ce96" table:formula="of:=+[.D127]+[.K127]" office:value-type="float" office:value="-0.762" calcext:value-type="float">
            <text:p>-0.762</text:p>
          </table:table-cell>
          <table:table-cell table:style-name="ce115" table:formula="of:=+[.E127]-[.J127]" office:value-type="float" office:value="0.794368" calcext:value-type="float">
            <text:p>0.794</text:p>
          </table:table-cell>
          <table:table-cell table:style-name="ce129" table:formula="of:=+[.F127]+[.L127]" office:value-type="float" office:value="1.603965" calcext:value-type="float">
            <text:p>1.604</text:p>
          </table:table-cell>
          <table:table-cell table:style-name="ce146" office:value-type="float" office:value="-0.146" calcext:value-type="float">
            <text:p>-0.146</text:p>
          </table:table-cell>
          <table:table-cell table:style-name="ce157" office:value-type="float" office:value="-0.132" calcext:value-type="float">
            <text:p>-0.1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-0.173" calcext:value-type="float">
            <text:p>-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-0.173" calcext:value-type="float">
            <text:p>-0.17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27]" office:value-type="float" office:value="0" calcext:value-type="float">
            <text:p>0.000</text:p>
          </table:table-cell>
          <table:table-cell table:style-name="ce246" table:formula="of:=+[.AE12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7]" office:value-type="float" office:value="1" calcext:value-type="float">
            <text:p>1.000</text:p>
          </table:table-cell>
          <table:table-cell table:style-name="ce246" table:formula="of:=+[.AH12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Wing4FanRight</text:p>
          </table:table-cell>
          <table:table-cell table:style-name="ce57" office:value-type="string" calcext:value-type="string">
            <text:p>mWing3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$126]+[.N128]" office:value-type="float" office:value="-0.63" calcext:value-type="float">
            <text:p>-0.630000</text:p>
          </table:table-cell>
          <table:table-cell table:style-name="ce80" table:formula="of:=+[.E$126]-[.M128]" office:value-type="float" office:value="0.648368" calcext:value-type="float">
            <text:p>0.648368</text:p>
          </table:table-cell>
          <table:table-cell table:style-name="ce88" table:formula="of:=+[.F$126]+[.O128]" office:value-type="float" office:value="1.603965" calcext:value-type="float">
            <text:p>1.603965</text:p>
          </table:table-cell>
          <table:table-cell table:style-name="ce96" table:formula="of:=+[.D128]+[.K128]" office:value-type="float" office:value="-0.692" calcext:value-type="float">
            <text:p>-0.692</text:p>
          </table:table-cell>
          <table:table-cell table:style-name="ce115" table:formula="of:=+[.E128]-[.J128]" office:value-type="float" office:value="0.716368" calcext:value-type="float">
            <text:p>0.716</text:p>
          </table:table-cell>
          <table:table-cell table:style-name="ce129" table:formula="of:=+[.F128]+[.L128]" office:value-type="float" office:value="1.444965" calcext:value-type="float">
            <text:p>1.445</text:p>
          </table:table-cell>
          <table:table-cell table:style-name="ce136" office:value-type="float" office:value="-0.068" calcext:value-type="float">
            <text:p>-0.068</text:p>
          </table:table-cell>
          <table:table-cell table:style-name="ce148" office:value-type="float" office:value="-0.062" calcext:value-type="float">
            <text:p>-0.062</text:p>
          </table:table-cell>
          <table:table-cell table:style-name="ce161" office:value-type="float" office:value="-0.159" calcext:value-type="float">
            <text:p>-0.159</text:p>
          </table:table-cell>
          <table:table-cell table:style-name="ce174" office:value-type="float" office:value="-0.171" calcext:value-type="float">
            <text:p>-0.171000</text:p>
          </table:table-cell>
          <table:table-cell table:style-name="ce180" office:value-type="float" office:value="-0.173" calcext:value-type="float">
            <text:p>-0.173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71" calcext:value-type="float">
            <text:p>-0.171</text:p>
          </table:table-cell>
          <table:table-cell table:style-name="ce241" office:value-type="float" office:value="-0.173" calcext:value-type="float">
            <text:p>-0.173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28]" office:value-type="float" office:value="0" calcext:value-type="float">
            <text:p>0.000</text:p>
          </table:table-cell>
          <table:table-cell table:style-name="ce246" table:formula="of:=+[.AE12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8]" office:value-type="float" office:value="1" calcext:value-type="float">
            <text:p>1.000</text:p>
          </table:table-cell>
          <table:table-cell table:style-name="ce246" table:formula="of:=+[.AH12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ipRight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29]" office:value-type="float" office:value="-0.128806" calcext:value-type="float">
            <text:p>-0.128806</text:p>
          </table:table-cell>
          <table:table-cell table:style-name="ce225" table:formula="of:=+[.E$2]-[.M129]" office:value-type="float" office:value="-0.03362" calcext:value-type="float">
            <text:p>-0.033620</text:p>
          </table:table-cell>
          <table:table-cell table:style-name="ce235" table:formula="of:=+[.F$2]+[.O129]" office:value-type="float" office:value="1.025929" calcext:value-type="float">
            <text:p>1.025929</text:p>
          </table:table-cell>
          <table:table-cell table:style-name="ce96" table:formula="of:=+[.D129]+[.K129]" office:value-type="float" office:value="-0.079806" calcext:value-type="float">
            <text:p>-0.080</text:p>
          </table:table-cell>
          <table:table-cell table:style-name="ce115" table:formula="of:=+[.E129]-[.J129]" office:value-type="float" office:value="-0.03262" calcext:value-type="float">
            <text:p>-0.033</text:p>
          </table:table-cell>
          <table:table-cell table:style-name="ce129" table:formula="of:=+[.F129]+[.L129]" office:value-type="float" office:value="0.534929" calcext:value-type="float">
            <text:p>0.535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278" office:value-type="float" office:value="0.049" calcext:value-type="float">
            <text:p>0.049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291" office:value-type="float" office:value="0.03362" calcext:value-type="float">
            <text:p>0.033620</text:p>
          </table:table-cell>
          <table:table-cell table:style-name="ce298" office:value-type="float" office:value="-0.128806" calcext:value-type="float">
            <text:p>-0.128806</text:p>
          </table:table-cell>
          <table:table-cell table:style-name="ce305" office:value-type="float" office:value="-0.041086" calcext:value-type="float">
            <text:p>-0.041086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331" office:value-type="float" office:value="-0.129" calcext:value-type="float">
            <text:p>-0.129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29]" office:value-type="float" office:value="0" calcext:value-type="float">
            <text:p>0.000</text:p>
          </table:table-cell>
          <table:table-cell table:style-name="ce246" table:formula="of:=+[.AE12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9]" office:value-type="float" office:value="1" calcext:value-type="float">
            <text:p>1.000</text:p>
          </table:table-cell>
          <table:table-cell table:style-name="ce246" table:formula="of:=+[.AH12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R_UPPER_LEG</text:p>
          </table:table-cell>
          <table:table-cell table:style-name="ce59" office:value-type="string" calcext:value-type="string">
            <text:p>mHipLeft</text:p>
          </table:table-cell>
          <table:table-cell table:style-name="ce67"/>
          <table:table-cell table:style-name="ce73" table:formula="of:=+[.D129]+[.Q130]" office:value-type="float" office:value="-0.078806" calcext:value-type="float">
            <text:p>-0.078806</text:p>
          </table:table-cell>
          <table:table-cell table:style-name="ce81" table:formula="of:=+[.E129]-[.P130]" office:value-type="float" office:value="-0.01362" calcext:value-type="float">
            <text:p>-0.013620</text:p>
          </table:table-cell>
          <table:table-cell table:style-name="ce89" table:formula="of:=+[.F129]+[.R130]" office:value-type="float" office:value="0.805929" calcext:value-type="float">
            <text:p>0.805929</text:p>
          </table:table-cell>
          <table:table-cell table:style-name="ce97" table:formula="of:=+[.D130]+[.K130]" office:value-type="float" office:value="-0.078806" calcext:value-type="float">
            <text:p>-0.079</text:p>
          </table:table-cell>
          <table:table-cell table:style-name="ce119" table:formula="of:=+[.E130]-[.J130]" office:value-type="float" office:value="-0.01362" calcext:value-type="float">
            <text:p>-0.014</text:p>
          </table:table-cell>
          <table:table-cell table:style-name="ce130" table:formula="of:=+[.F130]+[.L130]" office:value-type="float" office:value="0.605929" calcext:value-type="float">
            <text:p>0.606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2" calcext:value-type="float">
            <text:p>-0.2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0.05" calcext:value-type="float">
            <text:p>0.050</text:p>
          </table:table-cell>
          <table:table-cell table:style-name="ce319" office:value-type="float" office:value="-0.22" calcext:value-type="float">
            <text:p>-0.2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245" office:value-type="float" office:value="0.09" calcext:value-type="float">
            <text:p>0.090</text:p>
          </table:table-cell>
          <table:table-cell table:style-name="ce245" office:value-type="float" office:value="0.32" calcext:value-type="float">
            <text:p>0.32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2" table:style-name="ce401" office:value-type="float" office:value="0.09" calcext:value-type="float">
            <text:p>0.0900</text:p>
          </table:table-cell>
          <table:table-cell table:style-name="ce401" office:value-type="float" office:value="0.32" calcext:value-type="float">
            <text:p>0.32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2" table:style-name="ce245" office:value-type="float" office:value="0.09" calcext:value-type="float">
            <text:p>0.090</text:p>
          </table:table-cell>
          <table:table-cell table:style-name="ce245" office:value-type="float" office:value="0.32" calcext:value-type="float">
            <text:p>0.320</text:p>
          </table:table-cell>
          <table:table-cell table:style-name="ce222" table:formula="of:=+[.AF130]" office:value-type="float" office:value="0" calcext:value-type="float">
            <text:p>0.000</text:p>
          </table:table-cell>
          <table:table-cell table:style-name="ce242" table:formula="of:=+[.AE130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30]" office:value-type="float" office:value="0.09" calcext:value-type="float">
            <text:p>0.090</text:p>
          </table:table-cell>
          <table:table-cell table:style-name="ce242" table:formula="of:=+[.AH130]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KneeRight</text:p>
          </table:table-cell>
          <table:table-cell table:style-name="ce60" office:value-type="string" calcext:value-type="string">
            <text:p>mHip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9]+[.N131]" office:value-type="float" office:value="-0.080171" calcext:value-type="float">
            <text:p>-0.080171</text:p>
          </table:table-cell>
          <table:table-cell table:style-name="ce80" table:formula="of:=+[.E129]-[.M131]" office:value-type="float" office:value="-0.03284" calcext:value-type="float">
            <text:p>-0.032840</text:p>
          </table:table-cell>
          <table:table-cell table:style-name="ce88" table:formula="of:=+[.F129]+[.O131]" office:value-type="float" office:value="0.535007" calcext:value-type="float">
            <text:p>0.535007</text:p>
          </table:table-cell>
          <table:table-cell table:style-name="ce96" table:formula="of:=+[.D131]+[.K131]" office:value-type="float" office:value="-0.080171" calcext:value-type="float">
            <text:p>-0.080</text:p>
          </table:table-cell>
          <table:table-cell table:style-name="ce115" table:formula="of:=+[.E131]-[.J131]" office:value-type="float" office:value="-0.00384" calcext:value-type="float">
            <text:p>-0.004</text:p>
          </table:table-cell>
          <table:table-cell table:style-name="ce129" table:formula="of:=+[.F131]+[.L131]" office:value-type="float" office:value="0.0660070000000001" calcext:value-type="float">
            <text:p>0.066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177" office:value-type="float" office:value="-0.00078" calcext:value-type="float">
            <text:p>-0.000780</text:p>
          </table:table-cell>
          <table:table-cell table:style-name="ce183" office:value-type="float" office:value="0.048635" calcext:value-type="float">
            <text:p>0.048635</text:p>
          </table:table-cell>
          <table:table-cell table:style-name="ce193" office:value-type="float" office:value="-0.490922" calcext:value-type="float">
            <text:p>-0.490922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9" calcext:value-type="float">
            <text:p>0.049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31]" office:value-type="float" office:value="0" calcext:value-type="float">
            <text:p>0.000</text:p>
          </table:table-cell>
          <table:table-cell table:style-name="ce246" table:formula="of:=+[.AE13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31]" office:value-type="float" office:value="1" calcext:value-type="float">
            <text:p>1.000</text:p>
          </table:table-cell>
          <table:table-cell table:style-name="ce246" table:formula="of:=+[.AH13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R_LOWER_LEG</text:p>
          </table:table-cell>
          <table:table-cell table:style-name="ce59" office:value-type="string" calcext:value-type="string">
            <text:p>mKneeLeft</text:p>
          </table:table-cell>
          <table:table-cell table:style-name="ce67"/>
          <table:table-cell table:style-name="ce73" table:formula="of:=+[.D131]+[.Q132]" office:value-type="float" office:value="-0.080171" calcext:value-type="float">
            <text:p>-0.080171</text:p>
          </table:table-cell>
          <table:table-cell table:style-name="ce81" table:formula="of:=+[.E131]-[.P132]" office:value-type="float" office:value="-0.01284" calcext:value-type="float">
            <text:p>-0.012840</text:p>
          </table:table-cell>
          <table:table-cell table:style-name="ce89" table:formula="of:=+[.F131]+[.R132]" office:value-type="float" office:value="0.335007" calcext:value-type="float">
            <text:p>0.335007</text:p>
          </table:table-cell>
          <table:table-cell table:style-name="ce97" table:formula="of:=+[.D132]+[.K132]" office:value-type="float" office:value="-0.080171" calcext:value-type="float">
            <text:p>-0.080</text:p>
          </table:table-cell>
          <table:table-cell table:style-name="ce119" table:formula="of:=+[.E132]-[.J132]" office:value-type="float" office:value="-0.00284" calcext:value-type="float">
            <text:p>-0.003</text:p>
          </table:table-cell>
          <table:table-cell table:style-name="ce130" table:formula="of:=+[.F132]+[.L132]" office:value-type="float" office:value="0.185007" calcext:value-type="float">
            <text:p>0.185</text:p>
          </table:table-cell>
          <table:table-cell table:style-name="ce145" office:value-type="float" office:value="-0.01" calcext:value-type="float">
            <text:p>-0.01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15" calcext:value-type="float">
            <text:p>-0.15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2" calcext:value-type="float">
            <text:p>-0.20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245" office:value-type="float" office:value="0.06" calcext:value-type="float">
            <text:p>0.060</text:p>
          </table:table-cell>
          <table:table-cell table:style-name="ce245" office:value-type="float" office:value="0.25" calcext:value-type="float">
            <text:p>0.25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2" table:style-name="ce401" office:value-type="float" office:value="0.06" calcext:value-type="float">
            <text:p>0.0600</text:p>
          </table:table-cell>
          <table:table-cell table:style-name="ce401" office:value-type="float" office:value="0.25" calcext:value-type="float">
            <text:p>0.25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2" table:style-name="ce245" office:value-type="float" office:value="0.06" calcext:value-type="float">
            <text:p>0.060</text:p>
          </table:table-cell>
          <table:table-cell table:style-name="ce245" office:value-type="float" office:value="0.25" calcext:value-type="float">
            <text:p>0.250</text:p>
          </table:table-cell>
          <table:table-cell table:style-name="ce222" table:formula="of:=+[.AF132]" office:value-type="float" office:value="0" calcext:value-type="float">
            <text:p>0.000</text:p>
          </table:table-cell>
          <table:table-cell table:style-name="ce242" table:formula="of:=+[.AE132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32]" office:value-type="float" office:value="0.06" calcext:value-type="float">
            <text:p>0.060</text:p>
          </table:table-cell>
          <table:table-cell table:style-name="ce242" table:formula="of:=+[.AH132]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AnkleRight</text:p>
          </table:table-cell>
          <table:table-cell table:style-name="ce60" office:value-type="string" calcext:value-type="string">
            <text:p>mKne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1]+[.N133]" office:value-type="float" office:value="-0.080171" calcext:value-type="float">
            <text:p>-0.080171</text:p>
          </table:table-cell>
          <table:table-cell table:style-name="ce80" table:formula="of:=+[.E131]-[.M133]" office:value-type="float" office:value="-0.003971" calcext:value-type="float">
            <text:p>-0.003971</text:p>
          </table:table-cell>
          <table:table-cell table:style-name="ce88" table:formula="of:=+[.F131]+[.O133]" office:value-type="float" office:value="0.0665130000000002" calcext:value-type="float">
            <text:p>0.066513</text:p>
          </table:table-cell>
          <table:table-cell table:style-name="ce96" table:formula="of:=+[.D133]+[.K133]" office:value-type="float" office:value="-0.080171" calcext:value-type="float">
            <text:p>-0.080</text:p>
          </table:table-cell>
          <table:table-cell table:style-name="ce115" table:formula="of:=+[.E133]-[.J133]" office:value-type="float" office:value="-0.115971" calcext:value-type="float">
            <text:p>-0.116</text:p>
          </table:table-cell>
          <table:table-cell table:style-name="ce129" table:formula="of:=+[.F133]+[.L133]" office:value-type="float" office:value="0.00551300000000016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28869" calcext:value-type="float">
            <text:p>-0.028869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468494" calcext:value-type="float">
            <text:p>-0.468494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33]" office:value-type="float" office:value="0" calcext:value-type="float">
            <text:p>0.000</text:p>
          </table:table-cell>
          <table:table-cell table:style-name="ce246" table:formula="of:=+[.AE13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33]" office:value-type="float" office:value="1" calcext:value-type="float">
            <text:p>1.000</text:p>
          </table:table-cell>
          <table:table-cell table:style-name="ce246" table:formula="of:=+[.AH13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R_FOOT</text:p>
          </table:table-cell>
          <table:table-cell table:style-name="ce59" office:value-type="string" calcext:value-type="string">
            <text:p>mAnkleLeft</text:p>
          </table:table-cell>
          <table:table-cell table:style-name="ce67"/>
          <table:table-cell table:style-name="ce73" table:formula="of:=+[.D133]+[.Q134]" office:value-type="float" office:value="-0.080171" calcext:value-type="float">
            <text:p>-0.080171</text:p>
          </table:table-cell>
          <table:table-cell table:style-name="ce81" table:formula="of:=+[.E133]-[.P134]" office:value-type="float" office:value="-0.080971" calcext:value-type="float">
            <text:p>-0.080971</text:p>
          </table:table-cell>
          <table:table-cell table:style-name="ce89" table:formula="of:=+[.F133]+[.R134]" office:value-type="float" office:value="0.0255130000000002" calcext:value-type="float">
            <text:p>0.025513</text:p>
          </table:table-cell>
          <table:table-cell table:style-name="ce97" table:formula="of:=+[.D134]+[.K134]" office:value-type="float" office:value="-0.080171" calcext:value-type="float">
            <text:p>-0.080</text:p>
          </table:table-cell>
          <table:table-cell table:style-name="ce119" table:formula="of:=+[.E134]-[.J134]" office:value-type="float" office:value="-0.169971" calcext:value-type="float">
            <text:p>-0.170</text:p>
          </table:table-cell>
          <table:table-cell table:style-name="ce130" table:formula="of:=+[.F134]+[.L134]" office:value-type="float" office:value="-0.000486999999999849" calcext:value-type="float">
            <text:p>0.000</text:p>
          </table:table-cell>
          <table:table-cell table:style-name="ce145" office:value-type="float" office:value="0.089" calcext:value-type="float">
            <text:p>0.089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026" calcext:value-type="float">
            <text:p>-0.026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77" calcext:value-type="float">
            <text:p>0.077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041" calcext:value-type="float">
            <text:p>-0.041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10" calcext:value-type="float">
            <text:p>1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245" office:value-type="float" office:value="0.13" calcext:value-type="float">
            <text:p>0.130</text:p>
          </table:table-cell>
          <table:table-cell table:number-columns-repeated="2" table:style-name="ce245" office:value-type="float" office:value="0.05" calcext:value-type="float">
            <text:p>0.05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10" calcext:value-type="float">
            <text:p>1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401" office:value-type="float" office:value="0.13" calcext:value-type="float">
            <text:p>0.1300</text:p>
          </table:table-cell>
          <table:table-cell table:number-columns-repeated="2" table:style-name="ce401" office:value-type="float" office:value="0.05" calcext:value-type="float">
            <text:p>0.05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10" calcext:value-type="float">
            <text:p>1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245" office:value-type="float" office:value="0.13" calcext:value-type="float">
            <text:p>0.130</text:p>
          </table:table-cell>
          <table:table-cell table:number-columns-repeated="2" table:style-name="ce245" office:value-type="float" office:value="0.05" calcext:value-type="float">
            <text:p>0.050</text:p>
          </table:table-cell>
          <table:table-cell table:style-name="ce222" table:formula="of:=+[.AF134]" office:value-type="float" office:value="10" calcext:value-type="float">
            <text:p>10.000</text:p>
          </table:table-cell>
          <table:table-cell table:style-name="ce242" table:formula="of:=+[.AE134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34]" office:value-type="float" office:value="0.05" calcext:value-type="float">
            <text:p>0.050</text:p>
          </table:table-cell>
          <table:table-cell table:style-name="ce242" table:formula="of:=+[.AH134]" office:value-type="float" office:value="0.13" calcext:value-type="float">
            <text:p>0.13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FootRight</text:p>
          </table:table-cell>
          <table:table-cell table:style-name="ce60" office:value-type="string" calcext:value-type="string">
            <text:p>mAnkl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3]+[.N135]" office:value-type="float" office:value="-0.080171" calcext:value-type="float">
            <text:p>-0.080171</text:p>
          </table:table-cell>
          <table:table-cell table:style-name="ce80" table:formula="of:=+[.E133]-[.M135]" office:value-type="float" office:value="-0.115927" calcext:value-type="float">
            <text:p>-0.115927</text:p>
          </table:table-cell>
          <table:table-cell table:style-name="ce88" table:formula="of:=+[.F133]+[.O135]" office:value-type="float" office:value="0.00587600000000016" calcext:value-type="float">
            <text:p>0.005876</text:p>
          </table:table-cell>
          <table:table-cell table:style-name="ce96" table:formula="of:=+[.D135]+[.K135]" office:value-type="float" office:value="-0.090171" calcext:value-type="float">
            <text:p>-0.090</text:p>
          </table:table-cell>
          <table:table-cell table:style-name="ce115" table:formula="of:=+[.E135]-[.J135]" office:value-type="float" office:value="-0.220927" calcext:value-type="float">
            <text:p>-0.221</text:p>
          </table:table-cell>
          <table:table-cell table:style-name="ce129" table:formula="of:=+[.F135]+[.L135]" office:value-type="float" office:value="0.00587600000000016" calcext:value-type="float">
            <text:p>0.006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-0.01" calcext:value-type="float">
            <text:p>-0.01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193" office:value-type="float" office:value="-0.060637" calcext:value-type="float">
            <text:p>-0.060637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35]" office:value-type="float" office:value="0" calcext:value-type="float">
            <text:p>0.000</text:p>
          </table:table-cell>
          <table:table-cell table:style-name="ce246" table:formula="of:=+[.AE13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35]" office:value-type="float" office:value="1" calcext:value-type="float">
            <text:p>1.000</text:p>
          </table:table-cell>
          <table:table-cell table:style-name="ce246" table:formula="of:=+[.AH13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ToeRight</text:p>
          </table:table-cell>
          <table:table-cell table:style-name="ce57" office:value-type="string" calcext:value-type="string">
            <text:p>mFoo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135]+[.N136]" office:value-type="float" office:value="-0.090579" calcext:value-type="float">
            <text:p>-0.090579</text:p>
          </table:table-cell>
          <table:table-cell table:style-name="ce80" table:formula="of:=+[.E135]-[.M136]" office:value-type="float" office:value="-0.221326" calcext:value-type="float">
            <text:p>-0.221326</text:p>
          </table:table-cell>
          <table:table-cell table:style-name="ce88" table:formula="of:=+[.F135]+[.O136]" office:value-type="float" office:value="0.00577200000000016" calcext:value-type="float">
            <text:p>0.005772</text:p>
          </table:table-cell>
          <table:table-cell table:style-name="ce96" table:formula="of:=+[.D136]+[.K136]" office:value-type="float" office:value="-0.090579" calcext:value-type="float">
            <text:p>-0.091</text:p>
          </table:table-cell>
          <table:table-cell table:style-name="ce115" table:formula="of:=+[.E136]-[.J136]" office:value-type="float" office:value="-0.241326" calcext:value-type="float">
            <text:p>-0.241</text:p>
          </table:table-cell>
          <table:table-cell table:style-name="ce129" table:formula="of:=+[.F136]+[.L136]" office:value-type="float" office:value="0.00577200000000016" calcext:value-type="float">
            <text:p>0.006</text:p>
          </table:table-cell>
          <table:table-cell table:style-name="ce136" office:value-type="float" office:value="0.02" calcext:value-type="float">
            <text:p>0.02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05399" calcext:value-type="float">
            <text:p>0.105399</text:p>
          </table:table-cell>
          <table:table-cell table:style-name="ce180" office:value-type="float" office:value="-0.010408" calcext:value-type="float">
            <text:p>-0.010408</text:p>
          </table:table-cell>
          <table:table-cell table:style-name="ce190" office:value-type="float" office:value="-0.000104" calcext:value-type="float">
            <text:p>-0.000104</text:p>
          </table:table-cell>
          <table:table-cell table:style-name="ce211" office:value-type="float" office:value="0.109" calcext:value-type="float">
            <text:p>0.109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36]" office:value-type="float" office:value="0" calcext:value-type="float">
            <text:p>0.000</text:p>
          </table:table-cell>
          <table:table-cell table:style-name="ce246" table:formula="of:=+[.AE13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36]" office:value-type="float" office:value="1" calcext:value-type="float">
            <text:p>1.000</text:p>
          </table:table-cell>
          <table:table-cell table:style-name="ce246" table:formula="of:=+[.AH13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ipLeft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37]" office:value-type="float" office:value="0.126765" calcext:value-type="float">
            <text:p>0.126765</text:p>
          </table:table-cell>
          <table:table-cell table:style-name="ce225" table:formula="of:=+[.E$2]-[.M137]" office:value-type="float" office:value="-0.033757" calcext:value-type="float">
            <text:p>-0.033757</text:p>
          </table:table-cell>
          <table:table-cell table:style-name="ce235" table:formula="of:=+[.F$2]+[.O137]" office:value-type="float" office:value="1.026017" calcext:value-type="float">
            <text:p>1.026017</text:p>
          </table:table-cell>
          <table:table-cell table:style-name="ce96" table:formula="of:=+[.D137]+[.K137]" office:value-type="float" office:value="0.080765" calcext:value-type="float">
            <text:p>0.081</text:p>
          </table:table-cell>
          <table:table-cell table:style-name="ce115" table:formula="of:=+[.E137]-[.J137]" office:value-type="float" office:value="-0.032757" calcext:value-type="float">
            <text:p>-0.033</text:p>
          </table:table-cell>
          <table:table-cell table:style-name="ce129" table:formula="of:=+[.F137]+[.L137]" office:value-type="float" office:value="0.535017" calcext:value-type="float">
            <text:p>0.535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278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291" office:value-type="float" office:value="0.033757" calcext:value-type="float">
            <text:p>0.033757</text:p>
          </table:table-cell>
          <table:table-cell table:style-name="ce298" office:value-type="float" office:value="0.126765" calcext:value-type="float">
            <text:p>0.126765</text:p>
          </table:table-cell>
          <table:table-cell table:style-name="ce305" office:value-type="float" office:value="-0.040998" calcext:value-type="float">
            <text:p>-0.040998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331" office:value-type="float" office:value="0.127" calcext:value-type="float">
            <text:p>0.127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37]" office:value-type="float" office:value="0" calcext:value-type="float">
            <text:p>0.000</text:p>
          </table:table-cell>
          <table:table-cell table:style-name="ce246" table:formula="of:=+[.AE13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37]" office:value-type="float" office:value="1" calcext:value-type="float">
            <text:p>1.000</text:p>
          </table:table-cell>
          <table:table-cell table:style-name="ce246" table:formula="of:=+[.AH13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L_UPPER_LEG</text:p>
          </table:table-cell>
          <table:table-cell table:style-name="ce59" office:value-type="string" calcext:value-type="string">
            <text:p>mHipRight</text:p>
          </table:table-cell>
          <table:table-cell table:style-name="ce67"/>
          <table:table-cell table:style-name="ce73" table:formula="of:=+[.D137]+[.Q138]" office:value-type="float" office:value="0.076765" calcext:value-type="float">
            <text:p>0.076765</text:p>
          </table:table-cell>
          <table:table-cell table:style-name="ce81" table:formula="of:=+[.E137]-[.P138]" office:value-type="float" office:value="-0.013757" calcext:value-type="float">
            <text:p>-0.013757</text:p>
          </table:table-cell>
          <table:table-cell table:style-name="ce89" table:formula="of:=+[.F137]+[.R138]" office:value-type="float" office:value="0.806017" calcext:value-type="float">
            <text:p>0.806017</text:p>
          </table:table-cell>
          <table:table-cell table:style-name="ce97" table:formula="of:=+[.D138]+[.K138]" office:value-type="float" office:value="0.076765" calcext:value-type="float">
            <text:p>0.077</text:p>
          </table:table-cell>
          <table:table-cell table:style-name="ce119" table:formula="of:=+[.E138]-[.J138]" office:value-type="float" office:value="-0.013757" calcext:value-type="float">
            <text:p>-0.014</text:p>
          </table:table-cell>
          <table:table-cell table:style-name="ce130" table:formula="of:=+[.F138]+[.L138]" office:value-type="float" office:value="0.606017" calcext:value-type="float">
            <text:p>0.606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2" calcext:value-type="float">
            <text:p>-0.2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-0.05" calcext:value-type="float">
            <text:p>-0.050</text:p>
          </table:table-cell>
          <table:table-cell table:style-name="ce319" office:value-type="float" office:value="-0.22" calcext:value-type="float">
            <text:p>-0.2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245" office:value-type="float" office:value="0.09" calcext:value-type="float">
            <text:p>0.090</text:p>
          </table:table-cell>
          <table:table-cell table:style-name="ce245" office:value-type="float" office:value="0.32" calcext:value-type="float">
            <text:p>0.32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2" table:style-name="ce401" office:value-type="float" office:value="0.09" calcext:value-type="float">
            <text:p>0.0900</text:p>
          </table:table-cell>
          <table:table-cell table:style-name="ce401" office:value-type="float" office:value="0.32" calcext:value-type="float">
            <text:p>0.32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2" table:style-name="ce245" office:value-type="float" office:value="0.09" calcext:value-type="float">
            <text:p>0.090</text:p>
          </table:table-cell>
          <table:table-cell table:style-name="ce245" office:value-type="float" office:value="0.32" calcext:value-type="float">
            <text:p>0.320</text:p>
          </table:table-cell>
          <table:table-cell table:style-name="ce222" table:formula="of:=+[.AF138]" office:value-type="float" office:value="0" calcext:value-type="float">
            <text:p>0.000</text:p>
          </table:table-cell>
          <table:table-cell table:style-name="ce242" table:formula="of:=+[.AE138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38]" office:value-type="float" office:value="0.09" calcext:value-type="float">
            <text:p>0.090</text:p>
          </table:table-cell>
          <table:table-cell table:style-name="ce242" table:formula="of:=+[.AH138]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KneeLeft</text:p>
          </table:table-cell>
          <table:table-cell table:style-name="ce60" office:value-type="string" calcext:value-type="string">
            <text:p>mHip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7]+[.N139]" office:value-type="float" office:value="0.081197" calcext:value-type="float">
            <text:p>0.081197</text:p>
          </table:table-cell>
          <table:table-cell table:style-name="ce80" table:formula="of:=+[.E$137]-[.M139]" office:value-type="float" office:value="-0.03287" calcext:value-type="float">
            <text:p>-0.032870</text:p>
          </table:table-cell>
          <table:table-cell table:style-name="ce88" table:formula="of:=+[.F$137]+[.O139]" office:value-type="float" office:value="0.534964" calcext:value-type="float">
            <text:p>0.534964</text:p>
          </table:table-cell>
          <table:table-cell table:style-name="ce96" table:formula="of:=+[.D139]+[.K139]" office:value-type="float" office:value="0.082197" calcext:value-type="float">
            <text:p>0.082</text:p>
          </table:table-cell>
          <table:table-cell table:style-name="ce115" table:formula="of:=+[.E139]-[.J139]" office:value-type="float" office:value="-0.00386999999999999" calcext:value-type="float">
            <text:p>-0.004</text:p>
          </table:table-cell>
          <table:table-cell table:style-name="ce129" table:formula="of:=+[.F139]+[.L139]" office:value-type="float" office:value="0.065964" calcext:value-type="float">
            <text:p>0.066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.001" calcext:value-type="float">
            <text:p>0.001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177" office:value-type="float" office:value="-0.000887" calcext:value-type="float">
            <text:p>-0.000887</text:p>
          </table:table-cell>
          <table:table-cell table:style-name="ce183" office:value-type="float" office:value="-0.045568" calcext:value-type="float">
            <text:p>-0.045568</text:p>
          </table:table-cell>
          <table:table-cell table:style-name="ce193" office:value-type="float" office:value="-0.491053" calcext:value-type="float">
            <text:p>-0.491053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6" calcext:value-type="float">
            <text:p>-0.046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39]" office:value-type="float" office:value="0" calcext:value-type="float">
            <text:p>0.000</text:p>
          </table:table-cell>
          <table:table-cell table:style-name="ce246" table:formula="of:=+[.AE13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39]" office:value-type="float" office:value="1" calcext:value-type="float">
            <text:p>1.000</text:p>
          </table:table-cell>
          <table:table-cell table:style-name="ce246" table:formula="of:=+[.AH13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L_LOWER_LEG</text:p>
          </table:table-cell>
          <table:table-cell table:style-name="ce59" office:value-type="string" calcext:value-type="string">
            <text:p>mKneeRight</text:p>
          </table:table-cell>
          <table:table-cell table:style-name="ce67"/>
          <table:table-cell table:style-name="ce73" table:formula="of:=+[.D139]+[.Q140]" office:value-type="float" office:value="0.081197" calcext:value-type="float">
            <text:p>0.081197</text:p>
          </table:table-cell>
          <table:table-cell table:style-name="ce81" table:formula="of:=+[.E139]-[.P140]" office:value-type="float" office:value="-0.01287" calcext:value-type="float">
            <text:p>-0.012870</text:p>
          </table:table-cell>
          <table:table-cell table:style-name="ce89" table:formula="of:=+[.F139]+[.R140]" office:value-type="float" office:value="0.334964" calcext:value-type="float">
            <text:p>0.334964</text:p>
          </table:table-cell>
          <table:table-cell table:style-name="ce97" table:formula="of:=+[.D140]+[.K140]" office:value-type="float" office:value="0.081197" calcext:value-type="float">
            <text:p>0.081</text:p>
          </table:table-cell>
          <table:table-cell table:style-name="ce119" table:formula="of:=+[.E140]-[.J140]" office:value-type="float" office:value="-0.00287" calcext:value-type="float">
            <text:p>-0.003</text:p>
          </table:table-cell>
          <table:table-cell table:style-name="ce130" table:formula="of:=+[.F140]+[.L140]" office:value-type="float" office:value="0.184964" calcext:value-type="float">
            <text:p>0.185</text:p>
          </table:table-cell>
          <table:table-cell table:style-name="ce145" office:value-type="float" office:value="-0.01" calcext:value-type="float">
            <text:p>-0.01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15" calcext:value-type="float">
            <text:p>-0.15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2" calcext:value-type="float">
            <text:p>-0.20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245" office:value-type="float" office:value="0.06" calcext:value-type="float">
            <text:p>0.060</text:p>
          </table:table-cell>
          <table:table-cell table:style-name="ce245" office:value-type="float" office:value="0.25" calcext:value-type="float">
            <text:p>0.25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2" table:style-name="ce401" office:value-type="float" office:value="0.06" calcext:value-type="float">
            <text:p>0.0600</text:p>
          </table:table-cell>
          <table:table-cell table:style-name="ce401" office:value-type="float" office:value="0.25" calcext:value-type="float">
            <text:p>0.25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2" table:style-name="ce245" office:value-type="float" office:value="0.06" calcext:value-type="float">
            <text:p>0.060</text:p>
          </table:table-cell>
          <table:table-cell table:style-name="ce245" office:value-type="float" office:value="0.25" calcext:value-type="float">
            <text:p>0.250</text:p>
          </table:table-cell>
          <table:table-cell table:style-name="ce222" table:formula="of:=+[.AF140]" office:value-type="float" office:value="0" calcext:value-type="float">
            <text:p>0.000</text:p>
          </table:table-cell>
          <table:table-cell table:style-name="ce242" table:formula="of:=+[.AE140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40]" office:value-type="float" office:value="0.06" calcext:value-type="float">
            <text:p>0.060</text:p>
          </table:table-cell>
          <table:table-cell table:style-name="ce242" table:formula="of:=+[.AH140]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AnkleLeft</text:p>
          </table:table-cell>
          <table:table-cell table:style-name="ce60" office:value-type="string" calcext:value-type="string">
            <text:p>mKne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9]+[.N141]" office:value-type="float" office:value="0.082575" calcext:value-type="float">
            <text:p>0.082575</text:p>
          </table:table-cell>
          <table:table-cell table:style-name="ce80" table:formula="of:=+[.E$139]-[.M141]" office:value-type="float" office:value="-0.003983" calcext:value-type="float">
            <text:p>-0.003983</text:p>
          </table:table-cell>
          <table:table-cell table:style-name="ce88" table:formula="of:=+[.F$139]+[.O141]" office:value-type="float" office:value="0.066515" calcext:value-type="float">
            <text:p>0.066515</text:p>
          </table:table-cell>
          <table:table-cell table:style-name="ce96" table:formula="of:=+[.D141]+[.K141]" office:value-type="float" office:value="0.082575" calcext:value-type="float">
            <text:p>0.083</text:p>
          </table:table-cell>
          <table:table-cell table:style-name="ce115" table:formula="of:=+[.E141]-[.J141]" office:value-type="float" office:value="-0.115983" calcext:value-type="float">
            <text:p>-0.116</text:p>
          </table:table-cell>
          <table:table-cell table:style-name="ce129" table:formula="of:=+[.F141]+[.L141]" office:value-type="float" office:value="0.00551499999999999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28887" calcext:value-type="float">
            <text:p>-0.028887</text:p>
          </table:table-cell>
          <table:table-cell table:style-name="ce183" office:value-type="float" office:value="0.001378" calcext:value-type="float">
            <text:p>0.001378</text:p>
          </table:table-cell>
          <table:table-cell table:style-name="ce193" office:value-type="float" office:value="-0.468449" calcext:value-type="float">
            <text:p>-0.468449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246" office:value-type="float" office:value="0.001" calcext:value-type="float">
            <text:p>0.001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41]" office:value-type="float" office:value="0" calcext:value-type="float">
            <text:p>0.000</text:p>
          </table:table-cell>
          <table:table-cell table:style-name="ce246" table:formula="of:=+[.AE14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41]" office:value-type="float" office:value="1" calcext:value-type="float">
            <text:p>1.000</text:p>
          </table:table-cell>
          <table:table-cell table:style-name="ce246" table:formula="of:=+[.AH14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L_FOOT</text:p>
          </table:table-cell>
          <table:table-cell table:style-name="ce59" office:value-type="string" calcext:value-type="string">
            <text:p>mAnkleRight</text:p>
          </table:table-cell>
          <table:table-cell table:style-name="ce67"/>
          <table:table-cell table:style-name="ce73" table:formula="of:=+[.D141]+[.Q142]" office:value-type="float" office:value="0.082575" calcext:value-type="float">
            <text:p>0.082575</text:p>
          </table:table-cell>
          <table:table-cell table:style-name="ce81" table:formula="of:=+[.E141]-[.P142]" office:value-type="float" office:value="-0.080983" calcext:value-type="float">
            <text:p>-0.080983</text:p>
          </table:table-cell>
          <table:table-cell table:style-name="ce89" table:formula="of:=+[.F141]+[.R142]" office:value-type="float" office:value="0.025515" calcext:value-type="float">
            <text:p>0.025515</text:p>
          </table:table-cell>
          <table:table-cell table:style-name="ce97" table:formula="of:=+[.D142]+[.K142]" office:value-type="float" office:value="0.082575" calcext:value-type="float">
            <text:p>0.083</text:p>
          </table:table-cell>
          <table:table-cell table:style-name="ce119" table:formula="of:=+[.E142]-[.J142]" office:value-type="float" office:value="-0.169983" calcext:value-type="float">
            <text:p>-0.170</text:p>
          </table:table-cell>
          <table:table-cell table:style-name="ce130" table:formula="of:=+[.F142]+[.L142]" office:value-type="float" office:value="-0.000485000000000013" calcext:value-type="float">
            <text:p>0.000</text:p>
          </table:table-cell>
          <table:table-cell table:style-name="ce145" office:value-type="float" office:value="0.089" calcext:value-type="float">
            <text:p>0.089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026" calcext:value-type="float">
            <text:p>-0.026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77" calcext:value-type="float">
            <text:p>0.077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041" calcext:value-type="float">
            <text:p>-0.041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10" calcext:value-type="float">
            <text:p>1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245" office:value-type="float" office:value="0.13" calcext:value-type="float">
            <text:p>0.130</text:p>
          </table:table-cell>
          <table:table-cell table:number-columns-repeated="2" table:style-name="ce245" office:value-type="float" office:value="0.05" calcext:value-type="float">
            <text:p>0.05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10" calcext:value-type="float">
            <text:p>1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401" office:value-type="float" office:value="0.13" calcext:value-type="float">
            <text:p>0.1300</text:p>
          </table:table-cell>
          <table:table-cell table:number-columns-repeated="2" table:style-name="ce401" office:value-type="float" office:value="0.05" calcext:value-type="float">
            <text:p>0.05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10" calcext:value-type="float">
            <text:p>1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245" office:value-type="float" office:value="0.13" calcext:value-type="float">
            <text:p>0.130</text:p>
          </table:table-cell>
          <table:table-cell table:number-columns-repeated="2" table:style-name="ce245" office:value-type="float" office:value="0.05" calcext:value-type="float">
            <text:p>0.050</text:p>
          </table:table-cell>
          <table:table-cell table:style-name="ce222" table:formula="of:=+[.AF142]" office:value-type="float" office:value="10" calcext:value-type="float">
            <text:p>10.000</text:p>
          </table:table-cell>
          <table:table-cell table:style-name="ce242" table:formula="of:=+[.AE142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42]" office:value-type="float" office:value="0.05" calcext:value-type="float">
            <text:p>0.050</text:p>
          </table:table-cell>
          <table:table-cell table:style-name="ce242" table:formula="of:=+[.AH142]" office:value-type="float" office:value="0.13" calcext:value-type="float">
            <text:p>0.13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FootLeft</text:p>
          </table:table-cell>
          <table:table-cell table:style-name="ce60" office:value-type="string" calcext:value-type="string">
            <text:p>mAnkl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1]+[.N143]" office:value-type="float" office:value="0.082575" calcext:value-type="float">
            <text:p>0.082575</text:p>
          </table:table-cell>
          <table:table-cell table:style-name="ce80" table:formula="of:=+[.E141]-[.M143]" office:value-type="float" office:value="-0.115939" calcext:value-type="float">
            <text:p>-0.115939</text:p>
          </table:table-cell>
          <table:table-cell table:style-name="ce88" table:formula="of:=+[.F141]+[.O143]" office:value-type="float" office:value="0.00589499999999998" calcext:value-type="float">
            <text:p>0.005895</text:p>
          </table:table-cell>
          <table:table-cell table:style-name="ce96" table:formula="of:=+[.D143]+[.K143]" office:value-type="float" office:value="0.090575" calcext:value-type="float">
            <text:p>0.091</text:p>
          </table:table-cell>
          <table:table-cell table:style-name="ce115" table:formula="of:=+[.E143]-[.J143]" office:value-type="float" office:value="-0.220939" calcext:value-type="float">
            <text:p>-0.221</text:p>
          </table:table-cell>
          <table:table-cell table:style-name="ce129" table:formula="of:=+[.F143]+[.L143]" office:value-type="float" office:value="0.00689499999999998" calcext:value-type="float">
            <text:p>0.007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0.008" calcext:value-type="float">
            <text:p>0.008</text:p>
          </table:table-cell>
          <table:table-cell table:style-name="ce170" office:value-type="float" office:value="0.001" calcext:value-type="float">
            <text:p>0.001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193" office:value-type="float" office:value="-0.06062" calcext:value-type="float">
            <text:p>-0.06062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43]" office:value-type="float" office:value="0" calcext:value-type="float">
            <text:p>0.000</text:p>
          </table:table-cell>
          <table:table-cell table:style-name="ce246" table:formula="of:=+[.AE14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43]" office:value-type="float" office:value="1" calcext:value-type="float">
            <text:p>1.000</text:p>
          </table:table-cell>
          <table:table-cell table:style-name="ce246" table:formula="of:=+[.AH14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ToeLeft</text:p>
          </table:table-cell>
          <table:table-cell table:style-name="ce57" office:value-type="string" calcext:value-type="string">
            <text:p>mFootRigh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143]+[.N144]" office:value-type="float" office:value="0.090845" calcext:value-type="float">
            <text:p>0.090845</text:p>
          </table:table-cell>
          <table:table-cell table:style-name="ce80" table:formula="of:=+[.E143]-[.M144]" office:value-type="float" office:value="-0.221326" calcext:value-type="float">
            <text:p>-0.221326</text:p>
          </table:table-cell>
          <table:table-cell table:style-name="ce88" table:formula="of:=+[.F143]+[.O144]" office:value-type="float" office:value="0.00676599999999998" calcext:value-type="float">
            <text:p>0.006766</text:p>
          </table:table-cell>
          <table:table-cell table:style-name="ce96" table:formula="of:=+[.D144]+[.K144]" office:value-type="float" office:value="0.090845" calcext:value-type="float">
            <text:p>0.091</text:p>
          </table:table-cell>
          <table:table-cell table:style-name="ce115" table:formula="of:=+[.E144]-[.J144]" office:value-type="float" office:value="-0.241326" calcext:value-type="float">
            <text:p>-0.241</text:p>
          </table:table-cell>
          <table:table-cell table:style-name="ce129" table:formula="of:=+[.F144]+[.L144]" office:value-type="float" office:value="0.00676599999999998" calcext:value-type="float">
            <text:p>0.007</text:p>
          </table:table-cell>
          <table:table-cell table:style-name="ce136" office:value-type="float" office:value="0.02" calcext:value-type="float">
            <text:p>0.02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05387" calcext:value-type="float">
            <text:p>0.105387</text:p>
          </table:table-cell>
          <table:table-cell table:style-name="ce180" office:value-type="float" office:value="0.00827" calcext:value-type="float">
            <text:p>0.008270</text:p>
          </table:table-cell>
          <table:table-cell table:style-name="ce190" office:value-type="float" office:value="0.000871" calcext:value-type="float">
            <text:p>0.000871</text:p>
          </table:table-cell>
          <table:table-cell table:style-name="ce211" office:value-type="float" office:value="0.109" calcext:value-type="float">
            <text:p>0.109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44]" office:value-type="float" office:value="0" calcext:value-type="float">
            <text:p>0.000</text:p>
          </table:table-cell>
          <table:table-cell table:style-name="ce246" table:formula="of:=+[.AE14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44]" office:value-type="float" office:value="1" calcext:value-type="float">
            <text:p>1.000</text:p>
          </table:table-cell>
          <table:table-cell table:style-name="ce246" table:formula="of:=+[.AH14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Tail1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45]" office:value-type="float" office:value="0" calcext:value-type="float">
            <text:p>0.000000</text:p>
          </table:table-cell>
          <table:table-cell table:style-name="ce225" table:formula="of:=+[.E$2]-[.M145]" office:value-type="float" office:value="0.116" calcext:value-type="float">
            <text:p>0.116000</text:p>
          </table:table-cell>
          <table:table-cell table:style-name="ce235" table:formula="of:=+[.F$2]+[.O145]" office:value-type="float" office:value="1.114015" calcext:value-type="float">
            <text:p>1.114015</text:p>
          </table:table-cell>
          <table:table-cell table:style-name="ce96" table:formula="of:=+[.D145]+[.K145]" office:value-type="float" office:value="0" calcext:value-type="float">
            <text:p>0.000</text:p>
          </table:table-cell>
          <table:table-cell table:style-name="ce115" table:formula="of:=+[.E145]-[.J145]" office:value-type="float" office:value="0.313" calcext:value-type="float">
            <text:p>0.313</text:p>
          </table:table-cell>
          <table:table-cell table:style-name="ce129" table:formula="of:=+[.F145]+[.L145]" office:value-type="float" office:value="1.114015" calcext:value-type="float">
            <text:p>1.114</text:p>
          </table:table-cell>
          <table:table-cell table:style-name="ce146" office:value-type="float" office:value="-0.197" calcext:value-type="float">
            <text:p>-0.19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6" calcext:value-type="float">
            <text:p>-0.116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47" calcext:value-type="float">
            <text:p>0.047000</text:p>
          </table:table-cell>
          <table:table-cell table:style-name="ce237" office:value-type="float" office:value="-0.116" calcext:value-type="float">
            <text:p>-0.116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7" calcext:value-type="float">
            <text:p>0.04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45]" office:value-type="float" office:value="0" calcext:value-type="float">
            <text:p>0.000</text:p>
          </table:table-cell>
          <table:table-cell table:style-name="ce246" table:formula="of:=+[.AE14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45]" office:value-type="float" office:value="1" calcext:value-type="float">
            <text:p>1.000</text:p>
          </table:table-cell>
          <table:table-cell table:style-name="ce246" table:formula="of:=+[.AH14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Tail2</text:p>
          </table:table-cell>
          <table:table-cell table:style-name="ce57" office:value-type="string" calcext:value-type="string">
            <text:p>mTail1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45]+[.N146]" office:value-type="float" office:value="0" calcext:value-type="float">
            <text:p>0.000000</text:p>
          </table:table-cell>
          <table:table-cell table:style-name="ce80" table:formula="of:=+[.E145]-[.M146]" office:value-type="float" office:value="0.313" calcext:value-type="float">
            <text:p>0.313000</text:p>
          </table:table-cell>
          <table:table-cell table:style-name="ce88" table:formula="of:=+[.F145]+[.O146]" office:value-type="float" office:value="1.114015" calcext:value-type="float">
            <text:p>1.114015</text:p>
          </table:table-cell>
          <table:table-cell table:style-name="ce96" table:formula="of:=+[.D146]+[.K146]" office:value-type="float" office:value="0" calcext:value-type="float">
            <text:p>0.000</text:p>
          </table:table-cell>
          <table:table-cell table:style-name="ce115" table:formula="of:=+[.E146]-[.J146]" office:value-type="float" office:value="0.481" calcext:value-type="float">
            <text:p>0.481</text:p>
          </table:table-cell>
          <table:table-cell table:style-name="ce129" table:formula="of:=+[.F146]+[.L146]" office:value-type="float" office:value="1.114015" calcext:value-type="float">
            <text:p>1.114</text:p>
          </table:table-cell>
          <table:table-cell table:style-name="ce136" office:value-type="float" office:value="-0.168" calcext:value-type="float">
            <text:p>-0.168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97" calcext:value-type="float">
            <text:p>-0.197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97" calcext:value-type="float">
            <text:p>-0.197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46]" office:value-type="float" office:value="0" calcext:value-type="float">
            <text:p>0.000</text:p>
          </table:table-cell>
          <table:table-cell table:style-name="ce246" table:formula="of:=+[.AE14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46]" office:value-type="float" office:value="1" calcext:value-type="float">
            <text:p>1.000</text:p>
          </table:table-cell>
          <table:table-cell table:style-name="ce246" table:formula="of:=+[.AH14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Tail3</text:p>
          </table:table-cell>
          <table:table-cell table:style-name="ce60" office:value-type="string" calcext:value-type="string">
            <text:p>mTail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6]+[.N147]" office:value-type="float" office:value="0" calcext:value-type="float">
            <text:p>0.000000</text:p>
          </table:table-cell>
          <table:table-cell table:style-name="ce80" table:formula="of:=+[.E146]-[.M147]" office:value-type="float" office:value="0.481" calcext:value-type="float">
            <text:p>0.481000</text:p>
          </table:table-cell>
          <table:table-cell table:style-name="ce88" table:formula="of:=+[.F146]+[.O147]" office:value-type="float" office:value="1.114015" calcext:value-type="float">
            <text:p>1.114015</text:p>
          </table:table-cell>
          <table:table-cell table:style-name="ce96" table:formula="of:=+[.D147]+[.K147]" office:value-type="float" office:value="0" calcext:value-type="float">
            <text:p>0.000</text:p>
          </table:table-cell>
          <table:table-cell table:style-name="ce115" table:formula="of:=+[.E147]-[.J147]" office:value-type="float" office:value="0.623" calcext:value-type="float">
            <text:p>0.623</text:p>
          </table:table-cell>
          <table:table-cell table:style-name="ce129" table:formula="of:=+[.F147]+[.L147]" office:value-type="float" office:value="1.114015" calcext:value-type="float">
            <text:p>1.114</text:p>
          </table:table-cell>
          <table:table-cell table:style-name="ce146" office:value-type="float" office:value="-0.142" calcext:value-type="float">
            <text:p>-0.14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47]" office:value-type="float" office:value="0" calcext:value-type="float">
            <text:p>0.000</text:p>
          </table:table-cell>
          <table:table-cell table:style-name="ce246" table:formula="of:=+[.AE14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47]" office:value-type="float" office:value="1" calcext:value-type="float">
            <text:p>1.000</text:p>
          </table:table-cell>
          <table:table-cell table:style-name="ce246" table:formula="of:=+[.AH14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Tail4</text:p>
          </table:table-cell>
          <table:table-cell table:style-name="ce57" office:value-type="string" calcext:value-type="string">
            <text:p>mTail3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47]+[.N148]" office:value-type="float" office:value="0" calcext:value-type="float">
            <text:p>0.000000</text:p>
          </table:table-cell>
          <table:table-cell table:style-name="ce80" table:formula="of:=+[.E147]-[.M148]" office:value-type="float" office:value="0.623" calcext:value-type="float">
            <text:p>0.623000</text:p>
          </table:table-cell>
          <table:table-cell table:style-name="ce88" table:formula="of:=+[.F147]+[.O148]" office:value-type="float" office:value="1.114015" calcext:value-type="float">
            <text:p>1.114015</text:p>
          </table:table-cell>
          <table:table-cell table:style-name="ce96" table:formula="of:=+[.D148]+[.K148]" office:value-type="float" office:value="0" calcext:value-type="float">
            <text:p>0.000</text:p>
          </table:table-cell>
          <table:table-cell table:style-name="ce115" table:formula="of:=+[.E148]-[.J148]" office:value-type="float" office:value="0.735" calcext:value-type="float">
            <text:p>0.735</text:p>
          </table:table-cell>
          <table:table-cell table:style-name="ce129" table:formula="of:=+[.F148]+[.L148]" office:value-type="float" office:value="1.114015" calcext:value-type="float">
            <text:p>1.114</text:p>
          </table:table-cell>
          <table:table-cell table:style-name="ce136" office:value-type="float" office:value="-0.112" calcext:value-type="float">
            <text:p>-0.112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42" calcext:value-type="float">
            <text:p>-0.14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42" calcext:value-type="float">
            <text:p>-0.14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48]" office:value-type="float" office:value="0" calcext:value-type="float">
            <text:p>0.000</text:p>
          </table:table-cell>
          <table:table-cell table:style-name="ce246" table:formula="of:=+[.AE14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48]" office:value-type="float" office:value="1" calcext:value-type="float">
            <text:p>1.000</text:p>
          </table:table-cell>
          <table:table-cell table:style-name="ce246" table:formula="of:=+[.AH14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Tail5</text:p>
          </table:table-cell>
          <table:table-cell table:style-name="ce60" office:value-type="string" calcext:value-type="string">
            <text:p>mTail4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8]+[.N149]" office:value-type="float" office:value="0" calcext:value-type="float">
            <text:p>0.000000</text:p>
          </table:table-cell>
          <table:table-cell table:style-name="ce80" table:formula="of:=+[.E148]-[.M149]" office:value-type="float" office:value="0.735" calcext:value-type="float">
            <text:p>0.735000</text:p>
          </table:table-cell>
          <table:table-cell table:style-name="ce88" table:formula="of:=+[.F148]+[.O149]" office:value-type="float" office:value="1.114015" calcext:value-type="float">
            <text:p>1.114015</text:p>
          </table:table-cell>
          <table:table-cell table:style-name="ce96" table:formula="of:=+[.D149]+[.K149]" office:value-type="float" office:value="0" calcext:value-type="float">
            <text:p>0.000</text:p>
          </table:table-cell>
          <table:table-cell table:style-name="ce115" table:formula="of:=+[.E149]-[.J149]" office:value-type="float" office:value="0.829" calcext:value-type="float">
            <text:p>0.829</text:p>
          </table:table-cell>
          <table:table-cell table:style-name="ce129" table:formula="of:=+[.F149]+[.L149]" office:value-type="float" office:value="1.114015" calcext:value-type="float">
            <text:p>1.114</text:p>
          </table:table-cell>
          <table:table-cell table:style-name="ce146" office:value-type="float" office:value="-0.094" calcext:value-type="float">
            <text:p>-0.09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2" calcext:value-type="float">
            <text:p>-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12" calcext:value-type="float">
            <text:p>-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49]" office:value-type="float" office:value="0" calcext:value-type="float">
            <text:p>0.000</text:p>
          </table:table-cell>
          <table:table-cell table:style-name="ce246" table:formula="of:=+[.AE14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49]" office:value-type="float" office:value="1" calcext:value-type="float">
            <text:p>1.000</text:p>
          </table:table-cell>
          <table:table-cell table:style-name="ce246" table:formula="of:=+[.AH14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Tail6</text:p>
          </table:table-cell>
          <table:table-cell table:style-name="ce57" office:value-type="string" calcext:value-type="string">
            <text:p>mTail5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49]+[.N150]" office:value-type="float" office:value="0" calcext:value-type="float">
            <text:p>0.000000</text:p>
          </table:table-cell>
          <table:table-cell table:style-name="ce80" table:formula="of:=+[.E149]-[.M150]" office:value-type="float" office:value="0.829" calcext:value-type="float">
            <text:p>0.829000</text:p>
          </table:table-cell>
          <table:table-cell table:style-name="ce88" table:formula="of:=+[.F149]+[.O150]" office:value-type="float" office:value="1.114015" calcext:value-type="float">
            <text:p>1.114015</text:p>
          </table:table-cell>
          <table:table-cell table:style-name="ce96" table:formula="of:=+[.D150]+[.K150]" office:value-type="float" office:value="0" calcext:value-type="float">
            <text:p>0.000</text:p>
          </table:table-cell>
          <table:table-cell table:style-name="ce115" table:formula="of:=+[.E150]-[.J150]" office:value-type="float" office:value="0.918" calcext:value-type="float">
            <text:p>0.918</text:p>
          </table:table-cell>
          <table:table-cell table:style-name="ce129" table:formula="of:=+[.F150]+[.L150]" office:value-type="float" office:value="1.114015" calcext:value-type="float">
            <text:p>1.114</text:p>
          </table:table-cell>
          <table:table-cell table:style-name="ce136" office:value-type="float" office:value="-0.089" calcext:value-type="float">
            <text:p>-0.089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094" calcext:value-type="float">
            <text:p>-0.094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094" calcext:value-type="float">
            <text:p>-0.094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50]" office:value-type="float" office:value="0" calcext:value-type="float">
            <text:p>0.000</text:p>
          </table:table-cell>
          <table:table-cell table:style-name="ce246" table:formula="of:=+[.AE15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50]" office:value-type="float" office:value="1" calcext:value-type="float">
            <text:p>1.000</text:p>
          </table:table-cell>
          <table:table-cell table:style-name="ce246" table:formula="of:=+[.AH15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Groin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51]" office:value-type="float" office:value="0" calcext:value-type="float">
            <text:p>0.000000</text:p>
          </table:table-cell>
          <table:table-cell table:style-name="ce225" table:formula="of:=+[.E$2]-[.M151]" office:value-type="float" office:value="-0.064" calcext:value-type="float">
            <text:p>-0.064000</text:p>
          </table:table-cell>
          <table:table-cell table:style-name="ce235" table:formula="of:=+[.F$2]+[.O151]" office:value-type="float" office:value="0.970015" calcext:value-type="float">
            <text:p>0.970015</text:p>
          </table:table-cell>
          <table:table-cell table:style-name="ce96" table:formula="of:=+[.D151]+[.K151]" office:value-type="float" office:value="0" calcext:value-type="float">
            <text:p>0.000</text:p>
          </table:table-cell>
          <table:table-cell table:style-name="ce115" table:formula="of:=+[.E151]-[.J151]" office:value-type="float" office:value="-0.068" calcext:value-type="float">
            <text:p>-0.068</text:p>
          </table:table-cell>
          <table:table-cell table:style-name="ce129" table:formula="of:=+[.F151]+[.L151]" office:value-type="float" office:value="0.904015" calcext:value-type="float">
            <text:p>0.904</text:p>
          </table:table-cell>
          <table:table-cell table:style-name="ce146" office:value-type="float" office:value="0.004" calcext:value-type="float">
            <text:p>0.00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6" calcext:value-type="float">
            <text:p>-0.066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97" calcext:value-type="float">
            <text:p>-0.097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97" calcext:value-type="float">
            <text:p>-0.09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51]" office:value-type="float" office:value="0" calcext:value-type="float">
            <text:p>0.000</text:p>
          </table:table-cell>
          <table:table-cell table:style-name="ce246" table:formula="of:=+[.AE15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51]" office:value-type="float" office:value="1" calcext:value-type="float">
            <text:p>1.000</text:p>
          </table:table-cell>
          <table:table-cell table:style-name="ce246" table:formula="of:=+[.AH15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indLimbRoot</text:p>
          </table:table-cell>
          <table:table-cell table:style-name="ce57" office:value-type="string" calcext:value-type="string">
            <text:p>mPelvis</text:p>
          </table:table-cell>
          <table:table-cell table:style-name="ce65" office:value-type="string" calcext:value-type="string">
            <text:p>"false"</text:p>
          </table:table-cell>
          <table:table-cell table:style-name="ce215" table:formula="of:=+[.D$2]+[.N152]" office:value-type="float" office:value="0" calcext:value-type="float">
            <text:p>0.000000</text:p>
          </table:table-cell>
          <table:table-cell table:style-name="ce225" table:formula="of:=+[.E$2]-[.M152]" office:value-type="float" office:value="0.2" calcext:value-type="float">
            <text:p>0.200000</text:p>
          </table:table-cell>
          <table:table-cell table:style-name="ce235" table:formula="of:=+[.F$2]+[.O152]" office:value-type="float" office:value="1.151015" calcext:value-type="float">
            <text:p>1.151015</text:p>
          </table:table-cell>
          <table:table-cell table:style-name="ce96" table:formula="of:=+[.D152]+[.K152]" office:value-type="float" office:value="0" calcext:value-type="float">
            <text:p>0.000</text:p>
          </table:table-cell>
          <table:table-cell table:style-name="ce115" table:formula="of:=+[.E152]-[.J152]" office:value-type="float" office:value="0.404" calcext:value-type="float">
            <text:p>0.404</text:p>
          </table:table-cell>
          <table:table-cell table:style-name="ce129" table:formula="of:=+[.F152]+[.L152]" office:value-type="float" office:value="1.151015" calcext:value-type="float">
            <text:p>1.151</text:p>
          </table:table-cell>
          <table:table-cell table:style-name="ce136" office:value-type="float" office:value="-0.204" calcext:value-type="float">
            <text:p>-0.20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2" calcext:value-type="float">
            <text:p>-0.2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084" calcext:value-type="float">
            <text:p>0.084000</text:p>
          </table:table-cell>
          <table:table-cell table:style-name="ce211" office:value-type="float" office:value="-0.2" calcext:value-type="float">
            <text:p>-0.2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084" calcext:value-type="float">
            <text:p>0.08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52]" office:value-type="float" office:value="0" calcext:value-type="float">
            <text:p>0.000</text:p>
          </table:table-cell>
          <table:table-cell table:style-name="ce246" table:formula="of:=+[.AE15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52]" office:value-type="float" office:value="1" calcext:value-type="float">
            <text:p>1.000</text:p>
          </table:table-cell>
          <table:table-cell table:style-name="ce246" table:formula="of:=+[.AH15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indLimb1Left</text:p>
          </table:table-cell>
          <table:table-cell table:style-name="ce60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3]" office:value-type="float" office:value="0.129" calcext:value-type="float">
            <text:p>0.129000</text:p>
          </table:table-cell>
          <table:table-cell table:style-name="ce80" table:formula="of:=+[.E$152]-[.M153]" office:value-type="float" office:value="0.404" calcext:value-type="float">
            <text:p>0.404000</text:p>
          </table:table-cell>
          <table:table-cell table:style-name="ce88" table:formula="of:=+[.F$152]+[.O153]" office:value-type="float" office:value="1.026015" calcext:value-type="float">
            <text:p>1.026015</text:p>
          </table:table-cell>
          <table:table-cell table:style-name="ce96" table:formula="of:=+[.D153]+[.K153]" office:value-type="float" office:value="0.083" calcext:value-type="float">
            <text:p>0.083</text:p>
          </table:table-cell>
          <table:table-cell table:style-name="ce115" table:formula="of:=+[.E153]-[.J153]" office:value-type="float" office:value="0.402" calcext:value-type="float">
            <text:p>0.402</text:p>
          </table:table-cell>
          <table:table-cell table:style-name="ce129" table:formula="of:=+[.F153]+[.L153]" office:value-type="float" office:value="0.535015" calcext:value-type="float">
            <text:p>0.53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0.129" calcext:value-type="float">
            <text:p>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0.129" calcext:value-type="float">
            <text:p>0.129</text:p>
          </table:table-cell>
          <table:table-cell table:style-name="ce333" office:value-type="float" office:value="-0.125" calcext:value-type="float">
            <text:p>-0.12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53]" office:value-type="float" office:value="0" calcext:value-type="float">
            <text:p>0.000</text:p>
          </table:table-cell>
          <table:table-cell table:style-name="ce246" table:formula="of:=+[.AE15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53]" office:value-type="float" office:value="1" calcext:value-type="float">
            <text:p>1.000</text:p>
          </table:table-cell>
          <table:table-cell table:style-name="ce246" table:formula="of:=+[.AH15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indLimb2Left</text:p>
          </table:table-cell>
          <table:table-cell table:style-name="ce57" office:value-type="string" calcext:value-type="string">
            <text:p>mHindLimb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3]+[.N154]" office:value-type="float" office:value="0.083" calcext:value-type="float">
            <text:p>0.083000</text:p>
          </table:table-cell>
          <table:table-cell table:style-name="ce80" table:formula="of:=+[.E153]-[.M154]" office:value-type="float" office:value="0.402" calcext:value-type="float">
            <text:p>0.402000</text:p>
          </table:table-cell>
          <table:table-cell table:style-name="ce88" table:formula="of:=+[.F153]+[.O154]" office:value-type="float" office:value="0.535015" calcext:value-type="float">
            <text:p>0.535015</text:p>
          </table:table-cell>
          <table:table-cell table:style-name="ce96" table:formula="of:=+[.D154]+[.K154]" office:value-type="float" office:value="0.08" calcext:value-type="float">
            <text:p>0.080</text:p>
          </table:table-cell>
          <table:table-cell table:style-name="ce115" table:formula="of:=+[.E154]-[.J154]" office:value-type="float" office:value="0.432" calcext:value-type="float">
            <text:p>0.432</text:p>
          </table:table-cell>
          <table:table-cell table:style-name="ce129" table:formula="of:=+[.F154]+[.L154]" office:value-type="float" office:value="0.0670150000000001" calcext:value-type="float">
            <text:p>0.067</text:p>
          </table:table-cell>
          <table:table-cell table:style-name="ce136" office:value-type="float" office:value="-0.03" calcext:value-type="float">
            <text:p>-0.030</text:p>
          </table:table-cell>
          <table:table-cell table:style-name="ce148" office:value-type="float" office:value="-0.003" calcext:value-type="float">
            <text:p>-0.003</text:p>
          </table:table-cell>
          <table:table-cell table:style-name="ce161" office:value-type="float" office:value="-0.468" calcext:value-type="float">
            <text:p>-0.468</text:p>
          </table:table-cell>
          <table:table-cell table:style-name="ce174" office:value-type="float" office:value="0.002" calcext:value-type="float">
            <text:p>0.002000</text:p>
          </table:table-cell>
          <table:table-cell table:style-name="ce180" office:value-type="float" office:value="-0.046" calcext:value-type="float">
            <text:p>-0.046000</text:p>
          </table:table-cell>
          <table:table-cell table:style-name="ce190" office:value-type="float" office:value="-0.491" calcext:value-type="float">
            <text:p>-0.491000</text:p>
          </table:table-cell>
          <table:table-cell table:style-name="ce211" office:value-type="float" office:value="0.002" calcext:value-type="float">
            <text:p>0.002</text:p>
          </table:table-cell>
          <table:table-cell table:style-name="ce241" office:value-type="float" office:value="-0.046" calcext:value-type="float">
            <text:p>-0.046</text:p>
          </table:table-cell>
          <table:table-cell table:style-name="ce307" office:value-type="float" office:value="-0.491" calcext:value-type="float">
            <text:p>-0.49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54]" office:value-type="float" office:value="0" calcext:value-type="float">
            <text:p>0.000</text:p>
          </table:table-cell>
          <table:table-cell table:style-name="ce246" table:formula="of:=+[.AE15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54]" office:value-type="float" office:value="1" calcext:value-type="float">
            <text:p>1.000</text:p>
          </table:table-cell>
          <table:table-cell table:style-name="ce246" table:formula="of:=+[.AH15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indLimb3Left</text:p>
          </table:table-cell>
          <table:table-cell table:style-name="ce60" office:value-type="string" calcext:value-type="string">
            <text:p>mHindLi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4]+[.N155]" office:value-type="float" office:value="0.08" calcext:value-type="float">
            <text:p>0.080000</text:p>
          </table:table-cell>
          <table:table-cell table:style-name="ce80" table:formula="of:=+[.E154]-[.M155]" office:value-type="float" office:value="0.432" calcext:value-type="float">
            <text:p>0.432000</text:p>
          </table:table-cell>
          <table:table-cell table:style-name="ce88" table:formula="of:=+[.F154]+[.O155]" office:value-type="float" office:value="0.0670150000000001" calcext:value-type="float">
            <text:p>0.067015</text:p>
          </table:table-cell>
          <table:table-cell table:style-name="ce96" table:formula="of:=+[.D155]+[.K155]" office:value-type="float" office:value="0.08" calcext:value-type="float">
            <text:p>0.080</text:p>
          </table:table-cell>
          <table:table-cell table:style-name="ce115" table:formula="of:=+[.E155]-[.J155]" office:value-type="float" office:value="0.32" calcext:value-type="float">
            <text:p>0.320</text:p>
          </table:table-cell>
          <table:table-cell table:style-name="ce129" table:formula="of:=+[.F155]+[.L155]" office:value-type="float" office:value="0.0060150000000001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-0.003" calcext:value-type="float">
            <text:p>-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-0.003" calcext:value-type="float">
            <text:p>-0.003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55]" office:value-type="float" office:value="0" calcext:value-type="float">
            <text:p>0.000</text:p>
          </table:table-cell>
          <table:table-cell table:style-name="ce246" table:formula="of:=+[.AE15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55]" office:value-type="float" office:value="1" calcext:value-type="float">
            <text:p>1.000</text:p>
          </table:table-cell>
          <table:table-cell table:style-name="ce246" table:formula="of:=+[.AH15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indLimb4Left</text:p>
          </table:table-cell>
          <table:table-cell table:style-name="ce57" office:value-type="string" calcext:value-type="string">
            <text:p>mHindLimb3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5]+[.N156]" office:value-type="float" office:value="0.08" calcext:value-type="float">
            <text:p>0.080000</text:p>
          </table:table-cell>
          <table:table-cell table:style-name="ce80" table:formula="of:=+[.E155]-[.M156]" office:value-type="float" office:value="0.32" calcext:value-type="float">
            <text:p>0.320000</text:p>
          </table:table-cell>
          <table:table-cell table:style-name="ce88" table:formula="of:=+[.F155]+[.O156]" office:value-type="float" office:value="0.0060150000000001" calcext:value-type="float">
            <text:p>0.006015</text:p>
          </table:table-cell>
          <table:table-cell table:style-name="ce96" table:formula="of:=+[.D156]+[.K156]" office:value-type="float" office:value="0.088" calcext:value-type="float">
            <text:p>0.088</text:p>
          </table:table-cell>
          <table:table-cell table:style-name="ce115" table:formula="of:=+[.E156]-[.J156]" office:value-type="float" office:value="0.215" calcext:value-type="float">
            <text:p>0.215</text:p>
          </table:table-cell>
          <table:table-cell table:style-name="ce129" table:formula="of:=+[.F156]+[.L156]" office:value-type="float" office:value="0.0060150000000001" calcext:value-type="float">
            <text:p>0.006</text:p>
          </table:table-cell>
          <table:table-cell table:style-name="ce136" office:value-type="float" office:value="0.105" calcext:value-type="float">
            <text:p>0.105</text:p>
          </table:table-cell>
          <table:table-cell table:style-name="ce148" office:value-type="float" office:value="0.008" calcext:value-type="float">
            <text:p>0.008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12" calcext:value-type="float">
            <text:p>0.11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61" calcext:value-type="float">
            <text:p>-0.061000</text:p>
          </table:table-cell>
          <table:table-cell table:style-name="ce211" office:value-type="float" office:value="0.112" calcext:value-type="float">
            <text:p>0.11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61" calcext:value-type="float">
            <text:p>-0.06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56]" office:value-type="float" office:value="0" calcext:value-type="float">
            <text:p>0.000</text:p>
          </table:table-cell>
          <table:table-cell table:style-name="ce246" table:formula="of:=+[.AE15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56]" office:value-type="float" office:value="1" calcext:value-type="float">
            <text:p>1.000</text:p>
          </table:table-cell>
          <table:table-cell table:style-name="ce246" table:formula="of:=+[.AH15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indLimb1Right</text:p>
          </table:table-cell>
          <table:table-cell table:style-name="ce60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7]" office:value-type="float" office:value="-0.129" calcext:value-type="float">
            <text:p>-0.129000</text:p>
          </table:table-cell>
          <table:table-cell table:style-name="ce80" table:formula="of:=+[.E$152]-[.M157]" office:value-type="float" office:value="0.404" calcext:value-type="float">
            <text:p>0.404000</text:p>
          </table:table-cell>
          <table:table-cell table:style-name="ce88" table:formula="of:=+[.F$152]+[.O157]" office:value-type="float" office:value="1.026015" calcext:value-type="float">
            <text:p>1.026015</text:p>
          </table:table-cell>
          <table:table-cell table:style-name="ce96" table:formula="of:=+[.D157]+[.K157]" office:value-type="float" office:value="-0.083" calcext:value-type="float">
            <text:p>-0.083</text:p>
          </table:table-cell>
          <table:table-cell table:style-name="ce115" table:formula="of:=+[.E157]-[.J157]" office:value-type="float" office:value="0.402" calcext:value-type="float">
            <text:p>0.402</text:p>
          </table:table-cell>
          <table:table-cell table:style-name="ce129" table:formula="of:=+[.F157]+[.L157]" office:value-type="float" office:value="0.535015" calcext:value-type="float">
            <text:p>0.53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0.046" calcext:value-type="float">
            <text:p>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-0.129" calcext:value-type="float">
            <text:p>-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-0.129" calcext:value-type="float">
            <text:p>-0.129</text:p>
          </table:table-cell>
          <table:table-cell table:style-name="ce333" office:value-type="float" office:value="-0.125" calcext:value-type="float">
            <text:p>-0.12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57]" office:value-type="float" office:value="0" calcext:value-type="float">
            <text:p>0.000</text:p>
          </table:table-cell>
          <table:table-cell table:style-name="ce246" table:formula="of:=+[.AE15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57]" office:value-type="float" office:value="1" calcext:value-type="float">
            <text:p>1.000</text:p>
          </table:table-cell>
          <table:table-cell table:style-name="ce246" table:formula="of:=+[.AH15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indLimb2Right</text:p>
          </table:table-cell>
          <table:table-cell table:style-name="ce57" office:value-type="string" calcext:value-type="string">
            <text:p>mHindLimb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7]+[.N158]" office:value-type="float" office:value="-0.083" calcext:value-type="float">
            <text:p>-0.083000</text:p>
          </table:table-cell>
          <table:table-cell table:style-name="ce80" table:formula="of:=+[.E157]-[.M158]" office:value-type="float" office:value="0.402" calcext:value-type="float">
            <text:p>0.402000</text:p>
          </table:table-cell>
          <table:table-cell table:style-name="ce88" table:formula="of:=+[.F157]+[.O158]" office:value-type="float" office:value="0.535015" calcext:value-type="float">
            <text:p>0.535015</text:p>
          </table:table-cell>
          <table:table-cell table:style-name="ce96" table:formula="of:=+[.D158]+[.K158]" office:value-type="float" office:value="-0.08" calcext:value-type="float">
            <text:p>-0.080</text:p>
          </table:table-cell>
          <table:table-cell table:style-name="ce115" table:formula="of:=+[.E158]-[.J158]" office:value-type="float" office:value="0.432" calcext:value-type="float">
            <text:p>0.432</text:p>
          </table:table-cell>
          <table:table-cell table:style-name="ce129" table:formula="of:=+[.F158]+[.L158]" office:value-type="float" office:value="0.0670150000000001" calcext:value-type="float">
            <text:p>0.067</text:p>
          </table:table-cell>
          <table:table-cell table:style-name="ce136" office:value-type="float" office:value="-0.03" calcext:value-type="float">
            <text:p>-0.030</text:p>
          </table:table-cell>
          <table:table-cell table:style-name="ce148" office:value-type="float" office:value="0.003" calcext:value-type="float">
            <text:p>0.003</text:p>
          </table:table-cell>
          <table:table-cell table:style-name="ce161" office:value-type="float" office:value="-0.468" calcext:value-type="float">
            <text:p>-0.468</text:p>
          </table:table-cell>
          <table:table-cell table:style-name="ce174" office:value-type="float" office:value="0.002" calcext:value-type="float">
            <text:p>0.002000</text:p>
          </table:table-cell>
          <table:table-cell table:style-name="ce180" office:value-type="float" office:value="0.046" calcext:value-type="float">
            <text:p>0.046000</text:p>
          </table:table-cell>
          <table:table-cell table:style-name="ce190" office:value-type="float" office:value="-0.491" calcext:value-type="float">
            <text:p>-0.491000</text:p>
          </table:table-cell>
          <table:table-cell table:style-name="ce211" office:value-type="float" office:value="0.002" calcext:value-type="float">
            <text:p>0.002</text:p>
          </table:table-cell>
          <table:table-cell table:style-name="ce241" office:value-type="float" office:value="0.046" calcext:value-type="float">
            <text:p>0.046</text:p>
          </table:table-cell>
          <table:table-cell table:style-name="ce307" office:value-type="float" office:value="-0.491" calcext:value-type="float">
            <text:p>-0.49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58]" office:value-type="float" office:value="0" calcext:value-type="float">
            <text:p>0.000</text:p>
          </table:table-cell>
          <table:table-cell table:style-name="ce246" table:formula="of:=+[.AE15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58]" office:value-type="float" office:value="1" calcext:value-type="float">
            <text:p>1.000</text:p>
          </table:table-cell>
          <table:table-cell table:style-name="ce246" table:formula="of:=+[.AH15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indLimb3Right</text:p>
          </table:table-cell>
          <table:table-cell table:style-name="ce60" office:value-type="string" calcext:value-type="string">
            <text:p>mHindLi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8]+[.N159]" office:value-type="float" office:value="-0.08" calcext:value-type="float">
            <text:p>-0.080000</text:p>
          </table:table-cell>
          <table:table-cell table:style-name="ce80" table:formula="of:=+[.E158]-[.M159]" office:value-type="float" office:value="0.432" calcext:value-type="float">
            <text:p>0.432000</text:p>
          </table:table-cell>
          <table:table-cell table:style-name="ce88" table:formula="of:=+[.F158]+[.O159]" office:value-type="float" office:value="0.0670150000000001" calcext:value-type="float">
            <text:p>0.067015</text:p>
          </table:table-cell>
          <table:table-cell table:style-name="ce96" table:formula="of:=+[.D159]+[.K159]" office:value-type="float" office:value="-0.08" calcext:value-type="float">
            <text:p>-0.080</text:p>
          </table:table-cell>
          <table:table-cell table:style-name="ce115" table:formula="of:=+[.E159]-[.J159]" office:value-type="float" office:value="0.32" calcext:value-type="float">
            <text:p>0.320</text:p>
          </table:table-cell>
          <table:table-cell table:style-name="ce129" table:formula="of:=+[.F159]+[.L159]" office:value-type="float" office:value="0.0060150000000001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0.003" calcext:value-type="float">
            <text:p>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0.003" calcext:value-type="float">
            <text:p>0.003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59]" office:value-type="float" office:value="0" calcext:value-type="float">
            <text:p>0.000</text:p>
          </table:table-cell>
          <table:table-cell table:style-name="ce246" table:formula="of:=+[.AE15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59]" office:value-type="float" office:value="1" calcext:value-type="float">
            <text:p>1.000</text:p>
          </table:table-cell>
          <table:table-cell table:style-name="ce246" table:formula="of:=+[.AH15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indLimb4Right</text:p>
          </table:table-cell>
          <table:table-cell table:style-name="ce57" office:value-type="string" calcext:value-type="string">
            <text:p>mHindLimb3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9]+[.N160]" office:value-type="float" office:value="-0.08" calcext:value-type="float">
            <text:p>-0.080000</text:p>
          </table:table-cell>
          <table:table-cell table:style-name="ce80" table:formula="of:=+[.E159]-[.M160]" office:value-type="float" office:value="0.32" calcext:value-type="float">
            <text:p>0.320000</text:p>
          </table:table-cell>
          <table:table-cell table:style-name="ce88" table:formula="of:=+[.F159]+[.O160]" office:value-type="float" office:value="0.0060150000000001" calcext:value-type="float">
            <text:p>0.006015</text:p>
          </table:table-cell>
          <table:table-cell table:style-name="ce96" table:formula="of:=+[.D160]+[.K160]" office:value-type="float" office:value="-0.088" calcext:value-type="float">
            <text:p>-0.088</text:p>
          </table:table-cell>
          <table:table-cell table:style-name="ce115" table:formula="of:=+[.E160]-[.J160]" office:value-type="float" office:value="0.215" calcext:value-type="float">
            <text:p>0.215</text:p>
          </table:table-cell>
          <table:table-cell table:style-name="ce129" table:formula="of:=+[.F160]+[.L160]" office:value-type="float" office:value="0.0060150000000001" calcext:value-type="float">
            <text:p>0.006</text:p>
          </table:table-cell>
          <table:table-cell table:style-name="ce136" office:value-type="float" office:value="0.105" calcext:value-type="float">
            <text:p>0.105</text:p>
          </table:table-cell>
          <table:table-cell table:style-name="ce148" office:value-type="float" office:value="-0.008" calcext:value-type="float">
            <text:p>-0.008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12" calcext:value-type="float">
            <text:p>0.11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61" calcext:value-type="float">
            <text:p>-0.061000</text:p>
          </table:table-cell>
          <table:table-cell table:style-name="ce211" office:value-type="float" office:value="0.112" calcext:value-type="float">
            <text:p>0.11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61" calcext:value-type="float">
            <text:p>-0.06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60]" office:value-type="float" office:value="0" calcext:value-type="float">
            <text:p>0.000</text:p>
          </table:table-cell>
          <table:table-cell table:style-name="ce246" table:formula="of:=+[.AE16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60]" office:value-type="float" office:value="1" calcext:value-type="float">
            <text:p>1.000</text:p>
          </table:table-cell>
          <table:table-cell table:style-name="ce246" table:formula="of:=+[.AH16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4"/>
          <table:table-cell table:style-name="ce61"/>
          <table:table-cell table:style-name="ce69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21"/>
          <table:table-cell table:number-columns-repeated="20"/>
          <table:table-cell table:style-name="ce3" office:value-type="string" calcext:value-type="string">
            <text:p>https://code.it4i.cz/blender/blender-embree3/commit/0c93bc2b637a6a3fe01b174dad2fb61895d004d2?expanded=1</text:p>
          </table:table-cell>
          <table:table-cell table:number-columns-repeated="1000"/>
        </table:table-row>
        <table:table-row table:style-name="ro3">
          <table:table-cell table:style-name="Default"/>
          <table:table-cell table:number-columns-repeated="2"/>
          <table:table-cell table:style-name="ce219" office:value-type="string" calcext:value-type="string">
            <text:p>source data doesn't match left to right</text:p>
          </table:table-cell>
          <table:table-cell table:style-name="ce229"/>
          <table:table-cell table:style-name="ce248"/>
          <table:table-cell table:style-name="ce254"/>
          <table:table-cell table:number-columns-repeated="16"/>
          <table:table-cell table:style-name="ce423" office:value-type="string" calcext:value-type="string">
            <text:p>This function creates an arbitrary rest pose matrix from</text:p>
          </table:table-cell>
          <table:table-cell table:number-columns-repeated="1000"/>
        </table:table-row>
        <table:table-row table:style-name="ro3">
          <table:table-cell table:style-name="Default"/>
          <table:table-cell table:number-columns-repeated="18"/>
          <table:table-cell table:style-name="ce360"/>
          <table:table-cell table:number-columns-repeated="3"/>
          <table:table-cell table:style-name="ce423" office:value-type="string" calcext:value-type="string">
            <text:p><text:s/>* data provided as custom properties. This is a workaround</text:p>
          </table:table-cell>
          <table:table-cell/>
          <table:table-cell table:style-name="ce397"/>
          <table:table-cell table:number-columns-repeated="5"/>
          <table:table-cell table:style-name="ce397"/>
          <table:table-cell table:number-columns-repeated="5"/>
          <table:table-cell table:style-name="ce397"/>
          <table:table-cell table:number-columns-repeated="986"/>
        </table:table-row>
        <table:table-row table:style-name="ro3">
          <table:table-cell table:style-name="Default"/>
          <table:table-cell/>
          <table:table-cell table:style-name="ce19"/>
          <table:table-cell table:number-columns-repeated="20"/>
          <table:table-cell table:style-name="ce423" office:value-type="string" calcext:value-type="string">
            <text:p><text:s/>* for support of maya's restpose matrix which can be arbitrary</text:p>
          </table:table-cell>
          <table:table-cell table:number-columns-repeated="1000"/>
        </table:table-row>
        <table:table-row table:style-name="ro3">
          <table:table-cell table:style-name="Default"/>
          <table:table-cell/>
          <table:table-cell table:style-name="ce19"/>
          <table:table-cell table:number-columns-repeated="20"/>
          <table:table-cell table:style-name="ce423" office:value-type="string" calcext:value-type="string">
            <text:p><text:s/>* in opposition to Blender where the Rest pose Matrix is always</text:p>
          </table:table-cell>
          <table:table-cell table:number-columns-repeated="1000"/>
        </table:table-row>
        <table:table-row table:style-name="ro3">
          <table:table-cell table:style-name="Default"/>
          <table:table-cell/>
          <table:table-cell table:style-name="ce19"/>
          <table:table-cell table:number-columns-repeated="20"/>
          <table:table-cell table:style-name="ce423" office:value-type="string" calcext:value-type="string">
            <text:p><text:s/>* the Identity matrix.</text:p>
          </table:table-cell>
          <table:table-cell table:number-columns-repeated="1000"/>
        </table:table-row>
        <table:table-row table:style-name="ro3">
          <table:table-cell table:style-name="Default"/>
          <table:table-cell/>
          <table:table-cell table:style-name="ce19"/>
          <table:table-cell table:number-columns-repeated="20"/>
          <table:table-cell table:style-name="ce423" office:value-type="string" calcext:value-type="string">
            <text:p><text:s/>*</text:p>
          </table:table-cell>
          <table:table-cell table:number-columns-repeated="1000"/>
        </table:table-row>
        <table:table-row table:style-name="ro3">
          <table:table-cell table:style-name="Default"/>
          <table:table-cell/>
          <table:table-cell table:style-name="ce19"/>
          <table:table-cell table:number-columns-repeated="20"/>
          <table:table-cell table:style-name="ce423" office:value-type="string" calcext:value-type="string">
            <text:p><text:s/>* The custom properties are:</text:p>
          </table:table-cell>
          <table:table-cell table:number-columns-repeated="1000"/>
        </table:table-row>
        <table:table-row table:style-name="ro3">
          <table:table-cell table:style-name="Default"/>
          <table:table-cell/>
          <table:table-cell table:style-name="ce19"/>
          <table:table-cell table:number-columns-repeated="20"/>
          <table:table-cell table:style-name="ce423" office:value-type="string" calcext:value-type="string">
            <text:p><text:s/>*</text:p>
          </table:table-cell>
          <table:table-cell table:number-columns-repeated="1000"/>
        </table:table-row>
        <table:table-row table:style-name="ro3">
          <table:table-cell table:style-name="Default"/>
          <table:table-cell/>
          <table:table-cell table:style-name="ce19"/>
          <table:table-cell table:number-columns-repeated="20"/>
          <table:table-cell table:style-name="ce423" office:value-type="string" calcext:value-type="string">
            <text:p><text:s/>* restpose_scale_x</text:p>
          </table:table-cell>
          <table:table-cell table:number-columns-repeated="1000"/>
        </table:table-row>
        <table:table-row table:style-name="ro3">
          <table:table-cell table:style-name="Default"/>
          <table:table-cell/>
          <table:table-cell table:style-name="ce19"/>
          <table:table-cell table:number-columns-repeated="20"/>
          <table:table-cell table:style-name="ce423" office:value-type="string" calcext:value-type="string">
            <text:p><text:s/>* restpose_scale_y</text:p>
          </table:table-cell>
          <table:table-cell table:number-columns-repeated="1000"/>
        </table:table-row>
        <table:table-row table:style-name="ro3">
          <table:table-cell table:style-name="Default"/>
          <table:table-cell table:number-columns-repeated="22"/>
          <table:table-cell table:style-name="ce423" office:value-type="string" calcext:value-type="string">
            <text:p><text:s/>* restpose_scale_z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</text:p>
          </table:table-cell>
          <table:table-cell table:number-columns-repeated="1000"/>
        </table:table-row>
        <table:table-row table:style-name="ro3">
          <table:table-cell table:style-name="Default"/>
          <table:table-cell table:number-columns-repeated="22"/>
          <table:table-cell table:style-name="ce423" office:value-type="string" calcext:value-type="string">
            <text:p><text:s/>* restpose_rot_x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restpose_rot_y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restpose_rot_z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restpose_loc_x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restpose_loc_y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restpose_loc_z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The matrix is only setup if the scale AND the rot properties are defined.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The presence of the loc properties is optional.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This feature has been implemented to support Second Life "Fitted Mesh"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TODO: Check if an arbitrary rest pose matrix makes sense within Blender.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Eventually leverage the custom property data into an "official" 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Edit_bone Property</text:p>
          </table:table-cell>
          <table:table-cell table:number-columns-repeated="1000"/>
        </table:table-row>
        <table:table-row table:style-name="ro3" table:number-rows-repeated="747">
          <table:table-cell table:style-name="ce5"/>
          <table:table-cell table:style-name="ce63"/>
          <table:table-cell table:style-name="ce10"/>
          <table:table-cell table:number-columns-repeated="1021"/>
        </table:table-row>
        <table:table-row table:style-name="ro3" table:number-rows-repeated="1047639">
          <table:table-cell table:number-columns-repeated="1024"/>
        </table:table-row>
        <table:table-row table:style-name="ro3">
          <table:table-cell table:style-name="ce55"/>
          <table:table-cell table:style-name="ce64"/>
          <table:table-cell table:style-name="ce70"/>
          <table:table-cell table:style-name="ce78"/>
          <table:table-cell table:style-name="ce86"/>
          <table:table-cell table:style-name="ce94"/>
          <table:table-cell table:style-name="ce103"/>
          <table:table-cell table:style-name="ce121"/>
          <table:table-cell table:style-name="ce132"/>
          <table:table-cell table:style-name="ce147"/>
          <table:table-cell table:style-name="ce160"/>
          <table:table-cell table:style-name="ce173"/>
          <table:table-cell table:style-name="ce179"/>
          <table:table-cell table:style-name="ce188"/>
          <table:table-cell table:style-name="ce196"/>
          <table:table-cell table:style-name="ce239"/>
          <table:table-cell table:style-name="ce260"/>
          <table:table-cell table:style-name="ce344"/>
          <table:table-cell table:style-name="ce354"/>
          <table:table-cell table:style-name="ce361"/>
          <table:table-cell table:style-name="ce367"/>
          <table:table-cell table:style-name="ce260" table:number-columns-repeated="3"/>
          <table:table-cell table:style-name="ce239"/>
          <table:table-cell table:style-name="ce260"/>
          <table:table-cell table:style-name="ce344"/>
          <table:table-cell table:style-name="ce404" table:number-columns-repeated="3"/>
          <table:table-cell table:style-name="ce239"/>
          <table:table-cell table:style-name="ce260"/>
          <table:table-cell table:style-name="ce344"/>
          <table:table-cell table:style-name="ce260" table:number-columns-repeated="3"/>
          <table:table-cell table:style-name="ce239"/>
          <table:table-cell table:style-name="ce260"/>
          <table:table-cell table:style-name="ce344"/>
          <table:table-cell table:style-name="ce260" table:number-columns-repeated="6"/>
          <table:table-cell table:style-name="ce382" table:number-columns-repeated="970"/>
          <table:table-cell table:number-columns-repeated="9"/>
        </table:table-row>
      </table:table>
      <table:table table:name="avatar_skeleton.xml by value" table:style-name="ta2">
        <office:forms form:automatic-focus="false" form:apply-design-mode="false"/>
        <table:table-column table:style-name="co27" table:default-cell-style-name="Default"/>
        <table:table-column table:style-name="co28" table:default-cell-style-name="ce519"/>
        <table:table-column table:style-name="co29" table:default-cell-style-name="Default"/>
        <table:table-column table:style-name="co30" table:default-cell-style-name="ce519"/>
        <table:table-column table:style-name="co31" table:default-cell-style-name="ce523"/>
        <table:table-column table:style-name="co32" table:default-cell-style-name="Default"/>
        <table:table-column table:style-name="co33" table:default-cell-style-name="ce527"/>
        <table:table-column table:style-name="co34" table:default-cell-style-name="Default"/>
        <table:table-column table:style-name="co35" table:default-cell-style-name="Default"/>
        <table:table-column table:style-name="co36" table:default-cell-style-name="ce531"/>
        <table:table-column table:style-name="co36" table:default-cell-style-name="ce533"/>
        <table:table-column table:style-name="co36" table:default-cell-style-name="ce535"/>
        <table:table-column table:style-name="co37" table:default-cell-style-name="ce531"/>
        <table:table-column table:style-name="co37" table:default-cell-style-name="ce533"/>
        <table:table-column table:style-name="co37" table:default-cell-style-name="ce535"/>
        <table:table-column table:style-name="co38" table:default-cell-style-name="ce531"/>
        <table:table-column table:style-name="co38" table:default-cell-style-name="ce533"/>
        <table:table-column table:style-name="co38" table:default-cell-style-name="ce535"/>
        <table:table-column table:style-name="co39" table:default-cell-style-name="ce531"/>
        <table:table-column table:style-name="co40" table:default-cell-style-name="ce533"/>
        <table:table-column table:style-name="co41" table:default-cell-style-name="ce535"/>
        <table:table-column table:style-name="co42" table:default-cell-style-name="Default"/>
        <table:table-column table:style-name="co43" table:number-columns-repeated="1001" table:default-cell-style-name="Default"/>
        <table:table-row table:style-name="ro3">
          <table:table-cell table:style-name="ce383" office:value-type="string" calcext:value-type="string">
            <text:p>&lt;linden_skeleton num_bones="133" num_collision_volumes="26" version="2.0"&gt; </text:p>
          </table:table-cell>
          <table:table-cell table:style-name="Default"/>
          <table:table-cell/>
          <table:table-cell table:style-name="ce518"/>
          <table:table-cell table:style-name="ce522" office:value-type="string" calcext:value-type="string" table:number-columns-spanned="3" table:number-rows-spanned="1">
            <text:p>end</text:p>
          </table:table-cell>
          <table:covered-table-cell table:style-name="ce481"/>
          <table:covered-table-cell table:style-name="ce526"/>
          <table:table-cell table:style-name="ce481" table:number-columns-repeated="2"/>
          <table:table-cell table:style-name="ce522" office:value-type="string" calcext:value-type="string" table:number-columns-spanned="3" table:number-rows-spanned="1">
            <text:p>pivot</text:p>
          </table:table-cell>
          <table:covered-table-cell table:style-name="ce481"/>
          <table:covered-table-cell table:style-name="ce526"/>
          <table:table-cell table:style-name="ce522" office:value-type="string" calcext:value-type="string" table:number-columns-spanned="3" table:number-rows-spanned="1">
            <text:p>pos</text:p>
          </table:table-cell>
          <table:covered-table-cell table:style-name="ce481"/>
          <table:covered-table-cell table:style-name="ce526"/>
          <table:table-cell table:style-name="ce537" office:value-type="string" calcext:value-type="string" table:number-columns-spanned="3" table:number-rows-spanned="1">
            <text:p>rot</text:p>
          </table:table-cell>
          <table:covered-table-cell table:style-name="ce481"/>
          <table:covered-table-cell table:style-name="ce526"/>
          <table:table-cell table:style-name="ce522" office:value-type="string" calcext:value-type="string" table:number-columns-spanned="3" table:number-rows-spanned="1">
            <text:p>scale</text:p>
          </table:table-cell>
          <table:covered-table-cell table:style-name="ce481"/>
          <table:covered-table-cell table:style-name="ce526"/>
          <table:table-cell table:style-name="ce481" table:number-columns-repeated="100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95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PELVIS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BUT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94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BELLY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EFT_HAND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IGHT_HAND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OWER_BA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152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CHES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0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EFT_PEC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0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IGHT_PEC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UPPER_BA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8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NE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1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HEA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EyeRigh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EyeLef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519"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519"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519"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519"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519"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519"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Nose"</text:p>
          </table:table-cell>
          <table:table-cell table:style-name="ce530"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519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519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519"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519"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table:style-name="ce529" office:value-type="string" calcext:value-type="string">
            <text:p>group="Nose"</text:p>
          </table:table-cell>
          <table:table-cell table:style-name="ce530"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CLAVIC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table:style-name="ce528" office:value-type="string" calcext:value-type="string">
            <text:p>-0.003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UPP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LOW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HAN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519"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519"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519"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519"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CLAVIC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table:style-name="ce520" office:value-type="string" calcext:value-type="string">
            <text:p>connected="true"</text:p>
          </table:table-cell>
          <table:table-cell table:style-name="ce525"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table:style-name="ce528" office:value-type="string" calcext:value-type="string">
            <text:p>-0.003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UPP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LOW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HAN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519"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519"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519"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519"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519"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519"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519"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519"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519"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519"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519"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519"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2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UPP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15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LOW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2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FOO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FootRight"</text:p>
          </table:table-cell>
          <table:table-cell table:style-name="ce521" office:value-type="string" calcext:value-type="string">
            <text:p>connected="true"</text:p>
          </table:table-cell>
          <table:table-cell table:style-name="ce524"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ToeRigh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2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UPP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15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LOW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2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FOO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FootLeft"</text:p>
          </table:table-cell>
          <table:table-cell table:style-name="ce521" office:value-type="string" calcext:value-type="string">
            <text:p>connected="true"</text:p>
          </table:table-cell>
          <table:table-cell table:style-name="ce524"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ToeLef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table:style-name="ce529" office:value-type="string" calcext:value-type="string">
            <text:p>group="Groin"</text:p>
          </table:table-cell>
          <table:table-cell table:style-name="ce530"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519"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519"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519"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519"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519"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519"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linden_skeleton&gt;</text:p>
          </table:table-cell>
          <table:table-cell table:number-columns-repeated="1022"/>
        </table:table-row>
        <table:table-row table:style-name="ro3" table:number-rows-repeated="104840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vatar_skeleton.xml sorted by groups" table:style-name="ta2">
        <table:table-column table:style-name="co44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ce519"/>
        <table:table-column table:style-name="co49" table:default-cell-style-name="ce531"/>
        <table:table-column table:style-name="co40" table:default-cell-style-name="ce533"/>
        <table:table-column table:style-name="co50" table:default-cell-style-name="ce535"/>
        <table:table-column table:style-name="co51" table:default-cell-style-name="ce531"/>
        <table:table-column table:style-name="co26" table:default-cell-style-name="ce533"/>
        <table:table-column table:style-name="co31" table:default-cell-style-name="ce535"/>
        <table:table-column table:style-name="co52" table:default-cell-style-name="ce531"/>
        <table:table-column table:style-name="co53" table:default-cell-style-name="ce533"/>
        <table:table-column table:style-name="co54" table:default-cell-style-name="ce535"/>
        <table:table-column table:style-name="co55" table:default-cell-style-name="ce531"/>
        <table:table-column table:style-name="co56" table:default-cell-style-name="ce533"/>
        <table:table-column table:style-name="co57" table:default-cell-style-name="ce535"/>
        <table:table-column table:style-name="co58" table:default-cell-style-name="ce531"/>
        <table:table-column table:style-name="co59" table:default-cell-style-name="ce533"/>
        <table:table-column table:style-name="co50" table:default-cell-style-name="ce535"/>
        <table:table-column table:style-name="co60" table:default-cell-style-name="Default"/>
        <table:table-column table:style-name="co43" table:number-columns-repeated="1002" table:default-cell-style-name="Default"/>
        <table:table-row table:style-name="ro3">
          <table:table-cell table:style-name="ce481" office:value-type="string" calcext:value-type="string">
            <text:p>name</text:p>
          </table:table-cell>
          <table:table-cell table:style-name="ce481" office:value-type="string" calcext:value-type="string">
            <text:p>group</text:p>
          </table:table-cell>
          <table:table-cell table:style-name="ce481" table:number-columns-repeated="3"/>
          <table:table-cell table:style-name="ce518"/>
          <table:table-cell table:style-name="ce537" office:value-type="string" calcext:value-type="string" table:number-columns-spanned="3" table:number-rows-spanned="1">
            <text:p>end</text:p>
          </table:table-cell>
          <table:covered-table-cell table:style-name="ce481"/>
          <table:covered-table-cell table:style-name="ce526"/>
          <table:table-cell table:style-name="ce537" office:value-type="string" calcext:value-type="string" table:number-columns-spanned="3" table:number-rows-spanned="1">
            <text:p>pivot</text:p>
          </table:table-cell>
          <table:covered-table-cell table:style-name="ce481"/>
          <table:covered-table-cell table:style-name="ce526"/>
          <table:table-cell table:style-name="ce537" office:value-type="string" calcext:value-type="string" table:number-columns-spanned="3" table:number-rows-spanned="1">
            <text:p>pos</text:p>
          </table:table-cell>
          <table:covered-table-cell table:style-name="ce481"/>
          <table:covered-table-cell table:style-name="ce526"/>
          <table:table-cell table:style-name="ce537" office:value-type="string" calcext:value-type="string" table:number-columns-spanned="3" table:number-rows-spanned="1">
            <text:p>rot</text:p>
          </table:table-cell>
          <table:covered-table-cell table:style-name="ce481"/>
          <table:covered-table-cell table:style-name="ce526"/>
          <table:table-cell table:style-name="ce537" office:value-type="string" calcext:value-type="string" table:number-columns-spanned="3" table:number-rows-spanned="1">
            <text:p>scale</text:p>
          </table:table-cell>
          <table:covered-table-cell table:style-name="ce481"/>
          <table:covered-table-cell table:style-name="ce526"/>
          <table:table-cell table:style-name="ce481" table:number-columns-repeated="1003"/>
        </table:table-row>
        <table:table-row table:style-name="ro3">
          <table:table-cell office:value-type="string" calcext:value-type="string">
            <text:p>name="mColla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houlde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lbow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rist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Colla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houlde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lbow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WristRight"</text:p>
          </table:table-cell>
          <table:table-cell table:style-name="ce538" office:value-type="string" calcext:value-type="string">
            <text:p>group="Arms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rHand</text:p>
          </table:table-cell>
          <table:table-cell table:style-name="ce538" office:value-type="string" calcext:value-type="string">
            <text:p>avatar_mWristRight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00</text:p>
          </table:table-cell>
          <table:table-cell table:style-name="ce542" office:value-type="float" office:value="-0.06" calcext:value-type="float">
            <text:p>-0.06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000000</text:p>
          </table:table-cell>
          <table:table-cell table:style-name="ce542" office:value-type="float" office:value="-0.205" calcext:value-type="float">
            <text:p>-0.205</text:p>
          </table:table-cell>
          <table:table-cell table:style-name="ce543" office:value-type="string" calcext:value-type="string">
            <text:p>-0.000000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.205" calcext:value-type="float">
            <text:p>-0.205</text:p>
          </table:table-cell>
          <table:table-cell table:style-name="ce543" office:value-type="string" calcext:value-type="string">
            <text:p>-0.000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ar2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ar2Righ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ar1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Ear1Right"</text:p>
          </table:table-cell>
          <table:table-cell table:style-name="ce538" office:value-type="string" calcext:value-type="string">
            <text:p>group="Ear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-0.019</text:p>
          </table:table-cell>
          <table:table-cell table:style-name="ce542" office:value-type="float" office:value="-0.018" calcext:value-type="float">
            <text:p>-0.018</text:p>
          </table:table-cell>
          <table:table-cell table:style-name="ce543" office:value-type="string" calcext:value-type="string">
            <text:p>0.025"</text:p>
          </table:table-cell>
          <table:table-cell table:style-name="ce541" office:value-type="string" calcext:value-type="string">
            <text:p>pivot="0.000</text:p>
          </table:table-cell>
          <table:table-cell table:style-name="ce542" office:value-type="float" office:value="-0.08" calcext:value-type="float">
            <text:p>-0.08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.08" calcext:value-type="float">
            <text:p>-0.08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Skull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y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y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oot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ootLeft"</text:p>
          </table:table-cell>
          <table:table-cell table:style-name="ce538" office:value-type="string" calcext:value-type="string">
            <text:p>group="Extra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avatar_mFootLeft"</text:p>
          </table:table-cell>
          <table:table-cell table:style-name="ce538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05</text:p>
          </table:table-cell>
          <table:table-cell table:style-name="ce542" office:value-type="float" office:value="0.008" calcext:value-type="float">
            <text:p>0.008</text:p>
          </table:table-cell>
          <table:table-cell table:style-name="ce543" office:value-type="string" calcext:value-type="string">
            <text:p>0.001"</text:p>
          </table:table-cell>
          <table:table-cell table:style-name="ce541" office:value-type="string" calcext:value-type="string">
            <text:p>pivot="0.111956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-0.060620"</text:p>
          </table:table-cell>
          <table:table-cell table:style-name="ce541" office:value-type="string" calcext:value-type="string">
            <text:p>pos="0.112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yebrowOu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Cen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Inn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Ou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Inn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Upp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Low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Upp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EyeLidLowerRight"</text:p>
          </table:table-cell>
          <table:table-cell table:style-name="ce538" office:value-type="string" calcext:value-type="string">
            <text:p>group="Eye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2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7"</text:p>
          </table:table-cell>
          <table:table-cell table:style-name="ce541" office:value-type="string" calcext:value-type="string">
            <text:p>pivot="0.073</text:p>
          </table:table-cell>
          <table:table-cell table:style-name="ce542" office:value-type="float" office:value="-0.036" calcext:value-type="float">
            <text:p>-0.036</text:p>
          </table:table-cell>
          <table:table-cell table:style-name="ce543" office:value-type="string" calcext:value-type="string">
            <text:p>0.034"</text:p>
          </table:table-cell>
          <table:table-cell table:style-name="ce541" office:value-type="string" calcext:value-type="string">
            <text:p>pos="0.073</text:p>
          </table:table-cell>
          <table:table-cell table:style-name="ce542" office:value-type="float" office:value="-0.036" calcext:value-type="float">
            <text:p>-0.036</text:p>
          </table:table-cell>
          <table:table-cell table:style-name="ce543" office:value-type="string" calcext:value-type="string">
            <text:p>0.034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yeAlt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Alt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Low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Upp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Low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Upp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JawShap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Root"</text:p>
          </table:table-cell>
          <table:table-cell table:style-name="ce538" office:value-type="string" calcext:value-type="string">
            <text:p>group="Fac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5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45000"</text:p>
          </table:table-cell>
          <table:table-cell table:style-name="ce541" office:value-type="string" calcext:value-type="string">
            <text:p>pos="0.02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45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table:style-name="ce538" office:value-type="string" calcext:value-type="string">
            <text:p>name="mGroin"</text:p>
          </table:table-cell>
          <table:table-cell table:style-name="ce538" office:value-type="string" calcext:value-type="string">
            <text:p>group="Groin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0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6"</text:p>
          </table:table-cell>
          <table:table-cell table:style-name="ce541" office:value-type="string" calcext:value-type="string">
            <text:p>pivot="0.06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97"</text:p>
          </table:table-cell>
          <table:table-cell table:style-name="ce541" office:value-type="string" calcext:value-type="string">
            <text:p>pos="0.06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97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andMiddle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andThumb2Right"</text:p>
          </table:table-cell>
          <table:table-cell table:style-name="ce538" office:value-type="string" calcext:value-type="string">
            <text:p>group="Hand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23</text:p>
          </table:table-cell>
          <table:table-cell table:style-name="ce542" office:value-type="float" office:value="-0.031" calcext:value-type="float">
            <text:p>-0.031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8</text:p>
          </table:table-cell>
          <table:table-cell table:style-name="ce542" office:value-type="float" office:value="-0.032" calcext:value-type="float">
            <text:p>-0.032</text:p>
          </table:table-cell>
          <table:table-cell table:style-name="ce543" office:value-type="string" calcext:value-type="string">
            <text:p>-0.001"</text:p>
          </table:table-cell>
          <table:table-cell table:style-name="ce541" office:value-type="string" calcext:value-type="string">
            <text:p>pos="0.028</text:p>
          </table:table-cell>
          <table:table-cell table:style-name="ce542" office:value-type="float" office:value="-0.032" calcext:value-type="float">
            <text:p>-0.032</text:p>
          </table:table-cell>
          <table:table-cell table:style-name="ce543" office:value-type="string" calcext:value-type="string">
            <text:p>-0.001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ip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Kne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Ankl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p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Knee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AnkleLeft"</text:p>
          </table:table-cell>
          <table:table-cell table:style-name="ce538" office:value-type="string" calcext:value-type="string">
            <text:p>group="Legs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lFoot</text:p>
          </table:table-cell>
          <table:table-cell table:style-name="ce538" office:value-type="string" calcext:value-type="string">
            <text:p>avatar_mAnkleLeft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pivot="-0.028887</text:p>
          </table:table-cell>
          <table:table-cell table:style-name="ce542" office:value-type="float" office:value="0.001378" calcext:value-type="float">
            <text:p>0.001378</text:p>
          </table:table-cell>
          <table:table-cell table:style-name="ce543" office:value-type="string" calcext:value-type="string">
            <text:p>-0.468449"</text:p>
          </table:table-cell>
          <table:table-cell table:style-name="ce541" office:value-type="string" calcext:value-type="string">
            <text:p>pos="-0.029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indLimb4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4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sRoo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1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2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3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1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2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indLimb3Right"</text:p>
          </table:table-cell>
          <table:table-cell table:style-name="ce538" office:value-type="string" calcext:value-type="string">
            <text:p>group="Limb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pivot="-0.03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pos="-0.03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LipLow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Low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LowerCenter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Upp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Upp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Corn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Corn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LipUpperCenter"</text:p>
          </table:table-cell>
          <table:table-cell table:style-name="ce538" office:value-type="string" calcext:value-type="string">
            <text:p>group="Lip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43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pivot="0.04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3"</text:p>
          </table:table-cell>
          <table:table-cell table:style-name="ce541" office:value-type="string" calcext:value-type="string">
            <text:p>pos="0.04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3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Chin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ongueTip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Jaw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eethLower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ongueBase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TeethUpper"</text:p>
          </table:table-cell>
          <table:table-cell table:style-name="ce538" office:value-type="string" calcext:value-type="string">
            <text:p>group="Mouth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3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30"</text:p>
          </table:table-cell>
          <table:table-cell table:style-name="ce541" office:value-type="string" calcext:value-type="string">
            <text:p>pos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3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NoseBase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NoseBridge"</text:p>
          </table:table-cell>
          <table:table-cell table:style-name="ce538" office:value-type="string" calcext:value-type="string">
            <text:p>group="Nos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8"</text:p>
          </table:table-cell>
          <table:table-cell table:style-name="ce541" office:value-type="string" calcext:value-type="string">
            <text:p>pivot="0.091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20"</text:p>
          </table:table-cell>
          <table:table-cell table:style-name="ce541" office:value-type="string" calcext:value-type="string">
            <text:p>pos="0.091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2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Spine1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pine2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pine3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Spine4"</text:p>
          </table:table-cell>
          <table:table-cell table:style-name="ce538" office:value-type="string" calcext:value-type="string">
            <text:p>group="Spin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205"</text:p>
          </table:table-cell>
          <table:table-cell table:style-name="ce541" office:value-type="string" calcext:value-type="string">
            <text:p>pivot="0.015368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204877"</text:p>
          </table:table-cell>
          <table:table-cell table:style-name="ce541" office:value-type="string" calcext:value-type="string">
            <text:p>pos="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205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Tail6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1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2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3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4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Tail5"</text:p>
          </table:table-cell>
          <table:table-cell table:style-name="ce538" office:value-type="string" calcext:value-type="string">
            <text:p>group="Tail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09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os="-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Pelvis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rso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Chest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Neck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ead"</text:p>
          </table:table-cell>
          <table:table-cell table:style-name="ce538" office:value-type="string" calcext:value-type="string">
            <text:p>group="Torso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head</text:p>
          </table:table-cell>
          <table:table-cell table:style-name="ce538" office:value-type="string" calcext:value-type="string">
            <text:p>avatar_mHead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79"</text:p>
          </table:table-cell>
          <table:table-cell table:style-name="ce541" office:value-type="string" calcext:value-type="string">
            <text:p>pivot="0.000000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0.075630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0.076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Wing4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Fan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Fan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sRoo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1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2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3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1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2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Wing3Right"</text:p>
          </table:table-cell>
          <table:table-cell table:style-name="ce538" office:value-type="string" calcext:value-type="string">
            <text:p>group="Wing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171</text:p>
          </table:table-cell>
          <table:table-cell table:style-name="ce542" office:value-type="float" office:value="-0.173" calcext:value-type="float">
            <text:p>-0.17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181</text:p>
          </table:table-cell>
          <table:table-cell table:style-name="ce542" office:value-type="float" office:value="-0.183" calcext:value-type="float">
            <text:p>-0.18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os="-0.181</text:p>
          </table:table-cell>
          <table:table-cell table:style-name="ce542" office:value-type="float" office:value="-0.183" calcext:value-type="float">
            <text:p>-0.18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PELVIS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BUT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BELLY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EF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IGH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OW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CHES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EF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IGH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UPP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NE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HEA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 table:number-columns-spanned="4" table:number-rows-spanned="1">
            <text:p>&lt;linden_skeleton num_bones="133" num_collision_volumes="26" version="2.0"&gt;</text:p>
          </table:table-cell>
          <table:covered-table-cell/>
          <table:covered-table-cell table:style-name="ce539"/>
          <table:covered-table-cell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17"/>
          <table:table-cell table:number-columns-repeated="1023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le matrix conversion" table:style-name="ta2">
        <office:forms form:automatic-focus="false" form:apply-design-mode="false"/>
        <table:table-column table:style-name="co61" table:default-cell-style-name="ce519"/>
        <table:table-column table:style-name="co62" table:default-cell-style-name="ce508"/>
        <table:table-column table:style-name="co63" table:default-cell-style-name="ce516"/>
        <table:table-column table:style-name="co62" table:default-cell-style-name="ce516"/>
        <table:table-column table:style-name="co64" table:default-cell-style-name="ce546"/>
        <table:table-column table:style-name="co65" table:default-cell-style-name="ce508"/>
        <table:table-column table:style-name="co66" table:number-columns-repeated="2" table:default-cell-style-name="ce516"/>
        <table:table-column table:style-name="co43" table:default-cell-style-name="ce546"/>
        <table:table-column table:style-name="co67" table:default-cell-style-name="ce508"/>
        <table:table-column table:style-name="co67" table:default-cell-style-name="ce516"/>
        <table:table-column table:style-name="co62" table:default-cell-style-name="ce516"/>
        <table:table-column table:style-name="co43" table:default-cell-style-name="ce546"/>
        <table:table-column table:style-name="co56" table:default-cell-style-name="ce508"/>
        <table:table-column table:style-name="co68" table:default-cell-style-name="ce516"/>
        <table:table-column table:style-name="co69" table:default-cell-style-name="ce516"/>
        <table:table-column table:style-name="co70" table:default-cell-style-name="ce565"/>
        <table:table-column table:style-name="co71" table:default-cell-style-name="ce567"/>
        <table:table-column table:style-name="co72" table:default-cell-style-name="ce567"/>
        <table:table-column table:style-name="co20" table:default-cell-style-name="ce550"/>
        <table:table-column table:style-name="co20" table:default-cell-style-name="ce85"/>
        <table:table-column table:style-name="co20" table:default-cell-style-name="ce557"/>
        <table:table-column table:style-name="co73" table:default-cell-style-name="ce98"/>
        <table:table-column table:style-name="co74" table:default-cell-style-name="ce120"/>
        <table:table-column table:style-name="co75" table:default-cell-style-name="ce131"/>
        <table:table-column table:style-name="co12" table:number-columns-repeated="31" table:default-cell-style-name="ce519"/>
        <table:table-column table:style-name="co43" table:number-columns-repeated="956" table:default-cell-style-name="ce519"/>
        <table:table-column table:style-name="co12" table:number-columns-repeated="12" table:default-cell-style-name="ce519"/>
        <table:table-row table:style-name="ro12">
          <table:table-cell table:style-name="ce501" office:value-type="string" calcext:value-type="string">
            <text:p>male_2016_08_05.dae data + avatar_skeleton.xml data to Blender rest_mat and bind_mat custom properties</text:p>
            <text:p/>
            <text:p>name</text:p>
          </table:table-cell>
          <table:table-cell table:style-name="ce506"/>
          <table:table-cell table:style-name="ce503" table:number-columns-repeated="2"/>
          <table:table-cell table:style-name="ce513" office:value-type="string" calcext:value-type="string">
            <text:p>bone head -y</text:p>
          </table:table-cell>
          <table:table-cell table:style-name="ce547"/>
          <table:table-cell table:style-name="ce559" table:number-columns-repeated="2"/>
          <table:table-cell table:style-name="ce571" office:value-type="string" calcext:value-type="string">
            <text:p>bone head x</text:p>
          </table:table-cell>
          <table:table-cell table:style-name="ce506"/>
          <table:table-cell table:style-name="ce503" table:number-columns-repeated="2"/>
          <table:table-cell table:style-name="ce573" office:value-type="string" calcext:value-type="string">
            <text:p>bone head z</text:p>
          </table:table-cell>
          <table:table-cell table:style-name="ce506"/>
          <table:table-cell table:style-name="ce503" table:number-columns-repeated="2"/>
          <table:table-cell table:style-name="ce563"/>
          <table:table-cell table:style-name="ce501" office:value-type="string" calcext:value-type="string">
            <text:p>convert to Blender 2.8x rest_mat</text:p>
          </table:table-cell>
          <table:table-cell table:style-name="ce501" office:value-type="string" calcext:value-type="string">
            <text:p>convert to Blender 2.8x bind_mat</text:p>
          </table:table-cell>
          <table:table-cell table:style-name="ce548" office:value-type="string" calcext:value-type="string" table:number-columns-spanned="3" table:number-rows-spanned="1">
            <text:p>x=bone head parent+pivot y</text:p>
            <text:p>y=bone head parent - pivot x</text:p>
            <text:p>z=bone head parent + pivot z</text:p>
            <text:p>COLLISION: pos instead of pivot</text:p>
            <text:p><text:span text:style-name="T4">Blender conversion</text:span></text:p>
            <text:p><text:span text:style-name="T4">bone head</text:span></text:p>
            <text:p>x                   y                 z</text:p>
          </table:table-cell>
          <table:covered-table-cell table:style-name="ce552"/>
          <table:covered-table-cell table:style-name="ce555"/>
          <table:table-cell table:style-name="ce95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4">Blender conversion</text:span></text:p>
            <text:p><text:span text:style-name="T4">bone tail</text:span></text:p>
            <text:p>x             y           z</text:p>
          </table:table-cell>
          <table:covered-table-cell table:style-name="ce275"/>
          <table:covered-table-cell table:style-name="ce122"/>
          <table:table-cell table:style-name="ce501" table:number-columns-repeated="999"/>
        </table:table-row>
        <table:table-row table:style-name="ro3">
          <table:table-cell table:style-name="ce504" office:value-type="string" calcext:value-type="string">
            <text:p>sid="mPelvis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1.067" calcext:value-type="float">
            <text:p>1.067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$B2]&amp;&quot;, &quot;&amp;[.$F2]&amp;&quot;, &quot;&amp;[.$J2]&amp;&quot;, &quot;&amp;[.$N2]&amp;&quot;, &quot;&amp;[.$C2]&amp;&quot;, &quot;&amp;[.$G2]&amp;&quot;, &quot;&amp;[.$K2]&amp;&quot;, &quot;&amp;[.$O2]&amp;&quot;, &quot;&amp;[.$D2]&amp;&quot;, &quot;&amp;[.$H2]&amp;&quot;, &quot;&amp;[.$L2]&amp;&quot;, &quot;&amp;[.$P2]&amp;&quot;, &quot;&amp;-[.$E2]&amp;&quot;, &quot;&amp;[.$I2]&amp;&quot;, &quot;&amp;[.$M2]&amp;&quot;, &quot;&amp;[.$Q2]" office:value-type="string" office:string-value="1, 0, 0, 0, 0, 1, 0, 0, 0, 0, 1, 0, 0, 0, 1.067, 1" calcext:value-type="string">
            <text:p>1, 0, 0, 0, 0, 1, 0, 0, 0, 0, 1, 0, 0, 0, 1.067, 1</text:p>
          </table:table-cell>
          <table:table-cell table:style-name="ce566" table:formula="of:=[.$B2]&amp;&quot;, &quot;&amp;[.$F2]&amp;&quot;, &quot;&amp;[.$J2]&amp;&quot;, &quot;&amp;[.$N2]&amp;&quot;, &quot;&amp;[.$C2]&amp;&quot;, &quot;&amp;[.$G2]&amp;&quot;, &quot;&amp;[.$K2]&amp;&quot;, &quot;&amp;[.$O2]&amp;&quot;, &quot;&amp;[.$D2]&amp;&quot;, &quot;&amp;[.$H2]&amp;&quot;, &quot;&amp;[.$L2]&amp;&quot;, &quot;&amp;[.$P2]&amp;&quot;, &quot;&amp;[.$X2]&amp;&quot;, &quot;&amp;[.$W2]&amp;&quot;, &quot;&amp;[.$Y2]&amp;&quot;, &quot;&amp;[.$Q2]" office:value-type="string" office:string-value="1, 0, 0, 0, 0, 1, 0, 0, 0, 0, 1, 0, 0, 0, 1.151015, 1" calcext:value-type="string">
            <text:p>1, 0, 0, 0, 0, 1, 0, 0, 0, 0, 1, 0, 0, 0, 1.151015, 1</text:p>
          </table:table-cell>
          <table:table-cell table:style-name="ce549" table:formula="of:=+[$'Blender conversions'.D2]" office:value-type="float" office:value="0" calcext:value-type="float">
            <text:p>0.000000</text:p>
          </table:table-cell>
          <table:table-cell table:style-name="ce553" table:formula="of:=+[$'Blender conversions'.E2]" office:value-type="float" office:value="-0" calcext:value-type="float">
            <text:p>0.000000</text:p>
          </table:table-cell>
          <table:table-cell table:style-name="ce556" table:formula="of:=+[$'Blender conversions'.F2]" office:value-type="float" office:value="1.067015" calcext:value-type="float">
            <text:p>1.067015</text:p>
          </table:table-cell>
          <table:table-cell table:style-name="ce72" table:formula="of:=+[$'Blender conversions'.G2]" office:value-type="float" office:value="0" calcext:value-type="float">
            <text:p>0.000000</text:p>
          </table:table-cell>
          <table:table-cell table:style-name="ce72" table:formula="of:=+[$'Blender conversions'.H2]" office:value-type="float" office:value="-0" calcext:value-type="float">
            <text:p>0.000000</text:p>
          </table:table-cell>
          <table:table-cell table:style-name="ce72" table:formula="of:=+[$'Blender conversions'.I2]" office:value-type="float" office:value="1.151015" calcext:value-type="float">
            <text:p>1.15101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PELVIS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1" calcext:value-type="float">
            <text:p>-0.01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1999998" calcext:value-type="float">
            <text:p>-0.0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3]&amp;&quot;, &quot;&amp;[.F3]&amp;&quot;, &quot;&amp;[.J3]&amp;&quot;, &quot;&amp;[.N3]&amp;&quot;, &quot;&amp;[.C3]&amp;&quot;, &quot;&amp;[.G3]&amp;&quot;, &quot;&amp;[.K3]&amp;&quot;, &quot;&amp;[.O3]&amp;&quot;, &quot;&amp;[.D3]&amp;&quot;, &quot;&amp;[.H3]&amp;&quot;, &quot;&amp;[.L3]&amp;&quot;, &quot;&amp;[.P3]&amp;&quot;, &quot;&amp;-[.E3]&amp;&quot;, &quot;&amp;[.I3]&amp;&quot;, &quot;&amp;[.M3]&amp;&quot;, &quot;&amp;[.Q3]" office:value-type="string" office:string-value="1, 0, 0, 0, 0, 1, 0, 0, 0, 0, 1, 0, 0.01, 0, -0.01999998, 1" calcext:value-type="string">
            <text:p>1, 0, 0, 0, 0, 1, 0, 0, 0, 0, 1, 0, 0.01, 0, -0.01999998, 1</text:p>
          </table:table-cell>
          <table:table-cell table:style-name="ce566" table:formula="of:=[.$B3]&amp;&quot;, &quot;&amp;[.$F3]&amp;&quot;, &quot;&amp;[.$J3]&amp;&quot;, &quot;&amp;[.$N3]&amp;&quot;, &quot;&amp;[.$C3]&amp;&quot;, &quot;&amp;[.$G3]&amp;&quot;, &quot;&amp;[.$K3]&amp;&quot;, &quot;&amp;[.$O3]&amp;&quot;, &quot;&amp;[.$D3]&amp;&quot;, &quot;&amp;[.$H3]&amp;&quot;, &quot;&amp;[.$L3]&amp;&quot;, &quot;&amp;[.$P3]&amp;&quot;, &quot;&amp;[.$X3]&amp;&quot;, &quot;&amp;[.$W3]&amp;&quot;, &quot;&amp;[.$Y3]&amp;&quot;, &quot;&amp;[.$Q3]" office:value-type="string" office:string-value="1, 0, 0, 0, 0, 1, 0, 0, 0, 0, 1, 0, -0.02, 0, 1.142015, 1" calcext:value-type="string">
            <text:p>1, 0, 0, 0, 0, 1, 0, 0, 0, 0, 1, 0, -0.02, 0, 1.142015, 1</text:p>
          </table:table-cell>
          <table:table-cell table:style-name="ce549" table:formula="of:=+[$'Blender conversions'.D3]" office:value-type="float" office:value="0" calcext:value-type="float">
            <text:p>0.000000</text:p>
          </table:table-cell>
          <table:table-cell table:style-name="ce553" table:formula="of:=+[$'Blender conversions'.E3]" office:value-type="float" office:value="0.01" calcext:value-type="float">
            <text:p>0.010000</text:p>
          </table:table-cell>
          <table:table-cell table:style-name="ce556" table:formula="of:=+[$'Blender conversions'.F3]" office:value-type="float" office:value="1.047015" calcext:value-type="float">
            <text:p>1.047015</text:p>
          </table:table-cell>
          <table:table-cell table:style-name="ce72" table:formula="of:=+[$'Blender conversions'.G3]" office:value-type="float" office:value="0" calcext:value-type="float">
            <text:p>0.000000</text:p>
          </table:table-cell>
          <table:table-cell table:style-name="ce72" table:formula="of:=+[$'Blender conversions'.H3]" office:value-type="float" office:value="-0.02" calcext:value-type="float">
            <text:p>-0.020000</text:p>
          </table:table-cell>
          <table:table-cell table:style-name="ce72" table:formula="of:=+[$'Blender conversions'.I3]" office:value-type="float" office:value="1.142015" calcext:value-type="float">
            <text:p>1.14201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BUT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6" calcext:value-type="float">
            <text:p>-0.06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1" calcext:value-type="float">
            <text:p>-0.1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4]&amp;&quot;, &quot;&amp;[.F4]&amp;&quot;, &quot;&amp;[.J4]&amp;&quot;, &quot;&amp;[.N4]&amp;&quot;, &quot;&amp;[.C4]&amp;&quot;, &quot;&amp;[.G4]&amp;&quot;, &quot;&amp;[.K4]&amp;&quot;, &quot;&amp;[.O4]&amp;&quot;, &quot;&amp;[.D4]&amp;&quot;, &quot;&amp;[.H4]&amp;&quot;, &quot;&amp;[.L4]&amp;&quot;, &quot;&amp;[.P4]&amp;&quot;, &quot;&amp;-[.E4]&amp;&quot;, &quot;&amp;[.I4]&amp;&quot;, &quot;&amp;[.M4]&amp;&quot;, &quot;&amp;[.Q4]" office:value-type="string" office:string-value="1, 0, 0, 0, 0, 1, 0, 0, 0, 0, 1, 0, 0.06, 0, -0.1, 1" calcext:value-type="string">
            <text:p>1, 0, 0, 0, 0, 1, 0, 0, 0, 0, 1, 0, 0.06, 0, -0.1, 1</text:p>
          </table:table-cell>
          <table:table-cell table:style-name="ce566" table:formula="of:=[.$B4]&amp;&quot;, &quot;&amp;[.$F4]&amp;&quot;, &quot;&amp;[.$J4]&amp;&quot;, &quot;&amp;[.$N4]&amp;&quot;, &quot;&amp;[.$C4]&amp;&quot;, &quot;&amp;[.$G4]&amp;&quot;, &quot;&amp;[.$K4]&amp;&quot;, &quot;&amp;[.$O4]&amp;&quot;, &quot;&amp;[.$D4]&amp;&quot;, &quot;&amp;[.$H4]&amp;&quot;, &quot;&amp;[.$L4]&amp;&quot;, &quot;&amp;[.$P4]&amp;&quot;, &quot;&amp;[.$X4]&amp;&quot;, &quot;&amp;[.$W4]&amp;&quot;, &quot;&amp;[.$Y4]&amp;&quot;, &quot;&amp;[.$Q4]" office:value-type="string" office:string-value="1, 0, 0, 0, 0, 1, 0, 0, 0, 0, 1, 0, 0.16, 0, 0.967015, 1" calcext:value-type="string">
            <text:p>1, 0, 0, 0, 0, 1, 0, 0, 0, 0, 1, 0, 0.16, 0, 0.967015, 1</text:p>
          </table:table-cell>
          <table:table-cell table:style-name="ce549" table:formula="of:=+[$'Blender conversions'.D4]" office:value-type="float" office:value="0" calcext:value-type="float">
            <text:p>0.000000</text:p>
          </table:table-cell>
          <table:table-cell table:style-name="ce553" table:formula="of:=+[$'Blender conversions'.E4]" office:value-type="float" office:value="0.06" calcext:value-type="float">
            <text:p>0.060000</text:p>
          </table:table-cell>
          <table:table-cell table:style-name="ce556" table:formula="of:=+[$'Blender conversions'.F4]" office:value-type="float" office:value="0.967015" calcext:value-type="float">
            <text:p>0.967015</text:p>
          </table:table-cell>
          <table:table-cell table:style-name="ce72" table:formula="of:=+[$'Blender conversions'.G4]" office:value-type="float" office:value="0" calcext:value-type="float">
            <text:p>0.000000</text:p>
          </table:table-cell>
          <table:table-cell table:style-name="ce72" table:formula="of:=+[$'Blender conversions'.H4]" office:value-type="float" office:value="0.16" calcext:value-type="float">
            <text:p>0.160000</text:p>
          </table:table-cell>
          <table:table-cell table:style-name="ce72" table:formula="of:=+[$'Blender conversions'.I4]" office:value-type="float" office:value="0.967015" calcext:value-type="float">
            <text:p>0.96701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Spine1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8399999" calcext:value-type="float">
            <text:p>0.08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5]&amp;&quot;, &quot;&amp;[.F5]&amp;&quot;, &quot;&amp;[.J5]&amp;&quot;, &quot;&amp;[.N5]&amp;&quot;, &quot;&amp;[.C5]&amp;&quot;, &quot;&amp;[.G5]&amp;&quot;, &quot;&amp;[.K5]&amp;&quot;, &quot;&amp;[.O5]&amp;&quot;, &quot;&amp;[.D5]&amp;&quot;, &quot;&amp;[.H5]&amp;&quot;, &quot;&amp;[.L5]&amp;&quot;, &quot;&amp;[.P5]&amp;&quot;, &quot;&amp;-[.E5]&amp;&quot;, &quot;&amp;[.I5]&amp;&quot;, &quot;&amp;[.M5]&amp;&quot;, &quot;&amp;[.Q5]" office:value-type="string" office:string-value="1, 0, 0, 0, 0, 1, 0, 0, 0, 0, 1, 0, 0, 0, 0.08399999, 1" calcext:value-type="string">
            <text:p>1, 0, 0, 0, 0, 1, 0, 0, 0, 0, 1, 0, 0, 0, 0.08399999, 1</text:p>
          </table:table-cell>
          <table:table-cell table:style-name="ce566" table:formula="of:=[.$B5]&amp;&quot;, &quot;&amp;[.$F5]&amp;&quot;, &quot;&amp;[.$J5]&amp;&quot;, &quot;&amp;[.$N5]&amp;&quot;, &quot;&amp;[.$C5]&amp;&quot;, &quot;&amp;[.$G5]&amp;&quot;, &quot;&amp;[.$K5]&amp;&quot;, &quot;&amp;[.$O5]&amp;&quot;, &quot;&amp;[.$D5]&amp;&quot;, &quot;&amp;[.$H5]&amp;&quot;, &quot;&amp;[.$L5]&amp;&quot;, &quot;&amp;[.$P5]&amp;&quot;, &quot;&amp;[.$X5]&amp;&quot;, &quot;&amp;[.$W5]&amp;&quot;, &quot;&amp;[.$Y5]&amp;&quot;, &quot;&amp;[.$Q5]" office:value-type="string" office:string-value="1, 0, 0, 0, 0, 1, 0, 0, 0, 0, 1, 0, 0, 0, 1.067088, 1" calcext:value-type="string">
            <text:p>1, 0, 0, 0, 0, 1, 0, 0, 0, 0, 1, 0, 0, 0, 1.067088, 1</text:p>
          </table:table-cell>
          <table:table-cell table:style-name="ce549" table:formula="of:=+[$'Blender conversions'.D5]" office:value-type="float" office:value="0" calcext:value-type="float">
            <text:p>0.000000</text:p>
          </table:table-cell>
          <table:table-cell table:style-name="ce553" table:formula="of:=+[$'Blender conversions'.E5]" office:value-type="float" office:value="-0" calcext:value-type="float">
            <text:p>0.000000</text:p>
          </table:table-cell>
          <table:table-cell table:style-name="ce556" table:formula="of:=+[$'Blender conversions'.F5]" office:value-type="float" office:value="1.151088" calcext:value-type="float">
            <text:p>1.151088</text:p>
          </table:table-cell>
          <table:table-cell table:style-name="ce72" table:formula="of:=+[$'Blender conversions'.G5]" office:value-type="float" office:value="0" calcext:value-type="float">
            <text:p>0.000000</text:p>
          </table:table-cell>
          <table:table-cell table:style-name="ce72" table:formula="of:=+[$'Blender conversions'.H5]" office:value-type="float" office:value="-0" calcext:value-type="float">
            <text:p>0.000000</text:p>
          </table:table-cell>
          <table:table-cell table:style-name="ce72" table:formula="of:=+[$'Blender conversions'.I5]" office:value-type="float" office:value="1.067088" calcext:value-type="float">
            <text:p>1.067088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Spine2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8399999" calcext:value-type="float">
            <text:p>-0.08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6]&amp;&quot;, &quot;&amp;[.F6]&amp;&quot;, &quot;&amp;[.J6]&amp;&quot;, &quot;&amp;[.N6]&amp;&quot;, &quot;&amp;[.C6]&amp;&quot;, &quot;&amp;[.G6]&amp;&quot;, &quot;&amp;[.K6]&amp;&quot;, &quot;&amp;[.O6]&amp;&quot;, &quot;&amp;[.D6]&amp;&quot;, &quot;&amp;[.H6]&amp;&quot;, &quot;&amp;[.L6]&amp;&quot;, &quot;&amp;[.P6]&amp;&quot;, &quot;&amp;-[.E6]&amp;&quot;, &quot;&amp;[.I6]&amp;&quot;, &quot;&amp;[.M6]&amp;&quot;, &quot;&amp;[.Q6]" office:value-type="string" office:string-value="1, 0, 0, 0, 0, 1, 0, 0, 0, 0, 1, 0, 0, 0, -0.08399999, 1" calcext:value-type="string">
            <text:p>1, 0, 0, 0, 0, 1, 0, 0, 0, 0, 1, 0, 0, 0, -0.08399999, 1</text:p>
          </table:table-cell>
          <table:table-cell table:style-name="ce566" table:formula="of:=[.$B6]&amp;&quot;, &quot;&amp;[.$F6]&amp;&quot;, &quot;&amp;[.$J6]&amp;&quot;, &quot;&amp;[.$N6]&amp;&quot;, &quot;&amp;[.$C6]&amp;&quot;, &quot;&amp;[.$G6]&amp;&quot;, &quot;&amp;[.$K6]&amp;&quot;, &quot;&amp;[.$O6]&amp;&quot;, &quot;&amp;[.$D6]&amp;&quot;, &quot;&amp;[.$H6]&amp;&quot;, &quot;&amp;[.$L6]&amp;&quot;, &quot;&amp;[.$P6]&amp;&quot;, &quot;&amp;[.$X6]&amp;&quot;, &quot;&amp;[.$W6]&amp;&quot;, &quot;&amp;[.$Y6]&amp;&quot;, &quot;&amp;[.$Q6]" office:value-type="string" office:string-value="1, 0, 0, 0, 0, 1, 0, 0, 0, 0, 1, 0, 0, 0, 1.151015, 1" calcext:value-type="string">
            <text:p>1, 0, 0, 0, 0, 1, 0, 0, 0, 0, 1, 0, 0, 0, 1.151015, 1</text:p>
          </table:table-cell>
          <table:table-cell table:style-name="ce549" table:formula="of:=+[$'Blender conversions'.D6]" office:value-type="float" office:value="0" calcext:value-type="float">
            <text:p>0.000000</text:p>
          </table:table-cell>
          <table:table-cell table:style-name="ce553" table:formula="of:=+[$'Blender conversions'.E6]" office:value-type="float" office:value="-0" calcext:value-type="float">
            <text:p>0.000000</text:p>
          </table:table-cell>
          <table:table-cell table:style-name="ce556" table:formula="of:=+[$'Blender conversions'.F6]" office:value-type="float" office:value="1.067015" calcext:value-type="float">
            <text:p>1.067015</text:p>
          </table:table-cell>
          <table:table-cell table:style-name="ce72" table:formula="of:=+[$'Blender conversions'.G6]" office:value-type="float" office:value="0" calcext:value-type="float">
            <text:p>0.000000</text:p>
          </table:table-cell>
          <table:table-cell table:style-name="ce72" table:formula="of:=+[$'Blender conversions'.H6]" office:value-type="float" office:value="-0" calcext:value-type="float">
            <text:p>0.000000</text:p>
          </table:table-cell>
          <table:table-cell table:style-name="ce72" table:formula="of:=+[$'Blender conversions'.I6]" office:value-type="float" office:value="1.151015" calcext:value-type="float">
            <text:p>1.15101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Torso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8400001" calcext:value-type="float">
            <text:p>0.08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7]&amp;&quot;, &quot;&amp;[.F7]&amp;&quot;, &quot;&amp;[.J7]&amp;&quot;, &quot;&amp;[.N7]&amp;&quot;, &quot;&amp;[.C7]&amp;&quot;, &quot;&amp;[.G7]&amp;&quot;, &quot;&amp;[.K7]&amp;&quot;, &quot;&amp;[.O7]&amp;&quot;, &quot;&amp;[.D7]&amp;&quot;, &quot;&amp;[.H7]&amp;&quot;, &quot;&amp;[.L7]&amp;&quot;, &quot;&amp;[.P7]&amp;&quot;, &quot;&amp;-[.E7]&amp;&quot;, &quot;&amp;[.I7]&amp;&quot;, &quot;&amp;[.M7]&amp;&quot;, &quot;&amp;[.Q7]" office:value-type="string" office:string-value="1, 0, 0, 0, 0, 1, 0, 0, 0, 0, 1, 0, 0, 0, 0.08400001, 1" calcext:value-type="string">
            <text:p>1, 0, 0, 0, 0, 1, 0, 0, 0, 0, 1, 0, 0, 0, 0.08400001, 1</text:p>
          </table:table-cell>
          <table:table-cell table:style-name="ce566" table:formula="of:=[.$B7]&amp;&quot;, &quot;&amp;[.$F7]&amp;&quot;, &quot;&amp;[.$J7]&amp;&quot;, &quot;&amp;[.$N7]&amp;&quot;, &quot;&amp;[.$C7]&amp;&quot;, &quot;&amp;[.$G7]&amp;&quot;, &quot;&amp;[.$K7]&amp;&quot;, &quot;&amp;[.$O7]&amp;&quot;, &quot;&amp;[.$D7]&amp;&quot;, &quot;&amp;[.$H7]&amp;&quot;, &quot;&amp;[.$L7]&amp;&quot;, &quot;&amp;[.$P7]&amp;&quot;, &quot;&amp;[.$X7]&amp;&quot;, &quot;&amp;[.$W7]&amp;&quot;, &quot;&amp;[.$Y7]&amp;&quot;, &quot;&amp;[.$Q7]" office:value-type="string" office:string-value="1, 0, 0, 0, 0, 1, 0, 0, 0, 0, 1, 0, 0.015, 0, 1.356088, 1" calcext:value-type="string">
            <text:p>1, 0, 0, 0, 0, 1, 0, 0, 0, 0, 1, 0, 0.015, 0, 1.356088, 1</text:p>
          </table:table-cell>
          <table:table-cell table:style-name="ce549" table:formula="of:=+[$'Blender conversions'.D7]" office:value-type="float" office:value="0" calcext:value-type="float">
            <text:p>0.000000</text:p>
          </table:table-cell>
          <table:table-cell table:style-name="ce553" table:formula="of:=+[$'Blender conversions'.E7]" office:value-type="float" office:value="-0" calcext:value-type="float">
            <text:p>0.000000</text:p>
          </table:table-cell>
          <table:table-cell table:style-name="ce556" table:formula="of:=+[$'Blender conversions'.F7]" office:value-type="float" office:value="1.151088" calcext:value-type="float">
            <text:p>1.151088</text:p>
          </table:table-cell>
          <table:table-cell table:style-name="ce72" table:formula="of:=+[$'Blender conversions'.G7]" office:value-type="float" office:value="0" calcext:value-type="float">
            <text:p>0.000000</text:p>
          </table:table-cell>
          <table:table-cell table:style-name="ce72" table:formula="of:=+[$'Blender conversions'.H7]" office:value-type="float" office:value="0.015" calcext:value-type="float">
            <text:p>0.015000</text:p>
          </table:table-cell>
          <table:table-cell table:style-name="ce72" table:formula="of:=+[$'Blender conversions'.I7]" office:value-type="float" office:value="1.356088" calcext:value-type="float">
            <text:p>1.356088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BELLY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28" calcext:value-type="float">
            <text:p>0.028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4200006" calcext:value-type="float">
            <text:p>0.0420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8]&amp;&quot;, &quot;&amp;[.F8]&amp;&quot;, &quot;&amp;[.J8]&amp;&quot;, &quot;&amp;[.N8]&amp;&quot;, &quot;&amp;[.C8]&amp;&quot;, &quot;&amp;[.G8]&amp;&quot;, &quot;&amp;[.K8]&amp;&quot;, &quot;&amp;[.O8]&amp;&quot;, &quot;&amp;[.D8]&amp;&quot;, &quot;&amp;[.H8]&amp;&quot;, &quot;&amp;[.L8]&amp;&quot;, &quot;&amp;[.P8]&amp;&quot;, &quot;&amp;-[.E8]&amp;&quot;, &quot;&amp;[.I8]&amp;&quot;, &quot;&amp;[.M8]&amp;&quot;, &quot;&amp;[.Q8]" office:value-type="string" office:string-value="1, 0, 0, 0, 0, 1, 0, 0, 0, 0, 1, 0, -0.028, 0, 0.04200006, 1" calcext:value-type="string">
            <text:p>1, 0, 0, 0, 0, 1, 0, 0, 0, 0, 1, 0, -0.028, 0, 0.04200006, 1</text:p>
          </table:table-cell>
          <table:table-cell table:style-name="ce566" table:formula="of:=[.$B8]&amp;&quot;, &quot;&amp;[.$F8]&amp;&quot;, &quot;&amp;[.$J8]&amp;&quot;, &quot;&amp;[.$N8]&amp;&quot;, &quot;&amp;[.$C8]&amp;&quot;, &quot;&amp;[.$G8]&amp;&quot;, &quot;&amp;[.$K8]&amp;&quot;, &quot;&amp;[.$O8]&amp;&quot;, &quot;&amp;[.$D8]&amp;&quot;, &quot;&amp;[.$H8]&amp;&quot;, &quot;&amp;[.$L8]&amp;&quot;, &quot;&amp;[.$P8]&amp;&quot;, &quot;&amp;[.$X8]&amp;&quot;, &quot;&amp;[.$W8]&amp;&quot;, &quot;&amp;[.$Y8]&amp;&quot;, &quot;&amp;[.$Q8]" office:value-type="string" office:string-value="1, 0, 0, 0, 0, 1, 0, 0, 0, 0, 1, 0, -0.056, 0, 1.285088, 1" calcext:value-type="string">
            <text:p>1, 0, 0, 0, 0, 1, 0, 0, 0, 0, 1, 0, -0.056, 0, 1.285088, 1</text:p>
          </table:table-cell>
          <table:table-cell table:style-name="ce549" table:formula="of:=+[$'Blender conversions'.D8]" office:value-type="float" office:value="0" calcext:value-type="float">
            <text:p>0.000000</text:p>
          </table:table-cell>
          <table:table-cell table:style-name="ce553" table:formula="of:=+[$'Blender conversions'.E8]" office:value-type="float" office:value="-0.028" calcext:value-type="float">
            <text:p>-0.028000</text:p>
          </table:table-cell>
          <table:table-cell table:style-name="ce556" table:formula="of:=+[$'Blender conversions'.F8]" office:value-type="float" office:value="1.191088" calcext:value-type="float">
            <text:p>1.191088</text:p>
          </table:table-cell>
          <table:table-cell table:style-name="ce72" table:formula="of:=+[$'Blender conversions'.G8]" office:value-type="float" office:value="0" calcext:value-type="float">
            <text:p>0.000000</text:p>
          </table:table-cell>
          <table:table-cell table:style-name="ce72" table:formula="of:=+[$'Blender conversions'.H8]" office:value-type="float" office:value="-0.056" calcext:value-type="float">
            <text:p>-0.056000</text:p>
          </table:table-cell>
          <table:table-cell table:style-name="ce72" table:formula="of:=+[$'Blender conversions'.I8]" office:value-type="float" office:value="1.285088" calcext:value-type="float">
            <text:p>1.285088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LEFT_HANDLE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1" calcext:value-type="float">
            <text:p>0.1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6089997" calcext:value-type="float">
            <text:p>0.0609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9]&amp;&quot;, &quot;&amp;[.F9]&amp;&quot;, &quot;&amp;[.J9]&amp;&quot;, &quot;&amp;[.N9]&amp;&quot;, &quot;&amp;[.C9]&amp;&quot;, &quot;&amp;[.G9]&amp;&quot;, &quot;&amp;[.K9]&amp;&quot;, &quot;&amp;[.O9]&amp;&quot;, &quot;&amp;[.D9]&amp;&quot;, &quot;&amp;[.H9]&amp;&quot;, &quot;&amp;[.L9]&amp;&quot;, &quot;&amp;[.P9]&amp;&quot;, &quot;&amp;-[.E9]&amp;&quot;, &quot;&amp;[.I9]&amp;&quot;, &quot;&amp;[.M9]&amp;&quot;, &quot;&amp;[.Q9]" office:value-type="string" office:string-value="1, 0, 0, 0, 0, 1, 0, 0, 0, 0, 1, 0, 0, 0.1, 0.06089997, 1" calcext:value-type="string">
            <text:p>1, 0, 0, 0, 0, 1, 0, 0, 0, 0, 1, 0, 0, 0.1, 0.06089997, 1</text:p>
          </table:table-cell>
          <table:table-cell table:style-name="ce566" table:formula="of:=[.$B9]&amp;&quot;, &quot;&amp;[.$F9]&amp;&quot;, &quot;&amp;[.$J9]&amp;&quot;, &quot;&amp;[.$N9]&amp;&quot;, &quot;&amp;[.$C9]&amp;&quot;, &quot;&amp;[.$G9]&amp;&quot;, &quot;&amp;[.$K9]&amp;&quot;, &quot;&amp;[.$O9]&amp;&quot;, &quot;&amp;[.$D9]&amp;&quot;, &quot;&amp;[.$H9]&amp;&quot;, &quot;&amp;[.$L9]&amp;&quot;, &quot;&amp;[.$P9]&amp;&quot;, &quot;&amp;[.$X9]&amp;&quot;, &quot;&amp;[.$W9]&amp;&quot;, &quot;&amp;[.$Y9]&amp;&quot;, &quot;&amp;[.$Q9]" office:value-type="string" office:string-value="1, 0, 0, 0, 0, 1, 0, 0, 0, 0, 1, 0, 0, 0.2, 1.209088, 1" calcext:value-type="string">
            <text:p>1, 0, 0, 0, 0, 1, 0, 0, 0, 0, 1, 0, 0, 0.2, 1.209088, 1</text:p>
          </table:table-cell>
          <table:table-cell table:style-name="ce549" table:formula="of:=+[$'Blender conversions'.D9]" office:value-type="float" office:value="0.1" calcext:value-type="float">
            <text:p>0.100000</text:p>
          </table:table-cell>
          <table:table-cell table:style-name="ce553" table:formula="of:=+[$'Blender conversions'.E9]" office:value-type="float" office:value="-0" calcext:value-type="float">
            <text:p>0.000000</text:p>
          </table:table-cell>
          <table:table-cell table:style-name="ce556" table:formula="of:=+[$'Blender conversions'.F9]" office:value-type="float" office:value="1.209088" calcext:value-type="float">
            <text:p>1.209088</text:p>
          </table:table-cell>
          <table:table-cell table:style-name="ce72" table:formula="of:=+[$'Blender conversions'.G9]" office:value-type="float" office:value="0.2" calcext:value-type="float">
            <text:p>0.200000</text:p>
          </table:table-cell>
          <table:table-cell table:style-name="ce72" table:formula="of:=+[$'Blender conversions'.H9]" office:value-type="float" office:value="-0" calcext:value-type="float">
            <text:p>0.000000</text:p>
          </table:table-cell>
          <table:table-cell table:style-name="ce72" table:formula="of:=+[$'Blender conversions'.I9]" office:value-type="float" office:value="1.209088" calcext:value-type="float">
            <text:p>1.209088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RIGHT_HANDLE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1" calcext:value-type="float">
            <text:p>-0.1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6089997" calcext:value-type="float">
            <text:p>0.0609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0]&amp;&quot;, &quot;&amp;[.F10]&amp;&quot;, &quot;&amp;[.J10]&amp;&quot;, &quot;&amp;[.N10]&amp;&quot;, &quot;&amp;[.C10]&amp;&quot;, &quot;&amp;[.G10]&amp;&quot;, &quot;&amp;[.K10]&amp;&quot;, &quot;&amp;[.O10]&amp;&quot;, &quot;&amp;[.D10]&amp;&quot;, &quot;&amp;[.H10]&amp;&quot;, &quot;&amp;[.L10]&amp;&quot;, &quot;&amp;[.P10]&amp;&quot;, &quot;&amp;-[.E10]&amp;&quot;, &quot;&amp;[.I10]&amp;&quot;, &quot;&amp;[.M10]&amp;&quot;, &quot;&amp;[.Q10]" office:value-type="string" office:string-value="1, 0, 0, 0, 0, 1, 0, 0, 0, 0, 1, 0, 0, -0.1, 0.06089997, 1" calcext:value-type="string">
            <text:p>1, 0, 0, 0, 0, 1, 0, 0, 0, 0, 1, 0, 0, -0.1, 0.06089997, 1</text:p>
          </table:table-cell>
          <table:table-cell table:style-name="ce566" table:formula="of:=[.$B10]&amp;&quot;, &quot;&amp;[.$F10]&amp;&quot;, &quot;&amp;[.$J10]&amp;&quot;, &quot;&amp;[.$N10]&amp;&quot;, &quot;&amp;[.$C10]&amp;&quot;, &quot;&amp;[.$G10]&amp;&quot;, &quot;&amp;[.$K10]&amp;&quot;, &quot;&amp;[.$O10]&amp;&quot;, &quot;&amp;[.$D10]&amp;&quot;, &quot;&amp;[.$H10]&amp;&quot;, &quot;&amp;[.$L10]&amp;&quot;, &quot;&amp;[.$P10]&amp;&quot;, &quot;&amp;[.$X10]&amp;&quot;, &quot;&amp;[.$W10]&amp;&quot;, &quot;&amp;[.$Y10]&amp;&quot;, &quot;&amp;[.$Q10]" office:value-type="string" office:string-value="1, 0, 0, 0, 0, 1, 0, 0, 0, 0, 1, 0, 0, -0.2, 1.209088, 1" calcext:value-type="string">
            <text:p>1, 0, 0, 0, 0, 1, 0, 0, 0, 0, 1, 0, 0, -0.2, 1.209088, 1</text:p>
          </table:table-cell>
          <table:table-cell table:style-name="ce549" table:formula="of:=+[$'Blender conversions'.D10]" office:value-type="float" office:value="-0.1" calcext:value-type="float">
            <text:p>-0.100000</text:p>
          </table:table-cell>
          <table:table-cell table:style-name="ce553" table:formula="of:=+[$'Blender conversions'.E10]" office:value-type="float" office:value="-0" calcext:value-type="float">
            <text:p>0.000000</text:p>
          </table:table-cell>
          <table:table-cell table:style-name="ce556" table:formula="of:=+[$'Blender conversions'.F10]" office:value-type="float" office:value="1.209088" calcext:value-type="float">
            <text:p>1.209088</text:p>
          </table:table-cell>
          <table:table-cell table:style-name="ce72" table:formula="of:=+[$'Blender conversions'.G10]" office:value-type="float" office:value="-0.2" calcext:value-type="float">
            <text:p>-0.200000</text:p>
          </table:table-cell>
          <table:table-cell table:style-name="ce72" table:formula="of:=+[$'Blender conversions'.H10]" office:value-type="float" office:value="-0" calcext:value-type="float">
            <text:p>0.000000</text:p>
          </table:table-cell>
          <table:table-cell table:style-name="ce72" table:formula="of:=+[$'Blender conversions'.I10]" office:value-type="float" office:value="1.209088" calcext:value-type="float">
            <text:p>1.209088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LOWER_BACK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2415001" calcext:value-type="float">
            <text:p>0.0241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1]&amp;&quot;, &quot;&amp;[.F11]&amp;&quot;, &quot;&amp;[.J11]&amp;&quot;, &quot;&amp;[.N11]&amp;&quot;, &quot;&amp;[.C11]&amp;&quot;, &quot;&amp;[.G11]&amp;&quot;, &quot;&amp;[.K11]&amp;&quot;, &quot;&amp;[.O11]&amp;&quot;, &quot;&amp;[.D11]&amp;&quot;, &quot;&amp;[.H11]&amp;&quot;, &quot;&amp;[.L11]&amp;&quot;, &quot;&amp;[.P11]&amp;&quot;, &quot;&amp;-[.E11]&amp;&quot;, &quot;&amp;[.I11]&amp;&quot;, &quot;&amp;[.M11]&amp;&quot;, &quot;&amp;[.Q11]" office:value-type="string" office:string-value="1, 0, 0, 0, 0, 1, 0, 0, 0, 0, 1, 0, 0, 0, 0.02415001, 1" calcext:value-type="string">
            <text:p>1, 0, 0, 0, 0, 1, 0, 0, 0, 0, 1, 0, 0, 0, 0.02415001, 1</text:p>
          </table:table-cell>
          <table:table-cell table:style-name="ce566" table:formula="of:=[.$B11]&amp;&quot;, &quot;&amp;[.$F11]&amp;&quot;, &quot;&amp;[.$J11]&amp;&quot;, &quot;&amp;[.$N11]&amp;&quot;, &quot;&amp;[.$C11]&amp;&quot;, &quot;&amp;[.$G11]&amp;&quot;, &quot;&amp;[.$K11]&amp;&quot;, &quot;&amp;[.$O11]&amp;&quot;, &quot;&amp;[.$D11]&amp;&quot;, &quot;&amp;[.$H11]&amp;&quot;, &quot;&amp;[.$L11]&amp;&quot;, &quot;&amp;[.$P11]&amp;&quot;, &quot;&amp;[.$X11]&amp;&quot;, &quot;&amp;[.$W11]&amp;&quot;, &quot;&amp;[.$Y11]&amp;&quot;, &quot;&amp;[.$Q11]" office:value-type="string" office:string-value="1, 0, 0, 0, 0, 1, 0, 0, 0, 0, 1, 0, 0.1, 0, 1.174088, 1" calcext:value-type="string">
            <text:p>1, 0, 0, 0, 0, 1, 0, 0, 0, 0, 1, 0, 0.1, 0, 1.174088, 1</text:p>
          </table:table-cell>
          <table:table-cell table:style-name="ce549" table:formula="of:=+[$'Blender conversions'.D11]" office:value-type="float" office:value="0" calcext:value-type="float">
            <text:p>0.000000</text:p>
          </table:table-cell>
          <table:table-cell table:style-name="ce553" table:formula="of:=+[$'Blender conversions'.E11]" office:value-type="float" office:value="-0" calcext:value-type="float">
            <text:p>0.000000</text:p>
          </table:table-cell>
          <table:table-cell table:style-name="ce556" table:formula="of:=+[$'Blender conversions'.F11]" office:value-type="float" office:value="1.174088" calcext:value-type="float">
            <text:p>1.174088</text:p>
          </table:table-cell>
          <table:table-cell table:style-name="ce72" table:formula="of:=+[$'Blender conversions'.G11]" office:value-type="float" office:value="0" calcext:value-type="float">
            <text:p>0.000000</text:p>
          </table:table-cell>
          <table:table-cell table:style-name="ce72" table:formula="of:=+[$'Blender conversions'.H11]" office:value-type="float" office:value="0.1" calcext:value-type="float">
            <text:p>0.100000</text:p>
          </table:table-cell>
          <table:table-cell table:style-name="ce72" table:formula="of:=+[$'Blender conversions'.I11]" office:value-type="float" office:value="1.174088" calcext:value-type="float">
            <text:p>1.174088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Spine3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15" calcext:value-type="float">
            <text:p>-0.01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21525" calcext:value-type="float">
            <text:p>0.2152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2]&amp;&quot;, &quot;&amp;[.F12]&amp;&quot;, &quot;&amp;[.J12]&amp;&quot;, &quot;&amp;[.N12]&amp;&quot;, &quot;&amp;[.C12]&amp;&quot;, &quot;&amp;[.G12]&amp;&quot;, &quot;&amp;[.K12]&amp;&quot;, &quot;&amp;[.O12]&amp;&quot;, &quot;&amp;[.D12]&amp;&quot;, &quot;&amp;[.H12]&amp;&quot;, &quot;&amp;[.L12]&amp;&quot;, &quot;&amp;[.P12]&amp;&quot;, &quot;&amp;-[.E12]&amp;&quot;, &quot;&amp;[.I12]&amp;&quot;, &quot;&amp;[.M12]&amp;&quot;, &quot;&amp;[.Q12]" office:value-type="string" office:string-value="1, 0, 0, 0, 0, 1, 0, 0, 0, 0, 1, 0, 0.015, 0, 0.21525, 1" calcext:value-type="string">
            <text:p>1, 0, 0, 0, 0, 1, 0, 0, 0, 0, 1, 0, 0.015, 0, 0.21525, 1</text:p>
          </table:table-cell>
          <table:table-cell table:style-name="ce566" table:formula="of:=[.$B12]&amp;&quot;, &quot;&amp;[.$F12]&amp;&quot;, &quot;&amp;[.$J12]&amp;&quot;, &quot;&amp;[.$N12]&amp;&quot;, &quot;&amp;[.$C12]&amp;&quot;, &quot;&amp;[.$G12]&amp;&quot;, &quot;&amp;[.$K12]&amp;&quot;, &quot;&amp;[.$O12]&amp;&quot;, &quot;&amp;[.$D12]&amp;&quot;, &quot;&amp;[.$H12]&amp;&quot;, &quot;&amp;[.$L12]&amp;&quot;, &quot;&amp;[.$P12]&amp;&quot;, &quot;&amp;[.$X12]&amp;&quot;, &quot;&amp;[.$W12]&amp;&quot;, &quot;&amp;[.$Y12]&amp;&quot;, &quot;&amp;[.$Q12]" office:value-type="string" office:string-value="1, 0, 0, 0, 0, 1, 0, 0, 0, 0, 1, 0, 0.000368, 0, 1.150965, 1" calcext:value-type="string">
            <text:p>1, 0, 0, 0, 0, 1, 0, 0, 0, 0, 1, 0, 0.000368, 0, 1.150965, 1</text:p>
          </table:table-cell>
          <table:table-cell table:style-name="ce549" table:formula="of:=+[$'Blender conversions'.D12]" office:value-type="float" office:value="0" calcext:value-type="float">
            <text:p>0.000000</text:p>
          </table:table-cell>
          <table:table-cell table:style-name="ce553" table:formula="of:=+[$'Blender conversions'.E12]" office:value-type="float" office:value="0.015368" calcext:value-type="float">
            <text:p>0.015368</text:p>
          </table:table-cell>
          <table:table-cell table:style-name="ce556" table:formula="of:=+[$'Blender conversions'.F12]" office:value-type="float" office:value="1.355965" calcext:value-type="float">
            <text:p>1.355965</text:p>
          </table:table-cell>
          <table:table-cell table:style-name="ce72" table:formula="of:=+[$'Blender conversions'.G12]" office:value-type="float" office:value="0" calcext:value-type="float">
            <text:p>0.000000</text:p>
          </table:table-cell>
          <table:table-cell table:style-name="ce72" table:formula="of:=+[$'Blender conversions'.H12]" office:value-type="float" office:value="0.000368" calcext:value-type="float">
            <text:p>0.000368</text:p>
          </table:table-cell>
          <table:table-cell table:style-name="ce72" table:formula="of:=+[$'Blender conversions'.I12]" office:value-type="float" office:value="1.150965" calcext:value-type="float">
            <text:p>1.15096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Spine4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15" calcext:value-type="float">
            <text:p>0.01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21525" calcext:value-type="float">
            <text:p>-0.2152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3]&amp;&quot;, &quot;&amp;[.F13]&amp;&quot;, &quot;&amp;[.J13]&amp;&quot;, &quot;&amp;[.N13]&amp;&quot;, &quot;&amp;[.C13]&amp;&quot;, &quot;&amp;[.G13]&amp;&quot;, &quot;&amp;[.K13]&amp;&quot;, &quot;&amp;[.O13]&amp;&quot;, &quot;&amp;[.D13]&amp;&quot;, &quot;&amp;[.H13]&amp;&quot;, &quot;&amp;[.L13]&amp;&quot;, &quot;&amp;[.P13]&amp;&quot;, &quot;&amp;-[.E13]&amp;&quot;, &quot;&amp;[.I13]&amp;&quot;, &quot;&amp;[.M13]&amp;&quot;, &quot;&amp;[.Q13]" office:value-type="string" office:string-value="1, 0, 0, 0, 0, 1, 0, 0, 0, 0, 1, 0, -0.015, 0, -0.21525, 1" calcext:value-type="string">
            <text:p>1, 0, 0, 0, 0, 1, 0, 0, 0, 0, 1, 0, -0.015, 0, -0.21525, 1</text:p>
          </table:table-cell>
          <table:table-cell table:style-name="ce566" table:formula="of:=[.$B13]&amp;&quot;, &quot;&amp;[.$F13]&amp;&quot;, &quot;&amp;[.$J13]&amp;&quot;, &quot;&amp;[.$N13]&amp;&quot;, &quot;&amp;[.$C13]&amp;&quot;, &quot;&amp;[.$G13]&amp;&quot;, &quot;&amp;[.$K13]&amp;&quot;, &quot;&amp;[.$O13]&amp;&quot;, &quot;&amp;[.$D13]&amp;&quot;, &quot;&amp;[.$H13]&amp;&quot;, &quot;&amp;[.$L13]&amp;&quot;, &quot;&amp;[.$P13]&amp;&quot;, &quot;&amp;[.$X13]&amp;&quot;, &quot;&amp;[.$W13]&amp;&quot;, &quot;&amp;[.$Y13]&amp;&quot;, &quot;&amp;[.$Q13]" office:value-type="string" office:string-value="1, 0, 0, 0, 0, 1, 0, 0, 0, 0, 1, 0, 0.015, 0, 1.356088, 1" calcext:value-type="string">
            <text:p>1, 0, 0, 0, 0, 1, 0, 0, 0, 0, 1, 0, 0.015, 0, 1.356088, 1</text:p>
          </table:table-cell>
          <table:table-cell table:style-name="ce549" table:formula="of:=+[$'Blender conversions'.D13]" office:value-type="float" office:value="0" calcext:value-type="float">
            <text:p>0.000000</text:p>
          </table:table-cell>
          <table:table-cell table:style-name="ce553" table:formula="of:=+[$'Blender conversions'.E13]" office:value-type="float" office:value="0" calcext:value-type="float">
            <text:p>0.000000</text:p>
          </table:table-cell>
          <table:table-cell table:style-name="ce556" table:formula="of:=+[$'Blender conversions'.F13]" office:value-type="float" office:value="1.151088" calcext:value-type="float">
            <text:p>1.151088</text:p>
          </table:table-cell>
          <table:table-cell table:style-name="ce72" table:formula="of:=+[$'Blender conversions'.G13]" office:value-type="float" office:value="0" calcext:value-type="float">
            <text:p>0.000000</text:p>
          </table:table-cell>
          <table:table-cell table:style-name="ce72" table:formula="of:=+[$'Blender conversions'.H13]" office:value-type="float" office:value="0.015" calcext:value-type="float">
            <text:p>0.015000</text:p>
          </table:table-cell>
          <table:table-cell table:style-name="ce72" table:formula="of:=+[$'Blender conversions'.I13]" office:value-type="float" office:value="1.356088" calcext:value-type="float">
            <text:p>1.356088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Ches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15" calcext:value-type="float">
            <text:p>-0.01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205" calcext:value-type="float">
            <text:p>0.20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4]&amp;&quot;, &quot;&amp;[.F14]&amp;&quot;, &quot;&amp;[.J14]&amp;&quot;, &quot;&amp;[.N14]&amp;&quot;, &quot;&amp;[.C14]&amp;&quot;, &quot;&amp;[.G14]&amp;&quot;, &quot;&amp;[.K14]&amp;&quot;, &quot;&amp;[.O14]&amp;&quot;, &quot;&amp;[.D14]&amp;&quot;, &quot;&amp;[.H14]&amp;&quot;, &quot;&amp;[.L14]&amp;&quot;, &quot;&amp;[.P14]&amp;&quot;, &quot;&amp;-[.E14]&amp;&quot;, &quot;&amp;[.I14]&amp;&quot;, &quot;&amp;[.M14]&amp;&quot;, &quot;&amp;[.Q14]" office:value-type="string" office:string-value="1, 0, 0, 0, 0, 1, 0, 0, 0, 0, 1, 0, 0.015, 0, 0.205, 1" calcext:value-type="string">
            <text:p>1, 0, 0, 0, 0, 1, 0, 0, 0, 0, 1, 0, 0.015, 0, 0.205, 1</text:p>
          </table:table-cell>
          <table:table-cell table:style-name="ce566" table:formula="of:=[.$B14]&amp;&quot;, &quot;&amp;[.$F14]&amp;&quot;, &quot;&amp;[.$J14]&amp;&quot;, &quot;&amp;[.$N14]&amp;&quot;, &quot;&amp;[.$C14]&amp;&quot;, &quot;&amp;[.$G14]&amp;&quot;, &quot;&amp;[.$K14]&amp;&quot;, &quot;&amp;[.$O14]&amp;&quot;, &quot;&amp;[.$D14]&amp;&quot;, &quot;&amp;[.$H14]&amp;&quot;, &quot;&amp;[.$L14]&amp;&quot;, &quot;&amp;[.$P14]&amp;&quot;, &quot;&amp;[.$X14]&amp;&quot;, &quot;&amp;[.$W14]&amp;&quot;, &quot;&amp;[.$Y14]&amp;&quot;, &quot;&amp;[.$Q14]" office:value-type="string" office:string-value="1, 0, 0, 0, 0, 1, 0, 0, 0, 0, 1, 0, 0.025368, 0, 1.605965, 1" calcext:value-type="string">
            <text:p>1, 0, 0, 0, 0, 1, 0, 0, 0, 0, 1, 0, 0.025368, 0, 1.605965, 1</text:p>
          </table:table-cell>
          <table:table-cell table:style-name="ce549" table:formula="of:=+[$'Blender conversions'.D14]" office:value-type="float" office:value="0" calcext:value-type="float">
            <text:p>0.000000</text:p>
          </table:table-cell>
          <table:table-cell table:style-name="ce553" table:formula="of:=+[$'Blender conversions'.E14]" office:value-type="float" office:value="0.015368" calcext:value-type="float">
            <text:p>0.015368</text:p>
          </table:table-cell>
          <table:table-cell table:style-name="ce556" table:formula="of:=+[$'Blender conversions'.F14]" office:value-type="float" office:value="1.355965" calcext:value-type="float">
            <text:p>1.355965</text:p>
          </table:table-cell>
          <table:table-cell table:style-name="ce72" table:formula="of:=+[$'Blender conversions'.G14]" office:value-type="float" office:value="0" calcext:value-type="float">
            <text:p>0.000000</text:p>
          </table:table-cell>
          <table:table-cell table:style-name="ce72" table:formula="of:=+[$'Blender conversions'.H14]" office:value-type="float" office:value="0.025368" calcext:value-type="float">
            <text:p>0.025368</text:p>
          </table:table-cell>
          <table:table-cell table:style-name="ce72" table:formula="of:=+[$'Blender conversions'.I14]" office:value-type="float" office:value="1.605965" calcext:value-type="float">
            <text:p>1.60596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CHES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2912001" calcext:value-type="float">
            <text:p>0.02912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7350004" calcext:value-type="float">
            <text:p>0.0735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5]&amp;&quot;, &quot;&amp;[.F15]&amp;&quot;, &quot;&amp;[.J15]&amp;&quot;, &quot;&amp;[.N15]&amp;&quot;, &quot;&amp;[.C15]&amp;&quot;, &quot;&amp;[.G15]&amp;&quot;, &quot;&amp;[.K15]&amp;&quot;, &quot;&amp;[.O15]&amp;&quot;, &quot;&amp;[.D15]&amp;&quot;, &quot;&amp;[.H15]&amp;&quot;, &quot;&amp;[.L15]&amp;&quot;, &quot;&amp;[.P15]&amp;&quot;, &quot;&amp;-[.E15]&amp;&quot;, &quot;&amp;[.I15]&amp;&quot;, &quot;&amp;[.M15]&amp;&quot;, &quot;&amp;[.Q15]" office:value-type="string" office:string-value="1, 0, 0, 0, 0, 1, 0, 0, 0, 0, 1, 0, -0.02912001, 0, 0.07350004, 1" calcext:value-type="string">
            <text:p>1, 0, 0, 0, 0, 1, 0, 0, 0, 0, 1, 0, -0.02912001, 0, 0.07350004, 1</text:p>
          </table:table-cell>
          <table:table-cell table:style-name="ce566" table:formula="of:=[.$B15]&amp;&quot;, &quot;&amp;[.$F15]&amp;&quot;, &quot;&amp;[.$J15]&amp;&quot;, &quot;&amp;[.$N15]&amp;&quot;, &quot;&amp;[.$C15]&amp;&quot;, &quot;&amp;[.$G15]&amp;&quot;, &quot;&amp;[.$K15]&amp;&quot;, &quot;&amp;[.$O15]&amp;&quot;, &quot;&amp;[.$D15]&amp;&quot;, &quot;&amp;[.$H15]&amp;&quot;, &quot;&amp;[.$L15]&amp;&quot;, &quot;&amp;[.$P15]&amp;&quot;, &quot;&amp;[.$X15]&amp;&quot;, &quot;&amp;[.$W15]&amp;&quot;, &quot;&amp;[.$Y15]&amp;&quot;, &quot;&amp;[.$Q15]" office:value-type="string" office:string-value="1, 0, 0, 0, 0, 1, 0, 0, 0, 0, 1, 0, 0.083368, 0, 1.577965, 1" calcext:value-type="string">
            <text:p>1, 0, 0, 0, 0, 1, 0, 0, 0, 0, 1, 0, 0.083368, 0, 1.577965, 1</text:p>
          </table:table-cell>
          <table:table-cell table:style-name="ce549" table:formula="of:=+[$'Blender conversions'.D15]" office:value-type="float" office:value="0" calcext:value-type="float">
            <text:p>0.000000</text:p>
          </table:table-cell>
          <table:table-cell table:style-name="ce553" table:formula="of:=+[$'Blender conversions'.E15]" office:value-type="float" office:value="-0.012632" calcext:value-type="float">
            <text:p>-0.012632</text:p>
          </table:table-cell>
          <table:table-cell table:style-name="ce556" table:formula="of:=+[$'Blender conversions'.F15]" office:value-type="float" office:value="1.425965" calcext:value-type="float">
            <text:p>1.425965</text:p>
          </table:table-cell>
          <table:table-cell table:style-name="ce72" table:formula="of:=+[$'Blender conversions'.G15]" office:value-type="float" office:value="0" calcext:value-type="float">
            <text:p>0.000000</text:p>
          </table:table-cell>
          <table:table-cell table:style-name="ce72" table:formula="of:=+[$'Blender conversions'.H15]" office:value-type="float" office:value="0.083368" calcext:value-type="float">
            <text:p>0.083368</text:p>
          </table:table-cell>
          <table:table-cell table:style-name="ce72" table:formula="of:=+[$'Blender conversions'.I15]" office:value-type="float" office:value="1.577965" calcext:value-type="float">
            <text:p>1.57796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LEFT_PEC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1237601" calcext:value-type="float">
            <text:p>0.1237601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8282" calcext:value-type="float">
            <text:p>0.08282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4410005" calcext:value-type="float">
            <text:p>0.0441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6]&amp;&quot;, &quot;&amp;[.F16]&amp;&quot;, &quot;&amp;[.J16]&amp;&quot;, &quot;&amp;[.N16]&amp;&quot;, &quot;&amp;[.C16]&amp;&quot;, &quot;&amp;[.G16]&amp;&quot;, &quot;&amp;[.K16]&amp;&quot;, &quot;&amp;[.O16]&amp;&quot;, &quot;&amp;[.D16]&amp;&quot;, &quot;&amp;[.H16]&amp;&quot;, &quot;&amp;[.L16]&amp;&quot;, &quot;&amp;[.P16]&amp;&quot;, &quot;&amp;-[.E16]&amp;&quot;, &quot;&amp;[.I16]&amp;&quot;, &quot;&amp;[.M16]&amp;&quot;, &quot;&amp;[.Q16]" office:value-type="string" office:string-value="1, 0, 0, 0, 0, 1, 0, 0, 0, 0, 1, 0, -0.1237601, 0.08282, 0.04410005, 1" calcext:value-type="string">
            <text:p>1, 0, 0, 0, 0, 1, 0, 0, 0, 0, 1, 0, -0.1237601, 0.08282, 0.04410005, 1</text:p>
          </table:table-cell>
          <table:table-cell table:style-name="ce566" table:formula="of:=[.$B16]&amp;&quot;, &quot;&amp;[.$F16]&amp;&quot;, &quot;&amp;[.$J16]&amp;&quot;, &quot;&amp;[.$N16]&amp;&quot;, &quot;&amp;[.$C16]&amp;&quot;, &quot;&amp;[.$G16]&amp;&quot;, &quot;&amp;[.$K16]&amp;&quot;, &quot;&amp;[.$O16]&amp;&quot;, &quot;&amp;[.$D16]&amp;&quot;, &quot;&amp;[.$H16]&amp;&quot;, &quot;&amp;[.$L16]&amp;&quot;, &quot;&amp;[.$P16]&amp;&quot;, &quot;&amp;[.$X16]&amp;&quot;, &quot;&amp;[.$W16]&amp;&quot;, &quot;&amp;[.$Y16]&amp;&quot;, &quot;&amp;[.$Q16]" office:value-type="string" office:string-value="1, 0, 0, 0, 0, 1, 0, 0, 0, 0, 1, 0, -0.183632, 0.082, 1.391965, 1" calcext:value-type="string">
            <text:p>1, 0, 0, 0, 0, 1, 0, 0, 0, 0, 1, 0, -0.183632, 0.082, 1.391965, 1</text:p>
          </table:table-cell>
          <table:table-cell table:style-name="ce549" table:formula="of:=+[$'Blender conversions'.D16]" office:value-type="float" office:value="0.082" calcext:value-type="float">
            <text:p>0.082000</text:p>
          </table:table-cell>
          <table:table-cell table:style-name="ce553" table:formula="of:=+[$'Blender conversions'.E16]" office:value-type="float" office:value="-0.103632" calcext:value-type="float">
            <text:p>-0.103632</text:p>
          </table:table-cell>
          <table:table-cell table:style-name="ce556" table:formula="of:=+[$'Blender conversions'.F16]" office:value-type="float" office:value="1.397965" calcext:value-type="float">
            <text:p>1.397965</text:p>
          </table:table-cell>
          <table:table-cell table:style-name="ce72" table:formula="of:=+[$'Blender conversions'.G16]" office:value-type="float" office:value="0.082" calcext:value-type="float">
            <text:p>0.082000</text:p>
          </table:table-cell>
          <table:table-cell table:style-name="ce72" table:formula="of:=+[$'Blender conversions'.H16]" office:value-type="float" office:value="-0.183632" calcext:value-type="float">
            <text:p>-0.183632</text:p>
          </table:table-cell>
          <table:table-cell table:style-name="ce72" table:formula="of:=+[$'Blender conversions'.I16]" office:value-type="float" office:value="1.391965" calcext:value-type="float">
            <text:p>1.39196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RIGHT_PEC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1237601" calcext:value-type="float">
            <text:p>0.1237601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8282" calcext:value-type="float">
            <text:p>-0.08282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4410005" calcext:value-type="float">
            <text:p>0.0441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7]&amp;&quot;, &quot;&amp;[.F17]&amp;&quot;, &quot;&amp;[.J17]&amp;&quot;, &quot;&amp;[.N17]&amp;&quot;, &quot;&amp;[.C17]&amp;&quot;, &quot;&amp;[.G17]&amp;&quot;, &quot;&amp;[.K17]&amp;&quot;, &quot;&amp;[.O17]&amp;&quot;, &quot;&amp;[.D17]&amp;&quot;, &quot;&amp;[.H17]&amp;&quot;, &quot;&amp;[.L17]&amp;&quot;, &quot;&amp;[.P17]&amp;&quot;, &quot;&amp;-[.E17]&amp;&quot;, &quot;&amp;[.I17]&amp;&quot;, &quot;&amp;[.M17]&amp;&quot;, &quot;&amp;[.Q17]" office:value-type="string" office:string-value="1, 0, 0, 0, 0, 1, 0, 0, 0, 0, 1, 0, -0.1237601, -0.08282, 0.04410005, 1" calcext:value-type="string">
            <text:p>1, 0, 0, 0, 0, 1, 0, 0, 0, 0, 1, 0, -0.1237601, -0.08282, 0.04410005, 1</text:p>
          </table:table-cell>
          <table:table-cell table:style-name="ce566" table:formula="of:=[.$B17]&amp;&quot;, &quot;&amp;[.$F17]&amp;&quot;, &quot;&amp;[.$J17]&amp;&quot;, &quot;&amp;[.$N17]&amp;&quot;, &quot;&amp;[.$C17]&amp;&quot;, &quot;&amp;[.$G17]&amp;&quot;, &quot;&amp;[.$K17]&amp;&quot;, &quot;&amp;[.$O17]&amp;&quot;, &quot;&amp;[.$D17]&amp;&quot;, &quot;&amp;[.$H17]&amp;&quot;, &quot;&amp;[.$L17]&amp;&quot;, &quot;&amp;[.$P17]&amp;&quot;, &quot;&amp;[.$X17]&amp;&quot;, &quot;&amp;[.$W17]&amp;&quot;, &quot;&amp;[.$Y17]&amp;&quot;, &quot;&amp;[.$Q17]" office:value-type="string" office:string-value="1, 0, 0, 0, 0, 1, 0, 0, 0, 0, 1, 0, -0.183632, -0.082, 1.391965, 1" calcext:value-type="string">
            <text:p>1, 0, 0, 0, 0, 1, 0, 0, 0, 0, 1, 0, -0.183632, -0.082, 1.391965, 1</text:p>
          </table:table-cell>
          <table:table-cell table:style-name="ce549" table:formula="of:=+[$'Blender conversions'.D17]" office:value-type="float" office:value="-0.082" calcext:value-type="float">
            <text:p>-0.082000</text:p>
          </table:table-cell>
          <table:table-cell table:style-name="ce553" table:formula="of:=+[$'Blender conversions'.E17]" office:value-type="float" office:value="-0.103632" calcext:value-type="float">
            <text:p>-0.103632</text:p>
          </table:table-cell>
          <table:table-cell table:style-name="ce556" table:formula="of:=+[$'Blender conversions'.F17]" office:value-type="float" office:value="1.397965" calcext:value-type="float">
            <text:p>1.397965</text:p>
          </table:table-cell>
          <table:table-cell table:style-name="ce72" table:formula="of:=+[$'Blender conversions'.G17]" office:value-type="float" office:value="-0.082" calcext:value-type="float">
            <text:p>-0.082000</text:p>
          </table:table-cell>
          <table:table-cell table:style-name="ce72" table:formula="of:=+[$'Blender conversions'.H17]" office:value-type="float" office:value="-0.183632" calcext:value-type="float">
            <text:p>-0.183632</text:p>
          </table:table-cell>
          <table:table-cell table:style-name="ce72" table:formula="of:=+[$'Blender conversions'.I17]" office:value-type="float" office:value="1.391965" calcext:value-type="float">
            <text:p>1.39196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UPPER_BACK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1785004" calcext:value-type="float">
            <text:p>0.0178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8]&amp;&quot;, &quot;&amp;[.F18]&amp;&quot;, &quot;&amp;[.J18]&amp;&quot;, &quot;&amp;[.N18]&amp;&quot;, &quot;&amp;[.C18]&amp;&quot;, &quot;&amp;[.G18]&amp;&quot;, &quot;&amp;[.K18]&amp;&quot;, &quot;&amp;[.O18]&amp;&quot;, &quot;&amp;[.D18]&amp;&quot;, &quot;&amp;[.H18]&amp;&quot;, &quot;&amp;[.L18]&amp;&quot;, &quot;&amp;[.P18]&amp;&quot;, &quot;&amp;-[.E18]&amp;&quot;, &quot;&amp;[.I18]&amp;&quot;, &quot;&amp;[.M18]&amp;&quot;, &quot;&amp;[.Q18]" office:value-type="string" office:string-value="1, 0, 0, 0, 0, 1, 0, 0, 0, 0, 1, 0, 0, 0, 0.01785004, 1" calcext:value-type="string">
            <text:p>1, 0, 0, 0, 0, 1, 0, 0, 0, 0, 1, 0, 0, 0, 0.01785004, 1</text:p>
          </table:table-cell>
          <table:table-cell table:style-name="ce566" table:formula="of:=[.$B18]&amp;&quot;, &quot;&amp;[.$F18]&amp;&quot;, &quot;&amp;[.$J18]&amp;&quot;, &quot;&amp;[.$N18]&amp;&quot;, &quot;&amp;[.$C18]&amp;&quot;, &quot;&amp;[.$G18]&amp;&quot;, &quot;&amp;[.$K18]&amp;&quot;, &quot;&amp;[.$O18]&amp;&quot;, &quot;&amp;[.$D18]&amp;&quot;, &quot;&amp;[.$H18]&amp;&quot;, &quot;&amp;[.$L18]&amp;&quot;, &quot;&amp;[.$P18]&amp;&quot;, &quot;&amp;[.$X18]&amp;&quot;, &quot;&amp;[.$W18]&amp;&quot;, &quot;&amp;[.$Y18]&amp;&quot;, &quot;&amp;[.$Q18]" office:value-type="string" office:string-value="1, 0, 0, 0, 0, 1, 0, 0, 0, 0, 1, 0, 0.115368, 0, 1.372965, 1" calcext:value-type="string">
            <text:p>1, 0, 0, 0, 0, 1, 0, 0, 0, 0, 1, 0, 0.115368, 0, 1.372965, 1</text:p>
          </table:table-cell>
          <table:table-cell table:style-name="ce549" table:formula="of:=+[$'Blender conversions'.D18]" office:value-type="float" office:value="0" calcext:value-type="float">
            <text:p>0.000000</text:p>
          </table:table-cell>
          <table:table-cell table:style-name="ce553" table:formula="of:=+[$'Blender conversions'.E18]" office:value-type="float" office:value="0.015368" calcext:value-type="float">
            <text:p>0.015368</text:p>
          </table:table-cell>
          <table:table-cell table:style-name="ce556" table:formula="of:=+[$'Blender conversions'.F18]" office:value-type="float" office:value="1.372965" calcext:value-type="float">
            <text:p>1.372965</text:p>
          </table:table-cell>
          <table:table-cell table:style-name="ce72" table:formula="of:=+[$'Blender conversions'.G18]" office:value-type="float" office:value="0" calcext:value-type="float">
            <text:p>0.000000</text:p>
          </table:table-cell>
          <table:table-cell table:style-name="ce72" table:formula="of:=+[$'Blender conversions'.H18]" office:value-type="float" office:value="0.115368" calcext:value-type="float">
            <text:p>0.115368</text:p>
          </table:table-cell>
          <table:table-cell table:style-name="ce72" table:formula="of:=+[$'Blender conversions'.I18]" office:value-type="float" office:value="1.372965" calcext:value-type="float">
            <text:p>1.37296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Neck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1" calcext:value-type="float">
            <text:p>-0.01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251" calcext:value-type="float">
            <text:p>0.25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9]&amp;&quot;, &quot;&amp;[.F19]&amp;&quot;, &quot;&amp;[.J19]&amp;&quot;, &quot;&amp;[.N19]&amp;&quot;, &quot;&amp;[.C19]&amp;&quot;, &quot;&amp;[.G19]&amp;&quot;, &quot;&amp;[.K19]&amp;&quot;, &quot;&amp;[.O19]&amp;&quot;, &quot;&amp;[.D19]&amp;&quot;, &quot;&amp;[.H19]&amp;&quot;, &quot;&amp;[.L19]&amp;&quot;, &quot;&amp;[.P19]&amp;&quot;, &quot;&amp;-[.E19]&amp;&quot;, &quot;&amp;[.I19]&amp;&quot;, &quot;&amp;[.M19]&amp;&quot;, &quot;&amp;[.Q19]" office:value-type="string" office:string-value="1, 0, 0, 0, 0, 1, 0, 0, 0, 0, 1, 0, 0.01, 0, 0.251, 1" calcext:value-type="string">
            <text:p>1, 0, 0, 0, 0, 1, 0, 0, 0, 0, 1, 0, 0.01, 0, 0.251, 1</text:p>
          </table:table-cell>
          <table:table-cell table:style-name="ce566" table:formula="of:=[.$B19]&amp;&quot;, &quot;&amp;[.$F19]&amp;&quot;, &quot;&amp;[.$J19]&amp;&quot;, &quot;&amp;[.$N19]&amp;&quot;, &quot;&amp;[.$C19]&amp;&quot;, &quot;&amp;[.$G19]&amp;&quot;, &quot;&amp;[.$K19]&amp;&quot;, &quot;&amp;[.$O19]&amp;&quot;, &quot;&amp;[.$D19]&amp;&quot;, &quot;&amp;[.$H19]&amp;&quot;, &quot;&amp;[.$L19]&amp;&quot;, &quot;&amp;[.$P19]&amp;&quot;, &quot;&amp;[.$X19]&amp;&quot;, &quot;&amp;[.$W19]&amp;&quot;, &quot;&amp;[.$Y19]&amp;&quot;, &quot;&amp;[.$Q19]" office:value-type="string" office:string-value="1, 0, 0, 0, 0, 1, 0, 0, 0, 0, 1, 0, 0.024875, 0, 1.684073, 1" calcext:value-type="string">
            <text:p>1, 0, 0, 0, 0, 1, 0, 0, 0, 0, 1, 0, 0.024875, 0, 1.684073, 1</text:p>
          </table:table-cell>
          <table:table-cell table:style-name="ce549" table:formula="of:=+[$'Blender conversions'.D19]" office:value-type="float" office:value="0" calcext:value-type="float">
            <text:p>0.000000</text:p>
          </table:table-cell>
          <table:table-cell table:style-name="ce553" table:formula="of:=+[$'Blender conversions'.E19]" office:value-type="float" office:value="0.024875" calcext:value-type="float">
            <text:p>0.024875</text:p>
          </table:table-cell>
          <table:table-cell table:style-name="ce556" table:formula="of:=+[$'Blender conversions'.F19]" office:value-type="float" office:value="1.607073" calcext:value-type="float">
            <text:p>1.607073</text:p>
          </table:table-cell>
          <table:table-cell table:style-name="ce72" table:formula="of:=+[$'Blender conversions'.G19]" office:value-type="float" office:value="0" calcext:value-type="float">
            <text:p>0.000000</text:p>
          </table:table-cell>
          <table:table-cell table:style-name="ce72" table:formula="of:=+[$'Blender conversions'.H19]" office:value-type="float" office:value="0.024875" calcext:value-type="float">
            <text:p>0.024875</text:p>
          </table:table-cell>
          <table:table-cell table:style-name="ce72" table:formula="of:=+[$'Blender conversions'.I19]" office:value-type="float" office:value="1.684073" calcext:value-type="float">
            <text:p>1.68407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NECK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2400005" calcext:value-type="float">
            <text:p>0.0240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20]&amp;&quot;, &quot;&amp;[.F20]&amp;&quot;, &quot;&amp;[.J20]&amp;&quot;, &quot;&amp;[.N20]&amp;&quot;, &quot;&amp;[.C20]&amp;&quot;, &quot;&amp;[.G20]&amp;&quot;, &quot;&amp;[.K20]&amp;&quot;, &quot;&amp;[.O20]&amp;&quot;, &quot;&amp;[.D20]&amp;&quot;, &quot;&amp;[.H20]&amp;&quot;, &quot;&amp;[.L20]&amp;&quot;, &quot;&amp;[.P20]&amp;&quot;, &quot;&amp;-[.E20]&amp;&quot;, &quot;&amp;[.I20]&amp;&quot;, &quot;&amp;[.M20]&amp;&quot;, &quot;&amp;[.Q20]" office:value-type="string" office:string-value="1, 0, 0, 0, 0, 1, 0, 0, 0, 0, 1, 0, 0, 0, 0.02400005, 1" calcext:value-type="string">
            <text:p>1, 0, 0, 0, 0, 1, 0, 0, 0, 0, 1, 0, 0, 0, 0.02400005, 1</text:p>
          </table:table-cell>
          <table:table-cell table:style-name="ce566" table:formula="of:=[.$B20]&amp;&quot;, &quot;&amp;[.$F20]&amp;&quot;, &quot;&amp;[.$J20]&amp;&quot;, &quot;&amp;[.$N20]&amp;&quot;, &quot;&amp;[.$C20]&amp;&quot;, &quot;&amp;[.$G20]&amp;&quot;, &quot;&amp;[.$K20]&amp;&quot;, &quot;&amp;[.$O20]&amp;&quot;, &quot;&amp;[.$D20]&amp;&quot;, &quot;&amp;[.$H20]&amp;&quot;, &quot;&amp;[.$L20]&amp;&quot;, &quot;&amp;[.$P20]&amp;&quot;, &quot;&amp;[.$X20]&amp;&quot;, &quot;&amp;[.$W20]&amp;&quot;, &quot;&amp;[.$Y20]&amp;&quot;, &quot;&amp;[.$Q20]" office:value-type="string" office:string-value="1, 0, 0, 0, 0, 1, 0, 0, 0, 0, 1, 0, 0.024875, 0, 1.707073, 1" calcext:value-type="string">
            <text:p>1, 0, 0, 0, 0, 1, 0, 0, 0, 0, 1, 0, 0.024875, 0, 1.707073, 1</text:p>
          </table:table-cell>
          <table:table-cell table:style-name="ce549" table:formula="of:=+[$'Blender conversions'.D20]" office:value-type="float" office:value="0" calcext:value-type="float">
            <text:p>0.000000</text:p>
          </table:table-cell>
          <table:table-cell table:style-name="ce553" table:formula="of:=+[$'Blender conversions'.E20]" office:value-type="float" office:value="0.024875" calcext:value-type="float">
            <text:p>0.024875</text:p>
          </table:table-cell>
          <table:table-cell table:style-name="ce556" table:formula="of:=+[$'Blender conversions'.F20]" office:value-type="float" office:value="1.627073" calcext:value-type="float">
            <text:p>1.627073</text:p>
          </table:table-cell>
          <table:table-cell table:style-name="ce72" table:formula="of:=+[$'Blender conversions'.G20]" office:value-type="float" office:value="0" calcext:value-type="float">
            <text:p>0.000000</text:p>
          </table:table-cell>
          <table:table-cell table:style-name="ce72" table:formula="of:=+[$'Blender conversions'.H20]" office:value-type="float" office:value="0.024875" calcext:value-type="float">
            <text:p>0.024875</text:p>
          </table:table-cell>
          <table:table-cell table:style-name="ce72" table:formula="of:=+[$'Blender conversions'.I20]" office:value-type="float" office:value="1.707073" calcext:value-type="float">
            <text:p>1.70707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ead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7600001" calcext:value-type="float">
            <text:p>0.07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21]&amp;&quot;, &quot;&amp;[.F21]&amp;&quot;, &quot;&amp;[.J21]&amp;&quot;, &quot;&amp;[.N21]&amp;&quot;, &quot;&amp;[.C21]&amp;&quot;, &quot;&amp;[.G21]&amp;&quot;, &quot;&amp;[.K21]&amp;&quot;, &quot;&amp;[.O21]&amp;&quot;, &quot;&amp;[.D21]&amp;&quot;, &quot;&amp;[.H21]&amp;&quot;, &quot;&amp;[.L21]&amp;&quot;, &quot;&amp;[.P21]&amp;&quot;, &quot;&amp;-[.E21]&amp;&quot;, &quot;&amp;[.I21]&amp;&quot;, &quot;&amp;[.M21]&amp;&quot;, &quot;&amp;[.Q21]" office:value-type="string" office:string-value="1, 0, 0, 0, 0, 1, 0, 0, 0, 0, 1, 0, 0, 0, 0.07600001, 1" calcext:value-type="string">
            <text:p>1, 0, 0, 0, 0, 1, 0, 0, 0, 0, 1, 0, 0, 0, 0.07600001, 1</text:p>
          </table:table-cell>
          <table:table-cell table:style-name="ce566" table:formula="of:=[.$B21]&amp;&quot;, &quot;&amp;[.$F21]&amp;&quot;, &quot;&amp;[.$J21]&amp;&quot;, &quot;&amp;[.$N21]&amp;&quot;, &quot;&amp;[.$C21]&amp;&quot;, &quot;&amp;[.$G21]&amp;&quot;, &quot;&amp;[.$K21]&amp;&quot;, &quot;&amp;[.$O21]&amp;&quot;, &quot;&amp;[.$D21]&amp;&quot;, &quot;&amp;[.$H21]&amp;&quot;, &quot;&amp;[.$L21]&amp;&quot;, &quot;&amp;[.$P21]&amp;&quot;, &quot;&amp;[.$X21]&amp;&quot;, &quot;&amp;[.$W21]&amp;&quot;, &quot;&amp;[.$Y21]&amp;&quot;, &quot;&amp;[.$Q21]" office:value-type="string" office:string-value="1, 0, 0, 0, 0, 1, 0, 0, 0, 0, 1, 0, 0.024875, 0, 1.761703, 1" calcext:value-type="string">
            <text:p>1, 0, 0, 0, 0, 1, 0, 0, 0, 0, 1, 0, 0.024875, 0, 1.761703, 1</text:p>
          </table:table-cell>
          <table:table-cell table:style-name="ce549" table:formula="of:=+[$'Blender conversions'.D21]" office:value-type="float" office:value="0" calcext:value-type="float">
            <text:p>0.000000</text:p>
          </table:table-cell>
          <table:table-cell table:style-name="ce553" table:formula="of:=+[$'Blender conversions'.E21]" office:value-type="float" office:value="0.024875" calcext:value-type="float">
            <text:p>0.024875</text:p>
          </table:table-cell>
          <table:table-cell table:style-name="ce556" table:formula="of:=+[$'Blender conversions'.F21]" office:value-type="float" office:value="1.682703" calcext:value-type="float">
            <text:p>1.682703</text:p>
          </table:table-cell>
          <table:table-cell table:style-name="ce72" table:formula="of:=+[$'Blender conversions'.G21]" office:value-type="float" office:value="0" calcext:value-type="float">
            <text:p>0.000000</text:p>
          </table:table-cell>
          <table:table-cell table:style-name="ce72" table:formula="of:=+[$'Blender conversions'.H21]" office:value-type="float" office:value="0.024875" calcext:value-type="float">
            <text:p>0.024875</text:p>
          </table:table-cell>
          <table:table-cell table:style-name="ce72" table:formula="of:=+[$'Blender conversions'.I21]" office:value-type="float" office:value="1.761703" calcext:value-type="float">
            <text:p>1.761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HEAD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1850002" calcext:value-type="float">
            <text:p>0.0185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6475008" calcext:value-type="float">
            <text:p>0.06475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22]&amp;&quot;, &quot;&amp;[.F22]&amp;&quot;, &quot;&amp;[.J22]&amp;&quot;, &quot;&amp;[.N22]&amp;&quot;, &quot;&amp;[.C22]&amp;&quot;, &quot;&amp;[.G22]&amp;&quot;, &quot;&amp;[.K22]&amp;&quot;, &quot;&amp;[.O22]&amp;&quot;, &quot;&amp;[.D22]&amp;&quot;, &quot;&amp;[.H22]&amp;&quot;, &quot;&amp;[.L22]&amp;&quot;, &quot;&amp;[.P22]&amp;&quot;, &quot;&amp;-[.E22]&amp;&quot;, &quot;&amp;[.I22]&amp;&quot;, &quot;&amp;[.M22]&amp;&quot;, &quot;&amp;[.Q22]" office:value-type="string" office:string-value="1, 0, 0, 0, 0, 1, 0, 0, 0, 0, 1, 0, -0.01850002, 0, 0.06475008, 1" calcext:value-type="string">
            <text:p>1, 0, 0, 0, 0, 1, 0, 0, 0, 0, 1, 0, -0.01850002, 0, 0.06475008, 1</text:p>
          </table:table-cell>
          <table:table-cell table:style-name="ce566" table:formula="of:=[.$B22]&amp;&quot;, &quot;&amp;[.$F22]&amp;&quot;, &quot;&amp;[.$J22]&amp;&quot;, &quot;&amp;[.$N22]&amp;&quot;, &quot;&amp;[.$C22]&amp;&quot;, &quot;&amp;[.$G22]&amp;&quot;, &quot;&amp;[.$K22]&amp;&quot;, &quot;&amp;[.$O22]&amp;&quot;, &quot;&amp;[.$D22]&amp;&quot;, &quot;&amp;[.$H22]&amp;&quot;, &quot;&amp;[.$L22]&amp;&quot;, &quot;&amp;[.$P22]&amp;&quot;, &quot;&amp;[.$X22]&amp;&quot;, &quot;&amp;[.$W22]&amp;&quot;, &quot;&amp;[.$Y22]&amp;&quot;, &quot;&amp;[.$Q22]" office:value-type="string" office:string-value="1, 0, 0, 0, 0, 1, 0, 0, 0, 0, 1, 0, 0.004875, 0, 1.852703, 1" calcext:value-type="string">
            <text:p>1, 0, 0, 0, 0, 1, 0, 0, 0, 0, 1, 0, 0.004875, 0, 1.852703, 1</text:p>
          </table:table-cell>
          <table:table-cell table:style-name="ce549" table:formula="of:=+[$'Blender conversions'.D22]" office:value-type="float" office:value="0" calcext:value-type="float">
            <text:p>0.000000</text:p>
          </table:table-cell>
          <table:table-cell table:style-name="ce553" table:formula="of:=+[$'Blender conversions'.E22]" office:value-type="float" office:value="0.004875" calcext:value-type="float">
            <text:p>0.004875</text:p>
          </table:table-cell>
          <table:table-cell table:style-name="ce556" table:formula="of:=+[$'Blender conversions'.F22]" office:value-type="float" office:value="1.752703" calcext:value-type="float">
            <text:p>1.752703</text:p>
          </table:table-cell>
          <table:table-cell table:style-name="ce72" table:formula="of:=+[$'Blender conversions'.G22]" office:value-type="float" office:value="0" calcext:value-type="float">
            <text:p>0.000000</text:p>
          </table:table-cell>
          <table:table-cell table:style-name="ce72" table:formula="of:=+[$'Blender conversions'.H22]" office:value-type="float" office:value="0.004875" calcext:value-type="float">
            <text:p>0.004875</text:p>
          </table:table-cell>
          <table:table-cell table:style-name="ce72" table:formula="of:=+[$'Blender conversions'.I22]" office:value-type="float" office:value="1.852703" calcext:value-type="float">
            <text:p>1.852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Skull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7307506" calcext:value-type="float">
            <text:p>0.073075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23]&amp;&quot;, &quot;&amp;[.F23]&amp;&quot;, &quot;&amp;[.J23]&amp;&quot;, &quot;&amp;[.N23]&amp;&quot;, &quot;&amp;[.C23]&amp;&quot;, &quot;&amp;[.G23]&amp;&quot;, &quot;&amp;[.K23]&amp;&quot;, &quot;&amp;[.O23]&amp;&quot;, &quot;&amp;[.D23]&amp;&quot;, &quot;&amp;[.H23]&amp;&quot;, &quot;&amp;[.L23]&amp;&quot;, &quot;&amp;[.P23]&amp;&quot;, &quot;&amp;-[.E23]&amp;&quot;, &quot;&amp;[.I23]&amp;&quot;, &quot;&amp;[.M23]&amp;&quot;, &quot;&amp;[.Q23]" office:value-type="string" office:string-value="1, 0, 0, 0, 0, 1, 0, 0, 0, 0, 1, 0, 0, 0, 0.07307506, 1" calcext:value-type="string">
            <text:p>1, 0, 0, 0, 0, 1, 0, 0, 0, 0, 1, 0, 0, 0, 0.07307506, 1</text:p>
          </table:table-cell>
          <table:table-cell table:style-name="ce566" table:formula="of:=[.$B23]&amp;&quot;, &quot;&amp;[.$F23]&amp;&quot;, &quot;&amp;[.$J23]&amp;&quot;, &quot;&amp;[.$N23]&amp;&quot;, &quot;&amp;[.$C23]&amp;&quot;, &quot;&amp;[.$G23]&amp;&quot;, &quot;&amp;[.$K23]&amp;&quot;, &quot;&amp;[.$O23]&amp;&quot;, &quot;&amp;[.$D23]&amp;&quot;, &quot;&amp;[.$H23]&amp;&quot;, &quot;&amp;[.$L23]&amp;&quot;, &quot;&amp;[.$P23]&amp;&quot;, &quot;&amp;[.$X23]&amp;&quot;, &quot;&amp;[.$W23]&amp;&quot;, &quot;&amp;[.$Y23]&amp;&quot;, &quot;&amp;[.$Q23]" office:value-type="string" office:string-value="1, 0, 0, 0, 0, 1, 0, 0, 0, 0, 1, 0, 0.024875, 0, 1.794703, 1" calcext:value-type="string">
            <text:p>1, 0, 0, 0, 0, 1, 0, 0, 0, 0, 1, 0, 0.024875, 0, 1.794703, 1</text:p>
          </table:table-cell>
          <table:table-cell table:style-name="ce549" table:formula="of:=+[$'Blender conversions'.D23]" office:value-type="float" office:value="0" calcext:value-type="float">
            <text:p>0.000000</text:p>
          </table:table-cell>
          <table:table-cell table:style-name="ce553" table:formula="of:=+[$'Blender conversions'.E23]" office:value-type="float" office:value="0.024875" calcext:value-type="float">
            <text:p>0.024875</text:p>
          </table:table-cell>
          <table:table-cell table:style-name="ce556" table:formula="of:=+[$'Blender conversions'.F23]" office:value-type="float" office:value="1.761703" calcext:value-type="float">
            <text:p>1.761703</text:p>
          </table:table-cell>
          <table:table-cell table:style-name="ce72" table:formula="of:=+[$'Blender conversions'.G23]" office:value-type="float" office:value="0" calcext:value-type="float">
            <text:p>0.000000</text:p>
          </table:table-cell>
          <table:table-cell table:style-name="ce72" table:formula="of:=+[$'Blender conversions'.H23]" office:value-type="float" office:value="0.024875" calcext:value-type="float">
            <text:p>0.024875</text:p>
          </table:table-cell>
          <table:table-cell table:style-name="ce72" table:formula="of:=+[$'Blender conversions'.I23]" office:value-type="float" office:value="1.794703" calcext:value-type="float">
            <text:p>1.794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Eye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98" calcext:value-type="float">
            <text:p>0.098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36" calcext:value-type="float">
            <text:p>-0.036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79" calcext:value-type="float">
            <text:p>0.07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24]&amp;&quot;, &quot;&amp;[.F24]&amp;&quot;, &quot;&amp;[.J24]&amp;&quot;, &quot;&amp;[.N24]&amp;&quot;, &quot;&amp;[.C24]&amp;&quot;, &quot;&amp;[.G24]&amp;&quot;, &quot;&amp;[.K24]&amp;&quot;, &quot;&amp;[.O24]&amp;&quot;, &quot;&amp;[.D24]&amp;&quot;, &quot;&amp;[.H24]&amp;&quot;, &quot;&amp;[.L24]&amp;&quot;, &quot;&amp;[.P24]&amp;&quot;, &quot;&amp;-[.E24]&amp;&quot;, &quot;&amp;[.I24]&amp;&quot;, &quot;&amp;[.M24]&amp;&quot;, &quot;&amp;[.Q24]" office:value-type="string" office:string-value="1, 0, 0, 0, 0, 1, 0, 0, 0, 0, 1, 0, -0.098, -0.036, 0.079, 1" calcext:value-type="string">
            <text:p>1, 0, 0, 0, 0, 1, 0, 0, 0, 0, 1, 0, -0.098, -0.036, 0.079, 1</text:p>
          </table:table-cell>
          <table:table-cell table:style-name="ce566" table:formula="of:=[.$B24]&amp;&quot;, &quot;&amp;[.$F24]&amp;&quot;, &quot;&amp;[.$J24]&amp;&quot;, &quot;&amp;[.$N24]&amp;&quot;, &quot;&amp;[.$C24]&amp;&quot;, &quot;&amp;[.$G24]&amp;&quot;, &quot;&amp;[.$K24]&amp;&quot;, &quot;&amp;[.$O24]&amp;&quot;, &quot;&amp;[.$D24]&amp;&quot;, &quot;&amp;[.$H24]&amp;&quot;, &quot;&amp;[.$L24]&amp;&quot;, &quot;&amp;[.$P24]&amp;&quot;, &quot;&amp;[.$X24]&amp;&quot;, &quot;&amp;[.$W24]&amp;&quot;, &quot;&amp;[.$Y24]&amp;&quot;, &quot;&amp;[.$Q24]" office:value-type="string" office:string-value="1, 0, 0, 0, 0, 1, 0, 0, 0, 0, 1, 0, -0.098591, -0.036, 1.761703, 1" calcext:value-type="string">
            <text:p>1, 0, 0, 0, 0, 1, 0, 0, 0, 0, 1, 0, -0.098591, -0.036, 1.761703, 1</text:p>
          </table:table-cell>
          <table:table-cell table:style-name="ce549" table:formula="of:=+[$'Blender conversions'.D24]" office:value-type="float" office:value="-0.036" calcext:value-type="float">
            <text:p>-0.036000</text:p>
          </table:table-cell>
          <table:table-cell table:style-name="ce553" table:formula="of:=+[$'Blender conversions'.E24]" office:value-type="float" office:value="-0.073591" calcext:value-type="float">
            <text:p>-0.073591</text:p>
          </table:table-cell>
          <table:table-cell table:style-name="ce556" table:formula="of:=+[$'Blender conversions'.F24]" office:value-type="float" office:value="1.761703" calcext:value-type="float">
            <text:p>1.761703</text:p>
          </table:table-cell>
          <table:table-cell table:style-name="ce72" table:formula="of:=+[$'Blender conversions'.G24]" office:value-type="float" office:value="-0.036" calcext:value-type="float">
            <text:p>-0.036000</text:p>
          </table:table-cell>
          <table:table-cell table:style-name="ce72" table:formula="of:=+[$'Blender conversions'.H24]" office:value-type="float" office:value="-0.098591" calcext:value-type="float">
            <text:p>-0.098591</text:p>
          </table:table-cell>
          <table:table-cell table:style-name="ce72" table:formula="of:=+[$'Blender conversions'.I24]" office:value-type="float" office:value="1.761703" calcext:value-type="float">
            <text:p>1.761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Eye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98" calcext:value-type="float">
            <text:p>0.098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36" calcext:value-type="float">
            <text:p>0.036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79" calcext:value-type="float">
            <text:p>0.07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25]&amp;&quot;, &quot;&amp;[.F25]&amp;&quot;, &quot;&amp;[.J25]&amp;&quot;, &quot;&amp;[.N25]&amp;&quot;, &quot;&amp;[.C25]&amp;&quot;, &quot;&amp;[.G25]&amp;&quot;, &quot;&amp;[.K25]&amp;&quot;, &quot;&amp;[.O25]&amp;&quot;, &quot;&amp;[.D25]&amp;&quot;, &quot;&amp;[.H25]&amp;&quot;, &quot;&amp;[.L25]&amp;&quot;, &quot;&amp;[.P25]&amp;&quot;, &quot;&amp;-[.E25]&amp;&quot;, &quot;&amp;[.I25]&amp;&quot;, &quot;&amp;[.M25]&amp;&quot;, &quot;&amp;[.Q25]" office:value-type="string" office:string-value="1, 0, 0, 0, 0, 1, 0, 0, 0, 0, 1, 0, -0.098, 0.036, 0.079, 1" calcext:value-type="string">
            <text:p>1, 0, 0, 0, 0, 1, 0, 0, 0, 0, 1, 0, -0.098, 0.036, 0.079, 1</text:p>
          </table:table-cell>
          <table:table-cell table:style-name="ce566" table:formula="of:=[.$B25]&amp;&quot;, &quot;&amp;[.$F25]&amp;&quot;, &quot;&amp;[.$J25]&amp;&quot;, &quot;&amp;[.$N25]&amp;&quot;, &quot;&amp;[.$C25]&amp;&quot;, &quot;&amp;[.$G25]&amp;&quot;, &quot;&amp;[.$K25]&amp;&quot;, &quot;&amp;[.$O25]&amp;&quot;, &quot;&amp;[.$D25]&amp;&quot;, &quot;&amp;[.$H25]&amp;&quot;, &quot;&amp;[.$L25]&amp;&quot;, &quot;&amp;[.$P25]&amp;&quot;, &quot;&amp;[.$X25]&amp;&quot;, &quot;&amp;[.$W25]&amp;&quot;, &quot;&amp;[.$Y25]&amp;&quot;, &quot;&amp;[.$Q25]" office:value-type="string" office:string-value="1, 0, 0, 0, 0, 1, 0, 0, 0, 0, 1, 0, -0.098591, 0.036, 1.761703, 1" calcext:value-type="string">
            <text:p>1, 0, 0, 0, 0, 1, 0, 0, 0, 0, 1, 0, -0.098591, 0.036, 1.761703, 1</text:p>
          </table:table-cell>
          <table:table-cell table:style-name="ce549" table:formula="of:=+[$'Blender conversions'.D25]" office:value-type="float" office:value="0.036" calcext:value-type="float">
            <text:p>0.036000</text:p>
          </table:table-cell>
          <table:table-cell table:style-name="ce553" table:formula="of:=+[$'Blender conversions'.E25]" office:value-type="float" office:value="-0.073591" calcext:value-type="float">
            <text:p>-0.073591</text:p>
          </table:table-cell>
          <table:table-cell table:style-name="ce556" table:formula="of:=+[$'Blender conversions'.F25]" office:value-type="float" office:value="1.761703" calcext:value-type="float">
            <text:p>1.761703</text:p>
          </table:table-cell>
          <table:table-cell table:style-name="ce72" table:formula="of:=+[$'Blender conversions'.G25]" office:value-type="float" office:value="0.036" calcext:value-type="float">
            <text:p>0.036000</text:p>
          </table:table-cell>
          <table:table-cell table:style-name="ce72" table:formula="of:=+[$'Blender conversions'.H25]" office:value-type="float" office:value="-0.098591" calcext:value-type="float">
            <text:p>-0.098591</text:p>
          </table:table-cell>
          <table:table-cell table:style-name="ce72" table:formula="of:=+[$'Blender conversions'.I25]" office:value-type="float" office:value="1.761703" calcext:value-type="float">
            <text:p>1.761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Roo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25" calcext:value-type="float">
            <text:p>0.02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26]&amp;&quot;, &quot;&amp;[.F26]&amp;&quot;, &quot;&amp;[.J26]&amp;&quot;, &quot;&amp;[.N26]&amp;&quot;, &quot;&amp;[.C26]&amp;&quot;, &quot;&amp;[.G26]&amp;&quot;, &quot;&amp;[.K26]&amp;&quot;, &quot;&amp;[.O26]&amp;&quot;, &quot;&amp;[.D26]&amp;&quot;, &quot;&amp;[.H26]&amp;&quot;, &quot;&amp;[.L26]&amp;&quot;, &quot;&amp;[.P26]&amp;&quot;, &quot;&amp;-[.E26]&amp;&quot;, &quot;&amp;[.I26]&amp;&quot;, &quot;&amp;[.M26]&amp;&quot;, &quot;&amp;[.Q26]" office:value-type="string" office:string-value="1, 0, 0, 0, 0, 1, 0, 0, 0, 0, 1, 0, -0.025, 0, 0.045, 1" calcext:value-type="string">
            <text:p>1, 0, 0, 0, 0, 1, 0, 0, 0, 0, 1, 0, -0.025, 0, 0.045, 1</text:p>
          </table:table-cell>
          <table:table-cell table:style-name="ce566" table:formula="of:=[.$B26]&amp;&quot;, &quot;&amp;[.$F26]&amp;&quot;, &quot;&amp;[.$J26]&amp;&quot;, &quot;&amp;[.$N26]&amp;&quot;, &quot;&amp;[.$C26]&amp;&quot;, &quot;&amp;[.$G26]&amp;&quot;, &quot;&amp;[.$K26]&amp;&quot;, &quot;&amp;[.$O26]&amp;&quot;, &quot;&amp;[.$D26]&amp;&quot;, &quot;&amp;[.$H26]&amp;&quot;, &quot;&amp;[.$L26]&amp;&quot;, &quot;&amp;[.$P26]&amp;&quot;, &quot;&amp;[.$X26]&amp;&quot;, &quot;&amp;[.$W26]&amp;&quot;, &quot;&amp;[.$Y26]&amp;&quot;, &quot;&amp;[.$Q26]" office:value-type="string" office:string-value="1, 0, 0, 0, 0, 1, 0, 0, 0, 0, 1, 0, -0.020125, 0, 1.727703, 1" calcext:value-type="string">
            <text:p>1, 0, 0, 0, 0, 1, 0, 0, 0, 0, 1, 0, -0.020125, 0, 1.727703, 1</text:p>
          </table:table-cell>
          <table:table-cell table:style-name="ce549" table:formula="of:=+[$'Blender conversions'.D26]" office:value-type="float" office:value="0" calcext:value-type="float">
            <text:p>0.000000</text:p>
          </table:table-cell>
          <table:table-cell table:style-name="ce553" table:formula="of:=+[$'Blender conversions'.E26]" office:value-type="float" office:value="-0.000125" calcext:value-type="float">
            <text:p>-0.000125</text:p>
          </table:table-cell>
          <table:table-cell table:style-name="ce556" table:formula="of:=+[$'Blender conversions'.F26]" office:value-type="float" office:value="1.727703" calcext:value-type="float">
            <text:p>1.727703</text:p>
          </table:table-cell>
          <table:table-cell table:style-name="ce72" table:formula="of:=+[$'Blender conversions'.G26]" office:value-type="float" office:value="0" calcext:value-type="float">
            <text:p>0.000000</text:p>
          </table:table-cell>
          <table:table-cell table:style-name="ce72" table:formula="of:=+[$'Blender conversions'.H26]" office:value-type="float" office:value="-0.020125" calcext:value-type="float">
            <text:p>-0.020125</text:p>
          </table:table-cell>
          <table:table-cell table:style-name="ce72" table:formula="of:=+[$'Blender conversions'.I26]" office:value-type="float" office:value="1.727703" calcext:value-type="float">
            <text:p>1.727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EyeAlt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6752507" calcext:value-type="float">
            <text:p>0.0675251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3405608" calcext:value-type="float">
            <text:p>-0.0340561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3073585" calcext:value-type="float">
            <text:p>0.0307359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27]&amp;&quot;, &quot;&amp;[.F27]&amp;&quot;, &quot;&amp;[.J27]&amp;&quot;, &quot;&amp;[.N27]&amp;&quot;, &quot;&amp;[.C27]&amp;&quot;, &quot;&amp;[.G27]&amp;&quot;, &quot;&amp;[.K27]&amp;&quot;, &quot;&amp;[.O27]&amp;&quot;, &quot;&amp;[.D27]&amp;&quot;, &quot;&amp;[.H27]&amp;&quot;, &quot;&amp;[.L27]&amp;&quot;, &quot;&amp;[.P27]&amp;&quot;, &quot;&amp;-[.E27]&amp;&quot;, &quot;&amp;[.I27]&amp;&quot;, &quot;&amp;[.M27]&amp;&quot;, &quot;&amp;[.Q27]" office:value-type="string" office:string-value="1, 0, 0, 0, 0, 1, 0, 0, 0, 0, 1, 0, -0.06752507, -0.03405608, 0.03073585, 1" calcext:value-type="string">
            <text:p>1, 0, 0, 0, 0, 1, 0, 0, 0, 0, 1, 0, -0.06752507, -0.03405608, 0.03073585, 1</text:p>
          </table:table-cell>
          <table:table-cell table:style-name="ce566" table:formula="of:=[.$B27]&amp;&quot;, &quot;&amp;[.$F27]&amp;&quot;, &quot;&amp;[.$J27]&amp;&quot;, &quot;&amp;[.$N27]&amp;&quot;, &quot;&amp;[.$C27]&amp;&quot;, &quot;&amp;[.$G27]&amp;&quot;, &quot;&amp;[.$K27]&amp;&quot;, &quot;&amp;[.$O27]&amp;&quot;, &quot;&amp;[.$D27]&amp;&quot;, &quot;&amp;[.$H27]&amp;&quot;, &quot;&amp;[.$L27]&amp;&quot;, &quot;&amp;[.$P27]&amp;&quot;, &quot;&amp;[.$X27]&amp;&quot;, &quot;&amp;[.$W27]&amp;&quot;, &quot;&amp;[.$Y27]&amp;&quot;, &quot;&amp;[.$Q27]" office:value-type="string" office:string-value="1, 0, 0, 0, 0, 1, 0, 0, 0, 0, 1, 0, -0.098591, -0.036, 1.761633, 1" calcext:value-type="string">
            <text:p>1, 0, 0, 0, 0, 1, 0, 0, 0, 0, 1, 0, -0.098591, -0.036, 1.761633, 1</text:p>
          </table:table-cell>
          <table:table-cell table:style-name="ce549" table:formula="of:=+[$'Blender conversions'.D27]" office:value-type="float" office:value="-0.036" calcext:value-type="float">
            <text:p>-0.036000</text:p>
          </table:table-cell>
          <table:table-cell table:style-name="ce553" table:formula="of:=+[$'Blender conversions'.E27]" office:value-type="float" office:value="-0.073591" calcext:value-type="float">
            <text:p>-0.073591</text:p>
          </table:table-cell>
          <table:table-cell table:style-name="ce556" table:formula="of:=+[$'Blender conversions'.F27]" office:value-type="float" office:value="1.761633" calcext:value-type="float">
            <text:p>1.761633</text:p>
          </table:table-cell>
          <table:table-cell table:style-name="ce72" table:formula="of:=+[$'Blender conversions'.G27]" office:value-type="float" office:value="-0.036" calcext:value-type="float">
            <text:p>-0.036000</text:p>
          </table:table-cell>
          <table:table-cell table:style-name="ce72" table:formula="of:=+[$'Blender conversions'.H27]" office:value-type="float" office:value="-0.098591" calcext:value-type="float">
            <text:p>-0.098591</text:p>
          </table:table-cell>
          <table:table-cell table:style-name="ce72" table:formula="of:=+[$'Blender conversions'.I27]" office:value-type="float" office:value="1.761633" calcext:value-type="float">
            <text:p>1.76163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EyeAlt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6752507" calcext:value-type="float">
            <text:p>0.0675251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3405608" calcext:value-type="float">
            <text:p>0.0340561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3073585" calcext:value-type="float">
            <text:p>0.0307359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28]&amp;&quot;, &quot;&amp;[.F28]&amp;&quot;, &quot;&amp;[.J28]&amp;&quot;, &quot;&amp;[.N28]&amp;&quot;, &quot;&amp;[.C28]&amp;&quot;, &quot;&amp;[.G28]&amp;&quot;, &quot;&amp;[.K28]&amp;&quot;, &quot;&amp;[.O28]&amp;&quot;, &quot;&amp;[.D28]&amp;&quot;, &quot;&amp;[.H28]&amp;&quot;, &quot;&amp;[.L28]&amp;&quot;, &quot;&amp;[.P28]&amp;&quot;, &quot;&amp;-[.E28]&amp;&quot;, &quot;&amp;[.I28]&amp;&quot;, &quot;&amp;[.M28]&amp;&quot;, &quot;&amp;[.Q28]" office:value-type="string" office:string-value="1, 0, 0, 0, 0, 1, 0, 0, 0, 0, 1, 0, -0.06752507, 0.03405608, 0.03073585, 1" calcext:value-type="string">
            <text:p>1, 0, 0, 0, 0, 1, 0, 0, 0, 0, 1, 0, -0.06752507, 0.03405608, 0.03073585, 1</text:p>
          </table:table-cell>
          <table:table-cell table:style-name="ce566" table:formula="of:=[.$B28]&amp;&quot;, &quot;&amp;[.$F28]&amp;&quot;, &quot;&amp;[.$J28]&amp;&quot;, &quot;&amp;[.$N28]&amp;&quot;, &quot;&amp;[.$C28]&amp;&quot;, &quot;&amp;[.$G28]&amp;&quot;, &quot;&amp;[.$K28]&amp;&quot;, &quot;&amp;[.$O28]&amp;&quot;, &quot;&amp;[.$D28]&amp;&quot;, &quot;&amp;[.$H28]&amp;&quot;, &quot;&amp;[.$L28]&amp;&quot;, &quot;&amp;[.$P28]&amp;&quot;, &quot;&amp;[.$X28]&amp;&quot;, &quot;&amp;[.$W28]&amp;&quot;, &quot;&amp;[.$Y28]&amp;&quot;, &quot;&amp;[.$Q28]" office:value-type="string" office:string-value="1, 0, 0, 0, 0, 1, 0, 0, 0, 0, 1, 0, -0.098586, 0.036, 1.761633, 1" calcext:value-type="string">
            <text:p>1, 0, 0, 0, 0, 1, 0, 0, 0, 0, 1, 0, -0.098586, 0.036, 1.761633, 1</text:p>
          </table:table-cell>
          <table:table-cell table:style-name="ce549" table:formula="of:=+[$'Blender conversions'.D28]" office:value-type="float" office:value="0.036" calcext:value-type="float">
            <text:p>0.036000</text:p>
          </table:table-cell>
          <table:table-cell table:style-name="ce553" table:formula="of:=+[$'Blender conversions'.E28]" office:value-type="float" office:value="-0.073586" calcext:value-type="float">
            <text:p>-0.073586</text:p>
          </table:table-cell>
          <table:table-cell table:style-name="ce556" table:formula="of:=+[$'Blender conversions'.F28]" office:value-type="float" office:value="1.761633" calcext:value-type="float">
            <text:p>1.761633</text:p>
          </table:table-cell>
          <table:table-cell table:style-name="ce72" table:formula="of:=+[$'Blender conversions'.G28]" office:value-type="float" office:value="0.036" calcext:value-type="float">
            <text:p>0.036000</text:p>
          </table:table-cell>
          <table:table-cell table:style-name="ce72" table:formula="of:=+[$'Blender conversions'.H28]" office:value-type="float" office:value="-0.098586" calcext:value-type="float">
            <text:p>-0.098586</text:p>
          </table:table-cell>
          <table:table-cell table:style-name="ce72" table:formula="of:=+[$'Blender conversions'.I28]" office:value-type="float" office:value="1.761633" calcext:value-type="float">
            <text:p>1.76163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Forehead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61" calcext:value-type="float">
            <text:p>0.06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35" calcext:value-type="float">
            <text:p>0.03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83" calcext:value-type="float">
            <text:p>0.08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29]&amp;&quot;, &quot;&amp;[.F29]&amp;&quot;, &quot;&amp;[.J29]&amp;&quot;, &quot;&amp;[.N29]&amp;&quot;, &quot;&amp;[.C29]&amp;&quot;, &quot;&amp;[.G29]&amp;&quot;, &quot;&amp;[.K29]&amp;&quot;, &quot;&amp;[.O29]&amp;&quot;, &quot;&amp;[.D29]&amp;&quot;, &quot;&amp;[.H29]&amp;&quot;, &quot;&amp;[.L29]&amp;&quot;, &quot;&amp;[.P29]&amp;&quot;, &quot;&amp;-[.E29]&amp;&quot;, &quot;&amp;[.I29]&amp;&quot;, &quot;&amp;[.M29]&amp;&quot;, &quot;&amp;[.Q29]" office:value-type="string" office:string-value="1, 0, 0, 0, 0, 1, 0, 0, 0, 0, 1, 0, -0.061, 0.035, 0.083, 1" calcext:value-type="string">
            <text:p>1, 0, 0, 0, 0, 1, 0, 0, 0, 0, 1, 0, -0.061, 0.035, 0.083, 1</text:p>
          </table:table-cell>
          <table:table-cell table:style-name="ce566" table:formula="of:=[.$B29]&amp;&quot;, &quot;&amp;[.$F29]&amp;&quot;, &quot;&amp;[.$J29]&amp;&quot;, &quot;&amp;[.$N29]&amp;&quot;, &quot;&amp;[.$C29]&amp;&quot;, &quot;&amp;[.$G29]&amp;&quot;, &quot;&amp;[.$K29]&amp;&quot;, &quot;&amp;[.$O29]&amp;&quot;, &quot;&amp;[.$D29]&amp;&quot;, &quot;&amp;[.$H29]&amp;&quot;, &quot;&amp;[.$L29]&amp;&quot;, &quot;&amp;[.$P29]&amp;&quot;, &quot;&amp;[.$X29]&amp;&quot;, &quot;&amp;[.$W29]&amp;&quot;, &quot;&amp;[.$Y29]&amp;&quot;, &quot;&amp;[.$Q29]" office:value-type="string" office:string-value="1, 0, 0, 0, 0, 1, 0, 0, 0, 0, 1, 0, -0.085125, 0.039, 1.828703, 1" calcext:value-type="string">
            <text:p>1, 0, 0, 0, 0, 1, 0, 0, 0, 0, 1, 0, -0.085125, 0.039, 1.828703, 1</text:p>
          </table:table-cell>
          <table:table-cell table:style-name="ce549" table:formula="of:=+[$'Blender conversions'.D29]" office:value-type="float" office:value="0.035" calcext:value-type="float">
            <text:p>0.035000</text:p>
          </table:table-cell>
          <table:table-cell table:style-name="ce553" table:formula="of:=+[$'Blender conversions'.E29]" office:value-type="float" office:value="-0.061125" calcext:value-type="float">
            <text:p>-0.061125</text:p>
          </table:table-cell>
          <table:table-cell table:style-name="ce556" table:formula="of:=+[$'Blender conversions'.F29]" office:value-type="float" office:value="1.810703" calcext:value-type="float">
            <text:p>1.810703</text:p>
          </table:table-cell>
          <table:table-cell table:style-name="ce72" table:formula="of:=+[$'Blender conversions'.G29]" office:value-type="float" office:value="0.039" calcext:value-type="float">
            <text:p>0.039000</text:p>
          </table:table-cell>
          <table:table-cell table:style-name="ce72" table:formula="of:=+[$'Blender conversions'.H29]" office:value-type="float" office:value="-0.085125" calcext:value-type="float">
            <text:p>-0.085125</text:p>
          </table:table-cell>
          <table:table-cell table:style-name="ce72" table:formula="of:=+[$'Blender conversions'.I29]" office:value-type="float" office:value="1.828703" calcext:value-type="float">
            <text:p>1.828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Forehead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61" calcext:value-type="float">
            <text:p>0.06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35" calcext:value-type="float">
            <text:p>-0.03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83" calcext:value-type="float">
            <text:p>0.08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30]&amp;&quot;, &quot;&amp;[.F30]&amp;&quot;, &quot;&amp;[.J30]&amp;&quot;, &quot;&amp;[.N30]&amp;&quot;, &quot;&amp;[.C30]&amp;&quot;, &quot;&amp;[.G30]&amp;&quot;, &quot;&amp;[.K30]&amp;&quot;, &quot;&amp;[.O30]&amp;&quot;, &quot;&amp;[.D30]&amp;&quot;, &quot;&amp;[.H30]&amp;&quot;, &quot;&amp;[.L30]&amp;&quot;, &quot;&amp;[.P30]&amp;&quot;, &quot;&amp;-[.E30]&amp;&quot;, &quot;&amp;[.I30]&amp;&quot;, &quot;&amp;[.M30]&amp;&quot;, &quot;&amp;[.Q30]" office:value-type="string" office:string-value="1, 0, 0, 0, 0, 1, 0, 0, 0, 0, 1, 0, -0.061, -0.035, 0.083, 1" calcext:value-type="string">
            <text:p>1, 0, 0, 0, 0, 1, 0, 0, 0, 0, 1, 0, -0.061, -0.035, 0.083, 1</text:p>
          </table:table-cell>
          <table:table-cell table:style-name="ce566" table:formula="of:=[.$B30]&amp;&quot;, &quot;&amp;[.$F30]&amp;&quot;, &quot;&amp;[.$J30]&amp;&quot;, &quot;&amp;[.$N30]&amp;&quot;, &quot;&amp;[.$C30]&amp;&quot;, &quot;&amp;[.$G30]&amp;&quot;, &quot;&amp;[.$K30]&amp;&quot;, &quot;&amp;[.$O30]&amp;&quot;, &quot;&amp;[.$D30]&amp;&quot;, &quot;&amp;[.$H30]&amp;&quot;, &quot;&amp;[.$L30]&amp;&quot;, &quot;&amp;[.$P30]&amp;&quot;, &quot;&amp;[.$X30]&amp;&quot;, &quot;&amp;[.$W30]&amp;&quot;, &quot;&amp;[.$Y30]&amp;&quot;, &quot;&amp;[.$Q30]" office:value-type="string" office:string-value="1, 0, 0, 0, 0, 1, 0, 0, 0, 0, 1, 0, -0.085125, -0.039, 1.828703, 1" calcext:value-type="string">
            <text:p>1, 0, 0, 0, 0, 1, 0, 0, 0, 0, 1, 0, -0.085125, -0.039, 1.828703, 1</text:p>
          </table:table-cell>
          <table:table-cell table:style-name="ce549" table:formula="of:=+[$'Blender conversions'.D30]" office:value-type="float" office:value="-0.035" calcext:value-type="float">
            <text:p>-0.035000</text:p>
          </table:table-cell>
          <table:table-cell table:style-name="ce553" table:formula="of:=+[$'Blender conversions'.E30]" office:value-type="float" office:value="-0.061125" calcext:value-type="float">
            <text:p>-0.061125</text:p>
          </table:table-cell>
          <table:table-cell table:style-name="ce556" table:formula="of:=+[$'Blender conversions'.F30]" office:value-type="float" office:value="1.810703" calcext:value-type="float">
            <text:p>1.810703</text:p>
          </table:table-cell>
          <table:table-cell table:style-name="ce72" table:formula="of:=+[$'Blender conversions'.G30]" office:value-type="float" office:value="-0.039" calcext:value-type="float">
            <text:p>-0.039000</text:p>
          </table:table-cell>
          <table:table-cell table:style-name="ce72" table:formula="of:=+[$'Blender conversions'.H30]" office:value-type="float" office:value="-0.085125" calcext:value-type="float">
            <text:p>-0.085125</text:p>
          </table:table-cell>
          <table:table-cell table:style-name="ce72" table:formula="of:=+[$'Blender conversions'.I30]" office:value-type="float" office:value="1.828703" calcext:value-type="float">
            <text:p>1.828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EyebrowOuter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64" calcext:value-type="float">
            <text:p>0.064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51" calcext:value-type="float">
            <text:p>0.05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48" calcext:value-type="float">
            <text:p>0.04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31]&amp;&quot;, &quot;&amp;[.F31]&amp;&quot;, &quot;&amp;[.J31]&amp;&quot;, &quot;&amp;[.N31]&amp;&quot;, &quot;&amp;[.C31]&amp;&quot;, &quot;&amp;[.G31]&amp;&quot;, &quot;&amp;[.K31]&amp;&quot;, &quot;&amp;[.O31]&amp;&quot;, &quot;&amp;[.D31]&amp;&quot;, &quot;&amp;[.H31]&amp;&quot;, &quot;&amp;[.L31]&amp;&quot;, &quot;&amp;[.P31]&amp;&quot;, &quot;&amp;-[.E31]&amp;&quot;, &quot;&amp;[.I31]&amp;&quot;, &quot;&amp;[.M31]&amp;&quot;, &quot;&amp;[.Q31]" office:value-type="string" office:string-value="1, 0, 0, 0, 0, 1, 0, 0, 0, 0, 1, 0, -0.064, 0.051, 0.048, 1" calcext:value-type="string">
            <text:p>1, 0, 0, 0, 0, 1, 0, 0, 0, 0, 1, 0, -0.064, 0.051, 0.048, 1</text:p>
          </table:table-cell>
          <table:table-cell table:style-name="ce566" table:formula="of:=[.$B31]&amp;&quot;, &quot;&amp;[.$F31]&amp;&quot;, &quot;&amp;[.$J31]&amp;&quot;, &quot;&amp;[.$N31]&amp;&quot;, &quot;&amp;[.$C31]&amp;&quot;, &quot;&amp;[.$G31]&amp;&quot;, &quot;&amp;[.$K31]&amp;&quot;, &quot;&amp;[.$O31]&amp;&quot;, &quot;&amp;[.$D31]&amp;&quot;, &quot;&amp;[.$H31]&amp;&quot;, &quot;&amp;[.$L31]&amp;&quot;, &quot;&amp;[.$P31]&amp;&quot;, &quot;&amp;[.$X31]&amp;&quot;, &quot;&amp;[.$W31]&amp;&quot;, &quot;&amp;[.$Y31]&amp;&quot;, &quot;&amp;[.$Q31]" office:value-type="string" office:string-value="1, 0, 0, 0, 0, 1, 0, 0, 0, 0, 1, 0, -0.087125, 0.064, 1.775703, 1" calcext:value-type="string">
            <text:p>1, 0, 0, 0, 0, 1, 0, 0, 0, 0, 1, 0, -0.087125, 0.064, 1.775703, 1</text:p>
          </table:table-cell>
          <table:table-cell table:style-name="ce549" table:formula="of:=+[$'Blender conversions'.D31]" office:value-type="float" office:value="0.051" calcext:value-type="float">
            <text:p>0.051000</text:p>
          </table:table-cell>
          <table:table-cell table:style-name="ce553" table:formula="of:=+[$'Blender conversions'.E31]" office:value-type="float" office:value="-0.064125" calcext:value-type="float">
            <text:p>-0.064125</text:p>
          </table:table-cell>
          <table:table-cell table:style-name="ce556" table:formula="of:=+[$'Blender conversions'.F31]" office:value-type="float" office:value="1.775703" calcext:value-type="float">
            <text:p>1.775703</text:p>
          </table:table-cell>
          <table:table-cell table:style-name="ce72" table:formula="of:=+[$'Blender conversions'.G31]" office:value-type="float" office:value="0.064" calcext:value-type="float">
            <text:p>0.064000</text:p>
          </table:table-cell>
          <table:table-cell table:style-name="ce72" table:formula="of:=+[$'Blender conversions'.H31]" office:value-type="float" office:value="-0.087125" calcext:value-type="float">
            <text:p>-0.087125</text:p>
          </table:table-cell>
          <table:table-cell table:style-name="ce72" table:formula="of:=+[$'Blender conversions'.I31]" office:value-type="float" office:value="1.775703" calcext:value-type="float">
            <text:p>1.775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EyebrowCenter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7" calcext:value-type="float">
            <text:p>0.07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43" calcext:value-type="float">
            <text:p>0.043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56" calcext:value-type="float">
            <text:p>0.05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32]&amp;&quot;, &quot;&amp;[.F32]&amp;&quot;, &quot;&amp;[.J32]&amp;&quot;, &quot;&amp;[.N32]&amp;&quot;, &quot;&amp;[.C32]&amp;&quot;, &quot;&amp;[.G32]&amp;&quot;, &quot;&amp;[.K32]&amp;&quot;, &quot;&amp;[.O32]&amp;&quot;, &quot;&amp;[.D32]&amp;&quot;, &quot;&amp;[.H32]&amp;&quot;, &quot;&amp;[.L32]&amp;&quot;, &quot;&amp;[.P32]&amp;&quot;, &quot;&amp;-[.E32]&amp;&quot;, &quot;&amp;[.I32]&amp;&quot;, &quot;&amp;[.M32]&amp;&quot;, &quot;&amp;[.Q32]" office:value-type="string" office:string-value="1, 0, 0, 0, 0, 1, 0, 0, 0, 0, 1, 0, -0.07, 0.043, 0.056, 1" calcext:value-type="string">
            <text:p>1, 0, 0, 0, 0, 1, 0, 0, 0, 0, 1, 0, -0.07, 0.043, 0.056, 1</text:p>
          </table:table-cell>
          <table:table-cell table:style-name="ce566" table:formula="of:=[.$B32]&amp;&quot;, &quot;&amp;[.$F32]&amp;&quot;, &quot;&amp;[.$J32]&amp;&quot;, &quot;&amp;[.$N32]&amp;&quot;, &quot;&amp;[.$C32]&amp;&quot;, &quot;&amp;[.$G32]&amp;&quot;, &quot;&amp;[.$K32]&amp;&quot;, &quot;&amp;[.$O32]&amp;&quot;, &quot;&amp;[.$D32]&amp;&quot;, &quot;&amp;[.$H32]&amp;&quot;, &quot;&amp;[.$L32]&amp;&quot;, &quot;&amp;[.$P32]&amp;&quot;, &quot;&amp;[.$X32]&amp;&quot;, &quot;&amp;[.$W32]&amp;&quot;, &quot;&amp;[.$Y32]&amp;&quot;, &quot;&amp;[.$Q32]" office:value-type="string" office:string-value="1, 0, 0, 0, 0, 1, 0, 0, 0, 0, 1, 0, -0.097125, 0.043, 1.783703, 1" calcext:value-type="string">
            <text:p>1, 0, 0, 0, 0, 1, 0, 0, 0, 0, 1, 0, -0.097125, 0.043, 1.783703, 1</text:p>
          </table:table-cell>
          <table:table-cell table:style-name="ce549" table:formula="of:=+[$'Blender conversions'.D32]" office:value-type="float" office:value="0.043" calcext:value-type="float">
            <text:p>0.043000</text:p>
          </table:table-cell>
          <table:table-cell table:style-name="ce553" table:formula="of:=+[$'Blender conversions'.E32]" office:value-type="float" office:value="-0.070125" calcext:value-type="float">
            <text:p>-0.070125</text:p>
          </table:table-cell>
          <table:table-cell table:style-name="ce556" table:formula="of:=+[$'Blender conversions'.F32]" office:value-type="float" office:value="1.783703" calcext:value-type="float">
            <text:p>1.783703</text:p>
          </table:table-cell>
          <table:table-cell table:style-name="ce72" table:formula="of:=+[$'Blender conversions'.G32]" office:value-type="float" office:value="0.043" calcext:value-type="float">
            <text:p>0.043000</text:p>
          </table:table-cell>
          <table:table-cell table:style-name="ce72" table:formula="of:=+[$'Blender conversions'.H32]" office:value-type="float" office:value="-0.097125" calcext:value-type="float">
            <text:p>-0.097125</text:p>
          </table:table-cell>
          <table:table-cell table:style-name="ce72" table:formula="of:=+[$'Blender conversions'.I32]" office:value-type="float" office:value="1.783703" calcext:value-type="float">
            <text:p>1.783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EyebrowInner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75" calcext:value-type="float">
            <text:p>0.07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22" calcext:value-type="float">
            <text:p>0.022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51" calcext:value-type="float">
            <text:p>0.05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33]&amp;&quot;, &quot;&amp;[.F33]&amp;&quot;, &quot;&amp;[.J33]&amp;&quot;, &quot;&amp;[.N33]&amp;&quot;, &quot;&amp;[.C33]&amp;&quot;, &quot;&amp;[.G33]&amp;&quot;, &quot;&amp;[.K33]&amp;&quot;, &quot;&amp;[.O33]&amp;&quot;, &quot;&amp;[.D33]&amp;&quot;, &quot;&amp;[.H33]&amp;&quot;, &quot;&amp;[.L33]&amp;&quot;, &quot;&amp;[.P33]&amp;&quot;, &quot;&amp;-[.E33]&amp;&quot;, &quot;&amp;[.I33]&amp;&quot;, &quot;&amp;[.M33]&amp;&quot;, &quot;&amp;[.Q33]" office:value-type="string" office:string-value="1, 0, 0, 0, 0, 1, 0, 0, 0, 0, 1, 0, -0.075, 0.022, 0.051, 1" calcext:value-type="string">
            <text:p>1, 0, 0, 0, 0, 1, 0, 0, 0, 0, 1, 0, -0.075, 0.022, 0.051, 1</text:p>
          </table:table-cell>
          <table:table-cell table:style-name="ce566" table:formula="of:=[.$B33]&amp;&quot;, &quot;&amp;[.$F33]&amp;&quot;, &quot;&amp;[.$J33]&amp;&quot;, &quot;&amp;[.$N33]&amp;&quot;, &quot;&amp;[.$C33]&amp;&quot;, &quot;&amp;[.$G33]&amp;&quot;, &quot;&amp;[.$K33]&amp;&quot;, &quot;&amp;[.$O33]&amp;&quot;, &quot;&amp;[.$D33]&amp;&quot;, &quot;&amp;[.$H33]&amp;&quot;, &quot;&amp;[.$L33]&amp;&quot;, &quot;&amp;[.$P33]&amp;&quot;, &quot;&amp;[.$X33]&amp;&quot;, &quot;&amp;[.$W33]&amp;&quot;, &quot;&amp;[.$Y33]&amp;&quot;, &quot;&amp;[.$Q33]" office:value-type="string" office:string-value="1, 0, 0, 0, 0, 1, 0, 0, 0, 0, 1, 0, -0.101125, 0.022, 1.778703, 1" calcext:value-type="string">
            <text:p>1, 0, 0, 0, 0, 1, 0, 0, 0, 0, 1, 0, -0.101125, 0.022, 1.778703, 1</text:p>
          </table:table-cell>
          <table:table-cell table:style-name="ce549" table:formula="of:=+[$'Blender conversions'.D33]" office:value-type="float" office:value="0.022" calcext:value-type="float">
            <text:p>0.022000</text:p>
          </table:table-cell>
          <table:table-cell table:style-name="ce553" table:formula="of:=+[$'Blender conversions'.E33]" office:value-type="float" office:value="-0.075125" calcext:value-type="float">
            <text:p>-0.075125</text:p>
          </table:table-cell>
          <table:table-cell table:style-name="ce556" table:formula="of:=+[$'Blender conversions'.F33]" office:value-type="float" office:value="1.778703" calcext:value-type="float">
            <text:p>1.778703</text:p>
          </table:table-cell>
          <table:table-cell table:style-name="ce72" table:formula="of:=+[$'Blender conversions'.G33]" office:value-type="float" office:value="0.022" calcext:value-type="float">
            <text:p>0.022000</text:p>
          </table:table-cell>
          <table:table-cell table:style-name="ce72" table:formula="of:=+[$'Blender conversions'.H33]" office:value-type="float" office:value="-0.101125" calcext:value-type="float">
            <text:p>-0.101125</text:p>
          </table:table-cell>
          <table:table-cell table:style-name="ce72" table:formula="of:=+[$'Blender conversions'.I33]" office:value-type="float" office:value="1.778703" calcext:value-type="float">
            <text:p>1.778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EyebrowOuter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64" calcext:value-type="float">
            <text:p>0.064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51" calcext:value-type="float">
            <text:p>-0.05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48" calcext:value-type="float">
            <text:p>0.04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34]&amp;&quot;, &quot;&amp;[.F34]&amp;&quot;, &quot;&amp;[.J34]&amp;&quot;, &quot;&amp;[.N34]&amp;&quot;, &quot;&amp;[.C34]&amp;&quot;, &quot;&amp;[.G34]&amp;&quot;, &quot;&amp;[.K34]&amp;&quot;, &quot;&amp;[.O34]&amp;&quot;, &quot;&amp;[.D34]&amp;&quot;, &quot;&amp;[.H34]&amp;&quot;, &quot;&amp;[.L34]&amp;&quot;, &quot;&amp;[.P34]&amp;&quot;, &quot;&amp;-[.E34]&amp;&quot;, &quot;&amp;[.I34]&amp;&quot;, &quot;&amp;[.M34]&amp;&quot;, &quot;&amp;[.Q34]" office:value-type="string" office:string-value="1, 0, 0, 0, 0, 1, 0, 0, 0, 0, 1, 0, -0.064, -0.051, 0.048, 1" calcext:value-type="string">
            <text:p>1, 0, 0, 0, 0, 1, 0, 0, 0, 0, 1, 0, -0.064, -0.051, 0.048, 1</text:p>
          </table:table-cell>
          <table:table-cell table:style-name="ce566" table:formula="of:=[.$B34]&amp;&quot;, &quot;&amp;[.$F34]&amp;&quot;, &quot;&amp;[.$J34]&amp;&quot;, &quot;&amp;[.$N34]&amp;&quot;, &quot;&amp;[.$C34]&amp;&quot;, &quot;&amp;[.$G34]&amp;&quot;, &quot;&amp;[.$K34]&amp;&quot;, &quot;&amp;[.$O34]&amp;&quot;, &quot;&amp;[.$D34]&amp;&quot;, &quot;&amp;[.$H34]&amp;&quot;, &quot;&amp;[.$L34]&amp;&quot;, &quot;&amp;[.$P34]&amp;&quot;, &quot;&amp;[.$X34]&amp;&quot;, &quot;&amp;[.$W34]&amp;&quot;, &quot;&amp;[.$Y34]&amp;&quot;, &quot;&amp;[.$Q34]" office:value-type="string" office:string-value="1, 0, 0, 0, 0, 1, 0, 0, 0, 0, 1, 0, -0.087125, -0.064, 1.775703, 1" calcext:value-type="string">
            <text:p>1, 0, 0, 0, 0, 1, 0, 0, 0, 0, 1, 0, -0.087125, -0.064, 1.775703, 1</text:p>
          </table:table-cell>
          <table:table-cell table:style-name="ce549" table:formula="of:=+[$'Blender conversions'.D34]" office:value-type="float" office:value="-0.051" calcext:value-type="float">
            <text:p>-0.051000</text:p>
          </table:table-cell>
          <table:table-cell table:style-name="ce553" table:formula="of:=+[$'Blender conversions'.E34]" office:value-type="float" office:value="-0.064125" calcext:value-type="float">
            <text:p>-0.064125</text:p>
          </table:table-cell>
          <table:table-cell table:style-name="ce556" table:formula="of:=+[$'Blender conversions'.F34]" office:value-type="float" office:value="1.775703" calcext:value-type="float">
            <text:p>1.775703</text:p>
          </table:table-cell>
          <table:table-cell table:style-name="ce72" table:formula="of:=+[$'Blender conversions'.G34]" office:value-type="float" office:value="-0.064" calcext:value-type="float">
            <text:p>-0.064000</text:p>
          </table:table-cell>
          <table:table-cell table:style-name="ce72" table:formula="of:=+[$'Blender conversions'.H34]" office:value-type="float" office:value="-0.087125" calcext:value-type="float">
            <text:p>-0.087125</text:p>
          </table:table-cell>
          <table:table-cell table:style-name="ce72" table:formula="of:=+[$'Blender conversions'.I34]" office:value-type="float" office:value="1.775703" calcext:value-type="float">
            <text:p>1.775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EyebrowCenter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7" calcext:value-type="float">
            <text:p>0.07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43" calcext:value-type="float">
            <text:p>-0.043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56" calcext:value-type="float">
            <text:p>0.05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35]&amp;&quot;, &quot;&amp;[.F35]&amp;&quot;, &quot;&amp;[.J35]&amp;&quot;, &quot;&amp;[.N35]&amp;&quot;, &quot;&amp;[.C35]&amp;&quot;, &quot;&amp;[.G35]&amp;&quot;, &quot;&amp;[.K35]&amp;&quot;, &quot;&amp;[.O35]&amp;&quot;, &quot;&amp;[.D35]&amp;&quot;, &quot;&amp;[.H35]&amp;&quot;, &quot;&amp;[.L35]&amp;&quot;, &quot;&amp;[.P35]&amp;&quot;, &quot;&amp;-[.E35]&amp;&quot;, &quot;&amp;[.I35]&amp;&quot;, &quot;&amp;[.M35]&amp;&quot;, &quot;&amp;[.Q35]" office:value-type="string" office:string-value="1, 0, 0, 0, 0, 1, 0, 0, 0, 0, 1, 0, -0.07, -0.043, 0.056, 1" calcext:value-type="string">
            <text:p>1, 0, 0, 0, 0, 1, 0, 0, 0, 0, 1, 0, -0.07, -0.043, 0.056, 1</text:p>
          </table:table-cell>
          <table:table-cell table:style-name="ce566" table:formula="of:=[.$B35]&amp;&quot;, &quot;&amp;[.$F35]&amp;&quot;, &quot;&amp;[.$J35]&amp;&quot;, &quot;&amp;[.$N35]&amp;&quot;, &quot;&amp;[.$C35]&amp;&quot;, &quot;&amp;[.$G35]&amp;&quot;, &quot;&amp;[.$K35]&amp;&quot;, &quot;&amp;[.$O35]&amp;&quot;, &quot;&amp;[.$D35]&amp;&quot;, &quot;&amp;[.$H35]&amp;&quot;, &quot;&amp;[.$L35]&amp;&quot;, &quot;&amp;[.$P35]&amp;&quot;, &quot;&amp;[.$X35]&amp;&quot;, &quot;&amp;[.$W35]&amp;&quot;, &quot;&amp;[.$Y35]&amp;&quot;, &quot;&amp;[.$Q35]" office:value-type="string" office:string-value="1, 0, 0, 0, 0, 1, 0, 0, 0, 0, 1, 0, -0.097125, -0.043, 1.783703, 1" calcext:value-type="string">
            <text:p>1, 0, 0, 0, 0, 1, 0, 0, 0, 0, 1, 0, -0.097125, -0.043, 1.783703, 1</text:p>
          </table:table-cell>
          <table:table-cell table:style-name="ce549" table:formula="of:=+[$'Blender conversions'.D35]" office:value-type="float" office:value="-0.043" calcext:value-type="float">
            <text:p>-0.043000</text:p>
          </table:table-cell>
          <table:table-cell table:style-name="ce553" table:formula="of:=+[$'Blender conversions'.E35]" office:value-type="float" office:value="-0.070125" calcext:value-type="float">
            <text:p>-0.070125</text:p>
          </table:table-cell>
          <table:table-cell table:style-name="ce556" table:formula="of:=+[$'Blender conversions'.F35]" office:value-type="float" office:value="1.783703" calcext:value-type="float">
            <text:p>1.783703</text:p>
          </table:table-cell>
          <table:table-cell table:style-name="ce72" table:formula="of:=+[$'Blender conversions'.G35]" office:value-type="float" office:value="-0.043" calcext:value-type="float">
            <text:p>-0.043000</text:p>
          </table:table-cell>
          <table:table-cell table:style-name="ce72" table:formula="of:=+[$'Blender conversions'.H35]" office:value-type="float" office:value="-0.097125" calcext:value-type="float">
            <text:p>-0.097125</text:p>
          </table:table-cell>
          <table:table-cell table:style-name="ce72" table:formula="of:=+[$'Blender conversions'.I35]" office:value-type="float" office:value="1.783703" calcext:value-type="float">
            <text:p>1.783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EyebrowInner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75" calcext:value-type="float">
            <text:p>0.07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22" calcext:value-type="float">
            <text:p>-0.022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51" calcext:value-type="float">
            <text:p>0.05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36]&amp;&quot;, &quot;&amp;[.F36]&amp;&quot;, &quot;&amp;[.J36]&amp;&quot;, &quot;&amp;[.N36]&amp;&quot;, &quot;&amp;[.C36]&amp;&quot;, &quot;&amp;[.G36]&amp;&quot;, &quot;&amp;[.K36]&amp;&quot;, &quot;&amp;[.O36]&amp;&quot;, &quot;&amp;[.D36]&amp;&quot;, &quot;&amp;[.H36]&amp;&quot;, &quot;&amp;[.L36]&amp;&quot;, &quot;&amp;[.P36]&amp;&quot;, &quot;&amp;-[.E36]&amp;&quot;, &quot;&amp;[.I36]&amp;&quot;, &quot;&amp;[.M36]&amp;&quot;, &quot;&amp;[.Q36]" office:value-type="string" office:string-value="1, 0, 0, 0, 0, 1, 0, 0, 0, 0, 1, 0, -0.075, -0.022, 0.051, 1" calcext:value-type="string">
            <text:p>1, 0, 0, 0, 0, 1, 0, 0, 0, 0, 1, 0, -0.075, -0.022, 0.051, 1</text:p>
          </table:table-cell>
          <table:table-cell table:style-name="ce566" table:formula="of:=[.$B36]&amp;&quot;, &quot;&amp;[.$F36]&amp;&quot;, &quot;&amp;[.$J36]&amp;&quot;, &quot;&amp;[.$N36]&amp;&quot;, &quot;&amp;[.$C36]&amp;&quot;, &quot;&amp;[.$G36]&amp;&quot;, &quot;&amp;[.$K36]&amp;&quot;, &quot;&amp;[.$O36]&amp;&quot;, &quot;&amp;[.$D36]&amp;&quot;, &quot;&amp;[.$H36]&amp;&quot;, &quot;&amp;[.$L36]&amp;&quot;, &quot;&amp;[.$P36]&amp;&quot;, &quot;&amp;[.$X36]&amp;&quot;, &quot;&amp;[.$W36]&amp;&quot;, &quot;&amp;[.$Y36]&amp;&quot;, &quot;&amp;[.$Q36]" office:value-type="string" office:string-value="1, 0, 0, 0, 0, 1, 0, 0, 0, 0, 1, 0, -0.101125, -0.022, 1.778703, 1" calcext:value-type="string">
            <text:p>1, 0, 0, 0, 0, 1, 0, 0, 0, 0, 1, 0, -0.101125, -0.022, 1.778703, 1</text:p>
          </table:table-cell>
          <table:table-cell table:style-name="ce549" table:formula="of:=+[$'Blender conversions'.D36]" office:value-type="float" office:value="-0.022" calcext:value-type="float">
            <text:p>-0.022000</text:p>
          </table:table-cell>
          <table:table-cell table:style-name="ce553" table:formula="of:=+[$'Blender conversions'.E36]" office:value-type="float" office:value="-0.075125" calcext:value-type="float">
            <text:p>-0.075125</text:p>
          </table:table-cell>
          <table:table-cell table:style-name="ce556" table:formula="of:=+[$'Blender conversions'.F36]" office:value-type="float" office:value="1.778703" calcext:value-type="float">
            <text:p>1.778703</text:p>
          </table:table-cell>
          <table:table-cell table:style-name="ce72" table:formula="of:=+[$'Blender conversions'.G36]" office:value-type="float" office:value="-0.022" calcext:value-type="float">
            <text:p>-0.022000</text:p>
          </table:table-cell>
          <table:table-cell table:style-name="ce72" table:formula="of:=+[$'Blender conversions'.H36]" office:value-type="float" office:value="-0.101125" calcext:value-type="float">
            <text:p>-0.101125</text:p>
          </table:table-cell>
          <table:table-cell table:style-name="ce72" table:formula="of:=+[$'Blender conversions'.I36]" office:value-type="float" office:value="1.778703" calcext:value-type="float">
            <text:p>1.778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EyeLidUpper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7300001" calcext:value-type="float">
            <text:p>0.073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36" calcext:value-type="float">
            <text:p>0.036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37]&amp;&quot;, &quot;&amp;[.F37]&amp;&quot;, &quot;&amp;[.J37]&amp;&quot;, &quot;&amp;[.N37]&amp;&quot;, &quot;&amp;[.C37]&amp;&quot;, &quot;&amp;[.G37]&amp;&quot;, &quot;&amp;[.K37]&amp;&quot;, &quot;&amp;[.O37]&amp;&quot;, &quot;&amp;[.D37]&amp;&quot;, &quot;&amp;[.H37]&amp;&quot;, &quot;&amp;[.L37]&amp;&quot;, &quot;&amp;[.P37]&amp;&quot;, &quot;&amp;-[.E37]&amp;&quot;, &quot;&amp;[.I37]&amp;&quot;, &quot;&amp;[.M37]&amp;&quot;, &quot;&amp;[.Q37]" office:value-type="string" office:string-value="1, 0, 0, 0, 0, 1, 0, 0, 0, 0, 1, 0, -0.07300001, 0.036, 0.034, 1" calcext:value-type="string">
            <text:p>1, 0, 0, 0, 0, 1, 0, 0, 0, 0, 1, 0, -0.07300001, 0.036, 0.034, 1</text:p>
          </table:table-cell>
          <table:table-cell table:style-name="ce566" table:formula="of:=[.$B37]&amp;&quot;, &quot;&amp;[.$F37]&amp;&quot;, &quot;&amp;[.$J37]&amp;&quot;, &quot;&amp;[.$N37]&amp;&quot;, &quot;&amp;[.$C37]&amp;&quot;, &quot;&amp;[.$G37]&amp;&quot;, &quot;&amp;[.$K37]&amp;&quot;, &quot;&amp;[.$O37]&amp;&quot;, &quot;&amp;[.$D37]&amp;&quot;, &quot;&amp;[.$H37]&amp;&quot;, &quot;&amp;[.$L37]&amp;&quot;, &quot;&amp;[.$P37]&amp;&quot;, &quot;&amp;[.$X37]&amp;&quot;, &quot;&amp;[.$W37]&amp;&quot;, &quot;&amp;[.$Y37]&amp;&quot;, &quot;&amp;[.$Q37]" office:value-type="string" office:string-value="1, 0, 0, 0, 0, 1, 0, 0, 0, 0, 1, 0, -0.100125, 0.036, 1.766703, 1" calcext:value-type="string">
            <text:p>1, 0, 0, 0, 0, 1, 0, 0, 0, 0, 1, 0, -0.100125, 0.036, 1.766703, 1</text:p>
          </table:table-cell>
          <table:table-cell table:style-name="ce549" table:formula="of:=+[$'Blender conversions'.D37]" office:value-type="float" office:value="0.036" calcext:value-type="float">
            <text:p>0.036000</text:p>
          </table:table-cell>
          <table:table-cell table:style-name="ce553" table:formula="of:=+[$'Blender conversions'.E37]" office:value-type="float" office:value="-0.073125" calcext:value-type="float">
            <text:p>-0.073125</text:p>
          </table:table-cell>
          <table:table-cell table:style-name="ce556" table:formula="of:=+[$'Blender conversions'.F37]" office:value-type="float" office:value="1.761703" calcext:value-type="float">
            <text:p>1.761703</text:p>
          </table:table-cell>
          <table:table-cell table:style-name="ce72" table:formula="of:=+[$'Blender conversions'.G37]" office:value-type="float" office:value="0.036" calcext:value-type="float">
            <text:p>0.036000</text:p>
          </table:table-cell>
          <table:table-cell table:style-name="ce72" table:formula="of:=+[$'Blender conversions'.H37]" office:value-type="float" office:value="-0.100125" calcext:value-type="float">
            <text:p>-0.100125</text:p>
          </table:table-cell>
          <table:table-cell table:style-name="ce72" table:formula="of:=+[$'Blender conversions'.I37]" office:value-type="float" office:value="1.766703" calcext:value-type="float">
            <text:p>1.766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EyeLidLower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7300001" calcext:value-type="float">
            <text:p>0.073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36" calcext:value-type="float">
            <text:p>0.036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38]&amp;&quot;, &quot;&amp;[.F38]&amp;&quot;, &quot;&amp;[.J38]&amp;&quot;, &quot;&amp;[.N38]&amp;&quot;, &quot;&amp;[.C38]&amp;&quot;, &quot;&amp;[.G38]&amp;&quot;, &quot;&amp;[.K38]&amp;&quot;, &quot;&amp;[.O38]&amp;&quot;, &quot;&amp;[.D38]&amp;&quot;, &quot;&amp;[.H38]&amp;&quot;, &quot;&amp;[.L38]&amp;&quot;, &quot;&amp;[.P38]&amp;&quot;, &quot;&amp;-[.E38]&amp;&quot;, &quot;&amp;[.I38]&amp;&quot;, &quot;&amp;[.M38]&amp;&quot;, &quot;&amp;[.Q38]" office:value-type="string" office:string-value="1, 0, 0, 0, 0, 1, 0, 0, 0, 0, 1, 0, -0.07300001, 0.036, 0.034, 1" calcext:value-type="string">
            <text:p>1, 0, 0, 0, 0, 1, 0, 0, 0, 0, 1, 0, -0.07300001, 0.036, 0.034, 1</text:p>
          </table:table-cell>
          <table:table-cell table:style-name="ce566" table:formula="of:=[.$B38]&amp;&quot;, &quot;&amp;[.$F38]&amp;&quot;, &quot;&amp;[.$J38]&amp;&quot;, &quot;&amp;[.$N38]&amp;&quot;, &quot;&amp;[.$C38]&amp;&quot;, &quot;&amp;[.$G38]&amp;&quot;, &quot;&amp;[.$K38]&amp;&quot;, &quot;&amp;[.$O38]&amp;&quot;, &quot;&amp;[.$D38]&amp;&quot;, &quot;&amp;[.$H38]&amp;&quot;, &quot;&amp;[.$L38]&amp;&quot;, &quot;&amp;[.$P38]&amp;&quot;, &quot;&amp;[.$X38]&amp;&quot;, &quot;&amp;[.$W38]&amp;&quot;, &quot;&amp;[.$Y38]&amp;&quot;, &quot;&amp;[.$Q38]" office:value-type="string" office:string-value="1, 0, 0, 0, 0, 1, 0, 0, 0, 0, 1, 0, -0.097125, 0.036, 1.754703, 1" calcext:value-type="string">
            <text:p>1, 0, 0, 0, 0, 1, 0, 0, 0, 0, 1, 0, -0.097125, 0.036, 1.754703, 1</text:p>
          </table:table-cell>
          <table:table-cell table:style-name="ce549" table:formula="of:=+[$'Blender conversions'.D38]" office:value-type="float" office:value="0.036" calcext:value-type="float">
            <text:p>0.036000</text:p>
          </table:table-cell>
          <table:table-cell table:style-name="ce553" table:formula="of:=+[$'Blender conversions'.E38]" office:value-type="float" office:value="-0.073125" calcext:value-type="float">
            <text:p>-0.073125</text:p>
          </table:table-cell>
          <table:table-cell table:style-name="ce556" table:formula="of:=+[$'Blender conversions'.F38]" office:value-type="float" office:value="1.761703" calcext:value-type="float">
            <text:p>1.761703</text:p>
          </table:table-cell>
          <table:table-cell table:style-name="ce72" table:formula="of:=+[$'Blender conversions'.G38]" office:value-type="float" office:value="0.036" calcext:value-type="float">
            <text:p>0.036000</text:p>
          </table:table-cell>
          <table:table-cell table:style-name="ce72" table:formula="of:=+[$'Blender conversions'.H38]" office:value-type="float" office:value="-0.097125" calcext:value-type="float">
            <text:p>-0.097125</text:p>
          </table:table-cell>
          <table:table-cell table:style-name="ce72" table:formula="of:=+[$'Blender conversions'.I38]" office:value-type="float" office:value="1.754703" calcext:value-type="float">
            <text:p>1.754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EyeLidUpper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7300001" calcext:value-type="float">
            <text:p>0.073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36" calcext:value-type="float">
            <text:p>-0.036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39]&amp;&quot;, &quot;&amp;[.F39]&amp;&quot;, &quot;&amp;[.J39]&amp;&quot;, &quot;&amp;[.N39]&amp;&quot;, &quot;&amp;[.C39]&amp;&quot;, &quot;&amp;[.G39]&amp;&quot;, &quot;&amp;[.K39]&amp;&quot;, &quot;&amp;[.O39]&amp;&quot;, &quot;&amp;[.D39]&amp;&quot;, &quot;&amp;[.H39]&amp;&quot;, &quot;&amp;[.L39]&amp;&quot;, &quot;&amp;[.P39]&amp;&quot;, &quot;&amp;-[.E39]&amp;&quot;, &quot;&amp;[.I39]&amp;&quot;, &quot;&amp;[.M39]&amp;&quot;, &quot;&amp;[.Q39]" office:value-type="string" office:string-value="1, 0, 0, 0, 0, 1, 0, 0, 0, 0, 1, 0, -0.07300001, -0.036, 0.034, 1" calcext:value-type="string">
            <text:p>1, 0, 0, 0, 0, 1, 0, 0, 0, 0, 1, 0, -0.07300001, -0.036, 0.034, 1</text:p>
          </table:table-cell>
          <table:table-cell table:style-name="ce566" table:formula="of:=[.$B39]&amp;&quot;, &quot;&amp;[.$F39]&amp;&quot;, &quot;&amp;[.$J39]&amp;&quot;, &quot;&amp;[.$N39]&amp;&quot;, &quot;&amp;[.$C39]&amp;&quot;, &quot;&amp;[.$G39]&amp;&quot;, &quot;&amp;[.$K39]&amp;&quot;, &quot;&amp;[.$O39]&amp;&quot;, &quot;&amp;[.$D39]&amp;&quot;, &quot;&amp;[.$H39]&amp;&quot;, &quot;&amp;[.$L39]&amp;&quot;, &quot;&amp;[.$P39]&amp;&quot;, &quot;&amp;[.$X39]&amp;&quot;, &quot;&amp;[.$W39]&amp;&quot;, &quot;&amp;[.$Y39]&amp;&quot;, &quot;&amp;[.$Q39]" office:value-type="string" office:string-value="1, 0, 0, 0, 0, 1, 0, 0, 0, 0, 1, 0, -0.100125, -0.036, 1.766703, 1" calcext:value-type="string">
            <text:p>1, 0, 0, 0, 0, 1, 0, 0, 0, 0, 1, 0, -0.100125, -0.036, 1.766703, 1</text:p>
          </table:table-cell>
          <table:table-cell table:style-name="ce549" table:formula="of:=+[$'Blender conversions'.D39]" office:value-type="float" office:value="-0.036" calcext:value-type="float">
            <text:p>-0.036000</text:p>
          </table:table-cell>
          <table:table-cell table:style-name="ce553" table:formula="of:=+[$'Blender conversions'.E39]" office:value-type="float" office:value="-0.073125" calcext:value-type="float">
            <text:p>-0.073125</text:p>
          </table:table-cell>
          <table:table-cell table:style-name="ce556" table:formula="of:=+[$'Blender conversions'.F39]" office:value-type="float" office:value="1.761703" calcext:value-type="float">
            <text:p>1.761703</text:p>
          </table:table-cell>
          <table:table-cell table:style-name="ce72" table:formula="of:=+[$'Blender conversions'.G39]" office:value-type="float" office:value="-0.036" calcext:value-type="float">
            <text:p>-0.036000</text:p>
          </table:table-cell>
          <table:table-cell table:style-name="ce72" table:formula="of:=+[$'Blender conversions'.H39]" office:value-type="float" office:value="-0.100125" calcext:value-type="float">
            <text:p>-0.100125</text:p>
          </table:table-cell>
          <table:table-cell table:style-name="ce72" table:formula="of:=+[$'Blender conversions'.I39]" office:value-type="float" office:value="1.766703" calcext:value-type="float">
            <text:p>1.766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EyeLidLower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7300001" calcext:value-type="float">
            <text:p>0.073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36" calcext:value-type="float">
            <text:p>-0.036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40]&amp;&quot;, &quot;&amp;[.F40]&amp;&quot;, &quot;&amp;[.J40]&amp;&quot;, &quot;&amp;[.N40]&amp;&quot;, &quot;&amp;[.C40]&amp;&quot;, &quot;&amp;[.G40]&amp;&quot;, &quot;&amp;[.K40]&amp;&quot;, &quot;&amp;[.O40]&amp;&quot;, &quot;&amp;[.D40]&amp;&quot;, &quot;&amp;[.H40]&amp;&quot;, &quot;&amp;[.L40]&amp;&quot;, &quot;&amp;[.P40]&amp;&quot;, &quot;&amp;-[.E40]&amp;&quot;, &quot;&amp;[.I40]&amp;&quot;, &quot;&amp;[.M40]&amp;&quot;, &quot;&amp;[.Q40]" office:value-type="string" office:string-value="1, 0, 0, 0, 0, 1, 0, 0, 0, 0, 1, 0, -0.07300001, -0.036, 0.034, 1" calcext:value-type="string">
            <text:p>1, 0, 0, 0, 0, 1, 0, 0, 0, 0, 1, 0, -0.07300001, -0.036, 0.034, 1</text:p>
          </table:table-cell>
          <table:table-cell table:style-name="ce566" table:formula="of:=[.$B40]&amp;&quot;, &quot;&amp;[.$F40]&amp;&quot;, &quot;&amp;[.$J40]&amp;&quot;, &quot;&amp;[.$N40]&amp;&quot;, &quot;&amp;[.$C40]&amp;&quot;, &quot;&amp;[.$G40]&amp;&quot;, &quot;&amp;[.$K40]&amp;&quot;, &quot;&amp;[.$O40]&amp;&quot;, &quot;&amp;[.$D40]&amp;&quot;, &quot;&amp;[.$H40]&amp;&quot;, &quot;&amp;[.$L40]&amp;&quot;, &quot;&amp;[.$P40]&amp;&quot;, &quot;&amp;[.$X40]&amp;&quot;, &quot;&amp;[.$W40]&amp;&quot;, &quot;&amp;[.$Y40]&amp;&quot;, &quot;&amp;[.$Q40]" office:value-type="string" office:string-value="1, 0, 0, 0, 0, 1, 0, 0, 0, 0, 1, 0, -0.097125, -0.036, 1.754703, 1" calcext:value-type="string">
            <text:p>1, 0, 0, 0, 0, 1, 0, 0, 0, 0, 1, 0, -0.097125, -0.036, 1.754703, 1</text:p>
          </table:table-cell>
          <table:table-cell table:style-name="ce549" table:formula="of:=+[$'Blender conversions'.D40]" office:value-type="float" office:value="-0.036" calcext:value-type="float">
            <text:p>-0.036000</text:p>
          </table:table-cell>
          <table:table-cell table:style-name="ce553" table:formula="of:=+[$'Blender conversions'.E40]" office:value-type="float" office:value="-0.073125" calcext:value-type="float">
            <text:p>-0.073125</text:p>
          </table:table-cell>
          <table:table-cell table:style-name="ce556" table:formula="of:=+[$'Blender conversions'.F40]" office:value-type="float" office:value="1.761703" calcext:value-type="float">
            <text:p>1.761703</text:p>
          </table:table-cell>
          <table:table-cell table:style-name="ce72" table:formula="of:=+[$'Blender conversions'.G40]" office:value-type="float" office:value="-0.036" calcext:value-type="float">
            <text:p>-0.036000</text:p>
          </table:table-cell>
          <table:table-cell table:style-name="ce72" table:formula="of:=+[$'Blender conversions'.H40]" office:value-type="float" office:value="-0.097125" calcext:value-type="float">
            <text:p>-0.097125</text:p>
          </table:table-cell>
          <table:table-cell table:style-name="ce72" table:formula="of:=+[$'Blender conversions'.I40]" office:value-type="float" office:value="1.754703" calcext:value-type="float">
            <text:p>1.754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Ear1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02" calcext:value-type="float">
            <text:p>0.002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41]&amp;&quot;, &quot;&amp;[.F41]&amp;&quot;, &quot;&amp;[.J41]&amp;&quot;, &quot;&amp;[.N41]&amp;&quot;, &quot;&amp;[.C41]&amp;&quot;, &quot;&amp;[.G41]&amp;&quot;, &quot;&amp;[.K41]&amp;&quot;, &quot;&amp;[.O41]&amp;&quot;, &quot;&amp;[.D41]&amp;&quot;, &quot;&amp;[.H41]&amp;&quot;, &quot;&amp;[.L41]&amp;&quot;, &quot;&amp;[.P41]&amp;&quot;, &quot;&amp;-[.E41]&amp;&quot;, &quot;&amp;[.I41]&amp;&quot;, &quot;&amp;[.M41]&amp;&quot;, &quot;&amp;[.Q41]" office:value-type="string" office:string-value="1, 0, 0, 0, 0, 1, 0, 0, 0, 0, 1, 0, 0, 0.08, 0.002, 1" calcext:value-type="string">
            <text:p>1, 0, 0, 0, 0, 1, 0, 0, 0, 0, 1, 0, 0, 0.08, 0.002, 1</text:p>
          </table:table-cell>
          <table:table-cell table:style-name="ce566" table:formula="of:=[.$B41]&amp;&quot;, &quot;&amp;[.$F41]&amp;&quot;, &quot;&amp;[.$J41]&amp;&quot;, &quot;&amp;[.$N41]&amp;&quot;, &quot;&amp;[.$C41]&amp;&quot;, &quot;&amp;[.$G41]&amp;&quot;, &quot;&amp;[.$K41]&amp;&quot;, &quot;&amp;[.$O41]&amp;&quot;, &quot;&amp;[.$D41]&amp;&quot;, &quot;&amp;[.$H41]&amp;&quot;, &quot;&amp;[.$L41]&amp;&quot;, &quot;&amp;[.$P41]&amp;&quot;, &quot;&amp;[.$X41]&amp;&quot;, &quot;&amp;[.$W41]&amp;&quot;, &quot;&amp;[.$Y41]&amp;&quot;, &quot;&amp;[.$Q41]" office:value-type="string" office:string-value="1, 0, 0, 0, 0, 1, 0, 0, 0, 0, 1, 0, 0.018875, 0.098, 1.754703, 1" calcext:value-type="string">
            <text:p>1, 0, 0, 0, 0, 1, 0, 0, 0, 0, 1, 0, 0.018875, 0.098, 1.754703, 1</text:p>
          </table:table-cell>
          <table:table-cell table:style-name="ce549" table:formula="of:=+[$'Blender conversions'.D41]" office:value-type="float" office:value="0.08" calcext:value-type="float">
            <text:p>0.080000</text:p>
          </table:table-cell>
          <table:table-cell table:style-name="ce553" table:formula="of:=+[$'Blender conversions'.E41]" office:value-type="float" office:value="-0.000125" calcext:value-type="float">
            <text:p>-0.000125</text:p>
          </table:table-cell>
          <table:table-cell table:style-name="ce556" table:formula="of:=+[$'Blender conversions'.F41]" office:value-type="float" office:value="1.729703" calcext:value-type="float">
            <text:p>1.729703</text:p>
          </table:table-cell>
          <table:table-cell table:style-name="ce72" table:formula="of:=+[$'Blender conversions'.G41]" office:value-type="float" office:value="0.098" calcext:value-type="float">
            <text:p>0.098000</text:p>
          </table:table-cell>
          <table:table-cell table:style-name="ce72" table:formula="of:=+[$'Blender conversions'.H41]" office:value-type="float" office:value="0.018875" calcext:value-type="float">
            <text:p>0.018875</text:p>
          </table:table-cell>
          <table:table-cell table:style-name="ce72" table:formula="of:=+[$'Blender conversions'.I41]" office:value-type="float" office:value="1.754703" calcext:value-type="float">
            <text:p>1.754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Ear2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19" calcext:value-type="float">
            <text:p>-0.019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18" calcext:value-type="float">
            <text:p>0.018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25" calcext:value-type="float">
            <text:p>0.02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42]&amp;&quot;, &quot;&amp;[.F42]&amp;&quot;, &quot;&amp;[.J42]&amp;&quot;, &quot;&amp;[.N42]&amp;&quot;, &quot;&amp;[.C42]&amp;&quot;, &quot;&amp;[.G42]&amp;&quot;, &quot;&amp;[.K42]&amp;&quot;, &quot;&amp;[.O42]&amp;&quot;, &quot;&amp;[.D42]&amp;&quot;, &quot;&amp;[.H42]&amp;&quot;, &quot;&amp;[.L42]&amp;&quot;, &quot;&amp;[.P42]&amp;&quot;, &quot;&amp;-[.E42]&amp;&quot;, &quot;&amp;[.I42]&amp;&quot;, &quot;&amp;[.M42]&amp;&quot;, &quot;&amp;[.Q42]" office:value-type="string" office:string-value="1, 0, 0, 0, 0, 1, 0, 0, 0, 0, 1, 0, 0.019, 0.018, 0.025, 1" calcext:value-type="string">
            <text:p>1, 0, 0, 0, 0, 1, 0, 0, 0, 0, 1, 0, 0.019, 0.018, 0.025, 1</text:p>
          </table:table-cell>
          <table:table-cell table:style-name="ce566" table:formula="of:=[.$B42]&amp;&quot;, &quot;&amp;[.$F42]&amp;&quot;, &quot;&amp;[.$J42]&amp;&quot;, &quot;&amp;[.$N42]&amp;&quot;, &quot;&amp;[.$C42]&amp;&quot;, &quot;&amp;[.$G42]&amp;&quot;, &quot;&amp;[.$K42]&amp;&quot;, &quot;&amp;[.$O42]&amp;&quot;, &quot;&amp;[.$D42]&amp;&quot;, &quot;&amp;[.$H42]&amp;&quot;, &quot;&amp;[.$L42]&amp;&quot;, &quot;&amp;[.$P42]&amp;&quot;, &quot;&amp;[.$X42]&amp;&quot;, &quot;&amp;[.$W42]&amp;&quot;, &quot;&amp;[.$Y42]&amp;&quot;, &quot;&amp;[.$Q42]" office:value-type="string" office:string-value="1, 0, 0, 0, 0, 1, 0, 0, 0, 0, 1, 0, 0.018875, 0.098, 1.787703, 1" calcext:value-type="string">
            <text:p>1, 0, 0, 0, 0, 1, 0, 0, 0, 0, 1, 0, 0.018875, 0.098, 1.787703, 1</text:p>
          </table:table-cell>
          <table:table-cell table:style-name="ce549" table:formula="of:=+[$'Blender conversions'.D42]" office:value-type="float" office:value="0.098" calcext:value-type="float">
            <text:p>0.098000</text:p>
          </table:table-cell>
          <table:table-cell table:style-name="ce553" table:formula="of:=+[$'Blender conversions'.E42]" office:value-type="float" office:value="0.018875" calcext:value-type="float">
            <text:p>0.018875</text:p>
          </table:table-cell>
          <table:table-cell table:style-name="ce556" table:formula="of:=+[$'Blender conversions'.F42]" office:value-type="float" office:value="1.754703" calcext:value-type="float">
            <text:p>1.754703</text:p>
          </table:table-cell>
          <table:table-cell table:style-name="ce72" table:formula="of:=+[$'Blender conversions'.G42]" office:value-type="float" office:value="0.098" calcext:value-type="float">
            <text:p>0.098000</text:p>
          </table:table-cell>
          <table:table-cell table:style-name="ce72" table:formula="of:=+[$'Blender conversions'.H42]" office:value-type="float" office:value="0.018875" calcext:value-type="float">
            <text:p>0.018875</text:p>
          </table:table-cell>
          <table:table-cell table:style-name="ce72" table:formula="of:=+[$'Blender conversions'.I42]" office:value-type="float" office:value="1.787703" calcext:value-type="float">
            <text:p>1.787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Ear1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8" calcext:value-type="float">
            <text:p>-0.08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02" calcext:value-type="float">
            <text:p>0.002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43]&amp;&quot;, &quot;&amp;[.F43]&amp;&quot;, &quot;&amp;[.J43]&amp;&quot;, &quot;&amp;[.N43]&amp;&quot;, &quot;&amp;[.C43]&amp;&quot;, &quot;&amp;[.G43]&amp;&quot;, &quot;&amp;[.K43]&amp;&quot;, &quot;&amp;[.O43]&amp;&quot;, &quot;&amp;[.D43]&amp;&quot;, &quot;&amp;[.H43]&amp;&quot;, &quot;&amp;[.L43]&amp;&quot;, &quot;&amp;[.P43]&amp;&quot;, &quot;&amp;-[.E43]&amp;&quot;, &quot;&amp;[.I43]&amp;&quot;, &quot;&amp;[.M43]&amp;&quot;, &quot;&amp;[.Q43]" office:value-type="string" office:string-value="1, 0, 0, 0, 0, 1, 0, 0, 0, 0, 1, 0, 0, -0.08, 0.002, 1" calcext:value-type="string">
            <text:p>1, 0, 0, 0, 0, 1, 0, 0, 0, 0, 1, 0, 0, -0.08, 0.002, 1</text:p>
          </table:table-cell>
          <table:table-cell table:style-name="ce566" table:formula="of:=[.$B43]&amp;&quot;, &quot;&amp;[.$F43]&amp;&quot;, &quot;&amp;[.$J43]&amp;&quot;, &quot;&amp;[.$N43]&amp;&quot;, &quot;&amp;[.$C43]&amp;&quot;, &quot;&amp;[.$G43]&amp;&quot;, &quot;&amp;[.$K43]&amp;&quot;, &quot;&amp;[.$O43]&amp;&quot;, &quot;&amp;[.$D43]&amp;&quot;, &quot;&amp;[.$H43]&amp;&quot;, &quot;&amp;[.$L43]&amp;&quot;, &quot;&amp;[.$P43]&amp;&quot;, &quot;&amp;[.$X43]&amp;&quot;, &quot;&amp;[.$W43]&amp;&quot;, &quot;&amp;[.$Y43]&amp;&quot;, &quot;&amp;[.$Q43]" office:value-type="string" office:string-value="1, 0, 0, 0, 0, 1, 0, 0, 0, 0, 1, 0, 0.018875, -0.098, 1.754703, 1" calcext:value-type="string">
            <text:p>1, 0, 0, 0, 0, 1, 0, 0, 0, 0, 1, 0, 0.018875, -0.098, 1.754703, 1</text:p>
          </table:table-cell>
          <table:table-cell table:style-name="ce549" table:formula="of:=+[$'Blender conversions'.D43]" office:value-type="float" office:value="-0.08" calcext:value-type="float">
            <text:p>-0.080000</text:p>
          </table:table-cell>
          <table:table-cell table:style-name="ce553" table:formula="of:=+[$'Blender conversions'.E43]" office:value-type="float" office:value="-0.000125" calcext:value-type="float">
            <text:p>-0.000125</text:p>
          </table:table-cell>
          <table:table-cell table:style-name="ce556" table:formula="of:=+[$'Blender conversions'.F43]" office:value-type="float" office:value="1.729703" calcext:value-type="float">
            <text:p>1.729703</text:p>
          </table:table-cell>
          <table:table-cell table:style-name="ce72" table:formula="of:=+[$'Blender conversions'.G43]" office:value-type="float" office:value="-0.098" calcext:value-type="float">
            <text:p>-0.098000</text:p>
          </table:table-cell>
          <table:table-cell table:style-name="ce72" table:formula="of:=+[$'Blender conversions'.H43]" office:value-type="float" office:value="0.018875" calcext:value-type="float">
            <text:p>0.018875</text:p>
          </table:table-cell>
          <table:table-cell table:style-name="ce72" table:formula="of:=+[$'Blender conversions'.I43]" office:value-type="float" office:value="1.754703" calcext:value-type="float">
            <text:p>1.754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Ear2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19" calcext:value-type="float">
            <text:p>-0.019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18" calcext:value-type="float">
            <text:p>-0.018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25" calcext:value-type="float">
            <text:p>0.02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44]&amp;&quot;, &quot;&amp;[.F44]&amp;&quot;, &quot;&amp;[.J44]&amp;&quot;, &quot;&amp;[.N44]&amp;&quot;, &quot;&amp;[.C44]&amp;&quot;, &quot;&amp;[.G44]&amp;&quot;, &quot;&amp;[.K44]&amp;&quot;, &quot;&amp;[.O44]&amp;&quot;, &quot;&amp;[.D44]&amp;&quot;, &quot;&amp;[.H44]&amp;&quot;, &quot;&amp;[.L44]&amp;&quot;, &quot;&amp;[.P44]&amp;&quot;, &quot;&amp;-[.E44]&amp;&quot;, &quot;&amp;[.I44]&amp;&quot;, &quot;&amp;[.M44]&amp;&quot;, &quot;&amp;[.Q44]" office:value-type="string" office:string-value="1, 0, 0, 0, 0, 1, 0, 0, 0, 0, 1, 0, 0.019, -0.018, 0.025, 1" calcext:value-type="string">
            <text:p>1, 0, 0, 0, 0, 1, 0, 0, 0, 0, 1, 0, 0.019, -0.018, 0.025, 1</text:p>
          </table:table-cell>
          <table:table-cell table:style-name="ce566" table:formula="of:=[.$B44]&amp;&quot;, &quot;&amp;[.$F44]&amp;&quot;, &quot;&amp;[.$J44]&amp;&quot;, &quot;&amp;[.$N44]&amp;&quot;, &quot;&amp;[.$C44]&amp;&quot;, &quot;&amp;[.$G44]&amp;&quot;, &quot;&amp;[.$K44]&amp;&quot;, &quot;&amp;[.$O44]&amp;&quot;, &quot;&amp;[.$D44]&amp;&quot;, &quot;&amp;[.$H44]&amp;&quot;, &quot;&amp;[.$L44]&amp;&quot;, &quot;&amp;[.$P44]&amp;&quot;, &quot;&amp;[.$X44]&amp;&quot;, &quot;&amp;[.$W44]&amp;&quot;, &quot;&amp;[.$Y44]&amp;&quot;, &quot;&amp;[.$Q44]" office:value-type="string" office:string-value="1, 0, 0, 0, 0, 1, 0, 0, 0, 0, 1, 0, 0.018875, -0.098, 1.787703, 1" calcext:value-type="string">
            <text:p>1, 0, 0, 0, 0, 1, 0, 0, 0, 0, 1, 0, 0.018875, -0.098, 1.787703, 1</text:p>
          </table:table-cell>
          <table:table-cell table:style-name="ce549" table:formula="of:=+[$'Blender conversions'.D44]" office:value-type="float" office:value="-0.098" calcext:value-type="float">
            <text:p>-0.098000</text:p>
          </table:table-cell>
          <table:table-cell table:style-name="ce553" table:formula="of:=+[$'Blender conversions'.E44]" office:value-type="float" office:value="0.018875" calcext:value-type="float">
            <text:p>0.018875</text:p>
          </table:table-cell>
          <table:table-cell table:style-name="ce556" table:formula="of:=+[$'Blender conversions'.F44]" office:value-type="float" office:value="1.754703" calcext:value-type="float">
            <text:p>1.754703</text:p>
          </table:table-cell>
          <table:table-cell table:style-name="ce72" table:formula="of:=+[$'Blender conversions'.G44]" office:value-type="float" office:value="-0.098" calcext:value-type="float">
            <text:p>-0.098000</text:p>
          </table:table-cell>
          <table:table-cell table:style-name="ce72" table:formula="of:=+[$'Blender conversions'.H44]" office:value-type="float" office:value="0.018875" calcext:value-type="float">
            <text:p>0.018875</text:p>
          </table:table-cell>
          <table:table-cell table:style-name="ce72" table:formula="of:=+[$'Blender conversions'.I44]" office:value-type="float" office:value="1.787703" calcext:value-type="float">
            <text:p>1.787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Nose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86" calcext:value-type="float">
            <text:p>0.086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15" calcext:value-type="float">
            <text:p>0.01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4" calcext:value-type="float">
            <text:p>-0.00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45]&amp;&quot;, &quot;&amp;[.F45]&amp;&quot;, &quot;&amp;[.J45]&amp;&quot;, &quot;&amp;[.N45]&amp;&quot;, &quot;&amp;[.C45]&amp;&quot;, &quot;&amp;[.G45]&amp;&quot;, &quot;&amp;[.K45]&amp;&quot;, &quot;&amp;[.O45]&amp;&quot;, &quot;&amp;[.D45]&amp;&quot;, &quot;&amp;[.H45]&amp;&quot;, &quot;&amp;[.L45]&amp;&quot;, &quot;&amp;[.P45]&amp;&quot;, &quot;&amp;-[.E45]&amp;&quot;, &quot;&amp;[.I45]&amp;&quot;, &quot;&amp;[.M45]&amp;&quot;, &quot;&amp;[.Q45]" office:value-type="string" office:string-value="1, 0, 0, 0, 0, 1, 0, 0, 0, 0, 1, 0, -0.086, 0.015, -0.004, 1" calcext:value-type="string">
            <text:p>1, 0, 0, 0, 0, 1, 0, 0, 0, 0, 1, 0, -0.086, 0.015, -0.004, 1</text:p>
          </table:table-cell>
          <table:table-cell table:style-name="ce566" table:formula="of:=[.$B45]&amp;&quot;, &quot;&amp;[.$F45]&amp;&quot;, &quot;&amp;[.$J45]&amp;&quot;, &quot;&amp;[.$N45]&amp;&quot;, &quot;&amp;[.$C45]&amp;&quot;, &quot;&amp;[.$G45]&amp;&quot;, &quot;&amp;[.$K45]&amp;&quot;, &quot;&amp;[.$O45]&amp;&quot;, &quot;&amp;[.$D45]&amp;&quot;, &quot;&amp;[.$H45]&amp;&quot;, &quot;&amp;[.$L45]&amp;&quot;, &quot;&amp;[.$P45]&amp;&quot;, &quot;&amp;[.$X45]&amp;&quot;, &quot;&amp;[.$W45]&amp;&quot;, &quot;&amp;[.$Y45]&amp;&quot;, &quot;&amp;[.$Q45]" office:value-type="string" office:string-value="1, 0, 0, 0, 0, 1, 0, 0, 0, 0, 1, 0, -0.101125, 0.019, 1.723703, 1" calcext:value-type="string">
            <text:p>1, 0, 0, 0, 0, 1, 0, 0, 0, 0, 1, 0, -0.101125, 0.019, 1.723703, 1</text:p>
          </table:table-cell>
          <table:table-cell table:style-name="ce549" table:formula="of:=+[$'Blender conversions'.D45]" office:value-type="float" office:value="0.015" calcext:value-type="float">
            <text:p>0.015000</text:p>
          </table:table-cell>
          <table:table-cell table:style-name="ce553" table:formula="of:=+[$'Blender conversions'.E45]" office:value-type="float" office:value="-0.086125" calcext:value-type="float">
            <text:p>-0.086125</text:p>
          </table:table-cell>
          <table:table-cell table:style-name="ce556" table:formula="of:=+[$'Blender conversions'.F45]" office:value-type="float" office:value="1.723703" calcext:value-type="float">
            <text:p>1.723703</text:p>
          </table:table-cell>
          <table:table-cell table:style-name="ce72" table:formula="of:=+[$'Blender conversions'.G45]" office:value-type="float" office:value="0.019" calcext:value-type="float">
            <text:p>0.019000</text:p>
          </table:table-cell>
          <table:table-cell table:style-name="ce72" table:formula="of:=+[$'Blender conversions'.H45]" office:value-type="float" office:value="-0.101125" calcext:value-type="float">
            <text:p>-0.101125</text:p>
          </table:table-cell>
          <table:table-cell table:style-name="ce72" table:formula="of:=+[$'Blender conversions'.I45]" office:value-type="float" office:value="1.723703" calcext:value-type="float">
            <text:p>1.723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NoseCenter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102" calcext:value-type="float">
            <text:p>0.102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46]&amp;&quot;, &quot;&amp;[.F46]&amp;&quot;, &quot;&amp;[.J46]&amp;&quot;, &quot;&amp;[.N46]&amp;&quot;, &quot;&amp;[.C46]&amp;&quot;, &quot;&amp;[.G46]&amp;&quot;, &quot;&amp;[.K46]&amp;&quot;, &quot;&amp;[.O46]&amp;&quot;, &quot;&amp;[.D46]&amp;&quot;, &quot;&amp;[.H46]&amp;&quot;, &quot;&amp;[.L46]&amp;&quot;, &quot;&amp;[.P46]&amp;&quot;, &quot;&amp;-[.E46]&amp;&quot;, &quot;&amp;[.I46]&amp;&quot;, &quot;&amp;[.M46]&amp;&quot;, &quot;&amp;[.Q46]" office:value-type="string" office:string-value="1, 0, 0, 0, 0, 1, 0, 0, 0, 0, 1, 0, -0.102, 0, 0, 1" calcext:value-type="string">
            <text:p>1, 0, 0, 0, 0, 1, 0, 0, 0, 0, 1, 0, -0.102, 0, 0, 1</text:p>
          </table:table-cell>
          <table:table-cell table:style-name="ce566" table:formula="of:=[.$B46]&amp;&quot;, &quot;&amp;[.$F46]&amp;&quot;, &quot;&amp;[.$J46]&amp;&quot;, &quot;&amp;[.$N46]&amp;&quot;, &quot;&amp;[.$C46]&amp;&quot;, &quot;&amp;[.$G46]&amp;&quot;, &quot;&amp;[.$K46]&amp;&quot;, &quot;&amp;[.$O46]&amp;&quot;, &quot;&amp;[.$D46]&amp;&quot;, &quot;&amp;[.$H46]&amp;&quot;, &quot;&amp;[.$L46]&amp;&quot;, &quot;&amp;[.$P46]&amp;&quot;, &quot;&amp;[.$X46]&amp;&quot;, &quot;&amp;[.$W46]&amp;&quot;, &quot;&amp;[.$Y46]&amp;&quot;, &quot;&amp;[.$Q46]" office:value-type="string" office:string-value="1, 0, 0, 0, 0, 1, 0, 0, 0, 0, 1, 0, -0.127125, 0, 1.727703, 1" calcext:value-type="string">
            <text:p>1, 0, 0, 0, 0, 1, 0, 0, 0, 0, 1, 0, -0.127125, 0, 1.727703, 1</text:p>
          </table:table-cell>
          <table:table-cell table:style-name="ce549" table:formula="of:=+[$'Blender conversions'.D46]" office:value-type="float" office:value="0" calcext:value-type="float">
            <text:p>0.000000</text:p>
          </table:table-cell>
          <table:table-cell table:style-name="ce553" table:formula="of:=+[$'Blender conversions'.E46]" office:value-type="float" office:value="-0.102125" calcext:value-type="float">
            <text:p>-0.102125</text:p>
          </table:table-cell>
          <table:table-cell table:style-name="ce556" table:formula="of:=+[$'Blender conversions'.F46]" office:value-type="float" office:value="1.727703" calcext:value-type="float">
            <text:p>1.727703</text:p>
          </table:table-cell>
          <table:table-cell table:style-name="ce72" table:formula="of:=+[$'Blender conversions'.G46]" office:value-type="float" office:value="0" calcext:value-type="float">
            <text:p>0.000000</text:p>
          </table:table-cell>
          <table:table-cell table:style-name="ce72" table:formula="of:=+[$'Blender conversions'.H46]" office:value-type="float" office:value="-0.127125" calcext:value-type="float">
            <text:p>-0.127125</text:p>
          </table:table-cell>
          <table:table-cell table:style-name="ce72" table:formula="of:=+[$'Blender conversions'.I46]" office:value-type="float" office:value="1.727703" calcext:value-type="float">
            <text:p>1.727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Nose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86" calcext:value-type="float">
            <text:p>0.086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15" calcext:value-type="float">
            <text:p>-0.01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4" calcext:value-type="float">
            <text:p>-0.00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47]&amp;&quot;, &quot;&amp;[.F47]&amp;&quot;, &quot;&amp;[.J47]&amp;&quot;, &quot;&amp;[.N47]&amp;&quot;, &quot;&amp;[.C47]&amp;&quot;, &quot;&amp;[.G47]&amp;&quot;, &quot;&amp;[.K47]&amp;&quot;, &quot;&amp;[.O47]&amp;&quot;, &quot;&amp;[.D47]&amp;&quot;, &quot;&amp;[.H47]&amp;&quot;, &quot;&amp;[.L47]&amp;&quot;, &quot;&amp;[.P47]&amp;&quot;, &quot;&amp;-[.E47]&amp;&quot;, &quot;&amp;[.I47]&amp;&quot;, &quot;&amp;[.M47]&amp;&quot;, &quot;&amp;[.Q47]" office:value-type="string" office:string-value="1, 0, 0, 0, 0, 1, 0, 0, 0, 0, 1, 0, -0.086, -0.015, -0.004, 1" calcext:value-type="string">
            <text:p>1, 0, 0, 0, 0, 1, 0, 0, 0, 0, 1, 0, -0.086, -0.015, -0.004, 1</text:p>
          </table:table-cell>
          <table:table-cell table:style-name="ce566" table:formula="of:=[.$B47]&amp;&quot;, &quot;&amp;[.$F47]&amp;&quot;, &quot;&amp;[.$J47]&amp;&quot;, &quot;&amp;[.$N47]&amp;&quot;, &quot;&amp;[.$C47]&amp;&quot;, &quot;&amp;[.$G47]&amp;&quot;, &quot;&amp;[.$K47]&amp;&quot;, &quot;&amp;[.$O47]&amp;&quot;, &quot;&amp;[.$D47]&amp;&quot;, &quot;&amp;[.$H47]&amp;&quot;, &quot;&amp;[.$L47]&amp;&quot;, &quot;&amp;[.$P47]&amp;&quot;, &quot;&amp;[.$X47]&amp;&quot;, &quot;&amp;[.$W47]&amp;&quot;, &quot;&amp;[.$Y47]&amp;&quot;, &quot;&amp;[.$Q47]" office:value-type="string" office:string-value="1, 0, 0, 0, 0, 1, 0, 0, 0, 0, 1, 0, -0.101125, -0.019, 1.723703, 1" calcext:value-type="string">
            <text:p>1, 0, 0, 0, 0, 1, 0, 0, 0, 0, 1, 0, -0.101125, -0.019, 1.723703, 1</text:p>
          </table:table-cell>
          <table:table-cell table:style-name="ce549" table:formula="of:=+[$'Blender conversions'.D47]" office:value-type="float" office:value="-0.015" calcext:value-type="float">
            <text:p>-0.015000</text:p>
          </table:table-cell>
          <table:table-cell table:style-name="ce553" table:formula="of:=+[$'Blender conversions'.E47]" office:value-type="float" office:value="-0.086125" calcext:value-type="float">
            <text:p>-0.086125</text:p>
          </table:table-cell>
          <table:table-cell table:style-name="ce556" table:formula="of:=+[$'Blender conversions'.F47]" office:value-type="float" office:value="1.723703" calcext:value-type="float">
            <text:p>1.723703</text:p>
          </table:table-cell>
          <table:table-cell table:style-name="ce72" table:formula="of:=+[$'Blender conversions'.G47]" office:value-type="float" office:value="-0.019" calcext:value-type="float">
            <text:p>-0.019000</text:p>
          </table:table-cell>
          <table:table-cell table:style-name="ce72" table:formula="of:=+[$'Blender conversions'.H47]" office:value-type="float" office:value="-0.101125" calcext:value-type="float">
            <text:p>-0.101125</text:p>
          </table:table-cell>
          <table:table-cell table:style-name="ce72" table:formula="of:=+[$'Blender conversions'.I47]" office:value-type="float" office:value="1.723703" calcext:value-type="float">
            <text:p>1.723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CheekLower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31" calcext:value-type="float">
            <text:p>-0.03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48]&amp;&quot;, &quot;&amp;[.F48]&amp;&quot;, &quot;&amp;[.J48]&amp;&quot;, &quot;&amp;[.N48]&amp;&quot;, &quot;&amp;[.C48]&amp;&quot;, &quot;&amp;[.G48]&amp;&quot;, &quot;&amp;[.K48]&amp;&quot;, &quot;&amp;[.O48]&amp;&quot;, &quot;&amp;[.D48]&amp;&quot;, &quot;&amp;[.H48]&amp;&quot;, &quot;&amp;[.L48]&amp;&quot;, &quot;&amp;[.P48]&amp;&quot;, &quot;&amp;-[.E48]&amp;&quot;, &quot;&amp;[.I48]&amp;&quot;, &quot;&amp;[.M48]&amp;&quot;, &quot;&amp;[.Q48]" office:value-type="string" office:string-value="1, 0, 0, 0, 0, 1, 0, 0, 0, 0, 1, 0, -0.05, 0.034, -0.031, 1" calcext:value-type="string">
            <text:p>1, 0, 0, 0, 0, 1, 0, 0, 0, 0, 1, 0, -0.05, 0.034, -0.031, 1</text:p>
          </table:table-cell>
          <table:table-cell table:style-name="ce566" table:formula="of:=[.$B48]&amp;&quot;, &quot;&amp;[.$F48]&amp;&quot;, &quot;&amp;[.$J48]&amp;&quot;, &quot;&amp;[.$N48]&amp;&quot;, &quot;&amp;[.$C48]&amp;&quot;, &quot;&amp;[.$G48]&amp;&quot;, &quot;&amp;[.$K48]&amp;&quot;, &quot;&amp;[.$O48]&amp;&quot;, &quot;&amp;[.$D48]&amp;&quot;, &quot;&amp;[.$H48]&amp;&quot;, &quot;&amp;[.$L48]&amp;&quot;, &quot;&amp;[.$P48]&amp;&quot;, &quot;&amp;[.$X48]&amp;&quot;, &quot;&amp;[.$W48]&amp;&quot;, &quot;&amp;[.$Y48]&amp;&quot;, &quot;&amp;[.$Q48]" office:value-type="string" office:string-value="1, 0, 0, 0, 0, 1, 0, 0, 0, 0, 1, 0, -0.063125, 0.064, 1.696703, 1" calcext:value-type="string">
            <text:p>1, 0, 0, 0, 0, 1, 0, 0, 0, 0, 1, 0, -0.063125, 0.064, 1.696703, 1</text:p>
          </table:table-cell>
          <table:table-cell table:style-name="ce549" table:formula="of:=+[$'Blender conversions'.D48]" office:value-type="float" office:value="0.034" calcext:value-type="float">
            <text:p>0.034000</text:p>
          </table:table-cell>
          <table:table-cell table:style-name="ce553" table:formula="of:=+[$'Blender conversions'.E48]" office:value-type="float" office:value="-0.050125" calcext:value-type="float">
            <text:p>-0.050125</text:p>
          </table:table-cell>
          <table:table-cell table:style-name="ce556" table:formula="of:=+[$'Blender conversions'.F48]" office:value-type="float" office:value="1.696703" calcext:value-type="float">
            <text:p>1.696703</text:p>
          </table:table-cell>
          <table:table-cell table:style-name="ce72" table:formula="of:=+[$'Blender conversions'.G48]" office:value-type="float" office:value="0.064" calcext:value-type="float">
            <text:p>0.064000</text:p>
          </table:table-cell>
          <table:table-cell table:style-name="ce72" table:formula="of:=+[$'Blender conversions'.H48]" office:value-type="float" office:value="-0.063125" calcext:value-type="float">
            <text:p>-0.063125</text:p>
          </table:table-cell>
          <table:table-cell table:style-name="ce72" table:formula="of:=+[$'Blender conversions'.I48]" office:value-type="float" office:value="1.696703" calcext:value-type="float">
            <text:p>1.696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CheekUpper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7" calcext:value-type="float">
            <text:p>0.07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5" calcext:value-type="float">
            <text:p>-0.00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49]&amp;&quot;, &quot;&amp;[.F49]&amp;&quot;, &quot;&amp;[.J49]&amp;&quot;, &quot;&amp;[.N49]&amp;&quot;, &quot;&amp;[.C49]&amp;&quot;, &quot;&amp;[.G49]&amp;&quot;, &quot;&amp;[.K49]&amp;&quot;, &quot;&amp;[.O49]&amp;&quot;, &quot;&amp;[.D49]&amp;&quot;, &quot;&amp;[.H49]&amp;&quot;, &quot;&amp;[.L49]&amp;&quot;, &quot;&amp;[.P49]&amp;&quot;, &quot;&amp;-[.E49]&amp;&quot;, &quot;&amp;[.I49]&amp;&quot;, &quot;&amp;[.M49]&amp;&quot;, &quot;&amp;[.Q49]" office:value-type="string" office:string-value="1, 0, 0, 0, 0, 1, 0, 0, 0, 0, 1, 0, -0.07, 0.034, -0.005, 1" calcext:value-type="string">
            <text:p>1, 0, 0, 0, 0, 1, 0, 0, 0, 0, 1, 0, -0.07, 0.034, -0.005, 1</text:p>
          </table:table-cell>
          <table:table-cell table:style-name="ce566" table:formula="of:=[.$B49]&amp;&quot;, &quot;&amp;[.$F49]&amp;&quot;, &quot;&amp;[.$J49]&amp;&quot;, &quot;&amp;[.$N49]&amp;&quot;, &quot;&amp;[.$C49]&amp;&quot;, &quot;&amp;[.$G49]&amp;&quot;, &quot;&amp;[.$K49]&amp;&quot;, &quot;&amp;[.$O49]&amp;&quot;, &quot;&amp;[.$D49]&amp;&quot;, &quot;&amp;[.$H49]&amp;&quot;, &quot;&amp;[.$L49]&amp;&quot;, &quot;&amp;[.$P49]&amp;&quot;, &quot;&amp;[.$X49]&amp;&quot;, &quot;&amp;[.$W49]&amp;&quot;, &quot;&amp;[.$Y49]&amp;&quot;, &quot;&amp;[.$Q49]" office:value-type="string" office:string-value="1, 0, 0, 0, 0, 1, 0, 0, 0, 0, 1, 0, -0.092125, 0.049, 1.722703, 1" calcext:value-type="string">
            <text:p>1, 0, 0, 0, 0, 1, 0, 0, 0, 0, 1, 0, -0.092125, 0.049, 1.722703, 1</text:p>
          </table:table-cell>
          <table:table-cell table:style-name="ce549" table:formula="of:=+[$'Blender conversions'.D49]" office:value-type="float" office:value="0.034" calcext:value-type="float">
            <text:p>0.034000</text:p>
          </table:table-cell>
          <table:table-cell table:style-name="ce553" table:formula="of:=+[$'Blender conversions'.E49]" office:value-type="float" office:value="-0.070125" calcext:value-type="float">
            <text:p>-0.070125</text:p>
          </table:table-cell>
          <table:table-cell table:style-name="ce556" table:formula="of:=+[$'Blender conversions'.F49]" office:value-type="float" office:value="1.722703" calcext:value-type="float">
            <text:p>1.722703</text:p>
          </table:table-cell>
          <table:table-cell table:style-name="ce72" table:formula="of:=+[$'Blender conversions'.G49]" office:value-type="float" office:value="0.049" calcext:value-type="float">
            <text:p>0.049000</text:p>
          </table:table-cell>
          <table:table-cell table:style-name="ce72" table:formula="of:=+[$'Blender conversions'.H49]" office:value-type="float" office:value="-0.092125" calcext:value-type="float">
            <text:p>-0.092125</text:p>
          </table:table-cell>
          <table:table-cell table:style-name="ce72" table:formula="of:=+[$'Blender conversions'.I49]" office:value-type="float" office:value="1.722703" calcext:value-type="float">
            <text:p>1.722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CheekLower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34" calcext:value-type="float">
            <text:p>-0.034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31" calcext:value-type="float">
            <text:p>-0.03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50]&amp;&quot;, &quot;&amp;[.F50]&amp;&quot;, &quot;&amp;[.J50]&amp;&quot;, &quot;&amp;[.N50]&amp;&quot;, &quot;&amp;[.C50]&amp;&quot;, &quot;&amp;[.G50]&amp;&quot;, &quot;&amp;[.K50]&amp;&quot;, &quot;&amp;[.O50]&amp;&quot;, &quot;&amp;[.D50]&amp;&quot;, &quot;&amp;[.H50]&amp;&quot;, &quot;&amp;[.L50]&amp;&quot;, &quot;&amp;[.P50]&amp;&quot;, &quot;&amp;-[.E50]&amp;&quot;, &quot;&amp;[.I50]&amp;&quot;, &quot;&amp;[.M50]&amp;&quot;, &quot;&amp;[.Q50]" office:value-type="string" office:string-value="1, 0, 0, 0, 0, 1, 0, 0, 0, 0, 1, 0, -0.05, -0.034, -0.031, 1" calcext:value-type="string">
            <text:p>1, 0, 0, 0, 0, 1, 0, 0, 0, 0, 1, 0, -0.05, -0.034, -0.031, 1</text:p>
          </table:table-cell>
          <table:table-cell table:style-name="ce566" table:formula="of:=[.$B50]&amp;&quot;, &quot;&amp;[.$F50]&amp;&quot;, &quot;&amp;[.$J50]&amp;&quot;, &quot;&amp;[.$N50]&amp;&quot;, &quot;&amp;[.$C50]&amp;&quot;, &quot;&amp;[.$G50]&amp;&quot;, &quot;&amp;[.$K50]&amp;&quot;, &quot;&amp;[.$O50]&amp;&quot;, &quot;&amp;[.$D50]&amp;&quot;, &quot;&amp;[.$H50]&amp;&quot;, &quot;&amp;[.$L50]&amp;&quot;, &quot;&amp;[.$P50]&amp;&quot;, &quot;&amp;[.$X50]&amp;&quot;, &quot;&amp;[.$W50]&amp;&quot;, &quot;&amp;[.$Y50]&amp;&quot;, &quot;&amp;[.$Q50]" office:value-type="string" office:string-value="1, 0, 0, 0, 0, 1, 0, 0, 0, 0, 1, 0, -0.063125, -0.064, 1.696703, 1" calcext:value-type="string">
            <text:p>1, 0, 0, 0, 0, 1, 0, 0, 0, 0, 1, 0, -0.063125, -0.064, 1.696703, 1</text:p>
          </table:table-cell>
          <table:table-cell table:style-name="ce549" table:formula="of:=+[$'Blender conversions'.D50]" office:value-type="float" office:value="-0.034" calcext:value-type="float">
            <text:p>-0.034000</text:p>
          </table:table-cell>
          <table:table-cell table:style-name="ce553" table:formula="of:=+[$'Blender conversions'.E50]" office:value-type="float" office:value="-0.050125" calcext:value-type="float">
            <text:p>-0.050125</text:p>
          </table:table-cell>
          <table:table-cell table:style-name="ce556" table:formula="of:=+[$'Blender conversions'.F50]" office:value-type="float" office:value="1.696703" calcext:value-type="float">
            <text:p>1.696703</text:p>
          </table:table-cell>
          <table:table-cell table:style-name="ce72" table:formula="of:=+[$'Blender conversions'.G50]" office:value-type="float" office:value="-0.064" calcext:value-type="float">
            <text:p>-0.064000</text:p>
          </table:table-cell>
          <table:table-cell table:style-name="ce72" table:formula="of:=+[$'Blender conversions'.H50]" office:value-type="float" office:value="-0.063125" calcext:value-type="float">
            <text:p>-0.063125</text:p>
          </table:table-cell>
          <table:table-cell table:style-name="ce72" table:formula="of:=+[$'Blender conversions'.I50]" office:value-type="float" office:value="1.696703" calcext:value-type="float">
            <text:p>1.696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CheekUpper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7" calcext:value-type="float">
            <text:p>0.07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34" calcext:value-type="float">
            <text:p>-0.034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5" calcext:value-type="float">
            <text:p>-0.00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51]&amp;&quot;, &quot;&amp;[.F51]&amp;&quot;, &quot;&amp;[.J51]&amp;&quot;, &quot;&amp;[.N51]&amp;&quot;, &quot;&amp;[.C51]&amp;&quot;, &quot;&amp;[.G51]&amp;&quot;, &quot;&amp;[.K51]&amp;&quot;, &quot;&amp;[.O51]&amp;&quot;, &quot;&amp;[.D51]&amp;&quot;, &quot;&amp;[.H51]&amp;&quot;, &quot;&amp;[.L51]&amp;&quot;, &quot;&amp;[.P51]&amp;&quot;, &quot;&amp;-[.E51]&amp;&quot;, &quot;&amp;[.I51]&amp;&quot;, &quot;&amp;[.M51]&amp;&quot;, &quot;&amp;[.Q51]" office:value-type="string" office:string-value="1, 0, 0, 0, 0, 1, 0, 0, 0, 0, 1, 0, -0.07, -0.034, -0.005, 1" calcext:value-type="string">
            <text:p>1, 0, 0, 0, 0, 1, 0, 0, 0, 0, 1, 0, -0.07, -0.034, -0.005, 1</text:p>
          </table:table-cell>
          <table:table-cell table:style-name="ce566" table:formula="of:=[.$B51]&amp;&quot;, &quot;&amp;[.$F51]&amp;&quot;, &quot;&amp;[.$J51]&amp;&quot;, &quot;&amp;[.$N51]&amp;&quot;, &quot;&amp;[.$C51]&amp;&quot;, &quot;&amp;[.$G51]&amp;&quot;, &quot;&amp;[.$K51]&amp;&quot;, &quot;&amp;[.$O51]&amp;&quot;, &quot;&amp;[.$D51]&amp;&quot;, &quot;&amp;[.$H51]&amp;&quot;, &quot;&amp;[.$L51]&amp;&quot;, &quot;&amp;[.$P51]&amp;&quot;, &quot;&amp;[.$X51]&amp;&quot;, &quot;&amp;[.$W51]&amp;&quot;, &quot;&amp;[.$Y51]&amp;&quot;, &quot;&amp;[.$Q51]" office:value-type="string" office:string-value="1, 0, 0, 0, 0, 1, 0, 0, 0, 0, 1, 0, -0.092125, -0.049, 1.722703, 1" calcext:value-type="string">
            <text:p>1, 0, 0, 0, 0, 1, 0, 0, 0, 0, 1, 0, -0.092125, -0.049, 1.722703, 1</text:p>
          </table:table-cell>
          <table:table-cell table:style-name="ce549" table:formula="of:=+[$'Blender conversions'.D51]" office:value-type="float" office:value="-0.034" calcext:value-type="float">
            <text:p>-0.034000</text:p>
          </table:table-cell>
          <table:table-cell table:style-name="ce553" table:formula="of:=+[$'Blender conversions'.E51]" office:value-type="float" office:value="-0.070125" calcext:value-type="float">
            <text:p>-0.070125</text:p>
          </table:table-cell>
          <table:table-cell table:style-name="ce556" table:formula="of:=+[$'Blender conversions'.F51]" office:value-type="float" office:value="1.722703" calcext:value-type="float">
            <text:p>1.722703</text:p>
          </table:table-cell>
          <table:table-cell table:style-name="ce72" table:formula="of:=+[$'Blender conversions'.G51]" office:value-type="float" office:value="-0.049" calcext:value-type="float">
            <text:p>-0.049000</text:p>
          </table:table-cell>
          <table:table-cell table:style-name="ce72" table:formula="of:=+[$'Blender conversions'.H51]" office:value-type="float" office:value="-0.092125" calcext:value-type="float">
            <text:p>-0.092125</text:p>
          </table:table-cell>
          <table:table-cell table:style-name="ce72" table:formula="of:=+[$'Blender conversions'.I51]" office:value-type="float" office:value="1.722703" calcext:value-type="float">
            <text:p>1.722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Jaw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00925001" calcext:value-type="float">
            <text:p>-0.000925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1355994" calcext:value-type="float">
            <text:p>-0.0135599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52]&amp;&quot;, &quot;&amp;[.F52]&amp;&quot;, &quot;&amp;[.J52]&amp;&quot;, &quot;&amp;[.N52]&amp;&quot;, &quot;&amp;[.C52]&amp;&quot;, &quot;&amp;[.G52]&amp;&quot;, &quot;&amp;[.K52]&amp;&quot;, &quot;&amp;[.O52]&amp;&quot;, &quot;&amp;[.D52]&amp;&quot;, &quot;&amp;[.H52]&amp;&quot;, &quot;&amp;[.L52]&amp;&quot;, &quot;&amp;[.P52]&amp;&quot;, &quot;&amp;-[.E52]&amp;&quot;, &quot;&amp;[.I52]&amp;&quot;, &quot;&amp;[.M52]&amp;&quot;, &quot;&amp;[.Q52]" office:value-type="string" office:string-value="1, 0, 0, 0, 0, 1, 0, 0, 0, 0, 1, 0, 0.000925001, 0, -0.01355994, 1" calcext:value-type="string">
            <text:p>1, 0, 0, 0, 0, 1, 0, 0, 0, 0, 1, 0, 0.000925001, 0, -0.01355994, 1</text:p>
          </table:table-cell>
          <table:table-cell table:style-name="ce566" table:formula="of:=[.$B52]&amp;&quot;, &quot;&amp;[.$F52]&amp;&quot;, &quot;&amp;[.$J52]&amp;&quot;, &quot;&amp;[.$N52]&amp;&quot;, &quot;&amp;[.$C52]&amp;&quot;, &quot;&amp;[.$G52]&amp;&quot;, &quot;&amp;[.$K52]&amp;&quot;, &quot;&amp;[.$O52]&amp;&quot;, &quot;&amp;[.$D52]&amp;&quot;, &quot;&amp;[.$H52]&amp;&quot;, &quot;&amp;[.$L52]&amp;&quot;, &quot;&amp;[.$P52]&amp;&quot;, &quot;&amp;[.$X52]&amp;&quot;, &quot;&amp;[.$W52]&amp;&quot;, &quot;&amp;[.$Y52]&amp;&quot;, &quot;&amp;[.$Q52]" office:value-type="string" office:string-value="1, 0, 0, 0, 0, 1, 0, 0, 0, 0, 1, 0, -0.058125, 0, 1.673703, 1" calcext:value-type="string">
            <text:p>1, 0, 0, 0, 0, 1, 0, 0, 0, 0, 1, 0, -0.058125, 0, 1.673703, 1</text:p>
          </table:table-cell>
          <table:table-cell table:style-name="ce549" table:formula="of:=+[$'Blender conversions'.D52]" office:value-type="float" office:value="0" calcext:value-type="float">
            <text:p>0.000000</text:p>
          </table:table-cell>
          <table:table-cell table:style-name="ce553" table:formula="of:=+[$'Blender conversions'.E52]" office:value-type="float" office:value="0.000875" calcext:value-type="float">
            <text:p>0.000875</text:p>
          </table:table-cell>
          <table:table-cell table:style-name="ce556" table:formula="of:=+[$'Blender conversions'.F52]" office:value-type="float" office:value="1.712703" calcext:value-type="float">
            <text:p>1.712703</text:p>
          </table:table-cell>
          <table:table-cell table:style-name="ce72" table:formula="of:=+[$'Blender conversions'.G52]" office:value-type="float" office:value="0" calcext:value-type="float">
            <text:p>0.000000</text:p>
          </table:table-cell>
          <table:table-cell table:style-name="ce72" table:formula="of:=+[$'Blender conversions'.H52]" office:value-type="float" office:value="-0.058125" calcext:value-type="float">
            <text:p>-0.058125</text:p>
          </table:table-cell>
          <table:table-cell table:style-name="ce72" table:formula="of:=+[$'Blender conversions'.I52]" office:value-type="float" office:value="1.673703" calcext:value-type="float">
            <text:p>1.673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Chin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74" calcext:value-type="float">
            <text:p>0.074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54" calcext:value-type="float">
            <text:p>-0.05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53]&amp;&quot;, &quot;&amp;[.F53]&amp;&quot;, &quot;&amp;[.J53]&amp;&quot;, &quot;&amp;[.N53]&amp;&quot;, &quot;&amp;[.C53]&amp;&quot;, &quot;&amp;[.G53]&amp;&quot;, &quot;&amp;[.K53]&amp;&quot;, &quot;&amp;[.O53]&amp;&quot;, &quot;&amp;[.D53]&amp;&quot;, &quot;&amp;[.H53]&amp;&quot;, &quot;&amp;[.L53]&amp;&quot;, &quot;&amp;[.P53]&amp;&quot;, &quot;&amp;-[.E53]&amp;&quot;, &quot;&amp;[.I53]&amp;&quot;, &quot;&amp;[.M53]&amp;&quot;, &quot;&amp;[.Q53]" office:value-type="string" office:string-value="1, 0, 0, 0, 0, 1, 0, 0, 0, 0, 1, 0, -0.074, 0, -0.054, 1" calcext:value-type="string">
            <text:p>1, 0, 0, 0, 0, 1, 0, 0, 0, 0, 1, 0, -0.074, 0, -0.054, 1</text:p>
          </table:table-cell>
          <table:table-cell table:style-name="ce566" table:formula="of:=[.$B53]&amp;&quot;, &quot;&amp;[.$F53]&amp;&quot;, &quot;&amp;[.$J53]&amp;&quot;, &quot;&amp;[.$N53]&amp;&quot;, &quot;&amp;[.$C53]&amp;&quot;, &quot;&amp;[.$G53]&amp;&quot;, &quot;&amp;[.$K53]&amp;&quot;, &quot;&amp;[.$O53]&amp;&quot;, &quot;&amp;[.$D53]&amp;&quot;, &quot;&amp;[.$H53]&amp;&quot;, &quot;&amp;[.$L53]&amp;&quot;, &quot;&amp;[.$P53]&amp;&quot;, &quot;&amp;[.$X53]&amp;&quot;, &quot;&amp;[.$W53]&amp;&quot;, &quot;&amp;[.$Y53]&amp;&quot;, &quot;&amp;[.$Q53]" office:value-type="string" office:string-value="1, 0, 0, 0, 0, 1, 0, 0, 0, 0, 1, 0, -0.094125, 0, 1.640703, 1" calcext:value-type="string">
            <text:p>1, 0, 0, 0, 0, 1, 0, 0, 0, 0, 1, 0, -0.094125, 0, 1.640703, 1</text:p>
          </table:table-cell>
          <table:table-cell table:style-name="ce549" table:formula="of:=+[$'Blender conversions'.D53]" office:value-type="float" office:value="0" calcext:value-type="float">
            <text:p>0.000000</text:p>
          </table:table-cell>
          <table:table-cell table:style-name="ce553" table:formula="of:=+[$'Blender conversions'.E53]" office:value-type="float" office:value="-0.073125" calcext:value-type="float">
            <text:p>-0.073125</text:p>
          </table:table-cell>
          <table:table-cell table:style-name="ce556" table:formula="of:=+[$'Blender conversions'.F53]" office:value-type="float" office:value="1.658703" calcext:value-type="float">
            <text:p>1.658703</text:p>
          </table:table-cell>
          <table:table-cell table:style-name="ce72" table:formula="of:=+[$'Blender conversions'.G53]" office:value-type="float" office:value="0" calcext:value-type="float">
            <text:p>0.000000</text:p>
          </table:table-cell>
          <table:table-cell table:style-name="ce72" table:formula="of:=+[$'Blender conversions'.H53]" office:value-type="float" office:value="-0.094125" calcext:value-type="float">
            <text:p>-0.094125</text:p>
          </table:table-cell>
          <table:table-cell table:style-name="ce72" table:formula="of:=+[$'Blender conversions'.I53]" office:value-type="float" office:value="1.640703" calcext:value-type="float">
            <text:p>1.640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TeethLower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21" calcext:value-type="float">
            <text:p>0.02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39" calcext:value-type="float">
            <text:p>-0.03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54]&amp;&quot;, &quot;&amp;[.F54]&amp;&quot;, &quot;&amp;[.J54]&amp;&quot;, &quot;&amp;[.N54]&amp;&quot;, &quot;&amp;[.C54]&amp;&quot;, &quot;&amp;[.G54]&amp;&quot;, &quot;&amp;[.K54]&amp;&quot;, &quot;&amp;[.O54]&amp;&quot;, &quot;&amp;[.D54]&amp;&quot;, &quot;&amp;[.H54]&amp;&quot;, &quot;&amp;[.L54]&amp;&quot;, &quot;&amp;[.P54]&amp;&quot;, &quot;&amp;-[.E54]&amp;&quot;, &quot;&amp;[.I54]&amp;&quot;, &quot;&amp;[.M54]&amp;&quot;, &quot;&amp;[.Q54]" office:value-type="string" office:string-value="1, 0, 0, 0, 0, 1, 0, 0, 0, 0, 1, 0, -0.021, 0, -0.039, 1" calcext:value-type="string">
            <text:p>1, 0, 0, 0, 0, 1, 0, 0, 0, 0, 1, 0, -0.021, 0, -0.039, 1</text:p>
          </table:table-cell>
          <table:table-cell table:style-name="ce566" table:formula="of:=[.$B54]&amp;&quot;, &quot;&amp;[.$F54]&amp;&quot;, &quot;&amp;[.$J54]&amp;&quot;, &quot;&amp;[.$N54]&amp;&quot;, &quot;&amp;[.$C54]&amp;&quot;, &quot;&amp;[.$G54]&amp;&quot;, &quot;&amp;[.$K54]&amp;&quot;, &quot;&amp;[.$O54]&amp;&quot;, &quot;&amp;[.$D54]&amp;&quot;, &quot;&amp;[.$H54]&amp;&quot;, &quot;&amp;[.$L54]&amp;&quot;, &quot;&amp;[.$P54]&amp;&quot;, &quot;&amp;[.$X54]&amp;&quot;, &quot;&amp;[.$W54]&amp;&quot;, &quot;&amp;[.$Y54]&amp;&quot;, &quot;&amp;[.$Q54]" office:value-type="string" office:string-value="1, 0, 0, 0, 0, 1, 0, 0, 0, 0, 1, 0, -0.055125, 0, 1.673703, 1" calcext:value-type="string">
            <text:p>1, 0, 0, 0, 0, 1, 0, 0, 0, 0, 1, 0, -0.055125, 0, 1.673703, 1</text:p>
          </table:table-cell>
          <table:table-cell table:style-name="ce549" table:formula="of:=+[$'Blender conversions'.D54]" office:value-type="float" office:value="0" calcext:value-type="float">
            <text:p>0.000000</text:p>
          </table:table-cell>
          <table:table-cell table:style-name="ce553" table:formula="of:=+[$'Blender conversions'.E54]" office:value-type="float" office:value="-0.020125" calcext:value-type="float">
            <text:p>-0.020125</text:p>
          </table:table-cell>
          <table:table-cell table:style-name="ce556" table:formula="of:=+[$'Blender conversions'.F54]" office:value-type="float" office:value="1.673703" calcext:value-type="float">
            <text:p>1.673703</text:p>
          </table:table-cell>
          <table:table-cell table:style-name="ce72" table:formula="of:=+[$'Blender conversions'.G54]" office:value-type="float" office:value="0" calcext:value-type="float">
            <text:p>0.000000</text:p>
          </table:table-cell>
          <table:table-cell table:style-name="ce72" table:formula="of:=+[$'Blender conversions'.H54]" office:value-type="float" office:value="-0.055125" calcext:value-type="float">
            <text:p>-0.055125</text:p>
          </table:table-cell>
          <table:table-cell table:style-name="ce72" table:formula="of:=+[$'Blender conversions'.I54]" office:value-type="float" office:value="1.673703" calcext:value-type="float">
            <text:p>1.673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LipLower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55]&amp;&quot;, &quot;&amp;[.F55]&amp;&quot;, &quot;&amp;[.J55]&amp;&quot;, &quot;&amp;[.N55]&amp;&quot;, &quot;&amp;[.C55]&amp;&quot;, &quot;&amp;[.G55]&amp;&quot;, &quot;&amp;[.K55]&amp;&quot;, &quot;&amp;[.O55]&amp;&quot;, &quot;&amp;[.D55]&amp;&quot;, &quot;&amp;[.H55]&amp;&quot;, &quot;&amp;[.L55]&amp;&quot;, &quot;&amp;[.P55]&amp;&quot;, &quot;&amp;-[.E55]&amp;&quot;, &quot;&amp;[.I55]&amp;&quot;, &quot;&amp;[.M55]&amp;&quot;, &quot;&amp;[.Q55]" office:value-type="string" office:string-value="1, 0, 0, 0, 0, 1, 0, 0, 0, 0, 1, 0, -0.045, 0, 0, 1" calcext:value-type="string">
            <text:p>1, 0, 0, 0, 0, 1, 0, 0, 0, 0, 1, 0, -0.045, 0, 0, 1</text:p>
          </table:table-cell>
          <table:table-cell table:style-name="ce566" table:formula="of:=[.$B55]&amp;&quot;, &quot;&amp;[.$F55]&amp;&quot;, &quot;&amp;[.$J55]&amp;&quot;, &quot;&amp;[.$N55]&amp;&quot;, &quot;&amp;[.$C55]&amp;&quot;, &quot;&amp;[.$G55]&amp;&quot;, &quot;&amp;[.$K55]&amp;&quot;, &quot;&amp;[.$O55]&amp;&quot;, &quot;&amp;[.$D55]&amp;&quot;, &quot;&amp;[.$H55]&amp;&quot;, &quot;&amp;[.$L55]&amp;&quot;, &quot;&amp;[.$P55]&amp;&quot;, &quot;&amp;[.$X55]&amp;&quot;, &quot;&amp;[.$W55]&amp;&quot;, &quot;&amp;[.$Y55]&amp;&quot;, &quot;&amp;[.$Q55]" office:value-type="string" office:string-value="1, 0, 0, 0, 0, 1, 0, 0, 0, 0, 1, 0, -0.099125, 0.017, 1.678703, 1" calcext:value-type="string">
            <text:p>1, 0, 0, 0, 0, 1, 0, 0, 0, 0, 1, 0, -0.099125, 0.017, 1.678703, 1</text:p>
          </table:table-cell>
          <table:table-cell table:style-name="ce549" table:formula="of:=+[$'Blender conversions'.D55]" office:value-type="float" office:value="0" calcext:value-type="float">
            <text:p>0.000000</text:p>
          </table:table-cell>
          <table:table-cell table:style-name="ce553" table:formula="of:=+[$'Blender conversions'.E55]" office:value-type="float" office:value="-0.065125" calcext:value-type="float">
            <text:p>-0.065125</text:p>
          </table:table-cell>
          <table:table-cell table:style-name="ce556" table:formula="of:=+[$'Blender conversions'.F55]" office:value-type="float" office:value="1.673703" calcext:value-type="float">
            <text:p>1.673703</text:p>
          </table:table-cell>
          <table:table-cell table:style-name="ce72" table:formula="of:=+[$'Blender conversions'.G55]" office:value-type="float" office:value="0.017" calcext:value-type="float">
            <text:p>0.017000</text:p>
          </table:table-cell>
          <table:table-cell table:style-name="ce72" table:formula="of:=+[$'Blender conversions'.H55]" office:value-type="float" office:value="-0.099125" calcext:value-type="float">
            <text:p>-0.099125</text:p>
          </table:table-cell>
          <table:table-cell table:style-name="ce72" table:formula="of:=+[$'Blender conversions'.I55]" office:value-type="float" office:value="1.678703" calcext:value-type="float">
            <text:p>1.678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LipLower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56]&amp;&quot;, &quot;&amp;[.F56]&amp;&quot;, &quot;&amp;[.J56]&amp;&quot;, &quot;&amp;[.N56]&amp;&quot;, &quot;&amp;[.C56]&amp;&quot;, &quot;&amp;[.G56]&amp;&quot;, &quot;&amp;[.K56]&amp;&quot;, &quot;&amp;[.O56]&amp;&quot;, &quot;&amp;[.D56]&amp;&quot;, &quot;&amp;[.H56]&amp;&quot;, &quot;&amp;[.L56]&amp;&quot;, &quot;&amp;[.P56]&amp;&quot;, &quot;&amp;-[.E56]&amp;&quot;, &quot;&amp;[.I56]&amp;&quot;, &quot;&amp;[.M56]&amp;&quot;, &quot;&amp;[.Q56]" office:value-type="string" office:string-value="1, 0, 0, 0, 0, 1, 0, 0, 0, 0, 1, 0, -0.045, 0, 0, 1" calcext:value-type="string">
            <text:p>1, 0, 0, 0, 0, 1, 0, 0, 0, 0, 1, 0, -0.045, 0, 0, 1</text:p>
          </table:table-cell>
          <table:table-cell table:style-name="ce566" table:formula="of:=[.$B56]&amp;&quot;, &quot;&amp;[.$F56]&amp;&quot;, &quot;&amp;[.$J56]&amp;&quot;, &quot;&amp;[.$N56]&amp;&quot;, &quot;&amp;[.$C56]&amp;&quot;, &quot;&amp;[.$G56]&amp;&quot;, &quot;&amp;[.$K56]&amp;&quot;, &quot;&amp;[.$O56]&amp;&quot;, &quot;&amp;[.$D56]&amp;&quot;, &quot;&amp;[.$H56]&amp;&quot;, &quot;&amp;[.$L56]&amp;&quot;, &quot;&amp;[.$P56]&amp;&quot;, &quot;&amp;[.$X56]&amp;&quot;, &quot;&amp;[.$W56]&amp;&quot;, &quot;&amp;[.$Y56]&amp;&quot;, &quot;&amp;[.$Q56]" office:value-type="string" office:string-value="1, 0, 0, 0, 0, 1, 0, 0, 0, 0, 1, 0, -0.099125, -0.017, 1.678703, 1" calcext:value-type="string">
            <text:p>1, 0, 0, 0, 0, 1, 0, 0, 0, 0, 1, 0, -0.099125, -0.017, 1.678703, 1</text:p>
          </table:table-cell>
          <table:table-cell table:style-name="ce549" table:formula="of:=+[$'Blender conversions'.D56]" office:value-type="float" office:value="0" calcext:value-type="float">
            <text:p>0.000000</text:p>
          </table:table-cell>
          <table:table-cell table:style-name="ce553" table:formula="of:=+[$'Blender conversions'.E56]" office:value-type="float" office:value="-0.065125" calcext:value-type="float">
            <text:p>-0.065125</text:p>
          </table:table-cell>
          <table:table-cell table:style-name="ce556" table:formula="of:=+[$'Blender conversions'.F56]" office:value-type="float" office:value="1.673703" calcext:value-type="float">
            <text:p>1.673703</text:p>
          </table:table-cell>
          <table:table-cell table:style-name="ce72" table:formula="of:=+[$'Blender conversions'.G56]" office:value-type="float" office:value="-0.017" calcext:value-type="float">
            <text:p>-0.017000</text:p>
          </table:table-cell>
          <table:table-cell table:style-name="ce72" table:formula="of:=+[$'Blender conversions'.H56]" office:value-type="float" office:value="-0.099125" calcext:value-type="float">
            <text:p>-0.099125</text:p>
          </table:table-cell>
          <table:table-cell table:style-name="ce72" table:formula="of:=+[$'Blender conversions'.I56]" office:value-type="float" office:value="1.678703" calcext:value-type="float">
            <text:p>1.678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LipLowerCenter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57]&amp;&quot;, &quot;&amp;[.F57]&amp;&quot;, &quot;&amp;[.J57]&amp;&quot;, &quot;&amp;[.N57]&amp;&quot;, &quot;&amp;[.C57]&amp;&quot;, &quot;&amp;[.G57]&amp;&quot;, &quot;&amp;[.K57]&amp;&quot;, &quot;&amp;[.O57]&amp;&quot;, &quot;&amp;[.D57]&amp;&quot;, &quot;&amp;[.H57]&amp;&quot;, &quot;&amp;[.L57]&amp;&quot;, &quot;&amp;[.P57]&amp;&quot;, &quot;&amp;-[.E57]&amp;&quot;, &quot;&amp;[.I57]&amp;&quot;, &quot;&amp;[.M57]&amp;&quot;, &quot;&amp;[.Q57]" office:value-type="string" office:string-value="1, 0, 0, 0, 0, 1, 0, 0, 0, 0, 1, 0, -0.045, 0, 0, 1" calcext:value-type="string">
            <text:p>1, 0, 0, 0, 0, 1, 0, 0, 0, 0, 1, 0, -0.045, 0, 0, 1</text:p>
          </table:table-cell>
          <table:table-cell table:style-name="ce566" table:formula="of:=[.$B57]&amp;&quot;, &quot;&amp;[.$F57]&amp;&quot;, &quot;&amp;[.$J57]&amp;&quot;, &quot;&amp;[.$N57]&amp;&quot;, &quot;&amp;[.$C57]&amp;&quot;, &quot;&amp;[.$G57]&amp;&quot;, &quot;&amp;[.$K57]&amp;&quot;, &quot;&amp;[.$O57]&amp;&quot;, &quot;&amp;[.$D57]&amp;&quot;, &quot;&amp;[.$H57]&amp;&quot;, &quot;&amp;[.$L57]&amp;&quot;, &quot;&amp;[.$P57]&amp;&quot;, &quot;&amp;[.$X57]&amp;&quot;, &quot;&amp;[.$W57]&amp;&quot;, &quot;&amp;[.$Y57]&amp;&quot;, &quot;&amp;[.$Q57]" office:value-type="string" office:string-value="1, 0, 0, 0, 0, 1, 0, 0, 0, 0, 1, 0, -0.105125, 0, 1.675703, 1" calcext:value-type="string">
            <text:p>1, 0, 0, 0, 0, 1, 0, 0, 0, 0, 1, 0, -0.105125, 0, 1.675703, 1</text:p>
          </table:table-cell>
          <table:table-cell table:style-name="ce549" table:formula="of:=+[$'Blender conversions'.D57]" office:value-type="float" office:value="0" calcext:value-type="float">
            <text:p>0.000000</text:p>
          </table:table-cell>
          <table:table-cell table:style-name="ce553" table:formula="of:=+[$'Blender conversions'.E57]" office:value-type="float" office:value="-0.065125" calcext:value-type="float">
            <text:p>-0.065125</text:p>
          </table:table-cell>
          <table:table-cell table:style-name="ce556" table:formula="of:=+[$'Blender conversions'.F57]" office:value-type="float" office:value="1.673703" calcext:value-type="float">
            <text:p>1.673703</text:p>
          </table:table-cell>
          <table:table-cell table:style-name="ce72" table:formula="of:=+[$'Blender conversions'.G57]" office:value-type="float" office:value="0" calcext:value-type="float">
            <text:p>0.000000</text:p>
          </table:table-cell>
          <table:table-cell table:style-name="ce72" table:formula="of:=+[$'Blender conversions'.H57]" office:value-type="float" office:value="-0.105125" calcext:value-type="float">
            <text:p>-0.105125</text:p>
          </table:table-cell>
          <table:table-cell table:style-name="ce72" table:formula="of:=+[$'Blender conversions'.I57]" office:value-type="float" office:value="1.675703" calcext:value-type="float">
            <text:p>1.675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TongueBase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39" calcext:value-type="float">
            <text:p>0.039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05" calcext:value-type="float">
            <text:p>0.00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58]&amp;&quot;, &quot;&amp;[.F58]&amp;&quot;, &quot;&amp;[.J58]&amp;&quot;, &quot;&amp;[.N58]&amp;&quot;, &quot;&amp;[.C58]&amp;&quot;, &quot;&amp;[.G58]&amp;&quot;, &quot;&amp;[.K58]&amp;&quot;, &quot;&amp;[.O58]&amp;&quot;, &quot;&amp;[.D58]&amp;&quot;, &quot;&amp;[.H58]&amp;&quot;, &quot;&amp;[.L58]&amp;&quot;, &quot;&amp;[.P58]&amp;&quot;, &quot;&amp;-[.E58]&amp;&quot;, &quot;&amp;[.I58]&amp;&quot;, &quot;&amp;[.M58]&amp;&quot;, &quot;&amp;[.Q58]" office:value-type="string" office:string-value="1, 0, 0, 0, 0, 1, 0, 0, 0, 0, 1, 0, -0.039, 0, 0.005, 1" calcext:value-type="string">
            <text:p>1, 0, 0, 0, 0, 1, 0, 0, 0, 0, 1, 0, -0.039, 0, 0.005, 1</text:p>
          </table:table-cell>
          <table:table-cell table:style-name="ce566" table:formula="of:=[.$B58]&amp;&quot;, &quot;&amp;[.$F58]&amp;&quot;, &quot;&amp;[.$J58]&amp;&quot;, &quot;&amp;[.$N58]&amp;&quot;, &quot;&amp;[.$C58]&amp;&quot;, &quot;&amp;[.$G58]&amp;&quot;, &quot;&amp;[.$K58]&amp;&quot;, &quot;&amp;[.$O58]&amp;&quot;, &quot;&amp;[.$D58]&amp;&quot;, &quot;&amp;[.$H58]&amp;&quot;, &quot;&amp;[.$L58]&amp;&quot;, &quot;&amp;[.$P58]&amp;&quot;, &quot;&amp;[.$X58]&amp;&quot;, &quot;&amp;[.$W58]&amp;&quot;, &quot;&amp;[.$Y58]&amp;&quot;, &quot;&amp;[.$Q58]" office:value-type="string" office:string-value="1, 0, 0, 0, 0, 1, 0, 0, 0, 0, 1, 0, -0.081125, 0, 1.685703, 1" calcext:value-type="string">
            <text:p>1, 0, 0, 0, 0, 1, 0, 0, 0, 0, 1, 0, -0.081125, 0, 1.685703, 1</text:p>
          </table:table-cell>
          <table:table-cell table:style-name="ce549" table:formula="of:=+[$'Blender conversions'.D58]" office:value-type="float" office:value="0" calcext:value-type="float">
            <text:p>0.000000</text:p>
          </table:table-cell>
          <table:table-cell table:style-name="ce553" table:formula="of:=+[$'Blender conversions'.E58]" office:value-type="float" office:value="-0.059125" calcext:value-type="float">
            <text:p>-0.059125</text:p>
          </table:table-cell>
          <table:table-cell table:style-name="ce556" table:formula="of:=+[$'Blender conversions'.F58]" office:value-type="float" office:value="1.678703" calcext:value-type="float">
            <text:p>1.678703</text:p>
          </table:table-cell>
          <table:table-cell table:style-name="ce72" table:formula="of:=+[$'Blender conversions'.G58]" office:value-type="float" office:value="0" calcext:value-type="float">
            <text:p>0.000000</text:p>
          </table:table-cell>
          <table:table-cell table:style-name="ce72" table:formula="of:=+[$'Blender conversions'.H58]" office:value-type="float" office:value="-0.081125" calcext:value-type="float">
            <text:p>-0.081125</text:p>
          </table:table-cell>
          <table:table-cell table:style-name="ce72" table:formula="of:=+[$'Blender conversions'.I58]" office:value-type="float" office:value="1.685703" calcext:value-type="float">
            <text:p>1.685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TongueTip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22" calcext:value-type="float">
            <text:p>0.022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07" calcext:value-type="float">
            <text:p>0.007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59]&amp;&quot;, &quot;&amp;[.F59]&amp;&quot;, &quot;&amp;[.J59]&amp;&quot;, &quot;&amp;[.N59]&amp;&quot;, &quot;&amp;[.C59]&amp;&quot;, &quot;&amp;[.G59]&amp;&quot;, &quot;&amp;[.K59]&amp;&quot;, &quot;&amp;[.O59]&amp;&quot;, &quot;&amp;[.D59]&amp;&quot;, &quot;&amp;[.H59]&amp;&quot;, &quot;&amp;[.L59]&amp;&quot;, &quot;&amp;[.P59]&amp;&quot;, &quot;&amp;-[.E59]&amp;&quot;, &quot;&amp;[.I59]&amp;&quot;, &quot;&amp;[.M59]&amp;&quot;, &quot;&amp;[.Q59]" office:value-type="string" office:string-value="1, 0, 0, 0, 0, 1, 0, 0, 0, 0, 1, 0, -0.022, 0, 0.007, 1" calcext:value-type="string">
            <text:p>1, 0, 0, 0, 0, 1, 0, 0, 0, 0, 1, 0, -0.022, 0, 0.007, 1</text:p>
          </table:table-cell>
          <table:table-cell table:style-name="ce566" table:formula="of:=[.$B59]&amp;&quot;, &quot;&amp;[.$F59]&amp;&quot;, &quot;&amp;[.$J59]&amp;&quot;, &quot;&amp;[.$N59]&amp;&quot;, &quot;&amp;[.$C59]&amp;&quot;, &quot;&amp;[.$G59]&amp;&quot;, &quot;&amp;[.$K59]&amp;&quot;, &quot;&amp;[.$O59]&amp;&quot;, &quot;&amp;[.$D59]&amp;&quot;, &quot;&amp;[.$H59]&amp;&quot;, &quot;&amp;[.$L59]&amp;&quot;, &quot;&amp;[.$P59]&amp;&quot;, &quot;&amp;[.$X59]&amp;&quot;, &quot;&amp;[.$W59]&amp;&quot;, &quot;&amp;[.$Y59]&amp;&quot;, &quot;&amp;[.$Q59]" office:value-type="string" office:string-value="1, 0, 0, 0, 0, 1, 0, 0, 0, 0, 1, 0, -0.091125, 0, 1.685703, 1" calcext:value-type="string">
            <text:p>1, 0, 0, 0, 0, 1, 0, 0, 0, 0, 1, 0, -0.091125, 0, 1.685703, 1</text:p>
          </table:table-cell>
          <table:table-cell table:style-name="ce549" table:formula="of:=+[$'Blender conversions'.D59]" office:value-type="float" office:value="0" calcext:value-type="float">
            <text:p>0.000000</text:p>
          </table:table-cell>
          <table:table-cell table:style-name="ce553" table:formula="of:=+[$'Blender conversions'.E59]" office:value-type="float" office:value="-0.081125" calcext:value-type="float">
            <text:p>-0.081125</text:p>
          </table:table-cell>
          <table:table-cell table:style-name="ce556" table:formula="of:=+[$'Blender conversions'.F59]" office:value-type="float" office:value="1.685703" calcext:value-type="float">
            <text:p>1.685703</text:p>
          </table:table-cell>
          <table:table-cell table:style-name="ce72" table:formula="of:=+[$'Blender conversions'.G59]" office:value-type="float" office:value="0" calcext:value-type="float">
            <text:p>0.000000</text:p>
          </table:table-cell>
          <table:table-cell table:style-name="ce72" table:formula="of:=+[$'Blender conversions'.H59]" office:value-type="float" office:value="-0.091125" calcext:value-type="float">
            <text:p>-0.091125</text:p>
          </table:table-cell>
          <table:table-cell table:style-name="ce72" table:formula="of:=+[$'Blender conversions'.I59]" office:value-type="float" office:value="1.685703" calcext:value-type="float">
            <text:p>1.685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JawShaper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60]&amp;&quot;, &quot;&amp;[.F60]&amp;&quot;, &quot;&amp;[.J60]&amp;&quot;, &quot;&amp;[.N60]&amp;&quot;, &quot;&amp;[.C60]&amp;&quot;, &quot;&amp;[.G60]&amp;&quot;, &quot;&amp;[.K60]&amp;&quot;, &quot;&amp;[.O60]&amp;&quot;, &quot;&amp;[.D60]&amp;&quot;, &quot;&amp;[.H60]&amp;&quot;, &quot;&amp;[.L60]&amp;&quot;, &quot;&amp;[.P60]&amp;&quot;, &quot;&amp;-[.E60]&amp;&quot;, &quot;&amp;[.I60]&amp;&quot;, &quot;&amp;[.M60]&amp;&quot;, &quot;&amp;[.Q60]" office:value-type="string" office:string-value="1, 0, 0, 0, 0, 1, 0, 0, 0, 0, 1, 0, 0, 0, 0, 1" calcext:value-type="string">
            <text:p>1, 0, 0, 0, 0, 1, 0, 0, 0, 0, 1, 0, 0, 0, 0, 1</text:p>
          </table:table-cell>
          <table:table-cell table:style-name="ce566" table:formula="of:=[.$B60]&amp;&quot;, &quot;&amp;[.$F60]&amp;&quot;, &quot;&amp;[.$J60]&amp;&quot;, &quot;&amp;[.$N60]&amp;&quot;, &quot;&amp;[.$C60]&amp;&quot;, &quot;&amp;[.$G60]&amp;&quot;, &quot;&amp;[.$K60]&amp;&quot;, &quot;&amp;[.$O60]&amp;&quot;, &quot;&amp;[.$D60]&amp;&quot;, &quot;&amp;[.$H60]&amp;&quot;, &quot;&amp;[.$L60]&amp;&quot;, &quot;&amp;[.$P60]&amp;&quot;, &quot;&amp;[.$X60]&amp;&quot;, &quot;&amp;[.$W60]&amp;&quot;, &quot;&amp;[.$Y60]&amp;&quot;, &quot;&amp;[.$Q60]" office:value-type="string" office:string-value="1, 0, 0, 0, 0, 1, 0, 0, 0, 0, 1, 0, 0.016875, 0, 1.727703, 1" calcext:value-type="string">
            <text:p>1, 0, 0, 0, 0, 1, 0, 0, 0, 0, 1, 0, 0.016875, 0, 1.727703, 1</text:p>
          </table:table-cell>
          <table:table-cell table:style-name="ce549" table:formula="of:=+[$'Blender conversions'.D60]" office:value-type="float" office:value="0" calcext:value-type="float">
            <text:p>0.000000</text:p>
          </table:table-cell>
          <table:table-cell table:style-name="ce553" table:formula="of:=+[$'Blender conversions'.E60]" office:value-type="float" office:value="-0.000125" calcext:value-type="float">
            <text:p>-0.000125</text:p>
          </table:table-cell>
          <table:table-cell table:style-name="ce556" table:formula="of:=+[$'Blender conversions'.F60]" office:value-type="float" office:value="1.727703" calcext:value-type="float">
            <text:p>1.727703</text:p>
          </table:table-cell>
          <table:table-cell table:style-name="ce72" table:formula="of:=+[$'Blender conversions'.G60]" office:value-type="float" office:value="0" calcext:value-type="float">
            <text:p>0.000000</text:p>
          </table:table-cell>
          <table:table-cell table:style-name="ce72" table:formula="of:=+[$'Blender conversions'.H60]" office:value-type="float" office:value="0.016875" calcext:value-type="float">
            <text:p>0.016875</text:p>
          </table:table-cell>
          <table:table-cell table:style-name="ce72" table:formula="of:=+[$'Blender conversions'.I60]" office:value-type="float" office:value="1.727703" calcext:value-type="float">
            <text:p>1.727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ForeheadCenter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6900001" calcext:value-type="float">
            <text:p>0.069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6500001" calcext:value-type="float">
            <text:p>0.06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61]&amp;&quot;, &quot;&amp;[.F61]&amp;&quot;, &quot;&amp;[.J61]&amp;&quot;, &quot;&amp;[.N61]&amp;&quot;, &quot;&amp;[.C61]&amp;&quot;, &quot;&amp;[.G61]&amp;&quot;, &quot;&amp;[.K61]&amp;&quot;, &quot;&amp;[.O61]&amp;&quot;, &quot;&amp;[.D61]&amp;&quot;, &quot;&amp;[.H61]&amp;&quot;, &quot;&amp;[.L61]&amp;&quot;, &quot;&amp;[.P61]&amp;&quot;, &quot;&amp;-[.E61]&amp;&quot;, &quot;&amp;[.I61]&amp;&quot;, &quot;&amp;[.M61]&amp;&quot;, &quot;&amp;[.Q61]" office:value-type="string" office:string-value="1, 0, 0, 0, 0, 1, 0, 0, 0, 0, 1, 0, -0.06900001, 0, 0.06500001, 1" calcext:value-type="string">
            <text:p>1, 0, 0, 0, 0, 1, 0, 0, 0, 0, 1, 0, -0.06900001, 0, 0.06500001, 1</text:p>
          </table:table-cell>
          <table:table-cell table:style-name="ce566" table:formula="of:=[.$B61]&amp;&quot;, &quot;&amp;[.$F61]&amp;&quot;, &quot;&amp;[.$J61]&amp;&quot;, &quot;&amp;[.$N61]&amp;&quot;, &quot;&amp;[.$C61]&amp;&quot;, &quot;&amp;[.$G61]&amp;&quot;, &quot;&amp;[.$K61]&amp;&quot;, &quot;&amp;[.$O61]&amp;&quot;, &quot;&amp;[.$D61]&amp;&quot;, &quot;&amp;[.$H61]&amp;&quot;, &quot;&amp;[.$L61]&amp;&quot;, &quot;&amp;[.$P61]&amp;&quot;, &quot;&amp;[.$X61]&amp;&quot;, &quot;&amp;[.$W61]&amp;&quot;, &quot;&amp;[.$Y61]&amp;&quot;, &quot;&amp;[.$Q61]" office:value-type="string" office:string-value="1, 0, 0, 0, 0, 1, 0, 0, 0, 0, 1, 0, -0.105125, 0, 1.792703, 1" calcext:value-type="string">
            <text:p>1, 0, 0, 0, 0, 1, 0, 0, 0, 0, 1, 0, -0.105125, 0, 1.792703, 1</text:p>
          </table:table-cell>
          <table:table-cell table:style-name="ce549" table:formula="of:=+[$'Blender conversions'.D61]" office:value-type="float" office:value="0" calcext:value-type="float">
            <text:p>0.000000</text:p>
          </table:table-cell>
          <table:table-cell table:style-name="ce553" table:formula="of:=+[$'Blender conversions'.E61]" office:value-type="float" office:value="-0.069125" calcext:value-type="float">
            <text:p>-0.069125</text:p>
          </table:table-cell>
          <table:table-cell table:style-name="ce556" table:formula="of:=+[$'Blender conversions'.F61]" office:value-type="float" office:value="1.792703" calcext:value-type="float">
            <text:p>1.792703</text:p>
          </table:table-cell>
          <table:table-cell table:style-name="ce72" table:formula="of:=+[$'Blender conversions'.G61]" office:value-type="float" office:value="0" calcext:value-type="float">
            <text:p>0.000000</text:p>
          </table:table-cell>
          <table:table-cell table:style-name="ce72" table:formula="of:=+[$'Blender conversions'.H61]" office:value-type="float" office:value="-0.105125" calcext:value-type="float">
            <text:p>-0.105125</text:p>
          </table:table-cell>
          <table:table-cell table:style-name="ce72" table:formula="of:=+[$'Blender conversions'.I61]" office:value-type="float" office:value="1.792703" calcext:value-type="float">
            <text:p>1.792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NoseBase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94" calcext:value-type="float">
            <text:p>0.094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16" calcext:value-type="float">
            <text:p>-0.01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62]&amp;&quot;, &quot;&amp;[.F62]&amp;&quot;, &quot;&amp;[.J62]&amp;&quot;, &quot;&amp;[.N62]&amp;&quot;, &quot;&amp;[.C62]&amp;&quot;, &quot;&amp;[.G62]&amp;&quot;, &quot;&amp;[.K62]&amp;&quot;, &quot;&amp;[.O62]&amp;&quot;, &quot;&amp;[.D62]&amp;&quot;, &quot;&amp;[.H62]&amp;&quot;, &quot;&amp;[.L62]&amp;&quot;, &quot;&amp;[.P62]&amp;&quot;, &quot;&amp;-[.E62]&amp;&quot;, &quot;&amp;[.I62]&amp;&quot;, &quot;&amp;[.M62]&amp;&quot;, &quot;&amp;[.Q62]" office:value-type="string" office:string-value="1, 0, 0, 0, 0, 1, 0, 0, 0, 0, 1, 0, -0.094, 0, -0.016, 1" calcext:value-type="string">
            <text:p>1, 0, 0, 0, 0, 1, 0, 0, 0, 0, 1, 0, -0.094, 0, -0.016, 1</text:p>
          </table:table-cell>
          <table:table-cell table:style-name="ce566" table:formula="of:=[.$B62]&amp;&quot;, &quot;&amp;[.$F62]&amp;&quot;, &quot;&amp;[.$J62]&amp;&quot;, &quot;&amp;[.$N62]&amp;&quot;, &quot;&amp;[.$C62]&amp;&quot;, &quot;&amp;[.$G62]&amp;&quot;, &quot;&amp;[.$K62]&amp;&quot;, &quot;&amp;[.$O62]&amp;&quot;, &quot;&amp;[.$D62]&amp;&quot;, &quot;&amp;[.$H62]&amp;&quot;, &quot;&amp;[.$L62]&amp;&quot;, &quot;&amp;[.$P62]&amp;&quot;, &quot;&amp;[.$X62]&amp;&quot;, &quot;&amp;[.$W62]&amp;&quot;, &quot;&amp;[.$Y62]&amp;&quot;, &quot;&amp;[.$Q62]" office:value-type="string" office:string-value="1, 0, 0, 0, 0, 1, 0, 0, 0, 0, 1, 0, -0.108125, 0, 1.711703, 1" calcext:value-type="string">
            <text:p>1, 0, 0, 0, 0, 1, 0, 0, 0, 0, 1, 0, -0.108125, 0, 1.711703, 1</text:p>
          </table:table-cell>
          <table:table-cell table:style-name="ce549" table:formula="of:=+[$'Blender conversions'.D62]" office:value-type="float" office:value="0" calcext:value-type="float">
            <text:p>0.000000</text:p>
          </table:table-cell>
          <table:table-cell table:style-name="ce553" table:formula="of:=+[$'Blender conversions'.E62]" office:value-type="float" office:value="-0.094125" calcext:value-type="float">
            <text:p>-0.094125</text:p>
          </table:table-cell>
          <table:table-cell table:style-name="ce556" table:formula="of:=+[$'Blender conversions'.F62]" office:value-type="float" office:value="1.711703" calcext:value-type="float">
            <text:p>1.711703</text:p>
          </table:table-cell>
          <table:table-cell table:style-name="ce72" table:formula="of:=+[$'Blender conversions'.G62]" office:value-type="float" office:value="0" calcext:value-type="float">
            <text:p>0.000000</text:p>
          </table:table-cell>
          <table:table-cell table:style-name="ce72" table:formula="of:=+[$'Blender conversions'.H62]" office:value-type="float" office:value="-0.108125" calcext:value-type="float">
            <text:p>-0.108125</text:p>
          </table:table-cell>
          <table:table-cell table:style-name="ce72" table:formula="of:=+[$'Blender conversions'.I62]" office:value-type="float" office:value="1.711703" calcext:value-type="float">
            <text:p>1.711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TeethUpper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2" calcext:value-type="float">
            <text:p>0.02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3" calcext:value-type="float">
            <text:p>-0.03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63]&amp;&quot;, &quot;&amp;[.F63]&amp;&quot;, &quot;&amp;[.J63]&amp;&quot;, &quot;&amp;[.N63]&amp;&quot;, &quot;&amp;[.C63]&amp;&quot;, &quot;&amp;[.G63]&amp;&quot;, &quot;&amp;[.K63]&amp;&quot;, &quot;&amp;[.O63]&amp;&quot;, &quot;&amp;[.D63]&amp;&quot;, &quot;&amp;[.H63]&amp;&quot;, &quot;&amp;[.L63]&amp;&quot;, &quot;&amp;[.P63]&amp;&quot;, &quot;&amp;-[.E63]&amp;&quot;, &quot;&amp;[.I63]&amp;&quot;, &quot;&amp;[.M63]&amp;&quot;, &quot;&amp;[.Q63]" office:value-type="string" office:string-value="1, 0, 0, 0, 0, 1, 0, 0, 0, 0, 1, 0, -0.02, 0, -0.03, 1" calcext:value-type="string">
            <text:p>1, 0, 0, 0, 0, 1, 0, 0, 0, 0, 1, 0, -0.02, 0, -0.03, 1</text:p>
          </table:table-cell>
          <table:table-cell table:style-name="ce566" table:formula="of:=[.$B63]&amp;&quot;, &quot;&amp;[.$F63]&amp;&quot;, &quot;&amp;[.$J63]&amp;&quot;, &quot;&amp;[.$N63]&amp;&quot;, &quot;&amp;[.$C63]&amp;&quot;, &quot;&amp;[.$G63]&amp;&quot;, &quot;&amp;[.$K63]&amp;&quot;, &quot;&amp;[.$O63]&amp;&quot;, &quot;&amp;[.$D63]&amp;&quot;, &quot;&amp;[.$H63]&amp;&quot;, &quot;&amp;[.$L63]&amp;&quot;, &quot;&amp;[.$P63]&amp;&quot;, &quot;&amp;[.$X63]&amp;&quot;, &quot;&amp;[.$W63]&amp;&quot;, &quot;&amp;[.$Y63]&amp;&quot;, &quot;&amp;[.$Q63]" office:value-type="string" office:string-value="1, 0, 0, 0, 0, 1, 0, 0, 0, 0, 1, 0, -0.055125, 0, 1.697703, 1" calcext:value-type="string">
            <text:p>1, 0, 0, 0, 0, 1, 0, 0, 0, 0, 1, 0, -0.055125, 0, 1.697703, 1</text:p>
          </table:table-cell>
          <table:table-cell table:style-name="ce549" table:formula="of:=+[$'Blender conversions'.D63]" office:value-type="float" office:value="0" calcext:value-type="float">
            <text:p>0.000000</text:p>
          </table:table-cell>
          <table:table-cell table:style-name="ce553" table:formula="of:=+[$'Blender conversions'.E63]" office:value-type="float" office:value="-0.020125" calcext:value-type="float">
            <text:p>-0.020125</text:p>
          </table:table-cell>
          <table:table-cell table:style-name="ce556" table:formula="of:=+[$'Blender conversions'.F63]" office:value-type="float" office:value="1.697703" calcext:value-type="float">
            <text:p>1.697703</text:p>
          </table:table-cell>
          <table:table-cell table:style-name="ce72" table:formula="of:=+[$'Blender conversions'.G63]" office:value-type="float" office:value="0" calcext:value-type="float">
            <text:p>0.000000</text:p>
          </table:table-cell>
          <table:table-cell table:style-name="ce72" table:formula="of:=+[$'Blender conversions'.H63]" office:value-type="float" office:value="-0.055125" calcext:value-type="float">
            <text:p>-0.055125</text:p>
          </table:table-cell>
          <table:table-cell table:style-name="ce72" table:formula="of:=+[$'Blender conversions'.I63]" office:value-type="float" office:value="1.697703" calcext:value-type="float">
            <text:p>1.697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LipUpper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3" calcext:value-type="float">
            <text:p>-0.00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64]&amp;&quot;, &quot;&amp;[.F64]&amp;&quot;, &quot;&amp;[.J64]&amp;&quot;, &quot;&amp;[.N64]&amp;&quot;, &quot;&amp;[.C64]&amp;&quot;, &quot;&amp;[.G64]&amp;&quot;, &quot;&amp;[.K64]&amp;&quot;, &quot;&amp;[.O64]&amp;&quot;, &quot;&amp;[.D64]&amp;&quot;, &quot;&amp;[.H64]&amp;&quot;, &quot;&amp;[.L64]&amp;&quot;, &quot;&amp;[.P64]&amp;&quot;, &quot;&amp;-[.E64]&amp;&quot;, &quot;&amp;[.I64]&amp;&quot;, &quot;&amp;[.M64]&amp;&quot;, &quot;&amp;[.Q64]" office:value-type="string" office:string-value="1, 0, 0, 0, 0, 1, 0, 0, 0, 0, 1, 0, -0.045, 0, -0.003, 1" calcext:value-type="string">
            <text:p>1, 0, 0, 0, 0, 1, 0, 0, 0, 0, 1, 0, -0.045, 0, -0.003, 1</text:p>
          </table:table-cell>
          <table:table-cell table:style-name="ce566" table:formula="of:=[.$B64]&amp;&quot;, &quot;&amp;[.$F64]&amp;&quot;, &quot;&amp;[.$J64]&amp;&quot;, &quot;&amp;[.$N64]&amp;&quot;, &quot;&amp;[.$C64]&amp;&quot;, &quot;&amp;[.$G64]&amp;&quot;, &quot;&amp;[.$K64]&amp;&quot;, &quot;&amp;[.$O64]&amp;&quot;, &quot;&amp;[.$D64]&amp;&quot;, &quot;&amp;[.$H64]&amp;&quot;, &quot;&amp;[.$L64]&amp;&quot;, &quot;&amp;[.$P64]&amp;&quot;, &quot;&amp;[.$X64]&amp;&quot;, &quot;&amp;[.$W64]&amp;&quot;, &quot;&amp;[.$Y64]&amp;&quot;, &quot;&amp;[.$Q64]" office:value-type="string" office:string-value="1, 0, 0, 0, 0, 1, 0, 0, 0, 0, 1, 0, -0.106125, 0.015, 1.694703, 1" calcext:value-type="string">
            <text:p>1, 0, 0, 0, 0, 1, 0, 0, 0, 0, 1, 0, -0.106125, 0.015, 1.694703, 1</text:p>
          </table:table-cell>
          <table:table-cell table:style-name="ce549" table:formula="of:=+[$'Blender conversions'.D64]" office:value-type="float" office:value="0" calcext:value-type="float">
            <text:p>0.000000</text:p>
          </table:table-cell>
          <table:table-cell table:style-name="ce553" table:formula="of:=+[$'Blender conversions'.E64]" office:value-type="float" office:value="-0.065125" calcext:value-type="float">
            <text:p>-0.065125</text:p>
          </table:table-cell>
          <table:table-cell table:style-name="ce556" table:formula="of:=+[$'Blender conversions'.F64]" office:value-type="float" office:value="1.694703" calcext:value-type="float">
            <text:p>1.694703</text:p>
          </table:table-cell>
          <table:table-cell table:style-name="ce72" table:formula="of:=+[$'Blender conversions'.G64]" office:value-type="float" office:value="0.015" calcext:value-type="float">
            <text:p>0.015000</text:p>
          </table:table-cell>
          <table:table-cell table:style-name="ce72" table:formula="of:=+[$'Blender conversions'.H64]" office:value-type="float" office:value="-0.106125" calcext:value-type="float">
            <text:p>-0.106125</text:p>
          </table:table-cell>
          <table:table-cell table:style-name="ce72" table:formula="of:=+[$'Blender conversions'.I64]" office:value-type="float" office:value="1.694703" calcext:value-type="float">
            <text:p>1.694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LipUpper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3" calcext:value-type="float">
            <text:p>-0.00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65]&amp;&quot;, &quot;&amp;[.F65]&amp;&quot;, &quot;&amp;[.J65]&amp;&quot;, &quot;&amp;[.N65]&amp;&quot;, &quot;&amp;[.C65]&amp;&quot;, &quot;&amp;[.G65]&amp;&quot;, &quot;&amp;[.K65]&amp;&quot;, &quot;&amp;[.O65]&amp;&quot;, &quot;&amp;[.D65]&amp;&quot;, &quot;&amp;[.H65]&amp;&quot;, &quot;&amp;[.L65]&amp;&quot;, &quot;&amp;[.P65]&amp;&quot;, &quot;&amp;-[.E65]&amp;&quot;, &quot;&amp;[.I65]&amp;&quot;, &quot;&amp;[.M65]&amp;&quot;, &quot;&amp;[.Q65]" office:value-type="string" office:string-value="1, 0, 0, 0, 0, 1, 0, 0, 0, 0, 1, 0, -0.045, 0, -0.003, 1" calcext:value-type="string">
            <text:p>1, 0, 0, 0, 0, 1, 0, 0, 0, 0, 1, 0, -0.045, 0, -0.003, 1</text:p>
          </table:table-cell>
          <table:table-cell table:style-name="ce566" table:formula="of:=[.$B65]&amp;&quot;, &quot;&amp;[.$F65]&amp;&quot;, &quot;&amp;[.$J65]&amp;&quot;, &quot;&amp;[.$N65]&amp;&quot;, &quot;&amp;[.$C65]&amp;&quot;, &quot;&amp;[.$G65]&amp;&quot;, &quot;&amp;[.$K65]&amp;&quot;, &quot;&amp;[.$O65]&amp;&quot;, &quot;&amp;[.$D65]&amp;&quot;, &quot;&amp;[.$H65]&amp;&quot;, &quot;&amp;[.$L65]&amp;&quot;, &quot;&amp;[.$P65]&amp;&quot;, &quot;&amp;[.$X65]&amp;&quot;, &quot;&amp;[.$W65]&amp;&quot;, &quot;&amp;[.$Y65]&amp;&quot;, &quot;&amp;[.$Q65]" office:value-type="string" office:string-value="1, 0, 0, 0, 0, 1, 0, 0, 0, 0, 1, 0, -0.106125, -0.015, 1.694703, 1" calcext:value-type="string">
            <text:p>1, 0, 0, 0, 0, 1, 0, 0, 0, 0, 1, 0, -0.106125, -0.015, 1.694703, 1</text:p>
          </table:table-cell>
          <table:table-cell table:style-name="ce549" table:formula="of:=+[$'Blender conversions'.D65]" office:value-type="float" office:value="0" calcext:value-type="float">
            <text:p>0.000000</text:p>
          </table:table-cell>
          <table:table-cell table:style-name="ce553" table:formula="of:=+[$'Blender conversions'.E65]" office:value-type="float" office:value="-0.065125" calcext:value-type="float">
            <text:p>-0.065125</text:p>
          </table:table-cell>
          <table:table-cell table:style-name="ce556" table:formula="of:=+[$'Blender conversions'.F65]" office:value-type="float" office:value="1.694703" calcext:value-type="float">
            <text:p>1.694703</text:p>
          </table:table-cell>
          <table:table-cell table:style-name="ce72" table:formula="of:=+[$'Blender conversions'.G65]" office:value-type="float" office:value="-0.015" calcext:value-type="float">
            <text:p>-0.015000</text:p>
          </table:table-cell>
          <table:table-cell table:style-name="ce72" table:formula="of:=+[$'Blender conversions'.H65]" office:value-type="float" office:value="-0.106125" calcext:value-type="float">
            <text:p>-0.106125</text:p>
          </table:table-cell>
          <table:table-cell table:style-name="ce72" table:formula="of:=+[$'Blender conversions'.I65]" office:value-type="float" office:value="1.694703" calcext:value-type="float">
            <text:p>1.694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LipCorner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28" calcext:value-type="float">
            <text:p>0.028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19" calcext:value-type="float">
            <text:p>-0.019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1" calcext:value-type="float">
            <text:p>-0.01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66]&amp;&quot;, &quot;&amp;[.F66]&amp;&quot;, &quot;&amp;[.J66]&amp;&quot;, &quot;&amp;[.N66]&amp;&quot;, &quot;&amp;[.C66]&amp;&quot;, &quot;&amp;[.G66]&amp;&quot;, &quot;&amp;[.K66]&amp;&quot;, &quot;&amp;[.O66]&amp;&quot;, &quot;&amp;[.D66]&amp;&quot;, &quot;&amp;[.H66]&amp;&quot;, &quot;&amp;[.L66]&amp;&quot;, &quot;&amp;[.P66]&amp;&quot;, &quot;&amp;-[.E66]&amp;&quot;, &quot;&amp;[.I66]&amp;&quot;, &quot;&amp;[.M66]&amp;&quot;, &quot;&amp;[.Q66]" office:value-type="string" office:string-value="1, 0, 0, 0, 0, 1, 0, 0, 0, 0, 1, 0, -0.028, -0.019, -0.01, 1" calcext:value-type="string">
            <text:p>1, 0, 0, 0, 0, 1, 0, 0, 0, 0, 1, 0, -0.028, -0.019, -0.01, 1</text:p>
          </table:table-cell>
          <table:table-cell table:style-name="ce566" table:formula="of:=[.$B66]&amp;&quot;, &quot;&amp;[.$F66]&amp;&quot;, &quot;&amp;[.$J66]&amp;&quot;, &quot;&amp;[.$N66]&amp;&quot;, &quot;&amp;[.$C66]&amp;&quot;, &quot;&amp;[.$G66]&amp;&quot;, &quot;&amp;[.$K66]&amp;&quot;, &quot;&amp;[.$O66]&amp;&quot;, &quot;&amp;[.$D66]&amp;&quot;, &quot;&amp;[.$H66]&amp;&quot;, &quot;&amp;[.$L66]&amp;&quot;, &quot;&amp;[.$P66]&amp;&quot;, &quot;&amp;[.$X66]&amp;&quot;, &quot;&amp;[.$W66]&amp;&quot;, &quot;&amp;[.$Y66]&amp;&quot;, &quot;&amp;[.$Q66]" office:value-type="string" office:string-value="1, 0, 0, 0, 0, 1, 0, 0, 0, 0, 1, 0, -0.093125, 0.032, 1.687703, 1" calcext:value-type="string">
            <text:p>1, 0, 0, 0, 0, 1, 0, 0, 0, 0, 1, 0, -0.093125, 0.032, 1.687703, 1</text:p>
          </table:table-cell>
          <table:table-cell table:style-name="ce549" table:formula="of:=+[$'Blender conversions'.D66]" office:value-type="float" office:value="-0.019" calcext:value-type="float">
            <text:p>-0.019000</text:p>
          </table:table-cell>
          <table:table-cell table:style-name="ce553" table:formula="of:=+[$'Blender conversions'.E66]" office:value-type="float" office:value="-0.048125" calcext:value-type="float">
            <text:p>-0.048125</text:p>
          </table:table-cell>
          <table:table-cell table:style-name="ce556" table:formula="of:=+[$'Blender conversions'.F66]" office:value-type="float" office:value="1.687703" calcext:value-type="float">
            <text:p>1.687703</text:p>
          </table:table-cell>
          <table:table-cell table:style-name="ce72" table:formula="of:=+[$'Blender conversions'.G66]" office:value-type="float" office:value="0.032" calcext:value-type="float">
            <text:p>0.032000</text:p>
          </table:table-cell>
          <table:table-cell table:style-name="ce72" table:formula="of:=+[$'Blender conversions'.H66]" office:value-type="float" office:value="-0.093125" calcext:value-type="float">
            <text:p>-0.093125</text:p>
          </table:table-cell>
          <table:table-cell table:style-name="ce72" table:formula="of:=+[$'Blender conversions'.I66]" office:value-type="float" office:value="1.687703" calcext:value-type="float">
            <text:p>1.687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LipCorner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28" calcext:value-type="float">
            <text:p>0.028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19" calcext:value-type="float">
            <text:p>0.019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1" calcext:value-type="float">
            <text:p>-0.01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67]&amp;&quot;, &quot;&amp;[.F67]&amp;&quot;, &quot;&amp;[.J67]&amp;&quot;, &quot;&amp;[.N67]&amp;&quot;, &quot;&amp;[.C67]&amp;&quot;, &quot;&amp;[.G67]&amp;&quot;, &quot;&amp;[.K67]&amp;&quot;, &quot;&amp;[.O67]&amp;&quot;, &quot;&amp;[.D67]&amp;&quot;, &quot;&amp;[.H67]&amp;&quot;, &quot;&amp;[.L67]&amp;&quot;, &quot;&amp;[.P67]&amp;&quot;, &quot;&amp;-[.E67]&amp;&quot;, &quot;&amp;[.I67]&amp;&quot;, &quot;&amp;[.M67]&amp;&quot;, &quot;&amp;[.Q67]" office:value-type="string" office:string-value="1, 0, 0, 0, 0, 1, 0, 0, 0, 0, 1, 0, -0.028, 0.019, -0.01, 1" calcext:value-type="string">
            <text:p>1, 0, 0, 0, 0, 1, 0, 0, 0, 0, 1, 0, -0.028, 0.019, -0.01, 1</text:p>
          </table:table-cell>
          <table:table-cell table:style-name="ce566" table:formula="of:=[.$B67]&amp;&quot;, &quot;&amp;[.$F67]&amp;&quot;, &quot;&amp;[.$J67]&amp;&quot;, &quot;&amp;[.$N67]&amp;&quot;, &quot;&amp;[.$C67]&amp;&quot;, &quot;&amp;[.$G67]&amp;&quot;, &quot;&amp;[.$K67]&amp;&quot;, &quot;&amp;[.$O67]&amp;&quot;, &quot;&amp;[.$D67]&amp;&quot;, &quot;&amp;[.$H67]&amp;&quot;, &quot;&amp;[.$L67]&amp;&quot;, &quot;&amp;[.$P67]&amp;&quot;, &quot;&amp;[.$X67]&amp;&quot;, &quot;&amp;[.$W67]&amp;&quot;, &quot;&amp;[.$Y67]&amp;&quot;, &quot;&amp;[.$Q67]" office:value-type="string" office:string-value="1, 0, 0, 0, 0, 1, 0, 0, 0, 0, 1, 0, -0.093125, -0.032, 1.687703, 1" calcext:value-type="string">
            <text:p>1, 0, 0, 0, 0, 1, 0, 0, 0, 0, 1, 0, -0.093125, -0.032, 1.687703, 1</text:p>
          </table:table-cell>
          <table:table-cell table:style-name="ce549" table:formula="of:=+[$'Blender conversions'.D67]" office:value-type="float" office:value="0.019" calcext:value-type="float">
            <text:p>0.019000</text:p>
          </table:table-cell>
          <table:table-cell table:style-name="ce553" table:formula="of:=+[$'Blender conversions'.E67]" office:value-type="float" office:value="-0.048125" calcext:value-type="float">
            <text:p>-0.048125</text:p>
          </table:table-cell>
          <table:table-cell table:style-name="ce556" table:formula="of:=+[$'Blender conversions'.F67]" office:value-type="float" office:value="1.687703" calcext:value-type="float">
            <text:p>1.687703</text:p>
          </table:table-cell>
          <table:table-cell table:style-name="ce72" table:formula="of:=+[$'Blender conversions'.G67]" office:value-type="float" office:value="-0.032" calcext:value-type="float">
            <text:p>-0.032000</text:p>
          </table:table-cell>
          <table:table-cell table:style-name="ce72" table:formula="of:=+[$'Blender conversions'.H67]" office:value-type="float" office:value="-0.093125" calcext:value-type="float">
            <text:p>-0.093125</text:p>
          </table:table-cell>
          <table:table-cell table:style-name="ce72" table:formula="of:=+[$'Blender conversions'.I67]" office:value-type="float" office:value="1.687703" calcext:value-type="float">
            <text:p>1.687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LipUpperCenter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3" calcext:value-type="float">
            <text:p>-0.00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68]&amp;&quot;, &quot;&amp;[.F68]&amp;&quot;, &quot;&amp;[.J68]&amp;&quot;, &quot;&amp;[.N68]&amp;&quot;, &quot;&amp;[.C68]&amp;&quot;, &quot;&amp;[.G68]&amp;&quot;, &quot;&amp;[.K68]&amp;&quot;, &quot;&amp;[.O68]&amp;&quot;, &quot;&amp;[.D68]&amp;&quot;, &quot;&amp;[.H68]&amp;&quot;, &quot;&amp;[.L68]&amp;&quot;, &quot;&amp;[.P68]&amp;&quot;, &quot;&amp;-[.E68]&amp;&quot;, &quot;&amp;[.I68]&amp;&quot;, &quot;&amp;[.M68]&amp;&quot;, &quot;&amp;[.Q68]" office:value-type="string" office:string-value="1, 0, 0, 0, 0, 1, 0, 0, 0, 0, 1, 0, -0.045, 0, -0.003, 1" calcext:value-type="string">
            <text:p>1, 0, 0, 0, 0, 1, 0, 0, 0, 0, 1, 0, -0.045, 0, -0.003, 1</text:p>
          </table:table-cell>
          <table:table-cell table:style-name="ce566" table:formula="of:=[.$B68]&amp;&quot;, &quot;&amp;[.$F68]&amp;&quot;, &quot;&amp;[.$J68]&amp;&quot;, &quot;&amp;[.$N68]&amp;&quot;, &quot;&amp;[.$C68]&amp;&quot;, &quot;&amp;[.$G68]&amp;&quot;, &quot;&amp;[.$K68]&amp;&quot;, &quot;&amp;[.$O68]&amp;&quot;, &quot;&amp;[.$D68]&amp;&quot;, &quot;&amp;[.$H68]&amp;&quot;, &quot;&amp;[.$L68]&amp;&quot;, &quot;&amp;[.$P68]&amp;&quot;, &quot;&amp;[.$X68]&amp;&quot;, &quot;&amp;[.$W68]&amp;&quot;, &quot;&amp;[.$Y68]&amp;&quot;, &quot;&amp;[.$Q68]" office:value-type="string" office:string-value="1, 0, 0, 0, 0, 1, 0, 0, 0, 0, 1, 0, -0.108125, 0, 1.696703, 1" calcext:value-type="string">
            <text:p>1, 0, 0, 0, 0, 1, 0, 0, 0, 0, 1, 0, -0.108125, 0, 1.696703, 1</text:p>
          </table:table-cell>
          <table:table-cell table:style-name="ce549" table:formula="of:=+[$'Blender conversions'.D68]" office:value-type="float" office:value="0" calcext:value-type="float">
            <text:p>0.000000</text:p>
          </table:table-cell>
          <table:table-cell table:style-name="ce553" table:formula="of:=+[$'Blender conversions'.E68]" office:value-type="float" office:value="-0.065125" calcext:value-type="float">
            <text:p>-0.065125</text:p>
          </table:table-cell>
          <table:table-cell table:style-name="ce556" table:formula="of:=+[$'Blender conversions'.F68]" office:value-type="float" office:value="1.694703" calcext:value-type="float">
            <text:p>1.694703</text:p>
          </table:table-cell>
          <table:table-cell table:style-name="ce72" table:formula="of:=+[$'Blender conversions'.G68]" office:value-type="float" office:value="0" calcext:value-type="float">
            <text:p>0.000000</text:p>
          </table:table-cell>
          <table:table-cell table:style-name="ce72" table:formula="of:=+[$'Blender conversions'.H68]" office:value-type="float" office:value="-0.108125" calcext:value-type="float">
            <text:p>-0.108125</text:p>
          </table:table-cell>
          <table:table-cell table:style-name="ce72" table:formula="of:=+[$'Blender conversions'.I68]" office:value-type="float" office:value="1.696703" calcext:value-type="float">
            <text:p>1.696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EyecornerInner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75" calcext:value-type="float">
            <text:p>0.07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17" calcext:value-type="float">
            <text:p>0.017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32" calcext:value-type="float">
            <text:p>0.032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69]&amp;&quot;, &quot;&amp;[.F69]&amp;&quot;, &quot;&amp;[.J69]&amp;&quot;, &quot;&amp;[.N69]&amp;&quot;, &quot;&amp;[.C69]&amp;&quot;, &quot;&amp;[.G69]&amp;&quot;, &quot;&amp;[.K69]&amp;&quot;, &quot;&amp;[.O69]&amp;&quot;, &quot;&amp;[.D69]&amp;&quot;, &quot;&amp;[.H69]&amp;&quot;, &quot;&amp;[.L69]&amp;&quot;, &quot;&amp;[.P69]&amp;&quot;, &quot;&amp;-[.E69]&amp;&quot;, &quot;&amp;[.I69]&amp;&quot;, &quot;&amp;[.M69]&amp;&quot;, &quot;&amp;[.Q69]" office:value-type="string" office:string-value="1, 0, 0, 0, 0, 1, 0, 0, 0, 0, 1, 0, -0.075, 0.017, 0.032, 1" calcext:value-type="string">
            <text:p>1, 0, 0, 0, 0, 1, 0, 0, 0, 0, 1, 0, -0.075, 0.017, 0.032, 1</text:p>
          </table:table-cell>
          <table:table-cell table:style-name="ce566" table:formula="of:=[.$B69]&amp;&quot;, &quot;&amp;[.$F69]&amp;&quot;, &quot;&amp;[.$J69]&amp;&quot;, &quot;&amp;[.$N69]&amp;&quot;, &quot;&amp;[.$C69]&amp;&quot;, &quot;&amp;[.$G69]&amp;&quot;, &quot;&amp;[.$K69]&amp;&quot;, &quot;&amp;[.$O69]&amp;&quot;, &quot;&amp;[.$D69]&amp;&quot;, &quot;&amp;[.$H69]&amp;&quot;, &quot;&amp;[.$L69]&amp;&quot;, &quot;&amp;[.$P69]&amp;&quot;, &quot;&amp;[.$X69]&amp;&quot;, &quot;&amp;[.$W69]&amp;&quot;, &quot;&amp;[.$Y69]&amp;&quot;, &quot;&amp;[.$Q69]" office:value-type="string" office:string-value="1, 0, 0, 0, 0, 1, 0, 0, 0, 0, 1, 0, -0.091125, 0.017, 1.759703, 1" calcext:value-type="string">
            <text:p>1, 0, 0, 0, 0, 1, 0, 0, 0, 0, 1, 0, -0.091125, 0.017, 1.759703, 1</text:p>
          </table:table-cell>
          <table:table-cell table:style-name="ce549" table:formula="of:=+[$'Blender conversions'.D69]" office:value-type="float" office:value="0.017" calcext:value-type="float">
            <text:p>0.017000</text:p>
          </table:table-cell>
          <table:table-cell table:style-name="ce553" table:formula="of:=+[$'Blender conversions'.E69]" office:value-type="float" office:value="-0.075125" calcext:value-type="float">
            <text:p>-0.075125</text:p>
          </table:table-cell>
          <table:table-cell table:style-name="ce556" table:formula="of:=+[$'Blender conversions'.F69]" office:value-type="float" office:value="1.759703" calcext:value-type="float">
            <text:p>1.759703</text:p>
          </table:table-cell>
          <table:table-cell table:style-name="ce72" table:formula="of:=+[$'Blender conversions'.G69]" office:value-type="float" office:value="0.017" calcext:value-type="float">
            <text:p>0.017000</text:p>
          </table:table-cell>
          <table:table-cell table:style-name="ce72" table:formula="of:=+[$'Blender conversions'.H69]" office:value-type="float" office:value="-0.091125" calcext:value-type="float">
            <text:p>-0.091125</text:p>
          </table:table-cell>
          <table:table-cell table:style-name="ce72" table:formula="of:=+[$'Blender conversions'.I69]" office:value-type="float" office:value="1.759703" calcext:value-type="float">
            <text:p>1.759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EyecornerInner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75" calcext:value-type="float">
            <text:p>0.07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17" calcext:value-type="float">
            <text:p>-0.017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32" calcext:value-type="float">
            <text:p>0.032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70]&amp;&quot;, &quot;&amp;[.F70]&amp;&quot;, &quot;&amp;[.J70]&amp;&quot;, &quot;&amp;[.N70]&amp;&quot;, &quot;&amp;[.C70]&amp;&quot;, &quot;&amp;[.G70]&amp;&quot;, &quot;&amp;[.K70]&amp;&quot;, &quot;&amp;[.O70]&amp;&quot;, &quot;&amp;[.D70]&amp;&quot;, &quot;&amp;[.H70]&amp;&quot;, &quot;&amp;[.L70]&amp;&quot;, &quot;&amp;[.P70]&amp;&quot;, &quot;&amp;-[.E70]&amp;&quot;, &quot;&amp;[.I70]&amp;&quot;, &quot;&amp;[.M70]&amp;&quot;, &quot;&amp;[.Q70]" office:value-type="string" office:string-value="1, 0, 0, 0, 0, 1, 0, 0, 0, 0, 1, 0, -0.075, -0.017, 0.032, 1" calcext:value-type="string">
            <text:p>1, 0, 0, 0, 0, 1, 0, 0, 0, 0, 1, 0, -0.075, -0.017, 0.032, 1</text:p>
          </table:table-cell>
          <table:table-cell table:style-name="ce566" table:formula="of:=[.$B70]&amp;&quot;, &quot;&amp;[.$F70]&amp;&quot;, &quot;&amp;[.$J70]&amp;&quot;, &quot;&amp;[.$N70]&amp;&quot;, &quot;&amp;[.$C70]&amp;&quot;, &quot;&amp;[.$G70]&amp;&quot;, &quot;&amp;[.$K70]&amp;&quot;, &quot;&amp;[.$O70]&amp;&quot;, &quot;&amp;[.$D70]&amp;&quot;, &quot;&amp;[.$H70]&amp;&quot;, &quot;&amp;[.$L70]&amp;&quot;, &quot;&amp;[.$P70]&amp;&quot;, &quot;&amp;[.$X70]&amp;&quot;, &quot;&amp;[.$W70]&amp;&quot;, &quot;&amp;[.$Y70]&amp;&quot;, &quot;&amp;[.$Q70]" office:value-type="string" office:string-value="1, 0, 0, 0, 0, 1, 0, 0, 0, 0, 1, 0, -0.091125, -0.017, 1.759703, 1" calcext:value-type="string">
            <text:p>1, 0, 0, 0, 0, 1, 0, 0, 0, 0, 1, 0, -0.091125, -0.017, 1.759703, 1</text:p>
          </table:table-cell>
          <table:table-cell table:style-name="ce549" table:formula="of:=+[$'Blender conversions'.D70]" office:value-type="float" office:value="-0.017" calcext:value-type="float">
            <text:p>-0.017000</text:p>
          </table:table-cell>
          <table:table-cell table:style-name="ce553" table:formula="of:=+[$'Blender conversions'.E70]" office:value-type="float" office:value="-0.075125" calcext:value-type="float">
            <text:p>-0.075125</text:p>
          </table:table-cell>
          <table:table-cell table:style-name="ce556" table:formula="of:=+[$'Blender conversions'.F70]" office:value-type="float" office:value="1.759703" calcext:value-type="float">
            <text:p>1.759703</text:p>
          </table:table-cell>
          <table:table-cell table:style-name="ce72" table:formula="of:=+[$'Blender conversions'.G70]" office:value-type="float" office:value="-0.017" calcext:value-type="float">
            <text:p>-0.017000</text:p>
          </table:table-cell>
          <table:table-cell table:style-name="ce72" table:formula="of:=+[$'Blender conversions'.H70]" office:value-type="float" office:value="-0.091125" calcext:value-type="float">
            <text:p>-0.091125</text:p>
          </table:table-cell>
          <table:table-cell table:style-name="ce72" table:formula="of:=+[$'Blender conversions'.I70]" office:value-type="float" office:value="1.759703" calcext:value-type="float">
            <text:p>1.759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aceNoseBridge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9100001" calcext:value-type="float">
            <text:p>0.09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2" calcext:value-type="float">
            <text:p>0.0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71]&amp;&quot;, &quot;&amp;[.F71]&amp;&quot;, &quot;&amp;[.J71]&amp;&quot;, &quot;&amp;[.N71]&amp;&quot;, &quot;&amp;[.C71]&amp;&quot;, &quot;&amp;[.G71]&amp;&quot;, &quot;&amp;[.K71]&amp;&quot;, &quot;&amp;[.O71]&amp;&quot;, &quot;&amp;[.D71]&amp;&quot;, &quot;&amp;[.H71]&amp;&quot;, &quot;&amp;[.L71]&amp;&quot;, &quot;&amp;[.P71]&amp;&quot;, &quot;&amp;-[.E71]&amp;&quot;, &quot;&amp;[.I71]&amp;&quot;, &quot;&amp;[.M71]&amp;&quot;, &quot;&amp;[.Q71]" office:value-type="string" office:string-value="1, 0, 0, 0, 0, 1, 0, 0, 0, 0, 1, 0, -0.09100001, 0, 0.02, 1" calcext:value-type="string">
            <text:p>1, 0, 0, 0, 0, 1, 0, 0, 0, 0, 1, 0, -0.09100001, 0, 0.02, 1</text:p>
          </table:table-cell>
          <table:table-cell table:style-name="ce566" table:formula="of:=[.$B71]&amp;&quot;, &quot;&amp;[.$F71]&amp;&quot;, &quot;&amp;[.$J71]&amp;&quot;, &quot;&amp;[.$N71]&amp;&quot;, &quot;&amp;[.$C71]&amp;&quot;, &quot;&amp;[.$G71]&amp;&quot;, &quot;&amp;[.$K71]&amp;&quot;, &quot;&amp;[.$O71]&amp;&quot;, &quot;&amp;[.$D71]&amp;&quot;, &quot;&amp;[.$H71]&amp;&quot;, &quot;&amp;[.$L71]&amp;&quot;, &quot;&amp;[.$P71]&amp;&quot;, &quot;&amp;[.$X71]&amp;&quot;, &quot;&amp;[.$W71]&amp;&quot;, &quot;&amp;[.$Y71]&amp;&quot;, &quot;&amp;[.$Q71]" office:value-type="string" office:string-value="1, 0, 0, 0, 0, 1, 0, 0, 0, 0, 1, 0, -0.106125, 0, 1.755703, 1" calcext:value-type="string">
            <text:p>1, 0, 0, 0, 0, 1, 0, 0, 0, 0, 1, 0, -0.106125, 0, 1.755703, 1</text:p>
          </table:table-cell>
          <table:table-cell table:style-name="ce549" table:formula="of:=+[$'Blender conversions'.D71]" office:value-type="float" office:value="0" calcext:value-type="float">
            <text:p>0.000000</text:p>
          </table:table-cell>
          <table:table-cell table:style-name="ce553" table:formula="of:=+[$'Blender conversions'.E71]" office:value-type="float" office:value="-0.091125" calcext:value-type="float">
            <text:p>-0.091125</text:p>
          </table:table-cell>
          <table:table-cell table:style-name="ce556" table:formula="of:=+[$'Blender conversions'.F71]" office:value-type="float" office:value="1.747703" calcext:value-type="float">
            <text:p>1.747703</text:p>
          </table:table-cell>
          <table:table-cell table:style-name="ce72" table:formula="of:=+[$'Blender conversions'.G71]" office:value-type="float" office:value="0" calcext:value-type="float">
            <text:p>0.000000</text:p>
          </table:table-cell>
          <table:table-cell table:style-name="ce72" table:formula="of:=+[$'Blender conversions'.H71]" office:value-type="float" office:value="-0.106125" calcext:value-type="float">
            <text:p>-0.106125</text:p>
          </table:table-cell>
          <table:table-cell table:style-name="ce72" table:formula="of:=+[$'Blender conversions'.I71]" office:value-type="float" office:value="1.755703" calcext:value-type="float">
            <text:p>1.75570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Collar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21" calcext:value-type="float">
            <text:p>-0.02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85" calcext:value-type="float">
            <text:p>0.08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165" calcext:value-type="float">
            <text:p>0.16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72]&amp;&quot;, &quot;&amp;[.F72]&amp;&quot;, &quot;&amp;[.J72]&amp;&quot;, &quot;&amp;[.N72]&amp;&quot;, &quot;&amp;[.C72]&amp;&quot;, &quot;&amp;[.G72]&amp;&quot;, &quot;&amp;[.K72]&amp;&quot;, &quot;&amp;[.O72]&amp;&quot;, &quot;&amp;[.D72]&amp;&quot;, &quot;&amp;[.H72]&amp;&quot;, &quot;&amp;[.L72]&amp;&quot;, &quot;&amp;[.P72]&amp;&quot;, &quot;&amp;-[.E72]&amp;&quot;, &quot;&amp;[.I72]&amp;&quot;, &quot;&amp;[.M72]&amp;&quot;, &quot;&amp;[.Q72]" office:value-type="string" office:string-value="1, 0, 0, 0, 0, 1, 0, 0, 0, 0, 1, 0, 0.021, 0.085, 0.165, 1" calcext:value-type="string">
            <text:p>1, 0, 0, 0, 0, 1, 0, 0, 0, 0, 1, 0, 0.021, 0.085, 0.165, 1</text:p>
          </table:table-cell>
          <table:table-cell table:style-name="ce566" table:formula="of:=[.$B72]&amp;&quot;, &quot;&amp;[.$F72]&amp;&quot;, &quot;&amp;[.$J72]&amp;&quot;, &quot;&amp;[.$N72]&amp;&quot;, &quot;&amp;[.$C72]&amp;&quot;, &quot;&amp;[.$G72]&amp;&quot;, &quot;&amp;[.$K72]&amp;&quot;, &quot;&amp;[.$O72]&amp;&quot;, &quot;&amp;[.$D72]&amp;&quot;, &quot;&amp;[.$H72]&amp;&quot;, &quot;&amp;[.$L72]&amp;&quot;, &quot;&amp;[.$P72]&amp;&quot;, &quot;&amp;[.$X72]&amp;&quot;, &quot;&amp;[.$W72]&amp;&quot;, &quot;&amp;[.$Y72]&amp;&quot;, &quot;&amp;[.$Q72]" office:value-type="string" office:string-value="1, 0, 0, 0, 0, 1, 0, 0, 0, 0, 1, 0, 0.036295, 0.163665, 1.521361, 1" calcext:value-type="string">
            <text:p>1, 0, 0, 0, 0, 1, 0, 0, 0, 0, 1, 0, 0.036295, 0.163665, 1.521361, 1</text:p>
          </table:table-cell>
          <table:table-cell table:style-name="ce549" table:formula="of:=+[$'Blender conversions'.D72]" office:value-type="float" office:value="0.084665" calcext:value-type="float">
            <text:p>0.084665</text:p>
          </table:table-cell>
          <table:table-cell table:style-name="ce553" table:formula="of:=+[$'Blender conversions'.E72]" office:value-type="float" office:value="0.036295" calcext:value-type="float">
            <text:p>0.036295</text:p>
          </table:table-cell>
          <table:table-cell table:style-name="ce556" table:formula="of:=+[$'Blender conversions'.F72]" office:value-type="float" office:value="1.521361" calcext:value-type="float">
            <text:p>1.521361</text:p>
          </table:table-cell>
          <table:table-cell table:style-name="ce72" table:formula="of:=+[$'Blender conversions'.G72]" office:value-type="float" office:value="0.163665" calcext:value-type="float">
            <text:p>0.163665</text:p>
          </table:table-cell>
          <table:table-cell table:style-name="ce72" table:formula="of:=+[$'Blender conversions'.H72]" office:value-type="float" office:value="0.036295" calcext:value-type="float">
            <text:p>0.036295</text:p>
          </table:table-cell>
          <table:table-cell table:style-name="ce72" table:formula="of:=+[$'Blender conversions'.I72]" office:value-type="float" office:value="1.521361" calcext:value-type="float">
            <text:p>1.521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L_CLAVICLE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2" calcext:value-type="float">
            <text:p>0.02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1999998" calcext:value-type="float">
            <text:p>0.0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73]&amp;&quot;, &quot;&amp;[.F73]&amp;&quot;, &quot;&amp;[.J73]&amp;&quot;, &quot;&amp;[.N73]&amp;&quot;, &quot;&amp;[.C73]&amp;&quot;, &quot;&amp;[.G73]&amp;&quot;, &quot;&amp;[.K73]&amp;&quot;, &quot;&amp;[.O73]&amp;&quot;, &quot;&amp;[.D73]&amp;&quot;, &quot;&amp;[.H73]&amp;&quot;, &quot;&amp;[.L73]&amp;&quot;, &quot;&amp;[.P73]&amp;&quot;, &quot;&amp;-[.E73]&amp;&quot;, &quot;&amp;[.I73]&amp;&quot;, &quot;&amp;[.M73]&amp;&quot;, &quot;&amp;[.Q73]" office:value-type="string" office:string-value="1, 0, 0, 0, 0, 1, 0, 0, 0, 0, 1, 0, -0.02, 0, 0.01999998, 1" calcext:value-type="string">
            <text:p>1, 0, 0, 0, 0, 1, 0, 0, 0, 0, 1, 0, -0.02, 0, 0.01999998, 1</text:p>
          </table:table-cell>
          <table:table-cell table:style-name="ce566" table:formula="of:=[.$B73]&amp;&quot;, &quot;&amp;[.$F73]&amp;&quot;, &quot;&amp;[.$J73]&amp;&quot;, &quot;&amp;[.$N73]&amp;&quot;, &quot;&amp;[.$C73]&amp;&quot;, &quot;&amp;[.$G73]&amp;&quot;, &quot;&amp;[.$K73]&amp;&quot;, &quot;&amp;[.$O73]&amp;&quot;, &quot;&amp;[.$D73]&amp;&quot;, &quot;&amp;[.$H73]&amp;&quot;, &quot;&amp;[.$L73]&amp;&quot;, &quot;&amp;[.$P73]&amp;&quot;, &quot;&amp;[.$X73]&amp;&quot;, &quot;&amp;[.$W73]&amp;&quot;, &quot;&amp;[.$Y73]&amp;&quot;, &quot;&amp;[.$Q73]" office:value-type="string" office:string-value="1, 0, 0, 0, 0, 1, 0, 0, 0, 0, 1, 0, 0.016295, 0.184665, 1.541361, 1" calcext:value-type="string">
            <text:p>1, 0, 0, 0, 0, 1, 0, 0, 0, 0, 1, 0, 0.016295, 0.184665, 1.541361, 1</text:p>
          </table:table-cell>
          <table:table-cell table:style-name="ce549" table:formula="of:=+[$'Blender conversions'.D73]" office:value-type="float" office:value="0.084665" calcext:value-type="float">
            <text:p>0.084665</text:p>
          </table:table-cell>
          <table:table-cell table:style-name="ce553" table:formula="of:=+[$'Blender conversions'.E73]" office:value-type="float" office:value="0.016295" calcext:value-type="float">
            <text:p>0.016295</text:p>
          </table:table-cell>
          <table:table-cell table:style-name="ce556" table:formula="of:=+[$'Blender conversions'.F73]" office:value-type="float" office:value="1.541361" calcext:value-type="float">
            <text:p>1.541361</text:p>
          </table:table-cell>
          <table:table-cell table:style-name="ce72" table:formula="of:=+[$'Blender conversions'.G73]" office:value-type="float" office:value="0.184665" calcext:value-type="float">
            <text:p>0.184665</text:p>
          </table:table-cell>
          <table:table-cell table:style-name="ce72" table:formula="of:=+[$'Blender conversions'.H73]" office:value-type="float" office:value="0.016295" calcext:value-type="float">
            <text:p>0.016295</text:p>
          </table:table-cell>
          <table:table-cell table:style-name="ce72" table:formula="of:=+[$'Blender conversions'.I73]" office:value-type="float" office:value="1.541361" calcext:value-type="float">
            <text:p>1.541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Shoulder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79" calcext:value-type="float">
            <text:p>0.079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74]&amp;&quot;, &quot;&amp;[.F74]&amp;&quot;, &quot;&amp;[.J74]&amp;&quot;, &quot;&amp;[.N74]&amp;&quot;, &quot;&amp;[.C74]&amp;&quot;, &quot;&amp;[.G74]&amp;&quot;, &quot;&amp;[.K74]&amp;&quot;, &quot;&amp;[.O74]&amp;&quot;, &quot;&amp;[.D74]&amp;&quot;, &quot;&amp;[.H74]&amp;&quot;, &quot;&amp;[.L74]&amp;&quot;, &quot;&amp;[.P74]&amp;&quot;, &quot;&amp;-[.E74]&amp;&quot;, &quot;&amp;[.I74]&amp;&quot;, &quot;&amp;[.M74]&amp;&quot;, &quot;&amp;[.Q74]" office:value-type="string" office:string-value="1, 0, 0, 0, 0, 1, 0, 0, 0, 0, 1, 0, 0, 0.079, 0, 1" calcext:value-type="string">
            <text:p>1, 0, 0, 0, 0, 1, 0, 0, 0, 0, 1, 0, 0, 0.079, 0, 1</text:p>
          </table:table-cell>
          <table:table-cell table:style-name="ce566" table:formula="of:=[.$B74]&amp;&quot;, &quot;&amp;[.$F74]&amp;&quot;, &quot;&amp;[.$J74]&amp;&quot;, &quot;&amp;[.$N74]&amp;&quot;, &quot;&amp;[.$C74]&amp;&quot;, &quot;&amp;[.$G74]&amp;&quot;, &quot;&amp;[.$K74]&amp;&quot;, &quot;&amp;[.$O74]&amp;&quot;, &quot;&amp;[.$D74]&amp;&quot;, &quot;&amp;[.$H74]&amp;&quot;, &quot;&amp;[.$L74]&amp;&quot;, &quot;&amp;[.$P74]&amp;&quot;, &quot;&amp;[.$X74]&amp;&quot;, &quot;&amp;[.$W74]&amp;&quot;, &quot;&amp;[.$Y74]&amp;&quot;, &quot;&amp;[.$Q74]" office:value-type="string" office:string-value="1, 0, 0, 0, 0, 1, 0, 0, 0, 0, 1, 0, 0.036295, 0.410665, 1.521361, 1" calcext:value-type="string">
            <text:p>1, 0, 0, 0, 0, 1, 0, 0, 0, 0, 1, 0, 0.036295, 0.410665, 1.521361, 1</text:p>
          </table:table-cell>
          <table:table-cell table:style-name="ce549" table:formula="of:=+[$'Blender conversions'.D74]" office:value-type="float" office:value="0.163665" calcext:value-type="float">
            <text:p>0.163665</text:p>
          </table:table-cell>
          <table:table-cell table:style-name="ce553" table:formula="of:=+[$'Blender conversions'.E74]" office:value-type="float" office:value="0.036295" calcext:value-type="float">
            <text:p>0.036295</text:p>
          </table:table-cell>
          <table:table-cell table:style-name="ce556" table:formula="of:=+[$'Blender conversions'.F74]" office:value-type="float" office:value="1.521361" calcext:value-type="float">
            <text:p>1.521361</text:p>
          </table:table-cell>
          <table:table-cell table:style-name="ce72" table:formula="of:=+[$'Blender conversions'.G74]" office:value-type="float" office:value="0.410665" calcext:value-type="float">
            <text:p>0.410665</text:p>
          </table:table-cell>
          <table:table-cell table:style-name="ce72" table:formula="of:=+[$'Blender conversions'.H74]" office:value-type="float" office:value="0.036295" calcext:value-type="float">
            <text:p>0.036295</text:p>
          </table:table-cell>
          <table:table-cell table:style-name="ce72" table:formula="of:=+[$'Blender conversions'.I74]" office:value-type="float" office:value="1.521361" calcext:value-type="float">
            <text:p>1.521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L_UPPER_ARM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1764" calcext:value-type="float">
            <text:p>0.1764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0999999" calcext:value-type="float">
            <text:p>0.01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75]&amp;&quot;, &quot;&amp;[.F75]&amp;&quot;, &quot;&amp;[.J75]&amp;&quot;, &quot;&amp;[.N75]&amp;&quot;, &quot;&amp;[.C75]&amp;&quot;, &quot;&amp;[.G75]&amp;&quot;, &quot;&amp;[.K75]&amp;&quot;, &quot;&amp;[.O75]&amp;&quot;, &quot;&amp;[.D75]&amp;&quot;, &quot;&amp;[.H75]&amp;&quot;, &quot;&amp;[.L75]&amp;&quot;, &quot;&amp;[.P75]&amp;&quot;, &quot;&amp;-[.E75]&amp;&quot;, &quot;&amp;[.I75]&amp;&quot;, &quot;&amp;[.M75]&amp;&quot;, &quot;&amp;[.Q75]" office:value-type="string" office:string-value="1, 0, 0, 0, 0, 1, 0, 0, 0, 0, 1, 0, 0, 0.1764, 0.00999999, 1" calcext:value-type="string">
            <text:p>1, 0, 0, 0, 0, 1, 0, 0, 0, 0, 1, 0, 0, 0.1764, 0.00999999, 1</text:p>
          </table:table-cell>
          <table:table-cell table:style-name="ce566" table:formula="of:=[.$B75]&amp;&quot;, &quot;&amp;[.$F75]&amp;&quot;, &quot;&amp;[.$J75]&amp;&quot;, &quot;&amp;[.$N75]&amp;&quot;, &quot;&amp;[.$C75]&amp;&quot;, &quot;&amp;[.$G75]&amp;&quot;, &quot;&amp;[.$K75]&amp;&quot;, &quot;&amp;[.$O75]&amp;&quot;, &quot;&amp;[.$D75]&amp;&quot;, &quot;&amp;[.$H75]&amp;&quot;, &quot;&amp;[.$L75]&amp;&quot;, &quot;&amp;[.$P75]&amp;&quot;, &quot;&amp;[.$X75]&amp;&quot;, &quot;&amp;[.$W75]&amp;&quot;, &quot;&amp;[.$Y75]&amp;&quot;, &quot;&amp;[.$Q75]" office:value-type="string" office:string-value="1, 0, 0, 0, 0, 1, 0, 0, 0, 0, 1, 0, 0.036295, 0.413665, 1.528361, 1" calcext:value-type="string">
            <text:p>1, 0, 0, 0, 0, 1, 0, 0, 0, 0, 1, 0, 0.036295, 0.413665, 1.528361, 1</text:p>
          </table:table-cell>
          <table:table-cell table:style-name="ce549" table:formula="of:=+[$'Blender conversions'.D75]" office:value-type="float" office:value="0.283665" calcext:value-type="float">
            <text:p>0.283665</text:p>
          </table:table-cell>
          <table:table-cell table:style-name="ce553" table:formula="of:=+[$'Blender conversions'.E75]" office:value-type="float" office:value="0.036295" calcext:value-type="float">
            <text:p>0.036295</text:p>
          </table:table-cell>
          <table:table-cell table:style-name="ce556" table:formula="of:=+[$'Blender conversions'.F75]" office:value-type="float" office:value="1.531361" calcext:value-type="float">
            <text:p>1.531361</text:p>
          </table:table-cell>
          <table:table-cell table:style-name="ce72" table:formula="of:=+[$'Blender conversions'.G75]" office:value-type="float" office:value="0.413665" calcext:value-type="float">
            <text:p>0.413665</text:p>
          </table:table-cell>
          <table:table-cell table:style-name="ce72" table:formula="of:=+[$'Blender conversions'.H75]" office:value-type="float" office:value="0.036295" calcext:value-type="float">
            <text:p>0.036295</text:p>
          </table:table-cell>
          <table:table-cell table:style-name="ce72" table:formula="of:=+[$'Blender conversions'.I75]" office:value-type="float" office:value="1.528361" calcext:value-type="float">
            <text:p>1.528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Elbow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248" calcext:value-type="float">
            <text:p>0.248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76]&amp;&quot;, &quot;&amp;[.F76]&amp;&quot;, &quot;&amp;[.J76]&amp;&quot;, &quot;&amp;[.N76]&amp;&quot;, &quot;&amp;[.C76]&amp;&quot;, &quot;&amp;[.G76]&amp;&quot;, &quot;&amp;[.K76]&amp;&quot;, &quot;&amp;[.O76]&amp;&quot;, &quot;&amp;[.D76]&amp;&quot;, &quot;&amp;[.H76]&amp;&quot;, &quot;&amp;[.L76]&amp;&quot;, &quot;&amp;[.P76]&amp;&quot;, &quot;&amp;-[.E76]&amp;&quot;, &quot;&amp;[.I76]&amp;&quot;, &quot;&amp;[.M76]&amp;&quot;, &quot;&amp;[.Q76]" office:value-type="string" office:string-value="1, 0, 0, 0, 0, 1, 0, 0, 0, 0, 1, 0, 0, 0.248, 0, 1" calcext:value-type="string">
            <text:p>1, 0, 0, 0, 0, 1, 0, 0, 0, 0, 1, 0, 0, 0.248, 0, 1</text:p>
          </table:table-cell>
          <table:table-cell table:style-name="ce566" table:formula="of:=[.$B76]&amp;&quot;, &quot;&amp;[.$F76]&amp;&quot;, &quot;&amp;[.$J76]&amp;&quot;, &quot;&amp;[.$N76]&amp;&quot;, &quot;&amp;[.$C76]&amp;&quot;, &quot;&amp;[.$G76]&amp;&quot;, &quot;&amp;[.$K76]&amp;&quot;, &quot;&amp;[.$O76]&amp;&quot;, &quot;&amp;[.$D76]&amp;&quot;, &quot;&amp;[.$H76]&amp;&quot;, &quot;&amp;[.$L76]&amp;&quot;, &quot;&amp;[.$P76]&amp;&quot;, &quot;&amp;[.$X76]&amp;&quot;, &quot;&amp;[.$W76]&amp;&quot;, &quot;&amp;[.$Y76]&amp;&quot;, &quot;&amp;[.$Q76]" office:value-type="string" office:string-value="1, 0, 0, 0, 0, 1, 0, 0, 0, 0, 1, 0, 0.036295, 0.616665, 1.521361, 1" calcext:value-type="string">
            <text:p>1, 0, 0, 0, 0, 1, 0, 0, 0, 0, 1, 0, 0.036295, 0.616665, 1.521361, 1</text:p>
          </table:table-cell>
          <table:table-cell table:style-name="ce549" table:formula="of:=+[$'Blender conversions'.D76]" office:value-type="float" office:value="0.411665" calcext:value-type="float">
            <text:p>0.411665</text:p>
          </table:table-cell>
          <table:table-cell table:style-name="ce553" table:formula="of:=+[$'Blender conversions'.E76]" office:value-type="float" office:value="0.036295" calcext:value-type="float">
            <text:p>0.036295</text:p>
          </table:table-cell>
          <table:table-cell table:style-name="ce556" table:formula="of:=+[$'Blender conversions'.F76]" office:value-type="float" office:value="1.521361" calcext:value-type="float">
            <text:p>1.521361</text:p>
          </table:table-cell>
          <table:table-cell table:style-name="ce72" table:formula="of:=+[$'Blender conversions'.G76]" office:value-type="float" office:value="0.616665" calcext:value-type="float">
            <text:p>0.616665</text:p>
          </table:table-cell>
          <table:table-cell table:style-name="ce72" table:formula="of:=+[$'Blender conversions'.H76]" office:value-type="float" office:value="0.036295" calcext:value-type="float">
            <text:p>0.036295</text:p>
          </table:table-cell>
          <table:table-cell table:style-name="ce72" table:formula="of:=+[$'Blender conversions'.I76]" office:value-type="float" office:value="1.521361" calcext:value-type="float">
            <text:p>1.521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L_LOWER_ARM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128" calcext:value-type="float">
            <text:p>0.128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77]&amp;&quot;, &quot;&amp;[.F77]&amp;&quot;, &quot;&amp;[.J77]&amp;&quot;, &quot;&amp;[.N77]&amp;&quot;, &quot;&amp;[.C77]&amp;&quot;, &quot;&amp;[.G77]&amp;&quot;, &quot;&amp;[.K77]&amp;&quot;, &quot;&amp;[.O77]&amp;&quot;, &quot;&amp;[.D77]&amp;&quot;, &quot;&amp;[.H77]&amp;&quot;, &quot;&amp;[.L77]&amp;&quot;, &quot;&amp;[.P77]&amp;&quot;, &quot;&amp;-[.E77]&amp;&quot;, &quot;&amp;[.I77]&amp;&quot;, &quot;&amp;[.M77]&amp;&quot;, &quot;&amp;[.Q77]" office:value-type="string" office:string-value="1, 0, 0, 0, 0, 1, 0, 0, 0, 0, 1, 0, 0, 0.128, 0, 1" calcext:value-type="string">
            <text:p>1, 0, 0, 0, 0, 1, 0, 0, 0, 0, 1, 0, 0, 0.128, 0, 1</text:p>
          </table:table-cell>
          <table:table-cell table:style-name="ce566" table:formula="of:=[.$B77]&amp;&quot;, &quot;&amp;[.$F77]&amp;&quot;, &quot;&amp;[.$J77]&amp;&quot;, &quot;&amp;[.$N77]&amp;&quot;, &quot;&amp;[.$C77]&amp;&quot;, &quot;&amp;[.$G77]&amp;&quot;, &quot;&amp;[.$K77]&amp;&quot;, &quot;&amp;[.$O77]&amp;&quot;, &quot;&amp;[.$D77]&amp;&quot;, &quot;&amp;[.$H77]&amp;&quot;, &quot;&amp;[.$L77]&amp;&quot;, &quot;&amp;[.$P77]&amp;&quot;, &quot;&amp;[.$X77]&amp;&quot;, &quot;&amp;[.$W77]&amp;&quot;, &quot;&amp;[.$Y77]&amp;&quot;, &quot;&amp;[.$Q77]" office:value-type="string" office:string-value="1, 0, 0, 0, 0, 1, 0, 0, 0, 0, 1, 0, 0.036295, 0.611665, 1.520361, 1" calcext:value-type="string">
            <text:p>1, 0, 0, 0, 0, 1, 0, 0, 0, 0, 1, 0, 0.036295, 0.611665, 1.520361, 1</text:p>
          </table:table-cell>
          <table:table-cell table:style-name="ce549" table:formula="of:=+[$'Blender conversions'.D77]" office:value-type="float" office:value="0.511665" calcext:value-type="float">
            <text:p>0.511665</text:p>
          </table:table-cell>
          <table:table-cell table:style-name="ce553" table:formula="of:=+[$'Blender conversions'.E77]" office:value-type="float" office:value="0.036295" calcext:value-type="float">
            <text:p>0.036295</text:p>
          </table:table-cell>
          <table:table-cell table:style-name="ce556" table:formula="of:=+[$'Blender conversions'.F77]" office:value-type="float" office:value="1.521361" calcext:value-type="float">
            <text:p>1.521361</text:p>
          </table:table-cell>
          <table:table-cell table:style-name="ce72" table:formula="of:=+[$'Blender conversions'.G77]" office:value-type="float" office:value="0.611665" calcext:value-type="float">
            <text:p>0.611665</text:p>
          </table:table-cell>
          <table:table-cell table:style-name="ce72" table:formula="of:=+[$'Blender conversions'.H77]" office:value-type="float" office:value="0.036295" calcext:value-type="float">
            <text:p>0.036295</text:p>
          </table:table-cell>
          <table:table-cell table:style-name="ce72" table:formula="of:=+[$'Blender conversions'.I77]" office:value-type="float" office:value="1.520361" calcext:value-type="float">
            <text:p>1.520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Wrist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205" calcext:value-type="float">
            <text:p>0.20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78]&amp;&quot;, &quot;&amp;[.F78]&amp;&quot;, &quot;&amp;[.J78]&amp;&quot;, &quot;&amp;[.N78]&amp;&quot;, &quot;&amp;[.C78]&amp;&quot;, &quot;&amp;[.G78]&amp;&quot;, &quot;&amp;[.K78]&amp;&quot;, &quot;&amp;[.O78]&amp;&quot;, &quot;&amp;[.D78]&amp;&quot;, &quot;&amp;[.H78]&amp;&quot;, &quot;&amp;[.L78]&amp;&quot;, &quot;&amp;[.P78]&amp;&quot;, &quot;&amp;-[.E78]&amp;&quot;, &quot;&amp;[.I78]&amp;&quot;, &quot;&amp;[.M78]&amp;&quot;, &quot;&amp;[.Q78]" office:value-type="string" office:string-value="1, 0, 0, 0, 0, 1, 0, 0, 0, 0, 1, 0, 0, 0.205, 0, 1" calcext:value-type="string">
            <text:p>1, 0, 0, 0, 0, 1, 0, 0, 0, 0, 1, 0, 0, 0.205, 0, 1</text:p>
          </table:table-cell>
          <table:table-cell table:style-name="ce566" table:formula="of:=[.$B78]&amp;&quot;, &quot;&amp;[.$F78]&amp;&quot;, &quot;&amp;[.$J78]&amp;&quot;, &quot;&amp;[.$N78]&amp;&quot;, &quot;&amp;[.$C78]&amp;&quot;, &quot;&amp;[.$G78]&amp;&quot;, &quot;&amp;[.$K78]&amp;&quot;, &quot;&amp;[.$O78]&amp;&quot;, &quot;&amp;[.$D78]&amp;&quot;, &quot;&amp;[.$H78]&amp;&quot;, &quot;&amp;[.$L78]&amp;&quot;, &quot;&amp;[.$P78]&amp;&quot;, &quot;&amp;[.$X78]&amp;&quot;, &quot;&amp;[.$W78]&amp;&quot;, &quot;&amp;[.$Y78]&amp;&quot;, &quot;&amp;[.$Q78]" office:value-type="string" office:string-value="1, 0, 0, 0, 0, 1, 0, 0, 0, 0, 1, 0, 0.036295, 0.676511, 1.521361, 1" calcext:value-type="string">
            <text:p>1, 0, 0, 0, 0, 1, 0, 0, 0, 0, 1, 0, 0.036295, 0.676511, 1.521361, 1</text:p>
          </table:table-cell>
          <table:table-cell table:style-name="ce549" table:formula="of:=+[$'Blender conversions'.D78]" office:value-type="float" office:value="0.616511" calcext:value-type="float">
            <text:p>0.616511</text:p>
          </table:table-cell>
          <table:table-cell table:style-name="ce553" table:formula="of:=+[$'Blender conversions'.E78]" office:value-type="float" office:value="0.036295" calcext:value-type="float">
            <text:p>0.036295</text:p>
          </table:table-cell>
          <table:table-cell table:style-name="ce556" table:formula="of:=+[$'Blender conversions'.F78]" office:value-type="float" office:value="1.521361" calcext:value-type="float">
            <text:p>1.521361</text:p>
          </table:table-cell>
          <table:table-cell table:style-name="ce72" table:formula="of:=+[$'Blender conversions'.G78]" office:value-type="float" office:value="0.676511" calcext:value-type="float">
            <text:p>0.676511</text:p>
          </table:table-cell>
          <table:table-cell table:style-name="ce72" table:formula="of:=+[$'Blender conversions'.H78]" office:value-type="float" office:value="0.036295" calcext:value-type="float">
            <text:p>0.036295</text:p>
          </table:table-cell>
          <table:table-cell table:style-name="ce72" table:formula="of:=+[$'Blender conversions'.I78]" office:value-type="float" office:value="1.521361" calcext:value-type="float">
            <text:p>1.521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L_HAND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1" calcext:value-type="float">
            <text:p>0.01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5000001" calcext:value-type="float">
            <text:p>0.05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79]&amp;&quot;, &quot;&amp;[.F79]&amp;&quot;, &quot;&amp;[.J79]&amp;&quot;, &quot;&amp;[.N79]&amp;&quot;, &quot;&amp;[.C79]&amp;&quot;, &quot;&amp;[.G79]&amp;&quot;, &quot;&amp;[.K79]&amp;&quot;, &quot;&amp;[.O79]&amp;&quot;, &quot;&amp;[.D79]&amp;&quot;, &quot;&amp;[.H79]&amp;&quot;, &quot;&amp;[.L79]&amp;&quot;, &quot;&amp;[.P79]&amp;&quot;, &quot;&amp;-[.E79]&amp;&quot;, &quot;&amp;[.I79]&amp;&quot;, &quot;&amp;[.M79]&amp;&quot;, &quot;&amp;[.Q79]" office:value-type="string" office:string-value="1, 0, 0, 0, 0, 1, 0, 0, 0, 0, 1, 0, -0.01, 0.05000001, 0, 1" calcext:value-type="string">
            <text:p>1, 0, 0, 0, 0, 1, 0, 0, 0, 0, 1, 0, -0.01, 0.05000001, 0, 1</text:p>
          </table:table-cell>
          <table:table-cell table:style-name="ce566" table:formula="of:=[.$B79]&amp;&quot;, &quot;&amp;[.$F79]&amp;&quot;, &quot;&amp;[.$J79]&amp;&quot;, &quot;&amp;[.$N79]&amp;&quot;, &quot;&amp;[.$C79]&amp;&quot;, &quot;&amp;[.$G79]&amp;&quot;, &quot;&amp;[.$K79]&amp;&quot;, &quot;&amp;[.$O79]&amp;&quot;, &quot;&amp;[.$D79]&amp;&quot;, &quot;&amp;[.$H79]&amp;&quot;, &quot;&amp;[.$L79]&amp;&quot;, &quot;&amp;[.$P79]&amp;&quot;, &quot;&amp;[.$X79]&amp;&quot;, &quot;&amp;[.$W79]&amp;&quot;, &quot;&amp;[.$Y79]&amp;&quot;, &quot;&amp;[.$Q79]" office:value-type="string" office:string-value="1, 0, 0, 0, 0, 1, 0, 0, 0, 0, 1, 0, 0.021295, 0.715511, 1.520361, 1" calcext:value-type="string">
            <text:p>1, 0, 0, 0, 0, 1, 0, 0, 0, 0, 1, 0, 0.021295, 0.715511, 1.520361, 1</text:p>
          </table:table-cell>
          <table:table-cell table:style-name="ce549" table:formula="of:=+[$'Blender conversions'.D79]" office:value-type="float" office:value="0.666511" calcext:value-type="float">
            <text:p>0.666511</text:p>
          </table:table-cell>
          <table:table-cell table:style-name="ce553" table:formula="of:=+[$'Blender conversions'.E79]" office:value-type="float" office:value="0.026295" calcext:value-type="float">
            <text:p>0.026295</text:p>
          </table:table-cell>
          <table:table-cell table:style-name="ce556" table:formula="of:=+[$'Blender conversions'.F79]" office:value-type="float" office:value="1.521361" calcext:value-type="float">
            <text:p>1.521361</text:p>
          </table:table-cell>
          <table:table-cell table:style-name="ce72" table:formula="of:=+[$'Blender conversions'.G79]" office:value-type="float" office:value="0.715511" calcext:value-type="float">
            <text:p>0.715511</text:p>
          </table:table-cell>
          <table:table-cell table:style-name="ce72" table:formula="of:=+[$'Blender conversions'.H79]" office:value-type="float" office:value="0.021295" calcext:value-type="float">
            <text:p>0.021295</text:p>
          </table:table-cell>
          <table:table-cell table:style-name="ce72" table:formula="of:=+[$'Blender conversions'.I79]" office:value-type="float" office:value="1.520361" calcext:value-type="float">
            <text:p>1.520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Middle1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13" calcext:value-type="float">
            <text:p>0.013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101" calcext:value-type="float">
            <text:p>0.10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15" calcext:value-type="float">
            <text:p>0.01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80]&amp;&quot;, &quot;&amp;[.F80]&amp;&quot;, &quot;&amp;[.J80]&amp;&quot;, &quot;&amp;[.N80]&amp;&quot;, &quot;&amp;[.C80]&amp;&quot;, &quot;&amp;[.G80]&amp;&quot;, &quot;&amp;[.K80]&amp;&quot;, &quot;&amp;[.O80]&amp;&quot;, &quot;&amp;[.D80]&amp;&quot;, &quot;&amp;[.H80]&amp;&quot;, &quot;&amp;[.L80]&amp;&quot;, &quot;&amp;[.P80]&amp;&quot;, &quot;&amp;-[.E80]&amp;&quot;, &quot;&amp;[.I80]&amp;&quot;, &quot;&amp;[.M80]&amp;&quot;, &quot;&amp;[.Q80]" office:value-type="string" office:string-value="1, 0, 0, 0, 0, 1, 0, 0, 0, 0, 1, 0, -0.013, 0.101, 0.015, 1" calcext:value-type="string">
            <text:p>1, 0, 0, 0, 0, 1, 0, 0, 0, 0, 1, 0, -0.013, 0.101, 0.015, 1</text:p>
          </table:table-cell>
          <table:table-cell table:style-name="ce566" table:formula="of:=[.$B80]&amp;&quot;, &quot;&amp;[.$F80]&amp;&quot;, &quot;&amp;[.$J80]&amp;&quot;, &quot;&amp;[.$N80]&amp;&quot;, &quot;&amp;[.$C80]&amp;&quot;, &quot;&amp;[.$G80]&amp;&quot;, &quot;&amp;[.$K80]&amp;&quot;, &quot;&amp;[.$O80]&amp;&quot;, &quot;&amp;[.$D80]&amp;&quot;, &quot;&amp;[.$H80]&amp;&quot;, &quot;&amp;[.$L80]&amp;&quot;, &quot;&amp;[.$P80]&amp;&quot;, &quot;&amp;[.$X80]&amp;&quot;, &quot;&amp;[.$W80]&amp;&quot;, &quot;&amp;[.$Y80]&amp;&quot;, &quot;&amp;[.$Q80]" office:value-type="string" office:string-value="1, 0, 0, 0, 0, 1, 0, 0, 0, 0, 1, 0, 0.024295, 0.757511, 1.530361, 1" calcext:value-type="string">
            <text:p>1, 0, 0, 0, 0, 1, 0, 0, 0, 0, 1, 0, 0.024295, 0.757511, 1.530361, 1</text:p>
          </table:table-cell>
          <table:table-cell table:style-name="ce549" table:formula="of:=+[$'Blender conversions'.D80]" office:value-type="float" office:value="0.717511" calcext:value-type="float">
            <text:p>0.717511</text:p>
          </table:table-cell>
          <table:table-cell table:style-name="ce553" table:formula="of:=+[$'Blender conversions'.E80]" office:value-type="float" office:value="0.023295" calcext:value-type="float">
            <text:p>0.023295</text:p>
          </table:table-cell>
          <table:table-cell table:style-name="ce556" table:formula="of:=+[$'Blender conversions'.F80]" office:value-type="float" office:value="1.536361" calcext:value-type="float">
            <text:p>1.536361</text:p>
          </table:table-cell>
          <table:table-cell table:style-name="ce72" table:formula="of:=+[$'Blender conversions'.G80]" office:value-type="float" office:value="0.757511" calcext:value-type="float">
            <text:p>0.757511</text:p>
          </table:table-cell>
          <table:table-cell table:style-name="ce72" table:formula="of:=+[$'Blender conversions'.H80]" office:value-type="float" office:value="0.024295" calcext:value-type="float">
            <text:p>0.024295</text:p>
          </table:table-cell>
          <table:table-cell table:style-name="ce72" table:formula="of:=+[$'Blender conversions'.I80]" office:value-type="float" office:value="1.530361" calcext:value-type="float">
            <text:p>1.530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Middle2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4" calcext:value-type="float">
            <text:p>0.04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81]&amp;&quot;, &quot;&amp;[.F81]&amp;&quot;, &quot;&amp;[.J81]&amp;&quot;, &quot;&amp;[.N81]&amp;&quot;, &quot;&amp;[.C81]&amp;&quot;, &quot;&amp;[.G81]&amp;&quot;, &quot;&amp;[.K81]&amp;&quot;, &quot;&amp;[.O81]&amp;&quot;, &quot;&amp;[.D81]&amp;&quot;, &quot;&amp;[.H81]&amp;&quot;, &quot;&amp;[.L81]&amp;&quot;, &quot;&amp;[.P81]&amp;&quot;, &quot;&amp;-[.E81]&amp;&quot;, &quot;&amp;[.I81]&amp;&quot;, &quot;&amp;[.M81]&amp;&quot;, &quot;&amp;[.Q81]" office:value-type="string" office:string-value="1, 0, 0, 0, 0, 1, 0, 0, 0, 0, 1, 0, 0.001, 0.04, -0.006, 1" calcext:value-type="string">
            <text:p>1, 0, 0, 0, 0, 1, 0, 0, 0, 0, 1, 0, 0.001, 0.04, -0.006, 1</text:p>
          </table:table-cell>
          <table:table-cell table:style-name="ce566" table:formula="of:=[.$B81]&amp;&quot;, &quot;&amp;[.$F81]&amp;&quot;, &quot;&amp;[.$J81]&amp;&quot;, &quot;&amp;[.$N81]&amp;&quot;, &quot;&amp;[.$C81]&amp;&quot;, &quot;&amp;[.$G81]&amp;&quot;, &quot;&amp;[.$K81]&amp;&quot;, &quot;&amp;[.$O81]&amp;&quot;, &quot;&amp;[.$D81]&amp;&quot;, &quot;&amp;[.$H81]&amp;&quot;, &quot;&amp;[.$L81]&amp;&quot;, &quot;&amp;[.$P81]&amp;&quot;, &quot;&amp;[.$X81]&amp;&quot;, &quot;&amp;[.$W81]&amp;&quot;, &quot;&amp;[.$Y81]&amp;&quot;, &quot;&amp;[.$Q81]" office:value-type="string" office:string-value="1, 0, 0, 0, 0, 1, 0, 0, 0, 0, 1, 0, 0.025295, 0.806511, 1.522361, 1" calcext:value-type="string">
            <text:p>1, 0, 0, 0, 0, 1, 0, 0, 0, 0, 1, 0, 0.025295, 0.806511, 1.522361, 1</text:p>
          </table:table-cell>
          <table:table-cell table:style-name="ce549" table:formula="of:=+[$'Blender conversions'.D81]" office:value-type="float" office:value="0.757511" calcext:value-type="float">
            <text:p>0.757511</text:p>
          </table:table-cell>
          <table:table-cell table:style-name="ce553" table:formula="of:=+[$'Blender conversions'.E81]" office:value-type="float" office:value="0.024295" calcext:value-type="float">
            <text:p>0.024295</text:p>
          </table:table-cell>
          <table:table-cell table:style-name="ce556" table:formula="of:=+[$'Blender conversions'.F81]" office:value-type="float" office:value="1.530361" calcext:value-type="float">
            <text:p>1.530361</text:p>
          </table:table-cell>
          <table:table-cell table:style-name="ce72" table:formula="of:=+[$'Blender conversions'.G81]" office:value-type="float" office:value="0.806511" calcext:value-type="float">
            <text:p>0.806511</text:p>
          </table:table-cell>
          <table:table-cell table:style-name="ce72" table:formula="of:=+[$'Blender conversions'.H81]" office:value-type="float" office:value="0.025295" calcext:value-type="float">
            <text:p>0.025295</text:p>
          </table:table-cell>
          <table:table-cell table:style-name="ce72" table:formula="of:=+[$'Blender conversions'.I81]" office:value-type="float" office:value="1.522361" calcext:value-type="float">
            <text:p>1.522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Middle3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49" calcext:value-type="float">
            <text:p>0.049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8" calcext:value-type="float">
            <text:p>-0.00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82]&amp;&quot;, &quot;&amp;[.F82]&amp;&quot;, &quot;&amp;[.J82]&amp;&quot;, &quot;&amp;[.N82]&amp;&quot;, &quot;&amp;[.C82]&amp;&quot;, &quot;&amp;[.G82]&amp;&quot;, &quot;&amp;[.K82]&amp;&quot;, &quot;&amp;[.O82]&amp;&quot;, &quot;&amp;[.D82]&amp;&quot;, &quot;&amp;[.H82]&amp;&quot;, &quot;&amp;[.L82]&amp;&quot;, &quot;&amp;[.P82]&amp;&quot;, &quot;&amp;-[.E82]&amp;&quot;, &quot;&amp;[.I82]&amp;&quot;, &quot;&amp;[.M82]&amp;&quot;, &quot;&amp;[.Q82]" office:value-type="string" office:string-value="1, 0, 0, 0, 0, 1, 0, 0, 0, 0, 1, 0, 0.001, 0.049, -0.008, 1" calcext:value-type="string">
            <text:p>1, 0, 0, 0, 0, 1, 0, 0, 0, 0, 1, 0, 0.001, 0.049, -0.008, 1</text:p>
          </table:table-cell>
          <table:table-cell table:style-name="ce566" table:formula="of:=[.$B82]&amp;&quot;, &quot;&amp;[.$F82]&amp;&quot;, &quot;&amp;[.$J82]&amp;&quot;, &quot;&amp;[.$N82]&amp;&quot;, &quot;&amp;[.$C82]&amp;&quot;, &quot;&amp;[.$G82]&amp;&quot;, &quot;&amp;[.$K82]&amp;&quot;, &quot;&amp;[.$O82]&amp;&quot;, &quot;&amp;[.$D82]&amp;&quot;, &quot;&amp;[.$H82]&amp;&quot;, &quot;&amp;[.$L82]&amp;&quot;, &quot;&amp;[.$P82]&amp;&quot;, &quot;&amp;[.$X82]&amp;&quot;, &quot;&amp;[.$W82]&amp;&quot;, &quot;&amp;[.$Y82]&amp;&quot;, &quot;&amp;[.$Q82]" office:value-type="string" office:string-value="1, 0, 0, 0, 0, 1, 0, 0, 0, 0, 1, 0, 0.027295, 0.839511, 1.516361, 1" calcext:value-type="string">
            <text:p>1, 0, 0, 0, 0, 1, 0, 0, 0, 0, 1, 0, 0.027295, 0.839511, 1.516361, 1</text:p>
          </table:table-cell>
          <table:table-cell table:style-name="ce549" table:formula="of:=+[$'Blender conversions'.D82]" office:value-type="float" office:value="0.806511" calcext:value-type="float">
            <text:p>0.806511</text:p>
          </table:table-cell>
          <table:table-cell table:style-name="ce553" table:formula="of:=+[$'Blender conversions'.E82]" office:value-type="float" office:value="0.025295" calcext:value-type="float">
            <text:p>0.025295</text:p>
          </table:table-cell>
          <table:table-cell table:style-name="ce556" table:formula="of:=+[$'Blender conversions'.F82]" office:value-type="float" office:value="1.522361" calcext:value-type="float">
            <text:p>1.522361</text:p>
          </table:table-cell>
          <table:table-cell table:style-name="ce72" table:formula="of:=+[$'Blender conversions'.G82]" office:value-type="float" office:value="0.839511" calcext:value-type="float">
            <text:p>0.839511</text:p>
          </table:table-cell>
          <table:table-cell table:style-name="ce72" table:formula="of:=+[$'Blender conversions'.H82]" office:value-type="float" office:value="0.027295" calcext:value-type="float">
            <text:p>0.027295</text:p>
          </table:table-cell>
          <table:table-cell table:style-name="ce72" table:formula="of:=+[$'Blender conversions'.I82]" office:value-type="float" office:value="1.516361" calcext:value-type="float">
            <text:p>1.516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Index1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38" calcext:value-type="float">
            <text:p>0.038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97" calcext:value-type="float">
            <text:p>0.097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15" calcext:value-type="float">
            <text:p>0.01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83]&amp;&quot;, &quot;&amp;[.F83]&amp;&quot;, &quot;&amp;[.J83]&amp;&quot;, &quot;&amp;[.N83]&amp;&quot;, &quot;&amp;[.C83]&amp;&quot;, &quot;&amp;[.G83]&amp;&quot;, &quot;&amp;[.K83]&amp;&quot;, &quot;&amp;[.O83]&amp;&quot;, &quot;&amp;[.D83]&amp;&quot;, &quot;&amp;[.H83]&amp;&quot;, &quot;&amp;[.L83]&amp;&quot;, &quot;&amp;[.P83]&amp;&quot;, &quot;&amp;-[.E83]&amp;&quot;, &quot;&amp;[.I83]&amp;&quot;, &quot;&amp;[.M83]&amp;&quot;, &quot;&amp;[.Q83]" office:value-type="string" office:string-value="1, 0, 0, 0, 0, 1, 0, 0, 0, 0, 1, 0, -0.038, 0.097, 0.015, 1" calcext:value-type="string">
            <text:p>1, 0, 0, 0, 0, 1, 0, 0, 0, 0, 1, 0, -0.038, 0.097, 0.015, 1</text:p>
          </table:table-cell>
          <table:table-cell table:style-name="ce566" table:formula="of:=[.$B83]&amp;&quot;, &quot;&amp;[.$F83]&amp;&quot;, &quot;&amp;[.$J83]&amp;&quot;, &quot;&amp;[.$N83]&amp;&quot;, &quot;&amp;[.$C83]&amp;&quot;, &quot;&amp;[.$G83]&amp;&quot;, &quot;&amp;[.$K83]&amp;&quot;, &quot;&amp;[.$O83]&amp;&quot;, &quot;&amp;[.$D83]&amp;&quot;, &quot;&amp;[.$H83]&amp;&quot;, &quot;&amp;[.$L83]&amp;&quot;, &quot;&amp;[.$P83]&amp;&quot;, &quot;&amp;[.$X83]&amp;&quot;, &quot;&amp;[.$W83]&amp;&quot;, &quot;&amp;[.$Y83]&amp;&quot;, &quot;&amp;[.$Q83]" office:value-type="string" office:string-value="1, 0, 0, 0, 0, 1, 0, 0, 0, 0, 1, 0, -0.018705, 0.749511, 1.530361, 1" calcext:value-type="string">
            <text:p>1, 0, 0, 0, 0, 1, 0, 0, 0, 0, 1, 0, -0.018705, 0.749511, 1.530361, 1</text:p>
          </table:table-cell>
          <table:table-cell table:style-name="ce549" table:formula="of:=+[$'Blender conversions'.D83]" office:value-type="float" office:value="0.713511" calcext:value-type="float">
            <text:p>0.713511</text:p>
          </table:table-cell>
          <table:table-cell table:style-name="ce553" table:formula="of:=+[$'Blender conversions'.E83]" office:value-type="float" office:value="-0.00170500000000001" calcext:value-type="float">
            <text:p>-0.001705</text:p>
          </table:table-cell>
          <table:table-cell table:style-name="ce556" table:formula="of:=+[$'Blender conversions'.F83]" office:value-type="float" office:value="1.536361" calcext:value-type="float">
            <text:p>1.536361</text:p>
          </table:table-cell>
          <table:table-cell table:style-name="ce72" table:formula="of:=+[$'Blender conversions'.G83]" office:value-type="float" office:value="0.749511" calcext:value-type="float">
            <text:p>0.749511</text:p>
          </table:table-cell>
          <table:table-cell table:style-name="ce72" table:formula="of:=+[$'Blender conversions'.H83]" office:value-type="float" office:value="-0.018705" calcext:value-type="float">
            <text:p>-0.018705</text:p>
          </table:table-cell>
          <table:table-cell table:style-name="ce72" table:formula="of:=+[$'Blender conversions'.I83]" office:value-type="float" office:value="1.530361" calcext:value-type="float">
            <text:p>1.530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Index2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17" calcext:value-type="float">
            <text:p>0.017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36" calcext:value-type="float">
            <text:p>0.036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84]&amp;&quot;, &quot;&amp;[.F84]&amp;&quot;, &quot;&amp;[.J84]&amp;&quot;, &quot;&amp;[.N84]&amp;&quot;, &quot;&amp;[.C84]&amp;&quot;, &quot;&amp;[.G84]&amp;&quot;, &quot;&amp;[.K84]&amp;&quot;, &quot;&amp;[.O84]&amp;&quot;, &quot;&amp;[.D84]&amp;&quot;, &quot;&amp;[.H84]&amp;&quot;, &quot;&amp;[.L84]&amp;&quot;, &quot;&amp;[.P84]&amp;&quot;, &quot;&amp;-[.E84]&amp;&quot;, &quot;&amp;[.I84]&amp;&quot;, &quot;&amp;[.M84]&amp;&quot;, &quot;&amp;[.Q84]" office:value-type="string" office:string-value="1, 0, 0, 0, 0, 1, 0, 0, 0, 0, 1, 0, -0.017, 0.036, -0.006, 1" calcext:value-type="string">
            <text:p>1, 0, 0, 0, 0, 1, 0, 0, 0, 0, 1, 0, -0.017, 0.036, -0.006, 1</text:p>
          </table:table-cell>
          <table:table-cell table:style-name="ce566" table:formula="of:=[.$B84]&amp;&quot;, &quot;&amp;[.$F84]&amp;&quot;, &quot;&amp;[.$J84]&amp;&quot;, &quot;&amp;[.$N84]&amp;&quot;, &quot;&amp;[.$C84]&amp;&quot;, &quot;&amp;[.$G84]&amp;&quot;, &quot;&amp;[.$K84]&amp;&quot;, &quot;&amp;[.$O84]&amp;&quot;, &quot;&amp;[.$D84]&amp;&quot;, &quot;&amp;[.$H84]&amp;&quot;, &quot;&amp;[.$L84]&amp;&quot;, &quot;&amp;[.$P84]&amp;&quot;, &quot;&amp;[.$X84]&amp;&quot;, &quot;&amp;[.$W84]&amp;&quot;, &quot;&amp;[.$Y84]&amp;&quot;, &quot;&amp;[.$Q84]" office:value-type="string" office:string-value="1, 0, 0, 0, 0, 1, 0, 0, 0, 0, 1, 0, -0.032705, 0.781511, 1.524361, 1" calcext:value-type="string">
            <text:p>1, 0, 0, 0, 0, 1, 0, 0, 0, 0, 1, 0, -0.032705, 0.781511, 1.524361, 1</text:p>
          </table:table-cell>
          <table:table-cell table:style-name="ce549" table:formula="of:=+[$'Blender conversions'.D84]" office:value-type="float" office:value="0.749511" calcext:value-type="float">
            <text:p>0.749511</text:p>
          </table:table-cell>
          <table:table-cell table:style-name="ce553" table:formula="of:=+[$'Blender conversions'.E84]" office:value-type="float" office:value="-0.018705" calcext:value-type="float">
            <text:p>-0.018705</text:p>
          </table:table-cell>
          <table:table-cell table:style-name="ce556" table:formula="of:=+[$'Blender conversions'.F84]" office:value-type="float" office:value="1.530361" calcext:value-type="float">
            <text:p>1.530361</text:p>
          </table:table-cell>
          <table:table-cell table:style-name="ce72" table:formula="of:=+[$'Blender conversions'.G84]" office:value-type="float" office:value="0.781511" calcext:value-type="float">
            <text:p>0.781511</text:p>
          </table:table-cell>
          <table:table-cell table:style-name="ce72" table:formula="of:=+[$'Blender conversions'.H84]" office:value-type="float" office:value="-0.032705" calcext:value-type="float">
            <text:p>-0.032705</text:p>
          </table:table-cell>
          <table:table-cell table:style-name="ce72" table:formula="of:=+[$'Blender conversions'.I84]" office:value-type="float" office:value="1.524361" calcext:value-type="float">
            <text:p>1.524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Index3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14" calcext:value-type="float">
            <text:p>0.014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32" calcext:value-type="float">
            <text:p>0.032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85]&amp;&quot;, &quot;&amp;[.F85]&amp;&quot;, &quot;&amp;[.J85]&amp;&quot;, &quot;&amp;[.N85]&amp;&quot;, &quot;&amp;[.C85]&amp;&quot;, &quot;&amp;[.G85]&amp;&quot;, &quot;&amp;[.K85]&amp;&quot;, &quot;&amp;[.O85]&amp;&quot;, &quot;&amp;[.D85]&amp;&quot;, &quot;&amp;[.H85]&amp;&quot;, &quot;&amp;[.L85]&amp;&quot;, &quot;&amp;[.P85]&amp;&quot;, &quot;&amp;-[.E85]&amp;&quot;, &quot;&amp;[.I85]&amp;&quot;, &quot;&amp;[.M85]&amp;&quot;, &quot;&amp;[.Q85]" office:value-type="string" office:string-value="1, 0, 0, 0, 0, 1, 0, 0, 0, 0, 1, 0, -0.014, 0.032, -0.006, 1" calcext:value-type="string">
            <text:p>1, 0, 0, 0, 0, 1, 0, 0, 0, 0, 1, 0, -0.014, 0.032, -0.006, 1</text:p>
          </table:table-cell>
          <table:table-cell table:style-name="ce566" table:formula="of:=[.$B85]&amp;&quot;, &quot;&amp;[.$F85]&amp;&quot;, &quot;&amp;[.$J85]&amp;&quot;, &quot;&amp;[.$N85]&amp;&quot;, &quot;&amp;[.$C85]&amp;&quot;, &quot;&amp;[.$G85]&amp;&quot;, &quot;&amp;[.$K85]&amp;&quot;, &quot;&amp;[.$O85]&amp;&quot;, &quot;&amp;[.$D85]&amp;&quot;, &quot;&amp;[.$H85]&amp;&quot;, &quot;&amp;[.$L85]&amp;&quot;, &quot;&amp;[.$P85]&amp;&quot;, &quot;&amp;[.$X85]&amp;&quot;, &quot;&amp;[.$W85]&amp;&quot;, &quot;&amp;[.$Y85]&amp;&quot;, &quot;&amp;[.$Q85]" office:value-type="string" office:string-value="1, 0, 0, 0, 0, 1, 0, 0, 0, 0, 1, 0, -0.043705, 0.806511, 1.520361, 1" calcext:value-type="string">
            <text:p>1, 0, 0, 0, 0, 1, 0, 0, 0, 0, 1, 0, -0.043705, 0.806511, 1.520361, 1</text:p>
          </table:table-cell>
          <table:table-cell table:style-name="ce549" table:formula="of:=+[$'Blender conversions'.D85]" office:value-type="float" office:value="0.781511" calcext:value-type="float">
            <text:p>0.781511</text:p>
          </table:table-cell>
          <table:table-cell table:style-name="ce553" table:formula="of:=+[$'Blender conversions'.E85]" office:value-type="float" office:value="-0.032705" calcext:value-type="float">
            <text:p>-0.032705</text:p>
          </table:table-cell>
          <table:table-cell table:style-name="ce556" table:formula="of:=+[$'Blender conversions'.F85]" office:value-type="float" office:value="1.524361" calcext:value-type="float">
            <text:p>1.524361</text:p>
          </table:table-cell>
          <table:table-cell table:style-name="ce72" table:formula="of:=+[$'Blender conversions'.G85]" office:value-type="float" office:value="0.806511" calcext:value-type="float">
            <text:p>0.806511</text:p>
          </table:table-cell>
          <table:table-cell table:style-name="ce72" table:formula="of:=+[$'Blender conversions'.H85]" office:value-type="float" office:value="-0.043705" calcext:value-type="float">
            <text:p>-0.043705</text:p>
          </table:table-cell>
          <table:table-cell table:style-name="ce72" table:formula="of:=+[$'Blender conversions'.I85]" office:value-type="float" office:value="1.520361" calcext:value-type="float">
            <text:p>1.520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Ring1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1" calcext:value-type="float">
            <text:p>-0.01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9900001" calcext:value-type="float">
            <text:p>0.099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09000001" calcext:value-type="float">
            <text:p>0.00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86]&amp;&quot;, &quot;&amp;[.F86]&amp;&quot;, &quot;&amp;[.J86]&amp;&quot;, &quot;&amp;[.N86]&amp;&quot;, &quot;&amp;[.C86]&amp;&quot;, &quot;&amp;[.G86]&amp;&quot;, &quot;&amp;[.K86]&amp;&quot;, &quot;&amp;[.O86]&amp;&quot;, &quot;&amp;[.D86]&amp;&quot;, &quot;&amp;[.H86]&amp;&quot;, &quot;&amp;[.L86]&amp;&quot;, &quot;&amp;[.P86]&amp;&quot;, &quot;&amp;-[.E86]&amp;&quot;, &quot;&amp;[.I86]&amp;&quot;, &quot;&amp;[.M86]&amp;&quot;, &quot;&amp;[.Q86]" office:value-type="string" office:string-value="1, 0, 0, 0, 0, 1, 0, 0, 0, 0, 1, 0, 0.01, 0.09900001, 0.009000001, 1" calcext:value-type="string">
            <text:p>1, 0, 0, 0, 0, 1, 0, 0, 0, 0, 1, 0, 0.01, 0.09900001, 0.009000001, 1</text:p>
          </table:table-cell>
          <table:table-cell table:style-name="ce566" table:formula="of:=[.$B86]&amp;&quot;, &quot;&amp;[.$F86]&amp;&quot;, &quot;&amp;[.$J86]&amp;&quot;, &quot;&amp;[.$N86]&amp;&quot;, &quot;&amp;[.$C86]&amp;&quot;, &quot;&amp;[.$G86]&amp;&quot;, &quot;&amp;[.$K86]&amp;&quot;, &quot;&amp;[.$O86]&amp;&quot;, &quot;&amp;[.$D86]&amp;&quot;, &quot;&amp;[.$H86]&amp;&quot;, &quot;&amp;[.$L86]&amp;&quot;, &quot;&amp;[.$P86]&amp;&quot;, &quot;&amp;[.$X86]&amp;&quot;, &quot;&amp;[.$W86]&amp;&quot;, &quot;&amp;[.$Y86]&amp;&quot;, &quot;&amp;[.$Q86]" office:value-type="string" office:string-value="1, 0, 0, 0, 0, 1, 0, 0, 0, 0, 1, 0, 0.059295, 0.753511, 1.522361, 1" calcext:value-type="string">
            <text:p>1, 0, 0, 0, 0, 1, 0, 0, 0, 0, 1, 0, 0.059295, 0.753511, 1.522361, 1</text:p>
          </table:table-cell>
          <table:table-cell table:style-name="ce549" table:formula="of:=+[$'Blender conversions'.D86]" office:value-type="float" office:value="0.715511" calcext:value-type="float">
            <text:p>0.715511</text:p>
          </table:table-cell>
          <table:table-cell table:style-name="ce553" table:formula="of:=+[$'Blender conversions'.E86]" office:value-type="float" office:value="0.046295" calcext:value-type="float">
            <text:p>0.046295</text:p>
          </table:table-cell>
          <table:table-cell table:style-name="ce556" table:formula="of:=+[$'Blender conversions'.F86]" office:value-type="float" office:value="1.530361" calcext:value-type="float">
            <text:p>1.530361</text:p>
          </table:table-cell>
          <table:table-cell table:style-name="ce72" table:formula="of:=+[$'Blender conversions'.G86]" office:value-type="float" office:value="0.753511" calcext:value-type="float">
            <text:p>0.753511</text:p>
          </table:table-cell>
          <table:table-cell table:style-name="ce72" table:formula="of:=+[$'Blender conversions'.H86]" office:value-type="float" office:value="0.059295" calcext:value-type="float">
            <text:p>0.059295</text:p>
          </table:table-cell>
          <table:table-cell table:style-name="ce72" table:formula="of:=+[$'Blender conversions'.I86]" office:value-type="float" office:value="1.522361" calcext:value-type="float">
            <text:p>1.522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Ring2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13" calcext:value-type="float">
            <text:p>-0.013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38" calcext:value-type="float">
            <text:p>0.038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8" calcext:value-type="float">
            <text:p>-0.00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87]&amp;&quot;, &quot;&amp;[.F87]&amp;&quot;, &quot;&amp;[.J87]&amp;&quot;, &quot;&amp;[.N87]&amp;&quot;, &quot;&amp;[.C87]&amp;&quot;, &quot;&amp;[.G87]&amp;&quot;, &quot;&amp;[.K87]&amp;&quot;, &quot;&amp;[.O87]&amp;&quot;, &quot;&amp;[.D87]&amp;&quot;, &quot;&amp;[.H87]&amp;&quot;, &quot;&amp;[.L87]&amp;&quot;, &quot;&amp;[.P87]&amp;&quot;, &quot;&amp;-[.E87]&amp;&quot;, &quot;&amp;[.I87]&amp;&quot;, &quot;&amp;[.M87]&amp;&quot;, &quot;&amp;[.Q87]" office:value-type="string" office:string-value="1, 0, 0, 0, 0, 1, 0, 0, 0, 0, 1, 0, 0.013, 0.038, -0.008, 1" calcext:value-type="string">
            <text:p>1, 0, 0, 0, 0, 1, 0, 0, 0, 0, 1, 0, 0.013, 0.038, -0.008, 1</text:p>
          </table:table-cell>
          <table:table-cell table:style-name="ce566" table:formula="of:=[.$B87]&amp;&quot;, &quot;&amp;[.$F87]&amp;&quot;, &quot;&amp;[.$J87]&amp;&quot;, &quot;&amp;[.$N87]&amp;&quot;, &quot;&amp;[.$C87]&amp;&quot;, &quot;&amp;[.$G87]&amp;&quot;, &quot;&amp;[.$K87]&amp;&quot;, &quot;&amp;[.$O87]&amp;&quot;, &quot;&amp;[.$D87]&amp;&quot;, &quot;&amp;[.$H87]&amp;&quot;, &quot;&amp;[.$L87]&amp;&quot;, &quot;&amp;[.$P87]&amp;&quot;, &quot;&amp;[.$X87]&amp;&quot;, &quot;&amp;[.$W87]&amp;&quot;, &quot;&amp;[.$Y87]&amp;&quot;, &quot;&amp;[.$Q87]" office:value-type="string" office:string-value="1, 0, 0, 0, 0, 1, 0, 0, 0, 0, 1, 0, 0.072295, 0.793511, 1.513361, 1" calcext:value-type="string">
            <text:p>1, 0, 0, 0, 0, 1, 0, 0, 0, 0, 1, 0, 0.072295, 0.793511, 1.513361, 1</text:p>
          </table:table-cell>
          <table:table-cell table:style-name="ce549" table:formula="of:=+[$'Blender conversions'.D87]" office:value-type="float" office:value="0.753511" calcext:value-type="float">
            <text:p>0.753511</text:p>
          </table:table-cell>
          <table:table-cell table:style-name="ce553" table:formula="of:=+[$'Blender conversions'.E87]" office:value-type="float" office:value="0.059295" calcext:value-type="float">
            <text:p>0.059295</text:p>
          </table:table-cell>
          <table:table-cell table:style-name="ce556" table:formula="of:=+[$'Blender conversions'.F87]" office:value-type="float" office:value="1.522361" calcext:value-type="float">
            <text:p>1.522361</text:p>
          </table:table-cell>
          <table:table-cell table:style-name="ce72" table:formula="of:=+[$'Blender conversions'.G87]" office:value-type="float" office:value="0.793511" calcext:value-type="float">
            <text:p>0.793511</text:p>
          </table:table-cell>
          <table:table-cell table:style-name="ce72" table:formula="of:=+[$'Blender conversions'.H87]" office:value-type="float" office:value="0.072295" calcext:value-type="float">
            <text:p>0.072295</text:p>
          </table:table-cell>
          <table:table-cell table:style-name="ce72" table:formula="of:=+[$'Blender conversions'.I87]" office:value-type="float" office:value="1.513361" calcext:value-type="float">
            <text:p>1.513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Ring3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13" calcext:value-type="float">
            <text:p>-0.013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4" calcext:value-type="float">
            <text:p>0.04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9000001" calcext:value-type="float">
            <text:p>-0.00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88]&amp;&quot;, &quot;&amp;[.F88]&amp;&quot;, &quot;&amp;[.J88]&amp;&quot;, &quot;&amp;[.N88]&amp;&quot;, &quot;&amp;[.C88]&amp;&quot;, &quot;&amp;[.G88]&amp;&quot;, &quot;&amp;[.K88]&amp;&quot;, &quot;&amp;[.O88]&amp;&quot;, &quot;&amp;[.D88]&amp;&quot;, &quot;&amp;[.H88]&amp;&quot;, &quot;&amp;[.L88]&amp;&quot;, &quot;&amp;[.P88]&amp;&quot;, &quot;&amp;-[.E88]&amp;&quot;, &quot;&amp;[.I88]&amp;&quot;, &quot;&amp;[.M88]&amp;&quot;, &quot;&amp;[.Q88]" office:value-type="string" office:string-value="1, 0, 0, 0, 0, 1, 0, 0, 0, 0, 1, 0, 0.013, 0.04, -0.009000001, 1" calcext:value-type="string">
            <text:p>1, 0, 0, 0, 0, 1, 0, 0, 0, 0, 1, 0, 0.013, 0.04, -0.009000001, 1</text:p>
          </table:table-cell>
          <table:table-cell table:style-name="ce566" table:formula="of:=[.$B88]&amp;&quot;, &quot;&amp;[.$F88]&amp;&quot;, &quot;&amp;[.$J88]&amp;&quot;, &quot;&amp;[.$N88]&amp;&quot;, &quot;&amp;[.$C88]&amp;&quot;, &quot;&amp;[.$G88]&amp;&quot;, &quot;&amp;[.$K88]&amp;&quot;, &quot;&amp;[.$O88]&amp;&quot;, &quot;&amp;[.$D88]&amp;&quot;, &quot;&amp;[.$H88]&amp;&quot;, &quot;&amp;[.$L88]&amp;&quot;, &quot;&amp;[.$P88]&amp;&quot;, &quot;&amp;[.$X88]&amp;&quot;, &quot;&amp;[.$W88]&amp;&quot;, &quot;&amp;[.$Y88]&amp;&quot;, &quot;&amp;[.$Q88]" office:value-type="string" office:string-value="1, 0, 0, 0, 0, 1, 0, 0, 0, 0, 1, 0, 0.082295, 0.821511, 1.507361, 1" calcext:value-type="string">
            <text:p>1, 0, 0, 0, 0, 1, 0, 0, 0, 0, 1, 0, 0.082295, 0.821511, 1.507361, 1</text:p>
          </table:table-cell>
          <table:table-cell table:style-name="ce549" table:formula="of:=+[$'Blender conversions'.D88]" office:value-type="float" office:value="0.793511" calcext:value-type="float">
            <text:p>0.793511</text:p>
          </table:table-cell>
          <table:table-cell table:style-name="ce553" table:formula="of:=+[$'Blender conversions'.E88]" office:value-type="float" office:value="0.072295" calcext:value-type="float">
            <text:p>0.072295</text:p>
          </table:table-cell>
          <table:table-cell table:style-name="ce556" table:formula="of:=+[$'Blender conversions'.F88]" office:value-type="float" office:value="1.513361" calcext:value-type="float">
            <text:p>1.513361</text:p>
          </table:table-cell>
          <table:table-cell table:style-name="ce72" table:formula="of:=+[$'Blender conversions'.G88]" office:value-type="float" office:value="0.821511" calcext:value-type="float">
            <text:p>0.821511</text:p>
          </table:table-cell>
          <table:table-cell table:style-name="ce72" table:formula="of:=+[$'Blender conversions'.H88]" office:value-type="float" office:value="0.082295" calcext:value-type="float">
            <text:p>0.082295</text:p>
          </table:table-cell>
          <table:table-cell table:style-name="ce72" table:formula="of:=+[$'Blender conversions'.I88]" office:value-type="float" office:value="1.507361" calcext:value-type="float">
            <text:p>1.507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Pinky1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31" calcext:value-type="float">
            <text:p>-0.03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9500001" calcext:value-type="float">
            <text:p>0.09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03" calcext:value-type="float">
            <text:p>0.00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89]&amp;&quot;, &quot;&amp;[.F89]&amp;&quot;, &quot;&amp;[.J89]&amp;&quot;, &quot;&amp;[.N89]&amp;&quot;, &quot;&amp;[.C89]&amp;&quot;, &quot;&amp;[.G89]&amp;&quot;, &quot;&amp;[.K89]&amp;&quot;, &quot;&amp;[.O89]&amp;&quot;, &quot;&amp;[.D89]&amp;&quot;, &quot;&amp;[.H89]&amp;&quot;, &quot;&amp;[.L89]&amp;&quot;, &quot;&amp;[.P89]&amp;&quot;, &quot;&amp;-[.E89]&amp;&quot;, &quot;&amp;[.I89]&amp;&quot;, &quot;&amp;[.M89]&amp;&quot;, &quot;&amp;[.Q89]" office:value-type="string" office:string-value="1, 0, 0, 0, 0, 1, 0, 0, 0, 0, 1, 0, 0.031, 0.09500001, 0.003, 1" calcext:value-type="string">
            <text:p>1, 0, 0, 0, 0, 1, 0, 0, 0, 0, 1, 0, 0.031, 0.09500001, 0.003, 1</text:p>
          </table:table-cell>
          <table:table-cell table:style-name="ce566" table:formula="of:=[.$B89]&amp;&quot;, &quot;&amp;[.$F89]&amp;&quot;, &quot;&amp;[.$J89]&amp;&quot;, &quot;&amp;[.$N89]&amp;&quot;, &quot;&amp;[.$C89]&amp;&quot;, &quot;&amp;[.$G89]&amp;&quot;, &quot;&amp;[.$K89]&amp;&quot;, &quot;&amp;[.$O89]&amp;&quot;, &quot;&amp;[.$D89]&amp;&quot;, &quot;&amp;[.$H89]&amp;&quot;, &quot;&amp;[.$L89]&amp;&quot;, &quot;&amp;[.$P89]&amp;&quot;, &quot;&amp;[.$X89]&amp;&quot;, &quot;&amp;[.$W89]&amp;&quot;, &quot;&amp;[.$Y89]&amp;&quot;, &quot;&amp;[.$Q89]" office:value-type="string" office:string-value="1, 0, 0, 0, 0, 1, 0, 0, 0, 0, 1, 0, 0.091295, 0.736511, 1.518361, 1" calcext:value-type="string">
            <text:p>1, 0, 0, 0, 0, 1, 0, 0, 0, 0, 1, 0, 0.091295, 0.736511, 1.518361, 1</text:p>
          </table:table-cell>
          <table:table-cell table:style-name="ce549" table:formula="of:=+[$'Blender conversions'.D89]" office:value-type="float" office:value="0.711511" calcext:value-type="float">
            <text:p>0.711511</text:p>
          </table:table-cell>
          <table:table-cell table:style-name="ce553" table:formula="of:=+[$'Blender conversions'.E89]" office:value-type="float" office:value="0.067295" calcext:value-type="float">
            <text:p>0.067295</text:p>
          </table:table-cell>
          <table:table-cell table:style-name="ce556" table:formula="of:=+[$'Blender conversions'.F89]" office:value-type="float" office:value="1.524361" calcext:value-type="float">
            <text:p>1.524361</text:p>
          </table:table-cell>
          <table:table-cell table:style-name="ce72" table:formula="of:=+[$'Blender conversions'.G89]" office:value-type="float" office:value="0.736511" calcext:value-type="float">
            <text:p>0.736511</text:p>
          </table:table-cell>
          <table:table-cell table:style-name="ce72" table:formula="of:=+[$'Blender conversions'.H89]" office:value-type="float" office:value="0.091295" calcext:value-type="float">
            <text:p>0.091295</text:p>
          </table:table-cell>
          <table:table-cell table:style-name="ce72" table:formula="of:=+[$'Blender conversions'.I89]" office:value-type="float" office:value="1.518361" calcext:value-type="float">
            <text:p>1.518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Pinky2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24" calcext:value-type="float">
            <text:p>-0.024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25" calcext:value-type="float">
            <text:p>0.02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90]&amp;&quot;, &quot;&amp;[.F90]&amp;&quot;, &quot;&amp;[.J90]&amp;&quot;, &quot;&amp;[.N90]&amp;&quot;, &quot;&amp;[.C90]&amp;&quot;, &quot;&amp;[.G90]&amp;&quot;, &quot;&amp;[.K90]&amp;&quot;, &quot;&amp;[.O90]&amp;&quot;, &quot;&amp;[.D90]&amp;&quot;, &quot;&amp;[.H90]&amp;&quot;, &quot;&amp;[.L90]&amp;&quot;, &quot;&amp;[.P90]&amp;&quot;, &quot;&amp;-[.E90]&amp;&quot;, &quot;&amp;[.I90]&amp;&quot;, &quot;&amp;[.M90]&amp;&quot;, &quot;&amp;[.Q90]" office:value-type="string" office:string-value="1, 0, 0, 0, 0, 1, 0, 0, 0, 0, 1, 0, 0.024, 0.025, -0.006, 1" calcext:value-type="string">
            <text:p>1, 0, 0, 0, 0, 1, 0, 0, 0, 0, 1, 0, 0.024, 0.025, -0.006, 1</text:p>
          </table:table-cell>
          <table:table-cell table:style-name="ce566" table:formula="of:=[.$B90]&amp;&quot;, &quot;&amp;[.$F90]&amp;&quot;, &quot;&amp;[.$J90]&amp;&quot;, &quot;&amp;[.$N90]&amp;&quot;, &quot;&amp;[.$C90]&amp;&quot;, &quot;&amp;[.$G90]&amp;&quot;, &quot;&amp;[.$K90]&amp;&quot;, &quot;&amp;[.$O90]&amp;&quot;, &quot;&amp;[.$D90]&amp;&quot;, &quot;&amp;[.$H90]&amp;&quot;, &quot;&amp;[.$L90]&amp;&quot;, &quot;&amp;[.$P90]&amp;&quot;, &quot;&amp;[.$X90]&amp;&quot;, &quot;&amp;[.$W90]&amp;&quot;, &quot;&amp;[.$Y90]&amp;&quot;, &quot;&amp;[.$Q90]" office:value-type="string" office:string-value="1, 0, 0, 0, 0, 1, 0, 0, 0, 0, 1, 0, 0.106295, 0.754511, 1.514361, 1" calcext:value-type="string">
            <text:p>1, 0, 0, 0, 0, 1, 0, 0, 0, 0, 1, 0, 0.106295, 0.754511, 1.514361, 1</text:p>
          </table:table-cell>
          <table:table-cell table:style-name="ce549" table:formula="of:=+[$'Blender conversions'.D90]" office:value-type="float" office:value="0.736511" calcext:value-type="float">
            <text:p>0.736511</text:p>
          </table:table-cell>
          <table:table-cell table:style-name="ce553" table:formula="of:=+[$'Blender conversions'.E90]" office:value-type="float" office:value="0.091295" calcext:value-type="float">
            <text:p>0.091295</text:p>
          </table:table-cell>
          <table:table-cell table:style-name="ce556" table:formula="of:=+[$'Blender conversions'.F90]" office:value-type="float" office:value="1.518361" calcext:value-type="float">
            <text:p>1.518361</text:p>
          </table:table-cell>
          <table:table-cell table:style-name="ce72" table:formula="of:=+[$'Blender conversions'.G90]" office:value-type="float" office:value="0.754511" calcext:value-type="float">
            <text:p>0.754511</text:p>
          </table:table-cell>
          <table:table-cell table:style-name="ce72" table:formula="of:=+[$'Blender conversions'.H90]" office:value-type="float" office:value="0.106295" calcext:value-type="float">
            <text:p>0.106295</text:p>
          </table:table-cell>
          <table:table-cell table:style-name="ce72" table:formula="of:=+[$'Blender conversions'.I90]" office:value-type="float" office:value="1.514361" calcext:value-type="float">
            <text:p>1.514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Pinky3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15" calcext:value-type="float">
            <text:p>-0.01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18" calcext:value-type="float">
            <text:p>0.018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4" calcext:value-type="float">
            <text:p>-0.00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91]&amp;&quot;, &quot;&amp;[.F91]&amp;&quot;, &quot;&amp;[.J91]&amp;&quot;, &quot;&amp;[.N91]&amp;&quot;, &quot;&amp;[.C91]&amp;&quot;, &quot;&amp;[.G91]&amp;&quot;, &quot;&amp;[.K91]&amp;&quot;, &quot;&amp;[.O91]&amp;&quot;, &quot;&amp;[.D91]&amp;&quot;, &quot;&amp;[.H91]&amp;&quot;, &quot;&amp;[.L91]&amp;&quot;, &quot;&amp;[.P91]&amp;&quot;, &quot;&amp;-[.E91]&amp;&quot;, &quot;&amp;[.I91]&amp;&quot;, &quot;&amp;[.M91]&amp;&quot;, &quot;&amp;[.Q91]" office:value-type="string" office:string-value="1, 0, 0, 0, 0, 1, 0, 0, 0, 0, 1, 0, 0.015, 0.018, -0.004, 1" calcext:value-type="string">
            <text:p>1, 0, 0, 0, 0, 1, 0, 0, 0, 0, 1, 0, 0.015, 0.018, -0.004, 1</text:p>
          </table:table-cell>
          <table:table-cell table:style-name="ce566" table:formula="of:=[.$B91]&amp;&quot;, &quot;&amp;[.$F91]&amp;&quot;, &quot;&amp;[.$J91]&amp;&quot;, &quot;&amp;[.$N91]&amp;&quot;, &quot;&amp;[.$C91]&amp;&quot;, &quot;&amp;[.$G91]&amp;&quot;, &quot;&amp;[.$K91]&amp;&quot;, &quot;&amp;[.$O91]&amp;&quot;, &quot;&amp;[.$D91]&amp;&quot;, &quot;&amp;[.$H91]&amp;&quot;, &quot;&amp;[.$L91]&amp;&quot;, &quot;&amp;[.$P91]&amp;&quot;, &quot;&amp;[.$X91]&amp;&quot;, &quot;&amp;[.$W91]&amp;&quot;, &quot;&amp;[.$Y91]&amp;&quot;, &quot;&amp;[.$Q91]" office:value-type="string" office:string-value="1, 0, 0, 0, 0, 1, 0, 0, 0, 0, 1, 0, 0.119295, 0.770511, 1.510361, 1" calcext:value-type="string">
            <text:p>1, 0, 0, 0, 0, 1, 0, 0, 0, 0, 1, 0, 0.119295, 0.770511, 1.510361, 1</text:p>
          </table:table-cell>
          <table:table-cell table:style-name="ce549" table:formula="of:=+[$'Blender conversions'.D91]" office:value-type="float" office:value="0.754511" calcext:value-type="float">
            <text:p>0.754511</text:p>
          </table:table-cell>
          <table:table-cell table:style-name="ce553" table:formula="of:=+[$'Blender conversions'.E91]" office:value-type="float" office:value="0.106295" calcext:value-type="float">
            <text:p>0.106295</text:p>
          </table:table-cell>
          <table:table-cell table:style-name="ce556" table:formula="of:=+[$'Blender conversions'.F91]" office:value-type="float" office:value="1.514361" calcext:value-type="float">
            <text:p>1.514361</text:p>
          </table:table-cell>
          <table:table-cell table:style-name="ce72" table:formula="of:=+[$'Blender conversions'.G91]" office:value-type="float" office:value="0.770511" calcext:value-type="float">
            <text:p>0.770511</text:p>
          </table:table-cell>
          <table:table-cell table:style-name="ce72" table:formula="of:=+[$'Blender conversions'.H91]" office:value-type="float" office:value="0.119295" calcext:value-type="float">
            <text:p>0.119295</text:p>
          </table:table-cell>
          <table:table-cell table:style-name="ce72" table:formula="of:=+[$'Blender conversions'.I91]" office:value-type="float" office:value="1.510361" calcext:value-type="float">
            <text:p>1.510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Thumb1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31" calcext:value-type="float">
            <text:p>0.03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26" calcext:value-type="float">
            <text:p>0.026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04" calcext:value-type="float">
            <text:p>0.00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92]&amp;&quot;, &quot;&amp;[.F92]&amp;&quot;, &quot;&amp;[.J92]&amp;&quot;, &quot;&amp;[.N92]&amp;&quot;, &quot;&amp;[.C92]&amp;&quot;, &quot;&amp;[.G92]&amp;&quot;, &quot;&amp;[.K92]&amp;&quot;, &quot;&amp;[.O92]&amp;&quot;, &quot;&amp;[.D92]&amp;&quot;, &quot;&amp;[.H92]&amp;&quot;, &quot;&amp;[.L92]&amp;&quot;, &quot;&amp;[.P92]&amp;&quot;, &quot;&amp;-[.E92]&amp;&quot;, &quot;&amp;[.I92]&amp;&quot;, &quot;&amp;[.M92]&amp;&quot;, &quot;&amp;[.Q92]" office:value-type="string" office:string-value="1, 0, 0, 0, 0, 1, 0, 0, 0, 0, 1, 0, -0.031, 0.026, 0.004, 1" calcext:value-type="string">
            <text:p>1, 0, 0, 0, 0, 1, 0, 0, 0, 0, 1, 0, -0.031, 0.026, 0.004, 1</text:p>
          </table:table-cell>
          <table:table-cell table:style-name="ce566" table:formula="of:=[.$B92]&amp;&quot;, &quot;&amp;[.$F92]&amp;&quot;, &quot;&amp;[.$J92]&amp;&quot;, &quot;&amp;[.$N92]&amp;&quot;, &quot;&amp;[.$C92]&amp;&quot;, &quot;&amp;[.$G92]&amp;&quot;, &quot;&amp;[.$K92]&amp;&quot;, &quot;&amp;[.$O92]&amp;&quot;, &quot;&amp;[.$D92]&amp;&quot;, &quot;&amp;[.$H92]&amp;&quot;, &quot;&amp;[.$L92]&amp;&quot;, &quot;&amp;[.$P92]&amp;&quot;, &quot;&amp;[.$X92]&amp;&quot;, &quot;&amp;[.$W92]&amp;&quot;, &quot;&amp;[.$Y92]&amp;&quot;, &quot;&amp;[.$Q92]" office:value-type="string" office:string-value="1, 0, 0, 0, 0, 1, 0, 0, 0, 0, 1, 0, -0.022705, 0.674511, 1.525361, 1" calcext:value-type="string">
            <text:p>1, 0, 0, 0, 0, 1, 0, 0, 0, 0, 1, 0, -0.022705, 0.674511, 1.525361, 1</text:p>
          </table:table-cell>
          <table:table-cell table:style-name="ce549" table:formula="of:=+[$'Blender conversions'.D92]" office:value-type="float" office:value="0.642511" calcext:value-type="float">
            <text:p>0.642511</text:p>
          </table:table-cell>
          <table:table-cell table:style-name="ce553" table:formula="of:=+[$'Blender conversions'.E92]" office:value-type="float" office:value="0.00529499999999999" calcext:value-type="float">
            <text:p>0.005295</text:p>
          </table:table-cell>
          <table:table-cell table:style-name="ce556" table:formula="of:=+[$'Blender conversions'.F92]" office:value-type="float" office:value="1.525361" calcext:value-type="float">
            <text:p>1.525361</text:p>
          </table:table-cell>
          <table:table-cell table:style-name="ce72" table:formula="of:=+[$'Blender conversions'.G92]" office:value-type="float" office:value="0.674511" calcext:value-type="float">
            <text:p>0.674511</text:p>
          </table:table-cell>
          <table:table-cell table:style-name="ce72" table:formula="of:=+[$'Blender conversions'.H92]" office:value-type="float" office:value="-0.022705" calcext:value-type="float">
            <text:p>-0.022705</text:p>
          </table:table-cell>
          <table:table-cell table:style-name="ce72" table:formula="of:=+[$'Blender conversions'.I92]" office:value-type="float" office:value="1.525361" calcext:value-type="float">
            <text:p>1.525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Thumb2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28" calcext:value-type="float">
            <text:p>0.028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32" calcext:value-type="float">
            <text:p>0.032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93]&amp;&quot;, &quot;&amp;[.F93]&amp;&quot;, &quot;&amp;[.J93]&amp;&quot;, &quot;&amp;[.N93]&amp;&quot;, &quot;&amp;[.C93]&amp;&quot;, &quot;&amp;[.G93]&amp;&quot;, &quot;&amp;[.K93]&amp;&quot;, &quot;&amp;[.O93]&amp;&quot;, &quot;&amp;[.D93]&amp;&quot;, &quot;&amp;[.H93]&amp;&quot;, &quot;&amp;[.L93]&amp;&quot;, &quot;&amp;[.P93]&amp;&quot;, &quot;&amp;-[.E93]&amp;&quot;, &quot;&amp;[.I93]&amp;&quot;, &quot;&amp;[.M93]&amp;&quot;, &quot;&amp;[.Q93]" office:value-type="string" office:string-value="1, 0, 0, 0, 0, 1, 0, 0, 0, 0, 1, 0, -0.028, 0.032, -0.001, 1" calcext:value-type="string">
            <text:p>1, 0, 0, 0, 0, 1, 0, 0, 0, 0, 1, 0, -0.028, 0.032, -0.001, 1</text:p>
          </table:table-cell>
          <table:table-cell table:style-name="ce566" table:formula="of:=[.$B93]&amp;&quot;, &quot;&amp;[.$F93]&amp;&quot;, &quot;&amp;[.$J93]&amp;&quot;, &quot;&amp;[.$N93]&amp;&quot;, &quot;&amp;[.$C93]&amp;&quot;, &quot;&amp;[.$G93]&amp;&quot;, &quot;&amp;[.$K93]&amp;&quot;, &quot;&amp;[.$O93]&amp;&quot;, &quot;&amp;[.$D93]&amp;&quot;, &quot;&amp;[.$H93]&amp;&quot;, &quot;&amp;[.$L93]&amp;&quot;, &quot;&amp;[.$P93]&amp;&quot;, &quot;&amp;[.$X93]&amp;&quot;, &quot;&amp;[.$W93]&amp;&quot;, &quot;&amp;[.$Y93]&amp;&quot;, &quot;&amp;[.$Q93]" office:value-type="string" office:string-value="1, 0, 0, 0, 0, 1, 0, 0, 0, 0, 1, 0, -0.045705, 0.705511, 1.524361, 1" calcext:value-type="string">
            <text:p>1, 0, 0, 0, 0, 1, 0, 0, 0, 0, 1, 0, -0.045705, 0.705511, 1.524361, 1</text:p>
          </table:table-cell>
          <table:table-cell table:style-name="ce549" table:formula="of:=+[$'Blender conversions'.D93]" office:value-type="float" office:value="0.674511" calcext:value-type="float">
            <text:p>0.674511</text:p>
          </table:table-cell>
          <table:table-cell table:style-name="ce553" table:formula="of:=+[$'Blender conversions'.E93]" office:value-type="float" office:value="-0.022705" calcext:value-type="float">
            <text:p>-0.022705</text:p>
          </table:table-cell>
          <table:table-cell table:style-name="ce556" table:formula="of:=+[$'Blender conversions'.F93]" office:value-type="float" office:value="1.524361" calcext:value-type="float">
            <text:p>1.524361</text:p>
          </table:table-cell>
          <table:table-cell table:style-name="ce72" table:formula="of:=+[$'Blender conversions'.G93]" office:value-type="float" office:value="0.705511" calcext:value-type="float">
            <text:p>0.705511</text:p>
          </table:table-cell>
          <table:table-cell table:style-name="ce72" table:formula="of:=+[$'Blender conversions'.H93]" office:value-type="float" office:value="-0.045705" calcext:value-type="float">
            <text:p>-0.045705</text:p>
          </table:table-cell>
          <table:table-cell table:style-name="ce72" table:formula="of:=+[$'Blender conversions'.I93]" office:value-type="float" office:value="1.524361" calcext:value-type="float">
            <text:p>1.524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Thumb3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23" calcext:value-type="float">
            <text:p>0.023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31" calcext:value-type="float">
            <text:p>0.03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94]&amp;&quot;, &quot;&amp;[.F94]&amp;&quot;, &quot;&amp;[.J94]&amp;&quot;, &quot;&amp;[.N94]&amp;&quot;, &quot;&amp;[.C94]&amp;&quot;, &quot;&amp;[.G94]&amp;&quot;, &quot;&amp;[.K94]&amp;&quot;, &quot;&amp;[.O94]&amp;&quot;, &quot;&amp;[.D94]&amp;&quot;, &quot;&amp;[.H94]&amp;&quot;, &quot;&amp;[.L94]&amp;&quot;, &quot;&amp;[.P94]&amp;&quot;, &quot;&amp;-[.E94]&amp;&quot;, &quot;&amp;[.I94]&amp;&quot;, &quot;&amp;[.M94]&amp;&quot;, &quot;&amp;[.Q94]" office:value-type="string" office:string-value="1, 0, 0, 0, 0, 1, 0, 0, 0, 0, 1, 0, -0.023, 0.031, -0.001, 1" calcext:value-type="string">
            <text:p>1, 0, 0, 0, 0, 1, 0, 0, 0, 0, 1, 0, -0.023, 0.031, -0.001, 1</text:p>
          </table:table-cell>
          <table:table-cell table:style-name="ce566" table:formula="of:=[.$B94]&amp;&quot;, &quot;&amp;[.$F94]&amp;&quot;, &quot;&amp;[.$J94]&amp;&quot;, &quot;&amp;[.$N94]&amp;&quot;, &quot;&amp;[.$C94]&amp;&quot;, &quot;&amp;[.$G94]&amp;&quot;, &quot;&amp;[.$K94]&amp;&quot;, &quot;&amp;[.$O94]&amp;&quot;, &quot;&amp;[.$D94]&amp;&quot;, &quot;&amp;[.$H94]&amp;&quot;, &quot;&amp;[.$L94]&amp;&quot;, &quot;&amp;[.$P94]&amp;&quot;, &quot;&amp;[.$X94]&amp;&quot;, &quot;&amp;[.$W94]&amp;&quot;, &quot;&amp;[.$Y94]&amp;&quot;, &quot;&amp;[.$Q94]" office:value-type="string" office:string-value="1, 0, 0, 0, 0, 1, 0, 0, 0, 0, 1, 0, -0.060705, 0.730511, 1.523361, 1" calcext:value-type="string">
            <text:p>1, 0, 0, 0, 0, 1, 0, 0, 0, 0, 1, 0, -0.060705, 0.730511, 1.523361, 1</text:p>
          </table:table-cell>
          <table:table-cell table:style-name="ce549" table:formula="of:=+[$'Blender conversions'.D94]" office:value-type="float" office:value="0.705511" calcext:value-type="float">
            <text:p>0.705511</text:p>
          </table:table-cell>
          <table:table-cell table:style-name="ce553" table:formula="of:=+[$'Blender conversions'.E94]" office:value-type="float" office:value="-0.045705" calcext:value-type="float">
            <text:p>-0.045705</text:p>
          </table:table-cell>
          <table:table-cell table:style-name="ce556" table:formula="of:=+[$'Blender conversions'.F94]" office:value-type="float" office:value="1.523361" calcext:value-type="float">
            <text:p>1.523361</text:p>
          </table:table-cell>
          <table:table-cell table:style-name="ce72" table:formula="of:=+[$'Blender conversions'.G94]" office:value-type="float" office:value="0.730511" calcext:value-type="float">
            <text:p>0.730511</text:p>
          </table:table-cell>
          <table:table-cell table:style-name="ce72" table:formula="of:=+[$'Blender conversions'.H94]" office:value-type="float" office:value="-0.060705" calcext:value-type="float">
            <text:p>-0.060705</text:p>
          </table:table-cell>
          <table:table-cell table:style-name="ce72" table:formula="of:=+[$'Blender conversions'.I94]" office:value-type="float" office:value="1.523361" calcext:value-type="float">
            <text:p>1.523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Collar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21" calcext:value-type="float">
            <text:p>-0.02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85" calcext:value-type="float">
            <text:p>-0.08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165" calcext:value-type="float">
            <text:p>0.16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95]&amp;&quot;, &quot;&amp;[.F95]&amp;&quot;, &quot;&amp;[.J95]&amp;&quot;, &quot;&amp;[.N95]&amp;&quot;, &quot;&amp;[.C95]&amp;&quot;, &quot;&amp;[.G95]&amp;&quot;, &quot;&amp;[.K95]&amp;&quot;, &quot;&amp;[.O95]&amp;&quot;, &quot;&amp;[.D95]&amp;&quot;, &quot;&amp;[.H95]&amp;&quot;, &quot;&amp;[.L95]&amp;&quot;, &quot;&amp;[.P95]&amp;&quot;, &quot;&amp;-[.E95]&amp;&quot;, &quot;&amp;[.I95]&amp;&quot;, &quot;&amp;[.M95]&amp;&quot;, &quot;&amp;[.Q95]" office:value-type="string" office:string-value="1, 0, 0, 0, 0, 1, 0, 0, 0, 0, 1, 0, 0.021, -0.085, 0.165, 1" calcext:value-type="string">
            <text:p>1, 0, 0, 0, 0, 1, 0, 0, 0, 0, 1, 0, 0.021, -0.085, 0.165, 1</text:p>
          </table:table-cell>
          <table:table-cell table:style-name="ce566" table:formula="of:=[.$B95]&amp;&quot;, &quot;&amp;[.$F95]&amp;&quot;, &quot;&amp;[.$J95]&amp;&quot;, &quot;&amp;[.$N95]&amp;&quot;, &quot;&amp;[.$C95]&amp;&quot;, &quot;&amp;[.$G95]&amp;&quot;, &quot;&amp;[.$K95]&amp;&quot;, &quot;&amp;[.$O95]&amp;&quot;, &quot;&amp;[.$D95]&amp;&quot;, &quot;&amp;[.$H95]&amp;&quot;, &quot;&amp;[.$L95]&amp;&quot;, &quot;&amp;[.$P95]&amp;&quot;, &quot;&amp;[.$X95]&amp;&quot;, &quot;&amp;[.$W95]&amp;&quot;, &quot;&amp;[.$Y95]&amp;&quot;, &quot;&amp;[.$Q95]" office:value-type="string" office:string-value="1, 0, 0, 0, 0, 1, 0, 0, 0, 0, 1, 0, 0.036295, -0.164, 1.521361, 1" calcext:value-type="string">
            <text:p>1, 0, 0, 0, 0, 1, 0, 0, 0, 0, 1, 0, 0.036295, -0.164, 1.521361, 1</text:p>
          </table:table-cell>
          <table:table-cell table:style-name="ce549" table:formula="of:=+[$'Blender conversions'.D95]" office:value-type="float" office:value="-0.085" calcext:value-type="float">
            <text:p>-0.085000</text:p>
          </table:table-cell>
          <table:table-cell table:style-name="ce553" table:formula="of:=+[$'Blender conversions'.E95]" office:value-type="float" office:value="0.036295" calcext:value-type="float">
            <text:p>0.036295</text:p>
          </table:table-cell>
          <table:table-cell table:style-name="ce556" table:formula="of:=+[$'Blender conversions'.F95]" office:value-type="float" office:value="1.521361" calcext:value-type="float">
            <text:p>1.521361</text:p>
          </table:table-cell>
          <table:table-cell table:style-name="ce72" table:formula="of:=+[$'Blender conversions'.G95]" office:value-type="float" office:value="-0.164" calcext:value-type="float">
            <text:p>-0.164000</text:p>
          </table:table-cell>
          <table:table-cell table:style-name="ce72" table:formula="of:=+[$'Blender conversions'.H95]" office:value-type="float" office:value="0.036295" calcext:value-type="float">
            <text:p>0.036295</text:p>
          </table:table-cell>
          <table:table-cell table:style-name="ce72" table:formula="of:=+[$'Blender conversions'.I95]" office:value-type="float" office:value="1.521361" calcext:value-type="float">
            <text:p>1.521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R_CLAVICLE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2" calcext:value-type="float">
            <text:p>0.02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1999998" calcext:value-type="float">
            <text:p>0.0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96]&amp;&quot;, &quot;&amp;[.F96]&amp;&quot;, &quot;&amp;[.J96]&amp;&quot;, &quot;&amp;[.N96]&amp;&quot;, &quot;&amp;[.C96]&amp;&quot;, &quot;&amp;[.G96]&amp;&quot;, &quot;&amp;[.K96]&amp;&quot;, &quot;&amp;[.O96]&amp;&quot;, &quot;&amp;[.D96]&amp;&quot;, &quot;&amp;[.H96]&amp;&quot;, &quot;&amp;[.L96]&amp;&quot;, &quot;&amp;[.P96]&amp;&quot;, &quot;&amp;-[.E96]&amp;&quot;, &quot;&amp;[.I96]&amp;&quot;, &quot;&amp;[.M96]&amp;&quot;, &quot;&amp;[.Q96]" office:value-type="string" office:string-value="1, 0, 0, 0, 0, 1, 0, 0, 0, 0, 1, 0, -0.02, 0, 0.01999998, 1" calcext:value-type="string">
            <text:p>1, 0, 0, 0, 0, 1, 0, 0, 0, 0, 1, 0, -0.02, 0, 0.01999998, 1</text:p>
          </table:table-cell>
          <table:table-cell table:style-name="ce566" table:formula="of:=[.$B96]&amp;&quot;, &quot;&amp;[.$F96]&amp;&quot;, &quot;&amp;[.$J96]&amp;&quot;, &quot;&amp;[.$N96]&amp;&quot;, &quot;&amp;[.$C96]&amp;&quot;, &quot;&amp;[.$G96]&amp;&quot;, &quot;&amp;[.$K96]&amp;&quot;, &quot;&amp;[.$O96]&amp;&quot;, &quot;&amp;[.$D96]&amp;&quot;, &quot;&amp;[.$H96]&amp;&quot;, &quot;&amp;[.$L96]&amp;&quot;, &quot;&amp;[.$P96]&amp;&quot;, &quot;&amp;[.$X96]&amp;&quot;, &quot;&amp;[.$W96]&amp;&quot;, &quot;&amp;[.$Y96]&amp;&quot;, &quot;&amp;[.$Q96]" office:value-type="string" office:string-value="1, 0, 0, 0, 0, 1, 0, 0, 0, 0, 1, 0, 0.016295, -0.185, 1.541361, 1" calcext:value-type="string">
            <text:p>1, 0, 0, 0, 0, 1, 0, 0, 0, 0, 1, 0, 0.016295, -0.185, 1.541361, 1</text:p>
          </table:table-cell>
          <table:table-cell table:style-name="ce549" table:formula="of:=+[$'Blender conversions'.D96]" office:value-type="float" office:value="-0.085" calcext:value-type="float">
            <text:p>-0.085000</text:p>
          </table:table-cell>
          <table:table-cell table:style-name="ce553" table:formula="of:=+[$'Blender conversions'.E96]" office:value-type="float" office:value="0.016295" calcext:value-type="float">
            <text:p>0.016295</text:p>
          </table:table-cell>
          <table:table-cell table:style-name="ce556" table:formula="of:=+[$'Blender conversions'.F96]" office:value-type="float" office:value="1.541361" calcext:value-type="float">
            <text:p>1.541361</text:p>
          </table:table-cell>
          <table:table-cell table:style-name="ce72" table:formula="of:=+[$'Blender conversions'.G96]" office:value-type="float" office:value="-0.185" calcext:value-type="float">
            <text:p>-0.185000</text:p>
          </table:table-cell>
          <table:table-cell table:style-name="ce72" table:formula="of:=+[$'Blender conversions'.H96]" office:value-type="float" office:value="0.016295" calcext:value-type="float">
            <text:p>0.016295</text:p>
          </table:table-cell>
          <table:table-cell table:style-name="ce72" table:formula="of:=+[$'Blender conversions'.I96]" office:value-type="float" office:value="1.541361" calcext:value-type="float">
            <text:p>1.541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Shoulder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79" calcext:value-type="float">
            <text:p>-0.079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97]&amp;&quot;, &quot;&amp;[.F97]&amp;&quot;, &quot;&amp;[.J97]&amp;&quot;, &quot;&amp;[.N97]&amp;&quot;, &quot;&amp;[.C97]&amp;&quot;, &quot;&amp;[.G97]&amp;&quot;, &quot;&amp;[.K97]&amp;&quot;, &quot;&amp;[.O97]&amp;&quot;, &quot;&amp;[.D97]&amp;&quot;, &quot;&amp;[.H97]&amp;&quot;, &quot;&amp;[.L97]&amp;&quot;, &quot;&amp;[.P97]&amp;&quot;, &quot;&amp;-[.E97]&amp;&quot;, &quot;&amp;[.I97]&amp;&quot;, &quot;&amp;[.M97]&amp;&quot;, &quot;&amp;[.Q97]" office:value-type="string" office:string-value="1, 0, 0, 0, 0, 1, 0, 0, 0, 0, 1, 0, 0, -0.079, 0, 1" calcext:value-type="string">
            <text:p>1, 0, 0, 0, 0, 1, 0, 0, 0, 0, 1, 0, 0, -0.079, 0, 1</text:p>
          </table:table-cell>
          <table:table-cell table:style-name="ce566" table:formula="of:=[.$B97]&amp;&quot;, &quot;&amp;[.$F97]&amp;&quot;, &quot;&amp;[.$J97]&amp;&quot;, &quot;&amp;[.$N97]&amp;&quot;, &quot;&amp;[.$C97]&amp;&quot;, &quot;&amp;[.$G97]&amp;&quot;, &quot;&amp;[.$K97]&amp;&quot;, &quot;&amp;[.$O97]&amp;&quot;, &quot;&amp;[.$D97]&amp;&quot;, &quot;&amp;[.$H97]&amp;&quot;, &quot;&amp;[.$L97]&amp;&quot;, &quot;&amp;[.$P97]&amp;&quot;, &quot;&amp;[.$X97]&amp;&quot;, &quot;&amp;[.$W97]&amp;&quot;, &quot;&amp;[.$Y97]&amp;&quot;, &quot;&amp;[.$Q97]" office:value-type="string" office:string-value="1, 0, 0, 0, 0, 1, 0, 0, 0, 0, 1, 0, 0.036295, -0.411418, 1.521361, 1" calcext:value-type="string">
            <text:p>1, 0, 0, 0, 0, 1, 0, 0, 0, 0, 1, 0, 0.036295, -0.411418, 1.521361, 1</text:p>
          </table:table-cell>
          <table:table-cell table:style-name="ce549" table:formula="of:=+[$'Blender conversions'.D97]" office:value-type="float" office:value="-0.164418" calcext:value-type="float">
            <text:p>-0.164418</text:p>
          </table:table-cell>
          <table:table-cell table:style-name="ce553" table:formula="of:=+[$'Blender conversions'.E97]" office:value-type="float" office:value="0.036295" calcext:value-type="float">
            <text:p>0.036295</text:p>
          </table:table-cell>
          <table:table-cell table:style-name="ce556" table:formula="of:=+[$'Blender conversions'.F97]" office:value-type="float" office:value="1.521361" calcext:value-type="float">
            <text:p>1.521361</text:p>
          </table:table-cell>
          <table:table-cell table:style-name="ce72" table:formula="of:=+[$'Blender conversions'.G97]" office:value-type="float" office:value="-0.411418" calcext:value-type="float">
            <text:p>-0.411418</text:p>
          </table:table-cell>
          <table:table-cell table:style-name="ce72" table:formula="of:=+[$'Blender conversions'.H97]" office:value-type="float" office:value="0.036295" calcext:value-type="float">
            <text:p>0.036295</text:p>
          </table:table-cell>
          <table:table-cell table:style-name="ce72" table:formula="of:=+[$'Blender conversions'.I97]" office:value-type="float" office:value="1.521361" calcext:value-type="float">
            <text:p>1.521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R_UPPER_ARM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1764" calcext:value-type="float">
            <text:p>-0.1764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0999999" calcext:value-type="float">
            <text:p>0.01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98]&amp;&quot;, &quot;&amp;[.F98]&amp;&quot;, &quot;&amp;[.J98]&amp;&quot;, &quot;&amp;[.N98]&amp;&quot;, &quot;&amp;[.C98]&amp;&quot;, &quot;&amp;[.G98]&amp;&quot;, &quot;&amp;[.K98]&amp;&quot;, &quot;&amp;[.O98]&amp;&quot;, &quot;&amp;[.D98]&amp;&quot;, &quot;&amp;[.H98]&amp;&quot;, &quot;&amp;[.L98]&amp;&quot;, &quot;&amp;[.P98]&amp;&quot;, &quot;&amp;-[.E98]&amp;&quot;, &quot;&amp;[.I98]&amp;&quot;, &quot;&amp;[.M98]&amp;&quot;, &quot;&amp;[.Q98]" office:value-type="string" office:string-value="1, 0, 0, 0, 0, 1, 0, 0, 0, 0, 1, 0, 0, -0.1764, 0.00999999, 1" calcext:value-type="string">
            <text:p>1, 0, 0, 0, 0, 1, 0, 0, 0, 0, 1, 0, 0, -0.1764, 0.00999999, 1</text:p>
          </table:table-cell>
          <table:table-cell table:style-name="ce566" table:formula="of:=[.$B98]&amp;&quot;, &quot;&amp;[.$F98]&amp;&quot;, &quot;&amp;[.$J98]&amp;&quot;, &quot;&amp;[.$N98]&amp;&quot;, &quot;&amp;[.$C98]&amp;&quot;, &quot;&amp;[.$G98]&amp;&quot;, &quot;&amp;[.$K98]&amp;&quot;, &quot;&amp;[.$O98]&amp;&quot;, &quot;&amp;[.$D98]&amp;&quot;, &quot;&amp;[.$H98]&amp;&quot;, &quot;&amp;[.$L98]&amp;&quot;, &quot;&amp;[.$P98]&amp;&quot;, &quot;&amp;[.$X98]&amp;&quot;, &quot;&amp;[.$W98]&amp;&quot;, &quot;&amp;[.$Y98]&amp;&quot;, &quot;&amp;[.$Q98]" office:value-type="string" office:string-value="1, 0, 0, 0, 0, 1, 0, 0, 0, 0, 1, 0, 0.036295, -0.414418, 1.528361, 1" calcext:value-type="string">
            <text:p>1, 0, 0, 0, 0, 1, 0, 0, 0, 0, 1, 0, 0.036295, -0.414418, 1.528361, 1</text:p>
          </table:table-cell>
          <table:table-cell table:style-name="ce549" table:formula="of:=+[$'Blender conversions'.D98]" office:value-type="float" office:value="-0.284418" calcext:value-type="float">
            <text:p>-0.284418</text:p>
          </table:table-cell>
          <table:table-cell table:style-name="ce553" table:formula="of:=+[$'Blender conversions'.E98]" office:value-type="float" office:value="0.036295" calcext:value-type="float">
            <text:p>0.036295</text:p>
          </table:table-cell>
          <table:table-cell table:style-name="ce556" table:formula="of:=+[$'Blender conversions'.F98]" office:value-type="float" office:value="1.531361" calcext:value-type="float">
            <text:p>1.531361</text:p>
          </table:table-cell>
          <table:table-cell table:style-name="ce72" table:formula="of:=+[$'Blender conversions'.G98]" office:value-type="float" office:value="-0.414418" calcext:value-type="float">
            <text:p>-0.414418</text:p>
          </table:table-cell>
          <table:table-cell table:style-name="ce72" table:formula="of:=+[$'Blender conversions'.H98]" office:value-type="float" office:value="0.036295" calcext:value-type="float">
            <text:p>0.036295</text:p>
          </table:table-cell>
          <table:table-cell table:style-name="ce72" table:formula="of:=+[$'Blender conversions'.I98]" office:value-type="float" office:value="1.528361" calcext:value-type="float">
            <text:p>1.528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Elbow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248" calcext:value-type="float">
            <text:p>-0.248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99]&amp;&quot;, &quot;&amp;[.F99]&amp;&quot;, &quot;&amp;[.J99]&amp;&quot;, &quot;&amp;[.N99]&amp;&quot;, &quot;&amp;[.C99]&amp;&quot;, &quot;&amp;[.G99]&amp;&quot;, &quot;&amp;[.K99]&amp;&quot;, &quot;&amp;[.O99]&amp;&quot;, &quot;&amp;[.D99]&amp;&quot;, &quot;&amp;[.H99]&amp;&quot;, &quot;&amp;[.L99]&amp;&quot;, &quot;&amp;[.P99]&amp;&quot;, &quot;&amp;-[.E99]&amp;&quot;, &quot;&amp;[.I99]&amp;&quot;, &quot;&amp;[.M99]&amp;&quot;, &quot;&amp;[.Q99]" office:value-type="string" office:string-value="1, 0, 0, 0, 0, 1, 0, 0, 0, 0, 1, 0, 0, -0.248, 0, 1" calcext:value-type="string">
            <text:p>1, 0, 0, 0, 0, 1, 0, 0, 0, 0, 1, 0, 0, -0.248, 0, 1</text:p>
          </table:table-cell>
          <table:table-cell table:style-name="ce566" table:formula="of:=[.$B99]&amp;&quot;, &quot;&amp;[.$F99]&amp;&quot;, &quot;&amp;[.$J99]&amp;&quot;, &quot;&amp;[.$N99]&amp;&quot;, &quot;&amp;[.$C99]&amp;&quot;, &quot;&amp;[.$G99]&amp;&quot;, &quot;&amp;[.$K99]&amp;&quot;, &quot;&amp;[.$O99]&amp;&quot;, &quot;&amp;[.$D99]&amp;&quot;, &quot;&amp;[.$H99]&amp;&quot;, &quot;&amp;[.$L99]&amp;&quot;, &quot;&amp;[.$P99]&amp;&quot;, &quot;&amp;[.$X99]&amp;&quot;, &quot;&amp;[.$W99]&amp;&quot;, &quot;&amp;[.$Y99]&amp;&quot;, &quot;&amp;[.$Q99]" office:value-type="string" office:string-value="1, 0, 0, 0, 0, 1, 0, 0, 0, 0, 1, 0, 0.036295, -0.617418, 1.521361, 1" calcext:value-type="string">
            <text:p>1, 0, 0, 0, 0, 1, 0, 0, 0, 0, 1, 0, 0.036295, -0.617418, 1.521361, 1</text:p>
          </table:table-cell>
          <table:table-cell table:style-name="ce549" table:formula="of:=+[$'Blender conversions'.D99]" office:value-type="float" office:value="-0.412418" calcext:value-type="float">
            <text:p>-0.412418</text:p>
          </table:table-cell>
          <table:table-cell table:style-name="ce553" table:formula="of:=+[$'Blender conversions'.E99]" office:value-type="float" office:value="0.036295" calcext:value-type="float">
            <text:p>0.036295</text:p>
          </table:table-cell>
          <table:table-cell table:style-name="ce556" table:formula="of:=+[$'Blender conversions'.F99]" office:value-type="float" office:value="1.521361" calcext:value-type="float">
            <text:p>1.521361</text:p>
          </table:table-cell>
          <table:table-cell table:style-name="ce72" table:formula="of:=+[$'Blender conversions'.G99]" office:value-type="float" office:value="-0.617418" calcext:value-type="float">
            <text:p>-0.617418</text:p>
          </table:table-cell>
          <table:table-cell table:style-name="ce72" table:formula="of:=+[$'Blender conversions'.H99]" office:value-type="float" office:value="0.036295" calcext:value-type="float">
            <text:p>0.036295</text:p>
          </table:table-cell>
          <table:table-cell table:style-name="ce72" table:formula="of:=+[$'Blender conversions'.I99]" office:value-type="float" office:value="1.521361" calcext:value-type="float">
            <text:p>1.521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R_LOWER_ARM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128" calcext:value-type="float">
            <text:p>-0.128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00]&amp;&quot;, &quot;&amp;[.F100]&amp;&quot;, &quot;&amp;[.J100]&amp;&quot;, &quot;&amp;[.N100]&amp;&quot;, &quot;&amp;[.C100]&amp;&quot;, &quot;&amp;[.G100]&amp;&quot;, &quot;&amp;[.K100]&amp;&quot;, &quot;&amp;[.O100]&amp;&quot;, &quot;&amp;[.D100]&amp;&quot;, &quot;&amp;[.H100]&amp;&quot;, &quot;&amp;[.L100]&amp;&quot;, &quot;&amp;[.P100]&amp;&quot;, &quot;&amp;-[.E100]&amp;&quot;, &quot;&amp;[.I100]&amp;&quot;, &quot;&amp;[.M100]&amp;&quot;, &quot;&amp;[.Q100]" office:value-type="string" office:string-value="1, 0, 0, 0, 0, 1, 0, 0, 0, 0, 1, 0, 0, -0.128, 0, 1" calcext:value-type="string">
            <text:p>1, 0, 0, 0, 0, 1, 0, 0, 0, 0, 1, 0, 0, -0.128, 0, 1</text:p>
          </table:table-cell>
          <table:table-cell table:style-name="ce566" table:formula="of:=[.$B100]&amp;&quot;, &quot;&amp;[.$F100]&amp;&quot;, &quot;&amp;[.$J100]&amp;&quot;, &quot;&amp;[.$N100]&amp;&quot;, &quot;&amp;[.$C100]&amp;&quot;, &quot;&amp;[.$G100]&amp;&quot;, &quot;&amp;[.$K100]&amp;&quot;, &quot;&amp;[.$O100]&amp;&quot;, &quot;&amp;[.$D100]&amp;&quot;, &quot;&amp;[.$H100]&amp;&quot;, &quot;&amp;[.$L100]&amp;&quot;, &quot;&amp;[.$P100]&amp;&quot;, &quot;&amp;[.$X100]&amp;&quot;, &quot;&amp;[.$W100]&amp;&quot;, &quot;&amp;[.$Y100]&amp;&quot;, &quot;&amp;[.$Q100]" office:value-type="string" office:string-value="1, 0, 0, 0, 0, 1, 0, 0, 0, 0, 1, 0, 0.036295, -0.612418, 1.520361, 1" calcext:value-type="string">
            <text:p>1, 0, 0, 0, 0, 1, 0, 0, 0, 0, 1, 0, 0.036295, -0.612418, 1.520361, 1</text:p>
          </table:table-cell>
          <table:table-cell table:style-name="ce549" table:formula="of:=+[$'Blender conversions'.D100]" office:value-type="float" office:value="-0.512418" calcext:value-type="float">
            <text:p>-0.512418</text:p>
          </table:table-cell>
          <table:table-cell table:style-name="ce553" table:formula="of:=+[$'Blender conversions'.E100]" office:value-type="float" office:value="0.036295" calcext:value-type="float">
            <text:p>0.036295</text:p>
          </table:table-cell>
          <table:table-cell table:style-name="ce556" table:formula="of:=+[$'Blender conversions'.F100]" office:value-type="float" office:value="1.521361" calcext:value-type="float">
            <text:p>1.521361</text:p>
          </table:table-cell>
          <table:table-cell table:style-name="ce72" table:formula="of:=+[$'Blender conversions'.G100]" office:value-type="float" office:value="-0.612418" calcext:value-type="float">
            <text:p>-0.612418</text:p>
          </table:table-cell>
          <table:table-cell table:style-name="ce72" table:formula="of:=+[$'Blender conversions'.H100]" office:value-type="float" office:value="0.036295" calcext:value-type="float">
            <text:p>0.036295</text:p>
          </table:table-cell>
          <table:table-cell table:style-name="ce72" table:formula="of:=+[$'Blender conversions'.I100]" office:value-type="float" office:value="1.520361" calcext:value-type="float">
            <text:p>1.520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Wrist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205" calcext:value-type="float">
            <text:p>-0.20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01]&amp;&quot;, &quot;&amp;[.F101]&amp;&quot;, &quot;&amp;[.J101]&amp;&quot;, &quot;&amp;[.N101]&amp;&quot;, &quot;&amp;[.C101]&amp;&quot;, &quot;&amp;[.G101]&amp;&quot;, &quot;&amp;[.K101]&amp;&quot;, &quot;&amp;[.O101]&amp;&quot;, &quot;&amp;[.D101]&amp;&quot;, &quot;&amp;[.H101]&amp;&quot;, &quot;&amp;[.L101]&amp;&quot;, &quot;&amp;[.P101]&amp;&quot;, &quot;&amp;-[.E101]&amp;&quot;, &quot;&amp;[.I101]&amp;&quot;, &quot;&amp;[.M101]&amp;&quot;, &quot;&amp;[.Q101]" office:value-type="string" office:string-value="1, 0, 0, 0, 0, 1, 0, 0, 0, 0, 1, 0, 0, -0.205, 0, 1" calcext:value-type="string">
            <text:p>1, 0, 0, 0, 0, 1, 0, 0, 0, 0, 1, 0, 0, -0.205, 0, 1</text:p>
          </table:table-cell>
          <table:table-cell table:style-name="ce566" table:formula="of:=[.$B101]&amp;&quot;, &quot;&amp;[.$F101]&amp;&quot;, &quot;&amp;[.$J101]&amp;&quot;, &quot;&amp;[.$N101]&amp;&quot;, &quot;&amp;[.$C101]&amp;&quot;, &quot;&amp;[.$G101]&amp;&quot;, &quot;&amp;[.$K101]&amp;&quot;, &quot;&amp;[.$O101]&amp;&quot;, &quot;&amp;[.$D101]&amp;&quot;, &quot;&amp;[.$H101]&amp;&quot;, &quot;&amp;[.$L101]&amp;&quot;, &quot;&amp;[.$P101]&amp;&quot;, &quot;&amp;[.$X101]&amp;&quot;, &quot;&amp;[.$W101]&amp;&quot;, &quot;&amp;[.$Y101]&amp;&quot;, &quot;&amp;[.$Q101]" office:value-type="string" office:string-value="1, 0, 0, 0, 0, 1, 0, 0, 0, 0, 1, 0, 0.036295, -0.677418, 1.521361, 1" calcext:value-type="string">
            <text:p>1, 0, 0, 0, 0, 1, 0, 0, 0, 0, 1, 0, 0.036295, -0.677418, 1.521361, 1</text:p>
          </table:table-cell>
          <table:table-cell table:style-name="ce549" table:formula="of:=+[$'Blender conversions'.D101]" office:value-type="float" office:value="-0.617418" calcext:value-type="float">
            <text:p>-0.617418</text:p>
          </table:table-cell>
          <table:table-cell table:style-name="ce553" table:formula="of:=+[$'Blender conversions'.E101]" office:value-type="float" office:value="0.036295" calcext:value-type="float">
            <text:p>0.036295</text:p>
          </table:table-cell>
          <table:table-cell table:style-name="ce556" table:formula="of:=+[$'Blender conversions'.F101]" office:value-type="float" office:value="1.521361" calcext:value-type="float">
            <text:p>1.521361</text:p>
          </table:table-cell>
          <table:table-cell table:style-name="ce72" table:formula="of:=+[$'Blender conversions'.G101]" office:value-type="float" office:value="-0.677418" calcext:value-type="float">
            <text:p>-0.677418</text:p>
          </table:table-cell>
          <table:table-cell table:style-name="ce72" table:formula="of:=+[$'Blender conversions'.H101]" office:value-type="float" office:value="0.036295" calcext:value-type="float">
            <text:p>0.036295</text:p>
          </table:table-cell>
          <table:table-cell table:style-name="ce72" table:formula="of:=+[$'Blender conversions'.I101]" office:value-type="float" office:value="1.521361" calcext:value-type="float">
            <text:p>1.521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R_HAND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1" calcext:value-type="float">
            <text:p>0.01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5000001" calcext:value-type="float">
            <text:p>-0.05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02]&amp;&quot;, &quot;&amp;[.F102]&amp;&quot;, &quot;&amp;[.J102]&amp;&quot;, &quot;&amp;[.N102]&amp;&quot;, &quot;&amp;[.C102]&amp;&quot;, &quot;&amp;[.G102]&amp;&quot;, &quot;&amp;[.K102]&amp;&quot;, &quot;&amp;[.O102]&amp;&quot;, &quot;&amp;[.D102]&amp;&quot;, &quot;&amp;[.H102]&amp;&quot;, &quot;&amp;[.L102]&amp;&quot;, &quot;&amp;[.P102]&amp;&quot;, &quot;&amp;-[.E102]&amp;&quot;, &quot;&amp;[.I102]&amp;&quot;, &quot;&amp;[.M102]&amp;&quot;, &quot;&amp;[.Q102]" office:value-type="string" office:string-value="1, 0, 0, 0, 0, 1, 0, 0, 0, 0, 1, 0, -0.01, -0.05000001, 0, 1" calcext:value-type="string">
            <text:p>1, 0, 0, 0, 0, 1, 0, 0, 0, 0, 1, 0, -0.01, -0.05000001, 0, 1</text:p>
          </table:table-cell>
          <table:table-cell table:style-name="ce566" table:formula="of:=[.$B102]&amp;&quot;, &quot;&amp;[.$F102]&amp;&quot;, &quot;&amp;[.$J102]&amp;&quot;, &quot;&amp;[.$N102]&amp;&quot;, &quot;&amp;[.$C102]&amp;&quot;, &quot;&amp;[.$G102]&amp;&quot;, &quot;&amp;[.$K102]&amp;&quot;, &quot;&amp;[.$O102]&amp;&quot;, &quot;&amp;[.$D102]&amp;&quot;, &quot;&amp;[.$H102]&amp;&quot;, &quot;&amp;[.$L102]&amp;&quot;, &quot;&amp;[.$P102]&amp;&quot;, &quot;&amp;[.$X102]&amp;&quot;, &quot;&amp;[.$W102]&amp;&quot;, &quot;&amp;[.$Y102]&amp;&quot;, &quot;&amp;[.$Q102]" office:value-type="string" office:string-value="1, 0, 0, 0, 0, 1, 0, 0, 0, 0, 1, 0, 0.021295, -0.716418, 1.520361, 1" calcext:value-type="string">
            <text:p>1, 0, 0, 0, 0, 1, 0, 0, 0, 0, 1, 0, 0.021295, -0.716418, 1.520361, 1</text:p>
          </table:table-cell>
          <table:table-cell table:style-name="ce549" table:formula="of:=+[$'Blender conversions'.D102]" office:value-type="float" office:value="-0.667418" calcext:value-type="float">
            <text:p>-0.667418</text:p>
          </table:table-cell>
          <table:table-cell table:style-name="ce553" table:formula="of:=+[$'Blender conversions'.E102]" office:value-type="float" office:value="0.026295" calcext:value-type="float">
            <text:p>0.026295</text:p>
          </table:table-cell>
          <table:table-cell table:style-name="ce556" table:formula="of:=+[$'Blender conversions'.F102]" office:value-type="float" office:value="1.521361" calcext:value-type="float">
            <text:p>1.521361</text:p>
          </table:table-cell>
          <table:table-cell table:style-name="ce72" table:formula="of:=+[$'Blender conversions'.G102]" office:value-type="float" office:value="-0.716418" calcext:value-type="float">
            <text:p>-0.716418</text:p>
          </table:table-cell>
          <table:table-cell table:style-name="ce72" table:formula="of:=+[$'Blender conversions'.H102]" office:value-type="float" office:value="0.021295" calcext:value-type="float">
            <text:p>0.021295</text:p>
          </table:table-cell>
          <table:table-cell table:style-name="ce72" table:formula="of:=+[$'Blender conversions'.I102]" office:value-type="float" office:value="1.520361" calcext:value-type="float">
            <text:p>1.520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Middle1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13" calcext:value-type="float">
            <text:p>0.013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101" calcext:value-type="float">
            <text:p>-0.10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15" calcext:value-type="float">
            <text:p>0.01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03]&amp;&quot;, &quot;&amp;[.F103]&amp;&quot;, &quot;&amp;[.J103]&amp;&quot;, &quot;&amp;[.N103]&amp;&quot;, &quot;&amp;[.C103]&amp;&quot;, &quot;&amp;[.G103]&amp;&quot;, &quot;&amp;[.K103]&amp;&quot;, &quot;&amp;[.O103]&amp;&quot;, &quot;&amp;[.D103]&amp;&quot;, &quot;&amp;[.H103]&amp;&quot;, &quot;&amp;[.L103]&amp;&quot;, &quot;&amp;[.P103]&amp;&quot;, &quot;&amp;-[.E103]&amp;&quot;, &quot;&amp;[.I103]&amp;&quot;, &quot;&amp;[.M103]&amp;&quot;, &quot;&amp;[.Q103]" office:value-type="string" office:string-value="1, 0, 0, 0, 0, 1, 0, 0, 0, 0, 1, 0, -0.013, -0.101, 0.015, 1" calcext:value-type="string">
            <text:p>1, 0, 0, 0, 0, 1, 0, 0, 0, 0, 1, 0, -0.013, -0.101, 0.015, 1</text:p>
          </table:table-cell>
          <table:table-cell table:style-name="ce566" table:formula="of:=[.$B103]&amp;&quot;, &quot;&amp;[.$F103]&amp;&quot;, &quot;&amp;[.$J103]&amp;&quot;, &quot;&amp;[.$N103]&amp;&quot;, &quot;&amp;[.$C103]&amp;&quot;, &quot;&amp;[.$G103]&amp;&quot;, &quot;&amp;[.$K103]&amp;&quot;, &quot;&amp;[.$O103]&amp;&quot;, &quot;&amp;[.$D103]&amp;&quot;, &quot;&amp;[.$H103]&amp;&quot;, &quot;&amp;[.$L103]&amp;&quot;, &quot;&amp;[.$P103]&amp;&quot;, &quot;&amp;[.$X103]&amp;&quot;, &quot;&amp;[.$W103]&amp;&quot;, &quot;&amp;[.$Y103]&amp;&quot;, &quot;&amp;[.$Q103]" office:value-type="string" office:string-value="1, 0, 0, 0, 0, 1, 0, 0, 0, 0, 1, 0, 0.024295, -0.758418, 1.530361, 1" calcext:value-type="string">
            <text:p>1, 0, 0, 0, 0, 1, 0, 0, 0, 0, 1, 0, 0.024295, -0.758418, 1.530361, 1</text:p>
          </table:table-cell>
          <table:table-cell table:style-name="ce549" table:formula="of:=+[$'Blender conversions'.D103]" office:value-type="float" office:value="-0.718418" calcext:value-type="float">
            <text:p>-0.718418</text:p>
          </table:table-cell>
          <table:table-cell table:style-name="ce553" table:formula="of:=+[$'Blender conversions'.E103]" office:value-type="float" office:value="0.023295" calcext:value-type="float">
            <text:p>0.023295</text:p>
          </table:table-cell>
          <table:table-cell table:style-name="ce556" table:formula="of:=+[$'Blender conversions'.F103]" office:value-type="float" office:value="1.536361" calcext:value-type="float">
            <text:p>1.536361</text:p>
          </table:table-cell>
          <table:table-cell table:style-name="ce72" table:formula="of:=+[$'Blender conversions'.G103]" office:value-type="float" office:value="-0.758418" calcext:value-type="float">
            <text:p>-0.758418</text:p>
          </table:table-cell>
          <table:table-cell table:style-name="ce72" table:formula="of:=+[$'Blender conversions'.H103]" office:value-type="float" office:value="0.024295" calcext:value-type="float">
            <text:p>0.024295</text:p>
          </table:table-cell>
          <table:table-cell table:style-name="ce72" table:formula="of:=+[$'Blender conversions'.I103]" office:value-type="float" office:value="1.530361" calcext:value-type="float">
            <text:p>1.530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Middle2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4" calcext:value-type="float">
            <text:p>-0.04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04]&amp;&quot;, &quot;&amp;[.F104]&amp;&quot;, &quot;&amp;[.J104]&amp;&quot;, &quot;&amp;[.N104]&amp;&quot;, &quot;&amp;[.C104]&amp;&quot;, &quot;&amp;[.G104]&amp;&quot;, &quot;&amp;[.K104]&amp;&quot;, &quot;&amp;[.O104]&amp;&quot;, &quot;&amp;[.D104]&amp;&quot;, &quot;&amp;[.H104]&amp;&quot;, &quot;&amp;[.L104]&amp;&quot;, &quot;&amp;[.P104]&amp;&quot;, &quot;&amp;-[.E104]&amp;&quot;, &quot;&amp;[.I104]&amp;&quot;, &quot;&amp;[.M104]&amp;&quot;, &quot;&amp;[.Q104]" office:value-type="string" office:string-value="1, 0, 0, 0, 0, 1, 0, 0, 0, 0, 1, 0, 0.001, -0.04, -0.006, 1" calcext:value-type="string">
            <text:p>1, 0, 0, 0, 0, 1, 0, 0, 0, 0, 1, 0, 0.001, -0.04, -0.006, 1</text:p>
          </table:table-cell>
          <table:table-cell table:style-name="ce566" table:formula="of:=[.$B104]&amp;&quot;, &quot;&amp;[.$F104]&amp;&quot;, &quot;&amp;[.$J104]&amp;&quot;, &quot;&amp;[.$N104]&amp;&quot;, &quot;&amp;[.$C104]&amp;&quot;, &quot;&amp;[.$G104]&amp;&quot;, &quot;&amp;[.$K104]&amp;&quot;, &quot;&amp;[.$O104]&amp;&quot;, &quot;&amp;[.$D104]&amp;&quot;, &quot;&amp;[.$H104]&amp;&quot;, &quot;&amp;[.$L104]&amp;&quot;, &quot;&amp;[.$P104]&amp;&quot;, &quot;&amp;[.$X104]&amp;&quot;, &quot;&amp;[.$W104]&amp;&quot;, &quot;&amp;[.$Y104]&amp;&quot;, &quot;&amp;[.$Q104]" office:value-type="string" office:string-value="1, 0, 0, 0, 0, 1, 0, 0, 0, 0, 1, 0, 0.025295, -0.807418, 1.522361, 1" calcext:value-type="string">
            <text:p>1, 0, 0, 0, 0, 1, 0, 0, 0, 0, 1, 0, 0.025295, -0.807418, 1.522361, 1</text:p>
          </table:table-cell>
          <table:table-cell table:style-name="ce549" table:formula="of:=+[$'Blender conversions'.D104]" office:value-type="float" office:value="-0.758418" calcext:value-type="float">
            <text:p>-0.758418</text:p>
          </table:table-cell>
          <table:table-cell table:style-name="ce553" table:formula="of:=+[$'Blender conversions'.E104]" office:value-type="float" office:value="0.024295" calcext:value-type="float">
            <text:p>0.024295</text:p>
          </table:table-cell>
          <table:table-cell table:style-name="ce556" table:formula="of:=+[$'Blender conversions'.F104]" office:value-type="float" office:value="1.530361" calcext:value-type="float">
            <text:p>1.530361</text:p>
          </table:table-cell>
          <table:table-cell table:style-name="ce72" table:formula="of:=+[$'Blender conversions'.G104]" office:value-type="float" office:value="-0.807418" calcext:value-type="float">
            <text:p>-0.807418</text:p>
          </table:table-cell>
          <table:table-cell table:style-name="ce72" table:formula="of:=+[$'Blender conversions'.H104]" office:value-type="float" office:value="0.025295" calcext:value-type="float">
            <text:p>0.025295</text:p>
          </table:table-cell>
          <table:table-cell table:style-name="ce72" table:formula="of:=+[$'Blender conversions'.I104]" office:value-type="float" office:value="1.522361" calcext:value-type="float">
            <text:p>1.522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Middle3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49" calcext:value-type="float">
            <text:p>-0.049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8" calcext:value-type="float">
            <text:p>-0.00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05]&amp;&quot;, &quot;&amp;[.F105]&amp;&quot;, &quot;&amp;[.J105]&amp;&quot;, &quot;&amp;[.N105]&amp;&quot;, &quot;&amp;[.C105]&amp;&quot;, &quot;&amp;[.G105]&amp;&quot;, &quot;&amp;[.K105]&amp;&quot;, &quot;&amp;[.O105]&amp;&quot;, &quot;&amp;[.D105]&amp;&quot;, &quot;&amp;[.H105]&amp;&quot;, &quot;&amp;[.L105]&amp;&quot;, &quot;&amp;[.P105]&amp;&quot;, &quot;&amp;-[.E105]&amp;&quot;, &quot;&amp;[.I105]&amp;&quot;, &quot;&amp;[.M105]&amp;&quot;, &quot;&amp;[.Q105]" office:value-type="string" office:string-value="1, 0, 0, 0, 0, 1, 0, 0, 0, 0, 1, 0, 0.001, -0.049, -0.008, 1" calcext:value-type="string">
            <text:p>1, 0, 0, 0, 0, 1, 0, 0, 0, 0, 1, 0, 0.001, -0.049, -0.008, 1</text:p>
          </table:table-cell>
          <table:table-cell table:style-name="ce566" table:formula="of:=[.$B105]&amp;&quot;, &quot;&amp;[.$F105]&amp;&quot;, &quot;&amp;[.$J105]&amp;&quot;, &quot;&amp;[.$N105]&amp;&quot;, &quot;&amp;[.$C105]&amp;&quot;, &quot;&amp;[.$G105]&amp;&quot;, &quot;&amp;[.$K105]&amp;&quot;, &quot;&amp;[.$O105]&amp;&quot;, &quot;&amp;[.$D105]&amp;&quot;, &quot;&amp;[.$H105]&amp;&quot;, &quot;&amp;[.$L105]&amp;&quot;, &quot;&amp;[.$P105]&amp;&quot;, &quot;&amp;[.$X105]&amp;&quot;, &quot;&amp;[.$W105]&amp;&quot;, &quot;&amp;[.$Y105]&amp;&quot;, &quot;&amp;[.$Q105]" office:value-type="string" office:string-value="1, 0, 0, 0, 0, 1, 0, 0, 0, 0, 1, 0, 0.027295, -0.840418, 1.516361, 1" calcext:value-type="string">
            <text:p>1, 0, 0, 0, 0, 1, 0, 0, 0, 0, 1, 0, 0.027295, -0.840418, 1.516361, 1</text:p>
          </table:table-cell>
          <table:table-cell table:style-name="ce549" table:formula="of:=+[$'Blender conversions'.D105]" office:value-type="float" office:value="-0.807418" calcext:value-type="float">
            <text:p>-0.807418</text:p>
          </table:table-cell>
          <table:table-cell table:style-name="ce553" table:formula="of:=+[$'Blender conversions'.E105]" office:value-type="float" office:value="0.025295" calcext:value-type="float">
            <text:p>0.025295</text:p>
          </table:table-cell>
          <table:table-cell table:style-name="ce556" table:formula="of:=+[$'Blender conversions'.F105]" office:value-type="float" office:value="1.522361" calcext:value-type="float">
            <text:p>1.522361</text:p>
          </table:table-cell>
          <table:table-cell table:style-name="ce72" table:formula="of:=+[$'Blender conversions'.G105]" office:value-type="float" office:value="-0.840418" calcext:value-type="float">
            <text:p>-0.840418</text:p>
          </table:table-cell>
          <table:table-cell table:style-name="ce72" table:formula="of:=+[$'Blender conversions'.H105]" office:value-type="float" office:value="0.027295" calcext:value-type="float">
            <text:p>0.027295</text:p>
          </table:table-cell>
          <table:table-cell table:style-name="ce72" table:formula="of:=+[$'Blender conversions'.I105]" office:value-type="float" office:value="1.516361" calcext:value-type="float">
            <text:p>1.516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Index1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38" calcext:value-type="float">
            <text:p>0.038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97" calcext:value-type="float">
            <text:p>-0.097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15" calcext:value-type="float">
            <text:p>0.01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06]&amp;&quot;, &quot;&amp;[.F106]&amp;&quot;, &quot;&amp;[.J106]&amp;&quot;, &quot;&amp;[.N106]&amp;&quot;, &quot;&amp;[.C106]&amp;&quot;, &quot;&amp;[.G106]&amp;&quot;, &quot;&amp;[.K106]&amp;&quot;, &quot;&amp;[.O106]&amp;&quot;, &quot;&amp;[.D106]&amp;&quot;, &quot;&amp;[.H106]&amp;&quot;, &quot;&amp;[.L106]&amp;&quot;, &quot;&amp;[.P106]&amp;&quot;, &quot;&amp;-[.E106]&amp;&quot;, &quot;&amp;[.I106]&amp;&quot;, &quot;&amp;[.M106]&amp;&quot;, &quot;&amp;[.Q106]" office:value-type="string" office:string-value="1, 0, 0, 0, 0, 1, 0, 0, 0, 0, 1, 0, -0.038, -0.097, 0.015, 1" calcext:value-type="string">
            <text:p>1, 0, 0, 0, 0, 1, 0, 0, 0, 0, 1, 0, -0.038, -0.097, 0.015, 1</text:p>
          </table:table-cell>
          <table:table-cell table:style-name="ce566" table:formula="of:=[.$B106]&amp;&quot;, &quot;&amp;[.$F106]&amp;&quot;, &quot;&amp;[.$J106]&amp;&quot;, &quot;&amp;[.$N106]&amp;&quot;, &quot;&amp;[.$C106]&amp;&quot;, &quot;&amp;[.$G106]&amp;&quot;, &quot;&amp;[.$K106]&amp;&quot;, &quot;&amp;[.$O106]&amp;&quot;, &quot;&amp;[.$D106]&amp;&quot;, &quot;&amp;[.$H106]&amp;&quot;, &quot;&amp;[.$L106]&amp;&quot;, &quot;&amp;[.$P106]&amp;&quot;, &quot;&amp;[.$X106]&amp;&quot;, &quot;&amp;[.$W106]&amp;&quot;, &quot;&amp;[.$Y106]&amp;&quot;, &quot;&amp;[.$Q106]" office:value-type="string" office:string-value="1, 0, 0, 0, 0, 1, 0, 0, 0, 0, 1, 0, -0.018705, -0.750418, 1.530361, 1" calcext:value-type="string">
            <text:p>1, 0, 0, 0, 0, 1, 0, 0, 0, 0, 1, 0, -0.018705, -0.750418, 1.530361, 1</text:p>
          </table:table-cell>
          <table:table-cell table:style-name="ce549" table:formula="of:=+[$'Blender conversions'.D106]" office:value-type="float" office:value="-0.714418" calcext:value-type="float">
            <text:p>-0.714418</text:p>
          </table:table-cell>
          <table:table-cell table:style-name="ce553" table:formula="of:=+[$'Blender conversions'.E106]" office:value-type="float" office:value="-0.00170500000000001" calcext:value-type="float">
            <text:p>-0.001705</text:p>
          </table:table-cell>
          <table:table-cell table:style-name="ce556" table:formula="of:=+[$'Blender conversions'.F106]" office:value-type="float" office:value="1.536361" calcext:value-type="float">
            <text:p>1.536361</text:p>
          </table:table-cell>
          <table:table-cell table:style-name="ce72" table:formula="of:=+[$'Blender conversions'.G106]" office:value-type="float" office:value="-0.750418" calcext:value-type="float">
            <text:p>-0.750418</text:p>
          </table:table-cell>
          <table:table-cell table:style-name="ce72" table:formula="of:=+[$'Blender conversions'.H106]" office:value-type="float" office:value="-0.018705" calcext:value-type="float">
            <text:p>-0.018705</text:p>
          </table:table-cell>
          <table:table-cell table:style-name="ce72" table:formula="of:=+[$'Blender conversions'.I106]" office:value-type="float" office:value="1.530361" calcext:value-type="float">
            <text:p>1.530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Index2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17" calcext:value-type="float">
            <text:p>0.017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36" calcext:value-type="float">
            <text:p>-0.036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07]&amp;&quot;, &quot;&amp;[.F107]&amp;&quot;, &quot;&amp;[.J107]&amp;&quot;, &quot;&amp;[.N107]&amp;&quot;, &quot;&amp;[.C107]&amp;&quot;, &quot;&amp;[.G107]&amp;&quot;, &quot;&amp;[.K107]&amp;&quot;, &quot;&amp;[.O107]&amp;&quot;, &quot;&amp;[.D107]&amp;&quot;, &quot;&amp;[.H107]&amp;&quot;, &quot;&amp;[.L107]&amp;&quot;, &quot;&amp;[.P107]&amp;&quot;, &quot;&amp;-[.E107]&amp;&quot;, &quot;&amp;[.I107]&amp;&quot;, &quot;&amp;[.M107]&amp;&quot;, &quot;&amp;[.Q107]" office:value-type="string" office:string-value="1, 0, 0, 0, 0, 1, 0, 0, 0, 0, 1, 0, -0.017, -0.036, -0.006, 1" calcext:value-type="string">
            <text:p>1, 0, 0, 0, 0, 1, 0, 0, 0, 0, 1, 0, -0.017, -0.036, -0.006, 1</text:p>
          </table:table-cell>
          <table:table-cell table:style-name="ce566" table:formula="of:=[.$B107]&amp;&quot;, &quot;&amp;[.$F107]&amp;&quot;, &quot;&amp;[.$J107]&amp;&quot;, &quot;&amp;[.$N107]&amp;&quot;, &quot;&amp;[.$C107]&amp;&quot;, &quot;&amp;[.$G107]&amp;&quot;, &quot;&amp;[.$K107]&amp;&quot;, &quot;&amp;[.$O107]&amp;&quot;, &quot;&amp;[.$D107]&amp;&quot;, &quot;&amp;[.$H107]&amp;&quot;, &quot;&amp;[.$L107]&amp;&quot;, &quot;&amp;[.$P107]&amp;&quot;, &quot;&amp;[.$X107]&amp;&quot;, &quot;&amp;[.$W107]&amp;&quot;, &quot;&amp;[.$Y107]&amp;&quot;, &quot;&amp;[.$Q107]" office:value-type="string" office:string-value="1, 0, 0, 0, 0, 1, 0, 0, 0, 0, 1, 0, -0.032705, -0.782418, 1.524361, 1" calcext:value-type="string">
            <text:p>1, 0, 0, 0, 0, 1, 0, 0, 0, 0, 1, 0, -0.032705, -0.782418, 1.524361, 1</text:p>
          </table:table-cell>
          <table:table-cell table:style-name="ce549" table:formula="of:=+[$'Blender conversions'.D107]" office:value-type="float" office:value="-0.750418" calcext:value-type="float">
            <text:p>-0.750418</text:p>
          </table:table-cell>
          <table:table-cell table:style-name="ce553" table:formula="of:=+[$'Blender conversions'.E107]" office:value-type="float" office:value="-0.018705" calcext:value-type="float">
            <text:p>-0.018705</text:p>
          </table:table-cell>
          <table:table-cell table:style-name="ce556" table:formula="of:=+[$'Blender conversions'.F107]" office:value-type="float" office:value="1.530361" calcext:value-type="float">
            <text:p>1.530361</text:p>
          </table:table-cell>
          <table:table-cell table:style-name="ce72" table:formula="of:=+[$'Blender conversions'.G107]" office:value-type="float" office:value="-0.782418" calcext:value-type="float">
            <text:p>-0.782418</text:p>
          </table:table-cell>
          <table:table-cell table:style-name="ce72" table:formula="of:=+[$'Blender conversions'.H107]" office:value-type="float" office:value="-0.032705" calcext:value-type="float">
            <text:p>-0.032705</text:p>
          </table:table-cell>
          <table:table-cell table:style-name="ce72" table:formula="of:=+[$'Blender conversions'.I107]" office:value-type="float" office:value="1.524361" calcext:value-type="float">
            <text:p>1.524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Index3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14" calcext:value-type="float">
            <text:p>0.014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32" calcext:value-type="float">
            <text:p>-0.032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08]&amp;&quot;, &quot;&amp;[.F108]&amp;&quot;, &quot;&amp;[.J108]&amp;&quot;, &quot;&amp;[.N108]&amp;&quot;, &quot;&amp;[.C108]&amp;&quot;, &quot;&amp;[.G108]&amp;&quot;, &quot;&amp;[.K108]&amp;&quot;, &quot;&amp;[.O108]&amp;&quot;, &quot;&amp;[.D108]&amp;&quot;, &quot;&amp;[.H108]&amp;&quot;, &quot;&amp;[.L108]&amp;&quot;, &quot;&amp;[.P108]&amp;&quot;, &quot;&amp;-[.E108]&amp;&quot;, &quot;&amp;[.I108]&amp;&quot;, &quot;&amp;[.M108]&amp;&quot;, &quot;&amp;[.Q108]" office:value-type="string" office:string-value="1, 0, 0, 0, 0, 1, 0, 0, 0, 0, 1, 0, -0.014, -0.032, -0.006, 1" calcext:value-type="string">
            <text:p>1, 0, 0, 0, 0, 1, 0, 0, 0, 0, 1, 0, -0.014, -0.032, -0.006, 1</text:p>
          </table:table-cell>
          <table:table-cell table:style-name="ce566" table:formula="of:=[.$B108]&amp;&quot;, &quot;&amp;[.$F108]&amp;&quot;, &quot;&amp;[.$J108]&amp;&quot;, &quot;&amp;[.$N108]&amp;&quot;, &quot;&amp;[.$C108]&amp;&quot;, &quot;&amp;[.$G108]&amp;&quot;, &quot;&amp;[.$K108]&amp;&quot;, &quot;&amp;[.$O108]&amp;&quot;, &quot;&amp;[.$D108]&amp;&quot;, &quot;&amp;[.$H108]&amp;&quot;, &quot;&amp;[.$L108]&amp;&quot;, &quot;&amp;[.$P108]&amp;&quot;, &quot;&amp;[.$X108]&amp;&quot;, &quot;&amp;[.$W108]&amp;&quot;, &quot;&amp;[.$Y108]&amp;&quot;, &quot;&amp;[.$Q108]" office:value-type="string" office:string-value="1, 0, 0, 0, 0, 1, 0, 0, 0, 0, 1, 0, -0.043705, -0.807418, 1.520361, 1" calcext:value-type="string">
            <text:p>1, 0, 0, 0, 0, 1, 0, 0, 0, 0, 1, 0, -0.043705, -0.807418, 1.520361, 1</text:p>
          </table:table-cell>
          <table:table-cell table:style-name="ce549" table:formula="of:=+[$'Blender conversions'.D108]" office:value-type="float" office:value="-0.782418" calcext:value-type="float">
            <text:p>-0.782418</text:p>
          </table:table-cell>
          <table:table-cell table:style-name="ce553" table:formula="of:=+[$'Blender conversions'.E108]" office:value-type="float" office:value="-0.032705" calcext:value-type="float">
            <text:p>-0.032705</text:p>
          </table:table-cell>
          <table:table-cell table:style-name="ce556" table:formula="of:=+[$'Blender conversions'.F108]" office:value-type="float" office:value="1.524361" calcext:value-type="float">
            <text:p>1.524361</text:p>
          </table:table-cell>
          <table:table-cell table:style-name="ce72" table:formula="of:=+[$'Blender conversions'.G108]" office:value-type="float" office:value="-0.807418" calcext:value-type="float">
            <text:p>-0.807418</text:p>
          </table:table-cell>
          <table:table-cell table:style-name="ce72" table:formula="of:=+[$'Blender conversions'.H108]" office:value-type="float" office:value="-0.043705" calcext:value-type="float">
            <text:p>-0.043705</text:p>
          </table:table-cell>
          <table:table-cell table:style-name="ce72" table:formula="of:=+[$'Blender conversions'.I108]" office:value-type="float" office:value="1.520361" calcext:value-type="float">
            <text:p>1.520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Ring1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1" calcext:value-type="float">
            <text:p>-0.01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9900001" calcext:value-type="float">
            <text:p>-0.099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09000001" calcext:value-type="float">
            <text:p>0.00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09]&amp;&quot;, &quot;&amp;[.F109]&amp;&quot;, &quot;&amp;[.J109]&amp;&quot;, &quot;&amp;[.N109]&amp;&quot;, &quot;&amp;[.C109]&amp;&quot;, &quot;&amp;[.G109]&amp;&quot;, &quot;&amp;[.K109]&amp;&quot;, &quot;&amp;[.O109]&amp;&quot;, &quot;&amp;[.D109]&amp;&quot;, &quot;&amp;[.H109]&amp;&quot;, &quot;&amp;[.L109]&amp;&quot;, &quot;&amp;[.P109]&amp;&quot;, &quot;&amp;-[.E109]&amp;&quot;, &quot;&amp;[.I109]&amp;&quot;, &quot;&amp;[.M109]&amp;&quot;, &quot;&amp;[.Q109]" office:value-type="string" office:string-value="1, 0, 0, 0, 0, 1, 0, 0, 0, 0, 1, 0, 0.01, -0.09900001, 0.009000001, 1" calcext:value-type="string">
            <text:p>1, 0, 0, 0, 0, 1, 0, 0, 0, 0, 1, 0, 0.01, -0.09900001, 0.009000001, 1</text:p>
          </table:table-cell>
          <table:table-cell table:style-name="ce566" table:formula="of:=[.$B109]&amp;&quot;, &quot;&amp;[.$F109]&amp;&quot;, &quot;&amp;[.$J109]&amp;&quot;, &quot;&amp;[.$N109]&amp;&quot;, &quot;&amp;[.$C109]&amp;&quot;, &quot;&amp;[.$G109]&amp;&quot;, &quot;&amp;[.$K109]&amp;&quot;, &quot;&amp;[.$O109]&amp;&quot;, &quot;&amp;[.$D109]&amp;&quot;, &quot;&amp;[.$H109]&amp;&quot;, &quot;&amp;[.$L109]&amp;&quot;, &quot;&amp;[.$P109]&amp;&quot;, &quot;&amp;[.$X109]&amp;&quot;, &quot;&amp;[.$W109]&amp;&quot;, &quot;&amp;[.$Y109]&amp;&quot;, &quot;&amp;[.$Q109]" office:value-type="string" office:string-value="1, 0, 0, 0, 0, 1, 0, 0, 0, 0, 1, 0, 0.059295, -0.754418, 1.522361, 1" calcext:value-type="string">
            <text:p>1, 0, 0, 0, 0, 1, 0, 0, 0, 0, 1, 0, 0.059295, -0.754418, 1.522361, 1</text:p>
          </table:table-cell>
          <table:table-cell table:style-name="ce549" table:formula="of:=+[$'Blender conversions'.D109]" office:value-type="float" office:value="-0.716418" calcext:value-type="float">
            <text:p>-0.716418</text:p>
          </table:table-cell>
          <table:table-cell table:style-name="ce553" table:formula="of:=+[$'Blender conversions'.E109]" office:value-type="float" office:value="0.046295" calcext:value-type="float">
            <text:p>0.046295</text:p>
          </table:table-cell>
          <table:table-cell table:style-name="ce556" table:formula="of:=+[$'Blender conversions'.F109]" office:value-type="float" office:value="1.530361" calcext:value-type="float">
            <text:p>1.530361</text:p>
          </table:table-cell>
          <table:table-cell table:style-name="ce72" table:formula="of:=+[$'Blender conversions'.G109]" office:value-type="float" office:value="-0.754418" calcext:value-type="float">
            <text:p>-0.754418</text:p>
          </table:table-cell>
          <table:table-cell table:style-name="ce72" table:formula="of:=+[$'Blender conversions'.H109]" office:value-type="float" office:value="0.059295" calcext:value-type="float">
            <text:p>0.059295</text:p>
          </table:table-cell>
          <table:table-cell table:style-name="ce72" table:formula="of:=+[$'Blender conversions'.I109]" office:value-type="float" office:value="1.522361" calcext:value-type="float">
            <text:p>1.522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Ring2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13" calcext:value-type="float">
            <text:p>-0.013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38" calcext:value-type="float">
            <text:p>-0.038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8" calcext:value-type="float">
            <text:p>-0.00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10]&amp;&quot;, &quot;&amp;[.F110]&amp;&quot;, &quot;&amp;[.J110]&amp;&quot;, &quot;&amp;[.N110]&amp;&quot;, &quot;&amp;[.C110]&amp;&quot;, &quot;&amp;[.G110]&amp;&quot;, &quot;&amp;[.K110]&amp;&quot;, &quot;&amp;[.O110]&amp;&quot;, &quot;&amp;[.D110]&amp;&quot;, &quot;&amp;[.H110]&amp;&quot;, &quot;&amp;[.L110]&amp;&quot;, &quot;&amp;[.P110]&amp;&quot;, &quot;&amp;-[.E110]&amp;&quot;, &quot;&amp;[.I110]&amp;&quot;, &quot;&amp;[.M110]&amp;&quot;, &quot;&amp;[.Q110]" office:value-type="string" office:string-value="1, 0, 0, 0, 0, 1, 0, 0, 0, 0, 1, 0, 0.013, -0.038, -0.008, 1" calcext:value-type="string">
            <text:p>1, 0, 0, 0, 0, 1, 0, 0, 0, 0, 1, 0, 0.013, -0.038, -0.008, 1</text:p>
          </table:table-cell>
          <table:table-cell table:style-name="ce566" table:formula="of:=[.$B110]&amp;&quot;, &quot;&amp;[.$F110]&amp;&quot;, &quot;&amp;[.$J110]&amp;&quot;, &quot;&amp;[.$N110]&amp;&quot;, &quot;&amp;[.$C110]&amp;&quot;, &quot;&amp;[.$G110]&amp;&quot;, &quot;&amp;[.$K110]&amp;&quot;, &quot;&amp;[.$O110]&amp;&quot;, &quot;&amp;[.$D110]&amp;&quot;, &quot;&amp;[.$H110]&amp;&quot;, &quot;&amp;[.$L110]&amp;&quot;, &quot;&amp;[.$P110]&amp;&quot;, &quot;&amp;[.$X110]&amp;&quot;, &quot;&amp;[.$W110]&amp;&quot;, &quot;&amp;[.$Y110]&amp;&quot;, &quot;&amp;[.$Q110]" office:value-type="string" office:string-value="1, 0, 0, 0, 0, 1, 0, 0, 0, 0, 1, 0, 0.072295, -0.794418, 1.513361, 1" calcext:value-type="string">
            <text:p>1, 0, 0, 0, 0, 1, 0, 0, 0, 0, 1, 0, 0.072295, -0.794418, 1.513361, 1</text:p>
          </table:table-cell>
          <table:table-cell table:style-name="ce549" table:formula="of:=+[$'Blender conversions'.D110]" office:value-type="float" office:value="-0.754418" calcext:value-type="float">
            <text:p>-0.754418</text:p>
          </table:table-cell>
          <table:table-cell table:style-name="ce553" table:formula="of:=+[$'Blender conversions'.E110]" office:value-type="float" office:value="0.059295" calcext:value-type="float">
            <text:p>0.059295</text:p>
          </table:table-cell>
          <table:table-cell table:style-name="ce556" table:formula="of:=+[$'Blender conversions'.F110]" office:value-type="float" office:value="1.522361" calcext:value-type="float">
            <text:p>1.522361</text:p>
          </table:table-cell>
          <table:table-cell table:style-name="ce72" table:formula="of:=+[$'Blender conversions'.G110]" office:value-type="float" office:value="-0.794418" calcext:value-type="float">
            <text:p>-0.794418</text:p>
          </table:table-cell>
          <table:table-cell table:style-name="ce72" table:formula="of:=+[$'Blender conversions'.H110]" office:value-type="float" office:value="0.072295" calcext:value-type="float">
            <text:p>0.072295</text:p>
          </table:table-cell>
          <table:table-cell table:style-name="ce72" table:formula="of:=+[$'Blender conversions'.I110]" office:value-type="float" office:value="1.513361" calcext:value-type="float">
            <text:p>1.513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Ring3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13" calcext:value-type="float">
            <text:p>-0.013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4" calcext:value-type="float">
            <text:p>-0.04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9000001" calcext:value-type="float">
            <text:p>-0.00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11]&amp;&quot;, &quot;&amp;[.F111]&amp;&quot;, &quot;&amp;[.J111]&amp;&quot;, &quot;&amp;[.N111]&amp;&quot;, &quot;&amp;[.C111]&amp;&quot;, &quot;&amp;[.G111]&amp;&quot;, &quot;&amp;[.K111]&amp;&quot;, &quot;&amp;[.O111]&amp;&quot;, &quot;&amp;[.D111]&amp;&quot;, &quot;&amp;[.H111]&amp;&quot;, &quot;&amp;[.L111]&amp;&quot;, &quot;&amp;[.P111]&amp;&quot;, &quot;&amp;-[.E111]&amp;&quot;, &quot;&amp;[.I111]&amp;&quot;, &quot;&amp;[.M111]&amp;&quot;, &quot;&amp;[.Q111]" office:value-type="string" office:string-value="1, 0, 0, 0, 0, 1, 0, 0, 0, 0, 1, 0, 0.013, -0.04, -0.009000001, 1" calcext:value-type="string">
            <text:p>1, 0, 0, 0, 0, 1, 0, 0, 0, 0, 1, 0, 0.013, -0.04, -0.009000001, 1</text:p>
          </table:table-cell>
          <table:table-cell table:style-name="ce566" table:formula="of:=[.$B111]&amp;&quot;, &quot;&amp;[.$F111]&amp;&quot;, &quot;&amp;[.$J111]&amp;&quot;, &quot;&amp;[.$N111]&amp;&quot;, &quot;&amp;[.$C111]&amp;&quot;, &quot;&amp;[.$G111]&amp;&quot;, &quot;&amp;[.$K111]&amp;&quot;, &quot;&amp;[.$O111]&amp;&quot;, &quot;&amp;[.$D111]&amp;&quot;, &quot;&amp;[.$H111]&amp;&quot;, &quot;&amp;[.$L111]&amp;&quot;, &quot;&amp;[.$P111]&amp;&quot;, &quot;&amp;[.$X111]&amp;&quot;, &quot;&amp;[.$W111]&amp;&quot;, &quot;&amp;[.$Y111]&amp;&quot;, &quot;&amp;[.$Q111]" office:value-type="string" office:string-value="1, 0, 0, 0, 0, 1, 0, 0, 0, 0, 1, 0, 0.082295, -0.822418, 1.507361, 1" calcext:value-type="string">
            <text:p>1, 0, 0, 0, 0, 1, 0, 0, 0, 0, 1, 0, 0.082295, -0.822418, 1.507361, 1</text:p>
          </table:table-cell>
          <table:table-cell table:style-name="ce549" table:formula="of:=+[$'Blender conversions'.D111]" office:value-type="float" office:value="-0.794418" calcext:value-type="float">
            <text:p>-0.794418</text:p>
          </table:table-cell>
          <table:table-cell table:style-name="ce553" table:formula="of:=+[$'Blender conversions'.E111]" office:value-type="float" office:value="0.072295" calcext:value-type="float">
            <text:p>0.072295</text:p>
          </table:table-cell>
          <table:table-cell table:style-name="ce556" table:formula="of:=+[$'Blender conversions'.F111]" office:value-type="float" office:value="1.513361" calcext:value-type="float">
            <text:p>1.513361</text:p>
          </table:table-cell>
          <table:table-cell table:style-name="ce72" table:formula="of:=+[$'Blender conversions'.G111]" office:value-type="float" office:value="-0.822418" calcext:value-type="float">
            <text:p>-0.822418</text:p>
          </table:table-cell>
          <table:table-cell table:style-name="ce72" table:formula="of:=+[$'Blender conversions'.H111]" office:value-type="float" office:value="0.082295" calcext:value-type="float">
            <text:p>0.082295</text:p>
          </table:table-cell>
          <table:table-cell table:style-name="ce72" table:formula="of:=+[$'Blender conversions'.I111]" office:value-type="float" office:value="1.507361" calcext:value-type="float">
            <text:p>1.507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Pinky1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31" calcext:value-type="float">
            <text:p>-0.03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9500001" calcext:value-type="float">
            <text:p>-0.09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03" calcext:value-type="float">
            <text:p>0.00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12]&amp;&quot;, &quot;&amp;[.F112]&amp;&quot;, &quot;&amp;[.J112]&amp;&quot;, &quot;&amp;[.N112]&amp;&quot;, &quot;&amp;[.C112]&amp;&quot;, &quot;&amp;[.G112]&amp;&quot;, &quot;&amp;[.K112]&amp;&quot;, &quot;&amp;[.O112]&amp;&quot;, &quot;&amp;[.D112]&amp;&quot;, &quot;&amp;[.H112]&amp;&quot;, &quot;&amp;[.L112]&amp;&quot;, &quot;&amp;[.P112]&amp;&quot;, &quot;&amp;-[.E112]&amp;&quot;, &quot;&amp;[.I112]&amp;&quot;, &quot;&amp;[.M112]&amp;&quot;, &quot;&amp;[.Q112]" office:value-type="string" office:string-value="1, 0, 0, 0, 0, 1, 0, 0, 0, 0, 1, 0, 0.031, -0.09500001, 0.003, 1" calcext:value-type="string">
            <text:p>1, 0, 0, 0, 0, 1, 0, 0, 0, 0, 1, 0, 0.031, -0.09500001, 0.003, 1</text:p>
          </table:table-cell>
          <table:table-cell table:style-name="ce566" table:formula="of:=[.$B112]&amp;&quot;, &quot;&amp;[.$F112]&amp;&quot;, &quot;&amp;[.$J112]&amp;&quot;, &quot;&amp;[.$N112]&amp;&quot;, &quot;&amp;[.$C112]&amp;&quot;, &quot;&amp;[.$G112]&amp;&quot;, &quot;&amp;[.$K112]&amp;&quot;, &quot;&amp;[.$O112]&amp;&quot;, &quot;&amp;[.$D112]&amp;&quot;, &quot;&amp;[.$H112]&amp;&quot;, &quot;&amp;[.$L112]&amp;&quot;, &quot;&amp;[.$P112]&amp;&quot;, &quot;&amp;[.$X112]&amp;&quot;, &quot;&amp;[.$W112]&amp;&quot;, &quot;&amp;[.$Y112]&amp;&quot;, &quot;&amp;[.$Q112]" office:value-type="string" office:string-value="1, 0, 0, 0, 0, 1, 0, 0, 0, 0, 1, 0, 0.091295, -0.737418, 1.518361, 1" calcext:value-type="string">
            <text:p>1, 0, 0, 0, 0, 1, 0, 0, 0, 0, 1, 0, 0.091295, -0.737418, 1.518361, 1</text:p>
          </table:table-cell>
          <table:table-cell table:style-name="ce549" table:formula="of:=+[$'Blender conversions'.D112]" office:value-type="float" office:value="-0.712418" calcext:value-type="float">
            <text:p>-0.712418</text:p>
          </table:table-cell>
          <table:table-cell table:style-name="ce553" table:formula="of:=+[$'Blender conversions'.E112]" office:value-type="float" office:value="0.067295" calcext:value-type="float">
            <text:p>0.067295</text:p>
          </table:table-cell>
          <table:table-cell table:style-name="ce556" table:formula="of:=+[$'Blender conversions'.F112]" office:value-type="float" office:value="1.524361" calcext:value-type="float">
            <text:p>1.524361</text:p>
          </table:table-cell>
          <table:table-cell table:style-name="ce72" table:formula="of:=+[$'Blender conversions'.G112]" office:value-type="float" office:value="-0.737418" calcext:value-type="float">
            <text:p>-0.737418</text:p>
          </table:table-cell>
          <table:table-cell table:style-name="ce72" table:formula="of:=+[$'Blender conversions'.H112]" office:value-type="float" office:value="0.091295" calcext:value-type="float">
            <text:p>0.091295</text:p>
          </table:table-cell>
          <table:table-cell table:style-name="ce72" table:formula="of:=+[$'Blender conversions'.I112]" office:value-type="float" office:value="1.518361" calcext:value-type="float">
            <text:p>1.518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Pinky2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24" calcext:value-type="float">
            <text:p>-0.024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25" calcext:value-type="float">
            <text:p>-0.02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13]&amp;&quot;, &quot;&amp;[.F113]&amp;&quot;, &quot;&amp;[.J113]&amp;&quot;, &quot;&amp;[.N113]&amp;&quot;, &quot;&amp;[.C113]&amp;&quot;, &quot;&amp;[.G113]&amp;&quot;, &quot;&amp;[.K113]&amp;&quot;, &quot;&amp;[.O113]&amp;&quot;, &quot;&amp;[.D113]&amp;&quot;, &quot;&amp;[.H113]&amp;&quot;, &quot;&amp;[.L113]&amp;&quot;, &quot;&amp;[.P113]&amp;&quot;, &quot;&amp;-[.E113]&amp;&quot;, &quot;&amp;[.I113]&amp;&quot;, &quot;&amp;[.M113]&amp;&quot;, &quot;&amp;[.Q113]" office:value-type="string" office:string-value="1, 0, 0, 0, 0, 1, 0, 0, 0, 0, 1, 0, 0.024, -0.025, -0.006, 1" calcext:value-type="string">
            <text:p>1, 0, 0, 0, 0, 1, 0, 0, 0, 0, 1, 0, 0.024, -0.025, -0.006, 1</text:p>
          </table:table-cell>
          <table:table-cell table:style-name="ce566" table:formula="of:=[.$B113]&amp;&quot;, &quot;&amp;[.$F113]&amp;&quot;, &quot;&amp;[.$J113]&amp;&quot;, &quot;&amp;[.$N113]&amp;&quot;, &quot;&amp;[.$C113]&amp;&quot;, &quot;&amp;[.$G113]&amp;&quot;, &quot;&amp;[.$K113]&amp;&quot;, &quot;&amp;[.$O113]&amp;&quot;, &quot;&amp;[.$D113]&amp;&quot;, &quot;&amp;[.$H113]&amp;&quot;, &quot;&amp;[.$L113]&amp;&quot;, &quot;&amp;[.$P113]&amp;&quot;, &quot;&amp;[.$X113]&amp;&quot;, &quot;&amp;[.$W113]&amp;&quot;, &quot;&amp;[.$Y113]&amp;&quot;, &quot;&amp;[.$Q113]" office:value-type="string" office:string-value="1, 0, 0, 0, 0, 1, 0, 0, 0, 0, 1, 0, 0.106295, -0.755418, 1.514361, 1" calcext:value-type="string">
            <text:p>1, 0, 0, 0, 0, 1, 0, 0, 0, 0, 1, 0, 0.106295, -0.755418, 1.514361, 1</text:p>
          </table:table-cell>
          <table:table-cell table:style-name="ce549" table:formula="of:=+[$'Blender conversions'.D113]" office:value-type="float" office:value="-0.737418" calcext:value-type="float">
            <text:p>-0.737418</text:p>
          </table:table-cell>
          <table:table-cell table:style-name="ce553" table:formula="of:=+[$'Blender conversions'.E113]" office:value-type="float" office:value="0.091295" calcext:value-type="float">
            <text:p>0.091295</text:p>
          </table:table-cell>
          <table:table-cell table:style-name="ce556" table:formula="of:=+[$'Blender conversions'.F113]" office:value-type="float" office:value="1.518361" calcext:value-type="float">
            <text:p>1.518361</text:p>
          </table:table-cell>
          <table:table-cell table:style-name="ce72" table:formula="of:=+[$'Blender conversions'.G113]" office:value-type="float" office:value="-0.755418" calcext:value-type="float">
            <text:p>-0.755418</text:p>
          </table:table-cell>
          <table:table-cell table:style-name="ce72" table:formula="of:=+[$'Blender conversions'.H113]" office:value-type="float" office:value="0.106295" calcext:value-type="float">
            <text:p>0.106295</text:p>
          </table:table-cell>
          <table:table-cell table:style-name="ce72" table:formula="of:=+[$'Blender conversions'.I113]" office:value-type="float" office:value="1.514361" calcext:value-type="float">
            <text:p>1.514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Pinky3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15" calcext:value-type="float">
            <text:p>-0.015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18" calcext:value-type="float">
            <text:p>-0.018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4" calcext:value-type="float">
            <text:p>-0.00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14]&amp;&quot;, &quot;&amp;[.F114]&amp;&quot;, &quot;&amp;[.J114]&amp;&quot;, &quot;&amp;[.N114]&amp;&quot;, &quot;&amp;[.C114]&amp;&quot;, &quot;&amp;[.G114]&amp;&quot;, &quot;&amp;[.K114]&amp;&quot;, &quot;&amp;[.O114]&amp;&quot;, &quot;&amp;[.D114]&amp;&quot;, &quot;&amp;[.H114]&amp;&quot;, &quot;&amp;[.L114]&amp;&quot;, &quot;&amp;[.P114]&amp;&quot;, &quot;&amp;-[.E114]&amp;&quot;, &quot;&amp;[.I114]&amp;&quot;, &quot;&amp;[.M114]&amp;&quot;, &quot;&amp;[.Q114]" office:value-type="string" office:string-value="1, 0, 0, 0, 0, 1, 0, 0, 0, 0, 1, 0, 0.015, -0.018, -0.004, 1" calcext:value-type="string">
            <text:p>1, 0, 0, 0, 0, 1, 0, 0, 0, 0, 1, 0, 0.015, -0.018, -0.004, 1</text:p>
          </table:table-cell>
          <table:table-cell table:style-name="ce566" table:formula="of:=[.$B114]&amp;&quot;, &quot;&amp;[.$F114]&amp;&quot;, &quot;&amp;[.$J114]&amp;&quot;, &quot;&amp;[.$N114]&amp;&quot;, &quot;&amp;[.$C114]&amp;&quot;, &quot;&amp;[.$G114]&amp;&quot;, &quot;&amp;[.$K114]&amp;&quot;, &quot;&amp;[.$O114]&amp;&quot;, &quot;&amp;[.$D114]&amp;&quot;, &quot;&amp;[.$H114]&amp;&quot;, &quot;&amp;[.$L114]&amp;&quot;, &quot;&amp;[.$P114]&amp;&quot;, &quot;&amp;[.$X114]&amp;&quot;, &quot;&amp;[.$W114]&amp;&quot;, &quot;&amp;[.$Y114]&amp;&quot;, &quot;&amp;[.$Q114]" office:value-type="string" office:string-value="1, 0, 0, 0, 0, 1, 0, 0, 0, 0, 1, 0, 0.119295, -0.771418, 1.510361, 1" calcext:value-type="string">
            <text:p>1, 0, 0, 0, 0, 1, 0, 0, 0, 0, 1, 0, 0.119295, -0.771418, 1.510361, 1</text:p>
          </table:table-cell>
          <table:table-cell table:style-name="ce549" table:formula="of:=+[$'Blender conversions'.D114]" office:value-type="float" office:value="-0.755418" calcext:value-type="float">
            <text:p>-0.755418</text:p>
          </table:table-cell>
          <table:table-cell table:style-name="ce553" table:formula="of:=+[$'Blender conversions'.E114]" office:value-type="float" office:value="0.106295" calcext:value-type="float">
            <text:p>0.106295</text:p>
          </table:table-cell>
          <table:table-cell table:style-name="ce556" table:formula="of:=+[$'Blender conversions'.F114]" office:value-type="float" office:value="1.514361" calcext:value-type="float">
            <text:p>1.514361</text:p>
          </table:table-cell>
          <table:table-cell table:style-name="ce72" table:formula="of:=+[$'Blender conversions'.G114]" office:value-type="float" office:value="-0.771418" calcext:value-type="float">
            <text:p>-0.771418</text:p>
          </table:table-cell>
          <table:table-cell table:style-name="ce72" table:formula="of:=+[$'Blender conversions'.H114]" office:value-type="float" office:value="0.119295" calcext:value-type="float">
            <text:p>0.119295</text:p>
          </table:table-cell>
          <table:table-cell table:style-name="ce72" table:formula="of:=+[$'Blender conversions'.I114]" office:value-type="float" office:value="1.510361" calcext:value-type="float">
            <text:p>1.510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Thumb1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31" calcext:value-type="float">
            <text:p>0.03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26" calcext:value-type="float">
            <text:p>-0.026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04" calcext:value-type="float">
            <text:p>0.00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15]&amp;&quot;, &quot;&amp;[.F115]&amp;&quot;, &quot;&amp;[.J115]&amp;&quot;, &quot;&amp;[.N115]&amp;&quot;, &quot;&amp;[.C115]&amp;&quot;, &quot;&amp;[.G115]&amp;&quot;, &quot;&amp;[.K115]&amp;&quot;, &quot;&amp;[.O115]&amp;&quot;, &quot;&amp;[.D115]&amp;&quot;, &quot;&amp;[.H115]&amp;&quot;, &quot;&amp;[.L115]&amp;&quot;, &quot;&amp;[.P115]&amp;&quot;, &quot;&amp;-[.E115]&amp;&quot;, &quot;&amp;[.I115]&amp;&quot;, &quot;&amp;[.M115]&amp;&quot;, &quot;&amp;[.Q115]" office:value-type="string" office:string-value="1, 0, 0, 0, 0, 1, 0, 0, 0, 0, 1, 0, -0.031, -0.026, 0.004, 1" calcext:value-type="string">
            <text:p>1, 0, 0, 0, 0, 1, 0, 0, 0, 0, 1, 0, -0.031, -0.026, 0.004, 1</text:p>
          </table:table-cell>
          <table:table-cell table:style-name="ce566" table:formula="of:=[.$B115]&amp;&quot;, &quot;&amp;[.$F115]&amp;&quot;, &quot;&amp;[.$J115]&amp;&quot;, &quot;&amp;[.$N115]&amp;&quot;, &quot;&amp;[.$C115]&amp;&quot;, &quot;&amp;[.$G115]&amp;&quot;, &quot;&amp;[.$K115]&amp;&quot;, &quot;&amp;[.$O115]&amp;&quot;, &quot;&amp;[.$D115]&amp;&quot;, &quot;&amp;[.$H115]&amp;&quot;, &quot;&amp;[.$L115]&amp;&quot;, &quot;&amp;[.$P115]&amp;&quot;, &quot;&amp;[.$X115]&amp;&quot;, &quot;&amp;[.$W115]&amp;&quot;, &quot;&amp;[.$Y115]&amp;&quot;, &quot;&amp;[.$Q115]" office:value-type="string" office:string-value="1, 0, 0, 0, 0, 1, 0, 0, 0, 0, 1, 0, -0.022705, -0.675418, 1.525361, 1" calcext:value-type="string">
            <text:p>1, 0, 0, 0, 0, 1, 0, 0, 0, 0, 1, 0, -0.022705, -0.675418, 1.525361, 1</text:p>
          </table:table-cell>
          <table:table-cell table:style-name="ce549" table:formula="of:=+[$'Blender conversions'.D115]" office:value-type="float" office:value="-0.643418" calcext:value-type="float">
            <text:p>-0.643418</text:p>
          </table:table-cell>
          <table:table-cell table:style-name="ce553" table:formula="of:=+[$'Blender conversions'.E115]" office:value-type="float" office:value="0.00529499999999999" calcext:value-type="float">
            <text:p>0.005295</text:p>
          </table:table-cell>
          <table:table-cell table:style-name="ce556" table:formula="of:=+[$'Blender conversions'.F115]" office:value-type="float" office:value="1.525361" calcext:value-type="float">
            <text:p>1.525361</text:p>
          </table:table-cell>
          <table:table-cell table:style-name="ce72" table:formula="of:=+[$'Blender conversions'.G115]" office:value-type="float" office:value="-0.675418" calcext:value-type="float">
            <text:p>-0.675418</text:p>
          </table:table-cell>
          <table:table-cell table:style-name="ce72" table:formula="of:=+[$'Blender conversions'.H115]" office:value-type="float" office:value="-0.022705" calcext:value-type="float">
            <text:p>-0.022705</text:p>
          </table:table-cell>
          <table:table-cell table:style-name="ce72" table:formula="of:=+[$'Blender conversions'.I115]" office:value-type="float" office:value="1.525361" calcext:value-type="float">
            <text:p>1.525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Thumb2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28" calcext:value-type="float">
            <text:p>0.028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32" calcext:value-type="float">
            <text:p>-0.032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16]&amp;&quot;, &quot;&amp;[.F116]&amp;&quot;, &quot;&amp;[.J116]&amp;&quot;, &quot;&amp;[.N116]&amp;&quot;, &quot;&amp;[.C116]&amp;&quot;, &quot;&amp;[.G116]&amp;&quot;, &quot;&amp;[.K116]&amp;&quot;, &quot;&amp;[.O116]&amp;&quot;, &quot;&amp;[.D116]&amp;&quot;, &quot;&amp;[.H116]&amp;&quot;, &quot;&amp;[.L116]&amp;&quot;, &quot;&amp;[.P116]&amp;&quot;, &quot;&amp;-[.E116]&amp;&quot;, &quot;&amp;[.I116]&amp;&quot;, &quot;&amp;[.M116]&amp;&quot;, &quot;&amp;[.Q116]" office:value-type="string" office:string-value="1, 0, 0, 0, 0, 1, 0, 0, 0, 0, 1, 0, -0.028, -0.032, -0.001, 1" calcext:value-type="string">
            <text:p>1, 0, 0, 0, 0, 1, 0, 0, 0, 0, 1, 0, -0.028, -0.032, -0.001, 1</text:p>
          </table:table-cell>
          <table:table-cell table:style-name="ce566" table:formula="of:=[.$B116]&amp;&quot;, &quot;&amp;[.$F116]&amp;&quot;, &quot;&amp;[.$J116]&amp;&quot;, &quot;&amp;[.$N116]&amp;&quot;, &quot;&amp;[.$C116]&amp;&quot;, &quot;&amp;[.$G116]&amp;&quot;, &quot;&amp;[.$K116]&amp;&quot;, &quot;&amp;[.$O116]&amp;&quot;, &quot;&amp;[.$D116]&amp;&quot;, &quot;&amp;[.$H116]&amp;&quot;, &quot;&amp;[.$L116]&amp;&quot;, &quot;&amp;[.$P116]&amp;&quot;, &quot;&amp;[.$X116]&amp;&quot;, &quot;&amp;[.$W116]&amp;&quot;, &quot;&amp;[.$Y116]&amp;&quot;, &quot;&amp;[.$Q116]" office:value-type="string" office:string-value="1, 0, 0, 0, 0, 1, 0, 0, 0, 0, 1, 0, -0.045705, -0.706418, 1.524361, 1" calcext:value-type="string">
            <text:p>1, 0, 0, 0, 0, 1, 0, 0, 0, 0, 1, 0, -0.045705, -0.706418, 1.524361, 1</text:p>
          </table:table-cell>
          <table:table-cell table:style-name="ce549" table:formula="of:=+[$'Blender conversions'.D116]" office:value-type="float" office:value="-0.675418" calcext:value-type="float">
            <text:p>-0.675418</text:p>
          </table:table-cell>
          <table:table-cell table:style-name="ce553" table:formula="of:=+[$'Blender conversions'.E116]" office:value-type="float" office:value="-0.022705" calcext:value-type="float">
            <text:p>-0.022705</text:p>
          </table:table-cell>
          <table:table-cell table:style-name="ce556" table:formula="of:=+[$'Blender conversions'.F116]" office:value-type="float" office:value="1.524361" calcext:value-type="float">
            <text:p>1.524361</text:p>
          </table:table-cell>
          <table:table-cell table:style-name="ce72" table:formula="of:=+[$'Blender conversions'.G116]" office:value-type="float" office:value="-0.706418" calcext:value-type="float">
            <text:p>-0.706418</text:p>
          </table:table-cell>
          <table:table-cell table:style-name="ce72" table:formula="of:=+[$'Blender conversions'.H116]" office:value-type="float" office:value="-0.045705" calcext:value-type="float">
            <text:p>-0.045705</text:p>
          </table:table-cell>
          <table:table-cell table:style-name="ce72" table:formula="of:=+[$'Blender conversions'.I116]" office:value-type="float" office:value="1.524361" calcext:value-type="float">
            <text:p>1.524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andThumb3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23" calcext:value-type="float">
            <text:p>0.023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31" calcext:value-type="float">
            <text:p>-0.03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17]&amp;&quot;, &quot;&amp;[.F117]&amp;&quot;, &quot;&amp;[.J117]&amp;&quot;, &quot;&amp;[.N117]&amp;&quot;, &quot;&amp;[.C117]&amp;&quot;, &quot;&amp;[.G117]&amp;&quot;, &quot;&amp;[.K117]&amp;&quot;, &quot;&amp;[.O117]&amp;&quot;, &quot;&amp;[.D117]&amp;&quot;, &quot;&amp;[.H117]&amp;&quot;, &quot;&amp;[.L117]&amp;&quot;, &quot;&amp;[.P117]&amp;&quot;, &quot;&amp;-[.E117]&amp;&quot;, &quot;&amp;[.I117]&amp;&quot;, &quot;&amp;[.M117]&amp;&quot;, &quot;&amp;[.Q117]" office:value-type="string" office:string-value="1, 0, 0, 0, 0, 1, 0, 0, 0, 0, 1, 0, -0.023, -0.031, -0.001, 1" calcext:value-type="string">
            <text:p>1, 0, 0, 0, 0, 1, 0, 0, 0, 0, 1, 0, -0.023, -0.031, -0.001, 1</text:p>
          </table:table-cell>
          <table:table-cell table:style-name="ce566" table:formula="of:=[.$B117]&amp;&quot;, &quot;&amp;[.$F117]&amp;&quot;, &quot;&amp;[.$J117]&amp;&quot;, &quot;&amp;[.$N117]&amp;&quot;, &quot;&amp;[.$C117]&amp;&quot;, &quot;&amp;[.$G117]&amp;&quot;, &quot;&amp;[.$K117]&amp;&quot;, &quot;&amp;[.$O117]&amp;&quot;, &quot;&amp;[.$D117]&amp;&quot;, &quot;&amp;[.$H117]&amp;&quot;, &quot;&amp;[.$L117]&amp;&quot;, &quot;&amp;[.$P117]&amp;&quot;, &quot;&amp;[.$X117]&amp;&quot;, &quot;&amp;[.$W117]&amp;&quot;, &quot;&amp;[.$Y117]&amp;&quot;, &quot;&amp;[.$Q117]" office:value-type="string" office:string-value="1, 0, 0, 0, 0, 1, 0, 0, 0, 0, 1, 0, -0.060705, -0.731418, 1.523361, 1" calcext:value-type="string">
            <text:p>1, 0, 0, 0, 0, 1, 0, 0, 0, 0, 1, 0, -0.060705, -0.731418, 1.523361, 1</text:p>
          </table:table-cell>
          <table:table-cell table:style-name="ce549" table:formula="of:=+[$'Blender conversions'.D117]" office:value-type="float" office:value="-0.706418" calcext:value-type="float">
            <text:p>-0.706418</text:p>
          </table:table-cell>
          <table:table-cell table:style-name="ce553" table:formula="of:=+[$'Blender conversions'.E117]" office:value-type="float" office:value="-0.045705" calcext:value-type="float">
            <text:p>-0.045705</text:p>
          </table:table-cell>
          <table:table-cell table:style-name="ce556" table:formula="of:=+[$'Blender conversions'.F117]" office:value-type="float" office:value="1.523361" calcext:value-type="float">
            <text:p>1.523361</text:p>
          </table:table-cell>
          <table:table-cell table:style-name="ce72" table:formula="of:=+[$'Blender conversions'.G117]" office:value-type="float" office:value="-0.731418" calcext:value-type="float">
            <text:p>-0.731418</text:p>
          </table:table-cell>
          <table:table-cell table:style-name="ce72" table:formula="of:=+[$'Blender conversions'.H117]" office:value-type="float" office:value="-0.060705" calcext:value-type="float">
            <text:p>-0.060705</text:p>
          </table:table-cell>
          <table:table-cell table:style-name="ce72" table:formula="of:=+[$'Blender conversions'.I117]" office:value-type="float" office:value="1.523361" calcext:value-type="float">
            <text:p>1.523361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WingsRoo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1456001" calcext:value-type="float">
            <text:p>-0.01456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18]&amp;&quot;, &quot;&amp;[.F118]&amp;&quot;, &quot;&amp;[.J118]&amp;&quot;, &quot;&amp;[.N118]&amp;&quot;, &quot;&amp;[.C118]&amp;&quot;, &quot;&amp;[.G118]&amp;&quot;, &quot;&amp;[.K118]&amp;&quot;, &quot;&amp;[.O118]&amp;&quot;, &quot;&amp;[.D118]&amp;&quot;, &quot;&amp;[.H118]&amp;&quot;, &quot;&amp;[.L118]&amp;&quot;, &quot;&amp;[.P118]&amp;&quot;, &quot;&amp;-[.E118]&amp;&quot;, &quot;&amp;[.I118]&amp;&quot;, &quot;&amp;[.M118]&amp;&quot;, &quot;&amp;[.Q118]" office:value-type="string" office:string-value="1, 0, 0, 0, 0, 1, 0, 0, 0, 0, 1, 0, 0.01456001, 0, 0, 1" calcext:value-type="string">
            <text:p>1, 0, 0, 0, 0, 1, 0, 0, 0, 0, 1, 0, 0.01456001, 0, 0, 1</text:p>
          </table:table-cell>
          <table:table-cell table:style-name="ce566" table:formula="of:=[.$B118]&amp;&quot;, &quot;&amp;[.$F118]&amp;&quot;, &quot;&amp;[.$J118]&amp;&quot;, &quot;&amp;[.$N118]&amp;&quot;, &quot;&amp;[.$C118]&amp;&quot;, &quot;&amp;[.$G118]&amp;&quot;, &quot;&amp;[.$K118]&amp;&quot;, &quot;&amp;[.$O118]&amp;&quot;, &quot;&amp;[.$D118]&amp;&quot;, &quot;&amp;[.$H118]&amp;&quot;, &quot;&amp;[.$L118]&amp;&quot;, &quot;&amp;[.$P118]&amp;&quot;, &quot;&amp;[.$X118]&amp;&quot;, &quot;&amp;[.$W118]&amp;&quot;, &quot;&amp;[.$Y118]&amp;&quot;, &quot;&amp;[.$Q118]" office:value-type="string" office:string-value="1, 0, 0, 0, 0, 1, 0, 0, 0, 0, 1, 0, 0.090368, 0, 1.355965, 1" calcext:value-type="string">
            <text:p>1, 0, 0, 0, 0, 1, 0, 0, 0, 0, 1, 0, 0.090368, 0, 1.355965, 1</text:p>
          </table:table-cell>
          <table:table-cell table:style-name="ce549" table:formula="of:=+[$'Blender conversions'.D118]" office:value-type="float" office:value="0" calcext:value-type="float">
            <text:p>0.000000</text:p>
          </table:table-cell>
          <table:table-cell table:style-name="ce553" table:formula="of:=+[$'Blender conversions'.E118]" office:value-type="float" office:value="0.029368" calcext:value-type="float">
            <text:p>0.029368</text:p>
          </table:table-cell>
          <table:table-cell table:style-name="ce556" table:formula="of:=+[$'Blender conversions'.F118]" office:value-type="float" office:value="1.355965" calcext:value-type="float">
            <text:p>1.355965</text:p>
          </table:table-cell>
          <table:table-cell table:style-name="ce72" table:formula="of:=+[$'Blender conversions'.G118]" office:value-type="float" office:value="0" calcext:value-type="float">
            <text:p>0.000000</text:p>
          </table:table-cell>
          <table:table-cell table:style-name="ce72" table:formula="of:=+[$'Blender conversions'.H118]" office:value-type="float" office:value="0.090368" calcext:value-type="float">
            <text:p>0.090368</text:p>
          </table:table-cell>
          <table:table-cell table:style-name="ce72" table:formula="of:=+[$'Blender conversions'.I118]" office:value-type="float" office:value="1.355965" calcext:value-type="float">
            <text:p>1.35596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Wing1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10296" calcext:value-type="float">
            <text:p>-0.10296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10605" calcext:value-type="float">
            <text:p>0.10605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19005" calcext:value-type="float">
            <text:p>0.1900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19]&amp;&quot;, &quot;&amp;[.F119]&amp;&quot;, &quot;&amp;[.J119]&amp;&quot;, &quot;&amp;[.N119]&amp;&quot;, &quot;&amp;[.C119]&amp;&quot;, &quot;&amp;[.G119]&amp;&quot;, &quot;&amp;[.K119]&amp;&quot;, &quot;&amp;[.O119]&amp;&quot;, &quot;&amp;[.D119]&amp;&quot;, &quot;&amp;[.H119]&amp;&quot;, &quot;&amp;[.L119]&amp;&quot;, &quot;&amp;[.P119]&amp;&quot;, &quot;&amp;-[.E119]&amp;&quot;, &quot;&amp;[.I119]&amp;&quot;, &quot;&amp;[.M119]&amp;&quot;, &quot;&amp;[.Q119]" office:value-type="string" office:string-value="1, 0, 0, 0, 0, 1, 0, 0, 0, 0, 1, 0, 0.10296, 0.10605, 0.19005, 1" calcext:value-type="string">
            <text:p>1, 0, 0, 0, 0, 1, 0, 0, 0, 0, 1, 0, 0.10296, 0.10605, 0.19005, 1</text:p>
          </table:table-cell>
          <table:table-cell table:style-name="ce566" table:formula="of:=[.$B119]&amp;&quot;, &quot;&amp;[.$F119]&amp;&quot;, &quot;&amp;[.$J119]&amp;&quot;, &quot;&amp;[.$N119]&amp;&quot;, &quot;&amp;[.$C119]&amp;&quot;, &quot;&amp;[.$G119]&amp;&quot;, &quot;&amp;[.$K119]&amp;&quot;, &quot;&amp;[.$O119]&amp;&quot;, &quot;&amp;[.$D119]&amp;&quot;, &quot;&amp;[.$H119]&amp;&quot;, &quot;&amp;[.$L119]&amp;&quot;, &quot;&amp;[.$P119]&amp;&quot;, &quot;&amp;[.$X119]&amp;&quot;, &quot;&amp;[.$W119]&amp;&quot;, &quot;&amp;[.$Y119]&amp;&quot;, &quot;&amp;[.$Q119]" office:value-type="string" office:string-value="1, 0, 0, 0, 0, 1, 0, 0, 0, 0, 1, 0, 0.296368, 0.274, 1.603965, 1" calcext:value-type="string">
            <text:p>1, 0, 0, 0, 0, 1, 0, 0, 0, 0, 1, 0, 0.296368, 0.274, 1.603965, 1</text:p>
          </table:table-cell>
          <table:table-cell table:style-name="ce549" table:formula="of:=+[$'Blender conversions'.D119]" office:value-type="float" office:value="0.105" calcext:value-type="float">
            <text:p>0.105000</text:p>
          </table:table-cell>
          <table:table-cell table:style-name="ce553" table:formula="of:=+[$'Blender conversions'.E119]" office:value-type="float" office:value="0.128368" calcext:value-type="float">
            <text:p>0.128368</text:p>
          </table:table-cell>
          <table:table-cell table:style-name="ce556" table:formula="of:=+[$'Blender conversions'.F119]" office:value-type="float" office:value="1.536965" calcext:value-type="float">
            <text:p>1.536965</text:p>
          </table:table-cell>
          <table:table-cell table:style-name="ce72" table:formula="of:=+[$'Blender conversions'.G119]" office:value-type="float" office:value="0.274" calcext:value-type="float">
            <text:p>0.274000</text:p>
          </table:table-cell>
          <table:table-cell table:style-name="ce72" table:formula="of:=+[$'Blender conversions'.H119]" office:value-type="float" office:value="0.296368" calcext:value-type="float">
            <text:p>0.296368</text:p>
          </table:table-cell>
          <table:table-cell table:style-name="ce72" table:formula="of:=+[$'Blender conversions'.I119]" office:value-type="float" office:value="1.603965" calcext:value-type="float">
            <text:p>1.60396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Wing2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1747201" calcext:value-type="float">
            <text:p>-0.1747201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17069" calcext:value-type="float">
            <text:p>0.17069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7035005" calcext:value-type="float">
            <text:p>0.07035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20]&amp;&quot;, &quot;&amp;[.F120]&amp;&quot;, &quot;&amp;[.J120]&amp;&quot;, &quot;&amp;[.N120]&amp;&quot;, &quot;&amp;[.C120]&amp;&quot;, &quot;&amp;[.G120]&amp;&quot;, &quot;&amp;[.K120]&amp;&quot;, &quot;&amp;[.O120]&amp;&quot;, &quot;&amp;[.D120]&amp;&quot;, &quot;&amp;[.H120]&amp;&quot;, &quot;&amp;[.L120]&amp;&quot;, &quot;&amp;[.P120]&amp;&quot;, &quot;&amp;-[.E120]&amp;&quot;, &quot;&amp;[.I120]&amp;&quot;, &quot;&amp;[.M120]&amp;&quot;, &quot;&amp;[.Q120]" office:value-type="string" office:string-value="1, 0, 0, 0, 0, 1, 0, 0, 0, 0, 1, 0, 0.1747201, 0.17069, 0.07035005, 1" calcext:value-type="string">
            <text:p>1, 0, 0, 0, 0, 1, 0, 0, 0, 0, 1, 0, 0.1747201, 0.17069, 0.07035005, 1</text:p>
          </table:table-cell>
          <table:table-cell table:style-name="ce566" table:formula="of:=[.$B120]&amp;&quot;, &quot;&amp;[.$F120]&amp;&quot;, &quot;&amp;[.$J120]&amp;&quot;, &quot;&amp;[.$N120]&amp;&quot;, &quot;&amp;[.$C120]&amp;&quot;, &quot;&amp;[.$G120]&amp;&quot;, &quot;&amp;[.$K120]&amp;&quot;, &quot;&amp;[.$O120]&amp;&quot;, &quot;&amp;[.$D120]&amp;&quot;, &quot;&amp;[.$H120]&amp;&quot;, &quot;&amp;[.$L120]&amp;&quot;, &quot;&amp;[.$P120]&amp;&quot;, &quot;&amp;[.$X120]&amp;&quot;, &quot;&amp;[.$W120]&amp;&quot;, &quot;&amp;[.$Y120]&amp;&quot;, &quot;&amp;[.$Q120]" office:value-type="string" office:string-value="1, 0, 0, 0, 0, 1, 0, 0, 0, 0, 1, 0, 0.477368, 0.457, 1.603965, 1" calcext:value-type="string">
            <text:p>1, 0, 0, 0, 0, 1, 0, 0, 0, 0, 1, 0, 0.477368, 0.457, 1.603965, 1</text:p>
          </table:table-cell>
          <table:table-cell table:style-name="ce549" table:formula="of:=+[$'Blender conversions'.D120]" office:value-type="float" office:value="0.274" calcext:value-type="float">
            <text:p>0.274000</text:p>
          </table:table-cell>
          <table:table-cell table:style-name="ce553" table:formula="of:=+[$'Blender conversions'.E120]" office:value-type="float" office:value="0.296368" calcext:value-type="float">
            <text:p>0.296368</text:p>
          </table:table-cell>
          <table:table-cell table:style-name="ce556" table:formula="of:=+[$'Blender conversions'.F120]" office:value-type="float" office:value="1.603965" calcext:value-type="float">
            <text:p>1.603965</text:p>
          </table:table-cell>
          <table:table-cell table:style-name="ce72" table:formula="of:=+[$'Blender conversions'.G120]" office:value-type="float" office:value="0.457" calcext:value-type="float">
            <text:p>0.457000</text:p>
          </table:table-cell>
          <table:table-cell table:style-name="ce72" table:formula="of:=+[$'Blender conversions'.H120]" office:value-type="float" office:value="0.477368" calcext:value-type="float">
            <text:p>0.477368</text:p>
          </table:table-cell>
          <table:table-cell table:style-name="ce72" table:formula="of:=+[$'Blender conversions'.I120]" office:value-type="float" office:value="1.603965" calcext:value-type="float">
            <text:p>1.60396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Wing3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1882401" calcext:value-type="float">
            <text:p>-0.1882401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18483" calcext:value-type="float">
            <text:p>0.18483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21]&amp;&quot;, &quot;&amp;[.F121]&amp;&quot;, &quot;&amp;[.J121]&amp;&quot;, &quot;&amp;[.N121]&amp;&quot;, &quot;&amp;[.C121]&amp;&quot;, &quot;&amp;[.G121]&amp;&quot;, &quot;&amp;[.K121]&amp;&quot;, &quot;&amp;[.O121]&amp;&quot;, &quot;&amp;[.D121]&amp;&quot;, &quot;&amp;[.H121]&amp;&quot;, &quot;&amp;[.L121]&amp;&quot;, &quot;&amp;[.P121]&amp;&quot;, &quot;&amp;-[.E121]&amp;&quot;, &quot;&amp;[.I121]&amp;&quot;, &quot;&amp;[.M121]&amp;&quot;, &quot;&amp;[.Q121]" office:value-type="string" office:string-value="1, 0, 0, 0, 0, 1, 0, 0, 0, 0, 1, 0, 0.1882401, 0.18483, 0, 1" calcext:value-type="string">
            <text:p>1, 0, 0, 0, 0, 1, 0, 0, 0, 0, 1, 0, 0.1882401, 0.18483, 0, 1</text:p>
          </table:table-cell>
          <table:table-cell table:style-name="ce566" table:formula="of:=[.$B121]&amp;&quot;, &quot;&amp;[.$F121]&amp;&quot;, &quot;&amp;[.$J121]&amp;&quot;, &quot;&amp;[.$N121]&amp;&quot;, &quot;&amp;[.$C121]&amp;&quot;, &quot;&amp;[.$G121]&amp;&quot;, &quot;&amp;[.$K121]&amp;&quot;, &quot;&amp;[.$O121]&amp;&quot;, &quot;&amp;[.$D121]&amp;&quot;, &quot;&amp;[.$H121]&amp;&quot;, &quot;&amp;[.$L121]&amp;&quot;, &quot;&amp;[.$P121]&amp;&quot;, &quot;&amp;[.$X121]&amp;&quot;, &quot;&amp;[.$W121]&amp;&quot;, &quot;&amp;[.$Y121]&amp;&quot;, &quot;&amp;[.$Q121]" office:value-type="string" office:string-value="1, 0, 0, 0, 0, 1, 0, 0, 0, 0, 1, 0, 0.648368, 0.63, 1.603965, 1" calcext:value-type="string">
            <text:p>1, 0, 0, 0, 0, 1, 0, 0, 0, 0, 1, 0, 0.648368, 0.63, 1.603965, 1</text:p>
          </table:table-cell>
          <table:table-cell table:style-name="ce549" table:formula="of:=+[$'Blender conversions'.D121]" office:value-type="float" office:value="0.457" calcext:value-type="float">
            <text:p>0.457000</text:p>
          </table:table-cell>
          <table:table-cell table:style-name="ce553" table:formula="of:=+[$'Blender conversions'.E121]" office:value-type="float" office:value="0.477368" calcext:value-type="float">
            <text:p>0.477368</text:p>
          </table:table-cell>
          <table:table-cell table:style-name="ce556" table:formula="of:=+[$'Blender conversions'.F121]" office:value-type="float" office:value="1.603965" calcext:value-type="float">
            <text:p>1.603965</text:p>
          </table:table-cell>
          <table:table-cell table:style-name="ce72" table:formula="of:=+[$'Blender conversions'.G121]" office:value-type="float" office:value="0.63" calcext:value-type="float">
            <text:p>0.630000</text:p>
          </table:table-cell>
          <table:table-cell table:style-name="ce72" table:formula="of:=+[$'Blender conversions'.H121]" office:value-type="float" office:value="0.648368" calcext:value-type="float">
            <text:p>0.648368</text:p>
          </table:table-cell>
          <table:table-cell table:style-name="ce72" table:formula="of:=+[$'Blender conversions'.I121]" office:value-type="float" office:value="1.603965" calcext:value-type="float">
            <text:p>1.60396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Wing4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1778401" calcext:value-type="float">
            <text:p>-0.1778401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17473" calcext:value-type="float">
            <text:p>0.17473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22]&amp;&quot;, &quot;&amp;[.F122]&amp;&quot;, &quot;&amp;[.J122]&amp;&quot;, &quot;&amp;[.N122]&amp;&quot;, &quot;&amp;[.C122]&amp;&quot;, &quot;&amp;[.G122]&amp;&quot;, &quot;&amp;[.K122]&amp;&quot;, &quot;&amp;[.O122]&amp;&quot;, &quot;&amp;[.D122]&amp;&quot;, &quot;&amp;[.H122]&amp;&quot;, &quot;&amp;[.L122]&amp;&quot;, &quot;&amp;[.P122]&amp;&quot;, &quot;&amp;-[.E122]&amp;&quot;, &quot;&amp;[.I122]&amp;&quot;, &quot;&amp;[.M122]&amp;&quot;, &quot;&amp;[.Q122]" office:value-type="string" office:string-value="1, 0, 0, 0, 0, 1, 0, 0, 0, 0, 1, 0, 0.1778401, 0.17473, 0, 1" calcext:value-type="string">
            <text:p>1, 0, 0, 0, 0, 1, 0, 0, 0, 0, 1, 0, 0.1778401, 0.17473, 0, 1</text:p>
          </table:table-cell>
          <table:table-cell table:style-name="ce566" table:formula="of:=[.$B122]&amp;&quot;, &quot;&amp;[.$F122]&amp;&quot;, &quot;&amp;[.$J122]&amp;&quot;, &quot;&amp;[.$N122]&amp;&quot;, &quot;&amp;[.$C122]&amp;&quot;, &quot;&amp;[.$G122]&amp;&quot;, &quot;&amp;[.$K122]&amp;&quot;, &quot;&amp;[.$O122]&amp;&quot;, &quot;&amp;[.$D122]&amp;&quot;, &quot;&amp;[.$H122]&amp;&quot;, &quot;&amp;[.$L122]&amp;&quot;, &quot;&amp;[.$P122]&amp;&quot;, &quot;&amp;[.$X122]&amp;&quot;, &quot;&amp;[.$W122]&amp;&quot;, &quot;&amp;[.$Y122]&amp;&quot;, &quot;&amp;[.$Q122]" office:value-type="string" office:string-value="1, 0, 0, 0, 0, 1, 0, 0, 0, 0, 1, 0, 0.794368, 0.762, 1.603965, 1" calcext:value-type="string">
            <text:p>1, 0, 0, 0, 0, 1, 0, 0, 0, 0, 1, 0, 0.794368, 0.762, 1.603965, 1</text:p>
          </table:table-cell>
          <table:table-cell table:style-name="ce549" table:formula="of:=+[$'Blender conversions'.D122]" office:value-type="float" office:value="0.63" calcext:value-type="float">
            <text:p>0.630000</text:p>
          </table:table-cell>
          <table:table-cell table:style-name="ce553" table:formula="of:=+[$'Blender conversions'.E122]" office:value-type="float" office:value="0.648368" calcext:value-type="float">
            <text:p>0.648368</text:p>
          </table:table-cell>
          <table:table-cell table:style-name="ce556" table:formula="of:=+[$'Blender conversions'.F122]" office:value-type="float" office:value="1.603965" calcext:value-type="float">
            <text:p>1.603965</text:p>
          </table:table-cell>
          <table:table-cell table:style-name="ce72" table:formula="of:=+[$'Blender conversions'.G122]" office:value-type="float" office:value="0.762" calcext:value-type="float">
            <text:p>0.762000</text:p>
          </table:table-cell>
          <table:table-cell table:style-name="ce72" table:formula="of:=+[$'Blender conversions'.H122]" office:value-type="float" office:value="0.794368" calcext:value-type="float">
            <text:p>0.794368</text:p>
          </table:table-cell>
          <table:table-cell table:style-name="ce72" table:formula="of:=+[$'Blender conversions'.I122]" office:value-type="float" office:value="1.603965" calcext:value-type="float">
            <text:p>1.60396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Wing4Fan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1778401" calcext:value-type="float">
            <text:p>-0.1778401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17473" calcext:value-type="float">
            <text:p>0.17473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23]&amp;&quot;, &quot;&amp;[.F123]&amp;&quot;, &quot;&amp;[.J123]&amp;&quot;, &quot;&amp;[.N123]&amp;&quot;, &quot;&amp;[.C123]&amp;&quot;, &quot;&amp;[.G123]&amp;&quot;, &quot;&amp;[.K123]&amp;&quot;, &quot;&amp;[.O123]&amp;&quot;, &quot;&amp;[.D123]&amp;&quot;, &quot;&amp;[.H123]&amp;&quot;, &quot;&amp;[.L123]&amp;&quot;, &quot;&amp;[.P123]&amp;&quot;, &quot;&amp;-[.E123]&amp;&quot;, &quot;&amp;[.I123]&amp;&quot;, &quot;&amp;[.M123]&amp;&quot;, &quot;&amp;[.Q123]" office:value-type="string" office:string-value="1, 0, 0, 0, 0, 1, 0, 0, 0, 0, 1, 0, 0.1778401, 0.17473, 0, 1" calcext:value-type="string">
            <text:p>1, 0, 0, 0, 0, 1, 0, 0, 0, 0, 1, 0, 0.1778401, 0.17473, 0, 1</text:p>
          </table:table-cell>
          <table:table-cell table:style-name="ce566" table:formula="of:=[.$B123]&amp;&quot;, &quot;&amp;[.$F123]&amp;&quot;, &quot;&amp;[.$J123]&amp;&quot;, &quot;&amp;[.$N123]&amp;&quot;, &quot;&amp;[.$C123]&amp;&quot;, &quot;&amp;[.$G123]&amp;&quot;, &quot;&amp;[.$K123]&amp;&quot;, &quot;&amp;[.$O123]&amp;&quot;, &quot;&amp;[.$D123]&amp;&quot;, &quot;&amp;[.$H123]&amp;&quot;, &quot;&amp;[.$L123]&amp;&quot;, &quot;&amp;[.$P123]&amp;&quot;, &quot;&amp;[.$X123]&amp;&quot;, &quot;&amp;[.$W123]&amp;&quot;, &quot;&amp;[.$Y123]&amp;&quot;, &quot;&amp;[.$Q123]" office:value-type="string" office:string-value="1, 0, 0, 0, 0, 1, 0, 0, 0, 0, 1, 0, 0.716368, 0.692, 1.444965, 1" calcext:value-type="string">
            <text:p>1, 0, 0, 0, 0, 1, 0, 0, 0, 0, 1, 0, 0.716368, 0.692, 1.444965, 1</text:p>
          </table:table-cell>
          <table:table-cell table:style-name="ce549" table:formula="of:=+[$'Blender conversions'.D123]" office:value-type="float" office:value="0.63" calcext:value-type="float">
            <text:p>0.630000</text:p>
          </table:table-cell>
          <table:table-cell table:style-name="ce553" table:formula="of:=+[$'Blender conversions'.E123]" office:value-type="float" office:value="0.648368" calcext:value-type="float">
            <text:p>0.648368</text:p>
          </table:table-cell>
          <table:table-cell table:style-name="ce556" table:formula="of:=+[$'Blender conversions'.F123]" office:value-type="float" office:value="1.603965" calcext:value-type="float">
            <text:p>1.603965</text:p>
          </table:table-cell>
          <table:table-cell table:style-name="ce72" table:formula="of:=+[$'Blender conversions'.G123]" office:value-type="float" office:value="0.692" calcext:value-type="float">
            <text:p>0.692000</text:p>
          </table:table-cell>
          <table:table-cell table:style-name="ce72" table:formula="of:=+[$'Blender conversions'.H123]" office:value-type="float" office:value="0.716368" calcext:value-type="float">
            <text:p>0.716368</text:p>
          </table:table-cell>
          <table:table-cell table:style-name="ce72" table:formula="of:=+[$'Blender conversions'.I123]" office:value-type="float" office:value="1.444965" calcext:value-type="float">
            <text:p>1.44496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Wing1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10296" calcext:value-type="float">
            <text:p>-0.10296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10605" calcext:value-type="float">
            <text:p>-0.10605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19005" calcext:value-type="float">
            <text:p>0.1900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24]&amp;&quot;, &quot;&amp;[.F124]&amp;&quot;, &quot;&amp;[.J124]&amp;&quot;, &quot;&amp;[.N124]&amp;&quot;, &quot;&amp;[.C124]&amp;&quot;, &quot;&amp;[.G124]&amp;&quot;, &quot;&amp;[.K124]&amp;&quot;, &quot;&amp;[.O124]&amp;&quot;, &quot;&amp;[.D124]&amp;&quot;, &quot;&amp;[.H124]&amp;&quot;, &quot;&amp;[.L124]&amp;&quot;, &quot;&amp;[.P124]&amp;&quot;, &quot;&amp;-[.E124]&amp;&quot;, &quot;&amp;[.I124]&amp;&quot;, &quot;&amp;[.M124]&amp;&quot;, &quot;&amp;[.Q124]" office:value-type="string" office:string-value="1, 0, 0, 0, 0, 1, 0, 0, 0, 0, 1, 0, 0.10296, -0.10605, 0.19005, 1" calcext:value-type="string">
            <text:p>1, 0, 0, 0, 0, 1, 0, 0, 0, 0, 1, 0, 0.10296, -0.10605, 0.19005, 1</text:p>
          </table:table-cell>
          <table:table-cell table:style-name="ce566" table:formula="of:=[.$B124]&amp;&quot;, &quot;&amp;[.$F124]&amp;&quot;, &quot;&amp;[.$J124]&amp;&quot;, &quot;&amp;[.$N124]&amp;&quot;, &quot;&amp;[.$C124]&amp;&quot;, &quot;&amp;[.$G124]&amp;&quot;, &quot;&amp;[.$K124]&amp;&quot;, &quot;&amp;[.$O124]&amp;&quot;, &quot;&amp;[.$D124]&amp;&quot;, &quot;&amp;[.$H124]&amp;&quot;, &quot;&amp;[.$L124]&amp;&quot;, &quot;&amp;[.$P124]&amp;&quot;, &quot;&amp;[.$X124]&amp;&quot;, &quot;&amp;[.$W124]&amp;&quot;, &quot;&amp;[.$Y124]&amp;&quot;, &quot;&amp;[.$Q124]" office:value-type="string" office:string-value="1, 0, 0, 0, 0, 1, 0, 0, 0, 0, 1, 0, 0.296368, -0.274, 1.603965, 1" calcext:value-type="string">
            <text:p>1, 0, 0, 0, 0, 1, 0, 0, 0, 0, 1, 0, 0.296368, -0.274, 1.603965, 1</text:p>
          </table:table-cell>
          <table:table-cell table:style-name="ce549" table:formula="of:=+[$'Blender conversions'.D124]" office:value-type="float" office:value="-0.105" calcext:value-type="float">
            <text:p>-0.105000</text:p>
          </table:table-cell>
          <table:table-cell table:style-name="ce553" table:formula="of:=+[$'Blender conversions'.E124]" office:value-type="float" office:value="0.128368" calcext:value-type="float">
            <text:p>0.128368</text:p>
          </table:table-cell>
          <table:table-cell table:style-name="ce556" table:formula="of:=+[$'Blender conversions'.F124]" office:value-type="float" office:value="1.536965" calcext:value-type="float">
            <text:p>1.536965</text:p>
          </table:table-cell>
          <table:table-cell table:style-name="ce72" table:formula="of:=+[$'Blender conversions'.G124]" office:value-type="float" office:value="-0.274" calcext:value-type="float">
            <text:p>-0.274000</text:p>
          </table:table-cell>
          <table:table-cell table:style-name="ce72" table:formula="of:=+[$'Blender conversions'.H124]" office:value-type="float" office:value="0.296368" calcext:value-type="float">
            <text:p>0.296368</text:p>
          </table:table-cell>
          <table:table-cell table:style-name="ce72" table:formula="of:=+[$'Blender conversions'.I124]" office:value-type="float" office:value="1.603965" calcext:value-type="float">
            <text:p>1.60396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Wing2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1747201" calcext:value-type="float">
            <text:p>-0.1747201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17069" calcext:value-type="float">
            <text:p>-0.17069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7035005" calcext:value-type="float">
            <text:p>0.07035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25]&amp;&quot;, &quot;&amp;[.F125]&amp;&quot;, &quot;&amp;[.J125]&amp;&quot;, &quot;&amp;[.N125]&amp;&quot;, &quot;&amp;[.C125]&amp;&quot;, &quot;&amp;[.G125]&amp;&quot;, &quot;&amp;[.K125]&amp;&quot;, &quot;&amp;[.O125]&amp;&quot;, &quot;&amp;[.D125]&amp;&quot;, &quot;&amp;[.H125]&amp;&quot;, &quot;&amp;[.L125]&amp;&quot;, &quot;&amp;[.P125]&amp;&quot;, &quot;&amp;-[.E125]&amp;&quot;, &quot;&amp;[.I125]&amp;&quot;, &quot;&amp;[.M125]&amp;&quot;, &quot;&amp;[.Q125]" office:value-type="string" office:string-value="1, 0, 0, 0, 0, 1, 0, 0, 0, 0, 1, 0, 0.1747201, -0.17069, 0.07035005, 1" calcext:value-type="string">
            <text:p>1, 0, 0, 0, 0, 1, 0, 0, 0, 0, 1, 0, 0.1747201, -0.17069, 0.07035005, 1</text:p>
          </table:table-cell>
          <table:table-cell table:style-name="ce566" table:formula="of:=[.$B125]&amp;&quot;, &quot;&amp;[.$F125]&amp;&quot;, &quot;&amp;[.$J125]&amp;&quot;, &quot;&amp;[.$N125]&amp;&quot;, &quot;&amp;[.$C125]&amp;&quot;, &quot;&amp;[.$G125]&amp;&quot;, &quot;&amp;[.$K125]&amp;&quot;, &quot;&amp;[.$O125]&amp;&quot;, &quot;&amp;[.$D125]&amp;&quot;, &quot;&amp;[.$H125]&amp;&quot;, &quot;&amp;[.$L125]&amp;&quot;, &quot;&amp;[.$P125]&amp;&quot;, &quot;&amp;[.$X125]&amp;&quot;, &quot;&amp;[.$W125]&amp;&quot;, &quot;&amp;[.$Y125]&amp;&quot;, &quot;&amp;[.$Q125]" office:value-type="string" office:string-value="1, 0, 0, 0, 0, 1, 0, 0, 0, 0, 1, 0, 0.477368, -0.457, 1.603965, 1" calcext:value-type="string">
            <text:p>1, 0, 0, 0, 0, 1, 0, 0, 0, 0, 1, 0, 0.477368, -0.457, 1.603965, 1</text:p>
          </table:table-cell>
          <table:table-cell table:style-name="ce549" table:formula="of:=+[$'Blender conversions'.D125]" office:value-type="float" office:value="-0.274" calcext:value-type="float">
            <text:p>-0.274000</text:p>
          </table:table-cell>
          <table:table-cell table:style-name="ce553" table:formula="of:=+[$'Blender conversions'.E125]" office:value-type="float" office:value="0.296368" calcext:value-type="float">
            <text:p>0.296368</text:p>
          </table:table-cell>
          <table:table-cell table:style-name="ce556" table:formula="of:=+[$'Blender conversions'.F125]" office:value-type="float" office:value="1.603965" calcext:value-type="float">
            <text:p>1.603965</text:p>
          </table:table-cell>
          <table:table-cell table:style-name="ce72" table:formula="of:=+[$'Blender conversions'.G125]" office:value-type="float" office:value="-0.457" calcext:value-type="float">
            <text:p>-0.457000</text:p>
          </table:table-cell>
          <table:table-cell table:style-name="ce72" table:formula="of:=+[$'Blender conversions'.H125]" office:value-type="float" office:value="0.477368" calcext:value-type="float">
            <text:p>0.477368</text:p>
          </table:table-cell>
          <table:table-cell table:style-name="ce72" table:formula="of:=+[$'Blender conversions'.I125]" office:value-type="float" office:value="1.603965" calcext:value-type="float">
            <text:p>1.60396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Wing3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1882401" calcext:value-type="float">
            <text:p>-0.1882401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18483" calcext:value-type="float">
            <text:p>-0.18483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26]&amp;&quot;, &quot;&amp;[.F126]&amp;&quot;, &quot;&amp;[.J126]&amp;&quot;, &quot;&amp;[.N126]&amp;&quot;, &quot;&amp;[.C126]&amp;&quot;, &quot;&amp;[.G126]&amp;&quot;, &quot;&amp;[.K126]&amp;&quot;, &quot;&amp;[.O126]&amp;&quot;, &quot;&amp;[.D126]&amp;&quot;, &quot;&amp;[.H126]&amp;&quot;, &quot;&amp;[.L126]&amp;&quot;, &quot;&amp;[.P126]&amp;&quot;, &quot;&amp;-[.E126]&amp;&quot;, &quot;&amp;[.I126]&amp;&quot;, &quot;&amp;[.M126]&amp;&quot;, &quot;&amp;[.Q126]" office:value-type="string" office:string-value="1, 0, 0, 0, 0, 1, 0, 0, 0, 0, 1, 0, 0.1882401, -0.18483, 0, 1" calcext:value-type="string">
            <text:p>1, 0, 0, 0, 0, 1, 0, 0, 0, 0, 1, 0, 0.1882401, -0.18483, 0, 1</text:p>
          </table:table-cell>
          <table:table-cell table:style-name="ce566" table:formula="of:=[.$B126]&amp;&quot;, &quot;&amp;[.$F126]&amp;&quot;, &quot;&amp;[.$J126]&amp;&quot;, &quot;&amp;[.$N126]&amp;&quot;, &quot;&amp;[.$C126]&amp;&quot;, &quot;&amp;[.$G126]&amp;&quot;, &quot;&amp;[.$K126]&amp;&quot;, &quot;&amp;[.$O126]&amp;&quot;, &quot;&amp;[.$D126]&amp;&quot;, &quot;&amp;[.$H126]&amp;&quot;, &quot;&amp;[.$L126]&amp;&quot;, &quot;&amp;[.$P126]&amp;&quot;, &quot;&amp;[.$X126]&amp;&quot;, &quot;&amp;[.$W126]&amp;&quot;, &quot;&amp;[.$Y126]&amp;&quot;, &quot;&amp;[.$Q126]" office:value-type="string" office:string-value="1, 0, 0, 0, 0, 1, 0, 0, 0, 0, 1, 0, 0.648368, -0.63, 1.603965, 1" calcext:value-type="string">
            <text:p>1, 0, 0, 0, 0, 1, 0, 0, 0, 0, 1, 0, 0.648368, -0.63, 1.603965, 1</text:p>
          </table:table-cell>
          <table:table-cell table:style-name="ce549" table:formula="of:=+[$'Blender conversions'.D126]" office:value-type="float" office:value="-0.457" calcext:value-type="float">
            <text:p>-0.457000</text:p>
          </table:table-cell>
          <table:table-cell table:style-name="ce553" table:formula="of:=+[$'Blender conversions'.E126]" office:value-type="float" office:value="0.477368" calcext:value-type="float">
            <text:p>0.477368</text:p>
          </table:table-cell>
          <table:table-cell table:style-name="ce556" table:formula="of:=+[$'Blender conversions'.F126]" office:value-type="float" office:value="1.603965" calcext:value-type="float">
            <text:p>1.603965</text:p>
          </table:table-cell>
          <table:table-cell table:style-name="ce72" table:formula="of:=+[$'Blender conversions'.G126]" office:value-type="float" office:value="-0.63" calcext:value-type="float">
            <text:p>-0.630000</text:p>
          </table:table-cell>
          <table:table-cell table:style-name="ce72" table:formula="of:=+[$'Blender conversions'.H126]" office:value-type="float" office:value="0.648368" calcext:value-type="float">
            <text:p>0.648368</text:p>
          </table:table-cell>
          <table:table-cell table:style-name="ce72" table:formula="of:=+[$'Blender conversions'.I126]" office:value-type="float" office:value="1.603965" calcext:value-type="float">
            <text:p>1.60396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Wing4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1778401" calcext:value-type="float">
            <text:p>-0.1778401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17473" calcext:value-type="float">
            <text:p>-0.17473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27]&amp;&quot;, &quot;&amp;[.F127]&amp;&quot;, &quot;&amp;[.J127]&amp;&quot;, &quot;&amp;[.N127]&amp;&quot;, &quot;&amp;[.C127]&amp;&quot;, &quot;&amp;[.G127]&amp;&quot;, &quot;&amp;[.K127]&amp;&quot;, &quot;&amp;[.O127]&amp;&quot;, &quot;&amp;[.D127]&amp;&quot;, &quot;&amp;[.H127]&amp;&quot;, &quot;&amp;[.L127]&amp;&quot;, &quot;&amp;[.P127]&amp;&quot;, &quot;&amp;-[.E127]&amp;&quot;, &quot;&amp;[.I127]&amp;&quot;, &quot;&amp;[.M127]&amp;&quot;, &quot;&amp;[.Q127]" office:value-type="string" office:string-value="1, 0, 0, 0, 0, 1, 0, 0, 0, 0, 1, 0, 0.1778401, -0.17473, 0, 1" calcext:value-type="string">
            <text:p>1, 0, 0, 0, 0, 1, 0, 0, 0, 0, 1, 0, 0.1778401, -0.17473, 0, 1</text:p>
          </table:table-cell>
          <table:table-cell table:style-name="ce566" table:formula="of:=[.$B127]&amp;&quot;, &quot;&amp;[.$F127]&amp;&quot;, &quot;&amp;[.$J127]&amp;&quot;, &quot;&amp;[.$N127]&amp;&quot;, &quot;&amp;[.$C127]&amp;&quot;, &quot;&amp;[.$G127]&amp;&quot;, &quot;&amp;[.$K127]&amp;&quot;, &quot;&amp;[.$O127]&amp;&quot;, &quot;&amp;[.$D127]&amp;&quot;, &quot;&amp;[.$H127]&amp;&quot;, &quot;&amp;[.$L127]&amp;&quot;, &quot;&amp;[.$P127]&amp;&quot;, &quot;&amp;[.$X127]&amp;&quot;, &quot;&amp;[.$W127]&amp;&quot;, &quot;&amp;[.$Y127]&amp;&quot;, &quot;&amp;[.$Q127]" office:value-type="string" office:string-value="1, 0, 0, 0, 0, 1, 0, 0, 0, 0, 1, 0, 0.794368, -0.762, 1.603965, 1" calcext:value-type="string">
            <text:p>1, 0, 0, 0, 0, 1, 0, 0, 0, 0, 1, 0, 0.794368, -0.762, 1.603965, 1</text:p>
          </table:table-cell>
          <table:table-cell table:style-name="ce549" table:formula="of:=+[$'Blender conversions'.D127]" office:value-type="float" office:value="-0.63" calcext:value-type="float">
            <text:p>-0.630000</text:p>
          </table:table-cell>
          <table:table-cell table:style-name="ce553" table:formula="of:=+[$'Blender conversions'.E127]" office:value-type="float" office:value="0.648368" calcext:value-type="float">
            <text:p>0.648368</text:p>
          </table:table-cell>
          <table:table-cell table:style-name="ce556" table:formula="of:=+[$'Blender conversions'.F127]" office:value-type="float" office:value="1.603965" calcext:value-type="float">
            <text:p>1.603965</text:p>
          </table:table-cell>
          <table:table-cell table:style-name="ce72" table:formula="of:=+[$'Blender conversions'.G127]" office:value-type="float" office:value="-0.762" calcext:value-type="float">
            <text:p>-0.762000</text:p>
          </table:table-cell>
          <table:table-cell table:style-name="ce72" table:formula="of:=+[$'Blender conversions'.H127]" office:value-type="float" office:value="0.794368" calcext:value-type="float">
            <text:p>0.794368</text:p>
          </table:table-cell>
          <table:table-cell table:style-name="ce72" table:formula="of:=+[$'Blender conversions'.I127]" office:value-type="float" office:value="1.603965" calcext:value-type="float">
            <text:p>1.60396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Wing4Fan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1778401" calcext:value-type="float">
            <text:p>-0.1778401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17473" calcext:value-type="float">
            <text:p>-0.17473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28]&amp;&quot;, &quot;&amp;[.F128]&amp;&quot;, &quot;&amp;[.J128]&amp;&quot;, &quot;&amp;[.N128]&amp;&quot;, &quot;&amp;[.C128]&amp;&quot;, &quot;&amp;[.G128]&amp;&quot;, &quot;&amp;[.K128]&amp;&quot;, &quot;&amp;[.O128]&amp;&quot;, &quot;&amp;[.D128]&amp;&quot;, &quot;&amp;[.H128]&amp;&quot;, &quot;&amp;[.L128]&amp;&quot;, &quot;&amp;[.P128]&amp;&quot;, &quot;&amp;-[.E128]&amp;&quot;, &quot;&amp;[.I128]&amp;&quot;, &quot;&amp;[.M128]&amp;&quot;, &quot;&amp;[.Q128]" office:value-type="string" office:string-value="1, 0, 0, 0, 0, 1, 0, 0, 0, 0, 1, 0, 0.1778401, -0.17473, 0, 1" calcext:value-type="string">
            <text:p>1, 0, 0, 0, 0, 1, 0, 0, 0, 0, 1, 0, 0.1778401, -0.17473, 0, 1</text:p>
          </table:table-cell>
          <table:table-cell table:style-name="ce566" table:formula="of:=[.$B128]&amp;&quot;, &quot;&amp;[.$F128]&amp;&quot;, &quot;&amp;[.$J128]&amp;&quot;, &quot;&amp;[.$N128]&amp;&quot;, &quot;&amp;[.$C128]&amp;&quot;, &quot;&amp;[.$G128]&amp;&quot;, &quot;&amp;[.$K128]&amp;&quot;, &quot;&amp;[.$O128]&amp;&quot;, &quot;&amp;[.$D128]&amp;&quot;, &quot;&amp;[.$H128]&amp;&quot;, &quot;&amp;[.$L128]&amp;&quot;, &quot;&amp;[.$P128]&amp;&quot;, &quot;&amp;[.$X128]&amp;&quot;, &quot;&amp;[.$W128]&amp;&quot;, &quot;&amp;[.$Y128]&amp;&quot;, &quot;&amp;[.$Q128]" office:value-type="string" office:string-value="1, 0, 0, 0, 0, 1, 0, 0, 0, 0, 1, 0, 0.716368, -0.692, 1.444965, 1" calcext:value-type="string">
            <text:p>1, 0, 0, 0, 0, 1, 0, 0, 0, 0, 1, 0, 0.716368, -0.692, 1.444965, 1</text:p>
          </table:table-cell>
          <table:table-cell table:style-name="ce549" table:formula="of:=+[$'Blender conversions'.D128]" office:value-type="float" office:value="-0.63" calcext:value-type="float">
            <text:p>-0.630000</text:p>
          </table:table-cell>
          <table:table-cell table:style-name="ce553" table:formula="of:=+[$'Blender conversions'.E128]" office:value-type="float" office:value="0.648368" calcext:value-type="float">
            <text:p>0.648368</text:p>
          </table:table-cell>
          <table:table-cell table:style-name="ce556" table:formula="of:=+[$'Blender conversions'.F128]" office:value-type="float" office:value="1.603965" calcext:value-type="float">
            <text:p>1.603965</text:p>
          </table:table-cell>
          <table:table-cell table:style-name="ce72" table:formula="of:=+[$'Blender conversions'.G128]" office:value-type="float" office:value="-0.692" calcext:value-type="float">
            <text:p>-0.692000</text:p>
          </table:table-cell>
          <table:table-cell table:style-name="ce72" table:formula="of:=+[$'Blender conversions'.H128]" office:value-type="float" office:value="0.716368" calcext:value-type="float">
            <text:p>0.716368</text:p>
          </table:table-cell>
          <table:table-cell table:style-name="ce72" table:formula="of:=+[$'Blender conversions'.I128]" office:value-type="float" office:value="1.444965" calcext:value-type="float">
            <text:p>1.44496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ip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129" calcext:value-type="float">
            <text:p>-0.129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41" calcext:value-type="float">
            <text:p>-0.04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29]&amp;&quot;, &quot;&amp;[.F129]&amp;&quot;, &quot;&amp;[.J129]&amp;&quot;, &quot;&amp;[.N129]&amp;&quot;, &quot;&amp;[.C129]&amp;&quot;, &quot;&amp;[.G129]&amp;&quot;, &quot;&amp;[.K129]&amp;&quot;, &quot;&amp;[.O129]&amp;&quot;, &quot;&amp;[.D129]&amp;&quot;, &quot;&amp;[.H129]&amp;&quot;, &quot;&amp;[.L129]&amp;&quot;, &quot;&amp;[.P129]&amp;&quot;, &quot;&amp;-[.E129]&amp;&quot;, &quot;&amp;[.I129]&amp;&quot;, &quot;&amp;[.M129]&amp;&quot;, &quot;&amp;[.Q129]" office:value-type="string" office:string-value="1, 0, 0, 0, 0, 1, 0, 0, 0, 0, 1, 0, -0.034, -0.129, -0.041, 1" calcext:value-type="string">
            <text:p>1, 0, 0, 0, 0, 1, 0, 0, 0, 0, 1, 0, -0.034, -0.129, -0.041, 1</text:p>
          </table:table-cell>
          <table:table-cell table:style-name="ce566" table:formula="of:=[.$B129]&amp;&quot;, &quot;&amp;[.$F129]&amp;&quot;, &quot;&amp;[.$J129]&amp;&quot;, &quot;&amp;[.$N129]&amp;&quot;, &quot;&amp;[.$C129]&amp;&quot;, &quot;&amp;[.$G129]&amp;&quot;, &quot;&amp;[.$K129]&amp;&quot;, &quot;&amp;[.$O129]&amp;&quot;, &quot;&amp;[.$D129]&amp;&quot;, &quot;&amp;[.$H129]&amp;&quot;, &quot;&amp;[.$L129]&amp;&quot;, &quot;&amp;[.$P129]&amp;&quot;, &quot;&amp;[.$X129]&amp;&quot;, &quot;&amp;[.$W129]&amp;&quot;, &quot;&amp;[.$Y129]&amp;&quot;, &quot;&amp;[.$Q129]" office:value-type="string" office:string-value="1, 0, 0, 0, 0, 1, 0, 0, 0, 0, 1, 0, -0.03262, -0.079806, 0.534929, 1" calcext:value-type="string">
            <text:p>1, 0, 0, 0, 0, 1, 0, 0, 0, 0, 1, 0, -0.03262, -0.079806, 0.534929, 1</text:p>
          </table:table-cell>
          <table:table-cell table:style-name="ce549" table:formula="of:=+[$'Blender conversions'.D129]" office:value-type="float" office:value="-0.128806" calcext:value-type="float">
            <text:p>-0.128806</text:p>
          </table:table-cell>
          <table:table-cell table:style-name="ce553" table:formula="of:=+[$'Blender conversions'.E129]" office:value-type="float" office:value="-0.03362" calcext:value-type="float">
            <text:p>-0.033620</text:p>
          </table:table-cell>
          <table:table-cell table:style-name="ce556" table:formula="of:=+[$'Blender conversions'.F129]" office:value-type="float" office:value="1.025929" calcext:value-type="float">
            <text:p>1.025929</text:p>
          </table:table-cell>
          <table:table-cell table:style-name="ce72" table:formula="of:=+[$'Blender conversions'.G129]" office:value-type="float" office:value="-0.079806" calcext:value-type="float">
            <text:p>-0.079806</text:p>
          </table:table-cell>
          <table:table-cell table:style-name="ce72" table:formula="of:=+[$'Blender conversions'.H129]" office:value-type="float" office:value="-0.03262" calcext:value-type="float">
            <text:p>-0.032620</text:p>
          </table:table-cell>
          <table:table-cell table:style-name="ce72" table:formula="of:=+[$'Blender conversions'.I129]" office:value-type="float" office:value="0.534929" calcext:value-type="float">
            <text:p>0.534929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R_UPPER_LEG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21" calcext:value-type="float">
            <text:p>-0.02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5249999" calcext:value-type="float">
            <text:p>0.0525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22" calcext:value-type="float">
            <text:p>-0.2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30]&amp;&quot;, &quot;&amp;[.F130]&amp;&quot;, &quot;&amp;[.J130]&amp;&quot;, &quot;&amp;[.N130]&amp;&quot;, &quot;&amp;[.C130]&amp;&quot;, &quot;&amp;[.G130]&amp;&quot;, &quot;&amp;[.K130]&amp;&quot;, &quot;&amp;[.O130]&amp;&quot;, &quot;&amp;[.D130]&amp;&quot;, &quot;&amp;[.H130]&amp;&quot;, &quot;&amp;[.L130]&amp;&quot;, &quot;&amp;[.P130]&amp;&quot;, &quot;&amp;-[.E130]&amp;&quot;, &quot;&amp;[.I130]&amp;&quot;, &quot;&amp;[.M130]&amp;&quot;, &quot;&amp;[.Q130]" office:value-type="string" office:string-value="1, 0, 0, 0, 0, 1, 0, 0, 0, 0, 1, 0, 0.021, 0.05249999, -0.22, 1" calcext:value-type="string">
            <text:p>1, 0, 0, 0, 0, 1, 0, 0, 0, 0, 1, 0, 0.021, 0.05249999, -0.22, 1</text:p>
          </table:table-cell>
          <table:table-cell table:style-name="ce566" table:formula="of:=[.$B130]&amp;&quot;, &quot;&amp;[.$F130]&amp;&quot;, &quot;&amp;[.$J130]&amp;&quot;, &quot;&amp;[.$N130]&amp;&quot;, &quot;&amp;[.$C130]&amp;&quot;, &quot;&amp;[.$G130]&amp;&quot;, &quot;&amp;[.$K130]&amp;&quot;, &quot;&amp;[.$O130]&amp;&quot;, &quot;&amp;[.$D130]&amp;&quot;, &quot;&amp;[.$H130]&amp;&quot;, &quot;&amp;[.$L130]&amp;&quot;, &quot;&amp;[.$P130]&amp;&quot;, &quot;&amp;[.$X130]&amp;&quot;, &quot;&amp;[.$W130]&amp;&quot;, &quot;&amp;[.$Y130]&amp;&quot;, &quot;&amp;[.$Q130]" office:value-type="string" office:string-value="1, 0, 0, 0, 0, 1, 0, 0, 0, 0, 1, 0, -0.01362, -0.078806, 0.605929, 1" calcext:value-type="string">
            <text:p>1, 0, 0, 0, 0, 1, 0, 0, 0, 0, 1, 0, -0.01362, -0.078806, 0.605929, 1</text:p>
          </table:table-cell>
          <table:table-cell table:style-name="ce549" table:formula="of:=+[$'Blender conversions'.D130]" office:value-type="float" office:value="-0.078806" calcext:value-type="float">
            <text:p>-0.078806</text:p>
          </table:table-cell>
          <table:table-cell table:style-name="ce553" table:formula="of:=+[$'Blender conversions'.E130]" office:value-type="float" office:value="-0.01362" calcext:value-type="float">
            <text:p>-0.013620</text:p>
          </table:table-cell>
          <table:table-cell table:style-name="ce556" table:formula="of:=+[$'Blender conversions'.F130]" office:value-type="float" office:value="0.805929" calcext:value-type="float">
            <text:p>0.805929</text:p>
          </table:table-cell>
          <table:table-cell table:style-name="ce72" table:formula="of:=+[$'Blender conversions'.G130]" office:value-type="float" office:value="-0.078806" calcext:value-type="float">
            <text:p>-0.078806</text:p>
          </table:table-cell>
          <table:table-cell table:style-name="ce72" table:formula="of:=+[$'Blender conversions'.H130]" office:value-type="float" office:value="-0.01362" calcext:value-type="float">
            <text:p>-0.013620</text:p>
          </table:table-cell>
          <table:table-cell table:style-name="ce72" table:formula="of:=+[$'Blender conversions'.I130]" office:value-type="float" office:value="0.605929" calcext:value-type="float">
            <text:p>0.605929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Knee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49" calcext:value-type="float">
            <text:p>0.049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491" calcext:value-type="float">
            <text:p>-0.49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31]&amp;&quot;, &quot;&amp;[.F131]&amp;&quot;, &quot;&amp;[.J131]&amp;&quot;, &quot;&amp;[.N131]&amp;&quot;, &quot;&amp;[.C131]&amp;&quot;, &quot;&amp;[.G131]&amp;&quot;, &quot;&amp;[.K131]&amp;&quot;, &quot;&amp;[.O131]&amp;&quot;, &quot;&amp;[.D131]&amp;&quot;, &quot;&amp;[.H131]&amp;&quot;, &quot;&amp;[.L131]&amp;&quot;, &quot;&amp;[.P131]&amp;&quot;, &quot;&amp;-[.E131]&amp;&quot;, &quot;&amp;[.I131]&amp;&quot;, &quot;&amp;[.M131]&amp;&quot;, &quot;&amp;[.Q131]" office:value-type="string" office:string-value="1, 0, 0, 0, 0, 1, 0, 0, 0, 0, 1, 0, 0.001, 0.049, -0.491, 1" calcext:value-type="string">
            <text:p>1, 0, 0, 0, 0, 1, 0, 0, 0, 0, 1, 0, 0.001, 0.049, -0.491, 1</text:p>
          </table:table-cell>
          <table:table-cell table:style-name="ce566" table:formula="of:=[.$B131]&amp;&quot;, &quot;&amp;[.$F131]&amp;&quot;, &quot;&amp;[.$J131]&amp;&quot;, &quot;&amp;[.$N131]&amp;&quot;, &quot;&amp;[.$C131]&amp;&quot;, &quot;&amp;[.$G131]&amp;&quot;, &quot;&amp;[.$K131]&amp;&quot;, &quot;&amp;[.$O131]&amp;&quot;, &quot;&amp;[.$D131]&amp;&quot;, &quot;&amp;[.$H131]&amp;&quot;, &quot;&amp;[.$L131]&amp;&quot;, &quot;&amp;[.$P131]&amp;&quot;, &quot;&amp;[.$X131]&amp;&quot;, &quot;&amp;[.$W131]&amp;&quot;, &quot;&amp;[.$Y131]&amp;&quot;, &quot;&amp;[.$Q131]" office:value-type="string" office:string-value="1, 0, 0, 0, 0, 1, 0, 0, 0, 0, 1, 0, -0.00384, -0.080171, 0.0660070000000001, 1" calcext:value-type="string">
            <text:p>1, 0, 0, 0, 0, 1, 0, 0, 0, 0, 1, 0, -0.00384, -0.080171, 0.0660070000000001, 1</text:p>
          </table:table-cell>
          <table:table-cell table:style-name="ce549" table:formula="of:=+[$'Blender conversions'.D131]" office:value-type="float" office:value="-0.080171" calcext:value-type="float">
            <text:p>-0.080171</text:p>
          </table:table-cell>
          <table:table-cell table:style-name="ce553" table:formula="of:=+[$'Blender conversions'.E131]" office:value-type="float" office:value="-0.03284" calcext:value-type="float">
            <text:p>-0.032840</text:p>
          </table:table-cell>
          <table:table-cell table:style-name="ce556" table:formula="of:=+[$'Blender conversions'.F131]" office:value-type="float" office:value="0.535007" calcext:value-type="float">
            <text:p>0.535007</text:p>
          </table:table-cell>
          <table:table-cell table:style-name="ce72" table:formula="of:=+[$'Blender conversions'.G131]" office:value-type="float" office:value="-0.080171" calcext:value-type="float">
            <text:p>-0.080171</text:p>
          </table:table-cell>
          <table:table-cell table:style-name="ce72" table:formula="of:=+[$'Blender conversions'.H131]" office:value-type="float" office:value="-0.00384" calcext:value-type="float">
            <text:p>-0.003840</text:p>
          </table:table-cell>
          <table:table-cell table:style-name="ce72" table:formula="of:=+[$'Blender conversions'.I131]" office:value-type="float" office:value="0.0660070000000001" calcext:value-type="float">
            <text:p>0.066007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R_LOWER_LEG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21" calcext:value-type="float">
            <text:p>-0.02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22" calcext:value-type="float">
            <text:p>-0.2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32]&amp;&quot;, &quot;&amp;[.F132]&amp;&quot;, &quot;&amp;[.J132]&amp;&quot;, &quot;&amp;[.N132]&amp;&quot;, &quot;&amp;[.C132]&amp;&quot;, &quot;&amp;[.G132]&amp;&quot;, &quot;&amp;[.K132]&amp;&quot;, &quot;&amp;[.O132]&amp;&quot;, &quot;&amp;[.D132]&amp;&quot;, &quot;&amp;[.H132]&amp;&quot;, &quot;&amp;[.L132]&amp;&quot;, &quot;&amp;[.P132]&amp;&quot;, &quot;&amp;-[.E132]&amp;&quot;, &quot;&amp;[.I132]&amp;&quot;, &quot;&amp;[.M132]&amp;&quot;, &quot;&amp;[.Q132]" office:value-type="string" office:string-value="1, 0, 0, 0, 0, 1, 0, 0, 0, 0, 1, 0, 0.021, 0, -0.22, 1" calcext:value-type="string">
            <text:p>1, 0, 0, 0, 0, 1, 0, 0, 0, 0, 1, 0, 0.021, 0, -0.22, 1</text:p>
          </table:table-cell>
          <table:table-cell table:style-name="ce566" table:formula="of:=[.$B132]&amp;&quot;, &quot;&amp;[.$F132]&amp;&quot;, &quot;&amp;[.$J132]&amp;&quot;, &quot;&amp;[.$N132]&amp;&quot;, &quot;&amp;[.$C132]&amp;&quot;, &quot;&amp;[.$G132]&amp;&quot;, &quot;&amp;[.$K132]&amp;&quot;, &quot;&amp;[.$O132]&amp;&quot;, &quot;&amp;[.$D132]&amp;&quot;, &quot;&amp;[.$H132]&amp;&quot;, &quot;&amp;[.$L132]&amp;&quot;, &quot;&amp;[.$P132]&amp;&quot;, &quot;&amp;[.$X132]&amp;&quot;, &quot;&amp;[.$W132]&amp;&quot;, &quot;&amp;[.$Y132]&amp;&quot;, &quot;&amp;[.$Q132]" office:value-type="string" office:string-value="1, 0, 0, 0, 0, 1, 0, 0, 0, 0, 1, 0, -0.00284, -0.080171, 0.185007, 1" calcext:value-type="string">
            <text:p>1, 0, 0, 0, 0, 1, 0, 0, 0, 0, 1, 0, -0.00284, -0.080171, 0.185007, 1</text:p>
          </table:table-cell>
          <table:table-cell table:style-name="ce549" table:formula="of:=+[$'Blender conversions'.D132]" office:value-type="float" office:value="-0.080171" calcext:value-type="float">
            <text:p>-0.080171</text:p>
          </table:table-cell>
          <table:table-cell table:style-name="ce553" table:formula="of:=+[$'Blender conversions'.E132]" office:value-type="float" office:value="-0.01284" calcext:value-type="float">
            <text:p>-0.012840</text:p>
          </table:table-cell>
          <table:table-cell table:style-name="ce556" table:formula="of:=+[$'Blender conversions'.F132]" office:value-type="float" office:value="0.335007" calcext:value-type="float">
            <text:p>0.335007</text:p>
          </table:table-cell>
          <table:table-cell table:style-name="ce72" table:formula="of:=+[$'Blender conversions'.G132]" office:value-type="float" office:value="-0.080171" calcext:value-type="float">
            <text:p>-0.080171</text:p>
          </table:table-cell>
          <table:table-cell table:style-name="ce72" table:formula="of:=+[$'Blender conversions'.H132]" office:value-type="float" office:value="-0.00284" calcext:value-type="float">
            <text:p>-0.002840</text:p>
          </table:table-cell>
          <table:table-cell table:style-name="ce72" table:formula="of:=+[$'Blender conversions'.I132]" office:value-type="float" office:value="0.185007" calcext:value-type="float">
            <text:p>0.185007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Ankle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29" calcext:value-type="float">
            <text:p>-0.029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468" calcext:value-type="float">
            <text:p>-0.46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33]&amp;&quot;, &quot;&amp;[.F133]&amp;&quot;, &quot;&amp;[.J133]&amp;&quot;, &quot;&amp;[.N133]&amp;&quot;, &quot;&amp;[.C133]&amp;&quot;, &quot;&amp;[.G133]&amp;&quot;, &quot;&amp;[.K133]&amp;&quot;, &quot;&amp;[.O133]&amp;&quot;, &quot;&amp;[.D133]&amp;&quot;, &quot;&amp;[.H133]&amp;&quot;, &quot;&amp;[.L133]&amp;&quot;, &quot;&amp;[.P133]&amp;&quot;, &quot;&amp;-[.E133]&amp;&quot;, &quot;&amp;[.I133]&amp;&quot;, &quot;&amp;[.M133]&amp;&quot;, &quot;&amp;[.Q133]" office:value-type="string" office:string-value="1, 0, 0, 0, 0, 1, 0, 0, 0, 0, 1, 0, 0.029, 0, -0.468, 1" calcext:value-type="string">
            <text:p>1, 0, 0, 0, 0, 1, 0, 0, 0, 0, 1, 0, 0.029, 0, -0.468, 1</text:p>
          </table:table-cell>
          <table:table-cell table:style-name="ce566" table:formula="of:=[.$B133]&amp;&quot;, &quot;&amp;[.$F133]&amp;&quot;, &quot;&amp;[.$J133]&amp;&quot;, &quot;&amp;[.$N133]&amp;&quot;, &quot;&amp;[.$C133]&amp;&quot;, &quot;&amp;[.$G133]&amp;&quot;, &quot;&amp;[.$K133]&amp;&quot;, &quot;&amp;[.$O133]&amp;&quot;, &quot;&amp;[.$D133]&amp;&quot;, &quot;&amp;[.$H133]&amp;&quot;, &quot;&amp;[.$L133]&amp;&quot;, &quot;&amp;[.$P133]&amp;&quot;, &quot;&amp;[.$X133]&amp;&quot;, &quot;&amp;[.$W133]&amp;&quot;, &quot;&amp;[.$Y133]&amp;&quot;, &quot;&amp;[.$Q133]" office:value-type="string" office:string-value="1, 0, 0, 0, 0, 1, 0, 0, 0, 0, 1, 0, -0.115971, -0.080171, 0.00551300000000016, 1" calcext:value-type="string">
            <text:p>1, 0, 0, 0, 0, 1, 0, 0, 0, 0, 1, 0, -0.115971, -0.080171, 0.00551300000000016, 1</text:p>
          </table:table-cell>
          <table:table-cell table:style-name="ce549" table:formula="of:=+[$'Blender conversions'.D133]" office:value-type="float" office:value="-0.080171" calcext:value-type="float">
            <text:p>-0.080171</text:p>
          </table:table-cell>
          <table:table-cell table:style-name="ce553" table:formula="of:=+[$'Blender conversions'.E133]" office:value-type="float" office:value="-0.003971" calcext:value-type="float">
            <text:p>-0.003971</text:p>
          </table:table-cell>
          <table:table-cell table:style-name="ce556" table:formula="of:=+[$'Blender conversions'.F133]" office:value-type="float" office:value="0.0665130000000002" calcext:value-type="float">
            <text:p>0.066513</text:p>
          </table:table-cell>
          <table:table-cell table:style-name="ce72" table:formula="of:=+[$'Blender conversions'.G133]" office:value-type="float" office:value="-0.080171" calcext:value-type="float">
            <text:p>-0.080171</text:p>
          </table:table-cell>
          <table:table-cell table:style-name="ce72" table:formula="of:=+[$'Blender conversions'.H133]" office:value-type="float" office:value="-0.115971" calcext:value-type="float">
            <text:p>-0.115971</text:p>
          </table:table-cell>
          <table:table-cell table:style-name="ce72" table:formula="of:=+[$'Blender conversions'.I133]" office:value-type="float" office:value="0.00551300000000016" calcext:value-type="float">
            <text:p>0.005513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R_FOO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7700001" calcext:value-type="float">
            <text:p>0.077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41" calcext:value-type="float">
            <text:p>-0.04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34]&amp;&quot;, &quot;&amp;[.F134]&amp;&quot;, &quot;&amp;[.J134]&amp;&quot;, &quot;&amp;[.N134]&amp;&quot;, &quot;&amp;[.C134]&amp;&quot;, &quot;&amp;[.G134]&amp;&quot;, &quot;&amp;[.K134]&amp;&quot;, &quot;&amp;[.O134]&amp;&quot;, &quot;&amp;[.D134]&amp;&quot;, &quot;&amp;[.H134]&amp;&quot;, &quot;&amp;[.L134]&amp;&quot;, &quot;&amp;[.P134]&amp;&quot;, &quot;&amp;-[.E134]&amp;&quot;, &quot;&amp;[.I134]&amp;&quot;, &quot;&amp;[.M134]&amp;&quot;, &quot;&amp;[.Q134]" office:value-type="string" office:string-value="1, 0, 0, 0, 0, 1, 0, 0, 0, 0, 1, 0, -0.07700001, 0, -0.041, 1" calcext:value-type="string">
            <text:p>1, 0, 0, 0, 0, 1, 0, 0, 0, 0, 1, 0, -0.07700001, 0, -0.041, 1</text:p>
          </table:table-cell>
          <table:table-cell table:style-name="ce566" table:formula="of:=[.$B134]&amp;&quot;, &quot;&amp;[.$F134]&amp;&quot;, &quot;&amp;[.$J134]&amp;&quot;, &quot;&amp;[.$N134]&amp;&quot;, &quot;&amp;[.$C134]&amp;&quot;, &quot;&amp;[.$G134]&amp;&quot;, &quot;&amp;[.$K134]&amp;&quot;, &quot;&amp;[.$O134]&amp;&quot;, &quot;&amp;[.$D134]&amp;&quot;, &quot;&amp;[.$H134]&amp;&quot;, &quot;&amp;[.$L134]&amp;&quot;, &quot;&amp;[.$P134]&amp;&quot;, &quot;&amp;[.$X134]&amp;&quot;, &quot;&amp;[.$W134]&amp;&quot;, &quot;&amp;[.$Y134]&amp;&quot;, &quot;&amp;[.$Q134]" office:value-type="string" office:string-value="1, 0, 0, 0, 0, 1, 0, 0, 0, 0, 1, 0, -0.169971, -0.080171, -0.000486999999999849, 1" calcext:value-type="string">
            <text:p>1, 0, 0, 0, 0, 1, 0, 0, 0, 0, 1, 0, -0.169971, -0.080171, -0.000486999999999849, 1</text:p>
          </table:table-cell>
          <table:table-cell table:style-name="ce549" table:formula="of:=+[$'Blender conversions'.D134]" office:value-type="float" office:value="-0.080171" calcext:value-type="float">
            <text:p>-0.080171</text:p>
          </table:table-cell>
          <table:table-cell table:style-name="ce553" table:formula="of:=+[$'Blender conversions'.E134]" office:value-type="float" office:value="-0.080971" calcext:value-type="float">
            <text:p>-0.080971</text:p>
          </table:table-cell>
          <table:table-cell table:style-name="ce556" table:formula="of:=+[$'Blender conversions'.F134]" office:value-type="float" office:value="0.0255130000000002" calcext:value-type="float">
            <text:p>0.025513</text:p>
          </table:table-cell>
          <table:table-cell table:style-name="ce72" table:formula="of:=+[$'Blender conversions'.G134]" office:value-type="float" office:value="-0.080171" calcext:value-type="float">
            <text:p>-0.080171</text:p>
          </table:table-cell>
          <table:table-cell table:style-name="ce72" table:formula="of:=+[$'Blender conversions'.H134]" office:value-type="float" office:value="-0.169971" calcext:value-type="float">
            <text:p>-0.169971</text:p>
          </table:table-cell>
          <table:table-cell table:style-name="ce72" table:formula="of:=+[$'Blender conversions'.I134]" office:value-type="float" office:value="-0.000486999999999849" calcext:value-type="float">
            <text:p>-0.000487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oot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112" calcext:value-type="float">
            <text:p>0.112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61" calcext:value-type="float">
            <text:p>-0.06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35]&amp;&quot;, &quot;&amp;[.F135]&amp;&quot;, &quot;&amp;[.J135]&amp;&quot;, &quot;&amp;[.N135]&amp;&quot;, &quot;&amp;[.C135]&amp;&quot;, &quot;&amp;[.G135]&amp;&quot;, &quot;&amp;[.K135]&amp;&quot;, &quot;&amp;[.O135]&amp;&quot;, &quot;&amp;[.D135]&amp;&quot;, &quot;&amp;[.H135]&amp;&quot;, &quot;&amp;[.L135]&amp;&quot;, &quot;&amp;[.P135]&amp;&quot;, &quot;&amp;-[.E135]&amp;&quot;, &quot;&amp;[.I135]&amp;&quot;, &quot;&amp;[.M135]&amp;&quot;, &quot;&amp;[.Q135]" office:value-type="string" office:string-value="1, 0, 0, 0, 0, 1, 0, 0, 0, 0, 1, 0, -0.112, 0, -0.061, 1" calcext:value-type="string">
            <text:p>1, 0, 0, 0, 0, 1, 0, 0, 0, 0, 1, 0, -0.112, 0, -0.061, 1</text:p>
          </table:table-cell>
          <table:table-cell table:style-name="ce566" table:formula="of:=[.$B135]&amp;&quot;, &quot;&amp;[.$F135]&amp;&quot;, &quot;&amp;[.$J135]&amp;&quot;, &quot;&amp;[.$N135]&amp;&quot;, &quot;&amp;[.$C135]&amp;&quot;, &quot;&amp;[.$G135]&amp;&quot;, &quot;&amp;[.$K135]&amp;&quot;, &quot;&amp;[.$O135]&amp;&quot;, &quot;&amp;[.$D135]&amp;&quot;, &quot;&amp;[.$H135]&amp;&quot;, &quot;&amp;[.$L135]&amp;&quot;, &quot;&amp;[.$P135]&amp;&quot;, &quot;&amp;[.$X135]&amp;&quot;, &quot;&amp;[.$W135]&amp;&quot;, &quot;&amp;[.$Y135]&amp;&quot;, &quot;&amp;[.$Q135]" office:value-type="string" office:string-value="1, 0, 0, 0, 0, 1, 0, 0, 0, 0, 1, 0, -0.220927, -0.090171, 0.00587600000000016, 1" calcext:value-type="string">
            <text:p>1, 0, 0, 0, 0, 1, 0, 0, 0, 0, 1, 0, -0.220927, -0.090171, 0.00587600000000016, 1</text:p>
          </table:table-cell>
          <table:table-cell table:style-name="ce549" table:formula="of:=+[$'Blender conversions'.D135]" office:value-type="float" office:value="-0.080171" calcext:value-type="float">
            <text:p>-0.080171</text:p>
          </table:table-cell>
          <table:table-cell table:style-name="ce553" table:formula="of:=+[$'Blender conversions'.E135]" office:value-type="float" office:value="-0.115927" calcext:value-type="float">
            <text:p>-0.115927</text:p>
          </table:table-cell>
          <table:table-cell table:style-name="ce556" table:formula="of:=+[$'Blender conversions'.F135]" office:value-type="float" office:value="0.00587600000000016" calcext:value-type="float">
            <text:p>0.005876</text:p>
          </table:table-cell>
          <table:table-cell table:style-name="ce72" table:formula="of:=+[$'Blender conversions'.G135]" office:value-type="float" office:value="-0.090171" calcext:value-type="float">
            <text:p>-0.090171</text:p>
          </table:table-cell>
          <table:table-cell table:style-name="ce72" table:formula="of:=+[$'Blender conversions'.H135]" office:value-type="float" office:value="-0.220927" calcext:value-type="float">
            <text:p>-0.220927</text:p>
          </table:table-cell>
          <table:table-cell table:style-name="ce72" table:formula="of:=+[$'Blender conversions'.I135]" office:value-type="float" office:value="0.00587600000000016" calcext:value-type="float">
            <text:p>0.005876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Toe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109" calcext:value-type="float">
            <text:p>0.109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36]&amp;&quot;, &quot;&amp;[.F136]&amp;&quot;, &quot;&amp;[.J136]&amp;&quot;, &quot;&amp;[.N136]&amp;&quot;, &quot;&amp;[.C136]&amp;&quot;, &quot;&amp;[.G136]&amp;&quot;, &quot;&amp;[.K136]&amp;&quot;, &quot;&amp;[.O136]&amp;&quot;, &quot;&amp;[.D136]&amp;&quot;, &quot;&amp;[.H136]&amp;&quot;, &quot;&amp;[.L136]&amp;&quot;, &quot;&amp;[.P136]&amp;&quot;, &quot;&amp;-[.E136]&amp;&quot;, &quot;&amp;[.I136]&amp;&quot;, &quot;&amp;[.M136]&amp;&quot;, &quot;&amp;[.Q136]" office:value-type="string" office:string-value="1, 0, 0, 0, 0, 1, 0, 0, 0, 0, 1, 0, -0.109, 0, 0, 1" calcext:value-type="string">
            <text:p>1, 0, 0, 0, 0, 1, 0, 0, 0, 0, 1, 0, -0.109, 0, 0, 1</text:p>
          </table:table-cell>
          <table:table-cell table:style-name="ce566" table:formula="of:=[.$B136]&amp;&quot;, &quot;&amp;[.$F136]&amp;&quot;, &quot;&amp;[.$J136]&amp;&quot;, &quot;&amp;[.$N136]&amp;&quot;, &quot;&amp;[.$C136]&amp;&quot;, &quot;&amp;[.$G136]&amp;&quot;, &quot;&amp;[.$K136]&amp;&quot;, &quot;&amp;[.$O136]&amp;&quot;, &quot;&amp;[.$D136]&amp;&quot;, &quot;&amp;[.$H136]&amp;&quot;, &quot;&amp;[.$L136]&amp;&quot;, &quot;&amp;[.$P136]&amp;&quot;, &quot;&amp;[.$X136]&amp;&quot;, &quot;&amp;[.$W136]&amp;&quot;, &quot;&amp;[.$Y136]&amp;&quot;, &quot;&amp;[.$Q136]" office:value-type="string" office:string-value="1, 0, 0, 0, 0, 1, 0, 0, 0, 0, 1, 0, -0.241326, -0.090579, 0.00577200000000016, 1" calcext:value-type="string">
            <text:p>1, 0, 0, 0, 0, 1, 0, 0, 0, 0, 1, 0, -0.241326, -0.090579, 0.00577200000000016, 1</text:p>
          </table:table-cell>
          <table:table-cell table:style-name="ce549" table:formula="of:=+[$'Blender conversions'.D136]" office:value-type="float" office:value="-0.090579" calcext:value-type="float">
            <text:p>-0.090579</text:p>
          </table:table-cell>
          <table:table-cell table:style-name="ce553" table:formula="of:=+[$'Blender conversions'.E136]" office:value-type="float" office:value="-0.221326" calcext:value-type="float">
            <text:p>-0.221326</text:p>
          </table:table-cell>
          <table:table-cell table:style-name="ce556" table:formula="of:=+[$'Blender conversions'.F136]" office:value-type="float" office:value="0.00577200000000016" calcext:value-type="float">
            <text:p>0.005772</text:p>
          </table:table-cell>
          <table:table-cell table:style-name="ce72" table:formula="of:=+[$'Blender conversions'.G136]" office:value-type="float" office:value="-0.090579" calcext:value-type="float">
            <text:p>-0.090579</text:p>
          </table:table-cell>
          <table:table-cell table:style-name="ce72" table:formula="of:=+[$'Blender conversions'.H136]" office:value-type="float" office:value="-0.241326" calcext:value-type="float">
            <text:p>-0.241326</text:p>
          </table:table-cell>
          <table:table-cell table:style-name="ce72" table:formula="of:=+[$'Blender conversions'.I136]" office:value-type="float" office:value="0.00577200000000016" calcext:value-type="float">
            <text:p>0.005772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ip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127" calcext:value-type="float">
            <text:p>0.127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41" calcext:value-type="float">
            <text:p>-0.04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37]&amp;&quot;, &quot;&amp;[.F137]&amp;&quot;, &quot;&amp;[.J137]&amp;&quot;, &quot;&amp;[.N137]&amp;&quot;, &quot;&amp;[.C137]&amp;&quot;, &quot;&amp;[.G137]&amp;&quot;, &quot;&amp;[.K137]&amp;&quot;, &quot;&amp;[.O137]&amp;&quot;, &quot;&amp;[.D137]&amp;&quot;, &quot;&amp;[.H137]&amp;&quot;, &quot;&amp;[.L137]&amp;&quot;, &quot;&amp;[.P137]&amp;&quot;, &quot;&amp;-[.E137]&amp;&quot;, &quot;&amp;[.I137]&amp;&quot;, &quot;&amp;[.M137]&amp;&quot;, &quot;&amp;[.Q137]" office:value-type="string" office:string-value="1, 0, 0, 0, 0, 1, 0, 0, 0, 0, 1, 0, -0.034, 0.127, -0.041, 1" calcext:value-type="string">
            <text:p>1, 0, 0, 0, 0, 1, 0, 0, 0, 0, 1, 0, -0.034, 0.127, -0.041, 1</text:p>
          </table:table-cell>
          <table:table-cell table:style-name="ce566" table:formula="of:=[.$B137]&amp;&quot;, &quot;&amp;[.$F137]&amp;&quot;, &quot;&amp;[.$J137]&amp;&quot;, &quot;&amp;[.$N137]&amp;&quot;, &quot;&amp;[.$C137]&amp;&quot;, &quot;&amp;[.$G137]&amp;&quot;, &quot;&amp;[.$K137]&amp;&quot;, &quot;&amp;[.$O137]&amp;&quot;, &quot;&amp;[.$D137]&amp;&quot;, &quot;&amp;[.$H137]&amp;&quot;, &quot;&amp;[.$L137]&amp;&quot;, &quot;&amp;[.$P137]&amp;&quot;, &quot;&amp;[.$X137]&amp;&quot;, &quot;&amp;[.$W137]&amp;&quot;, &quot;&amp;[.$Y137]&amp;&quot;, &quot;&amp;[.$Q137]" office:value-type="string" office:string-value="1, 0, 0, 0, 0, 1, 0, 0, 0, 0, 1, 0, -0.032757, 0.080765, 0.535017, 1" calcext:value-type="string">
            <text:p>1, 0, 0, 0, 0, 1, 0, 0, 0, 0, 1, 0, -0.032757, 0.080765, 0.535017, 1</text:p>
          </table:table-cell>
          <table:table-cell table:style-name="ce549" table:formula="of:=+[$'Blender conversions'.D137]" office:value-type="float" office:value="0.126765" calcext:value-type="float">
            <text:p>0.126765</text:p>
          </table:table-cell>
          <table:table-cell table:style-name="ce553" table:formula="of:=+[$'Blender conversions'.E137]" office:value-type="float" office:value="-0.033757" calcext:value-type="float">
            <text:p>-0.033757</text:p>
          </table:table-cell>
          <table:table-cell table:style-name="ce556" table:formula="of:=+[$'Blender conversions'.F137]" office:value-type="float" office:value="1.026017" calcext:value-type="float">
            <text:p>1.026017</text:p>
          </table:table-cell>
          <table:table-cell table:style-name="ce72" table:formula="of:=+[$'Blender conversions'.G137]" office:value-type="float" office:value="0.080765" calcext:value-type="float">
            <text:p>0.080765</text:p>
          </table:table-cell>
          <table:table-cell table:style-name="ce72" table:formula="of:=+[$'Blender conversions'.H137]" office:value-type="float" office:value="-0.032757" calcext:value-type="float">
            <text:p>-0.032757</text:p>
          </table:table-cell>
          <table:table-cell table:style-name="ce72" table:formula="of:=+[$'Blender conversions'.I137]" office:value-type="float" office:value="0.535017" calcext:value-type="float">
            <text:p>0.535017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L_UPPER_LEG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21" calcext:value-type="float">
            <text:p>-0.02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5249999" calcext:value-type="float">
            <text:p>-0.0525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22" calcext:value-type="float">
            <text:p>-0.2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38]&amp;&quot;, &quot;&amp;[.F138]&amp;&quot;, &quot;&amp;[.J138]&amp;&quot;, &quot;&amp;[.N138]&amp;&quot;, &quot;&amp;[.C138]&amp;&quot;, &quot;&amp;[.G138]&amp;&quot;, &quot;&amp;[.K138]&amp;&quot;, &quot;&amp;[.O138]&amp;&quot;, &quot;&amp;[.D138]&amp;&quot;, &quot;&amp;[.H138]&amp;&quot;, &quot;&amp;[.L138]&amp;&quot;, &quot;&amp;[.P138]&amp;&quot;, &quot;&amp;-[.E138]&amp;&quot;, &quot;&amp;[.I138]&amp;&quot;, &quot;&amp;[.M138]&amp;&quot;, &quot;&amp;[.Q138]" office:value-type="string" office:string-value="1, 0, 0, 0, 0, 1, 0, 0, 0, 0, 1, 0, 0.021, -0.05249999, -0.22, 1" calcext:value-type="string">
            <text:p>1, 0, 0, 0, 0, 1, 0, 0, 0, 0, 1, 0, 0.021, -0.05249999, -0.22, 1</text:p>
          </table:table-cell>
          <table:table-cell table:style-name="ce566" table:formula="of:=[.$B138]&amp;&quot;, &quot;&amp;[.$F138]&amp;&quot;, &quot;&amp;[.$J138]&amp;&quot;, &quot;&amp;[.$N138]&amp;&quot;, &quot;&amp;[.$C138]&amp;&quot;, &quot;&amp;[.$G138]&amp;&quot;, &quot;&amp;[.$K138]&amp;&quot;, &quot;&amp;[.$O138]&amp;&quot;, &quot;&amp;[.$D138]&amp;&quot;, &quot;&amp;[.$H138]&amp;&quot;, &quot;&amp;[.$L138]&amp;&quot;, &quot;&amp;[.$P138]&amp;&quot;, &quot;&amp;[.$X138]&amp;&quot;, &quot;&amp;[.$W138]&amp;&quot;, &quot;&amp;[.$Y138]&amp;&quot;, &quot;&amp;[.$Q138]" office:value-type="string" office:string-value="1, 0, 0, 0, 0, 1, 0, 0, 0, 0, 1, 0, -0.013757, 0.076765, 0.606017, 1" calcext:value-type="string">
            <text:p>1, 0, 0, 0, 0, 1, 0, 0, 0, 0, 1, 0, -0.013757, 0.076765, 0.606017, 1</text:p>
          </table:table-cell>
          <table:table-cell table:style-name="ce549" table:formula="of:=+[$'Blender conversions'.D138]" office:value-type="float" office:value="0.076765" calcext:value-type="float">
            <text:p>0.076765</text:p>
          </table:table-cell>
          <table:table-cell table:style-name="ce553" table:formula="of:=+[$'Blender conversions'.E138]" office:value-type="float" office:value="-0.013757" calcext:value-type="float">
            <text:p>-0.013757</text:p>
          </table:table-cell>
          <table:table-cell table:style-name="ce556" table:formula="of:=+[$'Blender conversions'.F138]" office:value-type="float" office:value="0.806017" calcext:value-type="float">
            <text:p>0.806017</text:p>
          </table:table-cell>
          <table:table-cell table:style-name="ce72" table:formula="of:=+[$'Blender conversions'.G138]" office:value-type="float" office:value="0.076765" calcext:value-type="float">
            <text:p>0.076765</text:p>
          </table:table-cell>
          <table:table-cell table:style-name="ce72" table:formula="of:=+[$'Blender conversions'.H138]" office:value-type="float" office:value="-0.013757" calcext:value-type="float">
            <text:p>-0.013757</text:p>
          </table:table-cell>
          <table:table-cell table:style-name="ce72" table:formula="of:=+[$'Blender conversions'.I138]" office:value-type="float" office:value="0.606017" calcext:value-type="float">
            <text:p>0.606017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Knee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46" calcext:value-type="float">
            <text:p>-0.046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491" calcext:value-type="float">
            <text:p>-0.49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39]&amp;&quot;, &quot;&amp;[.F139]&amp;&quot;, &quot;&amp;[.J139]&amp;&quot;, &quot;&amp;[.N139]&amp;&quot;, &quot;&amp;[.C139]&amp;&quot;, &quot;&amp;[.G139]&amp;&quot;, &quot;&amp;[.K139]&amp;&quot;, &quot;&amp;[.O139]&amp;&quot;, &quot;&amp;[.D139]&amp;&quot;, &quot;&amp;[.H139]&amp;&quot;, &quot;&amp;[.L139]&amp;&quot;, &quot;&amp;[.P139]&amp;&quot;, &quot;&amp;-[.E139]&amp;&quot;, &quot;&amp;[.I139]&amp;&quot;, &quot;&amp;[.M139]&amp;&quot;, &quot;&amp;[.Q139]" office:value-type="string" office:string-value="1, 0, 0, 0, 0, 1, 0, 0, 0, 0, 1, 0, 0.001, -0.046, -0.491, 1" calcext:value-type="string">
            <text:p>1, 0, 0, 0, 0, 1, 0, 0, 0, 0, 1, 0, 0.001, -0.046, -0.491, 1</text:p>
          </table:table-cell>
          <table:table-cell table:style-name="ce566" table:formula="of:=[.$B139]&amp;&quot;, &quot;&amp;[.$F139]&amp;&quot;, &quot;&amp;[.$J139]&amp;&quot;, &quot;&amp;[.$N139]&amp;&quot;, &quot;&amp;[.$C139]&amp;&quot;, &quot;&amp;[.$G139]&amp;&quot;, &quot;&amp;[.$K139]&amp;&quot;, &quot;&amp;[.$O139]&amp;&quot;, &quot;&amp;[.$D139]&amp;&quot;, &quot;&amp;[.$H139]&amp;&quot;, &quot;&amp;[.$L139]&amp;&quot;, &quot;&amp;[.$P139]&amp;&quot;, &quot;&amp;[.$X139]&amp;&quot;, &quot;&amp;[.$W139]&amp;&quot;, &quot;&amp;[.$Y139]&amp;&quot;, &quot;&amp;[.$Q139]" office:value-type="string" office:string-value="1, 0, 0, 0, 0, 1, 0, 0, 0, 0, 1, 0, -0.00386999999999999, 0.082197, 0.065964, 1" calcext:value-type="string">
            <text:p>1, 0, 0, 0, 0, 1, 0, 0, 0, 0, 1, 0, -0.00386999999999999, 0.082197, 0.065964, 1</text:p>
          </table:table-cell>
          <table:table-cell table:style-name="ce549" table:formula="of:=+[$'Blender conversions'.D139]" office:value-type="float" office:value="0.081197" calcext:value-type="float">
            <text:p>0.081197</text:p>
          </table:table-cell>
          <table:table-cell table:style-name="ce553" table:formula="of:=+[$'Blender conversions'.E139]" office:value-type="float" office:value="-0.03287" calcext:value-type="float">
            <text:p>-0.032870</text:p>
          </table:table-cell>
          <table:table-cell table:style-name="ce556" table:formula="of:=+[$'Blender conversions'.F139]" office:value-type="float" office:value="0.534964" calcext:value-type="float">
            <text:p>0.534964</text:p>
          </table:table-cell>
          <table:table-cell table:style-name="ce72" table:formula="of:=+[$'Blender conversions'.G139]" office:value-type="float" office:value="0.082197" calcext:value-type="float">
            <text:p>0.082197</text:p>
          </table:table-cell>
          <table:table-cell table:style-name="ce72" table:formula="of:=+[$'Blender conversions'.H139]" office:value-type="float" office:value="-0.00386999999999999" calcext:value-type="float">
            <text:p>-0.003870</text:p>
          </table:table-cell>
          <table:table-cell table:style-name="ce72" table:formula="of:=+[$'Blender conversions'.I139]" office:value-type="float" office:value="0.065964" calcext:value-type="float">
            <text:p>0.065964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L_LOWER_LEG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21" calcext:value-type="float">
            <text:p>-0.02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22" calcext:value-type="float">
            <text:p>-0.2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40]&amp;&quot;, &quot;&amp;[.F140]&amp;&quot;, &quot;&amp;[.J140]&amp;&quot;, &quot;&amp;[.N140]&amp;&quot;, &quot;&amp;[.C140]&amp;&quot;, &quot;&amp;[.G140]&amp;&quot;, &quot;&amp;[.K140]&amp;&quot;, &quot;&amp;[.O140]&amp;&quot;, &quot;&amp;[.D140]&amp;&quot;, &quot;&amp;[.H140]&amp;&quot;, &quot;&amp;[.L140]&amp;&quot;, &quot;&amp;[.P140]&amp;&quot;, &quot;&amp;-[.E140]&amp;&quot;, &quot;&amp;[.I140]&amp;&quot;, &quot;&amp;[.M140]&amp;&quot;, &quot;&amp;[.Q140]" office:value-type="string" office:string-value="1, 0, 0, 0, 0, 1, 0, 0, 0, 0, 1, 0, 0.021, 0, -0.22, 1" calcext:value-type="string">
            <text:p>1, 0, 0, 0, 0, 1, 0, 0, 0, 0, 1, 0, 0.021, 0, -0.22, 1</text:p>
          </table:table-cell>
          <table:table-cell table:style-name="ce566" table:formula="of:=[.$B140]&amp;&quot;, &quot;&amp;[.$F140]&amp;&quot;, &quot;&amp;[.$J140]&amp;&quot;, &quot;&amp;[.$N140]&amp;&quot;, &quot;&amp;[.$C140]&amp;&quot;, &quot;&amp;[.$G140]&amp;&quot;, &quot;&amp;[.$K140]&amp;&quot;, &quot;&amp;[.$O140]&amp;&quot;, &quot;&amp;[.$D140]&amp;&quot;, &quot;&amp;[.$H140]&amp;&quot;, &quot;&amp;[.$L140]&amp;&quot;, &quot;&amp;[.$P140]&amp;&quot;, &quot;&amp;[.$X140]&amp;&quot;, &quot;&amp;[.$W140]&amp;&quot;, &quot;&amp;[.$Y140]&amp;&quot;, &quot;&amp;[.$Q140]" office:value-type="string" office:string-value="1, 0, 0, 0, 0, 1, 0, 0, 0, 0, 1, 0, -0.00287, 0.081197, 0.184964, 1" calcext:value-type="string">
            <text:p>1, 0, 0, 0, 0, 1, 0, 0, 0, 0, 1, 0, -0.00287, 0.081197, 0.184964, 1</text:p>
          </table:table-cell>
          <table:table-cell table:style-name="ce549" table:formula="of:=+[$'Blender conversions'.D140]" office:value-type="float" office:value="0.081197" calcext:value-type="float">
            <text:p>0.081197</text:p>
          </table:table-cell>
          <table:table-cell table:style-name="ce553" table:formula="of:=+[$'Blender conversions'.E140]" office:value-type="float" office:value="-0.01287" calcext:value-type="float">
            <text:p>-0.012870</text:p>
          </table:table-cell>
          <table:table-cell table:style-name="ce556" table:formula="of:=+[$'Blender conversions'.F140]" office:value-type="float" office:value="0.334964" calcext:value-type="float">
            <text:p>0.334964</text:p>
          </table:table-cell>
          <table:table-cell table:style-name="ce72" table:formula="of:=+[$'Blender conversions'.G140]" office:value-type="float" office:value="0.081197" calcext:value-type="float">
            <text:p>0.081197</text:p>
          </table:table-cell>
          <table:table-cell table:style-name="ce72" table:formula="of:=+[$'Blender conversions'.H140]" office:value-type="float" office:value="-0.00287" calcext:value-type="float">
            <text:p>-0.002870</text:p>
          </table:table-cell>
          <table:table-cell table:style-name="ce72" table:formula="of:=+[$'Blender conversions'.I140]" office:value-type="float" office:value="0.184964" calcext:value-type="float">
            <text:p>0.184964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Ankle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29" calcext:value-type="float">
            <text:p>-0.029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01" calcext:value-type="float">
            <text:p>0.001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468" calcext:value-type="float">
            <text:p>-0.46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41]&amp;&quot;, &quot;&amp;[.F141]&amp;&quot;, &quot;&amp;[.J141]&amp;&quot;, &quot;&amp;[.N141]&amp;&quot;, &quot;&amp;[.C141]&amp;&quot;, &quot;&amp;[.G141]&amp;&quot;, &quot;&amp;[.K141]&amp;&quot;, &quot;&amp;[.O141]&amp;&quot;, &quot;&amp;[.D141]&amp;&quot;, &quot;&amp;[.H141]&amp;&quot;, &quot;&amp;[.L141]&amp;&quot;, &quot;&amp;[.P141]&amp;&quot;, &quot;&amp;-[.E141]&amp;&quot;, &quot;&amp;[.I141]&amp;&quot;, &quot;&amp;[.M141]&amp;&quot;, &quot;&amp;[.Q141]" office:value-type="string" office:string-value="1, 0, 0, 0, 0, 1, 0, 0, 0, 0, 1, 0, 0.029, 0.001, -0.468, 1" calcext:value-type="string">
            <text:p>1, 0, 0, 0, 0, 1, 0, 0, 0, 0, 1, 0, 0.029, 0.001, -0.468, 1</text:p>
          </table:table-cell>
          <table:table-cell table:style-name="ce566" table:formula="of:=[.$B141]&amp;&quot;, &quot;&amp;[.$F141]&amp;&quot;, &quot;&amp;[.$J141]&amp;&quot;, &quot;&amp;[.$N141]&amp;&quot;, &quot;&amp;[.$C141]&amp;&quot;, &quot;&amp;[.$G141]&amp;&quot;, &quot;&amp;[.$K141]&amp;&quot;, &quot;&amp;[.$O141]&amp;&quot;, &quot;&amp;[.$D141]&amp;&quot;, &quot;&amp;[.$H141]&amp;&quot;, &quot;&amp;[.$L141]&amp;&quot;, &quot;&amp;[.$P141]&amp;&quot;, &quot;&amp;[.$X141]&amp;&quot;, &quot;&amp;[.$W141]&amp;&quot;, &quot;&amp;[.$Y141]&amp;&quot;, &quot;&amp;[.$Q141]" office:value-type="string" office:string-value="1, 0, 0, 0, 0, 1, 0, 0, 0, 0, 1, 0, -0.115983, 0.082575, 0.00551499999999999, 1" calcext:value-type="string">
            <text:p>1, 0, 0, 0, 0, 1, 0, 0, 0, 0, 1, 0, -0.115983, 0.082575, 0.00551499999999999, 1</text:p>
          </table:table-cell>
          <table:table-cell table:style-name="ce549" table:formula="of:=+[$'Blender conversions'.D141]" office:value-type="float" office:value="0.082575" calcext:value-type="float">
            <text:p>0.082575</text:p>
          </table:table-cell>
          <table:table-cell table:style-name="ce553" table:formula="of:=+[$'Blender conversions'.E141]" office:value-type="float" office:value="-0.003983" calcext:value-type="float">
            <text:p>-0.003983</text:p>
          </table:table-cell>
          <table:table-cell table:style-name="ce556" table:formula="of:=+[$'Blender conversions'.F141]" office:value-type="float" office:value="0.066515" calcext:value-type="float">
            <text:p>0.066515</text:p>
          </table:table-cell>
          <table:table-cell table:style-name="ce72" table:formula="of:=+[$'Blender conversions'.G141]" office:value-type="float" office:value="0.082575" calcext:value-type="float">
            <text:p>0.082575</text:p>
          </table:table-cell>
          <table:table-cell table:style-name="ce72" table:formula="of:=+[$'Blender conversions'.H141]" office:value-type="float" office:value="-0.115983" calcext:value-type="float">
            <text:p>-0.115983</text:p>
          </table:table-cell>
          <table:table-cell table:style-name="ce72" table:formula="of:=+[$'Blender conversions'.I141]" office:value-type="float" office:value="0.00551499999999999" calcext:value-type="float">
            <text:p>0.00551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L_FOO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7700001" calcext:value-type="float">
            <text:p>0.077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41" calcext:value-type="float">
            <text:p>-0.04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42]&amp;&quot;, &quot;&amp;[.F142]&amp;&quot;, &quot;&amp;[.J142]&amp;&quot;, &quot;&amp;[.N142]&amp;&quot;, &quot;&amp;[.C142]&amp;&quot;, &quot;&amp;[.G142]&amp;&quot;, &quot;&amp;[.K142]&amp;&quot;, &quot;&amp;[.O142]&amp;&quot;, &quot;&amp;[.D142]&amp;&quot;, &quot;&amp;[.H142]&amp;&quot;, &quot;&amp;[.L142]&amp;&quot;, &quot;&amp;[.P142]&amp;&quot;, &quot;&amp;-[.E142]&amp;&quot;, &quot;&amp;[.I142]&amp;&quot;, &quot;&amp;[.M142]&amp;&quot;, &quot;&amp;[.Q142]" office:value-type="string" office:string-value="1, 0, 0, 0, 0, 1, 0, 0, 0, 0, 1, 0, -0.07700001, 0, -0.041, 1" calcext:value-type="string">
            <text:p>1, 0, 0, 0, 0, 1, 0, 0, 0, 0, 1, 0, -0.07700001, 0, -0.041, 1</text:p>
          </table:table-cell>
          <table:table-cell table:style-name="ce566" table:formula="of:=[.$B142]&amp;&quot;, &quot;&amp;[.$F142]&amp;&quot;, &quot;&amp;[.$J142]&amp;&quot;, &quot;&amp;[.$N142]&amp;&quot;, &quot;&amp;[.$C142]&amp;&quot;, &quot;&amp;[.$G142]&amp;&quot;, &quot;&amp;[.$K142]&amp;&quot;, &quot;&amp;[.$O142]&amp;&quot;, &quot;&amp;[.$D142]&amp;&quot;, &quot;&amp;[.$H142]&amp;&quot;, &quot;&amp;[.$L142]&amp;&quot;, &quot;&amp;[.$P142]&amp;&quot;, &quot;&amp;[.$X142]&amp;&quot;, &quot;&amp;[.$W142]&amp;&quot;, &quot;&amp;[.$Y142]&amp;&quot;, &quot;&amp;[.$Q142]" office:value-type="string" office:string-value="1, 0, 0, 0, 0, 1, 0, 0, 0, 0, 1, 0, -0.169983, 0.082575, -0.000485000000000013, 1" calcext:value-type="string">
            <text:p>1, 0, 0, 0, 0, 1, 0, 0, 0, 0, 1, 0, -0.169983, 0.082575, -0.000485000000000013, 1</text:p>
          </table:table-cell>
          <table:table-cell table:style-name="ce549" table:formula="of:=+[$'Blender conversions'.D142]" office:value-type="float" office:value="0.082575" calcext:value-type="float">
            <text:p>0.082575</text:p>
          </table:table-cell>
          <table:table-cell table:style-name="ce553" table:formula="of:=+[$'Blender conversions'.E142]" office:value-type="float" office:value="-0.080983" calcext:value-type="float">
            <text:p>-0.080983</text:p>
          </table:table-cell>
          <table:table-cell table:style-name="ce556" table:formula="of:=+[$'Blender conversions'.F142]" office:value-type="float" office:value="0.025515" calcext:value-type="float">
            <text:p>0.025515</text:p>
          </table:table-cell>
          <table:table-cell table:style-name="ce72" table:formula="of:=+[$'Blender conversions'.G142]" office:value-type="float" office:value="0.082575" calcext:value-type="float">
            <text:p>0.082575</text:p>
          </table:table-cell>
          <table:table-cell table:style-name="ce72" table:formula="of:=+[$'Blender conversions'.H142]" office:value-type="float" office:value="-0.169983" calcext:value-type="float">
            <text:p>-0.169983</text:p>
          </table:table-cell>
          <table:table-cell table:style-name="ce72" table:formula="of:=+[$'Blender conversions'.I142]" office:value-type="float" office:value="-0.000485000000000013" calcext:value-type="float">
            <text:p>-0.00048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Foot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112" calcext:value-type="float">
            <text:p>0.112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61" calcext:value-type="float">
            <text:p>-0.06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43]&amp;&quot;, &quot;&amp;[.F143]&amp;&quot;, &quot;&amp;[.J143]&amp;&quot;, &quot;&amp;[.N143]&amp;&quot;, &quot;&amp;[.C143]&amp;&quot;, &quot;&amp;[.G143]&amp;&quot;, &quot;&amp;[.K143]&amp;&quot;, &quot;&amp;[.O143]&amp;&quot;, &quot;&amp;[.D143]&amp;&quot;, &quot;&amp;[.H143]&amp;&quot;, &quot;&amp;[.L143]&amp;&quot;, &quot;&amp;[.P143]&amp;&quot;, &quot;&amp;-[.E143]&amp;&quot;, &quot;&amp;[.I143]&amp;&quot;, &quot;&amp;[.M143]&amp;&quot;, &quot;&amp;[.Q143]" office:value-type="string" office:string-value="1, 0, 0, 0, 0, 1, 0, 0, 0, 0, 1, 0, -0.112, 0, -0.061, 1" calcext:value-type="string">
            <text:p>1, 0, 0, 0, 0, 1, 0, 0, 0, 0, 1, 0, -0.112, 0, -0.061, 1</text:p>
          </table:table-cell>
          <table:table-cell table:style-name="ce566" table:formula="of:=[.$B143]&amp;&quot;, &quot;&amp;[.$F143]&amp;&quot;, &quot;&amp;[.$J143]&amp;&quot;, &quot;&amp;[.$N143]&amp;&quot;, &quot;&amp;[.$C143]&amp;&quot;, &quot;&amp;[.$G143]&amp;&quot;, &quot;&amp;[.$K143]&amp;&quot;, &quot;&amp;[.$O143]&amp;&quot;, &quot;&amp;[.$D143]&amp;&quot;, &quot;&amp;[.$H143]&amp;&quot;, &quot;&amp;[.$L143]&amp;&quot;, &quot;&amp;[.$P143]&amp;&quot;, &quot;&amp;[.$X143]&amp;&quot;, &quot;&amp;[.$W143]&amp;&quot;, &quot;&amp;[.$Y143]&amp;&quot;, &quot;&amp;[.$Q143]" office:value-type="string" office:string-value="1, 0, 0, 0, 0, 1, 0, 0, 0, 0, 1, 0, -0.220939, 0.090575, 0.00689499999999998, 1" calcext:value-type="string">
            <text:p>1, 0, 0, 0, 0, 1, 0, 0, 0, 0, 1, 0, -0.220939, 0.090575, 0.00689499999999998, 1</text:p>
          </table:table-cell>
          <table:table-cell table:style-name="ce549" table:formula="of:=+[$'Blender conversions'.D143]" office:value-type="float" office:value="0.082575" calcext:value-type="float">
            <text:p>0.082575</text:p>
          </table:table-cell>
          <table:table-cell table:style-name="ce553" table:formula="of:=+[$'Blender conversions'.E143]" office:value-type="float" office:value="-0.115939" calcext:value-type="float">
            <text:p>-0.115939</text:p>
          </table:table-cell>
          <table:table-cell table:style-name="ce556" table:formula="of:=+[$'Blender conversions'.F143]" office:value-type="float" office:value="0.00589499999999998" calcext:value-type="float">
            <text:p>0.005895</text:p>
          </table:table-cell>
          <table:table-cell table:style-name="ce72" table:formula="of:=+[$'Blender conversions'.G143]" office:value-type="float" office:value="0.090575" calcext:value-type="float">
            <text:p>0.090575</text:p>
          </table:table-cell>
          <table:table-cell table:style-name="ce72" table:formula="of:=+[$'Blender conversions'.H143]" office:value-type="float" office:value="-0.220939" calcext:value-type="float">
            <text:p>-0.220939</text:p>
          </table:table-cell>
          <table:table-cell table:style-name="ce72" table:formula="of:=+[$'Blender conversions'.I143]" office:value-type="float" office:value="0.00689499999999998" calcext:value-type="float">
            <text:p>0.00689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Toe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109" calcext:value-type="float">
            <text:p>0.109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44]&amp;&quot;, &quot;&amp;[.F144]&amp;&quot;, &quot;&amp;[.J144]&amp;&quot;, &quot;&amp;[.N144]&amp;&quot;, &quot;&amp;[.C144]&amp;&quot;, &quot;&amp;[.G144]&amp;&quot;, &quot;&amp;[.K144]&amp;&quot;, &quot;&amp;[.O144]&amp;&quot;, &quot;&amp;[.D144]&amp;&quot;, &quot;&amp;[.H144]&amp;&quot;, &quot;&amp;[.L144]&amp;&quot;, &quot;&amp;[.P144]&amp;&quot;, &quot;&amp;-[.E144]&amp;&quot;, &quot;&amp;[.I144]&amp;&quot;, &quot;&amp;[.M144]&amp;&quot;, &quot;&amp;[.Q144]" office:value-type="string" office:string-value="1, 0, 0, 0, 0, 1, 0, 0, 0, 0, 1, 0, -0.109, 0, 0, 1" calcext:value-type="string">
            <text:p>1, 0, 0, 0, 0, 1, 0, 0, 0, 0, 1, 0, -0.109, 0, 0, 1</text:p>
          </table:table-cell>
          <table:table-cell table:style-name="ce566" table:formula="of:=[.$B144]&amp;&quot;, &quot;&amp;[.$F144]&amp;&quot;, &quot;&amp;[.$J144]&amp;&quot;, &quot;&amp;[.$N144]&amp;&quot;, &quot;&amp;[.$C144]&amp;&quot;, &quot;&amp;[.$G144]&amp;&quot;, &quot;&amp;[.$K144]&amp;&quot;, &quot;&amp;[.$O144]&amp;&quot;, &quot;&amp;[.$D144]&amp;&quot;, &quot;&amp;[.$H144]&amp;&quot;, &quot;&amp;[.$L144]&amp;&quot;, &quot;&amp;[.$P144]&amp;&quot;, &quot;&amp;[.$X144]&amp;&quot;, &quot;&amp;[.$W144]&amp;&quot;, &quot;&amp;[.$Y144]&amp;&quot;, &quot;&amp;[.$Q144]" office:value-type="string" office:string-value="1, 0, 0, 0, 0, 1, 0, 0, 0, 0, 1, 0, -0.241326, 0.090845, 0.00676599999999998, 1" calcext:value-type="string">
            <text:p>1, 0, 0, 0, 0, 1, 0, 0, 0, 0, 1, 0, -0.241326, 0.090845, 0.00676599999999998, 1</text:p>
          </table:table-cell>
          <table:table-cell table:style-name="ce549" table:formula="of:=+[$'Blender conversions'.D144]" office:value-type="float" office:value="0.090845" calcext:value-type="float">
            <text:p>0.090845</text:p>
          </table:table-cell>
          <table:table-cell table:style-name="ce553" table:formula="of:=+[$'Blender conversions'.E144]" office:value-type="float" office:value="-0.221326" calcext:value-type="float">
            <text:p>-0.221326</text:p>
          </table:table-cell>
          <table:table-cell table:style-name="ce556" table:formula="of:=+[$'Blender conversions'.F144]" office:value-type="float" office:value="0.00676599999999998" calcext:value-type="float">
            <text:p>0.006766</text:p>
          </table:table-cell>
          <table:table-cell table:style-name="ce72" table:formula="of:=+[$'Blender conversions'.G144]" office:value-type="float" office:value="0.090845" calcext:value-type="float">
            <text:p>0.090845</text:p>
          </table:table-cell>
          <table:table-cell table:style-name="ce72" table:formula="of:=+[$'Blender conversions'.H144]" office:value-type="float" office:value="-0.241326" calcext:value-type="float">
            <text:p>-0.241326</text:p>
          </table:table-cell>
          <table:table-cell table:style-name="ce72" table:formula="of:=+[$'Blender conversions'.I144]" office:value-type="float" office:value="0.00676599999999998" calcext:value-type="float">
            <text:p>0.006766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Tail1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116" calcext:value-type="float">
            <text:p>-0.116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4700005" calcext:value-type="float">
            <text:p>0.0470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45]&amp;&quot;, &quot;&amp;[.F145]&amp;&quot;, &quot;&amp;[.J145]&amp;&quot;, &quot;&amp;[.N145]&amp;&quot;, &quot;&amp;[.C145]&amp;&quot;, &quot;&amp;[.G145]&amp;&quot;, &quot;&amp;[.K145]&amp;&quot;, &quot;&amp;[.O145]&amp;&quot;, &quot;&amp;[.D145]&amp;&quot;, &quot;&amp;[.H145]&amp;&quot;, &quot;&amp;[.L145]&amp;&quot;, &quot;&amp;[.P145]&amp;&quot;, &quot;&amp;-[.E145]&amp;&quot;, &quot;&amp;[.I145]&amp;&quot;, &quot;&amp;[.M145]&amp;&quot;, &quot;&amp;[.Q145]" office:value-type="string" office:string-value="1, 0, 0, 0, 0, 1, 0, 0, 0, 0, 1, 0, 0.116, 0, 0.04700005, 1" calcext:value-type="string">
            <text:p>1, 0, 0, 0, 0, 1, 0, 0, 0, 0, 1, 0, 0.116, 0, 0.04700005, 1</text:p>
          </table:table-cell>
          <table:table-cell table:style-name="ce566" table:formula="of:=[.$B145]&amp;&quot;, &quot;&amp;[.$F145]&amp;&quot;, &quot;&amp;[.$J145]&amp;&quot;, &quot;&amp;[.$N145]&amp;&quot;, &quot;&amp;[.$C145]&amp;&quot;, &quot;&amp;[.$G145]&amp;&quot;, &quot;&amp;[.$K145]&amp;&quot;, &quot;&amp;[.$O145]&amp;&quot;, &quot;&amp;[.$D145]&amp;&quot;, &quot;&amp;[.$H145]&amp;&quot;, &quot;&amp;[.$L145]&amp;&quot;, &quot;&amp;[.$P145]&amp;&quot;, &quot;&amp;[.$X145]&amp;&quot;, &quot;&amp;[.$W145]&amp;&quot;, &quot;&amp;[.$Y145]&amp;&quot;, &quot;&amp;[.$Q145]" office:value-type="string" office:string-value="1, 0, 0, 0, 0, 1, 0, 0, 0, 0, 1, 0, 0.313, 0, 1.114015, 1" calcext:value-type="string">
            <text:p>1, 0, 0, 0, 0, 1, 0, 0, 0, 0, 1, 0, 0.313, 0, 1.114015, 1</text:p>
          </table:table-cell>
          <table:table-cell table:style-name="ce549" table:formula="of:=+[$'Blender conversions'.D145]" office:value-type="float" office:value="0" calcext:value-type="float">
            <text:p>0.000000</text:p>
          </table:table-cell>
          <table:table-cell table:style-name="ce553" table:formula="of:=+[$'Blender conversions'.E145]" office:value-type="float" office:value="0.116" calcext:value-type="float">
            <text:p>0.116000</text:p>
          </table:table-cell>
          <table:table-cell table:style-name="ce556" table:formula="of:=+[$'Blender conversions'.F145]" office:value-type="float" office:value="1.114015" calcext:value-type="float">
            <text:p>1.114015</text:p>
          </table:table-cell>
          <table:table-cell table:style-name="ce72" table:formula="of:=+[$'Blender conversions'.G145]" office:value-type="float" office:value="0" calcext:value-type="float">
            <text:p>0.000000</text:p>
          </table:table-cell>
          <table:table-cell table:style-name="ce72" table:formula="of:=+[$'Blender conversions'.H145]" office:value-type="float" office:value="0.313" calcext:value-type="float">
            <text:p>0.313000</text:p>
          </table:table-cell>
          <table:table-cell table:style-name="ce72" table:formula="of:=+[$'Blender conversions'.I145]" office:value-type="float" office:value="1.114015" calcext:value-type="float">
            <text:p>1.11401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Tail2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197" calcext:value-type="float">
            <text:p>-0.197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46]&amp;&quot;, &quot;&amp;[.F146]&amp;&quot;, &quot;&amp;[.J146]&amp;&quot;, &quot;&amp;[.N146]&amp;&quot;, &quot;&amp;[.C146]&amp;&quot;, &quot;&amp;[.G146]&amp;&quot;, &quot;&amp;[.K146]&amp;&quot;, &quot;&amp;[.O146]&amp;&quot;, &quot;&amp;[.D146]&amp;&quot;, &quot;&amp;[.H146]&amp;&quot;, &quot;&amp;[.L146]&amp;&quot;, &quot;&amp;[.P146]&amp;&quot;, &quot;&amp;-[.E146]&amp;&quot;, &quot;&amp;[.I146]&amp;&quot;, &quot;&amp;[.M146]&amp;&quot;, &quot;&amp;[.Q146]" office:value-type="string" office:string-value="1, 0, 0, 0, 0, 1, 0, 0, 0, 0, 1, 0, 0.197, 0, 0, 1" calcext:value-type="string">
            <text:p>1, 0, 0, 0, 0, 1, 0, 0, 0, 0, 1, 0, 0.197, 0, 0, 1</text:p>
          </table:table-cell>
          <table:table-cell table:style-name="ce566" table:formula="of:=[.$B146]&amp;&quot;, &quot;&amp;[.$F146]&amp;&quot;, &quot;&amp;[.$J146]&amp;&quot;, &quot;&amp;[.$N146]&amp;&quot;, &quot;&amp;[.$C146]&amp;&quot;, &quot;&amp;[.$G146]&amp;&quot;, &quot;&amp;[.$K146]&amp;&quot;, &quot;&amp;[.$O146]&amp;&quot;, &quot;&amp;[.$D146]&amp;&quot;, &quot;&amp;[.$H146]&amp;&quot;, &quot;&amp;[.$L146]&amp;&quot;, &quot;&amp;[.$P146]&amp;&quot;, &quot;&amp;[.$X146]&amp;&quot;, &quot;&amp;[.$W146]&amp;&quot;, &quot;&amp;[.$Y146]&amp;&quot;, &quot;&amp;[.$Q146]" office:value-type="string" office:string-value="1, 0, 0, 0, 0, 1, 0, 0, 0, 0, 1, 0, 0.481, 0, 1.114015, 1" calcext:value-type="string">
            <text:p>1, 0, 0, 0, 0, 1, 0, 0, 0, 0, 1, 0, 0.481, 0, 1.114015, 1</text:p>
          </table:table-cell>
          <table:table-cell table:style-name="ce549" table:formula="of:=+[$'Blender conversions'.D146]" office:value-type="float" office:value="0" calcext:value-type="float">
            <text:p>0.000000</text:p>
          </table:table-cell>
          <table:table-cell table:style-name="ce553" table:formula="of:=+[$'Blender conversions'.E146]" office:value-type="float" office:value="0.313" calcext:value-type="float">
            <text:p>0.313000</text:p>
          </table:table-cell>
          <table:table-cell table:style-name="ce556" table:formula="of:=+[$'Blender conversions'.F146]" office:value-type="float" office:value="1.114015" calcext:value-type="float">
            <text:p>1.114015</text:p>
          </table:table-cell>
          <table:table-cell table:style-name="ce72" table:formula="of:=+[$'Blender conversions'.G146]" office:value-type="float" office:value="0" calcext:value-type="float">
            <text:p>0.000000</text:p>
          </table:table-cell>
          <table:table-cell table:style-name="ce72" table:formula="of:=+[$'Blender conversions'.H146]" office:value-type="float" office:value="0.481" calcext:value-type="float">
            <text:p>0.481000</text:p>
          </table:table-cell>
          <table:table-cell table:style-name="ce72" table:formula="of:=+[$'Blender conversions'.I146]" office:value-type="float" office:value="1.114015" calcext:value-type="float">
            <text:p>1.11401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Tail3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168" calcext:value-type="float">
            <text:p>-0.168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47]&amp;&quot;, &quot;&amp;[.F147]&amp;&quot;, &quot;&amp;[.J147]&amp;&quot;, &quot;&amp;[.N147]&amp;&quot;, &quot;&amp;[.C147]&amp;&quot;, &quot;&amp;[.G147]&amp;&quot;, &quot;&amp;[.K147]&amp;&quot;, &quot;&amp;[.O147]&amp;&quot;, &quot;&amp;[.D147]&amp;&quot;, &quot;&amp;[.H147]&amp;&quot;, &quot;&amp;[.L147]&amp;&quot;, &quot;&amp;[.P147]&amp;&quot;, &quot;&amp;-[.E147]&amp;&quot;, &quot;&amp;[.I147]&amp;&quot;, &quot;&amp;[.M147]&amp;&quot;, &quot;&amp;[.Q147]" office:value-type="string" office:string-value="1, 0, 0, 0, 0, 1, 0, 0, 0, 0, 1, 0, 0.168, 0, 0, 1" calcext:value-type="string">
            <text:p>1, 0, 0, 0, 0, 1, 0, 0, 0, 0, 1, 0, 0.168, 0, 0, 1</text:p>
          </table:table-cell>
          <table:table-cell table:style-name="ce566" table:formula="of:=[.$B147]&amp;&quot;, &quot;&amp;[.$F147]&amp;&quot;, &quot;&amp;[.$J147]&amp;&quot;, &quot;&amp;[.$N147]&amp;&quot;, &quot;&amp;[.$C147]&amp;&quot;, &quot;&amp;[.$G147]&amp;&quot;, &quot;&amp;[.$K147]&amp;&quot;, &quot;&amp;[.$O147]&amp;&quot;, &quot;&amp;[.$D147]&amp;&quot;, &quot;&amp;[.$H147]&amp;&quot;, &quot;&amp;[.$L147]&amp;&quot;, &quot;&amp;[.$P147]&amp;&quot;, &quot;&amp;[.$X147]&amp;&quot;, &quot;&amp;[.$W147]&amp;&quot;, &quot;&amp;[.$Y147]&amp;&quot;, &quot;&amp;[.$Q147]" office:value-type="string" office:string-value="1, 0, 0, 0, 0, 1, 0, 0, 0, 0, 1, 0, 0.623, 0, 1.114015, 1" calcext:value-type="string">
            <text:p>1, 0, 0, 0, 0, 1, 0, 0, 0, 0, 1, 0, 0.623, 0, 1.114015, 1</text:p>
          </table:table-cell>
          <table:table-cell table:style-name="ce549" table:formula="of:=+[$'Blender conversions'.D147]" office:value-type="float" office:value="0" calcext:value-type="float">
            <text:p>0.000000</text:p>
          </table:table-cell>
          <table:table-cell table:style-name="ce553" table:formula="of:=+[$'Blender conversions'.E147]" office:value-type="float" office:value="0.481" calcext:value-type="float">
            <text:p>0.481000</text:p>
          </table:table-cell>
          <table:table-cell table:style-name="ce556" table:formula="of:=+[$'Blender conversions'.F147]" office:value-type="float" office:value="1.114015" calcext:value-type="float">
            <text:p>1.114015</text:p>
          </table:table-cell>
          <table:table-cell table:style-name="ce72" table:formula="of:=+[$'Blender conversions'.G147]" office:value-type="float" office:value="0" calcext:value-type="float">
            <text:p>0.000000</text:p>
          </table:table-cell>
          <table:table-cell table:style-name="ce72" table:formula="of:=+[$'Blender conversions'.H147]" office:value-type="float" office:value="0.623" calcext:value-type="float">
            <text:p>0.623000</text:p>
          </table:table-cell>
          <table:table-cell table:style-name="ce72" table:formula="of:=+[$'Blender conversions'.I147]" office:value-type="float" office:value="1.114015" calcext:value-type="float">
            <text:p>1.11401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Tail4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142" calcext:value-type="float">
            <text:p>-0.142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48]&amp;&quot;, &quot;&amp;[.F148]&amp;&quot;, &quot;&amp;[.J148]&amp;&quot;, &quot;&amp;[.N148]&amp;&quot;, &quot;&amp;[.C148]&amp;&quot;, &quot;&amp;[.G148]&amp;&quot;, &quot;&amp;[.K148]&amp;&quot;, &quot;&amp;[.O148]&amp;&quot;, &quot;&amp;[.D148]&amp;&quot;, &quot;&amp;[.H148]&amp;&quot;, &quot;&amp;[.L148]&amp;&quot;, &quot;&amp;[.P148]&amp;&quot;, &quot;&amp;-[.E148]&amp;&quot;, &quot;&amp;[.I148]&amp;&quot;, &quot;&amp;[.M148]&amp;&quot;, &quot;&amp;[.Q148]" office:value-type="string" office:string-value="1, 0, 0, 0, 0, 1, 0, 0, 0, 0, 1, 0, 0.142, 0, 0, 1" calcext:value-type="string">
            <text:p>1, 0, 0, 0, 0, 1, 0, 0, 0, 0, 1, 0, 0.142, 0, 0, 1</text:p>
          </table:table-cell>
          <table:table-cell table:style-name="ce566" table:formula="of:=[.$B148]&amp;&quot;, &quot;&amp;[.$F148]&amp;&quot;, &quot;&amp;[.$J148]&amp;&quot;, &quot;&amp;[.$N148]&amp;&quot;, &quot;&amp;[.$C148]&amp;&quot;, &quot;&amp;[.$G148]&amp;&quot;, &quot;&amp;[.$K148]&amp;&quot;, &quot;&amp;[.$O148]&amp;&quot;, &quot;&amp;[.$D148]&amp;&quot;, &quot;&amp;[.$H148]&amp;&quot;, &quot;&amp;[.$L148]&amp;&quot;, &quot;&amp;[.$P148]&amp;&quot;, &quot;&amp;[.$X148]&amp;&quot;, &quot;&amp;[.$W148]&amp;&quot;, &quot;&amp;[.$Y148]&amp;&quot;, &quot;&amp;[.$Q148]" office:value-type="string" office:string-value="1, 0, 0, 0, 0, 1, 0, 0, 0, 0, 1, 0, 0.735, 0, 1.114015, 1" calcext:value-type="string">
            <text:p>1, 0, 0, 0, 0, 1, 0, 0, 0, 0, 1, 0, 0.735, 0, 1.114015, 1</text:p>
          </table:table-cell>
          <table:table-cell table:style-name="ce549" table:formula="of:=+[$'Blender conversions'.D148]" office:value-type="float" office:value="0" calcext:value-type="float">
            <text:p>0.000000</text:p>
          </table:table-cell>
          <table:table-cell table:style-name="ce553" table:formula="of:=+[$'Blender conversions'.E148]" office:value-type="float" office:value="0.623" calcext:value-type="float">
            <text:p>0.623000</text:p>
          </table:table-cell>
          <table:table-cell table:style-name="ce556" table:formula="of:=+[$'Blender conversions'.F148]" office:value-type="float" office:value="1.114015" calcext:value-type="float">
            <text:p>1.114015</text:p>
          </table:table-cell>
          <table:table-cell table:style-name="ce72" table:formula="of:=+[$'Blender conversions'.G148]" office:value-type="float" office:value="0" calcext:value-type="float">
            <text:p>0.000000</text:p>
          </table:table-cell>
          <table:table-cell table:style-name="ce72" table:formula="of:=+[$'Blender conversions'.H148]" office:value-type="float" office:value="0.735" calcext:value-type="float">
            <text:p>0.735000</text:p>
          </table:table-cell>
          <table:table-cell table:style-name="ce72" table:formula="of:=+[$'Blender conversions'.I148]" office:value-type="float" office:value="1.114015" calcext:value-type="float">
            <text:p>1.11401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Tail5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112" calcext:value-type="float">
            <text:p>-0.112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49]&amp;&quot;, &quot;&amp;[.F149]&amp;&quot;, &quot;&amp;[.J149]&amp;&quot;, &quot;&amp;[.N149]&amp;&quot;, &quot;&amp;[.C149]&amp;&quot;, &quot;&amp;[.G149]&amp;&quot;, &quot;&amp;[.K149]&amp;&quot;, &quot;&amp;[.O149]&amp;&quot;, &quot;&amp;[.D149]&amp;&quot;, &quot;&amp;[.H149]&amp;&quot;, &quot;&amp;[.L149]&amp;&quot;, &quot;&amp;[.P149]&amp;&quot;, &quot;&amp;-[.E149]&amp;&quot;, &quot;&amp;[.I149]&amp;&quot;, &quot;&amp;[.M149]&amp;&quot;, &quot;&amp;[.Q149]" office:value-type="string" office:string-value="1, 0, 0, 0, 0, 1, 0, 0, 0, 0, 1, 0, 0.112, 0, 0, 1" calcext:value-type="string">
            <text:p>1, 0, 0, 0, 0, 1, 0, 0, 0, 0, 1, 0, 0.112, 0, 0, 1</text:p>
          </table:table-cell>
          <table:table-cell table:style-name="ce566" table:formula="of:=[.$B149]&amp;&quot;, &quot;&amp;[.$F149]&amp;&quot;, &quot;&amp;[.$J149]&amp;&quot;, &quot;&amp;[.$N149]&amp;&quot;, &quot;&amp;[.$C149]&amp;&quot;, &quot;&amp;[.$G149]&amp;&quot;, &quot;&amp;[.$K149]&amp;&quot;, &quot;&amp;[.$O149]&amp;&quot;, &quot;&amp;[.$D149]&amp;&quot;, &quot;&amp;[.$H149]&amp;&quot;, &quot;&amp;[.$L149]&amp;&quot;, &quot;&amp;[.$P149]&amp;&quot;, &quot;&amp;[.$X149]&amp;&quot;, &quot;&amp;[.$W149]&amp;&quot;, &quot;&amp;[.$Y149]&amp;&quot;, &quot;&amp;[.$Q149]" office:value-type="string" office:string-value="1, 0, 0, 0, 0, 1, 0, 0, 0, 0, 1, 0, 0.829, 0, 1.114015, 1" calcext:value-type="string">
            <text:p>1, 0, 0, 0, 0, 1, 0, 0, 0, 0, 1, 0, 0.829, 0, 1.114015, 1</text:p>
          </table:table-cell>
          <table:table-cell table:style-name="ce549" table:formula="of:=+[$'Blender conversions'.D149]" office:value-type="float" office:value="0" calcext:value-type="float">
            <text:p>0.000000</text:p>
          </table:table-cell>
          <table:table-cell table:style-name="ce553" table:formula="of:=+[$'Blender conversions'.E149]" office:value-type="float" office:value="0.735" calcext:value-type="float">
            <text:p>0.735000</text:p>
          </table:table-cell>
          <table:table-cell table:style-name="ce556" table:formula="of:=+[$'Blender conversions'.F149]" office:value-type="float" office:value="1.114015" calcext:value-type="float">
            <text:p>1.114015</text:p>
          </table:table-cell>
          <table:table-cell table:style-name="ce72" table:formula="of:=+[$'Blender conversions'.G149]" office:value-type="float" office:value="0" calcext:value-type="float">
            <text:p>0.000000</text:p>
          </table:table-cell>
          <table:table-cell table:style-name="ce72" table:formula="of:=+[$'Blender conversions'.H149]" office:value-type="float" office:value="0.829" calcext:value-type="float">
            <text:p>0.829000</text:p>
          </table:table-cell>
          <table:table-cell table:style-name="ce72" table:formula="of:=+[$'Blender conversions'.I149]" office:value-type="float" office:value="1.114015" calcext:value-type="float">
            <text:p>1.11401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Tail6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9399998" calcext:value-type="float">
            <text:p>-0.094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50]&amp;&quot;, &quot;&amp;[.F150]&amp;&quot;, &quot;&amp;[.J150]&amp;&quot;, &quot;&amp;[.N150]&amp;&quot;, &quot;&amp;[.C150]&amp;&quot;, &quot;&amp;[.G150]&amp;&quot;, &quot;&amp;[.K150]&amp;&quot;, &quot;&amp;[.O150]&amp;&quot;, &quot;&amp;[.D150]&amp;&quot;, &quot;&amp;[.H150]&amp;&quot;, &quot;&amp;[.L150]&amp;&quot;, &quot;&amp;[.P150]&amp;&quot;, &quot;&amp;-[.E150]&amp;&quot;, &quot;&amp;[.I150]&amp;&quot;, &quot;&amp;[.M150]&amp;&quot;, &quot;&amp;[.Q150]" office:value-type="string" office:string-value="1, 0, 0, 0, 0, 1, 0, 0, 0, 0, 1, 0, 0.09399998, 0, 0, 1" calcext:value-type="string">
            <text:p>1, 0, 0, 0, 0, 1, 0, 0, 0, 0, 1, 0, 0.09399998, 0, 0, 1</text:p>
          </table:table-cell>
          <table:table-cell table:style-name="ce566" table:formula="of:=[.$B150]&amp;&quot;, &quot;&amp;[.$F150]&amp;&quot;, &quot;&amp;[.$J150]&amp;&quot;, &quot;&amp;[.$N150]&amp;&quot;, &quot;&amp;[.$C150]&amp;&quot;, &quot;&amp;[.$G150]&amp;&quot;, &quot;&amp;[.$K150]&amp;&quot;, &quot;&amp;[.$O150]&amp;&quot;, &quot;&amp;[.$D150]&amp;&quot;, &quot;&amp;[.$H150]&amp;&quot;, &quot;&amp;[.$L150]&amp;&quot;, &quot;&amp;[.$P150]&amp;&quot;, &quot;&amp;[.$X150]&amp;&quot;, &quot;&amp;[.$W150]&amp;&quot;, &quot;&amp;[.$Y150]&amp;&quot;, &quot;&amp;[.$Q150]" office:value-type="string" office:string-value="1, 0, 0, 0, 0, 1, 0, 0, 0, 0, 1, 0, 0.918, 0, 1.114015, 1" calcext:value-type="string">
            <text:p>1, 0, 0, 0, 0, 1, 0, 0, 0, 0, 1, 0, 0.918, 0, 1.114015, 1</text:p>
          </table:table-cell>
          <table:table-cell table:style-name="ce549" table:formula="of:=+[$'Blender conversions'.D150]" office:value-type="float" office:value="0" calcext:value-type="float">
            <text:p>0.000000</text:p>
          </table:table-cell>
          <table:table-cell table:style-name="ce553" table:formula="of:=+[$'Blender conversions'.E150]" office:value-type="float" office:value="0.829" calcext:value-type="float">
            <text:p>0.829000</text:p>
          </table:table-cell>
          <table:table-cell table:style-name="ce556" table:formula="of:=+[$'Blender conversions'.F150]" office:value-type="float" office:value="1.114015" calcext:value-type="float">
            <text:p>1.114015</text:p>
          </table:table-cell>
          <table:table-cell table:style-name="ce72" table:formula="of:=+[$'Blender conversions'.G150]" office:value-type="float" office:value="0" calcext:value-type="float">
            <text:p>0.000000</text:p>
          </table:table-cell>
          <table:table-cell table:style-name="ce72" table:formula="of:=+[$'Blender conversions'.H150]" office:value-type="float" office:value="0.918" calcext:value-type="float">
            <text:p>0.918000</text:p>
          </table:table-cell>
          <table:table-cell table:style-name="ce72" table:formula="of:=+[$'Blender conversions'.I150]" office:value-type="float" office:value="1.114015" calcext:value-type="float">
            <text:p>1.11401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Groin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64" calcext:value-type="float">
            <text:p>0.064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97" calcext:value-type="float">
            <text:p>-0.097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51]&amp;&quot;, &quot;&amp;[.F151]&amp;&quot;, &quot;&amp;[.J151]&amp;&quot;, &quot;&amp;[.N151]&amp;&quot;, &quot;&amp;[.C151]&amp;&quot;, &quot;&amp;[.G151]&amp;&quot;, &quot;&amp;[.K151]&amp;&quot;, &quot;&amp;[.O151]&amp;&quot;, &quot;&amp;[.D151]&amp;&quot;, &quot;&amp;[.H151]&amp;&quot;, &quot;&amp;[.L151]&amp;&quot;, &quot;&amp;[.P151]&amp;&quot;, &quot;&amp;-[.E151]&amp;&quot;, &quot;&amp;[.I151]&amp;&quot;, &quot;&amp;[.M151]&amp;&quot;, &quot;&amp;[.Q151]" office:value-type="string" office:string-value="1, 0, 0, 0, 0, 1, 0, 0, 0, 0, 1, 0, -0.064, 0, -0.097, 1" calcext:value-type="string">
            <text:p>1, 0, 0, 0, 0, 1, 0, 0, 0, 0, 1, 0, -0.064, 0, -0.097, 1</text:p>
          </table:table-cell>
          <table:table-cell table:style-name="ce566" table:formula="of:=[.$B151]&amp;&quot;, &quot;&amp;[.$F151]&amp;&quot;, &quot;&amp;[.$J151]&amp;&quot;, &quot;&amp;[.$N151]&amp;&quot;, &quot;&amp;[.$C151]&amp;&quot;, &quot;&amp;[.$G151]&amp;&quot;, &quot;&amp;[.$K151]&amp;&quot;, &quot;&amp;[.$O151]&amp;&quot;, &quot;&amp;[.$D151]&amp;&quot;, &quot;&amp;[.$H151]&amp;&quot;, &quot;&amp;[.$L151]&amp;&quot;, &quot;&amp;[.$P151]&amp;&quot;, &quot;&amp;[.$X151]&amp;&quot;, &quot;&amp;[.$W151]&amp;&quot;, &quot;&amp;[.$Y151]&amp;&quot;, &quot;&amp;[.$Q151]" office:value-type="string" office:string-value="1, 0, 0, 0, 0, 1, 0, 0, 0, 0, 1, 0, -0.068, 0, 0.904015, 1" calcext:value-type="string">
            <text:p>1, 0, 0, 0, 0, 1, 0, 0, 0, 0, 1, 0, -0.068, 0, 0.904015, 1</text:p>
          </table:table-cell>
          <table:table-cell table:style-name="ce549" table:formula="of:=+[$'Blender conversions'.D151]" office:value-type="float" office:value="0" calcext:value-type="float">
            <text:p>0.000000</text:p>
          </table:table-cell>
          <table:table-cell table:style-name="ce553" table:formula="of:=+[$'Blender conversions'.E151]" office:value-type="float" office:value="-0.064" calcext:value-type="float">
            <text:p>-0.064000</text:p>
          </table:table-cell>
          <table:table-cell table:style-name="ce556" table:formula="of:=+[$'Blender conversions'.F151]" office:value-type="float" office:value="0.970015" calcext:value-type="float">
            <text:p>0.970015</text:p>
          </table:table-cell>
          <table:table-cell table:style-name="ce72" table:formula="of:=+[$'Blender conversions'.G151]" office:value-type="float" office:value="0" calcext:value-type="float">
            <text:p>0.000000</text:p>
          </table:table-cell>
          <table:table-cell table:style-name="ce72" table:formula="of:=+[$'Blender conversions'.H151]" office:value-type="float" office:value="-0.068" calcext:value-type="float">
            <text:p>-0.068000</text:p>
          </table:table-cell>
          <table:table-cell table:style-name="ce72" table:formula="of:=+[$'Blender conversions'.I151]" office:value-type="float" office:value="0.904015" calcext:value-type="float">
            <text:p>0.90401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indLimbsRoo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2" calcext:value-type="float">
            <text:p>-0.2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0.08399999" calcext:value-type="float">
            <text:p>0.08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52]&amp;&quot;, &quot;&amp;[.F152]&amp;&quot;, &quot;&amp;[.J152]&amp;&quot;, &quot;&amp;[.N152]&amp;&quot;, &quot;&amp;[.C152]&amp;&quot;, &quot;&amp;[.G152]&amp;&quot;, &quot;&amp;[.K152]&amp;&quot;, &quot;&amp;[.O152]&amp;&quot;, &quot;&amp;[.D152]&amp;&quot;, &quot;&amp;[.H152]&amp;&quot;, &quot;&amp;[.L152]&amp;&quot;, &quot;&amp;[.P152]&amp;&quot;, &quot;&amp;-[.E152]&amp;&quot;, &quot;&amp;[.I152]&amp;&quot;, &quot;&amp;[.M152]&amp;&quot;, &quot;&amp;[.Q152]" office:value-type="string" office:string-value="1, 0, 0, 0, 0, 1, 0, 0, 0, 0, 1, 0, 0.2, 0, 0.08399999, 1" calcext:value-type="string">
            <text:p>1, 0, 0, 0, 0, 1, 0, 0, 0, 0, 1, 0, 0.2, 0, 0.08399999, 1</text:p>
          </table:table-cell>
          <table:table-cell table:style-name="ce566" table:formula="of:=[.$B152]&amp;&quot;, &quot;&amp;[.$F152]&amp;&quot;, &quot;&amp;[.$J152]&amp;&quot;, &quot;&amp;[.$N152]&amp;&quot;, &quot;&amp;[.$C152]&amp;&quot;, &quot;&amp;[.$G152]&amp;&quot;, &quot;&amp;[.$K152]&amp;&quot;, &quot;&amp;[.$O152]&amp;&quot;, &quot;&amp;[.$D152]&amp;&quot;, &quot;&amp;[.$H152]&amp;&quot;, &quot;&amp;[.$L152]&amp;&quot;, &quot;&amp;[.$P152]&amp;&quot;, &quot;&amp;[.$X152]&amp;&quot;, &quot;&amp;[.$W152]&amp;&quot;, &quot;&amp;[.$Y152]&amp;&quot;, &quot;&amp;[.$Q152]" office:value-type="string" office:string-value="1, 0, 0, 0, 0, 1, 0, 0, 0, 0, 1, 0, 0.404, 0, 1.151015, 1" calcext:value-type="string">
            <text:p>1, 0, 0, 0, 0, 1, 0, 0, 0, 0, 1, 0, 0.404, 0, 1.151015, 1</text:p>
          </table:table-cell>
          <table:table-cell table:style-name="ce549" table:formula="of:=+[$'Blender conversions'.D152]" office:value-type="float" office:value="0" calcext:value-type="float">
            <text:p>0.000000</text:p>
          </table:table-cell>
          <table:table-cell table:style-name="ce553" table:formula="of:=+[$'Blender conversions'.E152]" office:value-type="float" office:value="0.2" calcext:value-type="float">
            <text:p>0.200000</text:p>
          </table:table-cell>
          <table:table-cell table:style-name="ce556" table:formula="of:=+[$'Blender conversions'.F152]" office:value-type="float" office:value="1.151015" calcext:value-type="float">
            <text:p>1.151015</text:p>
          </table:table-cell>
          <table:table-cell table:style-name="ce72" table:formula="of:=+[$'Blender conversions'.G152]" office:value-type="float" office:value="0" calcext:value-type="float">
            <text:p>0.000000</text:p>
          </table:table-cell>
          <table:table-cell table:style-name="ce72" table:formula="of:=+[$'Blender conversions'.H152]" office:value-type="float" office:value="0.404" calcext:value-type="float">
            <text:p>0.404000</text:p>
          </table:table-cell>
          <table:table-cell table:style-name="ce72" table:formula="of:=+[$'Blender conversions'.I152]" office:value-type="float" office:value="1.151015" calcext:value-type="float">
            <text:p>1.15101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indLimb1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204" calcext:value-type="float">
            <text:p>-0.204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129" calcext:value-type="float">
            <text:p>0.129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125" calcext:value-type="float">
            <text:p>-0.12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53]&amp;&quot;, &quot;&amp;[.F153]&amp;&quot;, &quot;&amp;[.J153]&amp;&quot;, &quot;&amp;[.N153]&amp;&quot;, &quot;&amp;[.C153]&amp;&quot;, &quot;&amp;[.G153]&amp;&quot;, &quot;&amp;[.K153]&amp;&quot;, &quot;&amp;[.O153]&amp;&quot;, &quot;&amp;[.D153]&amp;&quot;, &quot;&amp;[.H153]&amp;&quot;, &quot;&amp;[.L153]&amp;&quot;, &quot;&amp;[.P153]&amp;&quot;, &quot;&amp;-[.E153]&amp;&quot;, &quot;&amp;[.I153]&amp;&quot;, &quot;&amp;[.M153]&amp;&quot;, &quot;&amp;[.Q153]" office:value-type="string" office:string-value="1, 0, 0, 0, 0, 1, 0, 0, 0, 0, 1, 0, 0.204, 0.129, -0.125, 1" calcext:value-type="string">
            <text:p>1, 0, 0, 0, 0, 1, 0, 0, 0, 0, 1, 0, 0.204, 0.129, -0.125, 1</text:p>
          </table:table-cell>
          <table:table-cell table:style-name="ce566" table:formula="of:=[.$B153]&amp;&quot;, &quot;&amp;[.$F153]&amp;&quot;, &quot;&amp;[.$J153]&amp;&quot;, &quot;&amp;[.$N153]&amp;&quot;, &quot;&amp;[.$C153]&amp;&quot;, &quot;&amp;[.$G153]&amp;&quot;, &quot;&amp;[.$K153]&amp;&quot;, &quot;&amp;[.$O153]&amp;&quot;, &quot;&amp;[.$D153]&amp;&quot;, &quot;&amp;[.$H153]&amp;&quot;, &quot;&amp;[.$L153]&amp;&quot;, &quot;&amp;[.$P153]&amp;&quot;, &quot;&amp;[.$X153]&amp;&quot;, &quot;&amp;[.$W153]&amp;&quot;, &quot;&amp;[.$Y153]&amp;&quot;, &quot;&amp;[.$Q153]" office:value-type="string" office:string-value="1, 0, 0, 0, 0, 1, 0, 0, 0, 0, 1, 0, 0.402, 0.083, 0.535015, 1" calcext:value-type="string">
            <text:p>1, 0, 0, 0, 0, 1, 0, 0, 0, 0, 1, 0, 0.402, 0.083, 0.535015, 1</text:p>
          </table:table-cell>
          <table:table-cell table:style-name="ce549" table:formula="of:=+[$'Blender conversions'.D153]" office:value-type="float" office:value="0.129" calcext:value-type="float">
            <text:p>0.129000</text:p>
          </table:table-cell>
          <table:table-cell table:style-name="ce553" table:formula="of:=+[$'Blender conversions'.E153]" office:value-type="float" office:value="0.404" calcext:value-type="float">
            <text:p>0.404000</text:p>
          </table:table-cell>
          <table:table-cell table:style-name="ce556" table:formula="of:=+[$'Blender conversions'.F153]" office:value-type="float" office:value="1.026015" calcext:value-type="float">
            <text:p>1.026015</text:p>
          </table:table-cell>
          <table:table-cell table:style-name="ce72" table:formula="of:=+[$'Blender conversions'.G153]" office:value-type="float" office:value="0.083" calcext:value-type="float">
            <text:p>0.083000</text:p>
          </table:table-cell>
          <table:table-cell table:style-name="ce72" table:formula="of:=+[$'Blender conversions'.H153]" office:value-type="float" office:value="0.402" calcext:value-type="float">
            <text:p>0.402000</text:p>
          </table:table-cell>
          <table:table-cell table:style-name="ce72" table:formula="of:=+[$'Blender conversions'.I153]" office:value-type="float" office:value="0.535015" calcext:value-type="float">
            <text:p>0.53501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indLimb2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02000004" calcext:value-type="float">
            <text:p>0.002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46" calcext:value-type="float">
            <text:p>-0.046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4910001" calcext:value-type="float">
            <text:p>-0.4910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54]&amp;&quot;, &quot;&amp;[.F154]&amp;&quot;, &quot;&amp;[.J154]&amp;&quot;, &quot;&amp;[.N154]&amp;&quot;, &quot;&amp;[.C154]&amp;&quot;, &quot;&amp;[.G154]&amp;&quot;, &quot;&amp;[.K154]&amp;&quot;, &quot;&amp;[.O154]&amp;&quot;, &quot;&amp;[.D154]&amp;&quot;, &quot;&amp;[.H154]&amp;&quot;, &quot;&amp;[.L154]&amp;&quot;, &quot;&amp;[.P154]&amp;&quot;, &quot;&amp;-[.E154]&amp;&quot;, &quot;&amp;[.I154]&amp;&quot;, &quot;&amp;[.M154]&amp;&quot;, &quot;&amp;[.Q154]" office:value-type="string" office:string-value="1, 0, 0, 0, 0, 1, 0, 0, 0, 0, 1, 0, -0.002000004, -0.046, -0.4910001, 1" calcext:value-type="string">
            <text:p>1, 0, 0, 0, 0, 1, 0, 0, 0, 0, 1, 0, -0.002000004, -0.046, -0.4910001, 1</text:p>
          </table:table-cell>
          <table:table-cell table:style-name="ce566" table:formula="of:=[.$B154]&amp;&quot;, &quot;&amp;[.$F154]&amp;&quot;, &quot;&amp;[.$J154]&amp;&quot;, &quot;&amp;[.$N154]&amp;&quot;, &quot;&amp;[.$C154]&amp;&quot;, &quot;&amp;[.$G154]&amp;&quot;, &quot;&amp;[.$K154]&amp;&quot;, &quot;&amp;[.$O154]&amp;&quot;, &quot;&amp;[.$D154]&amp;&quot;, &quot;&amp;[.$H154]&amp;&quot;, &quot;&amp;[.$L154]&amp;&quot;, &quot;&amp;[.$P154]&amp;&quot;, &quot;&amp;[.$X154]&amp;&quot;, &quot;&amp;[.$W154]&amp;&quot;, &quot;&amp;[.$Y154]&amp;&quot;, &quot;&amp;[.$Q154]" office:value-type="string" office:string-value="1, 0, 0, 0, 0, 1, 0, 0, 0, 0, 1, 0, 0.432, 0.08, 0.0670150000000001, 1" calcext:value-type="string">
            <text:p>1, 0, 0, 0, 0, 1, 0, 0, 0, 0, 1, 0, 0.432, 0.08, 0.0670150000000001, 1</text:p>
          </table:table-cell>
          <table:table-cell table:style-name="ce549" table:formula="of:=+[$'Blender conversions'.D154]" office:value-type="float" office:value="0.083" calcext:value-type="float">
            <text:p>0.083000</text:p>
          </table:table-cell>
          <table:table-cell table:style-name="ce553" table:formula="of:=+[$'Blender conversions'.E154]" office:value-type="float" office:value="0.402" calcext:value-type="float">
            <text:p>0.402000</text:p>
          </table:table-cell>
          <table:table-cell table:style-name="ce556" table:formula="of:=+[$'Blender conversions'.F154]" office:value-type="float" office:value="0.535015" calcext:value-type="float">
            <text:p>0.535015</text:p>
          </table:table-cell>
          <table:table-cell table:style-name="ce72" table:formula="of:=+[$'Blender conversions'.G154]" office:value-type="float" office:value="0.08" calcext:value-type="float">
            <text:p>0.080000</text:p>
          </table:table-cell>
          <table:table-cell table:style-name="ce72" table:formula="of:=+[$'Blender conversions'.H154]" office:value-type="float" office:value="0.432" calcext:value-type="float">
            <text:p>0.432000</text:p>
          </table:table-cell>
          <table:table-cell table:style-name="ce72" table:formula="of:=+[$'Blender conversions'.I154]" office:value-type="float" office:value="0.0670150000000001" calcext:value-type="float">
            <text:p>0.06701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indLimb3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3" calcext:value-type="float">
            <text:p>-0.03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002999999" calcext:value-type="float">
            <text:p>-0.003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468" calcext:value-type="float">
            <text:p>-0.46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55]&amp;&quot;, &quot;&amp;[.F155]&amp;&quot;, &quot;&amp;[.J155]&amp;&quot;, &quot;&amp;[.N155]&amp;&quot;, &quot;&amp;[.C155]&amp;&quot;, &quot;&amp;[.G155]&amp;&quot;, &quot;&amp;[.K155]&amp;&quot;, &quot;&amp;[.O155]&amp;&quot;, &quot;&amp;[.D155]&amp;&quot;, &quot;&amp;[.H155]&amp;&quot;, &quot;&amp;[.L155]&amp;&quot;, &quot;&amp;[.P155]&amp;&quot;, &quot;&amp;-[.E155]&amp;&quot;, &quot;&amp;[.I155]&amp;&quot;, &quot;&amp;[.M155]&amp;&quot;, &quot;&amp;[.Q155]" office:value-type="string" office:string-value="1, 0, 0, 0, 0, 1, 0, 0, 0, 0, 1, 0, 0.03, -0.002999999, -0.468, 1" calcext:value-type="string">
            <text:p>1, 0, 0, 0, 0, 1, 0, 0, 0, 0, 1, 0, 0.03, -0.002999999, -0.468, 1</text:p>
          </table:table-cell>
          <table:table-cell table:style-name="ce566" table:formula="of:=[.$B155]&amp;&quot;, &quot;&amp;[.$F155]&amp;&quot;, &quot;&amp;[.$J155]&amp;&quot;, &quot;&amp;[.$N155]&amp;&quot;, &quot;&amp;[.$C155]&amp;&quot;, &quot;&amp;[.$G155]&amp;&quot;, &quot;&amp;[.$K155]&amp;&quot;, &quot;&amp;[.$O155]&amp;&quot;, &quot;&amp;[.$D155]&amp;&quot;, &quot;&amp;[.$H155]&amp;&quot;, &quot;&amp;[.$L155]&amp;&quot;, &quot;&amp;[.$P155]&amp;&quot;, &quot;&amp;[.$X155]&amp;&quot;, &quot;&amp;[.$W155]&amp;&quot;, &quot;&amp;[.$Y155]&amp;&quot;, &quot;&amp;[.$Q155]" office:value-type="string" office:string-value="1, 0, 0, 0, 0, 1, 0, 0, 0, 0, 1, 0, 0.32, 0.08, 0.0060150000000001, 1" calcext:value-type="string">
            <text:p>1, 0, 0, 0, 0, 1, 0, 0, 0, 0, 1, 0, 0.32, 0.08, 0.0060150000000001, 1</text:p>
          </table:table-cell>
          <table:table-cell table:style-name="ce549" table:formula="of:=+[$'Blender conversions'.D155]" office:value-type="float" office:value="0.08" calcext:value-type="float">
            <text:p>0.080000</text:p>
          </table:table-cell>
          <table:table-cell table:style-name="ce553" table:formula="of:=+[$'Blender conversions'.E155]" office:value-type="float" office:value="0.432" calcext:value-type="float">
            <text:p>0.432000</text:p>
          </table:table-cell>
          <table:table-cell table:style-name="ce556" table:formula="of:=+[$'Blender conversions'.F155]" office:value-type="float" office:value="0.0670150000000001" calcext:value-type="float">
            <text:p>0.067015</text:p>
          </table:table-cell>
          <table:table-cell table:style-name="ce72" table:formula="of:=+[$'Blender conversions'.G155]" office:value-type="float" office:value="0.08" calcext:value-type="float">
            <text:p>0.080000</text:p>
          </table:table-cell>
          <table:table-cell table:style-name="ce72" table:formula="of:=+[$'Blender conversions'.H155]" office:value-type="float" office:value="0.32" calcext:value-type="float">
            <text:p>0.320000</text:p>
          </table:table-cell>
          <table:table-cell table:style-name="ce72" table:formula="of:=+[$'Blender conversions'.I155]" office:value-type="float" office:value="0.0060150000000001" calcext:value-type="float">
            <text:p>0.00601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indLimb4Lef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112" calcext:value-type="float">
            <text:p>0.112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61" calcext:value-type="float">
            <text:p>-0.06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56]&amp;&quot;, &quot;&amp;[.F156]&amp;&quot;, &quot;&amp;[.J156]&amp;&quot;, &quot;&amp;[.N156]&amp;&quot;, &quot;&amp;[.C156]&amp;&quot;, &quot;&amp;[.G156]&amp;&quot;, &quot;&amp;[.K156]&amp;&quot;, &quot;&amp;[.O156]&amp;&quot;, &quot;&amp;[.D156]&amp;&quot;, &quot;&amp;[.H156]&amp;&quot;, &quot;&amp;[.L156]&amp;&quot;, &quot;&amp;[.P156]&amp;&quot;, &quot;&amp;-[.E156]&amp;&quot;, &quot;&amp;[.I156]&amp;&quot;, &quot;&amp;[.M156]&amp;&quot;, &quot;&amp;[.Q156]" office:value-type="string" office:string-value="1, 0, 0, 0, 0, 1, 0, 0, 0, 0, 1, 0, -0.112, 0, -0.061, 1" calcext:value-type="string">
            <text:p>1, 0, 0, 0, 0, 1, 0, 0, 0, 0, 1, 0, -0.112, 0, -0.061, 1</text:p>
          </table:table-cell>
          <table:table-cell table:style-name="ce566" table:formula="of:=[.$B156]&amp;&quot;, &quot;&amp;[.$F156]&amp;&quot;, &quot;&amp;[.$J156]&amp;&quot;, &quot;&amp;[.$N156]&amp;&quot;, &quot;&amp;[.$C156]&amp;&quot;, &quot;&amp;[.$G156]&amp;&quot;, &quot;&amp;[.$K156]&amp;&quot;, &quot;&amp;[.$O156]&amp;&quot;, &quot;&amp;[.$D156]&amp;&quot;, &quot;&amp;[.$H156]&amp;&quot;, &quot;&amp;[.$L156]&amp;&quot;, &quot;&amp;[.$P156]&amp;&quot;, &quot;&amp;[.$X156]&amp;&quot;, &quot;&amp;[.$W156]&amp;&quot;, &quot;&amp;[.$Y156]&amp;&quot;, &quot;&amp;[.$Q156]" office:value-type="string" office:string-value="1, 0, 0, 0, 0, 1, 0, 0, 0, 0, 1, 0, 0.215, 0.088, 0.0060150000000001, 1" calcext:value-type="string">
            <text:p>1, 0, 0, 0, 0, 1, 0, 0, 0, 0, 1, 0, 0.215, 0.088, 0.0060150000000001, 1</text:p>
          </table:table-cell>
          <table:table-cell table:style-name="ce549" table:formula="of:=+[$'Blender conversions'.D156]" office:value-type="float" office:value="0.08" calcext:value-type="float">
            <text:p>0.080000</text:p>
          </table:table-cell>
          <table:table-cell table:style-name="ce553" table:formula="of:=+[$'Blender conversions'.E156]" office:value-type="float" office:value="0.32" calcext:value-type="float">
            <text:p>0.320000</text:p>
          </table:table-cell>
          <table:table-cell table:style-name="ce556" table:formula="of:=+[$'Blender conversions'.F156]" office:value-type="float" office:value="0.0060150000000001" calcext:value-type="float">
            <text:p>0.006015</text:p>
          </table:table-cell>
          <table:table-cell table:style-name="ce72" table:formula="of:=+[$'Blender conversions'.G156]" office:value-type="float" office:value="0.088" calcext:value-type="float">
            <text:p>0.088000</text:p>
          </table:table-cell>
          <table:table-cell table:style-name="ce72" table:formula="of:=+[$'Blender conversions'.H156]" office:value-type="float" office:value="0.215" calcext:value-type="float">
            <text:p>0.215000</text:p>
          </table:table-cell>
          <table:table-cell table:style-name="ce72" table:formula="of:=+[$'Blender conversions'.I156]" office:value-type="float" office:value="0.0060150000000001" calcext:value-type="float">
            <text:p>0.00601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indLimb1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204" calcext:value-type="float">
            <text:p>-0.204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-0.129" calcext:value-type="float">
            <text:p>-0.129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125" calcext:value-type="float">
            <text:p>-0.12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57]&amp;&quot;, &quot;&amp;[.F157]&amp;&quot;, &quot;&amp;[.J157]&amp;&quot;, &quot;&amp;[.N157]&amp;&quot;, &quot;&amp;[.C157]&amp;&quot;, &quot;&amp;[.G157]&amp;&quot;, &quot;&amp;[.K157]&amp;&quot;, &quot;&amp;[.O157]&amp;&quot;, &quot;&amp;[.D157]&amp;&quot;, &quot;&amp;[.H157]&amp;&quot;, &quot;&amp;[.L157]&amp;&quot;, &quot;&amp;[.P157]&amp;&quot;, &quot;&amp;-[.E157]&amp;&quot;, &quot;&amp;[.I157]&amp;&quot;, &quot;&amp;[.M157]&amp;&quot;, &quot;&amp;[.Q157]" office:value-type="string" office:string-value="1, 0, 0, 0, 0, 1, 0, 0, 0, 0, 1, 0, 0.204, -0.129, -0.125, 1" calcext:value-type="string">
            <text:p>1, 0, 0, 0, 0, 1, 0, 0, 0, 0, 1, 0, 0.204, -0.129, -0.125, 1</text:p>
          </table:table-cell>
          <table:table-cell table:style-name="ce566" table:formula="of:=[.$B157]&amp;&quot;, &quot;&amp;[.$F157]&amp;&quot;, &quot;&amp;[.$J157]&amp;&quot;, &quot;&amp;[.$N157]&amp;&quot;, &quot;&amp;[.$C157]&amp;&quot;, &quot;&amp;[.$G157]&amp;&quot;, &quot;&amp;[.$K157]&amp;&quot;, &quot;&amp;[.$O157]&amp;&quot;, &quot;&amp;[.$D157]&amp;&quot;, &quot;&amp;[.$H157]&amp;&quot;, &quot;&amp;[.$L157]&amp;&quot;, &quot;&amp;[.$P157]&amp;&quot;, &quot;&amp;[.$X157]&amp;&quot;, &quot;&amp;[.$W157]&amp;&quot;, &quot;&amp;[.$Y157]&amp;&quot;, &quot;&amp;[.$Q157]" office:value-type="string" office:string-value="1, 0, 0, 0, 0, 1, 0, 0, 0, 0, 1, 0, 0.402, -0.083, 0.535015, 1" calcext:value-type="string">
            <text:p>1, 0, 0, 0, 0, 1, 0, 0, 0, 0, 1, 0, 0.402, -0.083, 0.535015, 1</text:p>
          </table:table-cell>
          <table:table-cell table:style-name="ce549" table:formula="of:=+[$'Blender conversions'.D157]" office:value-type="float" office:value="-0.129" calcext:value-type="float">
            <text:p>-0.129000</text:p>
          </table:table-cell>
          <table:table-cell table:style-name="ce553" table:formula="of:=+[$'Blender conversions'.E157]" office:value-type="float" office:value="0.404" calcext:value-type="float">
            <text:p>0.404000</text:p>
          </table:table-cell>
          <table:table-cell table:style-name="ce556" table:formula="of:=+[$'Blender conversions'.F157]" office:value-type="float" office:value="1.026015" calcext:value-type="float">
            <text:p>1.026015</text:p>
          </table:table-cell>
          <table:table-cell table:style-name="ce72" table:formula="of:=+[$'Blender conversions'.G157]" office:value-type="float" office:value="-0.083" calcext:value-type="float">
            <text:p>-0.083000</text:p>
          </table:table-cell>
          <table:table-cell table:style-name="ce72" table:formula="of:=+[$'Blender conversions'.H157]" office:value-type="float" office:value="0.402" calcext:value-type="float">
            <text:p>0.402000</text:p>
          </table:table-cell>
          <table:table-cell table:style-name="ce72" table:formula="of:=+[$'Blender conversions'.I157]" office:value-type="float" office:value="0.535015" calcext:value-type="float">
            <text:p>0.53501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indLimb2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002000004" calcext:value-type="float">
            <text:p>0.002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46" calcext:value-type="float">
            <text:p>0.046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4910001" calcext:value-type="float">
            <text:p>-0.4910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58]&amp;&quot;, &quot;&amp;[.F158]&amp;&quot;, &quot;&amp;[.J158]&amp;&quot;, &quot;&amp;[.N158]&amp;&quot;, &quot;&amp;[.C158]&amp;&quot;, &quot;&amp;[.G158]&amp;&quot;, &quot;&amp;[.K158]&amp;&quot;, &quot;&amp;[.O158]&amp;&quot;, &quot;&amp;[.D158]&amp;&quot;, &quot;&amp;[.H158]&amp;&quot;, &quot;&amp;[.L158]&amp;&quot;, &quot;&amp;[.P158]&amp;&quot;, &quot;&amp;-[.E158]&amp;&quot;, &quot;&amp;[.I158]&amp;&quot;, &quot;&amp;[.M158]&amp;&quot;, &quot;&amp;[.Q158]" office:value-type="string" office:string-value="1, 0, 0, 0, 0, 1, 0, 0, 0, 0, 1, 0, -0.002000004, 0.046, -0.4910001, 1" calcext:value-type="string">
            <text:p>1, 0, 0, 0, 0, 1, 0, 0, 0, 0, 1, 0, -0.002000004, 0.046, -0.4910001, 1</text:p>
          </table:table-cell>
          <table:table-cell table:style-name="ce566" table:formula="of:=[.$B158]&amp;&quot;, &quot;&amp;[.$F158]&amp;&quot;, &quot;&amp;[.$J158]&amp;&quot;, &quot;&amp;[.$N158]&amp;&quot;, &quot;&amp;[.$C158]&amp;&quot;, &quot;&amp;[.$G158]&amp;&quot;, &quot;&amp;[.$K158]&amp;&quot;, &quot;&amp;[.$O158]&amp;&quot;, &quot;&amp;[.$D158]&amp;&quot;, &quot;&amp;[.$H158]&amp;&quot;, &quot;&amp;[.$L158]&amp;&quot;, &quot;&amp;[.$P158]&amp;&quot;, &quot;&amp;[.$X158]&amp;&quot;, &quot;&amp;[.$W158]&amp;&quot;, &quot;&amp;[.$Y158]&amp;&quot;, &quot;&amp;[.$Q158]" office:value-type="string" office:string-value="1, 0, 0, 0, 0, 1, 0, 0, 0, 0, 1, 0, 0.432, -0.08, 0.0670150000000001, 1" calcext:value-type="string">
            <text:p>1, 0, 0, 0, 0, 1, 0, 0, 0, 0, 1, 0, 0.432, -0.08, 0.0670150000000001, 1</text:p>
          </table:table-cell>
          <table:table-cell table:style-name="ce549" table:formula="of:=+[$'Blender conversions'.D158]" office:value-type="float" office:value="-0.083" calcext:value-type="float">
            <text:p>-0.083000</text:p>
          </table:table-cell>
          <table:table-cell table:style-name="ce553" table:formula="of:=+[$'Blender conversions'.E158]" office:value-type="float" office:value="0.402" calcext:value-type="float">
            <text:p>0.402000</text:p>
          </table:table-cell>
          <table:table-cell table:style-name="ce556" table:formula="of:=+[$'Blender conversions'.F158]" office:value-type="float" office:value="0.535015" calcext:value-type="float">
            <text:p>0.535015</text:p>
          </table:table-cell>
          <table:table-cell table:style-name="ce72" table:formula="of:=+[$'Blender conversions'.G158]" office:value-type="float" office:value="-0.08" calcext:value-type="float">
            <text:p>-0.080000</text:p>
          </table:table-cell>
          <table:table-cell table:style-name="ce72" table:formula="of:=+[$'Blender conversions'.H158]" office:value-type="float" office:value="0.432" calcext:value-type="float">
            <text:p>0.432000</text:p>
          </table:table-cell>
          <table:table-cell table:style-name="ce72" table:formula="of:=+[$'Blender conversions'.I158]" office:value-type="float" office:value="0.0670150000000001" calcext:value-type="float">
            <text:p>0.06701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indLimb3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-0.03" calcext:value-type="float">
            <text:p>-0.03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.002999999" calcext:value-type="float">
            <text:p>0.003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468" calcext:value-type="float">
            <text:p>-0.46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59]&amp;&quot;, &quot;&amp;[.F159]&amp;&quot;, &quot;&amp;[.J159]&amp;&quot;, &quot;&amp;[.N159]&amp;&quot;, &quot;&amp;[.C159]&amp;&quot;, &quot;&amp;[.G159]&amp;&quot;, &quot;&amp;[.K159]&amp;&quot;, &quot;&amp;[.O159]&amp;&quot;, &quot;&amp;[.D159]&amp;&quot;, &quot;&amp;[.H159]&amp;&quot;, &quot;&amp;[.L159]&amp;&quot;, &quot;&amp;[.P159]&amp;&quot;, &quot;&amp;-[.E159]&amp;&quot;, &quot;&amp;[.I159]&amp;&quot;, &quot;&amp;[.M159]&amp;&quot;, &quot;&amp;[.Q159]" office:value-type="string" office:string-value="1, 0, 0, 0, 0, 1, 0, 0, 0, 0, 1, 0, 0.03, 0.002999999, -0.468, 1" calcext:value-type="string">
            <text:p>1, 0, 0, 0, 0, 1, 0, 0, 0, 0, 1, 0, 0.03, 0.002999999, -0.468, 1</text:p>
          </table:table-cell>
          <table:table-cell table:style-name="ce566" table:formula="of:=[.$B159]&amp;&quot;, &quot;&amp;[.$F159]&amp;&quot;, &quot;&amp;[.$J159]&amp;&quot;, &quot;&amp;[.$N159]&amp;&quot;, &quot;&amp;[.$C159]&amp;&quot;, &quot;&amp;[.$G159]&amp;&quot;, &quot;&amp;[.$K159]&amp;&quot;, &quot;&amp;[.$O159]&amp;&quot;, &quot;&amp;[.$D159]&amp;&quot;, &quot;&amp;[.$H159]&amp;&quot;, &quot;&amp;[.$L159]&amp;&quot;, &quot;&amp;[.$P159]&amp;&quot;, &quot;&amp;[.$X159]&amp;&quot;, &quot;&amp;[.$W159]&amp;&quot;, &quot;&amp;[.$Y159]&amp;&quot;, &quot;&amp;[.$Q159]" office:value-type="string" office:string-value="1, 0, 0, 0, 0, 1, 0, 0, 0, 0, 1, 0, 0.32, -0.08, 0.0060150000000001, 1" calcext:value-type="string">
            <text:p>1, 0, 0, 0, 0, 1, 0, 0, 0, 0, 1, 0, 0.32, -0.08, 0.0060150000000001, 1</text:p>
          </table:table-cell>
          <table:table-cell table:style-name="ce549" table:formula="of:=+[$'Blender conversions'.D159]" office:value-type="float" office:value="-0.08" calcext:value-type="float">
            <text:p>-0.080000</text:p>
          </table:table-cell>
          <table:table-cell table:style-name="ce553" table:formula="of:=+[$'Blender conversions'.E159]" office:value-type="float" office:value="0.432" calcext:value-type="float">
            <text:p>0.432000</text:p>
          </table:table-cell>
          <table:table-cell table:style-name="ce556" table:formula="of:=+[$'Blender conversions'.F159]" office:value-type="float" office:value="0.0670150000000001" calcext:value-type="float">
            <text:p>0.067015</text:p>
          </table:table-cell>
          <table:table-cell table:style-name="ce72" table:formula="of:=+[$'Blender conversions'.G159]" office:value-type="float" office:value="-0.08" calcext:value-type="float">
            <text:p>-0.080000</text:p>
          </table:table-cell>
          <table:table-cell table:style-name="ce72" table:formula="of:=+[$'Blender conversions'.H159]" office:value-type="float" office:value="0.32" calcext:value-type="float">
            <text:p>0.320000</text:p>
          </table:table-cell>
          <table:table-cell table:style-name="ce72" table:formula="of:=+[$'Blender conversions'.I159]" office:value-type="float" office:value="0.0060150000000001" calcext:value-type="float">
            <text:p>0.006015</text:p>
          </table:table-cell>
          <table:table-cell table:style-name="ce514" table:number-columns-repeated="999"/>
        </table:table-row>
        <table:table-row table:style-name="ro3">
          <table:table-cell table:style-name="ce504" office:value-type="string" calcext:value-type="string">
            <text:p>sid="mHindLimb4Right"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office:value-type="float" office:value="0.112" calcext:value-type="float">
            <text:p>0.112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table:style-name="ce510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510" office:value-type="float" office:value="0" calcext:value-type="float">
            <text:p>0.0</text:p>
          </table:table-cell>
          <table:table-cell table:style-name="ce510" office:value-type="float" office:value="1" calcext:value-type="float">
            <text:p>1.0</text:p>
          </table:table-cell>
          <table:table-cell office:value-type="float" office:value="-0.061" calcext:value-type="float">
            <text:p>-0.06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510" office:value-type="float" office:value="0" calcext:value-type="float">
            <text:p>0.0</text:p>
          </table:table-cell>
          <table:table-cell table:style-name="ce564" office:value-type="float" office:value="1" calcext:value-type="float">
            <text:p>1.0</text:p>
          </table:table-cell>
          <table:table-cell table:style-name="ce566" table:formula="of:=[.B160]&amp;&quot;, &quot;&amp;[.F160]&amp;&quot;, &quot;&amp;[.J160]&amp;&quot;, &quot;&amp;[.N160]&amp;&quot;, &quot;&amp;[.C160]&amp;&quot;, &quot;&amp;[.G160]&amp;&quot;, &quot;&amp;[.K160]&amp;&quot;, &quot;&amp;[.O160]&amp;&quot;, &quot;&amp;[.D160]&amp;&quot;, &quot;&amp;[.H160]&amp;&quot;, &quot;&amp;[.L160]&amp;&quot;, &quot;&amp;[.P160]&amp;&quot;, &quot;&amp;-[.E160]&amp;&quot;, &quot;&amp;[.I160]&amp;&quot;, &quot;&amp;[.M160]&amp;&quot;, &quot;&amp;[.Q160]" office:value-type="string" office:string-value="1, 0, 0, 0, 0, 1, 0, 0, 0, 0, 1, 0, -0.112, 0, -0.061, 1" calcext:value-type="string">
            <text:p>1, 0, 0, 0, 0, 1, 0, 0, 0, 0, 1, 0, -0.112, 0, -0.061, 1</text:p>
          </table:table-cell>
          <table:table-cell table:style-name="ce566" table:formula="of:=[.$B160]&amp;&quot;, &quot;&amp;[.$F160]&amp;&quot;, &quot;&amp;[.$J160]&amp;&quot;, &quot;&amp;[.$N160]&amp;&quot;, &quot;&amp;[.$C160]&amp;&quot;, &quot;&amp;[.$G160]&amp;&quot;, &quot;&amp;[.$K160]&amp;&quot;, &quot;&amp;[.$O160]&amp;&quot;, &quot;&amp;[.$D160]&amp;&quot;, &quot;&amp;[.$H160]&amp;&quot;, &quot;&amp;[.$L160]&amp;&quot;, &quot;&amp;[.$P160]&amp;&quot;, &quot;&amp;[.$X160]&amp;&quot;, &quot;&amp;[.$W160]&amp;&quot;, &quot;&amp;[.$Y160]&amp;&quot;, &quot;&amp;[.$Q160]" office:value-type="string" office:string-value="1, 0, 0, 0, 0, 1, 0, 0, 0, 0, 1, 0, 0.215, -0.088, 0.0060150000000001, 1" calcext:value-type="string">
            <text:p>1, 0, 0, 0, 0, 1, 0, 0, 0, 0, 1, 0, 0.215, -0.088, 0.0060150000000001, 1</text:p>
          </table:table-cell>
          <table:table-cell table:style-name="ce549" table:formula="of:=+[$'Blender conversions'.D160]" office:value-type="float" office:value="-0.08" calcext:value-type="float">
            <text:p>-0.080000</text:p>
          </table:table-cell>
          <table:table-cell table:style-name="ce553" table:formula="of:=+[$'Blender conversions'.E160]" office:value-type="float" office:value="0.32" calcext:value-type="float">
            <text:p>0.320000</text:p>
          </table:table-cell>
          <table:table-cell table:style-name="ce556" table:formula="of:=+[$'Blender conversions'.F160]" office:value-type="float" office:value="0.0060150000000001" calcext:value-type="float">
            <text:p>0.006015</text:p>
          </table:table-cell>
          <table:table-cell table:style-name="ce72" table:formula="of:=+[$'Blender conversions'.G160]" office:value-type="float" office:value="-0.088" calcext:value-type="float">
            <text:p>-0.088000</text:p>
          </table:table-cell>
          <table:table-cell table:style-name="ce72" table:formula="of:=+[$'Blender conversions'.H160]" office:value-type="float" office:value="0.215" calcext:value-type="float">
            <text:p>0.215000</text:p>
          </table:table-cell>
          <table:table-cell table:style-name="ce72" table:formula="of:=+[$'Blender conversions'.I160]" office:value-type="float" office:value="0.0060150000000001" calcext:value-type="float">
            <text:p>0.006015</text:p>
          </table:table-cell>
          <table:table-cell table:style-name="ce514" table:number-columns-repeated="99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9"/>
          <table:table-cell table:style-name="ce551"/>
          <table:table-cell table:style-name="ce519"/>
          <table:table-cell/>
          <table:table-cell table:style-name="ce102"/>
          <table:table-cell table:number-columns-repeated="1001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5"/>
          <table:table-cell table:style-name="ce558"/>
          <table:table-cell table:style-name="ce560" table:number-columns-repeated="2"/>
          <table:table-cell table:style-name="ce562"/>
          <table:table-cell table:number-columns-repeated="11"/>
          <table:table-cell table:style-name="ce554"/>
          <table:table-cell/>
          <table:table-cell table:style-name="ce103"/>
          <table:table-cell table:style-name="ce121"/>
          <table:table-cell table:style-name="ce132"/>
          <table:table-cell table:number-columns-repeated="999"/>
        </table:table-row>
      </table:table>
      <table:named-expressions/>
      <table:database-ranges>
        <table:database-range table:name="__Anonymous_Sheet_DB__4" table:target-range-address="'avatar_skeleton.xml sorted by groups'.A1:'avatar_skeleton.xml sorted by groups'.AMJ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09:30:40.2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2-26T09:57:34.758000000</dc:date>
    <meta:editing-duration>P1DT12H25M26S</meta:editing-duration>
    <meta:editing-cycles>92</meta:editing-cycles>
    <dc:creator>Ada Radius</dc:creator>
    <meta:document-statistic meta:table-count="6" meta:cell-count="17573" meta:object-count="0"/>
  </office:meta>
</office:document-meta>
</file>